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9D9D9"/>
      <style:text-properties fo:color="#006100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9D9D9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48">
      <style:table-cell-properties fo:border-top="none" fo:border-bottom="thin solid #000000" fo:border-left="2pt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1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#C6EFCE"/>
      <style:text-properties fo:color="#006100" fo:font-size="10pt" style:font-size-asian="10pt" style:font-size-complex="10pt"/>
    </style:style>
    <style:style style:name="ce13" style:family="table-cell" style:parent-style-name="Default" style:data-style-name="N48">
      <style:table-cell-properties fo:border-top="none" fo:border-bottom="thin solid #000000" fo:border-left="thin solid #000000" fo:border-right="2pt solid #000000" style:vertical-align="middle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48">
      <style:table-cell-properties fo:border-top="thin solid #000000" fo:border-bottom="thin solid #000000" fo:border-left="2pt solid #000000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16" style:family="table-cell" style:parent-style-name="Default" style:data-style-name="N48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48">
      <style:table-cell-properties fo:border="thin solid #000000" style:vertical-align="middle" fo:wrap-option="wrap" fo:background-color="#C6EFCE"/>
      <style:text-properties fo:color="#006100" fo:font-size="10pt" style:font-size-asian="10pt" style:font-size-complex="10pt"/>
    </style:style>
    <style:style style:name="ce18" style:family="table-cell" style:parent-style-name="Default" style:data-style-name="N48">
      <style:table-cell-properties fo:border-top="thin solid #000000" fo:border-bottom="thin solid #000000" fo:border-left="thin solid #000000" fo:border-right="2pt solid #000000" style:vertical-align="middle" fo:wrap-option="wrap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9D9D9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19604166666667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1.13770833333333cm" style:use-optimal-column-width="true"/>
    </style:style>
    <style:style style:name="co5" style:family="table-column">
      <style:table-column-properties fo:break-before="auto" style:column-width="1.508125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1.27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1.00541666666667cm" style:use-optimal-column-width="true"/>
    </style:style>
    <style:style style:name="co12" style:family="table-column">
      <style:table-column-properties fo:break-before="auto" style:column-width="1.08479166666667cm" style:use-optimal-column-width="true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1.21708333333333cm" style:use-optimal-column-width="true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2875cm" style:use-optimal-column-width="true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460625cm" style:use-optimal-column-width="true"/>
    </style:style>
    <style:style style:name="co19" style:family="table-column">
      <style:table-column-properties fo:break-before="auto" style:column-width="2.64583333333333cm" style:use-optimal-column-width="true"/>
    </style:style>
    <style:style style:name="co20" style:family="table-column">
      <style:table-column-properties fo:break-before="auto" style:column-width="3.01625cm" style:use-optimal-column-width="true"/>
    </style:style>
    <style:style style:name="co21" style:family="table-column">
      <style:table-column-properties fo:break-before="auto" style:column-width="2.619375cm" style:use-optimal-column-width="true"/>
    </style:style>
    <style:style style:name="co22" style:family="table-column">
      <style:table-column-properties fo:break-before="auto" style:column-width="2.2225cm" style:use-optimal-column-width="true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93145833333333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1.71979166666667cm"/>
    </style:style>
    <style:style style:name="co31" style:family="table-column">
      <style:table-column-properties fo:break-before="auto" style:column-width="1.85208333333333cm"/>
    </style:style>
    <style:style style:name="co32" style:family="table-column">
      <style:table-column-properties fo:break-before="auto" style:column-width="1.00541666666667cm"/>
    </style:style>
    <style:style style:name="co33" style:family="table-column">
      <style:table-column-properties fo:break-before="auto" style:column-width="1.08479166666667cm"/>
    </style:style>
    <style:style style:name="co34" style:family="table-column">
      <style:table-column-properties fo:break-before="auto" style:column-width="1.5875cm"/>
    </style:style>
    <style:style style:name="co35" style:family="table-column">
      <style:table-column-properties fo:break-before="auto" style:column-width="1.21708333333333cm"/>
    </style:style>
    <style:style style:name="co36" style:family="table-column">
      <style:table-column-properties fo:break-before="auto" style:column-width="1.69333333333333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auto" style:column-width="2.460625cm"/>
    </style:style>
    <style:style style:name="co39" style:family="table-column">
      <style:table-column-properties fo:break-before="auto" style:column-width="2.64583333333333cm"/>
    </style:style>
    <style:style style:name="co40" style:family="table-column">
      <style:table-column-properties fo:break-before="auto" style:column-width="3.01625cm"/>
    </style:style>
    <style:style style:name="co41" style:family="table-column">
      <style:table-column-properties fo:break-before="auto" style:column-width="2.619375cm"/>
    </style:style>
    <style:style style:name="co42" style:family="table-column">
      <style:table-column-properties fo:break-before="auto" style:column-width="2.222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ce3"/>
        <table:table-column table:style-name="co14" table:default-cell-style-name="ce3"/>
        <table:table-column table:style-name="co15" table:default-cell-style-name="ce3"/>
        <table:table-column table:style-name="co10" table:default-cell-style-name="ce3"/>
        <table:table-column table:style-name="co6" table:default-cell-style-name="ce3"/>
        <table:table-column table:style-name="co1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5" table:default-cell-style-name="ce3"/>
        <table:table-column table:style-name="co17" table:default-cell-style-name="ce3"/>
        <table:table-column table:style-name="co19" table:default-cell-style-name="ce3"/>
        <table:table-column table:style-name="co18" table:default-cell-style-name="ce3"/>
        <table:table-column table:style-name="co7" table:default-cell-style-name="ce3"/>
        <table:table-column table:style-name="co18" table:default-cell-style-name="ce3"/>
        <table:table-column table:style-name="co20" table:default-cell-style-name="ce3"/>
        <table:table-column table:style-name="co17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0" table:default-cell-style-name="ce3"/>
        <table:table-column table:style-name="co6" table:number-columns-repeated="16341" table:default-cell-style-name="ce3"/>
        <table:table-row table:style-name="ro1">
          <table:table-cell table:style-name="ce2"/>
          <table:table-cell office:value-type="string" table:number-columns-spanned="14" table:number-rows-spanned="1" table:style-name="ce20">
            <text:p>Number of Requests</text:p>
          </table:table-cell>
          <table:covered-table-cell table:number-columns-repeated="13"/>
          <table:table-cell office:value-type="string" table:number-columns-spanned="14" table:number-rows-spanned="1" table:style-name="ce20">
            <text:p>Response time</text:p>
          </table:table-cell>
          <table:covered-table-cell table:number-columns-repeated="13"/>
          <table:table-cell office:value-type="string" table:number-columns-spanned="14" table:number-rows-spanned="1" table:style-name="ce20">
            <text:p>Response data (bytes)</text:p>
          </table:table-cell>
          <table:covered-table-cell table:number-columns-repeated="13"/>
          <table:table-cell table:number-columns-repeated="16341" table:style-name="ce1"/>
        </table:table-row>
        <table:table-row table:style-name="ro2">
          <table:table-cell table:style-name="ce2"/>
          <table:table-cell office:value-type="string" table:style-name="ce4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7">
            <text:p>Grand Total</text:p>
          </table:table-cell>
          <table:table-cell office:value-type="string" table:style-name="ce4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7">
            <text:p>Grand Total</text:p>
          </table:table-cell>
          <table:table-cell office:value-type="string" table:style-name="ce8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5">
            <text:p>Grand Total</text:p>
          </table:table-cell>
          <table:table-cell table:number-columns-repeated="16341" table:style-name="ce1"/>
        </table:table-row>
        <table:table-row table:style-name="ro1">
          <table:table-cell office:value-type="float" office:value="1600" table:style-name="ce9">
            <text:p>1600</text:p>
          </table:table-cell>
          <table:table-cell office:value-type="float" office:value="127" table:style-name="ce10">
            <text:p><text:s/>127<text:s/></text:p>
          </table:table-cell>
          <table:table-cell office:value-type="float" office:value="5" table:style-name="ce11">
            <text:p><text:s/>5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68" table:style-name="ce11">
            <text:p><text:s/>68<text:s/></text:p>
          </table:table-cell>
          <table:table-cell office:value-type="float" office:value="2" table:style-name="ce11">
            <text:p><text:s/>2<text:s/></text:p>
          </table:table-cell>
          <table:table-cell office:value-type="float" office:value="78" table:style-name="ce11">
            <text:p><text:s/>78<text:s/></text:p>
          </table:table-cell>
          <table:table-cell office:value-type="float" office:value="1849" table:style-name="ce11">
            <text:p><text:s/>1,849<text:s/></text:p>
          </table:table-cell>
          <table:table-cell office:value-type="float" office:value="7" table:style-name="ce11">
            <text:p><text:s/>7<text:s/></text:p>
          </table:table-cell>
          <table:table-cell office:value-type="float" office:value="9258" table:style-name="ce11">
            <text:p><text:s/>9,258<text:s/></text:p>
          </table:table-cell>
          <table:table-cell office:value-type="float" office:value="619" table:style-name="ce11">
            <text:p><text:s/>619<text:s/></text:p>
          </table:table-cell>
          <table:table-cell office:value-type="float" office:value="1026" table:style-name="ce12">
            <text:p><text:s/>1,026<text:s/></text:p>
          </table:table-cell>
          <table:table-cell office:value-type="float" office:value="322" table:style-name="ce11">
            <text:p><text:s/>322<text:s/></text:p>
          </table:table-cell>
          <table:table-cell office:value-type="float" office:value="1212" table:style-name="ce11">
            <text:p><text:s/>1,212<text:s/></text:p>
          </table:table-cell>
          <table:table-cell office:value-type="float" office:value="14575" table:style-name="ce13">
            <text:p><text:s/>14,575<text:s/></text:p>
          </table:table-cell>
          <table:table-cell office:value-type="float" office:value="12.05511811023622" table:style-name="ce10">
            <text:p><text:s/>12<text:s/></text:p>
          </table:table-cell>
          <table:table-cell office:value-type="float" office:value="6.8" table:style-name="ce11">
            <text:p><text:s/>7<text:s/></text:p>
          </table:table-cell>
          <table:table-cell office:value-type="float" office:value="0" table:style-name="ce11">
            <text:p><text:s/>-<text:s/></text:p>
          </table:table-cell>
          <table:table-cell office:value-type="float" office:value="19.397058823529413" table:style-name="ce11">
            <text:p><text:s/>19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27.692307692307693" table:style-name="ce11">
            <text:p><text:s/>28<text:s/></text:p>
          </table:table-cell>
          <table:table-cell office:value-type="float" office:value="3.7220118983234181" table:style-name="ce11">
            <text:p><text:s/>4<text:s/></text:p>
          </table:table-cell>
          <table:table-cell office:value-type="float" office:value="13.857142857142858" table:style-name="ce11">
            <text:p><text:s/>14<text:s/></text:p>
          </table:table-cell>
          <table:table-cell office:value-type="float" office:value="26.181680708576366" table:style-name="ce11">
            <text:p><text:s/>26<text:s/></text:p>
          </table:table-cell>
          <table:table-cell office:value-type="float" office:value="0.52988691437802904" table:style-name="ce11">
            <text:p><text:s/>1<text:s/></text:p>
          </table:table-cell>
          <table:table-cell office:value-type="float" office:value="5.5721247563352829" table:style-name="ce12">
            <text:p><text:s/>6<text:s/></text:p>
          </table:table-cell>
          <table:table-cell office:value-type="float" office:value="5.4720496894409933" table:style-name="ce11">
            <text:p><text:s/>5<text:s/></text:p>
          </table:table-cell>
          <table:table-cell office:value-type="float" office:value="1.4851485148514851E-2" table:style-name="ce11">
            <text:p><text:s/>0<text:s/></text:p>
          </table:table-cell>
          <table:table-cell office:value-type="float" office:value="17.992452830188679" table:style-name="ce13">
            <text:p><text:s/>18<text:s/></text:p>
          </table:table-cell>
          <table:table-cell office:value-type="float" office:value="1959208" table:style-name="ce14">
            <text:p><text:s/>1,959,208<text:s/></text:p>
          </table:table-cell>
          <table:table-cell office:value-type="float" office:value="56195" table:style-name="ce11">
            <text:p><text:s/>56,195<text:s/></text:p>
          </table:table-cell>
          <table:table-cell office:value-type="float" office:value="0" table:style-name="ce11">
            <text:p><text:s/>-<text:s/></text:p>
          </table:table-cell>
          <table:table-cell office:value-type="float" office:value="5449770" table:style-name="ce11">
            <text:p><text:s/>5,449,770<text:s/></text:p>
          </table:table-cell>
          <table:table-cell office:value-type="float" office:value="1045" table:style-name="ce11">
            <text:p><text:s/>1,045<text:s/></text:p>
          </table:table-cell>
          <table:table-cell office:value-type="float" office:value="134900" table:style-name="ce11">
            <text:p><text:s/>134,900<text:s/></text:p>
          </table:table-cell>
          <table:table-cell office:value-type="float" office:value="9245" table:style-name="ce11">
            <text:p><text:s/>9,245<text:s/></text:p>
          </table:table-cell>
          <table:table-cell office:value-type="float" office:value="103452" table:style-name="ce11">
            <text:p><text:s/>103,452<text:s/></text:p>
          </table:table-cell>
          <table:table-cell office:value-type="float" office:value="86808122" table:style-name="ce11">
            <text:p><text:s/>86,808,122<text:s/></text:p>
          </table:table-cell>
          <table:table-cell office:value-type="float" office:value="8081660" table:style-name="ce11">
            <text:p><text:s/>8,081,660<text:s/></text:p>
          </table:table-cell>
          <table:table-cell office:value-type="float" office:value="53978381" table:style-name="ce12">
            <text:p><text:s/>53,978,381<text:s/></text:p>
          </table:table-cell>
          <table:table-cell office:value-type="float" office:value="1147172" table:style-name="ce11">
            <text:p><text:s/>1,147,172<text:s/></text:p>
          </table:table-cell>
          <table:table-cell office:value-type="float" office:value="27864" table:style-name="ce11">
            <text:p><text:s/>27,864<text:s/></text:p>
          </table:table-cell>
          <table:table-cell office:value-type="float" office:value="157757014" table:style-name="ce11">
            <text:p><text:s/>157,757,01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1" table:style-name="ce9">
            <text:p>1601</text:p>
          </table:table-cell>
          <table:table-cell office:value-type="float" office:value="139" table:style-name="ce15">
            <text:p><text:s/>139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81" table:style-name="ce16">
            <text:p><text:s/>8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1767" table:style-name="ce16">
            <text:p><text:s/>1,767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200" table:style-name="ce16">
            <text:p><text:s/>9,200<text:s/></text:p>
          </table:table-cell>
          <table:table-cell office:value-type="float" office:value="607" table:style-name="ce16">
            <text:p><text:s/>607<text:s/></text:p>
          </table:table-cell>
          <table:table-cell office:value-type="float" office:value="949" table:style-name="ce17">
            <text:p><text:s/>949<text:s/></text:p>
          </table:table-cell>
          <table:table-cell office:value-type="float" office:value="299" table:style-name="ce16">
            <text:p><text:s/>299<text:s/></text:p>
          </table:table-cell>
          <table:table-cell office:value-type="float" office:value="1162" table:style-name="ce16">
            <text:p><text:s/>1,162<text:s/></text:p>
          </table:table-cell>
          <table:table-cell office:value-type="float" office:value="14324" table:style-name="ce18">
            <text:p><text:s/>14,324<text:s/></text:p>
          </table:table-cell>
          <table:table-cell office:value-type="float" office:value="12.453237410071942" table:style-name="ce15">
            <text:p><text:s/>12<text:s/></text:p>
          </table:table-cell>
          <table:table-cell office:value-type="float" office:value="5.4705882352941178" table:style-name="ce16">
            <text:p><text:s/>5<text:s/></text:p>
          </table:table-cell>
          <table:table-cell table:style-name="ce16"/>
          <table:table-cell office:value-type="float" office:value="7.2716049382716053" table:style-name="ce16">
            <text:p><text:s/>7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5.827956989247312" table:style-name="ce16">
            <text:p><text:s/>26<text:s/></text:p>
          </table:table-cell>
          <table:table-cell office:value-type="float" office:value="2.5331069609507639" table:style-name="ce16">
            <text:p><text:s/>3<text:s/></text:p>
          </table:table-cell>
          <table:table-cell office:value-type="float" office:value="11.833333333333334" table:style-name="ce16">
            <text:p><text:s/>12<text:s/></text:p>
          </table:table-cell>
          <table:table-cell office:value-type="float" office:value="24.143695652173914" table:style-name="ce16">
            <text:p><text:s/>24<text:s/></text:p>
          </table:table-cell>
          <table:table-cell office:value-type="float" office:value="8.2372322899505763E-3" table:style-name="ce16">
            <text:p><text:s/>0<text:s/></text:p>
          </table:table-cell>
          <table:table-cell office:value-type="float" office:value="8.6522655426765009" table:style-name="ce17">
            <text:p><text:s/>9<text:s/></text:p>
          </table:table-cell>
          <table:table-cell office:value-type="float" office:value="5.6622073578595318" table:style-name="ce16">
            <text:p><text:s/>6<text:s/></text:p>
          </table:table-cell>
          <table:table-cell office:value-type="float" office:value="2.323580034423408E-2" table:style-name="ce16">
            <text:p><text:s/>0<text:s/></text:p>
          </table:table-cell>
          <table:table-cell office:value-type="float" office:value="16.854370287629155" table:style-name="ce18">
            <text:p><text:s/>17<text:s/></text:p>
          </table:table-cell>
          <table:table-cell office:value-type="float" office:value="2615725" table:style-name="ce19">
            <text:p><text:s/>2,615,725<text:s/></text:p>
          </table:table-cell>
          <table:table-cell office:value-type="float" office:value="396403" table:style-name="ce16">
            <text:p><text:s/>396,403<text:s/></text:p>
          </table:table-cell>
          <table:table-cell table:style-name="ce16"/>
          <table:table-cell office:value-type="float" office:value="4489257" table:style-name="ce16">
            <text:p><text:s/>4,489,257<text:s/></text:p>
          </table:table-cell>
          <table:table-cell office:value-type="float" office:value="1299" table:style-name="ce16">
            <text:p><text:s/>1,299<text:s/></text:p>
          </table:table-cell>
          <table:table-cell office:value-type="float" office:value="198618" table:style-name="ce16">
            <text:p><text:s/>198,618<text:s/></text:p>
          </table:table-cell>
          <table:table-cell office:value-type="float" office:value="8835" table:style-name="ce16">
            <text:p><text:s/>8,835<text:s/></text:p>
          </table:table-cell>
          <table:table-cell office:value-type="float" office:value="26033" table:style-name="ce16">
            <text:p><text:s/>26,033<text:s/></text:p>
          </table:table-cell>
          <table:table-cell office:value-type="float" office:value="61394902" table:style-name="ce16">
            <text:p><text:s/>61,394,902<text:s/></text:p>
          </table:table-cell>
          <table:table-cell office:value-type="float" office:value="6610870" table:style-name="ce16">
            <text:p><text:s/>6,610,870<text:s/></text:p>
          </table:table-cell>
          <table:table-cell office:value-type="float" office:value="58090709" table:style-name="ce17">
            <text:p><text:s/>58,090,709<text:s/></text:p>
          </table:table-cell>
          <table:table-cell office:value-type="float" office:value="1005657" table:style-name="ce16">
            <text:p><text:s/>1,005,657<text:s/></text:p>
          </table:table-cell>
          <table:table-cell office:value-type="float" office:value="28711" table:style-name="ce16">
            <text:p><text:s/>28,711<text:s/></text:p>
          </table:table-cell>
          <table:table-cell office:value-type="float" office:value="134867019" table:style-name="ce16">
            <text:p><text:s/>134,867,01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2" table:style-name="ce9">
            <text:p>1602</text:p>
          </table:table-cell>
          <table:table-cell office:value-type="float" office:value="117" table:style-name="ce15">
            <text:p><text:s/>117<text:s/></text:p>
          </table:table-cell>
          <table:table-cell table:number-columns-repeated="2" table:style-name="ce16"/>
          <table:table-cell office:value-type="float" office:value="39" table:style-name="ce16">
            <text:p><text:s/>39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15" table:style-name="ce16">
            <text:p><text:s/>115<text:s/></text:p>
          </table:table-cell>
          <table:table-cell office:value-type="float" office:value="2122" table:style-name="ce16">
            <text:p><text:s/>2,12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565" table:style-name="ce16">
            <text:p><text:s/>9,565<text:s/></text:p>
          </table:table-cell>
          <table:table-cell office:value-type="float" office:value="412" table:style-name="ce16">
            <text:p><text:s/>412<text:s/></text:p>
          </table:table-cell>
          <table:table-cell office:value-type="float" office:value="901" table:style-name="ce17">
            <text:p><text:s/>901<text:s/></text:p>
          </table:table-cell>
          <table:table-cell office:value-type="float" office:value="313" table:style-name="ce16">
            <text:p><text:s/>313<text:s/></text:p>
          </table:table-cell>
          <table:table-cell office:value-type="float" office:value="1126" table:style-name="ce16">
            <text:p><text:s/>1,126<text:s/></text:p>
          </table:table-cell>
          <table:table-cell office:value-type="float" office:value="14716" table:style-name="ce18">
            <text:p><text:s/>14,716<text:s/></text:p>
          </table:table-cell>
          <table:table-cell office:value-type="float" office:value="12.615384615384615" table:style-name="ce15">
            <text:p><text:s/>13<text:s/></text:p>
          </table:table-cell>
          <table:table-cell table:number-columns-repeated="2" table:style-name="ce16"/>
          <table:table-cell office:value-type="float" office:value="31.717948717948719" table:style-name="ce16">
            <text:p><text:s/>32<text:s/></text:p>
          </table:table-cell>
          <table:table-cell office:value-type="float" office:value="0.75" table:style-name="ce16">
            <text:p><text:s/>1<text:s/></text:p>
          </table:table-cell>
          <table:table-cell office:value-type="float" office:value="29.008695652173913" table:style-name="ce16">
            <text:p><text:s/>29<text:s/></text:p>
          </table:table-cell>
          <table:table-cell office:value-type="float" office:value="1.614043355325165" table:style-name="ce16">
            <text:p><text:s/>2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28.689911134343962" table:style-name="ce16">
            <text:p><text:s/>29<text:s/></text:p>
          </table:table-cell>
          <table:table-cell office:value-type="float" office:value="2.9126213592233011E-2" table:style-name="ce16">
            <text:p><text:s/>0<text:s/></text:p>
          </table:table-cell>
          <table:table-cell office:value-type="float" office:value="4.7713651498335183" table:style-name="ce17">
            <text:p><text:s/>5<text:s/></text:p>
          </table:table-cell>
          <table:table-cell office:value-type="float" office:value="5.6166134185303518" table:style-name="ce16">
            <text:p><text:s/>6<text:s/></text:p>
          </table:table-cell>
          <table:table-cell office:value-type="float" office:value="9.7690941385435177E-3" table:style-name="ce16">
            <text:p><text:s/>0<text:s/></text:p>
          </table:table-cell>
          <table:table-cell office:value-type="float" office:value="19.706713780918729" table:style-name="ce18">
            <text:p><text:s/>20<text:s/></text:p>
          </table:table-cell>
          <table:table-cell office:value-type="float" office:value="2200995" table:style-name="ce19">
            <text:p><text:s/>2,200,995<text:s/></text:p>
          </table:table-cell>
          <table:table-cell table:number-columns-repeated="2" table:style-name="ce16"/>
          <table:table-cell office:value-type="float" office:value="2223492" table:style-name="ce16">
            <text:p><text:s/>2,223,492<text:s/></text:p>
          </table:table-cell>
          <table:table-cell office:value-type="float" office:value="508" table:style-name="ce16">
            <text:p><text:s/>508<text:s/></text:p>
          </table:table-cell>
          <table:table-cell office:value-type="float" office:value="197918" table:style-name="ce16">
            <text:p><text:s/>197,918<text:s/></text:p>
          </table:table-cell>
          <table:table-cell office:value-type="float" office:value="10610" table:style-name="ce16">
            <text:p><text:s/>10,610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67084598" table:style-name="ce16">
            <text:p><text:s/>67,084,598<text:s/></text:p>
          </table:table-cell>
          <table:table-cell office:value-type="float" office:value="5497347" table:style-name="ce16">
            <text:p><text:s/>5,497,347<text:s/></text:p>
          </table:table-cell>
          <table:table-cell office:value-type="float" office:value="46820638" table:style-name="ce17">
            <text:p><text:s/>46,820,638<text:s/></text:p>
          </table:table-cell>
          <table:table-cell office:value-type="float" office:value="1044322" table:style-name="ce16">
            <text:p><text:s/>1,044,322<text:s/></text:p>
          </table:table-cell>
          <table:table-cell office:value-type="float" office:value="28789" table:style-name="ce16">
            <text:p><text:s/>28,789<text:s/></text:p>
          </table:table-cell>
          <table:table-cell office:value-type="float" office:value="125109345" table:style-name="ce16">
            <text:p><text:s/>125,109,34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3" table:style-name="ce9">
            <text:p>1603</text:p>
          </table:table-cell>
          <table:table-cell office:value-type="float" office:value="136" table:style-name="ce15">
            <text:p><text:s/>136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45" table:style-name="ce16">
            <text:p><text:s/>4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0" table:style-name="ce16">
            <text:p><text:s/>90<text:s/></text:p>
          </table:table-cell>
          <table:table-cell office:value-type="float" office:value="2373" table:style-name="ce16">
            <text:p><text:s/>2,37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466" table:style-name="ce16">
            <text:p><text:s/>9,466<text:s/></text:p>
          </table:table-cell>
          <table:table-cell office:value-type="float" office:value="409" table:style-name="ce16">
            <text:p><text:s/>409<text:s/></text:p>
          </table:table-cell>
          <table:table-cell office:value-type="float" office:value="1114" table:style-name="ce17">
            <text:p><text:s/>1,114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096" table:style-name="ce16">
            <text:p><text:s/>1,096<text:s/></text:p>
          </table:table-cell>
          <table:table-cell office:value-type="float" office:value="15083" table:style-name="ce18">
            <text:p><text:s/>15,083<text:s/></text:p>
          </table:table-cell>
          <table:table-cell office:value-type="float" office:value="11.294117647058824" table:style-name="ce15">
            <text:p><text:s/>11<text:s/></text:p>
          </table:table-cell>
          <table:table-cell office:value-type="float" office:value="5.166666666666667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9.8" table:style-name="ce16">
            <text:p><text:s/>30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5.288888888888888" table:style-name="ce16">
            <text:p><text:s/>25<text:s/></text:p>
          </table:table-cell>
          <table:table-cell office:value-type="float" office:value="2.6354825115887062" table:style-name="ce16">
            <text:p><text:s/>3<text:s/></text:p>
          </table:table-cell>
          <table:table-cell office:value-type="float" office:value="9.3333333333333339" table:style-name="ce16">
            <text:p><text:s/>9<text:s/></text:p>
          </table:table-cell>
          <table:table-cell office:value-type="float" office:value="26.237692795267272" table:style-name="ce16">
            <text:p><text:s/>26<text:s/></text:p>
          </table:table-cell>
          <table:table-cell office:value-type="float" office:value="2.2004889975550123E-2" table:style-name="ce16">
            <text:p><text:s/>0<text:s/></text:p>
          </table:table-cell>
          <table:table-cell office:value-type="float" office:value="5.2746858168761221" table:style-name="ce17">
            <text:p><text:s/>5<text:s/></text:p>
          </table:table-cell>
          <table:table-cell office:value-type="float" office:value="5.3402366863905328" table:style-name="ce16">
            <text:p><text:s/>5<text:s/></text:p>
          </table:table-cell>
          <table:table-cell office:value-type="float" office:value="1.0036496350364963E-2" table:style-name="ce16">
            <text:p><text:s/>0<text:s/></text:p>
          </table:table-cell>
          <table:table-cell office:value-type="float" office:value="17.737452761386994" table:style-name="ce18">
            <text:p><text:s/>18<text:s/></text:p>
          </table:table-cell>
          <table:table-cell office:value-type="float" office:value="1638400" table:style-name="ce19">
            <text:p><text:s/>1,638,400<text:s/></text:p>
          </table:table-cell>
          <table:table-cell office:value-type="float" office:value="67434" table:style-name="ce16">
            <text:p><text:s/>67,43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235361" table:style-name="ce16">
            <text:p><text:s/>3,235,361<text:s/></text:p>
          </table:table-cell>
          <table:table-cell office:value-type="float" office:value="254" table:style-name="ce16">
            <text:p><text:s/>254<text:s/></text:p>
          </table:table-cell>
          <table:table-cell office:value-type="float" office:value="164638" table:style-name="ce16">
            <text:p><text:s/>164,638<text:s/></text:p>
          </table:table-cell>
          <table:table-cell office:value-type="float" office:value="11865" table:style-name="ce16">
            <text:p><text:s/>11,865<text:s/></text:p>
          </table:table-cell>
          <table:table-cell office:value-type="float" office:value="72702" table:style-name="ce16">
            <text:p><text:s/>72,702<text:s/></text:p>
          </table:table-cell>
          <table:table-cell office:value-type="float" office:value="69589770" table:style-name="ce16">
            <text:p><text:s/>69,589,770<text:s/></text:p>
          </table:table-cell>
          <table:table-cell office:value-type="float" office:value="1996204" table:style-name="ce16">
            <text:p><text:s/>1,996,204<text:s/></text:p>
          </table:table-cell>
          <table:table-cell office:value-type="float" office:value="66052289" table:style-name="ce17">
            <text:p><text:s/>66,052,289<text:s/></text:p>
          </table:table-cell>
          <table:table-cell office:value-type="float" office:value="1205230" table:style-name="ce16">
            <text:p><text:s/>1,205,230<text:s/></text:p>
          </table:table-cell>
          <table:table-cell office:value-type="float" office:value="33167" table:style-name="ce16">
            <text:p><text:s/>33,167<text:s/></text:p>
          </table:table-cell>
          <table:table-cell office:value-type="float" office:value="144067314" table:style-name="ce16">
            <text:p><text:s/>144,067,31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4" table:style-name="ce9">
            <text:p>1604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22" table:style-name="ce16">
            <text:p><text:s/>2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22" table:style-name="ce16">
            <text:p><text:s/>122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9" table:style-name="ce16">
            <text:p><text:s/>99<text:s/></text:p>
          </table:table-cell>
          <table:table-cell office:value-type="float" office:value="2379" table:style-name="ce16">
            <text:p><text:s/>2,37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393" table:style-name="ce16">
            <text:p><text:s/>9,393<text:s/></text:p>
          </table:table-cell>
          <table:table-cell office:value-type="float" office:value="564" table:style-name="ce16">
            <text:p><text:s/>564<text:s/></text:p>
          </table:table-cell>
          <table:table-cell office:value-type="float" office:value="967" table:style-name="ce17">
            <text:p><text:s/>967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209" table:style-name="ce16">
            <text:p><text:s/>1,209<text:s/></text:p>
          </table:table-cell>
          <table:table-cell office:value-type="float" office:value="15207" table:style-name="ce18">
            <text:p><text:s/>15,207<text:s/></text:p>
          </table:table-cell>
          <table:table-cell office:value-type="float" office:value="12.205882352941176" table:style-name="ce15">
            <text:p><text:s/>12<text:s/></text:p>
          </table:table-cell>
          <table:table-cell office:value-type="float" office:value="4.3181818181818183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8.4754098360655732" table:style-name="ce16">
            <text:p><text:s/>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48.282828282828284" table:style-name="ce16">
            <text:p><text:s/>48<text:s/></text:p>
          </table:table-cell>
          <table:table-cell office:value-type="float" office:value="4.584699453551913" table:style-name="ce16">
            <text:p><text:s/>5<text:s/></text:p>
          </table:table-cell>
          <table:table-cell office:value-type="float" office:value="9.8000000000000007" table:style-name="ce16">
            <text:p><text:s/>10<text:s/></text:p>
          </table:table-cell>
          <table:table-cell office:value-type="float" office:value="26.705418928989673" table:style-name="ce16">
            <text:p><text:s/>27<text:s/></text:p>
          </table:table-cell>
          <table:table-cell office:value-type="float" office:value="5.3191489361702126E-3" table:style-name="ce16">
            <text:p><text:s/>0<text:s/></text:p>
          </table:table-cell>
          <table:table-cell office:value-type="float" office:value="6.1716649431230612" table:style-name="ce17">
            <text:p><text:s/>6<text:s/></text:p>
          </table:table-cell>
          <table:table-cell office:value-type="float" office:value="5.1597633136094672" table:style-name="ce16">
            <text:p><text:s/>5<text:s/></text:p>
          </table:table-cell>
          <table:table-cell office:value-type="float" office:value="3.3085194375516956E-3" table:style-name="ce16">
            <text:p><text:s/>0<text:s/></text:p>
          </table:table-cell>
          <table:table-cell office:value-type="float" office:value="18.194121128427696" table:style-name="ce18">
            <text:p><text:s/>18<text:s/></text:p>
          </table:table-cell>
          <table:table-cell office:value-type="float" office:value="1505657" table:style-name="ce19">
            <text:p><text:s/>1,505,657<text:s/></text:p>
          </table:table-cell>
          <table:table-cell office:value-type="float" office:value="863278" table:style-name="ce16">
            <text:p><text:s/>863,27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787119" table:style-name="ce16">
            <text:p><text:s/>10,787,119<text:s/></text:p>
          </table:table-cell>
          <table:table-cell office:value-type="float" office:value="1426" table:style-name="ce16">
            <text:p><text:s/>1,426<text:s/></text:p>
          </table:table-cell>
          <table:table-cell office:value-type="float" office:value="169710" table:style-name="ce16">
            <text:p><text:s/>169,710<text:s/></text:p>
          </table:table-cell>
          <table:table-cell office:value-type="float" office:value="11895" table:style-name="ce16">
            <text:p><text:s/>11,895<text:s/></text:p>
          </table:table-cell>
          <table:table-cell office:value-type="float" office:value="78247" table:style-name="ce16">
            <text:p><text:s/>78,247<text:s/></text:p>
          </table:table-cell>
          <table:table-cell office:value-type="float" office:value="69910521" table:style-name="ce16">
            <text:p><text:s/>69,910,521<text:s/></text:p>
          </table:table-cell>
          <table:table-cell office:value-type="float" office:value="3961926" table:style-name="ce16">
            <text:p><text:s/>3,961,926<text:s/></text:p>
          </table:table-cell>
          <table:table-cell office:value-type="float" office:value="55333096" table:style-name="ce17">
            <text:p><text:s/>55,333,096<text:s/></text:p>
          </table:table-cell>
          <table:table-cell office:value-type="float" office:value="1125184" table:style-name="ce16">
            <text:p><text:s/>1,125,184<text:s/></text:p>
          </table:table-cell>
          <table:table-cell office:value-type="float" office:value="31556" table:style-name="ce16">
            <text:p><text:s/>31,556<text:s/></text:p>
          </table:table-cell>
          <table:table-cell office:value-type="float" office:value="143779615" table:style-name="ce16">
            <text:p><text:s/>143,779,61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5" table:style-name="ce9">
            <text:p>1605</text:p>
          </table:table-cell>
          <table:table-cell office:value-type="float" office:value="141" table:style-name="ce15">
            <text:p><text:s/>141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39" table:style-name="ce16">
            <text:p><text:s/>3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100" table:style-name="ce16">
            <text:p><text:s/>100<text:s/></text:p>
          </table:table-cell>
          <table:table-cell office:value-type="float" office:value="2533" table:style-name="ce16">
            <text:p><text:s/>2,533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9301" table:style-name="ce16">
            <text:p><text:s/>9,301<text:s/></text:p>
          </table:table-cell>
          <table:table-cell office:value-type="float" office:value="397" table:style-name="ce16">
            <text:p><text:s/>397<text:s/></text:p>
          </table:table-cell>
          <table:table-cell office:value-type="float" office:value="897" table:style-name="ce17">
            <text:p><text:s/>897<text:s/></text:p>
          </table:table-cell>
          <table:table-cell office:value-type="float" office:value="362" table:style-name="ce16">
            <text:p><text:s/>362<text:s/></text:p>
          </table:table-cell>
          <table:table-cell office:value-type="float" office:value="1182" table:style-name="ce16">
            <text:p><text:s/>1,182<text:s/></text:p>
          </table:table-cell>
          <table:table-cell office:value-type="float" office:value="14983" table:style-name="ce18">
            <text:p><text:s/>14,983<text:s/></text:p>
          </table:table-cell>
          <table:table-cell office:value-type="float" office:value="12.148936170212766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3.23076923076923" table:style-name="ce16">
            <text:p><text:s/>2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1.8" table:style-name="ce16">
            <text:p><text:s/>32<text:s/></text:p>
          </table:table-cell>
          <table:table-cell office:value-type="float" office:value="2.2649032767469404" table:style-name="ce16">
            <text:p><text:s/>2<text:s/></text:p>
          </table:table-cell>
          <table:table-cell office:value-type="float" office:value="9.6923076923076916" table:style-name="ce16">
            <text:p><text:s/>10<text:s/></text:p>
          </table:table-cell>
          <table:table-cell office:value-type="float" office:value="24.883775938071174" table:style-name="ce16">
            <text:p><text:s/>25<text:s/></text:p>
          </table:table-cell>
          <table:table-cell office:value-type="float" office:value="4.534005037783375E-2" table:style-name="ce16">
            <text:p><text:s/>0<text:s/></text:p>
          </table:table-cell>
          <table:table-cell office:value-type="float" office:value="5.7034559643255296" table:style-name="ce17">
            <text:p><text:s/>6<text:s/></text:p>
          </table:table-cell>
          <table:table-cell office:value-type="float" office:value="5.2707182320441985" table:style-name="ce16">
            <text:p><text:s/>5<text:s/></text:p>
          </table:table-cell>
          <table:table-cell office:value-type="float" office:value="1.2690355329949238E-2" table:style-name="ce16">
            <text:p><text:s/>0<text:s/></text:p>
          </table:table-cell>
          <table:table-cell office:value-type="float" office:value="16.701127945004338" table:style-name="ce18">
            <text:p><text:s/>17<text:s/></text:p>
          </table:table-cell>
          <table:table-cell office:value-type="float" office:value="2096168" table:style-name="ce19">
            <text:p><text:s/>2,096,168<text:s/></text:p>
          </table:table-cell>
          <table:table-cell office:value-type="float" office:value="351447" table:style-name="ce16">
            <text:p><text:s/>351,447<text:s/></text:p>
          </table:table-cell>
          <table:table-cell table:style-name="ce16"/>
          <table:table-cell office:value-type="float" office:value="1450924" table:style-name="ce16">
            <text:p><text:s/>1,450,924<text:s/></text:p>
          </table:table-cell>
          <table:table-cell office:value-type="float" office:value="3008" table:style-name="ce16">
            <text:p><text:s/>3,008<text:s/></text:p>
          </table:table-cell>
          <table:table-cell office:value-type="float" office:value="191328" table:style-name="ce16">
            <text:p><text:s/>191,328<text:s/></text:p>
          </table:table-cell>
          <table:table-cell office:value-type="float" office:value="12665" table:style-name="ce16">
            <text:p><text:s/>12,665<text:s/></text:p>
          </table:table-cell>
          <table:table-cell office:value-type="float" office:value="158996" table:style-name="ce16">
            <text:p><text:s/>158,996<text:s/></text:p>
          </table:table-cell>
          <table:table-cell office:value-type="float" office:value="68830275" table:style-name="ce16">
            <text:p><text:s/>68,830,275<text:s/></text:p>
          </table:table-cell>
          <table:table-cell office:value-type="float" office:value="4175738" table:style-name="ce16">
            <text:p><text:s/>4,175,738<text:s/></text:p>
          </table:table-cell>
          <table:table-cell office:value-type="float" office:value="47614125" table:style-name="ce17">
            <text:p><text:s/>47,614,125<text:s/></text:p>
          </table:table-cell>
          <table:table-cell office:value-type="float" office:value="1209115" table:style-name="ce16">
            <text:p><text:s/>1,209,115<text:s/></text:p>
          </table:table-cell>
          <table:table-cell office:value-type="float" office:value="31955" table:style-name="ce16">
            <text:p><text:s/>31,955<text:s/></text:p>
          </table:table-cell>
          <table:table-cell office:value-type="float" office:value="126125744" table:style-name="ce16">
            <text:p><text:s/>126,125,74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6" table:style-name="ce9">
            <text:p>1606</text:p>
          </table:table-cell>
          <table:table-cell office:value-type="float" office:value="135" table:style-name="ce15">
            <text:p><text:s/>135<text:s/></text:p>
          </table:table-cell>
          <table:table-cell office:value-type="float" office:value="27" table:style-name="ce16">
            <text:p><text:s/>27<text:s/></text:p>
          </table:table-cell>
          <table:table-cell table:style-name="ce16"/>
          <table:table-cell office:value-type="float" office:value="61" table:style-name="ce16">
            <text:p><text:s/>61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79" table:style-name="ce16">
            <text:p><text:s/>79<text:s/></text:p>
          </table:table-cell>
          <table:table-cell office:value-type="float" office:value="2420" table:style-name="ce16">
            <text:p><text:s/>2,42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690" table:style-name="ce16">
            <text:p><text:s/>9,690<text:s/></text:p>
          </table:table-cell>
          <table:table-cell office:value-type="float" office:value="377" table:style-name="ce16">
            <text:p><text:s/>377<text:s/></text:p>
          </table:table-cell>
          <table:table-cell office:value-type="float" office:value="1047" table:style-name="ce17">
            <text:p><text:s/>1,047<text:s/></text:p>
          </table:table-cell>
          <table:table-cell office:value-type="float" office:value="346" table:style-name="ce16">
            <text:p><text:s/>346<text:s/></text:p>
          </table:table-cell>
          <table:table-cell office:value-type="float" office:value="1347" table:style-name="ce16">
            <text:p><text:s/>1,347<text:s/></text:p>
          </table:table-cell>
          <table:table-cell office:value-type="float" office:value="15540" table:style-name="ce18">
            <text:p><text:s/>15,540<text:s/></text:p>
          </table:table-cell>
          <table:table-cell office:value-type="float" office:value="12.214814814814815" table:style-name="ce15">
            <text:p><text:s/>12<text:s/></text:p>
          </table:table-cell>
          <table:table-cell office:value-type="float" office:value="4.0370370370370372" table:style-name="ce16">
            <text:p><text:s/>4<text:s/></text:p>
          </table:table-cell>
          <table:table-cell table:style-name="ce16"/>
          <table:table-cell office:value-type="float" office:value="22.655737704918032" table:style-name="ce16">
            <text:p><text:s/>23<text:s/></text:p>
          </table:table-cell>
          <table:table-cell office:value-type="float" office:value="0.8571428571428571" table:style-name="ce16">
            <text:p><text:s/>1<text:s/></text:p>
          </table:table-cell>
          <table:table-cell office:value-type="float" office:value="23.696202531645568" table:style-name="ce16">
            <text:p><text:s/>24<text:s/></text:p>
          </table:table-cell>
          <table:table-cell office:value-type="float" office:value="1.7119834710743802" table:style-name="ce16">
            <text:p><text:s/>2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24.520227038183695" table:style-name="ce16">
            <text:p><text:s/>25<text:s/></text:p>
          </table:table-cell>
          <table:table-cell office:value-type="float" office:value="1.4615384615384615" table:style-name="ce16">
            <text:p><text:s/>1<text:s/></text:p>
          </table:table-cell>
          <table:table-cell office:value-type="float" office:value="4.4011461318051577" table:style-name="ce17">
            <text:p><text:s/>4<text:s/></text:p>
          </table:table-cell>
          <table:table-cell office:value-type="float" office:value="5.1763005780346818" table:style-name="ce16">
            <text:p><text:s/>5<text:s/></text:p>
          </table:table-cell>
          <table:table-cell office:value-type="float" office:value="1.4847809948032665E-2" table:style-name="ce16">
            <text:p><text:s/>0<text:s/></text:p>
          </table:table-cell>
          <table:table-cell office:value-type="float" office:value="16.329987129987131" table:style-name="ce18">
            <text:p><text:s/>16<text:s/></text:p>
          </table:table-cell>
          <table:table-cell office:value-type="float" office:value="1642920" table:style-name="ce19">
            <text:p><text:s/>1,642,920<text:s/></text:p>
          </table:table-cell>
          <table:table-cell office:value-type="float" office:value="821504" table:style-name="ce16">
            <text:p><text:s/>821,504<text:s/></text:p>
          </table:table-cell>
          <table:table-cell table:style-name="ce16"/>
          <table:table-cell office:value-type="float" office:value="2684388" table:style-name="ce16">
            <text:p><text:s/>2,684,388<text:s/></text:p>
          </table:table-cell>
          <table:table-cell office:value-type="float" office:value="2471" table:style-name="ce16">
            <text:p><text:s/>2,471<text:s/></text:p>
          </table:table-cell>
          <table:table-cell office:value-type="float" office:value="133563" table:style-name="ce16">
            <text:p><text:s/>133,563<text:s/></text:p>
          </table:table-cell>
          <table:table-cell office:value-type="float" office:value="12100" table:style-name="ce16">
            <text:p><text:s/>12,100<text:s/></text:p>
          </table:table-cell>
          <table:table-cell office:value-type="float" office:value="57532" table:style-name="ce16">
            <text:p><text:s/>57,532<text:s/></text:p>
          </table:table-cell>
          <table:table-cell office:value-type="float" office:value="67612244" table:style-name="ce16">
            <text:p><text:s/>67,612,244<text:s/></text:p>
          </table:table-cell>
          <table:table-cell office:value-type="float" office:value="2801765" table:style-name="ce16">
            <text:p><text:s/>2,801,765<text:s/></text:p>
          </table:table-cell>
          <table:table-cell office:value-type="float" office:value="56123645" table:style-name="ce17">
            <text:p><text:s/>56,123,645<text:s/></text:p>
          </table:table-cell>
          <table:table-cell office:value-type="float" office:value="1214837" table:style-name="ce16">
            <text:p><text:s/>1,214,837<text:s/></text:p>
          </table:table-cell>
          <table:table-cell office:value-type="float" office:value="38442" table:style-name="ce16">
            <text:p><text:s/>38,442<text:s/></text:p>
          </table:table-cell>
          <table:table-cell office:value-type="float" office:value="133145411" table:style-name="ce16">
            <text:p><text:s/>133,145,41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7" table:style-name="ce9">
            <text:p>1607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55" table:style-name="ce16">
            <text:p><text:s/>55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4" table:style-name="ce16">
            <text:p><text:s/>84<text:s/></text:p>
          </table:table-cell>
          <table:table-cell office:value-type="float" office:value="2255" table:style-name="ce16">
            <text:p><text:s/>2,25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556" table:style-name="ce16">
            <text:p><text:s/>9,556<text:s/></text:p>
          </table:table-cell>
          <table:table-cell office:value-type="float" office:value="526" table:style-name="ce16">
            <text:p><text:s/>526<text:s/></text:p>
          </table:table-cell>
          <table:table-cell office:value-type="float" office:value="915" table:style-name="ce17">
            <text:p><text:s/>915<text:s/></text:p>
          </table:table-cell>
          <table:table-cell office:value-type="float" office:value="319" table:style-name="ce16">
            <text:p><text:s/>319<text:s/></text:p>
          </table:table-cell>
          <table:table-cell office:value-type="float" office:value="1098" table:style-name="ce16">
            <text:p><text:s/>1,098<text:s/></text:p>
          </table:table-cell>
          <table:table-cell office:value-type="float" office:value="14946" table:style-name="ce18">
            <text:p><text:s/>14,946<text:s/></text:p>
          </table:table-cell>
          <table:table-cell office:value-type="float" office:value="12.612068965517242" table:style-name="ce15">
            <text:p><text:s/>13<text:s/></text:p>
          </table:table-cell>
          <table:table-cell office:value-type="float" office:value="3.1" table:style-name="ce16">
            <text:p><text:s/>3<text:s/></text:p>
          </table:table-cell>
          <table:table-cell table:style-name="ce16"/>
          <table:table-cell office:value-type="float" office:value="23.690909090909091" table:style-name="ce16">
            <text:p><text:s/>24<text:s/></text:p>
          </table:table-cell>
          <table:table-cell office:value-type="float" office:value="0.7142857142857143" table:style-name="ce16">
            <text:p><text:s/>1<text:s/></text:p>
          </table:table-cell>
          <table:table-cell office:value-type="float" office:value="22.321428571428573" table:style-name="ce16">
            <text:p><text:s/>22<text:s/></text:p>
          </table:table-cell>
          <table:table-cell office:value-type="float" office:value="1.7835920177383593" table:style-name="ce16">
            <text:p><text:s/>2<text:s/></text:p>
          </table:table-cell>
          <table:table-cell office:value-type="float" office:value="10.6" table:style-name="ce16">
            <text:p><text:s/>11<text:s/></text:p>
          </table:table-cell>
          <table:table-cell office:value-type="float" office:value="22.877145249058184" table:style-name="ce16">
            <text:p><text:s/>2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8360655737704916" table:style-name="ce17">
            <text:p><text:s/>4<text:s/></text:p>
          </table:table-cell>
          <table:table-cell office:value-type="float" office:value="5.2946708463949843" table:style-name="ce16">
            <text:p><text:s/>5<text:s/></text:p>
          </table:table-cell>
          <table:table-cell office:value-type="float" office:value="1.2750455373406194E-2" table:style-name="ce16">
            <text:p><text:s/>0<text:s/></text:p>
          </table:table-cell>
          <table:table-cell office:value-type="float" office:value="15.561287300950086" table:style-name="ce18">
            <text:p><text:s/>16<text:s/></text:p>
          </table:table-cell>
          <table:table-cell office:value-type="float" office:value="1929403" table:style-name="ce19">
            <text:p><text:s/>1,929,403<text:s/></text:p>
          </table:table-cell>
          <table:table-cell office:value-type="float" office:value="523070" table:style-name="ce16">
            <text:p><text:s/>523,070<text:s/></text:p>
          </table:table-cell>
          <table:table-cell table:style-name="ce16"/>
          <table:table-cell office:value-type="float" office:value="4185049" table:style-name="ce16">
            <text:p><text:s/>4,185,049<text:s/></text:p>
          </table:table-cell>
          <table:table-cell office:value-type="float" office:value="2471" table:style-name="ce16">
            <text:p><text:s/>2,471<text:s/></text:p>
          </table:table-cell>
          <table:table-cell office:value-type="float" office:value="145430" table:style-name="ce16">
            <text:p><text:s/>145,430<text:s/></text:p>
          </table:table-cell>
          <table:table-cell office:value-type="float" office:value="11275" table:style-name="ce16">
            <text:p><text:s/>11,275<text:s/></text:p>
          </table:table-cell>
          <table:table-cell office:value-type="float" office:value="32050" table:style-name="ce16">
            <text:p><text:s/>32,050<text:s/></text:p>
          </table:table-cell>
          <table:table-cell office:value-type="float" office:value="69693701" table:style-name="ce16">
            <text:p><text:s/>69,693,701<text:s/></text:p>
          </table:table-cell>
          <table:table-cell office:value-type="float" office:value="3459025" table:style-name="ce16">
            <text:p><text:s/>3,459,025<text:s/></text:p>
          </table:table-cell>
          <table:table-cell office:value-type="float" office:value="54576233" table:style-name="ce17">
            <text:p><text:s/>54,576,233<text:s/></text:p>
          </table:table-cell>
          <table:table-cell office:value-type="float" office:value="1090961" table:style-name="ce16">
            <text:p><text:s/>1,090,961<text:s/></text:p>
          </table:table-cell>
          <table:table-cell office:value-type="float" office:value="26667" table:style-name="ce16">
            <text:p><text:s/>26,667<text:s/></text:p>
          </table:table-cell>
          <table:table-cell office:value-type="float" office:value="135675335" table:style-name="ce16">
            <text:p><text:s/>135,675,33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8" table:style-name="ce9">
            <text:p>1608</text:p>
          </table:table-cell>
          <table:table-cell office:value-type="float" office:value="100" table:style-name="ce15">
            <text:p><text:s/>100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46" table:style-name="ce16">
            <text:p><text:s/>46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3" table:style-name="ce16">
            <text:p><text:s/>103<text:s/></text:p>
          </table:table-cell>
          <table:table-cell office:value-type="float" office:value="2384" table:style-name="ce16">
            <text:p><text:s/>2,38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833" table:style-name="ce16">
            <text:p><text:s/>9,833<text:s/></text:p>
          </table:table-cell>
          <table:table-cell office:value-type="float" office:value="528" table:style-name="ce16">
            <text:p><text:s/>528<text:s/></text:p>
          </table:table-cell>
          <table:table-cell office:value-type="float" office:value="966" table:style-name="ce17">
            <text:p><text:s/>966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201" table:style-name="ce16">
            <text:p><text:s/>1,201<text:s/></text:p>
          </table:table-cell>
          <table:table-cell office:value-type="float" office:value="15508" table:style-name="ce18">
            <text:p><text:s/>15,508<text:s/></text:p>
          </table:table-cell>
          <table:table-cell office:value-type="float" office:value="11.6" table:style-name="ce15">
            <text:p><text:s/>12<text:s/></text:p>
          </table:table-cell>
          <table:table-cell office:value-type="float" office:value="6.333333333333333" table:style-name="ce16">
            <text:p><text:s/>6<text:s/></text:p>
          </table:table-cell>
          <table:table-cell table:style-name="ce16"/>
          <table:table-cell office:value-type="float" office:value="18.717391304347824" table:style-name="ce16">
            <text:p><text:s/>1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5.50485436893204" table:style-name="ce16">
            <text:p><text:s/>26<text:s/></text:p>
          </table:table-cell>
          <table:table-cell office:value-type="float" office:value="1.0419463087248322" table:style-name="ce16">
            <text:p><text:s/>1<text:s/></text:p>
          </table:table-cell>
          <table:table-cell office:value-type="float" office:value="11.5" table:style-name="ce16">
            <text:p><text:s/>12<text:s/></text:p>
          </table:table-cell>
          <table:table-cell office:value-type="float" office:value="27.890369165056441" table:style-name="ce16">
            <text:p><text:s/>28<text:s/></text:p>
          </table:table-cell>
          <table:table-cell office:value-type="float" office:value="0.97159090909090906" table:style-name="ce16">
            <text:p><text:s/>1<text:s/></text:p>
          </table:table-cell>
          <table:table-cell office:value-type="float" office:value="4.487577639751553" table:style-name="ce17">
            <text:p><text:s/>4<text:s/></text:p>
          </table:table-cell>
          <table:table-cell office:value-type="float" office:value="5.2159763313609471" table:style-name="ce16">
            <text:p><text:s/>5<text:s/></text:p>
          </table:table-cell>
          <table:table-cell office:value-type="float" office:value="1.9150707743547043E-2" table:style-name="ce16">
            <text:p><text:s/>0<text:s/></text:p>
          </table:table-cell>
          <table:table-cell office:value-type="float" office:value="18.574800103172556" table:style-name="ce18">
            <text:p><text:s/>19<text:s/></text:p>
          </table:table-cell>
          <table:table-cell office:value-type="float" office:value="1554854" table:style-name="ce19">
            <text:p><text:s/>1,554,854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3800952" table:style-name="ce16">
            <text:p><text:s/>3,800,952<text:s/></text:p>
          </table:table-cell>
          <table:table-cell office:value-type="float" office:value="2881" table:style-name="ce16">
            <text:p><text:s/>2,881<text:s/></text:p>
          </table:table-cell>
          <table:table-cell office:value-type="float" office:value="199669" table:style-name="ce16">
            <text:p><text:s/>199,669<text:s/></text:p>
          </table:table-cell>
          <table:table-cell office:value-type="float" office:value="11920" table:style-name="ce16">
            <text:p><text:s/>11,920<text:s/></text:p>
          </table:table-cell>
          <table:table-cell office:value-type="float" office:value="4777" table:style-name="ce16">
            <text:p><text:s/>4,777<text:s/></text:p>
          </table:table-cell>
          <table:table-cell office:value-type="float" office:value="76112891" table:style-name="ce16">
            <text:p><text:s/>76,112,891<text:s/></text:p>
          </table:table-cell>
          <table:table-cell office:value-type="float" office:value="5603209" table:style-name="ce16">
            <text:p><text:s/>5,603,209<text:s/></text:p>
          </table:table-cell>
          <table:table-cell office:value-type="float" office:value="50519279" table:style-name="ce17">
            <text:p><text:s/>50,519,279<text:s/></text:p>
          </table:table-cell>
          <table:table-cell office:value-type="float" office:value="1108703" table:style-name="ce16">
            <text:p><text:s/>1,108,703<text:s/></text:p>
          </table:table-cell>
          <table:table-cell office:value-type="float" office:value="33124" table:style-name="ce16">
            <text:p><text:s/>33,124<text:s/></text:p>
          </table:table-cell>
          <table:table-cell office:value-type="float" office:value="138985976" table:style-name="ce16">
            <text:p><text:s/>138,985,97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09" table:style-name="ce9">
            <text:p>1609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55" table:style-name="ce16">
            <text:p><text:s/>5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44" table:style-name="ce16">
            <text:p><text:s/>44<text:s/></text:p>
          </table:table-cell>
          <table:table-cell office:value-type="float" office:value="2257" table:style-name="ce16">
            <text:p><text:s/>2,257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103" table:style-name="ce16">
            <text:p><text:s/>9,103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054" table:style-name="ce17">
            <text:p><text:s/>1,054<text:s/></text:p>
          </table:table-cell>
          <table:table-cell office:value-type="float" office:value="358" table:style-name="ce16">
            <text:p><text:s/>358<text:s/></text:p>
          </table:table-cell>
          <table:table-cell office:value-type="float" office:value="1304" table:style-name="ce16">
            <text:p><text:s/>1,304<text:s/></text:p>
          </table:table-cell>
          <table:table-cell office:value-type="float" office:value="14616" table:style-name="ce18">
            <text:p><text:s/>14,616<text:s/></text:p>
          </table:table-cell>
          <table:table-cell office:value-type="float" office:value="13.353535353535353" table:style-name="ce15">
            <text:p><text:s/>13<text:s/></text:p>
          </table:table-cell>
          <table:table-cell office:value-type="float" office:value="3.9473684210526314" table:style-name="ce16">
            <text:p><text:s/>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7.854545454545455" table:style-name="ce16">
            <text:p><text:s/>1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2.75" table:style-name="ce16">
            <text:p><text:s/>33<text:s/></text:p>
          </table:table-cell>
          <table:table-cell office:value-type="float" office:value="1.4789543642002658" table:style-name="ce16">
            <text:p><text:s/>1<text:s/></text:p>
          </table:table-cell>
          <table:table-cell office:value-type="float" office:value="10.4" table:style-name="ce16">
            <text:p><text:s/>10<text:s/></text:p>
          </table:table-cell>
          <table:table-cell office:value-type="float" office:value="26.719323300010984" table:style-name="ce16">
            <text:p><text:s/>27<text:s/></text:p>
          </table:table-cell>
          <table:table-cell office:value-type="float" office:value="1.8987341772151899E-2" table:style-name="ce16">
            <text:p><text:s/>0<text:s/></text:p>
          </table:table-cell>
          <table:table-cell office:value-type="float" office:value="4.5483870967741939" table:style-name="ce17">
            <text:p><text:s/>5<text:s/></text:p>
          </table:table-cell>
          <table:table-cell office:value-type="float" office:value="5.1396648044692741" table:style-name="ce16">
            <text:p><text:s/>5<text:s/></text:p>
          </table:table-cell>
          <table:table-cell office:value-type="float" office:value="1.2269938650306749E-2" table:style-name="ce16">
            <text:p><text:s/>0<text:s/></text:p>
          </table:table-cell>
          <table:table-cell office:value-type="float" office:value="17.589901477832512" table:style-name="ce18">
            <text:p><text:s/>18<text:s/></text:p>
          </table:table-cell>
          <table:table-cell office:value-type="float" office:value="1616716" table:style-name="ce19">
            <text:p><text:s/>1,616,716<text:s/></text:p>
          </table:table-cell>
          <table:table-cell office:value-type="float" office:value="590657" table:style-name="ce16">
            <text:p><text:s/>590,65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711716" table:style-name="ce16">
            <text:p><text:s/>3,711,716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10283" table:style-name="ce16">
            <text:p><text:s/>110,283<text:s/></text:p>
          </table:table-cell>
          <table:table-cell office:value-type="float" office:value="11285" table:style-name="ce16">
            <text:p><text:s/>11,285<text:s/></text:p>
          </table:table-cell>
          <table:table-cell office:value-type="float" office:value="602194" table:style-name="ce16">
            <text:p><text:s/>602,194<text:s/></text:p>
          </table:table-cell>
          <table:table-cell office:value-type="float" office:value="66028353" table:style-name="ce16">
            <text:p><text:s/>66,028,353<text:s/></text:p>
          </table:table-cell>
          <table:table-cell office:value-type="float" office:value="3260175" table:style-name="ce16">
            <text:p><text:s/>3,260,175<text:s/></text:p>
          </table:table-cell>
          <table:table-cell office:value-type="float" office:value="60930370" table:style-name="ce17">
            <text:p><text:s/>60,930,370<text:s/></text:p>
          </table:table-cell>
          <table:table-cell office:value-type="float" office:value="1244775" table:style-name="ce16">
            <text:p><text:s/>1,244,775<text:s/></text:p>
          </table:table-cell>
          <table:table-cell office:value-type="float" office:value="25699" table:style-name="ce16">
            <text:p><text:s/>25,699<text:s/></text:p>
          </table:table-cell>
          <table:table-cell office:value-type="float" office:value="138133141" table:style-name="ce16">
            <text:p><text:s/>138,133,14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0" table:style-name="ce9">
            <text:p>1610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88" table:style-name="ce16">
            <text:p><text:s/>88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7" table:style-name="ce16">
            <text:p><text:s/>97<text:s/></text:p>
          </table:table-cell>
          <table:table-cell office:value-type="float" office:value="2344" table:style-name="ce16">
            <text:p><text:s/>2,34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596" table:style-name="ce16">
            <text:p><text:s/>9,596<text:s/></text:p>
          </table:table-cell>
          <table:table-cell office:value-type="float" office:value="753" table:style-name="ce16">
            <text:p><text:s/>753<text:s/></text:p>
          </table:table-cell>
          <table:table-cell office:value-type="float" office:value="1333" table:style-name="ce17">
            <text:p><text:s/>1,333<text:s/></text:p>
          </table:table-cell>
          <table:table-cell office:value-type="float" office:value="353" table:style-name="ce16">
            <text:p><text:s/>353<text:s/></text:p>
          </table:table-cell>
          <table:table-cell office:value-type="float" office:value="1194" table:style-name="ce16">
            <text:p><text:s/>1,194<text:s/></text:p>
          </table:table-cell>
          <table:table-cell office:value-type="float" office:value="15888" table:style-name="ce18">
            <text:p><text:s/>15,888<text:s/></text:p>
          </table:table-cell>
          <table:table-cell office:value-type="float" office:value="12.625" table:style-name="ce15">
            <text:p><text:s/>13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5.863636363636363" table:style-name="ce16">
            <text:p><text:s/>1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0.773195876288661" table:style-name="ce16">
            <text:p><text:s/>21<text:s/></text:p>
          </table:table-cell>
          <table:table-cell office:value-type="float" office:value="1.9530716723549488" table:style-name="ce16">
            <text:p><text:s/>2<text:s/></text:p>
          </table:table-cell>
          <table:table-cell office:value-type="float" office:value="8.5" table:style-name="ce16">
            <text:p><text:s/>9<text:s/></text:p>
          </table:table-cell>
          <table:table-cell office:value-type="float" office:value="24.752605252188413" table:style-name="ce16">
            <text:p><text:s/>25<text:s/></text:p>
          </table:table-cell>
          <table:table-cell office:value-type="float" office:value="1.3280212483399733E-3" table:style-name="ce16">
            <text:p><text:s/>0<text:s/></text:p>
          </table:table-cell>
          <table:table-cell office:value-type="float" office:value="4.5768942235558887" table:style-name="ce17">
            <text:p><text:s/>5<text:s/></text:p>
          </table:table-cell>
          <table:table-cell office:value-type="float" office:value="5.1558073654390935" table:style-name="ce16">
            <text:p><text:s/>5<text:s/></text:p>
          </table:table-cell>
          <table:table-cell office:value-type="float" office:value="3.9363484087102177E-2" table:style-name="ce16">
            <text:p><text:s/>0<text:s/></text:p>
          </table:table-cell>
          <table:table-cell office:value-type="float" office:value="16.04877895266868" table:style-name="ce18">
            <text:p><text:s/>16<text:s/></text:p>
          </table:table-cell>
          <table:table-cell office:value-type="float" office:value="1823399" table:style-name="ce19">
            <text:p><text:s/>1,823,399<text:s/></text:p>
          </table:table-cell>
          <table:table-cell office:value-type="float" office:value="351447" table:style-name="ce16">
            <text:p><text:s/>351,447<text:s/></text:p>
          </table:table-cell>
          <table:table-cell table:style-name="ce16"/>
          <table:table-cell office:value-type="float" office:value="5584416" table:style-name="ce16">
            <text:p><text:s/>5,584,416<text:s/></text:p>
          </table:table-cell>
          <table:table-cell office:value-type="float" office:value="381" table:style-name="ce16">
            <text:p><text:s/>381<text:s/></text:p>
          </table:table-cell>
          <table:table-cell office:value-type="float" office:value="186209" table:style-name="ce16">
            <text:p><text:s/>186,209<text:s/></text:p>
          </table:table-cell>
          <table:table-cell office:value-type="float" office:value="11720" table:style-name="ce16">
            <text:p><text:s/>11,720<text:s/></text:p>
          </table:table-cell>
          <table:table-cell office:value-type="float" office:value="25978" table:style-name="ce16">
            <text:p><text:s/>25,978<text:s/></text:p>
          </table:table-cell>
          <table:table-cell office:value-type="float" office:value="72992927" table:style-name="ce16">
            <text:p><text:s/>72,992,927<text:s/></text:p>
          </table:table-cell>
          <table:table-cell office:value-type="float" office:value="6185239" table:style-name="ce16">
            <text:p><text:s/>6,185,239<text:s/></text:p>
          </table:table-cell>
          <table:table-cell office:value-type="float" office:value="71654933" table:style-name="ce17">
            <text:p><text:s/>71,654,933<text:s/></text:p>
          </table:table-cell>
          <table:table-cell office:value-type="float" office:value="1237641" table:style-name="ce16">
            <text:p><text:s/>1,237,641<text:s/></text:p>
          </table:table-cell>
          <table:table-cell office:value-type="float" office:value="33908" table:style-name="ce16">
            <text:p><text:s/>33,908<text:s/></text:p>
          </table:table-cell>
          <table:table-cell office:value-type="float" office:value="160088198" table:style-name="ce16">
            <text:p><text:s/>160,088,19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1" table:style-name="ce9">
            <text:p>1611</text:p>
          </table:table-cell>
          <table:table-cell office:value-type="float" office:value="148" table:style-name="ce15">
            <text:p><text:s/>148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65" table:style-name="ce16">
            <text:p><text:s/>6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0" table:style-name="ce16">
            <text:p><text:s/>80<text:s/></text:p>
          </table:table-cell>
          <table:table-cell office:value-type="float" office:value="2651" table:style-name="ce16">
            <text:p><text:s/>2,65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719" table:style-name="ce16">
            <text:p><text:s/>9,719<text:s/></text:p>
          </table:table-cell>
          <table:table-cell office:value-type="float" office:value="863" table:style-name="ce16">
            <text:p><text:s/>863<text:s/></text:p>
          </table:table-cell>
          <table:table-cell office:value-type="float" office:value="962" table:style-name="ce17">
            <text:p><text:s/>962<text:s/></text:p>
          </table:table-cell>
          <table:table-cell office:value-type="float" office:value="339" table:style-name="ce16">
            <text:p><text:s/>339<text:s/></text:p>
          </table:table-cell>
          <table:table-cell office:value-type="float" office:value="1288" table:style-name="ce16">
            <text:p><text:s/>1,288<text:s/></text:p>
          </table:table-cell>
          <table:table-cell office:value-type="float" office:value="16133" table:style-name="ce18">
            <text:p><text:s/>16,133<text:s/></text:p>
          </table:table-cell>
          <table:table-cell office:value-type="float" office:value="12.047297297297296" table:style-name="ce15">
            <text:p><text:s/>12<text:s/></text:p>
          </table:table-cell>
          <table:table-cell office:value-type="float" office:value="5.5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4.415384615384616" table:style-name="ce16">
            <text:p><text:s/>1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5.287500000000001" table:style-name="ce16">
            <text:p><text:s/>25<text:s/></text:p>
          </table:table-cell>
          <table:table-cell office:value-type="float" office:value="2.6842700867597133" table:style-name="ce16">
            <text:p><text:s/>3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26.561168844531331" table:style-name="ce16">
            <text:p><text:s/>27<text:s/></text:p>
          </table:table-cell>
          <table:table-cell office:value-type="float" office:value="0.56431054461181929" table:style-name="ce16">
            <text:p><text:s/>1<text:s/></text:p>
          </table:table-cell>
          <table:table-cell office:value-type="float" office:value="5.7806652806652803" table:style-name="ce17">
            <text:p><text:s/>6<text:s/></text:p>
          </table:table-cell>
          <table:table-cell office:value-type="float" office:value="5.2330383480825962" table:style-name="ce16">
            <text:p><text:s/>5<text:s/></text:p>
          </table:table-cell>
          <table:table-cell office:value-type="float" office:value="0.22826086956521738" table:style-name="ce16">
            <text:p><text:s/>0<text:s/></text:p>
          </table:table-cell>
          <table:table-cell office:value-type="float" office:value="17.243786028636954" table:style-name="ce18">
            <text:p><text:s/>17<text:s/></text:p>
          </table:table-cell>
          <table:table-cell office:value-type="float" office:value="2022305" table:style-name="ce19">
            <text:p><text:s/>2,022,305<text:s/></text:p>
          </table:table-cell>
          <table:table-cell office:value-type="float" office:value="317730" table:style-name="ce16">
            <text:p><text:s/>317,73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857183" table:style-name="ce16">
            <text:p><text:s/>5,857,183<text:s/></text:p>
          </table:table-cell>
          <table:table-cell office:value-type="float" office:value="1172" table:style-name="ce16">
            <text:p><text:s/>1,172<text:s/></text:p>
          </table:table-cell>
          <table:table-cell office:value-type="float" office:value="148246" table:style-name="ce16">
            <text:p><text:s/>148,246<text:s/></text:p>
          </table:table-cell>
          <table:table-cell office:value-type="float" office:value="13255" table:style-name="ce16">
            <text:p><text:s/>13,25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77797290" table:style-name="ce16">
            <text:p><text:s/>77,797,290<text:s/></text:p>
          </table:table-cell>
          <table:table-cell office:value-type="float" office:value="9069115" table:style-name="ce16">
            <text:p><text:s/>9,069,115<text:s/></text:p>
          </table:table-cell>
          <table:table-cell office:value-type="float" office:value="61434146" table:style-name="ce17">
            <text:p><text:s/>61,434,146<text:s/></text:p>
          </table:table-cell>
          <table:table-cell office:value-type="float" office:value="1256062" table:style-name="ce16">
            <text:p><text:s/>1,256,062<text:s/></text:p>
          </table:table-cell>
          <table:table-cell office:value-type="float" office:value="670584" table:style-name="ce16">
            <text:p><text:s/>670,584<text:s/></text:p>
          </table:table-cell>
          <table:table-cell office:value-type="float" office:value="158587152" table:style-name="ce16">
            <text:p><text:s/>158,587,15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2" table:style-name="ce9">
            <text:p>1612</text:p>
          </table:table-cell>
          <table:table-cell office:value-type="float" office:value="108" table:style-name="ce15">
            <text:p><text:s/>108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00" table:style-name="ce16">
            <text:p><text:s/>10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6" table:style-name="ce16">
            <text:p><text:s/>106<text:s/></text:p>
          </table:table-cell>
          <table:table-cell office:value-type="float" office:value="2210" table:style-name="ce16">
            <text:p><text:s/>2,210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9570" table:style-name="ce16">
            <text:p><text:s/>9,570<text:s/></text:p>
          </table:table-cell>
          <table:table-cell office:value-type="float" office:value="688" table:style-name="ce16">
            <text:p><text:s/>688<text:s/></text:p>
          </table:table-cell>
          <table:table-cell office:value-type="float" office:value="1148" table:style-name="ce17">
            <text:p><text:s/>1,148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1200" table:style-name="ce16">
            <text:p><text:s/>1,200<text:s/></text:p>
          </table:table-cell>
          <table:table-cell office:value-type="float" office:value="15478" table:style-name="ce18">
            <text:p><text:s/>15,478<text:s/></text:p>
          </table:table-cell>
          <table:table-cell office:value-type="float" office:value="12.12962962962963" table:style-name="ce15">
            <text:p><text:s/>12<text:s/></text:p>
          </table:table-cell>
          <table:table-cell office:value-type="float" office:value="5.375" table:style-name="ce16">
            <text:p><text:s/>5<text:s/></text:p>
          </table:table-cell>
          <table:table-cell table:style-name="ce16"/>
          <table:table-cell office:value-type="float" office:value="19.79" table:style-name="ce16">
            <text:p><text:s/>20<text:s/></text:p>
          </table:table-cell>
          <table:table-cell office:value-type="float" office:value="0.75" table:style-name="ce16">
            <text:p><text:s/>1<text:s/></text:p>
          </table:table-cell>
          <table:table-cell office:value-type="float" office:value="30.59433962264151" table:style-name="ce16">
            <text:p><text:s/>31<text:s/></text:p>
          </table:table-cell>
          <table:table-cell office:value-type="float" office:value="1.6126696832579186" table:style-name="ce16">
            <text:p><text:s/>2<text:s/></text:p>
          </table:table-cell>
          <table:table-cell office:value-type="float" office:value="85.714285714285708" table:style-name="ce16">
            <text:p><text:s/>86<text:s/></text:p>
          </table:table-cell>
          <table:table-cell office:value-type="float" office:value="28.872936259143156" table:style-name="ce16">
            <text:p><text:s/>29<text:s/></text:p>
          </table:table-cell>
          <table:table-cell office:value-type="float" office:value="1.1627906976744186E-2" table:style-name="ce16">
            <text:p><text:s/>0<text:s/></text:p>
          </table:table-cell>
          <table:table-cell office:value-type="float" office:value="3.986062717770035" table:style-name="ce17">
            <text:p><text:s/>4<text:s/></text:p>
          </table:table-cell>
          <table:table-cell office:value-type="float" office:value="5.2218844984802431" table:style-name="ce16">
            <text:p><text:s/>5<text:s/></text:p>
          </table:table-cell>
          <table:table-cell office:value-type="float" office:value="0.10583333333333333" table:style-name="ce16">
            <text:p><text:s/>0<text:s/></text:p>
          </table:table-cell>
          <table:table-cell office:value-type="float" office:value="18.961429125209975" table:style-name="ce18">
            <text:p><text:s/>19<text:s/></text:p>
          </table:table-cell>
          <table:table-cell office:value-type="float" office:value="1819054" table:style-name="ce19">
            <text:p><text:s/>1,819,054<text:s/></text:p>
          </table:table-cell>
          <table:table-cell office:value-type="float" office:value="89912" table:style-name="ce16">
            <text:p><text:s/>89,912<text:s/></text:p>
          </table:table-cell>
          <table:table-cell table:style-name="ce16"/>
          <table:table-cell office:value-type="float" office:value="8549247" table:style-name="ce16">
            <text:p><text:s/>8,549,247<text:s/></text:p>
          </table:table-cell>
          <table:table-cell office:value-type="float" office:value="508" table:style-name="ce16">
            <text:p><text:s/>508<text:s/></text:p>
          </table:table-cell>
          <table:table-cell office:value-type="float" office:value="194753" table:style-name="ce16">
            <text:p><text:s/>194,753<text:s/></text:p>
          </table:table-cell>
          <table:table-cell office:value-type="float" office:value="11050" table:style-name="ce16">
            <text:p><text:s/>11,050<text:s/></text:p>
          </table:table-cell>
          <table:table-cell office:value-type="float" office:value="5056149" table:style-name="ce16">
            <text:p><text:s/>5,056,149<text:s/></text:p>
          </table:table-cell>
          <table:table-cell office:value-type="float" office:value="76643860" table:style-name="ce16">
            <text:p><text:s/>76,643,860<text:s/></text:p>
          </table:table-cell>
          <table:table-cell office:value-type="float" office:value="8986412" table:style-name="ce16">
            <text:p><text:s/>8,986,412<text:s/></text:p>
          </table:table-cell>
          <table:table-cell office:value-type="float" office:value="63033414" table:style-name="ce17">
            <text:p><text:s/>63,033,414<text:s/></text:p>
          </table:table-cell>
          <table:table-cell office:value-type="float" office:value="1128595" table:style-name="ce16">
            <text:p><text:s/>1,128,595<text:s/></text:p>
          </table:table-cell>
          <table:table-cell office:value-type="float" office:value="34931" table:style-name="ce16">
            <text:p><text:s/>34,931<text:s/></text:p>
          </table:table-cell>
          <table:table-cell office:value-type="float" office:value="165547885" table:style-name="ce16">
            <text:p><text:s/>165,547,88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3" table:style-name="ce9">
            <text:p>1613</text:p>
          </table:table-cell>
          <table:table-cell office:value-type="float" office:value="113" table:style-name="ce15">
            <text:p><text:s/>11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61" table:style-name="ce16">
            <text:p><text:s/>61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2323" table:style-name="ce16">
            <text:p><text:s/>2,323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9875" table:style-name="ce16">
            <text:p><text:s/>9,875<text:s/></text:p>
          </table:table-cell>
          <table:table-cell office:value-type="float" office:value="829" table:style-name="ce16">
            <text:p><text:s/>829<text:s/></text:p>
          </table:table-cell>
          <table:table-cell office:value-type="float" office:value="1205" table:style-name="ce17">
            <text:p><text:s/>1,205<text:s/></text:p>
          </table:table-cell>
          <table:table-cell office:value-type="float" office:value="353" table:style-name="ce16">
            <text:p><text:s/>353<text:s/></text:p>
          </table:table-cell>
          <table:table-cell office:value-type="float" office:value="1277" table:style-name="ce16">
            <text:p><text:s/>1,277<text:s/></text:p>
          </table:table-cell>
          <table:table-cell office:value-type="float" office:value="16169" table:style-name="ce18">
            <text:p><text:s/>16,169<text:s/></text:p>
          </table:table-cell>
          <table:table-cell office:value-type="float" office:value="12.610619469026549" table:style-name="ce15">
            <text:p><text:s/>13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1.360655737704917" table:style-name="ce16">
            <text:p><text:s/>21<text:s/></text:p>
          </table:table-cell>
          <table:table-cell office:value-type="float" office:value="0.21428571428571427" table:style-name="ce16">
            <text:p><text:s/>0<text:s/></text:p>
          </table:table-cell>
          <table:table-cell office:value-type="float" office:value="27.01923076923077" table:style-name="ce16">
            <text:p><text:s/>27<text:s/></text:p>
          </table:table-cell>
          <table:table-cell office:value-type="float" office:value="2.4476969436074043" table:style-name="ce16">
            <text:p><text:s/>2<text:s/></text:p>
          </table:table-cell>
          <table:table-cell office:value-type="float" office:value="12.666666666666666" table:style-name="ce16">
            <text:p><text:s/>13<text:s/></text:p>
          </table:table-cell>
          <table:table-cell office:value-type="float" office:value="26.156455696202531" table:style-name="ce16">
            <text:p><text:s/>26<text:s/></text:p>
          </table:table-cell>
          <table:table-cell office:value-type="float" office:value="0.45597104945717731" table:style-name="ce16">
            <text:p><text:s/>0<text:s/></text:p>
          </table:table-cell>
          <table:table-cell office:value-type="float" office:value="4.6439834024896269" table:style-name="ce17">
            <text:p><text:s/>5<text:s/></text:p>
          </table:table-cell>
          <table:table-cell office:value-type="float" office:value="5.1048158640226626" table:style-name="ce16">
            <text:p><text:s/>5<text:s/></text:p>
          </table:table-cell>
          <table:table-cell office:value-type="float" office:value="0.10884886452623337" table:style-name="ce16">
            <text:p><text:s/>0<text:s/></text:p>
          </table:table-cell>
          <table:table-cell office:value-type="float" office:value="17.166553280969758" table:style-name="ce18">
            <text:p><text:s/>17<text:s/></text:p>
          </table:table-cell>
          <table:table-cell office:value-type="float" office:value="2003677" table:style-name="ce19">
            <text:p><text:s/>2,003,677<text:s/></text:p>
          </table:table-cell>
          <table:table-cell office:value-type="float" office:value="33717" table:style-name="ce16">
            <text:p><text:s/>33,71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810831" table:style-name="ce16">
            <text:p><text:s/>4,810,831<text:s/></text:p>
          </table:table-cell>
          <table:table-cell office:value-type="float" office:value="6810" table:style-name="ce16">
            <text:p><text:s/>6,810<text:s/></text:p>
          </table:table-cell>
          <table:table-cell office:value-type="float" office:value="197735" table:style-name="ce16">
            <text:p><text:s/>197,735<text:s/></text:p>
          </table:table-cell>
          <table:table-cell office:value-type="float" office:value="11615" table:style-name="ce16">
            <text:p><text:s/>11,615<text:s/></text:p>
          </table:table-cell>
          <table:table-cell office:value-type="float" office:value="526730" table:style-name="ce16">
            <text:p><text:s/>526,730<text:s/></text:p>
          </table:table-cell>
          <table:table-cell office:value-type="float" office:value="88363163" table:style-name="ce16">
            <text:p><text:s/>88,363,163<text:s/></text:p>
          </table:table-cell>
          <table:table-cell office:value-type="float" office:value="10481586" table:style-name="ce16">
            <text:p><text:s/>10,481,586<text:s/></text:p>
          </table:table-cell>
          <table:table-cell office:value-type="float" office:value="69296046" table:style-name="ce17">
            <text:p><text:s/>69,296,046<text:s/></text:p>
          </table:table-cell>
          <table:table-cell office:value-type="float" office:value="1180775" table:style-name="ce16">
            <text:p><text:s/>1,180,775<text:s/></text:p>
          </table:table-cell>
          <table:table-cell office:value-type="float" office:value="45550" table:style-name="ce16">
            <text:p><text:s/>45,550<text:s/></text:p>
          </table:table-cell>
          <table:table-cell office:value-type="float" office:value="176958235" table:style-name="ce16">
            <text:p><text:s/>176,958,23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4" table:style-name="ce9">
            <text:p>1614</text:p>
          </table:table-cell>
          <table:table-cell office:value-type="float" office:value="118" table:style-name="ce15">
            <text:p><text:s/>118<text:s/></text:p>
          </table:table-cell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65" table:style-name="ce16">
            <text:p><text:s/>65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1915" table:style-name="ce16">
            <text:p><text:s/>1,91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410" table:style-name="ce16">
            <text:p><text:s/>9,410<text:s/></text:p>
          </table:table-cell>
          <table:table-cell office:value-type="float" office:value="676" table:style-name="ce16">
            <text:p><text:s/>676<text:s/></text:p>
          </table:table-cell>
          <table:table-cell office:value-type="float" office:value="1024" table:style-name="ce17">
            <text:p><text:s/>1,024<text:s/></text:p>
          </table:table-cell>
          <table:table-cell office:value-type="float" office:value="335" table:style-name="ce16">
            <text:p><text:s/>335<text:s/></text:p>
          </table:table-cell>
          <table:table-cell office:value-type="float" office:value="1176" table:style-name="ce16">
            <text:p><text:s/>1,176<text:s/></text:p>
          </table:table-cell>
          <table:table-cell office:value-type="float" office:value="14848" table:style-name="ce18">
            <text:p><text:s/>14,848<text:s/></text:p>
          </table:table-cell>
          <table:table-cell office:value-type="float" office:value="11.703389830508474" table:style-name="ce15">
            <text:p><text:s/>12<text:s/></text:p>
          </table:table-cell>
          <table:table-cell office:value-type="float" office:value="3.8181818181818183" table:style-name="ce16">
            <text:p><text:s/>4<text:s/></text:p>
          </table:table-cell>
          <table:table-cell table:style-name="ce16"/>
          <table:table-cell office:value-type="float" office:value="17.553846153846155" table:style-name="ce16">
            <text:p><text:s/>18<text:s/></text:p>
          </table:table-cell>
          <table:table-cell office:value-type="float" office:value="0.27272727272727271" table:style-name="ce16">
            <text:p><text:s/>0<text:s/></text:p>
          </table:table-cell>
          <table:table-cell office:value-type="float" office:value="21.826923076923077" table:style-name="ce16">
            <text:p><text:s/>22<text:s/></text:p>
          </table:table-cell>
          <table:table-cell office:value-type="float" office:value="2.149869451697128" table:style-name="ce16">
            <text:p><text:s/>2<text:s/></text:p>
          </table:table-cell>
          <table:table-cell office:value-type="float" office:value="386.33333333333331" table:style-name="ce16">
            <text:p><text:s/>386<text:s/></text:p>
          </table:table-cell>
          <table:table-cell office:value-type="float" office:value="24.538363443145588" table:style-name="ce16">
            <text:p><text:s/>25<text:s/></text:p>
          </table:table-cell>
          <table:table-cell office:value-type="float" office:value="1.3313609467455622E-2" table:style-name="ce16">
            <text:p><text:s/>0<text:s/></text:p>
          </table:table-cell>
          <table:table-cell office:value-type="float" office:value="5.01171875" table:style-name="ce17">
            <text:p><text:s/>5<text:s/></text:p>
          </table:table-cell>
          <table:table-cell office:value-type="float" office:value="5.1671641791044776" table:style-name="ce16">
            <text:p><text:s/>5<text:s/></text:p>
          </table:table-cell>
          <table:table-cell office:value-type="float" office:value="0.10969387755102041" table:style-name="ce16">
            <text:p><text:s/>0<text:s/></text:p>
          </table:table-cell>
          <table:table-cell office:value-type="float" office:value="16.703933189655171" table:style-name="ce18">
            <text:p><text:s/>17<text:s/></text:p>
          </table:table-cell>
          <table:table-cell office:value-type="float" office:value="1468027" table:style-name="ce19">
            <text:p><text:s/>1,468,027<text:s/></text:p>
          </table:table-cell>
          <table:table-cell office:value-type="float" office:value="534309" table:style-name="ce16">
            <text:p><text:s/>534,309<text:s/></text:p>
          </table:table-cell>
          <table:table-cell table:style-name="ce16"/>
          <table:table-cell office:value-type="float" office:value="5364490" table:style-name="ce16">
            <text:p><text:s/>5,364,490<text:s/></text:p>
          </table:table-cell>
          <table:table-cell office:value-type="float" office:value="6429" table:style-name="ce16">
            <text:p><text:s/>6,429<text:s/></text:p>
          </table:table-cell>
          <table:table-cell office:value-type="float" office:value="185849" table:style-name="ce16">
            <text:p><text:s/>185,849<text:s/></text:p>
          </table:table-cell>
          <table:table-cell office:value-type="float" office:value="9575" table:style-name="ce16">
            <text:p><text:s/>9,575<text:s/></text:p>
          </table:table-cell>
          <table:table-cell office:value-type="float" office:value="3684315" table:style-name="ce16">
            <text:p><text:s/>3,684,315<text:s/></text:p>
          </table:table-cell>
          <table:table-cell office:value-type="float" office:value="60155299" table:style-name="ce16">
            <text:p><text:s/>60,155,299<text:s/></text:p>
          </table:table-cell>
          <table:table-cell office:value-type="float" office:value="7635581" table:style-name="ce16">
            <text:p><text:s/>7,635,581<text:s/></text:p>
          </table:table-cell>
          <table:table-cell office:value-type="float" office:value="61808932" table:style-name="ce17">
            <text:p><text:s/>61,808,932<text:s/></text:p>
          </table:table-cell>
          <table:table-cell office:value-type="float" office:value="1110423" table:style-name="ce16">
            <text:p><text:s/>1,110,423<text:s/></text:p>
          </table:table-cell>
          <table:table-cell office:value-type="float" office:value="31879" table:style-name="ce16">
            <text:p><text:s/>31,879<text:s/></text:p>
          </table:table-cell>
          <table:table-cell office:value-type="float" office:value="141995108" table:style-name="ce16">
            <text:p><text:s/>141,995,10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5" table:style-name="ce9">
            <text:p>1615</text:p>
          </table:table-cell>
          <table:table-cell office:value-type="float" office:value="108" table:style-name="ce15">
            <text:p><text:s/>108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124" table:style-name="ce16">
            <text:p><text:s/>124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13" table:style-name="ce16">
            <text:p><text:s/>113<text:s/></text:p>
          </table:table-cell>
          <table:table-cell office:value-type="float" office:value="2524" table:style-name="ce16">
            <text:p><text:s/>2,52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751" table:style-name="ce16">
            <text:p><text:s/>9,751<text:s/></text:p>
          </table:table-cell>
          <table:table-cell office:value-type="float" office:value="590" table:style-name="ce16">
            <text:p><text:s/>590<text:s/></text:p>
          </table:table-cell>
          <table:table-cell office:value-type="float" office:value="832" table:style-name="ce17">
            <text:p><text:s/>832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1141" table:style-name="ce16">
            <text:p><text:s/>1,141<text:s/></text:p>
          </table:table-cell>
          <table:table-cell office:value-type="float" office:value="15518" table:style-name="ce18">
            <text:p><text:s/>15,518<text:s/></text:p>
          </table:table-cell>
          <table:table-cell office:value-type="float" office:value="12.712962962962964" table:style-name="ce15">
            <text:p><text:s/>13<text:s/></text:p>
          </table:table-cell>
          <table:table-cell office:value-type="float" office:value="6.5" table:style-name="ce16">
            <text:p><text:s/>7<text:s/></text:p>
          </table:table-cell>
          <table:table-cell table:style-name="ce16"/>
          <table:table-cell office:value-type="float" office:value="12.580645161290322" table:style-name="ce16">
            <text:p><text:s/>13<text:s/></text:p>
          </table:table-cell>
          <table:table-cell office:value-type="float" office:value="0.1" table:style-name="ce16">
            <text:p><text:s/>0<text:s/></text:p>
          </table:table-cell>
          <table:table-cell office:value-type="float" office:value="25.76991150442478" table:style-name="ce16">
            <text:p><text:s/>26<text:s/></text:p>
          </table:table-cell>
          <table:table-cell office:value-type="float" office:value="1.7068145800316956" table:style-name="ce16">
            <text:p><text:s/>2<text:s/></text:p>
          </table:table-cell>
          <table:table-cell office:value-type="float" office:value="759.33333333333337" table:style-name="ce16">
            <text:p><text:s/>759<text:s/></text:p>
          </table:table-cell>
          <table:table-cell office:value-type="float" office:value="28.454414931801868" table:style-name="ce16">
            <text:p><text:s/>28<text:s/></text:p>
          </table:table-cell>
          <table:table-cell office:value-type="float" office:value="2.3728813559322035E-2" table:style-name="ce16">
            <text:p><text:s/>0<text:s/></text:p>
          </table:table-cell>
          <table:table-cell office:value-type="float" office:value="4.4387019230769234" table:style-name="ce17">
            <text:p><text:s/>4<text:s/></text:p>
          </table:table-cell>
          <table:table-cell office:value-type="float" office:value="5.0968749999999998" table:style-name="ce16">
            <text:p><text:s/>5<text:s/></text:p>
          </table:table-cell>
          <table:table-cell office:value-type="float" office:value="1.3146362839614373E-2" table:style-name="ce16">
            <text:p><text:s/>0<text:s/></text:p>
          </table:table-cell>
          <table:table-cell office:value-type="float" office:value="19.026743137002192" table:style-name="ce18">
            <text:p><text:s/>19<text:s/></text:p>
          </table:table-cell>
          <table:table-cell office:value-type="float" office:value="1741664" table:style-name="ce19">
            <text:p><text:s/>1,741,664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12038263" table:style-name="ce16">
            <text:p><text:s/>12,038,263<text:s/></text:p>
          </table:table-cell>
          <table:table-cell office:value-type="float" office:value="9609" table:style-name="ce16">
            <text:p><text:s/>9,609<text:s/></text:p>
          </table:table-cell>
          <table:table-cell office:value-type="float" office:value="197672" table:style-name="ce16">
            <text:p><text:s/>197,672<text:s/></text:p>
          </table:table-cell>
          <table:table-cell office:value-type="float" office:value="12620" table:style-name="ce16">
            <text:p><text:s/>12,620<text:s/></text:p>
          </table:table-cell>
          <table:table-cell office:value-type="float" office:value="7255873" table:style-name="ce16">
            <text:p><text:s/>7,255,873<text:s/></text:p>
          </table:table-cell>
          <table:table-cell office:value-type="float" office:value="68976010" table:style-name="ce16">
            <text:p><text:s/>68,976,010<text:s/></text:p>
          </table:table-cell>
          <table:table-cell office:value-type="float" office:value="8666063" table:style-name="ce16">
            <text:p><text:s/>8,666,063<text:s/></text:p>
          </table:table-cell>
          <table:table-cell office:value-type="float" office:value="40137854" table:style-name="ce17">
            <text:p><text:s/>40,137,854<text:s/></text:p>
          </table:table-cell>
          <table:table-cell office:value-type="float" office:value="1143825" table:style-name="ce16">
            <text:p><text:s/>1,143,825<text:s/></text:p>
          </table:table-cell>
          <table:table-cell office:value-type="float" office:value="36663" table:style-name="ce16">
            <text:p><text:s/>36,663<text:s/></text:p>
          </table:table-cell>
          <table:table-cell office:value-type="float" office:value="140238594" table:style-name="ce16">
            <text:p><text:s/>140,238,59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6" table:style-name="ce9">
            <text:p>1616</text:p>
          </table:table-cell>
          <table:table-cell office:value-type="float" office:value="83" table:style-name="ce15">
            <text:p><text:s/>8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44" table:style-name="ce16">
            <text:p><text:s/>44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26" table:style-name="ce16">
            <text:p><text:s/>126<text:s/></text:p>
          </table:table-cell>
          <table:table-cell office:value-type="float" office:value="2388" table:style-name="ce16">
            <text:p><text:s/>2,388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460" table:style-name="ce16">
            <text:p><text:s/>9,460<text:s/></text:p>
          </table:table-cell>
          <table:table-cell office:value-type="float" office:value="632" table:style-name="ce16">
            <text:p><text:s/>632<text:s/></text:p>
          </table:table-cell>
          <table:table-cell office:value-type="float" office:value="768" table:style-name="ce17">
            <text:p><text:s/>768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231" table:style-name="ce16">
            <text:p><text:s/>1,231<text:s/></text:p>
          </table:table-cell>
          <table:table-cell office:value-type="float" office:value="15073" table:style-name="ce18">
            <text:p><text:s/>15,073<text:s/></text:p>
          </table:table-cell>
          <table:table-cell office:value-type="float" office:value="13.987951807228916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.613636363636363" table:style-name="ce16">
            <text:p><text:s/>11<text:s/></text:p>
          </table:table-cell>
          <table:table-cell office:value-type="float" office:value="0.1" table:style-name="ce16">
            <text:p><text:s/>0<text:s/></text:p>
          </table:table-cell>
          <table:table-cell office:value-type="float" office:value="23.642857142857142" table:style-name="ce16">
            <text:p><text:s/>24<text:s/></text:p>
          </table:table-cell>
          <table:table-cell office:value-type="float" office:value="1.120603015075377" table:style-name="ce16">
            <text:p><text:s/>1<text:s/></text:p>
          </table:table-cell>
          <table:table-cell office:value-type="float" office:value="111" table:style-name="ce16">
            <text:p><text:s/>111<text:s/></text:p>
          </table:table-cell>
          <table:table-cell office:value-type="float" office:value="25.999260042283296" table:style-name="ce16">
            <text:p><text:s/>26<text:s/></text:p>
          </table:table-cell>
          <table:table-cell office:value-type="float" office:value="1.740506329113924E-2" table:style-name="ce16">
            <text:p><text:s/>0<text:s/></text:p>
          </table:table-cell>
          <table:table-cell office:value-type="float" office:value="4.19140625" table:style-name="ce17">
            <text:p><text:s/>4<text:s/></text:p>
          </table:table-cell>
          <table:table-cell office:value-type="float" office:value="5.1498470948012232" table:style-name="ce16">
            <text:p><text:s/>5<text:s/></text:p>
          </table:table-cell>
          <table:table-cell office:value-type="float" office:value="4.79285134037368E-2" table:style-name="ce16">
            <text:p><text:s/>0<text:s/></text:p>
          </table:table-cell>
          <table:table-cell office:value-type="float" office:value="17.145757314403237" table:style-name="ce18">
            <text:p><text:s/>17<text:s/></text:p>
          </table:table-cell>
          <table:table-cell office:value-type="float" office:value="1737872" table:style-name="ce19">
            <text:p><text:s/>1,737,872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479784" table:style-name="ce16">
            <text:p><text:s/>5,479,784<text:s/></text:p>
          </table:table-cell>
          <table:table-cell office:value-type="float" office:value="7560" table:style-name="ce16">
            <text:p><text:s/>7,560<text:s/></text:p>
          </table:table-cell>
          <table:table-cell office:value-type="float" office:value="226415" table:style-name="ce16">
            <text:p><text:s/>226,415<text:s/></text:p>
          </table:table-cell>
          <table:table-cell office:value-type="float" office:value="11940" table:style-name="ce16">
            <text:p><text:s/>11,940<text:s/></text:p>
          </table:table-cell>
          <table:table-cell office:value-type="float" office:value="763237" table:style-name="ce16">
            <text:p><text:s/>763,237<text:s/></text:p>
          </table:table-cell>
          <table:table-cell office:value-type="float" office:value="61621451" table:style-name="ce16">
            <text:p><text:s/>61,621,451<text:s/></text:p>
          </table:table-cell>
          <table:table-cell office:value-type="float" office:value="4504752" table:style-name="ce16">
            <text:p><text:s/>4,504,752<text:s/></text:p>
          </table:table-cell>
          <table:table-cell office:value-type="float" office:value="37104042" table:style-name="ce17">
            <text:p><text:s/>37,104,042<text:s/></text:p>
          </table:table-cell>
          <table:table-cell office:value-type="float" office:value="1115363" table:style-name="ce16">
            <text:p><text:s/>1,115,363<text:s/></text:p>
          </table:table-cell>
          <table:table-cell office:value-type="float" office:value="28549" table:style-name="ce16">
            <text:p><text:s/>28,549<text:s/></text:p>
          </table:table-cell>
          <table:table-cell office:value-type="float" office:value="112612204" table:style-name="ce16">
            <text:p><text:s/>112,612,20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7" table:style-name="ce9">
            <text:p>1617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23" table:style-name="ce16">
            <text:p><text:s/>23<text:s/></text:p>
          </table:table-cell>
          <table:table-cell table:style-name="ce16"/>
          <table:table-cell office:value-type="float" office:value="72" table:style-name="ce16">
            <text:p><text:s/>72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101" table:style-name="ce16">
            <text:p><text:s/>101<text:s/></text:p>
          </table:table-cell>
          <table:table-cell office:value-type="float" office:value="2178" table:style-name="ce16">
            <text:p><text:s/>2,178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360" table:style-name="ce16">
            <text:p><text:s/>8,360<text:s/></text:p>
          </table:table-cell>
          <table:table-cell office:value-type="float" office:value="571" table:style-name="ce16">
            <text:p><text:s/>571<text:s/></text:p>
          </table:table-cell>
          <table:table-cell office:value-type="float" office:value="943" table:style-name="ce17">
            <text:p><text:s/>943<text:s/></text:p>
          </table:table-cell>
          <table:table-cell office:value-type="float" office:value="323" table:style-name="ce16">
            <text:p><text:s/>323<text:s/></text:p>
          </table:table-cell>
          <table:table-cell office:value-type="float" office:value="1158" table:style-name="ce16">
            <text:p><text:s/>1,158<text:s/></text:p>
          </table:table-cell>
          <table:table-cell office:value-type="float" office:value="13861" table:style-name="ce18">
            <text:p><text:s/>13,861<text:s/></text:p>
          </table:table-cell>
          <table:table-cell office:value-type="float" office:value="12.060344827586206" table:style-name="ce15">
            <text:p><text:s/>12<text:s/></text:p>
          </table:table-cell>
          <table:table-cell office:value-type="float" office:value="3.8695652173913042" table:style-name="ce16">
            <text:p><text:s/>4<text:s/></text:p>
          </table:table-cell>
          <table:table-cell table:style-name="ce16"/>
          <table:table-cell office:value-type="float" office:value="19.402777777777779" table:style-name="ce16">
            <text:p><text:s/>19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23.217821782178216" table:style-name="ce16">
            <text:p><text:s/>23<text:s/></text:p>
          </table:table-cell>
          <table:table-cell office:value-type="float" office:value="1.5734618916437098" table:style-name="ce16">
            <text:p><text:s/>2<text:s/></text:p>
          </table:table-cell>
          <table:table-cell office:value-type="float" office:value="10.571428571428571" table:style-name="ce16">
            <text:p><text:s/>11<text:s/></text:p>
          </table:table-cell>
          <table:table-cell office:value-type="float" office:value="29.417224880382776" table:style-name="ce16">
            <text:p><text:s/>29<text:s/></text:p>
          </table:table-cell>
          <table:table-cell office:value-type="float" office:value="3.3274956217162872E-2" table:style-name="ce16">
            <text:p><text:s/>0<text:s/></text:p>
          </table:table-cell>
          <table:table-cell office:value-type="float" office:value="5.6595970307529164" table:style-name="ce17">
            <text:p><text:s/>6<text:s/></text:p>
          </table:table-cell>
          <table:table-cell office:value-type="float" office:value="5.1888544891640871" table:style-name="ce16">
            <text:p><text:s/>5<text:s/></text:p>
          </table:table-cell>
          <table:table-cell office:value-type="float" office:value="1.9861830742659757E-2" table:style-name="ce16">
            <text:p><text:s/>0<text:s/></text:p>
          </table:table-cell>
          <table:table-cell office:value-type="float" office:value="18.881538128562152" table:style-name="ce18">
            <text:p><text:s/>19<text:s/></text:p>
          </table:table-cell>
          <table:table-cell office:value-type="float" office:value="1684936" table:style-name="ce19">
            <text:p><text:s/>1,684,936<text:s/></text:p>
          </table:table-cell>
          <table:table-cell office:value-type="float" office:value="646699" table:style-name="ce16">
            <text:p><text:s/>646,699<text:s/></text:p>
          </table:table-cell>
          <table:table-cell table:style-name="ce16"/>
          <table:table-cell office:value-type="float" office:value="5437799" table:style-name="ce16">
            <text:p><text:s/>5,437,799<text:s/></text:p>
          </table:table-cell>
          <table:table-cell office:value-type="float" office:value="6175" table:style-name="ce16">
            <text:p><text:s/>6,175<text:s/></text:p>
          </table:table-cell>
          <table:table-cell office:value-type="float" office:value="193427" table:style-name="ce16">
            <text:p><text:s/>193,427<text:s/></text:p>
          </table:table-cell>
          <table:table-cell office:value-type="float" office:value="10890" table:style-name="ce16">
            <text:p><text:s/>10,890<text:s/></text:p>
          </table:table-cell>
          <table:table-cell office:value-type="float" office:value="85313" table:style-name="ce16">
            <text:p><text:s/>85,313<text:s/></text:p>
          </table:table-cell>
          <table:table-cell office:value-type="float" office:value="68307103" table:style-name="ce16">
            <text:p><text:s/>68,307,103<text:s/></text:p>
          </table:table-cell>
          <table:table-cell office:value-type="float" office:value="10640020" table:style-name="ce16">
            <text:p><text:s/>10,640,020<text:s/></text:p>
          </table:table-cell>
          <table:table-cell office:value-type="float" office:value="53640847" table:style-name="ce17">
            <text:p><text:s/>53,640,847<text:s/></text:p>
          </table:table-cell>
          <table:table-cell office:value-type="float" office:value="1099566" table:style-name="ce16">
            <text:p><text:s/>1,099,566<text:s/></text:p>
          </table:table-cell>
          <table:table-cell office:value-type="float" office:value="26484" table:style-name="ce16">
            <text:p><text:s/>26,484<text:s/></text:p>
          </table:table-cell>
          <table:table-cell office:value-type="float" office:value="141779259" table:style-name="ce16">
            <text:p><text:s/>141,779,25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8" table:style-name="ce9">
            <text:p>1618</text:p>
          </table:table-cell>
          <table:table-cell office:value-type="float" office:value="103" table:style-name="ce15">
            <text:p><text:s/>103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62" table:style-name="ce16">
            <text:p><text:s/>62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8" table:style-name="ce16">
            <text:p><text:s/>98<text:s/></text:p>
          </table:table-cell>
          <table:table-cell office:value-type="float" office:value="2961" table:style-name="ce16">
            <text:p><text:s/>2,96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581" table:style-name="ce16">
            <text:p><text:s/>9,581<text:s/></text:p>
          </table:table-cell>
          <table:table-cell office:value-type="float" office:value="693" table:style-name="ce16">
            <text:p><text:s/>693<text:s/></text:p>
          </table:table-cell>
          <table:table-cell office:value-type="float" office:value="907" table:style-name="ce17">
            <text:p><text:s/>907<text:s/></text:p>
          </table:table-cell>
          <table:table-cell office:value-type="float" office:value="347" table:style-name="ce16">
            <text:p><text:s/>347<text:s/></text:p>
          </table:table-cell>
          <table:table-cell office:value-type="float" office:value="1338" table:style-name="ce16">
            <text:p><text:s/>1,338<text:s/></text:p>
          </table:table-cell>
          <table:table-cell office:value-type="float" office:value="16109" table:style-name="ce18">
            <text:p><text:s/>16,109<text:s/></text:p>
          </table:table-cell>
          <table:table-cell office:value-type="float" office:value="13.466019417475728" table:style-name="ce15">
            <text:p><text:s/>13<text:s/></text:p>
          </table:table-cell>
          <table:table-cell office:value-type="float" office:value="4.1428571428571432" table:style-name="ce16">
            <text:p><text:s/>4<text:s/></text:p>
          </table:table-cell>
          <table:table-cell table:style-name="ce16"/>
          <table:table-cell office:value-type="float" office:value="33.70967741935484" table:style-name="ce16">
            <text:p><text:s/>34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2.153061224489797" table:style-name="ce16">
            <text:p><text:s/>22<text:s/></text:p>
          </table:table-cell>
          <table:table-cell office:value-type="float" office:value="1.342789598108747" table:style-name="ce16">
            <text:p><text:s/>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30.77392756497234" table:style-name="ce16">
            <text:p><text:s/>31<text:s/></text:p>
          </table:table-cell>
          <table:table-cell office:value-type="float" office:value="1.443001443001443E-3" table:style-name="ce16">
            <text:p><text:s/>0<text:s/></text:p>
          </table:table-cell>
          <table:table-cell office:value-type="float" office:value="4.7883131201764053" table:style-name="ce17">
            <text:p><text:s/>5<text:s/></text:p>
          </table:table-cell>
          <table:table-cell office:value-type="float" office:value="5.184438040345821" table:style-name="ce16">
            <text:p><text:s/>5<text:s/></text:p>
          </table:table-cell>
          <table:table-cell office:value-type="float" office:value="9.7159940209267555E-3" table:style-name="ce16">
            <text:p><text:s/>0<text:s/></text:p>
          </table:table-cell>
          <table:table-cell office:value-type="float" office:value="19.2860512756844" table:style-name="ce18">
            <text:p><text:s/>19<text:s/></text:p>
          </table:table-cell>
          <table:table-cell office:value-type="float" office:value="1710637" table:style-name="ce19">
            <text:p><text:s/>1,710,637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4391005" table:style-name="ce16">
            <text:p><text:s/>4,391,005<text:s/></text:p>
          </table:table-cell>
          <table:table-cell office:value-type="float" office:value="6302" table:style-name="ce16">
            <text:p><text:s/>6,302<text:s/></text:p>
          </table:table-cell>
          <table:table-cell office:value-type="float" office:value="173917" table:style-name="ce16">
            <text:p><text:s/>173,917<text:s/></text:p>
          </table:table-cell>
          <table:table-cell office:value-type="float" office:value="14805" table:style-name="ce16">
            <text:p><text:s/>14,805<text:s/></text:p>
          </table:table-cell>
          <table:table-cell office:value-type="float" office:value="11727" table:style-name="ce16">
            <text:p><text:s/>11,727<text:s/></text:p>
          </table:table-cell>
          <table:table-cell office:value-type="float" office:value="70464133" table:style-name="ce16">
            <text:p><text:s/>70,464,133<text:s/></text:p>
          </table:table-cell>
          <table:table-cell office:value-type="float" office:value="4824698" table:style-name="ce16">
            <text:p><text:s/>4,824,698<text:s/></text:p>
          </table:table-cell>
          <table:table-cell office:value-type="float" office:value="53538227" table:style-name="ce17">
            <text:p><text:s/>53,538,227<text:s/></text:p>
          </table:table-cell>
          <table:table-cell office:value-type="float" office:value="1208519" table:style-name="ce16">
            <text:p><text:s/>1,208,519<text:s/></text:p>
          </table:table-cell>
          <table:table-cell office:value-type="float" office:value="33309" table:style-name="ce16">
            <text:p><text:s/>33,309<text:s/></text:p>
          </table:table-cell>
          <table:table-cell office:value-type="float" office:value="136661292" table:style-name="ce16">
            <text:p><text:s/>136,661,29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19" table:style-name="ce9">
            <text:p>1619</text:p>
          </table:table-cell>
          <table:table-cell office:value-type="float" office:value="123" table:style-name="ce15">
            <text:p><text:s/>123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6" table:style-name="ce16">
            <text:p><text:s/>96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116" table:style-name="ce16">
            <text:p><text:s/>116<text:s/></text:p>
          </table:table-cell>
          <table:table-cell office:value-type="float" office:value="2358" table:style-name="ce16">
            <text:p><text:s/>2,358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584" table:style-name="ce16">
            <text:p><text:s/>9,584<text:s/></text:p>
          </table:table-cell>
          <table:table-cell office:value-type="float" office:value="717" table:style-name="ce16">
            <text:p><text:s/>717<text:s/></text:p>
          </table:table-cell>
          <table:table-cell office:value-type="float" office:value="1102" table:style-name="ce17">
            <text:p><text:s/>1,102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328" table:style-name="ce16">
            <text:p><text:s/>1,328<text:s/></text:p>
          </table:table-cell>
          <table:table-cell office:value-type="float" office:value="15789" table:style-name="ce18">
            <text:p><text:s/>15,789<text:s/></text:p>
          </table:table-cell>
          <table:table-cell office:value-type="float" office:value="13.048780487804878" table:style-name="ce15">
            <text:p><text:s/>13<text:s/></text:p>
          </table:table-cell>
          <table:table-cell office:value-type="float" office:value="5.8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2.291666666666668" table:style-name="ce16">
            <text:p><text:s/>22<text:s/></text:p>
          </table:table-cell>
          <table:table-cell office:value-type="float" office:value="0.10526315789473684" table:style-name="ce16">
            <text:p><text:s/>0<text:s/></text:p>
          </table:table-cell>
          <table:table-cell office:value-type="float" office:value="24.655172413793103" table:style-name="ce16">
            <text:p><text:s/>25<text:s/></text:p>
          </table:table-cell>
          <table:table-cell office:value-type="float" office:value="1.2671755725190839" table:style-name="ce16">
            <text:p><text:s/>1<text:s/></text:p>
          </table:table-cell>
          <table:table-cell office:value-type="float" office:value="11.333333333333334" table:style-name="ce16">
            <text:p><text:s/>11<text:s/></text:p>
          </table:table-cell>
          <table:table-cell office:value-type="float" office:value="25.132095158597664" table:style-name="ce16">
            <text:p><text:s/>25<text:s/></text:p>
          </table:table-cell>
          <table:table-cell office:value-type="float" office:value="1.3947001394700139E-2" table:style-name="ce16">
            <text:p><text:s/>0<text:s/></text:p>
          </table:table-cell>
          <table:table-cell office:value-type="float" office:value="5.0254083484573506" table:style-name="ce17">
            <text:p><text:s/>5<text:s/></text:p>
          </table:table-cell>
          <table:table-cell office:value-type="float" office:value="5.0692771084337354" table:style-name="ce16">
            <text:p><text:s/>5<text:s/></text:p>
          </table:table-cell>
          <table:table-cell office:value-type="float" office:value="1.5060240963855422E-2" table:style-name="ce16">
            <text:p><text:s/>0<text:s/></text:p>
          </table:table-cell>
          <table:table-cell office:value-type="float" office:value="16.328393185128888" table:style-name="ce18">
            <text:p><text:s/>16<text:s/></text:p>
          </table:table-cell>
          <table:table-cell office:value-type="float" office:value="2185845" table:style-name="ce19">
            <text:p><text:s/>2,185,845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7586100" table:style-name="ce16">
            <text:p><text:s/>7,586,100<text:s/></text:p>
          </table:table-cell>
          <table:table-cell office:value-type="float" office:value="14526" table:style-name="ce16">
            <text:p><text:s/>14,526<text:s/></text:p>
          </table:table-cell>
          <table:table-cell office:value-type="float" office:value="208373" table:style-name="ce16">
            <text:p><text:s/>208,373<text:s/></text:p>
          </table:table-cell>
          <table:table-cell office:value-type="float" office:value="11790" table:style-name="ce16">
            <text:p><text:s/>11,790<text:s/></text:p>
          </table:table-cell>
          <table:table-cell office:value-type="float" office:value="11983" table:style-name="ce16">
            <text:p><text:s/>11,983<text:s/></text:p>
          </table:table-cell>
          <table:table-cell office:value-type="float" office:value="68668786" table:style-name="ce16">
            <text:p><text:s/>68,668,786<text:s/></text:p>
          </table:table-cell>
          <table:table-cell office:value-type="float" office:value="7437748" table:style-name="ce16">
            <text:p><text:s/>7,437,748<text:s/></text:p>
          </table:table-cell>
          <table:table-cell office:value-type="float" office:value="65792542" table:style-name="ce17">
            <text:p><text:s/>65,792,542<text:s/></text:p>
          </table:table-cell>
          <table:table-cell office:value-type="float" office:value="1112861" table:style-name="ce16">
            <text:p><text:s/>1,112,861<text:s/></text:p>
          </table:table-cell>
          <table:table-cell office:value-type="float" office:value="32108" table:style-name="ce16">
            <text:p><text:s/>32,108<text:s/></text:p>
          </table:table-cell>
          <table:table-cell office:value-type="float" office:value="153118857" table:style-name="ce16">
            <text:p><text:s/>153,118,85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0" table:style-name="ce9">
            <text:p>1620</text:p>
          </table:table-cell>
          <table:table-cell office:value-type="float" office:value="168" table:style-name="ce15">
            <text:p><text:s/>168<text:s/></text:p>
          </table:table-cell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131" table:style-name="ce16">
            <text:p><text:s/>131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2870" table:style-name="ce16">
            <text:p><text:s/>2,870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604" table:style-name="ce16">
            <text:p><text:s/>9,604<text:s/></text:p>
          </table:table-cell>
          <table:table-cell office:value-type="float" office:value="998" table:style-name="ce16">
            <text:p><text:s/>998<text:s/></text:p>
          </table:table-cell>
          <table:table-cell office:value-type="float" office:value="1086" table:style-name="ce17">
            <text:p><text:s/>1,086<text:s/></text:p>
          </table:table-cell>
          <table:table-cell office:value-type="float" office:value="335" table:style-name="ce16">
            <text:p><text:s/>335<text:s/></text:p>
          </table:table-cell>
          <table:table-cell office:value-type="float" office:value="1187" table:style-name="ce16">
            <text:p><text:s/>1,187<text:s/></text:p>
          </table:table-cell>
          <table:table-cell office:value-type="float" office:value="16508" table:style-name="ce18">
            <text:p><text:s/>16,508<text:s/></text:p>
          </table:table-cell>
          <table:table-cell office:value-type="float" office:value="11.785714285714286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6.03053435114504" table:style-name="ce16">
            <text:p><text:s/>26<text:s/></text:p>
          </table:table-cell>
          <table:table-cell office:value-type="float" office:value="0.375" table:style-name="ce16">
            <text:p><text:s/>0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1.3536585365853659" table:style-name="ce16">
            <text:p><text:s/>1<text:s/></text:p>
          </table:table-cell>
          <table:table-cell office:value-type="float" office:value="244.33333333333334" table:style-name="ce16">
            <text:p><text:s/>244<text:s/></text:p>
          </table:table-cell>
          <table:table-cell office:value-type="float" office:value="28.240628904623073" table:style-name="ce16">
            <text:p><text:s/>28<text:s/></text:p>
          </table:table-cell>
          <table:table-cell office:value-type="float" office:value="2.004008016032064E-3" table:style-name="ce16">
            <text:p><text:s/>0<text:s/></text:p>
          </table:table-cell>
          <table:table-cell office:value-type="float" office:value="4.3314917127071819" table:style-name="ce17">
            <text:p><text:s/>4<text:s/></text:p>
          </table:table-cell>
          <table:table-cell office:value-type="float" office:value="5.1970149253731339" table:style-name="ce16">
            <text:p><text:s/>5<text:s/></text:p>
          </table:table-cell>
          <table:table-cell office:value-type="float" office:value="1.8534119629317607E-2" table:style-name="ce16">
            <text:p><text:s/>0<text:s/></text:p>
          </table:table-cell>
          <table:table-cell office:value-type="float" office:value="17.627029319118002" table:style-name="ce18">
            <text:p><text:s/>18<text:s/></text:p>
          </table:table-cell>
          <table:table-cell office:value-type="float" office:value="2814409" table:style-name="ce19">
            <text:p><text:s/>2,814,409<text:s/></text:p>
          </table:table-cell>
          <table:table-cell office:value-type="float" office:value="328969" table:style-name="ce16">
            <text:p><text:s/>328,969<text:s/></text:p>
          </table:table-cell>
          <table:table-cell table:style-name="ce16"/>
          <table:table-cell office:value-type="float" office:value="12011268" table:style-name="ce16">
            <text:p><text:s/>12,011,268<text:s/></text:p>
          </table:table-cell>
          <table:table-cell office:value-type="float" office:value="5764" table:style-name="ce16">
            <text:p><text:s/>5,764<text:s/></text:p>
          </table:table-cell>
          <table:table-cell office:value-type="float" office:value="182023" table:style-name="ce16">
            <text:p><text:s/>182,023<text:s/></text:p>
          </table:table-cell>
          <table:table-cell office:value-type="float" office:value="14350" table:style-name="ce16">
            <text:p><text:s/>14,350<text:s/></text:p>
          </table:table-cell>
          <table:table-cell office:value-type="float" office:value="8856086" table:style-name="ce16">
            <text:p><text:s/>8,856,086<text:s/></text:p>
          </table:table-cell>
          <table:table-cell office:value-type="float" office:value="84615744" table:style-name="ce16">
            <text:p><text:s/>84,615,744<text:s/></text:p>
          </table:table-cell>
          <table:table-cell office:value-type="float" office:value="8145296" table:style-name="ce16">
            <text:p><text:s/>8,145,296<text:s/></text:p>
          </table:table-cell>
          <table:table-cell office:value-type="float" office:value="60108855" table:style-name="ce17">
            <text:p><text:s/>60,108,855<text:s/></text:p>
          </table:table-cell>
          <table:table-cell office:value-type="float" office:value="1213239" table:style-name="ce16">
            <text:p><text:s/>1,213,239<text:s/></text:p>
          </table:table-cell>
          <table:table-cell office:value-type="float" office:value="42017" table:style-name="ce16">
            <text:p><text:s/>42,017<text:s/></text:p>
          </table:table-cell>
          <table:table-cell office:value-type="float" office:value="178338020" table:style-name="ce16">
            <text:p><text:s/>178,338,02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1" table:style-name="ce9">
            <text:p>1621</text:p>
          </table:table-cell>
          <table:table-cell office:value-type="float" office:value="157" table:style-name="ce15">
            <text:p><text:s/>157<text:s/></text:p>
          </table:table-cell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46" table:style-name="ce16">
            <text:p><text:s/>46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76" table:style-name="ce16">
            <text:p><text:s/>76<text:s/></text:p>
          </table:table-cell>
          <table:table-cell office:value-type="float" office:value="2749" table:style-name="ce16">
            <text:p><text:s/>2,749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0142" table:style-name="ce16">
            <text:p><text:s/>10,142<text:s/></text:p>
          </table:table-cell>
          <table:table-cell office:value-type="float" office:value="606" table:style-name="ce16">
            <text:p><text:s/>606<text:s/></text:p>
          </table:table-cell>
          <table:table-cell office:value-type="float" office:value="1143" table:style-name="ce17">
            <text:p><text:s/>1,143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073" table:style-name="ce16">
            <text:p><text:s/>1,073<text:s/></text:p>
          </table:table-cell>
          <table:table-cell office:value-type="float" office:value="16347" table:style-name="ce18">
            <text:p><text:s/>16,347<text:s/></text:p>
          </table:table-cell>
          <table:table-cell office:value-type="float" office:value="11.802547770700636" table:style-name="ce15">
            <text:p><text:s/>12<text:s/></text:p>
          </table:table-cell>
          <table:table-cell office:value-type="float" office:value="3.375" table:style-name="ce16">
            <text:p><text:s/>3<text:s/></text:p>
          </table:table-cell>
          <table:table-cell table:style-name="ce16"/>
          <table:table-cell office:value-type="float" office:value="11.326086956521738" table:style-name="ce16">
            <text:p><text:s/>11<text:s/></text:p>
          </table:table-cell>
          <table:table-cell office:value-type="float" office:value="0.1875" table:style-name="ce16">
            <text:p><text:s/>0<text:s/></text:p>
          </table:table-cell>
          <table:table-cell office:value-type="float" office:value="23.092105263157894" table:style-name="ce16">
            <text:p><text:s/>23<text:s/></text:p>
          </table:table-cell>
          <table:table-cell office:value-type="float" office:value="2.310294652600946" table:style-name="ce16">
            <text:p><text:s/>2<text:s/></text:p>
          </table:table-cell>
          <table:table-cell office:value-type="float" office:value="297" table:style-name="ce16">
            <text:p><text:s/>297<text:s/></text:p>
          </table:table-cell>
          <table:table-cell office:value-type="float" office:value="26.803589035693157" table:style-name="ce16">
            <text:p><text:s/>27<text:s/></text:p>
          </table:table-cell>
          <table:table-cell office:value-type="float" office:value="2.3102310231023101E-2" table:style-name="ce16">
            <text:p><text:s/>0<text:s/></text:p>
          </table:table-cell>
          <table:table-cell office:value-type="float" office:value="5.1049868766404201" table:style-name="ce17">
            <text:p><text:s/>5<text:s/></text:p>
          </table:table-cell>
          <table:table-cell office:value-type="float" office:value="5.1075949367088604" table:style-name="ce16">
            <text:p><text:s/>5<text:s/></text:p>
          </table:table-cell>
          <table:table-cell office:value-type="float" office:value="2.7958993476234857E-3" table:style-name="ce16">
            <text:p><text:s/>0<text:s/></text:p>
          </table:table-cell>
          <table:table-cell office:value-type="float" office:value="17.857955588181319" table:style-name="ce18">
            <text:p><text:s/>18<text:s/></text:p>
          </table:table-cell>
          <table:table-cell office:value-type="float" office:value="2078574" table:style-name="ce19">
            <text:p><text:s/>2,078,574<text:s/></text:p>
          </table:table-cell>
          <table:table-cell office:value-type="float" office:value="590165" table:style-name="ce16">
            <text:p><text:s/>590,165<text:s/></text:p>
          </table:table-cell>
          <table:table-cell table:style-name="ce16"/>
          <table:table-cell office:value-type="float" office:value="2410613" table:style-name="ce16">
            <text:p><text:s/>2,410,613<text:s/></text:p>
          </table:table-cell>
          <table:table-cell office:value-type="float" office:value="15119" table:style-name="ce16">
            <text:p><text:s/>15,119<text:s/></text:p>
          </table:table-cell>
          <table:table-cell office:value-type="float" office:value="122760" table:style-name="ce16">
            <text:p><text:s/>122,760<text:s/></text:p>
          </table:table-cell>
          <table:table-cell office:value-type="float" office:value="13745" table:style-name="ce16">
            <text:p><text:s/>13,745<text:s/></text:p>
          </table:table-cell>
          <table:table-cell office:value-type="float" office:value="7041007" table:style-name="ce16">
            <text:p><text:s/>7,041,007<text:s/></text:p>
          </table:table-cell>
          <table:table-cell office:value-type="float" office:value="74186410" table:style-name="ce16">
            <text:p><text:s/>74,186,410<text:s/></text:p>
          </table:table-cell>
          <table:table-cell office:value-type="float" office:value="6476723" table:style-name="ce16">
            <text:p><text:s/>6,476,723<text:s/></text:p>
          </table:table-cell>
          <table:table-cell office:value-type="float" office:value="64079240" table:style-name="ce17">
            <text:p><text:s/>64,079,240<text:s/></text:p>
          </table:table-cell>
          <table:table-cell office:value-type="float" office:value="1087990" table:style-name="ce16">
            <text:p><text:s/>1,087,990<text:s/></text:p>
          </table:table-cell>
          <table:table-cell office:value-type="float" office:value="29774" table:style-name="ce16">
            <text:p><text:s/>29,774<text:s/></text:p>
          </table:table-cell>
          <table:table-cell office:value-type="float" office:value="158132120" table:style-name="ce16">
            <text:p><text:s/>158,132,12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2" table:style-name="ce9">
            <text:p>1622</text:p>
          </table:table-cell>
          <table:table-cell office:value-type="float" office:value="121" table:style-name="ce15">
            <text:p><text:s/>12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68" table:style-name="ce16">
            <text:p><text:s/>68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110" table:style-name="ce16">
            <text:p><text:s/>110<text:s/></text:p>
          </table:table-cell>
          <table:table-cell office:value-type="float" office:value="2329" table:style-name="ce16">
            <text:p><text:s/>2,32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000" table:style-name="ce16">
            <text:p><text:s/>9,000<text:s/></text:p>
          </table:table-cell>
          <table:table-cell office:value-type="float" office:value="374" table:style-name="ce16">
            <text:p><text:s/>374<text:s/></text:p>
          </table:table-cell>
          <table:table-cell office:value-type="float" office:value="1064" table:style-name="ce17">
            <text:p><text:s/>1,064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036" table:style-name="ce16">
            <text:p><text:s/>1,036<text:s/></text:p>
          </table:table-cell>
          <table:table-cell office:value-type="float" office:value="14447" table:style-name="ce18">
            <text:p><text:s/>14,447<text:s/></text:p>
          </table:table-cell>
          <table:table-cell office:value-type="float" office:value="12.743801652892563" table:style-name="ce15">
            <text:p><text:s/>13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3.205882352941176" table:style-name="ce16">
            <text:p><text:s/>13<text:s/></text:p>
          </table:table-cell>
          <table:table-cell office:value-type="float" office:value="0.1111111111111111" table:style-name="ce16">
            <text:p><text:s/>0<text:s/></text:p>
          </table:table-cell>
          <table:table-cell office:value-type="float" office:value="26.327272727272728" table:style-name="ce16">
            <text:p><text:s/>26<text:s/></text:p>
          </table:table-cell>
          <table:table-cell office:value-type="float" office:value="1.2992700729927007" table:style-name="ce16">
            <text:p><text:s/>1<text:s/></text:p>
          </table:table-cell>
          <table:table-cell office:value-type="float" office:value="38.5" table:style-name="ce16">
            <text:p><text:s/>39<text:s/></text:p>
          </table:table-cell>
          <table:table-cell office:value-type="float" office:value="28.28488888888889" table:style-name="ce16">
            <text:p><text:s/>28<text:s/></text:p>
          </table:table-cell>
          <table:table-cell office:value-type="float" office:value="1.3368983957219251E-2" table:style-name="ce16">
            <text:p><text:s/>0<text:s/></text:p>
          </table:table-cell>
          <table:table-cell office:value-type="float" office:value="4.9708646616541357" table:style-name="ce17">
            <text:p><text:s/>5<text:s/></text:p>
          </table:table-cell>
          <table:table-cell office:value-type="float" office:value="5.2409638554216871" table:style-name="ce16">
            <text:p><text:s/>5<text:s/></text:p>
          </table:table-cell>
          <table:table-cell office:value-type="float" office:value="3.8610038610038611E-3" table:style-name="ce16">
            <text:p><text:s/>0<text:s/></text:p>
          </table:table-cell>
          <table:table-cell office:value-type="float" office:value="18.692392884335849" table:style-name="ce18">
            <text:p><text:s/>19<text:s/></text:p>
          </table:table-cell>
          <table:table-cell office:value-type="float" office:value="2063366" table:style-name="ce19">
            <text:p><text:s/>2,063,366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245797" table:style-name="ce16">
            <text:p><text:s/>6,245,797<text:s/></text:p>
          </table:table-cell>
          <table:table-cell office:value-type="float" office:value="9482" table:style-name="ce16">
            <text:p><text:s/>9,482<text:s/></text:p>
          </table:table-cell>
          <table:table-cell office:value-type="float" office:value="193207" table:style-name="ce16">
            <text:p><text:s/>193,207<text:s/></text:p>
          </table:table-cell>
          <table:table-cell office:value-type="float" office:value="11645" table:style-name="ce16">
            <text:p><text:s/>11,645<text:s/></text:p>
          </table:table-cell>
          <table:table-cell office:value-type="float" office:value="64575" table:style-name="ce16">
            <text:p><text:s/>64,575<text:s/></text:p>
          </table:table-cell>
          <table:table-cell office:value-type="float" office:value="61759146" table:style-name="ce16">
            <text:p><text:s/>61,759,146<text:s/></text:p>
          </table:table-cell>
          <table:table-cell office:value-type="float" office:value="2667179" table:style-name="ce16">
            <text:p><text:s/>2,667,179<text:s/></text:p>
          </table:table-cell>
          <table:table-cell office:value-type="float" office:value="68319977" table:style-name="ce17">
            <text:p><text:s/>68,319,977<text:s/></text:p>
          </table:table-cell>
          <table:table-cell office:value-type="float" office:value="1197129" table:style-name="ce16">
            <text:p><text:s/>1,197,129<text:s/></text:p>
          </table:table-cell>
          <table:table-cell office:value-type="float" office:value="22720" table:style-name="ce16">
            <text:p><text:s/>22,720<text:s/></text:p>
          </table:table-cell>
          <table:table-cell office:value-type="float" office:value="142565462" table:style-name="ce16">
            <text:p><text:s/>142,565,46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3" table:style-name="ce9">
            <text:p>1623</text:p>
          </table:table-cell>
          <table:table-cell office:value-type="float" office:value="131" table:style-name="ce15">
            <text:p><text:s/>131<text:s/></text:p>
          </table:table-cell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53" table:style-name="ce16">
            <text:p><text:s/>53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99" table:style-name="ce16">
            <text:p><text:s/>99<text:s/></text:p>
          </table:table-cell>
          <table:table-cell office:value-type="float" office:value="2658" table:style-name="ce16">
            <text:p><text:s/>2,658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612" table:style-name="ce16">
            <text:p><text:s/>9,612<text:s/></text:p>
          </table:table-cell>
          <table:table-cell office:value-type="float" office:value="445" table:style-name="ce16">
            <text:p><text:s/>445<text:s/></text:p>
          </table:table-cell>
          <table:table-cell office:value-type="float" office:value="995" table:style-name="ce17">
            <text:p><text:s/>995<text:s/></text:p>
          </table:table-cell>
          <table:table-cell office:value-type="float" office:value="352" table:style-name="ce16">
            <text:p><text:s/>352<text:s/></text:p>
          </table:table-cell>
          <table:table-cell office:value-type="float" office:value="1161" table:style-name="ce16">
            <text:p><text:s/>1,161<text:s/></text:p>
          </table:table-cell>
          <table:table-cell office:value-type="float" office:value="15549" table:style-name="ce18">
            <text:p><text:s/>15,549<text:s/></text:p>
          </table:table-cell>
          <table:table-cell office:value-type="float" office:value="12.122137404580153" table:style-name="ce15">
            <text:p><text:s/>12<text:s/></text:p>
          </table:table-cell>
          <table:table-cell office:value-type="float" office:value="6.8636363636363633" table:style-name="ce16">
            <text:p><text:s/>7<text:s/></text:p>
          </table:table-cell>
          <table:table-cell table:style-name="ce16"/>
          <table:table-cell office:value-type="float" office:value="17.30188679245283" table:style-name="ce16">
            <text:p><text:s/>17<text:s/></text:p>
          </table:table-cell>
          <table:table-cell office:value-type="float" office:value="9.0909090909090912E-2" table:style-name="ce16">
            <text:p><text:s/>0<text:s/></text:p>
          </table:table-cell>
          <table:table-cell office:value-type="float" office:value="23.363636363636363" table:style-name="ce16">
            <text:p><text:s/>23<text:s/></text:p>
          </table:table-cell>
          <table:table-cell office:value-type="float" office:value="1.3713318284424378" table:style-name="ce16">
            <text:p><text:s/>1<text:s/></text:p>
          </table:table-cell>
          <table:table-cell office:value-type="float" office:value="9.8000000000000007" table:style-name="ce16">
            <text:p><text:s/>10<text:s/></text:p>
          </table:table-cell>
          <table:table-cell office:value-type="float" office:value="26.668643362463587" table:style-name="ce16">
            <text:p><text:s/>27<text:s/></text:p>
          </table:table-cell>
          <table:table-cell office:value-type="float" office:value="1.1235955056179775E-2" table:style-name="ce16">
            <text:p><text:s/>0<text:s/></text:p>
          </table:table-cell>
          <table:table-cell office:value-type="float" office:value="4.0603015075376883" table:style-name="ce17">
            <text:p><text:s/>4<text:s/></text:p>
          </table:table-cell>
          <table:table-cell office:value-type="float" office:value="5.2982954545454541" table:style-name="ce16">
            <text:p><text:s/>5<text:s/></text:p>
          </table:table-cell>
          <table:table-cell office:value-type="float" office:value="1.9810508182601206E-2" table:style-name="ce16">
            <text:p><text:s/>0<text:s/></text:p>
          </table:table-cell>
          <table:table-cell office:value-type="float" office:value="17.427808862306257" table:style-name="ce18">
            <text:p><text:s/>17<text:s/></text:p>
          </table:table-cell>
          <table:table-cell office:value-type="float" office:value="2326275" table:style-name="ce19">
            <text:p><text:s/>2,326,275<text:s/></text:p>
          </table:table-cell>
          <table:table-cell office:value-type="float" office:value="1496253" table:style-name="ce16">
            <text:p><text:s/>1,496,253<text:s/></text:p>
          </table:table-cell>
          <table:table-cell table:style-name="ce16"/>
          <table:table-cell office:value-type="float" office:value="3110914" table:style-name="ce16">
            <text:p><text:s/>3,110,914<text:s/></text:p>
          </table:table-cell>
          <table:table-cell office:value-type="float" office:value="8661" table:style-name="ce16">
            <text:p><text:s/>8,661<text:s/></text:p>
          </table:table-cell>
          <table:table-cell office:value-type="float" office:value="169750" table:style-name="ce16">
            <text:p><text:s/>169,750<text:s/></text:p>
          </table:table-cell>
          <table:table-cell office:value-type="float" office:value="13290" table:style-name="ce16">
            <text:p><text:s/>13,290<text:s/></text:p>
          </table:table-cell>
          <table:table-cell office:value-type="float" office:value="101974" table:style-name="ce16">
            <text:p><text:s/>101,974<text:s/></text:p>
          </table:table-cell>
          <table:table-cell office:value-type="float" office:value="70537001" table:style-name="ce16">
            <text:p><text:s/>70,537,001<text:s/></text:p>
          </table:table-cell>
          <table:table-cell office:value-type="float" office:value="2991870" table:style-name="ce16">
            <text:p><text:s/>2,991,870<text:s/></text:p>
          </table:table-cell>
          <table:table-cell office:value-type="float" office:value="48961326" table:style-name="ce17">
            <text:p><text:s/>48,961,326<text:s/></text:p>
          </table:table-cell>
          <table:table-cell office:value-type="float" office:value="1169014" table:style-name="ce16">
            <text:p><text:s/>1,169,014<text:s/></text:p>
          </table:table-cell>
          <table:table-cell office:value-type="float" office:value="28572" table:style-name="ce16">
            <text:p><text:s/>28,572<text:s/></text:p>
          </table:table-cell>
          <table:table-cell office:value-type="float" office:value="130914900" table:style-name="ce16">
            <text:p><text:s/>130,914,90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4" table:style-name="ce9">
            <text:p>1624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37" table:style-name="ce16">
            <text:p><text:s/>37<text:s/></text:p>
          </table:table-cell>
          <table:table-cell table:style-name="ce16"/>
          <table:table-cell office:value-type="float" office:value="59" table:style-name="ce16">
            <text:p><text:s/>59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105" table:style-name="ce16">
            <text:p><text:s/>105<text:s/></text:p>
          </table:table-cell>
          <table:table-cell office:value-type="float" office:value="2264" table:style-name="ce16">
            <text:p><text:s/>2,264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9410" table:style-name="ce16">
            <text:p><text:s/>9,410<text:s/></text:p>
          </table:table-cell>
          <table:table-cell office:value-type="float" office:value="406" table:style-name="ce16">
            <text:p><text:s/>406<text:s/></text:p>
          </table:table-cell>
          <table:table-cell office:value-type="float" office:value="1161" table:style-name="ce17">
            <text:p><text:s/>1,161<text:s/></text:p>
          </table:table-cell>
          <table:table-cell office:value-type="float" office:value="310" table:style-name="ce16">
            <text:p><text:s/>310<text:s/></text:p>
          </table:table-cell>
          <table:table-cell office:value-type="float" office:value="1120" table:style-name="ce16">
            <text:p><text:s/>1,120<text:s/></text:p>
          </table:table-cell>
          <table:table-cell office:value-type="float" office:value="15014" table:style-name="ce18">
            <text:p><text:s/>15,014<text:s/></text:p>
          </table:table-cell>
          <table:table-cell office:value-type="float" office:value="13.094827586206897" table:style-name="ce15">
            <text:p><text:s/>13<text:s/></text:p>
          </table:table-cell>
          <table:table-cell office:value-type="float" office:value="7.8378378378378377" table:style-name="ce16">
            <text:p><text:s/>8<text:s/></text:p>
          </table:table-cell>
          <table:table-cell table:style-name="ce16"/>
          <table:table-cell office:value-type="float" office:value="23.610169491525422" table:style-name="ce16">
            <text:p><text:s/>24<text:s/></text:p>
          </table:table-cell>
          <table:table-cell office:value-type="float" office:value="0.30769230769230771" table:style-name="ce16">
            <text:p><text:s/>0<text:s/></text:p>
          </table:table-cell>
          <table:table-cell office:value-type="float" office:value="24.657142857142858" table:style-name="ce16">
            <text:p><text:s/>25<text:s/></text:p>
          </table:table-cell>
          <table:table-cell office:value-type="float" office:value="1.8599823321554769" table:style-name="ce16">
            <text:p><text:s/>2<text:s/></text:p>
          </table:table-cell>
          <table:table-cell office:value-type="float" office:value="142.15384615384616" table:style-name="ce16">
            <text:p><text:s/>142<text:s/></text:p>
          </table:table-cell>
          <table:table-cell office:value-type="float" office:value="28.680340063761957" table:style-name="ce16">
            <text:p><text:s/>29<text:s/></text:p>
          </table:table-cell>
          <table:table-cell office:value-type="float" office:value="2.7093596059113302E-2" table:style-name="ce16">
            <text:p><text:s/>0<text:s/></text:p>
          </table:table-cell>
          <table:table-cell office:value-type="float" office:value="4.3298880275624461" table:style-name="ce17">
            <text:p><text:s/>4<text:s/></text:p>
          </table:table-cell>
          <table:table-cell office:value-type="float" office:value="5.2612903225806456" table:style-name="ce16">
            <text:p><text:s/>5<text:s/></text:p>
          </table:table-cell>
          <table:table-cell office:value-type="float" office:value="1.607142857142857E-2" table:style-name="ce16">
            <text:p><text:s/>0<text:s/></text:p>
          </table:table-cell>
          <table:table-cell office:value-type="float" office:value="19.210270414280004" table:style-name="ce18">
            <text:p><text:s/>19<text:s/></text:p>
          </table:table-cell>
          <table:table-cell office:value-type="float" office:value="2085603" table:style-name="ce19">
            <text:p><text:s/>2,085,603<text:s/></text:p>
          </table:table-cell>
          <table:table-cell office:value-type="float" office:value="2075518" table:style-name="ce16">
            <text:p><text:s/>2,075,518<text:s/></text:p>
          </table:table-cell>
          <table:table-cell table:style-name="ce16"/>
          <table:table-cell office:value-type="float" office:value="1395723" table:style-name="ce16">
            <text:p><text:s/>1,395,723<text:s/></text:p>
          </table:table-cell>
          <table:table-cell office:value-type="float" office:value="10457" table:style-name="ce16">
            <text:p><text:s/>10,457<text:s/></text:p>
          </table:table-cell>
          <table:table-cell office:value-type="float" office:value="176552" table:style-name="ce16">
            <text:p><text:s/>176,552<text:s/></text:p>
          </table:table-cell>
          <table:table-cell office:value-type="float" office:value="11320" table:style-name="ce16">
            <text:p><text:s/>11,320<text:s/></text:p>
          </table:table-cell>
          <table:table-cell office:value-type="float" office:value="8600424" table:style-name="ce16">
            <text:p><text:s/>8,600,424<text:s/></text:p>
          </table:table-cell>
          <table:table-cell office:value-type="float" office:value="71950011" table:style-name="ce16">
            <text:p><text:s/>71,950,011<text:s/></text:p>
          </table:table-cell>
          <table:table-cell office:value-type="float" office:value="6008801" table:style-name="ce16">
            <text:p><text:s/>6,008,801<text:s/></text:p>
          </table:table-cell>
          <table:table-cell office:value-type="float" office:value="66655111" table:style-name="ce17">
            <text:p><text:s/>66,655,111<text:s/></text:p>
          </table:table-cell>
          <table:table-cell office:value-type="float" office:value="1043569" table:style-name="ce16">
            <text:p><text:s/>1,043,569<text:s/></text:p>
          </table:table-cell>
          <table:table-cell office:value-type="float" office:value="25540" table:style-name="ce16">
            <text:p><text:s/>25,540<text:s/></text:p>
          </table:table-cell>
          <table:table-cell office:value-type="float" office:value="160038629" table:style-name="ce16">
            <text:p><text:s/>160,038,62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5" table:style-name="ce9">
            <text:p>1625</text:p>
          </table:table-cell>
          <table:table-cell office:value-type="float" office:value="108" table:style-name="ce15">
            <text:p><text:s/>108<text:s/></text:p>
          </table:table-cell>
          <table:table-cell office:value-type="float" office:value="27" table:style-name="ce16">
            <text:p><text:s/>27<text:s/></text:p>
          </table:table-cell>
          <table:table-cell table:style-name="ce16"/>
          <table:table-cell office:value-type="float" office:value="76" table:style-name="ce16">
            <text:p><text:s/>76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116" table:style-name="ce16">
            <text:p><text:s/>116<text:s/></text:p>
          </table:table-cell>
          <table:table-cell office:value-type="float" office:value="2163" table:style-name="ce16">
            <text:p><text:s/>2,163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8786" table:style-name="ce16">
            <text:p><text:s/>8,786<text:s/></text:p>
          </table:table-cell>
          <table:table-cell office:value-type="float" office:value="502" table:style-name="ce16">
            <text:p><text:s/>502<text:s/></text:p>
          </table:table-cell>
          <table:table-cell office:value-type="float" office:value="910" table:style-name="ce17">
            <text:p><text:s/>910<text:s/></text:p>
          </table:table-cell>
          <table:table-cell office:value-type="float" office:value="314" table:style-name="ce16">
            <text:p><text:s/>314<text:s/></text:p>
          </table:table-cell>
          <table:table-cell office:value-type="float" office:value="1101" table:style-name="ce16">
            <text:p><text:s/>1,101<text:s/></text:p>
          </table:table-cell>
          <table:table-cell office:value-type="float" office:value="14122" table:style-name="ce18">
            <text:p><text:s/>14,122<text:s/></text:p>
          </table:table-cell>
          <table:table-cell office:value-type="float" office:value="12.796296296296296" table:style-name="ce15">
            <text:p><text:s/>13<text:s/></text:p>
          </table:table-cell>
          <table:table-cell office:value-type="float" office:value="3.9629629629629628" table:style-name="ce16">
            <text:p><text:s/>4<text:s/></text:p>
          </table:table-cell>
          <table:table-cell table:style-name="ce16"/>
          <table:table-cell office:value-type="float" office:value="7.6710526315789478" table:style-name="ce16">
            <text:p><text:s/>8<text:s/></text:p>
          </table:table-cell>
          <table:table-cell office:value-type="float" office:value="0.66666666666666663" table:style-name="ce16">
            <text:p><text:s/>1<text:s/></text:p>
          </table:table-cell>
          <table:table-cell office:value-type="float" office:value="21.913793103448278" table:style-name="ce16">
            <text:p><text:s/>22<text:s/></text:p>
          </table:table-cell>
          <table:table-cell office:value-type="float" office:value="2.6463245492371708" table:style-name="ce16">
            <text:p><text:s/>3<text:s/></text:p>
          </table:table-cell>
          <table:table-cell office:value-type="float" office:value="54.5" table:style-name="ce16">
            <text:p><text:s/>55<text:s/></text:p>
          </table:table-cell>
          <table:table-cell office:value-type="float" office:value="26.593785567949009" table:style-name="ce16">
            <text:p><text:s/>27<text:s/></text:p>
          </table:table-cell>
          <table:table-cell office:value-type="float" office:value="1.1952191235059761E-2" table:style-name="ce16">
            <text:p><text:s/>0<text:s/></text:p>
          </table:table-cell>
          <table:table-cell office:value-type="float" office:value="4.6329670329670334" table:style-name="ce17">
            <text:p><text:s/>5<text:s/></text:p>
          </table:table-cell>
          <table:table-cell office:value-type="float" office:value="5.1496815286624207" table:style-name="ce16">
            <text:p><text:s/>5<text:s/></text:p>
          </table:table-cell>
          <table:table-cell office:value-type="float" office:value="1.5440508628519528E-2" table:style-name="ce16">
            <text:p><text:s/>0<text:s/></text:p>
          </table:table-cell>
          <table:table-cell office:value-type="float" office:value="17.731057923806826" table:style-name="ce18">
            <text:p><text:s/>18<text:s/></text:p>
          </table:table-cell>
          <table:table-cell office:value-type="float" office:value="1639165" table:style-name="ce19">
            <text:p><text:s/>1,639,165<text:s/></text:p>
          </table:table-cell>
          <table:table-cell office:value-type="float" office:value="491791" table:style-name="ce16">
            <text:p><text:s/>491,791<text:s/></text:p>
          </table:table-cell>
          <table:table-cell table:style-name="ce16"/>
          <table:table-cell office:value-type="float" office:value="6219140" table:style-name="ce16">
            <text:p><text:s/>6,219,140<text:s/></text:p>
          </table:table-cell>
          <table:table-cell office:value-type="float" office:value="7009" table:style-name="ce16">
            <text:p><text:s/>7,009<text:s/></text:p>
          </table:table-cell>
          <table:table-cell office:value-type="float" office:value="207794" table:style-name="ce16">
            <text:p><text:s/>207,794<text:s/></text:p>
          </table:table-cell>
          <table:table-cell office:value-type="float" office:value="10815" table:style-name="ce16">
            <text:p><text:s/>10,815<text:s/></text:p>
          </table:table-cell>
          <table:table-cell office:value-type="float" office:value="2733562" table:style-name="ce16">
            <text:p><text:s/>2,733,562<text:s/></text:p>
          </table:table-cell>
          <table:table-cell office:value-type="float" office:value="61707742" table:style-name="ce16">
            <text:p><text:s/>61,707,742<text:s/></text:p>
          </table:table-cell>
          <table:table-cell office:value-type="float" office:value="4720517" table:style-name="ce16">
            <text:p><text:s/>4,720,517<text:s/></text:p>
          </table:table-cell>
          <table:table-cell office:value-type="float" office:value="51580080" table:style-name="ce17">
            <text:p><text:s/>51,580,080<text:s/></text:p>
          </table:table-cell>
          <table:table-cell office:value-type="float" office:value="1014858" table:style-name="ce16">
            <text:p><text:s/>1,014,858<text:s/></text:p>
          </table:table-cell>
          <table:table-cell office:value-type="float" office:value="22246" table:style-name="ce16">
            <text:p><text:s/>22,246<text:s/></text:p>
          </table:table-cell>
          <table:table-cell office:value-type="float" office:value="130354719" table:style-name="ce16">
            <text:p><text:s/>130,354,71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6" table:style-name="ce9">
            <text:p>1626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28" table:style-name="ce16">
            <text:p><text:s/>28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115" table:style-name="ce16">
            <text:p><text:s/>115<text:s/></text:p>
          </table:table-cell>
          <table:table-cell office:value-type="float" office:value="1899" table:style-name="ce16">
            <text:p><text:s/>1,89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475" table:style-name="ce16">
            <text:p><text:s/>9,475<text:s/></text:p>
          </table:table-cell>
          <table:table-cell office:value-type="float" office:value="600" table:style-name="ce16">
            <text:p><text:s/>600<text:s/></text:p>
          </table:table-cell>
          <table:table-cell office:value-type="float" office:value="928" table:style-name="ce17">
            <text:p><text:s/>928<text:s/></text:p>
          </table:table-cell>
          <table:table-cell office:value-type="float" office:value="351" table:style-name="ce16">
            <text:p><text:s/>351<text:s/></text:p>
          </table:table-cell>
          <table:table-cell office:value-type="float" office:value="1184" table:style-name="ce16">
            <text:p><text:s/>1,184<text:s/></text:p>
          </table:table-cell>
          <table:table-cell office:value-type="float" office:value="14718" table:style-name="ce18">
            <text:p><text:s/>14,718<text:s/></text:p>
          </table:table-cell>
          <table:table-cell office:value-type="float" office:value="14.979797979797979" table:style-name="ce15">
            <text:p><text:s/>15<text:s/></text:p>
          </table:table-cell>
          <table:table-cell office:value-type="float" office:value="2.1538461538461537" table:style-name="ce16">
            <text:p><text:s/>2<text:s/></text:p>
          </table:table-cell>
          <table:table-cell table:style-name="ce16"/>
          <table:table-cell office:value-type="float" office:value="44.607142857142854" table:style-name="ce16">
            <text:p><text:s/>45<text:s/></text:p>
          </table:table-cell>
          <table:table-cell office:value-type="float" office:value="0.19047619047619047" table:style-name="ce16">
            <text:p><text:s/>0<text:s/></text:p>
          </table:table-cell>
          <table:table-cell office:value-type="float" office:value="22.660869565217393" table:style-name="ce16">
            <text:p><text:s/>23<text:s/></text:p>
          </table:table-cell>
          <table:table-cell office:value-type="float" office:value="1.6803580832016851" table:style-name="ce16">
            <text:p><text:s/>2<text:s/></text:p>
          </table:table-cell>
          <table:table-cell office:value-type="float" office:value="158.80000000000001" table:style-name="ce16">
            <text:p><text:s/>159<text:s/></text:p>
          </table:table-cell>
          <table:table-cell office:value-type="float" office:value="27.433350923482848" table:style-name="ce16">
            <text:p><text:s/>27<text:s/></text:p>
          </table:table-cell>
          <table:table-cell office:value-type="float" office:value="1.6666666666666668E-3" table:style-name="ce16">
            <text:p><text:s/>0<text:s/></text:p>
          </table:table-cell>
          <table:table-cell office:value-type="float" office:value="5.2586206896551726" table:style-name="ce17">
            <text:p><text:s/>5<text:s/></text:p>
          </table:table-cell>
          <table:table-cell office:value-type="float" office:value="5.2849002849002851" table:style-name="ce16">
            <text:p><text:s/>5<text:s/></text:p>
          </table:table-cell>
          <table:table-cell office:value-type="float" office:value="8.4459459459459464E-3" table:style-name="ce16">
            <text:p><text:s/>0<text:s/></text:p>
          </table:table-cell>
          <table:table-cell office:value-type="float" office:value="18.7547221089822" table:style-name="ce18">
            <text:p><text:s/>19<text:s/></text:p>
          </table:table-cell>
          <table:table-cell office:value-type="float" office:value="2266052" table:style-name="ce19">
            <text:p><text:s/>2,266,052<text:s/></text:p>
          </table:table-cell>
          <table:table-cell office:value-type="float" office:value="447579" table:style-name="ce16">
            <text:p><text:s/>447,579<text:s/></text:p>
          </table:table-cell>
          <table:table-cell table:style-name="ce16"/>
          <table:table-cell office:value-type="float" office:value="1582131" table:style-name="ce16">
            <text:p><text:s/>1,582,131<text:s/></text:p>
          </table:table-cell>
          <table:table-cell office:value-type="float" office:value="16038" table:style-name="ce16">
            <text:p><text:s/>16,038<text:s/></text:p>
          </table:table-cell>
          <table:table-cell office:value-type="float" office:value="195364" table:style-name="ce16">
            <text:p><text:s/>195,364<text:s/></text:p>
          </table:table-cell>
          <table:table-cell office:value-type="float" office:value="9495" table:style-name="ce16">
            <text:p><text:s/>9,495<text:s/></text:p>
          </table:table-cell>
          <table:table-cell office:value-type="float" office:value="3954788" table:style-name="ce16">
            <text:p><text:s/>3,954,788<text:s/></text:p>
          </table:table-cell>
          <table:table-cell office:value-type="float" office:value="76301642" table:style-name="ce16">
            <text:p><text:s/>76,301,642<text:s/></text:p>
          </table:table-cell>
          <table:table-cell office:value-type="float" office:value="3479016" table:style-name="ce16">
            <text:p><text:s/>3,479,016<text:s/></text:p>
          </table:table-cell>
          <table:table-cell office:value-type="float" office:value="43693231" table:style-name="ce17">
            <text:p><text:s/>43,693,231<text:s/></text:p>
          </table:table-cell>
          <table:table-cell office:value-type="float" office:value="1192849" table:style-name="ce16">
            <text:p><text:s/>1,192,849<text:s/></text:p>
          </table:table-cell>
          <table:table-cell office:value-type="float" office:value="32264" table:style-name="ce16">
            <text:p><text:s/>32,264<text:s/></text:p>
          </table:table-cell>
          <table:table-cell office:value-type="float" office:value="133170449" table:style-name="ce16">
            <text:p><text:s/>133,170,44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7" table:style-name="ce9">
            <text:p>1627</text:p>
          </table:table-cell>
          <table:table-cell office:value-type="float" office:value="79" table:style-name="ce15">
            <text:p><text:s/>79<text:s/></text:p>
          </table:table-cell>
          <table:table-cell table:number-columns-repeated="2" table:style-name="ce16"/>
          <table:table-cell office:value-type="float" office:value="64" table:style-name="ce16">
            <text:p><text:s/>64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4" table:style-name="ce16">
            <text:p><text:s/>84<text:s/></text:p>
          </table:table-cell>
          <table:table-cell office:value-type="float" office:value="2494" table:style-name="ce16">
            <text:p><text:s/>2,49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864" table:style-name="ce16">
            <text:p><text:s/>8,864<text:s/></text:p>
          </table:table-cell>
          <table:table-cell office:value-type="float" office:value="661" table:style-name="ce16">
            <text:p><text:s/>661<text:s/></text:p>
          </table:table-cell>
          <table:table-cell office:value-type="float" office:value="977" table:style-name="ce17">
            <text:p><text:s/>977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080" table:style-name="ce16">
            <text:p><text:s/>1,080<text:s/></text:p>
          </table:table-cell>
          <table:table-cell office:value-type="float" office:value="14623" table:style-name="ce18">
            <text:p><text:s/>14,623<text:s/></text:p>
          </table:table-cell>
          <table:table-cell office:value-type="float" office:value="13.151898734177216" table:style-name="ce15">
            <text:p><text:s/>13<text:s/></text:p>
          </table:table-cell>
          <table:table-cell table:number-columns-repeated="2" table:style-name="ce16"/>
          <table:table-cell office:value-type="float" office:value="20.234375" table:style-name="ce16">
            <text:p><text:s/>20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26.607142857142858" table:style-name="ce16">
            <text:p><text:s/>27<text:s/></text:p>
          </table:table-cell>
          <table:table-cell office:value-type="float" office:value="1.3468323977546111" table:style-name="ce16">
            <text:p><text:s/>1<text:s/></text:p>
          </table:table-cell>
          <table:table-cell office:value-type="float" office:value="221" table:style-name="ce16">
            <text:p><text:s/>221<text:s/></text:p>
          </table:table-cell>
          <table:table-cell office:value-type="float" office:value="27.306182310469314" table:style-name="ce16">
            <text:p><text:s/>27<text:s/></text:p>
          </table:table-cell>
          <table:table-cell office:value-type="float" office:value="0.90317700453857797" table:style-name="ce16">
            <text:p><text:s/>1<text:s/></text:p>
          </table:table-cell>
          <table:table-cell office:value-type="float" office:value="4.6161719549641758" table:style-name="ce17">
            <text:p><text:s/>5<text:s/></text:p>
          </table:table-cell>
          <table:table-cell office:value-type="float" office:value="5.2265372168284792" table:style-name="ce16">
            <text:p><text:s/>5<text:s/></text:p>
          </table:table-cell>
          <table:table-cell office:value-type="float" office:value="1.8518518518518517E-2" table:style-name="ce16">
            <text:p><text:s/>0<text:s/></text:p>
          </table:table-cell>
          <table:table-cell office:value-type="float" office:value="17.585789509676538" table:style-name="ce18">
            <text:p><text:s/>18<text:s/></text:p>
          </table:table-cell>
          <table:table-cell office:value-type="float" office:value="1235151" table:style-name="ce19">
            <text:p><text:s/>1,235,151<text:s/></text:p>
          </table:table-cell>
          <table:table-cell table:number-columns-repeated="2" table:style-name="ce16"/>
          <table:table-cell office:value-type="float" office:value="5446595" table:style-name="ce16">
            <text:p><text:s/>5,446,595<text:s/></text:p>
          </table:table-cell>
          <table:table-cell office:value-type="float" office:value="8548" table:style-name="ce16">
            <text:p><text:s/>8,548<text:s/></text:p>
          </table:table-cell>
          <table:table-cell office:value-type="float" office:value="155384" table:style-name="ce16">
            <text:p><text:s/>155,384<text:s/></text:p>
          </table:table-cell>
          <table:table-cell office:value-type="float" office:value="12470" table:style-name="ce16">
            <text:p><text:s/>12,470<text:s/></text:p>
          </table:table-cell>
          <table:table-cell office:value-type="float" office:value="2650214" table:style-name="ce16">
            <text:p><text:s/>2,650,214<text:s/></text:p>
          </table:table-cell>
          <table:table-cell office:value-type="float" office:value="64200455" table:style-name="ce16">
            <text:p><text:s/>64,200,455<text:s/></text:p>
          </table:table-cell>
          <table:table-cell office:value-type="float" office:value="7042965" table:style-name="ce16">
            <text:p><text:s/>7,042,965<text:s/></text:p>
          </table:table-cell>
          <table:table-cell office:value-type="float" office:value="50630971" table:style-name="ce17">
            <text:p><text:s/>50,630,971<text:s/></text:p>
          </table:table-cell>
          <table:table-cell office:value-type="float" office:value="1036846" table:style-name="ce16">
            <text:p><text:s/>1,036,846<text:s/></text:p>
          </table:table-cell>
          <table:table-cell office:value-type="float" office:value="40229" table:style-name="ce16">
            <text:p><text:s/>40,229<text:s/></text:p>
          </table:table-cell>
          <table:table-cell office:value-type="float" office:value="132459828" table:style-name="ce16">
            <text:p><text:s/>132,459,82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8" table:style-name="ce9">
            <text:p>1628</text:p>
          </table:table-cell>
          <table:table-cell office:value-type="float" office:value="103" table:style-name="ce15">
            <text:p><text:s/>103<text:s/></text:p>
          </table:table-cell>
          <table:table-cell table:style-name="ce16"/>
          <table:table-cell office:value-type="float" office:value="1" table:style-name="ce16">
            <text:p><text:s/>1<text:s/></text:p>
          </table:table-cell>
          <table:table-cell office:value-type="float" office:value="54" table:style-name="ce16">
            <text:p><text:s/>54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4" table:style-name="ce16">
            <text:p><text:s/>84<text:s/></text:p>
          </table:table-cell>
          <table:table-cell office:value-type="float" office:value="2385" table:style-name="ce16">
            <text:p><text:s/>2,385<text:s/></text:p>
          </table:table-cell>
          <table:table-cell table:style-name="ce16"/>
          <table:table-cell office:value-type="float" office:value="9374" table:style-name="ce16">
            <text:p><text:s/>9,374<text:s/></text:p>
          </table:table-cell>
          <table:table-cell office:value-type="float" office:value="630" table:style-name="ce16">
            <text:p><text:s/>630<text:s/></text:p>
          </table:table-cell>
          <table:table-cell office:value-type="float" office:value="1082" table:style-name="ce17">
            <text:p><text:s/>1,082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217" table:style-name="ce16">
            <text:p><text:s/>1,217<text:s/></text:p>
          </table:table-cell>
          <table:table-cell office:value-type="float" office:value="15265" table:style-name="ce18">
            <text:p><text:s/>15,265<text:s/></text:p>
          </table:table-cell>
          <table:table-cell office:value-type="float" office:value="11.621359223300971" table:style-name="ce15">
            <text:p><text:s/>12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16.981481481481481" table:style-name="ce16">
            <text:p><text:s/>17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25.88095238095238" table:style-name="ce16">
            <text:p><text:s/>26<text:s/></text:p>
          </table:table-cell>
          <table:table-cell office:value-type="float" office:value="1.4444444444444444" table:style-name="ce16">
            <text:p><text:s/>1<text:s/></text:p>
          </table:table-cell>
          <table:table-cell table:style-name="ce16"/>
          <table:table-cell office:value-type="float" office:value="23.423511841263068" table:style-name="ce16">
            <text:p><text:s/>23<text:s/></text:p>
          </table:table-cell>
          <table:table-cell office:value-type="float" office:value="1.5873015873015873E-3" table:style-name="ce16">
            <text:p><text:s/>0<text:s/></text:p>
          </table:table-cell>
          <table:table-cell office:value-type="float" office:value="4.7791127541589651" table:style-name="ce17">
            <text:p><text:s/>5<text:s/></text:p>
          </table:table-cell>
          <table:table-cell office:value-type="float" office:value="5.1687116564417179" table:style-name="ce16">
            <text:p><text:s/>5<text:s/></text:p>
          </table:table-cell>
          <table:table-cell office:value-type="float" office:value="1.2325390304026294E-2" table:style-name="ce16">
            <text:p><text:s/>0<text:s/></text:p>
          </table:table-cell>
          <table:table-cell office:value-type="float" office:value="15.340976089092695" table:style-name="ce18">
            <text:p><text:s/>15<text:s/></text:p>
          </table:table-cell>
          <table:table-cell office:value-type="float" office:value="1677040" table:style-name="ce19">
            <text:p><text:s/>1,677,040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5964585" table:style-name="ce16">
            <text:p><text:s/>5,964,585<text:s/></text:p>
          </table:table-cell>
          <table:table-cell office:value-type="float" office:value="6499" table:style-name="ce16">
            <text:p><text:s/>6,499<text:s/></text:p>
          </table:table-cell>
          <table:table-cell office:value-type="float" office:value="147265" table:style-name="ce16">
            <text:p><text:s/>147,265<text:s/></text:p>
          </table:table-cell>
          <table:table-cell office:value-type="float" office:value="11925" table:style-name="ce16">
            <text:p><text:s/>11,925<text:s/></text:p>
          </table:table-cell>
          <table:table-cell table:style-name="ce16"/>
          <table:table-cell office:value-type="float" office:value="80338798" table:style-name="ce16">
            <text:p><text:s/>80,338,798<text:s/></text:p>
          </table:table-cell>
          <table:table-cell office:value-type="float" office:value="3796465" table:style-name="ce16">
            <text:p><text:s/>3,796,465<text:s/></text:p>
          </table:table-cell>
          <table:table-cell office:value-type="float" office:value="59201204" table:style-name="ce17">
            <text:p><text:s/>59,201,204<text:s/></text:p>
          </table:table-cell>
          <table:table-cell office:value-type="float" office:value="1109138" table:style-name="ce16">
            <text:p><text:s/>1,109,138<text:s/></text:p>
          </table:table-cell>
          <table:table-cell office:value-type="float" office:value="45642" table:style-name="ce16">
            <text:p><text:s/>45,642<text:s/></text:p>
          </table:table-cell>
          <table:table-cell office:value-type="float" office:value="152298561" table:style-name="ce16">
            <text:p><text:s/>152,298,56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29" table:style-name="ce9">
            <text:p>1629</text:p>
          </table:table-cell>
          <table:table-cell office:value-type="float" office:value="138" table:style-name="ce15">
            <text:p><text:s/>138<text:s/></text:p>
          </table:table-cell>
          <table:table-cell office:value-type="float" office:value="28" table:style-name="ce16">
            <text:p><text:s/>28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102" table:style-name="ce16">
            <text:p><text:s/>102<text:s/></text:p>
          </table:table-cell>
          <table:table-cell office:value-type="float" office:value="2335" table:style-name="ce16">
            <text:p><text:s/>2,335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9262" table:style-name="ce16">
            <text:p><text:s/>9,262<text:s/></text:p>
          </table:table-cell>
          <table:table-cell office:value-type="float" office:value="785" table:style-name="ce16">
            <text:p><text:s/>785<text:s/></text:p>
          </table:table-cell>
          <table:table-cell office:value-type="float" office:value="1209" table:style-name="ce17">
            <text:p><text:s/>1,209<text:s/></text:p>
          </table:table-cell>
          <table:table-cell office:value-type="float" office:value="353" table:style-name="ce16">
            <text:p><text:s/>353<text:s/></text:p>
          </table:table-cell>
          <table:table-cell office:value-type="float" office:value="1289" table:style-name="ce16">
            <text:p><text:s/>1,289<text:s/></text:p>
          </table:table-cell>
          <table:table-cell office:value-type="float" office:value="15646" table:style-name="ce18">
            <text:p><text:s/>15,646<text:s/></text:p>
          </table:table-cell>
          <table:table-cell office:value-type="float" office:value="11.623188405797102" table:style-name="ce15">
            <text:p><text:s/>12<text:s/></text:p>
          </table:table-cell>
          <table:table-cell office:value-type="float" office:value="3.5" table:style-name="ce16">
            <text:p><text:s/>4<text:s/></text:p>
          </table:table-cell>
          <table:table-cell table:style-name="ce16"/>
          <table:table-cell office:value-type="float" office:value="27.910714285714285" table:style-name="ce16">
            <text:p><text:s/>28<text:s/></text:p>
          </table:table-cell>
          <table:table-cell office:value-type="float" office:value="0.125" table:style-name="ce16">
            <text:p><text:s/>0<text:s/></text:p>
          </table:table-cell>
          <table:table-cell office:value-type="float" office:value="26.049019607843139" table:style-name="ce16">
            <text:p><text:s/>26<text:s/></text:p>
          </table:table-cell>
          <table:table-cell office:value-type="float" office:value="2.7730192719486082" table:style-name="ce16">
            <text:p><text:s/>3<text:s/></text:p>
          </table:table-cell>
          <table:table-cell office:value-type="float" office:value="9.8888888888888893" table:style-name="ce16">
            <text:p><text:s/>10<text:s/></text:p>
          </table:table-cell>
          <table:table-cell office:value-type="float" office:value="24.523213128913842" table:style-name="ce16">
            <text:p><text:s/>25<text:s/></text:p>
          </table:table-cell>
          <table:table-cell office:value-type="float" office:value="8.9171974522292991E-3" table:style-name="ce16">
            <text:p><text:s/>0<text:s/></text:p>
          </table:table-cell>
          <table:table-cell office:value-type="float" office:value="4.2349048800661704" table:style-name="ce17">
            <text:p><text:s/>4<text:s/></text:p>
          </table:table-cell>
          <table:table-cell office:value-type="float" office:value="5.2237960339943346" table:style-name="ce16">
            <text:p><text:s/>5<text:s/></text:p>
          </table:table-cell>
          <table:table-cell office:value-type="float" office:value="1.6291698991466253E-2" table:style-name="ce16">
            <text:p><text:s/>0<text:s/></text:p>
          </table:table-cell>
          <table:table-cell office:value-type="float" office:value="15.862073373386169" table:style-name="ce18">
            <text:p><text:s/>16<text:s/></text:p>
          </table:table-cell>
          <table:table-cell office:value-type="float" office:value="1889663" table:style-name="ce19">
            <text:p><text:s/>1,889,663<text:s/></text:p>
          </table:table-cell>
          <table:table-cell office:value-type="float" office:value="687137" table:style-name="ce16">
            <text:p><text:s/>687,137<text:s/></text:p>
          </table:table-cell>
          <table:table-cell table:style-name="ce16"/>
          <table:table-cell office:value-type="float" office:value="10670509" table:style-name="ce16">
            <text:p><text:s/>10,670,509<text:s/></text:p>
          </table:table-cell>
          <table:table-cell office:value-type="float" office:value="20602" table:style-name="ce16">
            <text:p><text:s/>20,602<text:s/></text:p>
          </table:table-cell>
          <table:table-cell office:value-type="float" office:value="187003" table:style-name="ce16">
            <text:p><text:s/>187,003<text:s/></text:p>
          </table:table-cell>
          <table:table-cell office:value-type="float" office:value="11675" table:style-name="ce16">
            <text:p><text:s/>11,675<text:s/></text:p>
          </table:table-cell>
          <table:table-cell office:value-type="float" office:value="140163" table:style-name="ce16">
            <text:p><text:s/>140,163<text:s/></text:p>
          </table:table-cell>
          <table:table-cell office:value-type="float" office:value="75900556" table:style-name="ce16">
            <text:p><text:s/>75,900,556<text:s/></text:p>
          </table:table-cell>
          <table:table-cell office:value-type="float" office:value="5595822" table:style-name="ce16">
            <text:p><text:s/>5,595,822<text:s/></text:p>
          </table:table-cell>
          <table:table-cell office:value-type="float" office:value="64836533" table:style-name="ce17">
            <text:p><text:s/>64,836,533<text:s/></text:p>
          </table:table-cell>
          <table:table-cell office:value-type="float" office:value="1197198" table:style-name="ce16">
            <text:p><text:s/>1,197,198<text:s/></text:p>
          </table:table-cell>
          <table:table-cell office:value-type="float" office:value="38085" table:style-name="ce16">
            <text:p><text:s/>38,085<text:s/></text:p>
          </table:table-cell>
          <table:table-cell office:value-type="float" office:value="161174946" table:style-name="ce16">
            <text:p><text:s/>161,174,94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0" table:style-name="ce9">
            <text:p>1630</text:p>
          </table:table-cell>
          <table:table-cell office:value-type="float" office:value="141" table:style-name="ce15">
            <text:p><text:s/>141<text:s/></text:p>
          </table:table-cell>
          <table:table-cell table:number-columns-repeated="2" table:style-name="ce16"/>
          <table:table-cell office:value-type="float" office:value="114" table:style-name="ce16">
            <text:p><text:s/>114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121" table:style-name="ce16">
            <text:p><text:s/>121<text:s/></text:p>
          </table:table-cell>
          <table:table-cell office:value-type="float" office:value="2645" table:style-name="ce16">
            <text:p><text:s/>2,64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508" table:style-name="ce16">
            <text:p><text:s/>9,508<text:s/></text:p>
          </table:table-cell>
          <table:table-cell office:value-type="float" office:value="804" table:style-name="ce16">
            <text:p><text:s/>804<text:s/></text:p>
          </table:table-cell>
          <table:table-cell office:value-type="float" office:value="933" table:style-name="ce17">
            <text:p><text:s/>933<text:s/></text:p>
          </table:table-cell>
          <table:table-cell office:value-type="float" office:value="378" table:style-name="ce16">
            <text:p><text:s/>378<text:s/></text:p>
          </table:table-cell>
          <table:table-cell office:value-type="float" office:value="1244" table:style-name="ce16">
            <text:p><text:s/>1,244<text:s/></text:p>
          </table:table-cell>
          <table:table-cell office:value-type="float" office:value="15902" table:style-name="ce18">
            <text:p><text:s/>15,902<text:s/></text:p>
          </table:table-cell>
          <table:table-cell office:value-type="float" office:value="12.567375886524824" table:style-name="ce15">
            <text:p><text:s/>13<text:s/></text:p>
          </table:table-cell>
          <table:table-cell table:number-columns-repeated="2" table:style-name="ce16"/>
          <table:table-cell office:value-type="float" office:value="31.535087719298247" table:style-name="ce16">
            <text:p><text:s/>32<text:s/></text:p>
          </table:table-cell>
          <table:table-cell office:value-type="float" office:value="0.15384615384615385" table:style-name="ce16">
            <text:p><text:s/>0<text:s/></text:p>
          </table:table-cell>
          <table:table-cell office:value-type="float" office:value="35.47933884297521" table:style-name="ce16">
            <text:p><text:s/>35<text:s/></text:p>
          </table:table-cell>
          <table:table-cell office:value-type="float" office:value="2.0964083175803401" table:style-name="ce16">
            <text:p><text:s/>2<text:s/></text:p>
          </table:table-cell>
          <table:table-cell office:value-type="float" office:value="62" table:style-name="ce16">
            <text:p><text:s/>62<text:s/></text:p>
          </table:table-cell>
          <table:table-cell office:value-type="float" office:value="25.511358855700461" table:style-name="ce16">
            <text:p><text:s/>26<text:s/></text:p>
          </table:table-cell>
          <table:table-cell office:value-type="float" office:value="1.4925373134328358E-2" table:style-name="ce16">
            <text:p><text:s/>0<text:s/></text:p>
          </table:table-cell>
          <table:table-cell office:value-type="float" office:value="3.9335476956055735" table:style-name="ce17">
            <text:p><text:s/>4<text:s/></text:p>
          </table:table-cell>
          <table:table-cell office:value-type="float" office:value="5.1137566137566139" table:style-name="ce16">
            <text:p><text:s/>5<text:s/></text:p>
          </table:table-cell>
          <table:table-cell office:value-type="float" office:value="2.9742765273311898E-2" table:style-name="ce16">
            <text:p><text:s/>0<text:s/></text:p>
          </table:table-cell>
          <table:table-cell office:value-type="float" office:value="16.56917368884417" table:style-name="ce18">
            <text:p><text:s/>17<text:s/></text:p>
          </table:table-cell>
          <table:table-cell office:value-type="float" office:value="2093156" table:style-name="ce19">
            <text:p><text:s/>2,093,156<text:s/></text:p>
          </table:table-cell>
          <table:table-cell table:number-columns-repeated="2" table:style-name="ce16"/>
          <table:table-cell office:value-type="float" office:value="11072906" table:style-name="ce16">
            <text:p><text:s/>11,072,906<text:s/></text:p>
          </table:table-cell>
          <table:table-cell office:value-type="float" office:value="10781" table:style-name="ce16">
            <text:p><text:s/>10,781<text:s/></text:p>
          </table:table-cell>
          <table:table-cell office:value-type="float" office:value="237978" table:style-name="ce16">
            <text:p><text:s/>237,978<text:s/></text:p>
          </table:table-cell>
          <table:table-cell office:value-type="float" office:value="13225" table:style-name="ce16">
            <text:p><text:s/>13,225<text:s/></text:p>
          </table:table-cell>
          <table:table-cell office:value-type="float" office:value="24620" table:style-name="ce16">
            <text:p><text:s/>24,620<text:s/></text:p>
          </table:table-cell>
          <table:table-cell office:value-type="float" office:value="69048054" table:style-name="ce16">
            <text:p><text:s/>69,048,054<text:s/></text:p>
          </table:table-cell>
          <table:table-cell office:value-type="float" office:value="9904828" table:style-name="ce16">
            <text:p><text:s/>9,904,828<text:s/></text:p>
          </table:table-cell>
          <table:table-cell office:value-type="float" office:value="39912053" table:style-name="ce17">
            <text:p><text:s/>39,912,053<text:s/></text:p>
          </table:table-cell>
          <table:table-cell office:value-type="float" office:value="1313720" table:style-name="ce16">
            <text:p><text:s/>1,313,720<text:s/></text:p>
          </table:table-cell>
          <table:table-cell office:value-type="float" office:value="30426" table:style-name="ce16">
            <text:p><text:s/>30,426<text:s/></text:p>
          </table:table-cell>
          <table:table-cell office:value-type="float" office:value="133661747" table:style-name="ce16">
            <text:p><text:s/>133,661,74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1" table:style-name="ce9">
            <text:p>1631</text:p>
          </table:table-cell>
          <table:table-cell office:value-type="float" office:value="92" table:style-name="ce15">
            <text:p><text:s/>92<text:s/></text:p>
          </table:table-cell>
          <table:table-cell table:style-name="ce16"/>
          <table:table-cell office:value-type="float" office:value="1" table:style-name="ce16">
            <text:p><text:s/>1<text:s/></text:p>
          </table:table-cell>
          <table:table-cell office:value-type="float" office:value="46" table:style-name="ce16">
            <text:p><text:s/>46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116" table:style-name="ce16">
            <text:p><text:s/>116<text:s/></text:p>
          </table:table-cell>
          <table:table-cell office:value-type="float" office:value="2901" table:style-name="ce16">
            <text:p><text:s/>2,901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506" table:style-name="ce16">
            <text:p><text:s/>8,506<text:s/></text:p>
          </table:table-cell>
          <table:table-cell office:value-type="float" office:value="474" table:style-name="ce16">
            <text:p><text:s/>474<text:s/></text:p>
          </table:table-cell>
          <table:table-cell office:value-type="float" office:value="1014" table:style-name="ce17">
            <text:p><text:s/>1,014<text:s/></text:p>
          </table:table-cell>
          <table:table-cell office:value-type="float" office:value="324" table:style-name="ce16">
            <text:p><text:s/>324<text:s/></text:p>
          </table:table-cell>
          <table:table-cell office:value-type="float" office:value="1098" table:style-name="ce16">
            <text:p><text:s/>1,098<text:s/></text:p>
          </table:table-cell>
          <table:table-cell office:value-type="float" office:value="14594" table:style-name="ce18">
            <text:p><text:s/>14,594<text:s/></text:p>
          </table:table-cell>
          <table:table-cell office:value-type="float" office:value="13.119565217391305" table:style-name="ce15">
            <text:p><text:s/>13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1.7391304347826086" table:style-name="ce16">
            <text:p><text:s/>2<text:s/></text:p>
          </table:table-cell>
          <table:table-cell office:value-type="float" office:value="0.31578947368421051" table:style-name="ce16">
            <text:p><text:s/>0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2.327817993795243" table:style-name="ce16">
            <text:p><text:s/>2<text:s/></text:p>
          </table:table-cell>
          <table:table-cell office:value-type="float" office:value="14.333333333333334" table:style-name="ce16">
            <text:p><text:s/>14<text:s/></text:p>
          </table:table-cell>
          <table:table-cell office:value-type="float" office:value="28.356336703503409" table:style-name="ce16">
            <text:p><text:s/>28<text:s/></text:p>
          </table:table-cell>
          <table:table-cell office:value-type="float" office:value="2.1097046413502109E-2" table:style-name="ce16">
            <text:p><text:s/>0<text:s/></text:p>
          </table:table-cell>
          <table:table-cell office:value-type="float" office:value="4.050295857988166" table:style-name="ce17">
            <text:p><text:s/>4<text:s/></text:p>
          </table:table-cell>
          <table:table-cell office:value-type="float" office:value="5.2870370370370372" table:style-name="ce16">
            <text:p><text:s/>5<text:s/></text:p>
          </table:table-cell>
          <table:table-cell office:value-type="float" office:value="8.1967213114754103E-3" table:style-name="ce16">
            <text:p><text:s/>0<text:s/></text:p>
          </table:table-cell>
          <table:table-cell office:value-type="float" office:value="17.672399616280664" table:style-name="ce18">
            <text:p><text:s/>18<text:s/></text:p>
          </table:table-cell>
          <table:table-cell office:value-type="float" office:value="1911555" table:style-name="ce19">
            <text:p><text:s/>1,911,555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3226994" table:style-name="ce16">
            <text:p><text:s/>3,226,994<text:s/></text:p>
          </table:table-cell>
          <table:table-cell office:value-type="float" office:value="13125" table:style-name="ce16">
            <text:p><text:s/>13,125<text:s/></text:p>
          </table:table-cell>
          <table:table-cell office:value-type="float" office:value="215852" table:style-name="ce16">
            <text:p><text:s/>215,852<text:s/></text:p>
          </table:table-cell>
          <table:table-cell office:value-type="float" office:value="14505" table:style-name="ce16">
            <text:p><text:s/>14,505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61978745" table:style-name="ce16">
            <text:p><text:s/>61,978,745<text:s/></text:p>
          </table:table-cell>
          <table:table-cell office:value-type="float" office:value="3174143" table:style-name="ce16">
            <text:p><text:s/>3,174,143<text:s/></text:p>
          </table:table-cell>
          <table:table-cell office:value-type="float" office:value="50577647" table:style-name="ce17">
            <text:p><text:s/>50,577,647<text:s/></text:p>
          </table:table-cell>
          <table:table-cell office:value-type="float" office:value="1095466" table:style-name="ce16">
            <text:p><text:s/>1,095,466<text:s/></text:p>
          </table:table-cell>
          <table:table-cell office:value-type="float" office:value="27530" table:style-name="ce16">
            <text:p><text:s/>27,530<text:s/></text:p>
          </table:table-cell>
          <table:table-cell office:value-type="float" office:value="122235754" table:style-name="ce16">
            <text:p><text:s/>122,235,75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2" table:style-name="ce9">
            <text:p>1632</text:p>
          </table:table-cell>
          <table:table-cell office:value-type="float" office:value="86" table:style-name="ce15">
            <text:p><text:s/>86<text:s/></text:p>
          </table:table-cell>
          <table:table-cell table:style-name="ce16"/>
          <table:table-cell office:value-type="float" office:value="1" table:style-name="ce16">
            <text:p><text:s/>1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77" table:style-name="ce16">
            <text:p><text:s/>77<text:s/></text:p>
          </table:table-cell>
          <table:table-cell office:value-type="float" office:value="2030" table:style-name="ce16">
            <text:p><text:s/>2,03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876" table:style-name="ce16">
            <text:p><text:s/>8,876<text:s/></text:p>
          </table:table-cell>
          <table:table-cell office:value-type="float" office:value="439" table:style-name="ce16">
            <text:p><text:s/>439<text:s/></text:p>
          </table:table-cell>
          <table:table-cell office:value-type="float" office:value="731" table:style-name="ce17">
            <text:p><text:s/>731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1210" table:style-name="ce16">
            <text:p><text:s/>1,210<text:s/></text:p>
          </table:table-cell>
          <table:table-cell office:value-type="float" office:value="13807" table:style-name="ce18">
            <text:p><text:s/>13,807<text:s/></text:p>
          </table:table-cell>
          <table:table-cell office:value-type="float" office:value="12.813953488372093" table:style-name="ce15">
            <text:p><text:s/>13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94.15384615384616" table:style-name="ce16">
            <text:p><text:s/>94<text:s/></text:p>
          </table:table-cell>
          <table:table-cell office:value-type="float" office:value="0.38461538461538464" table:style-name="ce16">
            <text:p><text:s/>0<text:s/></text:p>
          </table:table-cell>
          <table:table-cell office:value-type="float" office:value="29.077922077922079" table:style-name="ce16">
            <text:p><text:s/>29<text:s/></text:p>
          </table:table-cell>
          <table:table-cell office:value-type="float" office:value="3.0955665024630541" table:style-name="ce16">
            <text:p><text:s/>3<text:s/></text:p>
          </table:table-cell>
          <table:table-cell office:value-type="float" office:value="229" table:style-name="ce16">
            <text:p><text:s/>229<text:s/></text:p>
          </table:table-cell>
          <table:table-cell office:value-type="float" office:value="27.352974312753492" table:style-name="ce16">
            <text:p><text:s/>2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9794801641586868" table:style-name="ce17">
            <text:p><text:s/>4<text:s/></text:p>
          </table:table-cell>
          <table:table-cell office:value-type="float" office:value="5.2249240121580547" table:style-name="ce16">
            <text:p><text:s/>5<text:s/></text:p>
          </table:table-cell>
          <table:table-cell office:value-type="float" office:value="1.6528925619834711E-2" table:style-name="ce16">
            <text:p><text:s/>0<text:s/></text:p>
          </table:table-cell>
          <table:table-cell office:value-type="float" office:value="18.740131817194175" table:style-name="ce18">
            <text:p><text:s/>19<text:s/></text:p>
          </table:table-cell>
          <table:table-cell office:value-type="float" office:value="1417116" table:style-name="ce19">
            <text:p><text:s/>1,417,116<text:s/></text:p>
          </table:table-cell>
          <table:table-cell table:style-name="ce16"/>
          <table:table-cell office:value-type="float" office:value="1673" table:style-name="ce16">
            <text:p><text:s/>1,673<text:s/></text:p>
          </table:table-cell>
          <table:table-cell office:value-type="float" office:value="582774" table:style-name="ce16">
            <text:p><text:s/>582,774<text:s/></text:p>
          </table:table-cell>
          <table:table-cell office:value-type="float" office:value="11755" table:style-name="ce16">
            <text:p><text:s/>11,755<text:s/></text:p>
          </table:table-cell>
          <table:table-cell office:value-type="float" office:value="148151" table:style-name="ce16">
            <text:p><text:s/>148,151<text:s/></text:p>
          </table:table-cell>
          <table:table-cell office:value-type="float" office:value="10150" table:style-name="ce16">
            <text:p><text:s/>10,150<text:s/></text:p>
          </table:table-cell>
          <table:table-cell office:value-type="float" office:value="1782925" table:style-name="ce16">
            <text:p><text:s/>1,782,925<text:s/></text:p>
          </table:table-cell>
          <table:table-cell office:value-type="float" office:value="63235012" table:style-name="ce16">
            <text:p><text:s/>63,235,012<text:s/></text:p>
          </table:table-cell>
          <table:table-cell office:value-type="float" office:value="3527795" table:style-name="ce16">
            <text:p><text:s/>3,527,795<text:s/></text:p>
          </table:table-cell>
          <table:table-cell office:value-type="float" office:value="36097480" table:style-name="ce17">
            <text:p><text:s/>36,097,480<text:s/></text:p>
          </table:table-cell>
          <table:table-cell office:value-type="float" office:value="1115050" table:style-name="ce16">
            <text:p><text:s/>1,115,050<text:s/></text:p>
          </table:table-cell>
          <table:table-cell office:value-type="float" office:value="35295" table:style-name="ce16">
            <text:p><text:s/>35,295<text:s/></text:p>
          </table:table-cell>
          <table:table-cell office:value-type="float" office:value="107965176" table:style-name="ce16">
            <text:p><text:s/>107,965,17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3" table:style-name="ce9">
            <text:p>1633</text:p>
          </table:table-cell>
          <table:table-cell office:value-type="float" office:value="119" table:style-name="ce15">
            <text:p><text:s/>119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36" table:style-name="ce16">
            <text:p><text:s/>36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78" table:style-name="ce16">
            <text:p><text:s/>78<text:s/></text:p>
          </table:table-cell>
          <table:table-cell office:value-type="float" office:value="2480" table:style-name="ce16">
            <text:p><text:s/>2,480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480" table:style-name="ce16">
            <text:p><text:s/>8,480<text:s/></text:p>
          </table:table-cell>
          <table:table-cell office:value-type="float" office:value="139" table:style-name="ce16">
            <text:p><text:s/>139<text:s/></text:p>
          </table:table-cell>
          <table:table-cell office:value-type="float" office:value="1135" table:style-name="ce17">
            <text:p><text:s/>1,135<text:s/></text:p>
          </table:table-cell>
          <table:table-cell office:value-type="float" office:value="334" table:style-name="ce16">
            <text:p><text:s/>334<text:s/></text:p>
          </table:table-cell>
          <table:table-cell office:value-type="float" office:value="1031" table:style-name="ce16">
            <text:p><text:s/>1,031<text:s/></text:p>
          </table:table-cell>
          <table:table-cell office:value-type="float" office:value="13862" table:style-name="ce18">
            <text:p><text:s/>13,862<text:s/></text:p>
          </table:table-cell>
          <table:table-cell office:value-type="float" office:value="14.210084033613445" table:style-name="ce15">
            <text:p><text:s/>14<text:s/></text:p>
          </table:table-cell>
          <table:table-cell office:value-type="float" office:value="3.875" table:style-name="ce16">
            <text:p><text:s/>4<text:s/></text:p>
          </table:table-cell>
          <table:table-cell table:style-name="ce16"/>
          <table:table-cell office:value-type="float" office:value="19.833333333333332" table:style-name="ce16">
            <text:p><text:s/>20<text:s/></text:p>
          </table:table-cell>
          <table:table-cell office:value-type="float" office:value="5.2631578947368418E-2" table:style-name="ce16">
            <text:p><text:s/>0<text:s/></text:p>
          </table:table-cell>
          <table:table-cell office:value-type="float" office:value="38.53846153846154" table:style-name="ce16">
            <text:p><text:s/>39<text:s/></text:p>
          </table:table-cell>
          <table:table-cell office:value-type="float" office:value="2.1846774193548386" table:style-name="ce16">
            <text:p><text:s/>2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24.445283018867926" table:style-name="ce16">
            <text:p><text:s/>24<text:s/></text:p>
          </table:table-cell>
          <table:table-cell office:value-type="float" office:value="4.3165467625899283E-2" table:style-name="ce16">
            <text:p><text:s/>0<text:s/></text:p>
          </table:table-cell>
          <table:table-cell office:value-type="float" office:value="4.7594713656387668" table:style-name="ce17">
            <text:p><text:s/>5<text:s/></text:p>
          </table:table-cell>
          <table:table-cell office:value-type="float" office:value="5.2005988023952092" table:style-name="ce16">
            <text:p><text:s/>5<text:s/></text:p>
          </table:table-cell>
          <table:table-cell office:value-type="float" office:value="1.4548981571290009E-2" table:style-name="ce16">
            <text:p><text:s/>0<text:s/></text:p>
          </table:table-cell>
          <table:table-cell office:value-type="float" office:value="16.257105756745059" table:style-name="ce18">
            <text:p><text:s/>16<text:s/></text:p>
          </table:table-cell>
          <table:table-cell office:value-type="float" office:value="2343545" table:style-name="ce19">
            <text:p><text:s/>2,343,545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1053782" table:style-name="ce16">
            <text:p><text:s/>1,053,782<text:s/></text:p>
          </table:table-cell>
          <table:table-cell office:value-type="float" office:value="18666" table:style-name="ce16">
            <text:p><text:s/>18,666<text:s/></text:p>
          </table:table-cell>
          <table:table-cell office:value-type="float" office:value="139994" table:style-name="ce16">
            <text:p><text:s/>139,994<text:s/></text:p>
          </table:table-cell>
          <table:table-cell office:value-type="float" office:value="12400" table:style-name="ce16">
            <text:p><text:s/>12,400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68241415" table:style-name="ce16">
            <text:p><text:s/>68,241,415<text:s/></text:p>
          </table:table-cell>
          <table:table-cell office:value-type="float" office:value="887771" table:style-name="ce16">
            <text:p><text:s/>887,771<text:s/></text:p>
          </table:table-cell>
          <table:table-cell office:value-type="float" office:value="60281345" table:style-name="ce17">
            <text:p><text:s/>60,281,345<text:s/></text:p>
          </table:table-cell>
          <table:table-cell office:value-type="float" office:value="1142198" table:style-name="ce16">
            <text:p><text:s/>1,142,198<text:s/></text:p>
          </table:table-cell>
          <table:table-cell office:value-type="float" office:value="16839" table:style-name="ce16">
            <text:p><text:s/>16,839<text:s/></text:p>
          </table:table-cell>
          <table:table-cell office:value-type="float" office:value="134422160" table:style-name="ce16">
            <text:p><text:s/>134,422,16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4" table:style-name="ce9">
            <text:p>1634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55" table:style-name="ce16">
            <text:p><text:s/>55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2622" table:style-name="ce16">
            <text:p><text:s/>2,622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782" table:style-name="ce16">
            <text:p><text:s/>8,782<text:s/></text:p>
          </table:table-cell>
          <table:table-cell office:value-type="float" office:value="441" table:style-name="ce16">
            <text:p><text:s/>441<text:s/></text:p>
          </table:table-cell>
          <table:table-cell office:value-type="float" office:value="804" table:style-name="ce17">
            <text:p><text:s/>804<text:s/></text:p>
          </table:table-cell>
          <table:table-cell office:value-type="float" office:value="313" table:style-name="ce16">
            <text:p><text:s/>313<text:s/></text:p>
          </table:table-cell>
          <table:table-cell office:value-type="float" office:value="1066" table:style-name="ce16">
            <text:p><text:s/>1,066<text:s/></text:p>
          </table:table-cell>
          <table:table-cell office:value-type="float" office:value="14309" table:style-name="ce18">
            <text:p><text:s/>14,309<text:s/></text:p>
          </table:table-cell>
          <table:table-cell office:value-type="float" office:value="12.21111111111111" table:style-name="ce15">
            <text:p><text:s/>12<text:s/></text:p>
          </table:table-cell>
          <table:table-cell office:value-type="float" office:value="2.3846153846153846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8.072727272727274" table:style-name="ce16">
            <text:p><text:s/>18<text:s/></text:p>
          </table:table-cell>
          <table:table-cell office:value-type="float" office:value="0.14285714285714285" table:style-name="ce16">
            <text:p><text:s/>0<text:s/></text:p>
          </table:table-cell>
          <table:table-cell office:value-type="float" office:value="26.462365591397848" table:style-name="ce16">
            <text:p><text:s/>26<text:s/></text:p>
          </table:table-cell>
          <table:table-cell office:value-type="float" office:value="4.8081617086193749" table:style-name="ce16">
            <text:p><text:s/>5<text:s/></text:p>
          </table:table-cell>
          <table:table-cell office:value-type="float" office:value="9.625" table:style-name="ce16">
            <text:p><text:s/>10<text:s/></text:p>
          </table:table-cell>
          <table:table-cell office:value-type="float" office:value="23.890799362332043" table:style-name="ce16">
            <text:p><text:s/>2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3905472636815919" table:style-name="ce17">
            <text:p><text:s/>5<text:s/></text:p>
          </table:table-cell>
          <table:table-cell office:value-type="float" office:value="5.079872204472843" table:style-name="ce16">
            <text:p><text:s/>5<text:s/></text:p>
          </table:table-cell>
          <table:table-cell office:value-type="float" office:value="0.13133208255159476" table:style-name="ce16">
            <text:p><text:s/>0<text:s/></text:p>
          </table:table-cell>
          <table:table-cell office:value-type="float" office:value="16.293591445943111" table:style-name="ce18">
            <text:p><text:s/>16<text:s/></text:p>
          </table:table-cell>
          <table:table-cell office:value-type="float" office:value="1116533" table:style-name="ce19">
            <text:p><text:s/>1,116,533<text:s/></text:p>
          </table:table-cell>
          <table:table-cell office:value-type="float" office:value="277308" table:style-name="ce16">
            <text:p><text:s/>277,30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686009" table:style-name="ce16">
            <text:p><text:s/>3,686,009<text:s/></text:p>
          </table:table-cell>
          <table:table-cell office:value-type="float" office:value="18737" table:style-name="ce16">
            <text:p><text:s/>18,737<text:s/></text:p>
          </table:table-cell>
          <table:table-cell office:value-type="float" office:value="168022" table:style-name="ce16">
            <text:p><text:s/>168,022<text:s/></text:p>
          </table:table-cell>
          <table:table-cell office:value-type="float" office:value="13110" table:style-name="ce16">
            <text:p><text:s/>13,110<text:s/></text:p>
          </table:table-cell>
          <table:table-cell office:value-type="float" office:value="95454" table:style-name="ce16">
            <text:p><text:s/>95,454<text:s/></text:p>
          </table:table-cell>
          <table:table-cell office:value-type="float" office:value="55950772" table:style-name="ce16">
            <text:p><text:s/>55,950,772<text:s/></text:p>
          </table:table-cell>
          <table:table-cell office:value-type="float" office:value="3016619" table:style-name="ce16">
            <text:p><text:s/>3,016,619<text:s/></text:p>
          </table:table-cell>
          <table:table-cell office:value-type="float" office:value="37812063" table:style-name="ce17">
            <text:p><text:s/>37,812,063<text:s/></text:p>
          </table:table-cell>
          <table:table-cell office:value-type="float" office:value="1093370" table:style-name="ce16">
            <text:p><text:s/>1,093,370<text:s/></text:p>
          </table:table-cell>
          <table:table-cell office:value-type="float" office:value="73768" table:style-name="ce16">
            <text:p><text:s/>73,768<text:s/></text:p>
          </table:table-cell>
          <table:table-cell office:value-type="float" office:value="103321765" table:style-name="ce16">
            <text:p><text:s/>103,321,76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5" table:style-name="ce9">
            <text:p>1635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63" table:style-name="ce16">
            <text:p><text:s/>63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91" table:style-name="ce16">
            <text:p><text:s/>91<text:s/></text:p>
          </table:table-cell>
          <table:table-cell office:value-type="float" office:value="2687" table:style-name="ce16">
            <text:p><text:s/>2,687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639" table:style-name="ce16">
            <text:p><text:s/>8,639<text:s/></text:p>
          </table:table-cell>
          <table:table-cell office:value-type="float" office:value="644" table:style-name="ce16">
            <text:p><text:s/>644<text:s/></text:p>
          </table:table-cell>
          <table:table-cell office:value-type="float" office:value="1007" table:style-name="ce17">
            <text:p><text:s/>1,007<text:s/></text:p>
          </table:table-cell>
          <table:table-cell office:value-type="float" office:value="335" table:style-name="ce16">
            <text:p><text:s/>335<text:s/></text:p>
          </table:table-cell>
          <table:table-cell office:value-type="float" office:value="1143" table:style-name="ce16">
            <text:p><text:s/>1,143<text:s/></text:p>
          </table:table-cell>
          <table:table-cell office:value-type="float" office:value="14735" table:style-name="ce18">
            <text:p><text:s/>14,735<text:s/></text:p>
          </table:table-cell>
          <table:table-cell office:value-type="float" office:value="12.764705882352942" table:style-name="ce15">
            <text:p><text:s/>13<text:s/></text:p>
          </table:table-cell>
          <table:table-cell office:value-type="float" office:value="3.75" table:style-name="ce16">
            <text:p><text:s/>4<text:s/></text:p>
          </table:table-cell>
          <table:table-cell table:style-name="ce16"/>
          <table:table-cell office:value-type="float" office:value="8.1111111111111107" table:style-name="ce16">
            <text:p><text:s/>8<text:s/></text:p>
          </table:table-cell>
          <table:table-cell office:value-type="float" office:value="0.21428571428571427" table:style-name="ce16">
            <text:p><text:s/>0<text:s/></text:p>
          </table:table-cell>
          <table:table-cell office:value-type="float" office:value="38.46153846153846" table:style-name="ce16">
            <text:p><text:s/>38<text:s/></text:p>
          </table:table-cell>
          <table:table-cell office:value-type="float" office:value="3.2969854856717529" table:style-name="ce16">
            <text:p><text:s/>3<text:s/></text:p>
          </table:table-cell>
          <table:table-cell office:value-type="float" office:value="13.5" table:style-name="ce16">
            <text:p><text:s/>14<text:s/></text:p>
          </table:table-cell>
          <table:table-cell office:value-type="float" office:value="26.111818497511287" table:style-name="ce16">
            <text:p><text:s/>26<text:s/></text:p>
          </table:table-cell>
          <table:table-cell office:value-type="float" office:value="7.763975155279503E-3" table:style-name="ce16">
            <text:p><text:s/>0<text:s/></text:p>
          </table:table-cell>
          <table:table-cell office:value-type="float" office:value="5.1281032770605757" table:style-name="ce17">
            <text:p><text:s/>5<text:s/></text:p>
          </table:table-cell>
          <table:table-cell office:value-type="float" office:value="5.2208955223880595" table:style-name="ce16">
            <text:p><text:s/>5<text:s/></text:p>
          </table:table-cell>
          <table:table-cell office:value-type="float" office:value="0.12773403324584426" table:style-name="ce16">
            <text:p><text:s/>0<text:s/></text:p>
          </table:table-cell>
          <table:table-cell office:value-type="float" office:value="16.754394299287412" table:style-name="ce18">
            <text:p><text:s/>17<text:s/></text:p>
          </table:table-cell>
          <table:table-cell office:value-type="float" office:value="1859618" table:style-name="ce19">
            <text:p><text:s/>1,859,618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3497903" table:style-name="ce16">
            <text:p><text:s/>3,497,903<text:s/></text:p>
          </table:table-cell>
          <table:table-cell office:value-type="float" office:value="8392" table:style-name="ce16">
            <text:p><text:s/>8,392<text:s/></text:p>
          </table:table-cell>
          <table:table-cell office:value-type="float" office:value="188575" table:style-name="ce16">
            <text:p><text:s/>188,575<text:s/></text:p>
          </table:table-cell>
          <table:table-cell office:value-type="float" office:value="13435" table:style-name="ce16">
            <text:p><text:s/>13,435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69717722" table:style-name="ce16">
            <text:p><text:s/>69,717,722<text:s/></text:p>
          </table:table-cell>
          <table:table-cell office:value-type="float" office:value="5319401" table:style-name="ce16">
            <text:p><text:s/>5,319,401<text:s/></text:p>
          </table:table-cell>
          <table:table-cell office:value-type="float" office:value="51312976" table:style-name="ce17">
            <text:p><text:s/>51,312,976<text:s/></text:p>
          </table:table-cell>
          <table:table-cell office:value-type="float" office:value="1203823" table:style-name="ce16">
            <text:p><text:s/>1,203,823<text:s/></text:p>
          </table:table-cell>
          <table:table-cell office:value-type="float" office:value="71597" table:style-name="ce16">
            <text:p><text:s/>71,597<text:s/></text:p>
          </table:table-cell>
          <table:table-cell office:value-type="float" office:value="133477583" table:style-name="ce16">
            <text:p><text:s/>133,477,58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6" table:style-name="ce9">
            <text:p>1636</text:p>
          </table:table-cell>
          <table:table-cell office:value-type="float" office:value="103" table:style-name="ce15">
            <text:p><text:s/>103<text:s/></text:p>
          </table:table-cell>
          <table:table-cell table:number-columns-repeated="2" table:style-name="ce16"/>
          <table:table-cell office:value-type="float" office:value="41" table:style-name="ce16">
            <text:p><text:s/>41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70" table:style-name="ce16">
            <text:p><text:s/>70<text:s/></text:p>
          </table:table-cell>
          <table:table-cell office:value-type="float" office:value="2505" table:style-name="ce16">
            <text:p><text:s/>2,50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723" table:style-name="ce16">
            <text:p><text:s/>8,723<text:s/></text:p>
          </table:table-cell>
          <table:table-cell office:value-type="float" office:value="266" table:style-name="ce16">
            <text:p><text:s/>266<text:s/></text:p>
          </table:table-cell>
          <table:table-cell office:value-type="float" office:value="1021" table:style-name="ce17">
            <text:p><text:s/>1,021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169" table:style-name="ce16">
            <text:p><text:s/>1,169<text:s/></text:p>
          </table:table-cell>
          <table:table-cell office:value-type="float" office:value="14238" table:style-name="ce18">
            <text:p><text:s/>14,238<text:s/></text:p>
          </table:table-cell>
          <table:table-cell office:value-type="float" office:value="12.708737864077669" table:style-name="ce15">
            <text:p><text:s/>13<text:s/></text:p>
          </table:table-cell>
          <table:table-cell table:number-columns-repeated="2" table:style-name="ce16"/>
          <table:table-cell office:value-type="float" office:value="21.121951219512194" table:style-name="ce16">
            <text:p><text:s/>21<text:s/></text:p>
          </table:table-cell>
          <table:table-cell office:value-type="float" office:value="0.16666666666666666" table:style-name="ce16">
            <text:p><text:s/>0<text:s/></text:p>
          </table:table-cell>
          <table:table-cell office:value-type="float" office:value="26.742857142857144" table:style-name="ce16">
            <text:p><text:s/>27<text:s/></text:p>
          </table:table-cell>
          <table:table-cell office:value-type="float" office:value="5.2247504990019964" table:style-name="ce16">
            <text:p><text:s/>5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26.533073483893155" table:style-name="ce16">
            <text:p><text:s/>27<text:s/></text:p>
          </table:table-cell>
          <table:table-cell office:value-type="float" office:value="6.0150375939849621E-2" table:style-name="ce16">
            <text:p><text:s/>0<text:s/></text:p>
          </table:table-cell>
          <table:table-cell office:value-type="float" office:value="4.7649363369245838" table:style-name="ce17">
            <text:p><text:s/>5<text:s/></text:p>
          </table:table-cell>
          <table:table-cell office:value-type="float" office:value="5.1809815950920246" table:style-name="ce16">
            <text:p><text:s/>5<text:s/></text:p>
          </table:table-cell>
          <table:table-cell office:value-type="float" office:value="2.9940119760479042E-2" table:style-name="ce16">
            <text:p><text:s/>0<text:s/></text:p>
          </table:table-cell>
          <table:table-cell office:value-type="float" office:value="17.925129933979491" table:style-name="ce18">
            <text:p><text:s/>18<text:s/></text:p>
          </table:table-cell>
          <table:table-cell office:value-type="float" office:value="1936539" table:style-name="ce19">
            <text:p><text:s/>1,936,539<text:s/></text:p>
          </table:table-cell>
          <table:table-cell table:number-columns-repeated="2" table:style-name="ce16"/>
          <table:table-cell office:value-type="float" office:value="2616505" table:style-name="ce16">
            <text:p><text:s/>2,616,505<text:s/></text:p>
          </table:table-cell>
          <table:table-cell office:value-type="float" office:value="11771" table:style-name="ce16">
            <text:p><text:s/>11,771<text:s/></text:p>
          </table:table-cell>
          <table:table-cell office:value-type="float" office:value="123341" table:style-name="ce16">
            <text:p><text:s/>123,341<text:s/></text:p>
          </table:table-cell>
          <table:table-cell office:value-type="float" office:value="12525" table:style-name="ce16">
            <text:p><text:s/>12,525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65900872" table:style-name="ce16">
            <text:p><text:s/>65,900,872<text:s/></text:p>
          </table:table-cell>
          <table:table-cell office:value-type="float" office:value="2497318" table:style-name="ce16">
            <text:p><text:s/>2,497,318<text:s/></text:p>
          </table:table-cell>
          <table:table-cell office:value-type="float" office:value="50515811" table:style-name="ce17">
            <text:p><text:s/>50,515,811<text:s/></text:p>
          </table:table-cell>
          <table:table-cell office:value-type="float" office:value="1130315" table:style-name="ce16">
            <text:p><text:s/>1,130,315<text:s/></text:p>
          </table:table-cell>
          <table:table-cell office:value-type="float" office:value="23773" table:style-name="ce16">
            <text:p><text:s/>23,773<text:s/></text:p>
          </table:table-cell>
          <table:table-cell office:value-type="float" office:value="124768898" table:style-name="ce16">
            <text:p><text:s/>124,768,89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7" table:style-name="ce9">
            <text:p>1637</text:p>
          </table:table-cell>
          <table:table-cell office:value-type="float" office:value="103" table:style-name="ce15">
            <text:p><text:s/>103<text:s/></text:p>
          </table:table-cell>
          <table:table-cell table:number-columns-repeated="2" table:style-name="ce16"/>
          <table:table-cell office:value-type="float" office:value="22" table:style-name="ce16">
            <text:p><text:s/>2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27" table:style-name="ce16">
            <text:p><text:s/>127<text:s/></text:p>
          </table:table-cell>
          <table:table-cell office:value-type="float" office:value="2101" table:style-name="ce16">
            <text:p><text:s/>2,10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075" table:style-name="ce16">
            <text:p><text:s/>8,075<text:s/></text:p>
          </table:table-cell>
          <table:table-cell office:value-type="float" office:value="300" table:style-name="ce16">
            <text:p><text:s/>300<text:s/></text:p>
          </table:table-cell>
          <table:table-cell office:value-type="float" office:value="780" table:style-name="ce17">
            <text:p><text:s/>780<text:s/></text:p>
          </table:table-cell>
          <table:table-cell office:value-type="float" office:value="302" table:style-name="ce16">
            <text:p><text:s/>302<text:s/></text:p>
          </table:table-cell>
          <table:table-cell office:value-type="float" office:value="1080" table:style-name="ce16">
            <text:p><text:s/>1,080<text:s/></text:p>
          </table:table-cell>
          <table:table-cell office:value-type="float" office:value="12903" table:style-name="ce18">
            <text:p><text:s/>12,903<text:s/></text:p>
          </table:table-cell>
          <table:table-cell office:value-type="float" office:value="12.932038834951456" table:style-name="ce15">
            <text:p><text:s/>13<text:s/></text:p>
          </table:table-cell>
          <table:table-cell table:number-columns-repeated="2" table:style-name="ce16"/>
          <table:table-cell office:value-type="float" office:value="37.863636363636367" table:style-name="ce16">
            <text:p><text:s/>38<text:s/></text:p>
          </table:table-cell>
          <table:table-cell office:value-type="float" office:value="0.18181818181818182" table:style-name="ce16">
            <text:p><text:s/>0<text:s/></text:p>
          </table:table-cell>
          <table:table-cell office:value-type="float" office:value="33.2992125984252" table:style-name="ce16">
            <text:p><text:s/>33<text:s/></text:p>
          </table:table-cell>
          <table:table-cell office:value-type="float" office:value="3.5949547834364588" table:style-name="ce16">
            <text:p><text:s/>4<text:s/></text:p>
          </table:table-cell>
          <table:table-cell office:value-type="float" office:value="15.5" table:style-name="ce16">
            <text:p><text:s/>16<text:s/></text:p>
          </table:table-cell>
          <table:table-cell office:value-type="float" office:value="25.239256965944271" table:style-name="ce16">
            <text:p><text:s/>25<text:s/></text:p>
          </table:table-cell>
          <table:table-cell office:value-type="float" office:value="1.7066666666666668" table:style-name="ce16">
            <text:p><text:s/>2<text:s/></text:p>
          </table:table-cell>
          <table:table-cell office:value-type="float" office:value="3.9615384615384617" table:style-name="ce17">
            <text:p><text:s/>4<text:s/></text:p>
          </table:table-cell>
          <table:table-cell office:value-type="float" office:value="5.241721854304636" table:style-name="ce16">
            <text:p><text:s/>5<text:s/></text:p>
          </table:table-cell>
          <table:table-cell office:value-type="float" office:value="7.4074074074074077E-3" table:style-name="ce16">
            <text:p><text:s/>0<text:s/></text:p>
          </table:table-cell>
          <table:table-cell office:value-type="float" office:value="17.281252421917383" table:style-name="ce18">
            <text:p><text:s/>17<text:s/></text:p>
          </table:table-cell>
          <table:table-cell office:value-type="float" office:value="1291311" table:style-name="ce19">
            <text:p><text:s/>1,291,311<text:s/></text:p>
          </table:table-cell>
          <table:table-cell table:number-columns-repeated="2" table:style-name="ce16"/>
          <table:table-cell office:value-type="float" office:value="1271113" table:style-name="ce16">
            <text:p><text:s/>1,271,113<text:s/></text:p>
          </table:table-cell>
          <table:table-cell office:value-type="float" office:value="7220" table:style-name="ce16">
            <text:p><text:s/>7,220<text:s/></text:p>
          </table:table-cell>
          <table:table-cell office:value-type="float" office:value="208036" table:style-name="ce16">
            <text:p><text:s/>208,036<text:s/></text:p>
          </table:table-cell>
          <table:table-cell office:value-type="float" office:value="10505" table:style-name="ce16">
            <text:p><text:s/>10,505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57240126" table:style-name="ce16">
            <text:p><text:s/>57,240,126<text:s/></text:p>
          </table:table-cell>
          <table:table-cell office:value-type="float" office:value="3346448" table:style-name="ce16">
            <text:p><text:s/>3,346,448<text:s/></text:p>
          </table:table-cell>
          <table:table-cell office:value-type="float" office:value="39766692" table:style-name="ce17">
            <text:p><text:s/>39,766,692<text:s/></text:p>
          </table:table-cell>
          <table:table-cell office:value-type="float" office:value="1030401" table:style-name="ce16">
            <text:p><text:s/>1,030,401<text:s/></text:p>
          </table:table-cell>
          <table:table-cell office:value-type="float" office:value="24720" table:style-name="ce16">
            <text:p><text:s/>24,720<text:s/></text:p>
          </table:table-cell>
          <table:table-cell office:value-type="float" office:value="104196700" table:style-name="ce16">
            <text:p><text:s/>104,196,70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8" table:style-name="ce9">
            <text:p>1638</text:p>
          </table:table-cell>
          <table:table-cell office:value-type="float" office:value="118" table:style-name="ce15">
            <text:p><text:s/>118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2" table:style-name="ce16">
            <text:p><text:s/>82<text:s/></text:p>
          </table:table-cell>
          <table:table-cell office:value-type="float" office:value="2515" table:style-name="ce16">
            <text:p><text:s/>2,51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441" table:style-name="ce16">
            <text:p><text:s/>8,441<text:s/></text:p>
          </table:table-cell>
          <table:table-cell office:value-type="float" office:value="246" table:style-name="ce16">
            <text:p><text:s/>246<text:s/></text:p>
          </table:table-cell>
          <table:table-cell office:value-type="float" office:value="773" table:style-name="ce17">
            <text:p><text:s/>773<text:s/></text:p>
          </table:table-cell>
          <table:table-cell office:value-type="float" office:value="314" table:style-name="ce16">
            <text:p><text:s/>314<text:s/></text:p>
          </table:table-cell>
          <table:table-cell office:value-type="float" office:value="1125" table:style-name="ce16">
            <text:p><text:s/>1,125<text:s/></text:p>
          </table:table-cell>
          <table:table-cell office:value-type="float" office:value="13649" table:style-name="ce18">
            <text:p><text:s/>13,649<text:s/></text:p>
          </table:table-cell>
          <table:table-cell office:value-type="float" office:value="13.813559322033898" table:style-name="ce15">
            <text:p><text:s/>14<text:s/></text:p>
          </table:table-cell>
          <table:table-cell office:value-type="float" office:value="5.8" table:style-name="ce16">
            <text:p><text:s/>6<text:s/></text:p>
          </table:table-cell>
          <table:table-cell table:style-name="ce16"/>
          <table:table-cell office:value-type="float" office:value="3.3684210526315788" table:style-name="ce16">
            <text:p><text:s/>3<text:s/></text:p>
          </table:table-cell>
          <table:table-cell office:value-type="float" office:value="0.55555555555555558" table:style-name="ce16">
            <text:p><text:s/>1<text:s/></text:p>
          </table:table-cell>
          <table:table-cell office:value-type="float" office:value="24.975609756097562" table:style-name="ce16">
            <text:p><text:s/>25<text:s/></text:p>
          </table:table-cell>
          <table:table-cell office:value-type="float" office:value="2.8508946322067596" table:style-name="ce16">
            <text:p><text:s/>3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47.143584883307668" table:style-name="ce16">
            <text:p><text:s/>47<text:s/></text:p>
          </table:table-cell>
          <table:table-cell office:value-type="float" office:value="0.63414634146341464" table:style-name="ce16">
            <text:p><text:s/>1<text:s/></text:p>
          </table:table-cell>
          <table:table-cell office:value-type="float" office:value="6.6998706338939202" table:style-name="ce17">
            <text:p><text:s/>7<text:s/></text:p>
          </table:table-cell>
          <table:table-cell office:value-type="float" office:value="5.0605095541401273" table:style-name="ce16">
            <text:p><text:s/>5<text:s/></text:p>
          </table:table-cell>
          <table:table-cell office:value-type="float" office:value="3.5555555555555557E-3" table:style-name="ce16">
            <text:p><text:s/>0<text:s/></text:p>
          </table:table-cell>
          <table:table-cell office:value-type="float" office:value="30.466481060883581" table:style-name="ce18">
            <text:p><text:s/>30<text:s/></text:p>
          </table:table-cell>
          <table:table-cell office:value-type="float" office:value="2227058" table:style-name="ce19">
            <text:p><text:s/>2,227,058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356246" table:style-name="ce16">
            <text:p><text:s/>356,246<text:s/></text:p>
          </table:table-cell>
          <table:table-cell office:value-type="float" office:value="5708" table:style-name="ce16">
            <text:p><text:s/>5,708<text:s/></text:p>
          </table:table-cell>
          <table:table-cell office:value-type="float" office:value="130625" table:style-name="ce16">
            <text:p><text:s/>130,625<text:s/></text:p>
          </table:table-cell>
          <table:table-cell office:value-type="float" office:value="12575" table:style-name="ce16">
            <text:p><text:s/>12,575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64712666" table:style-name="ce16">
            <text:p><text:s/>64,712,666<text:s/></text:p>
          </table:table-cell>
          <table:table-cell office:value-type="float" office:value="3181507" table:style-name="ce16">
            <text:p><text:s/>3,181,507<text:s/></text:p>
          </table:table-cell>
          <table:table-cell office:value-type="float" office:value="39173185" table:style-name="ce17">
            <text:p><text:s/>39,173,185<text:s/></text:p>
          </table:table-cell>
          <table:table-cell office:value-type="float" office:value="1049076" table:style-name="ce16">
            <text:p><text:s/>1,049,076<text:s/></text:p>
          </table:table-cell>
          <table:table-cell office:value-type="float" office:value="25369" table:style-name="ce16">
            <text:p><text:s/>25,369<text:s/></text:p>
          </table:table-cell>
          <table:table-cell office:value-type="float" office:value="110930338" table:style-name="ce16">
            <text:p><text:s/>110,930,33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39" table:style-name="ce9">
            <text:p>1639</text:p>
          </table:table-cell>
          <table:table-cell office:value-type="float" office:value="96" table:style-name="ce15">
            <text:p><text:s/>96<text:s/></text:p>
          </table:table-cell>
          <table:table-cell table:number-columns-repeated="2" table:style-name="ce16"/>
          <table:table-cell office:value-type="float" office:value="45" table:style-name="ce16">
            <text:p><text:s/>45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1926" table:style-name="ce16">
            <text:p><text:s/>1,92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6524" table:style-name="ce16">
            <text:p><text:s/>6,524<text:s/></text:p>
          </table:table-cell>
          <table:table-cell office:value-type="float" office:value="130" table:style-name="ce16">
            <text:p><text:s/>130<text:s/></text:p>
          </table:table-cell>
          <table:table-cell office:value-type="float" office:value="679" table:style-name="ce17">
            <text:p><text:s/>679<text:s/></text:p>
          </table:table-cell>
          <table:table-cell office:value-type="float" office:value="244" table:style-name="ce16">
            <text:p><text:s/>244<text:s/></text:p>
          </table:table-cell>
          <table:table-cell office:value-type="float" office:value="960" table:style-name="ce16">
            <text:p><text:s/>960<text:s/></text:p>
          </table:table-cell>
          <table:table-cell office:value-type="float" office:value="10714" table:style-name="ce18">
            <text:p><text:s/>10,714<text:s/></text:p>
          </table:table-cell>
          <table:table-cell office:value-type="float" office:value="12.208333333333334" table:style-name="ce15">
            <text:p><text:s/>12<text:s/></text:p>
          </table:table-cell>
          <table:table-cell table:number-columns-repeated="2" table:style-name="ce16"/>
          <table:table-cell office:value-type="float" office:value="10.422222222222222" table:style-name="ce16">
            <text:p><text:s/>10<text:s/></text:p>
          </table:table-cell>
          <table:table-cell office:value-type="float" office:value="0.4" table:style-name="ce16">
            <text:p><text:s/>0<text:s/></text:p>
          </table:table-cell>
          <table:table-cell office:value-type="float" office:value="33.531914893617021" table:style-name="ce16">
            <text:p><text:s/>34<text:s/></text:p>
          </table:table-cell>
          <table:table-cell office:value-type="float" office:value="4.6718587746625131" table:style-name="ce16">
            <text:p><text:s/>5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537.36450030656044" table:style-name="ce16">
            <text:p><text:s/>537<text:s/></text:p>
          </table:table-cell>
          <table:table-cell office:value-type="float" office:value="0.32307692307692309" table:style-name="ce16">
            <text:p><text:s/>0<text:s/></text:p>
          </table:table-cell>
          <table:table-cell office:value-type="float" office:value="4.3622974963181145" table:style-name="ce17">
            <text:p><text:s/>4<text:s/></text:p>
          </table:table-cell>
          <table:table-cell office:value-type="float" office:value="5.2581967213114753" table:style-name="ce16">
            <text:p><text:s/>5<text:s/></text:p>
          </table:table-cell>
          <table:table-cell office:value-type="float" office:value="4.1666666666666666E-3" table:style-name="ce16">
            <text:p><text:s/>0<text:s/></text:p>
          </table:table-cell>
          <table:table-cell office:value-type="float" office:value="328.90302408064213" table:style-name="ce18">
            <text:p><text:s/>329<text:s/></text:p>
          </table:table-cell>
          <table:table-cell office:value-type="float" office:value="1132026" table:style-name="ce19">
            <text:p><text:s/>1,132,026<text:s/></text:p>
          </table:table-cell>
          <table:table-cell table:number-columns-repeated="2" table:style-name="ce16"/>
          <table:table-cell office:value-type="float" office:value="4696964" table:style-name="ce16">
            <text:p><text:s/>4,696,964<text:s/></text:p>
          </table:table-cell>
          <table:table-cell office:value-type="float" office:value="10568" table:style-name="ce16">
            <text:p><text:s/>10,568<text:s/></text:p>
          </table:table-cell>
          <table:table-cell office:value-type="float" office:value="152965" table:style-name="ce16">
            <text:p><text:s/>152,965<text:s/></text:p>
          </table:table-cell>
          <table:table-cell office:value-type="float" office:value="9630" table:style-name="ce16">
            <text:p><text:s/>9,63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43977832" table:style-name="ce16">
            <text:p><text:s/>43,977,832<text:s/></text:p>
          </table:table-cell>
          <table:table-cell office:value-type="float" office:value="932200" table:style-name="ce16">
            <text:p><text:s/>932,200<text:s/></text:p>
          </table:table-cell>
          <table:table-cell office:value-type="float" office:value="36389831" table:style-name="ce17">
            <text:p><text:s/>36,389,831<text:s/></text:p>
          </table:table-cell>
          <table:table-cell office:value-type="float" office:value="824690" table:style-name="ce16">
            <text:p><text:s/>824,690<text:s/></text:p>
          </table:table-cell>
          <table:table-cell office:value-type="float" office:value="17184" table:style-name="ce16">
            <text:p><text:s/>17,184<text:s/></text:p>
          </table:table-cell>
          <table:table-cell office:value-type="float" office:value="88143954" table:style-name="ce16">
            <text:p><text:s/>88,143,95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0" table:style-name="ce9">
            <text:p>1640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35" table:style-name="ce16">
            <text:p><text:s/>35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107" table:style-name="ce16">
            <text:p><text:s/>107<text:s/></text:p>
          </table:table-cell>
          <table:table-cell office:value-type="float" office:value="2649" table:style-name="ce16">
            <text:p><text:s/>2,649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573" table:style-name="ce16">
            <text:p><text:s/>8,573<text:s/></text:p>
          </table:table-cell>
          <table:table-cell office:value-type="float" office:value="362" table:style-name="ce16">
            <text:p><text:s/>362<text:s/></text:p>
          </table:table-cell>
          <table:table-cell office:value-type="float" office:value="773" table:style-name="ce17">
            <text:p><text:s/>773<text:s/></text:p>
          </table:table-cell>
          <table:table-cell office:value-type="float" office:value="313" table:style-name="ce16">
            <text:p><text:s/>313<text:s/></text:p>
          </table:table-cell>
          <table:table-cell office:value-type="float" office:value="1144" table:style-name="ce16">
            <text:p><text:s/>1,144<text:s/></text:p>
          </table:table-cell>
          <table:table-cell office:value-type="float" office:value="14075" table:style-name="ce18">
            <text:p><text:s/>14,075<text:s/></text:p>
          </table:table-cell>
          <table:table-cell office:value-type="float" office:value="12.125" table:style-name="ce15">
            <text:p><text:s/>12<text:s/></text:p>
          </table:table-cell>
          <table:table-cell office:value-type="float" office:value="12.941176470588236" table:style-name="ce16">
            <text:p><text:s/>13<text:s/></text:p>
          </table:table-cell>
          <table:table-cell table:style-name="ce16"/>
          <table:table-cell office:value-type="float" office:value="2.4285714285714284" table:style-name="ce16">
            <text:p><text:s/>2<text:s/></text:p>
          </table:table-cell>
          <table:table-cell office:value-type="float" office:value="0.25" table:style-name="ce16">
            <text:p><text:s/>0<text:s/></text:p>
          </table:table-cell>
          <table:table-cell office:value-type="float" office:value="24.925233644859812" table:style-name="ce16">
            <text:p><text:s/>25<text:s/></text:p>
          </table:table-cell>
          <table:table-cell office:value-type="float" office:value="1.5575688939222347" table:style-name="ce16">
            <text:p><text:s/>2<text:s/></text:p>
          </table:table-cell>
          <table:table-cell office:value-type="float" office:value="10.333333333333334" table:style-name="ce16">
            <text:p><text:s/>10<text:s/></text:p>
          </table:table-cell>
          <table:table-cell office:value-type="float" office:value="141.87239006182199" table:style-name="ce16">
            <text:p><text:s/>142<text:s/></text:p>
          </table:table-cell>
          <table:table-cell office:value-type="float" office:value="2.2099447513812154E-2" table:style-name="ce16">
            <text:p><text:s/>0<text:s/></text:p>
          </table:table-cell>
          <table:table-cell office:value-type="float" office:value="3.6959896507115135" table:style-name="ce17">
            <text:p><text:s/>4<text:s/></text:p>
          </table:table-cell>
          <table:table-cell office:value-type="float" office:value="5.3418530351437701" table:style-name="ce16">
            <text:p><text:s/>5<text:s/></text:p>
          </table:table-cell>
          <table:table-cell office:value-type="float" office:value="2.7097902097902096E-2" table:style-name="ce16">
            <text:p><text:s/>0<text:s/></text:p>
          </table:table-cell>
          <table:table-cell office:value-type="float" office:value="87.322841918294856" table:style-name="ce18">
            <text:p><text:s/>87<text:s/></text:p>
          </table:table-cell>
          <table:table-cell office:value-type="float" office:value="1066438" table:style-name="ce19">
            <text:p><text:s/>1,066,438<text:s/></text:p>
          </table:table-cell>
          <table:table-cell office:value-type="float" office:value="1440058" table:style-name="ce16">
            <text:p><text:s/>1,440,058<text:s/></text:p>
          </table:table-cell>
          <table:table-cell table:style-name="ce16"/>
          <table:table-cell office:value-type="float" office:value="1039196" table:style-name="ce16">
            <text:p><text:s/>1,039,196<text:s/></text:p>
          </table:table-cell>
          <table:table-cell office:value-type="float" office:value="7306" table:style-name="ce16">
            <text:p><text:s/>7,306<text:s/></text:p>
          </table:table-cell>
          <table:table-cell office:value-type="float" office:value="172569" table:style-name="ce16">
            <text:p><text:s/>172,569<text:s/></text:p>
          </table:table-cell>
          <table:table-cell office:value-type="float" office:value="13245" table:style-name="ce16">
            <text:p><text:s/>13,245<text:s/></text:p>
          </table:table-cell>
          <table:table-cell office:value-type="float" office:value="71810" table:style-name="ce16">
            <text:p><text:s/>71,810<text:s/></text:p>
          </table:table-cell>
          <table:table-cell office:value-type="float" office:value="65562842" table:style-name="ce16">
            <text:p><text:s/>65,562,842<text:s/></text:p>
          </table:table-cell>
          <table:table-cell office:value-type="float" office:value="3867918" table:style-name="ce16">
            <text:p><text:s/>3,867,918<text:s/></text:p>
          </table:table-cell>
          <table:table-cell office:value-type="float" office:value="37146495" table:style-name="ce17">
            <text:p><text:s/>37,146,495<text:s/></text:p>
          </table:table-cell>
          <table:table-cell office:value-type="float" office:value="1045167" table:style-name="ce16">
            <text:p><text:s/>1,045,167<text:s/></text:p>
          </table:table-cell>
          <table:table-cell office:value-type="float" office:value="32627" table:style-name="ce16">
            <text:p><text:s/>32,627<text:s/></text:p>
          </table:table-cell>
          <table:table-cell office:value-type="float" office:value="111465671" table:style-name="ce16">
            <text:p><text:s/>111,465,67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1" table:style-name="ce9">
            <text:p>1641</text:p>
          </table:table-cell>
          <table:table-cell office:value-type="float" office:value="120" table:style-name="ce15">
            <text:p><text:s/>120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2239" table:style-name="ce16">
            <text:p><text:s/>2,239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7627" table:style-name="ce16">
            <text:p><text:s/>7,627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946" table:style-name="ce17">
            <text:p><text:s/>946<text:s/></text:p>
          </table:table-cell>
          <table:table-cell office:value-type="float" office:value="295" table:style-name="ce16">
            <text:p><text:s/>295<text:s/></text:p>
          </table:table-cell>
          <table:table-cell office:value-type="float" office:value="1058" table:style-name="ce16">
            <text:p><text:s/>1,058<text:s/></text:p>
          </table:table-cell>
          <table:table-cell office:value-type="float" office:value="12778" table:style-name="ce18">
            <text:p><text:s/>12,778<text:s/></text:p>
          </table:table-cell>
          <table:table-cell office:value-type="float" office:value="12.35" table:style-name="ce15">
            <text:p><text:s/>12<text:s/></text:p>
          </table:table-cell>
          <table:table-cell office:value-type="float" office:value="1.8571428571428572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8.071428571428573" table:style-name="ce16">
            <text:p><text:s/>18<text:s/></text:p>
          </table:table-cell>
          <table:table-cell office:value-type="float" office:value="0.17647058823529413" table:style-name="ce16">
            <text:p><text:s/>0<text:s/></text:p>
          </table:table-cell>
          <table:table-cell office:value-type="float" office:value="32.221153846153847" table:style-name="ce16">
            <text:p><text:s/>32<text:s/></text:p>
          </table:table-cell>
          <table:table-cell office:value-type="float" office:value="1.8481464939705226" table:style-name="ce16">
            <text:p><text:s/>2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36.65845024255933" table:style-name="ce16">
            <text:p><text:s/>137<text:s/></text:p>
          </table:table-cell>
          <table:table-cell office:value-type="float" office:value="2.7607361963190184E-2" table:style-name="ce16">
            <text:p><text:s/>0<text:s/></text:p>
          </table:table-cell>
          <table:table-cell office:value-type="float" office:value="4.9915433403805496" table:style-name="ce17">
            <text:p><text:s/>5<text:s/></text:p>
          </table:table-cell>
          <table:table-cell office:value-type="float" office:value="5.101694915254237" table:style-name="ce16">
            <text:p><text:s/>5<text:s/></text:p>
          </table:table-cell>
          <table:table-cell office:value-type="float" office:value="5.6710775047258983E-3" table:style-name="ce16">
            <text:p><text:s/>0<text:s/></text:p>
          </table:table-cell>
          <table:table-cell office:value-type="float" office:value="82.8046642667084" table:style-name="ce18">
            <text:p><text:s/>83<text:s/></text:p>
          </table:table-cell>
          <table:table-cell office:value-type="float" office:value="1761761" table:style-name="ce19">
            <text:p><text:s/>1,761,761<text:s/></text:p>
          </table:table-cell>
          <table:table-cell office:value-type="float" office:value="458818" table:style-name="ce16">
            <text:p><text:s/>458,81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19386" table:style-name="ce16">
            <text:p><text:s/>1,719,386<text:s/></text:p>
          </table:table-cell>
          <table:table-cell office:value-type="float" office:value="12547" table:style-name="ce16">
            <text:p><text:s/>12,547<text:s/></text:p>
          </table:table-cell>
          <table:table-cell office:value-type="float" office:value="218756" table:style-name="ce16">
            <text:p><text:s/>218,756<text:s/></text:p>
          </table:table-cell>
          <table:table-cell office:value-type="float" office:value="11195" table:style-name="ce16">
            <text:p><text:s/>11,195<text:s/></text:p>
          </table:table-cell>
          <table:table-cell office:value-type="float" office:value="4891" table:style-name="ce16">
            <text:p><text:s/>4,891<text:s/></text:p>
          </table:table-cell>
          <table:table-cell office:value-type="float" office:value="53274279" table:style-name="ce16">
            <text:p><text:s/>53,274,279<text:s/></text:p>
          </table:table-cell>
          <table:table-cell office:value-type="float" office:value="2801744" table:style-name="ce16">
            <text:p><text:s/>2,801,744<text:s/></text:p>
          </table:table-cell>
          <table:table-cell office:value-type="float" office:value="53984507" table:style-name="ce17">
            <text:p><text:s/>53,984,507<text:s/></text:p>
          </table:table-cell>
          <table:table-cell office:value-type="float" office:value="948913" table:style-name="ce16">
            <text:p><text:s/>948,913<text:s/></text:p>
          </table:table-cell>
          <table:table-cell office:value-type="float" office:value="24290" table:style-name="ce16">
            <text:p><text:s/>24,290<text:s/></text:p>
          </table:table-cell>
          <table:table-cell office:value-type="float" office:value="115221087" table:style-name="ce16">
            <text:p><text:s/>115,221,08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2" table:style-name="ce9">
            <text:p>1642</text:p>
          </table:table-cell>
          <table:table-cell office:value-type="float" office:value="122" table:style-name="ce15">
            <text:p><text:s/>122<text:s/></text:p>
          </table:table-cell>
          <table:table-cell table:number-columns-repeated="2" table:style-name="ce16"/>
          <table:table-cell office:value-type="float" office:value="34" table:style-name="ce16">
            <text:p><text:s/>34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96" table:style-name="ce16">
            <text:p><text:s/>96<text:s/></text:p>
          </table:table-cell>
          <table:table-cell office:value-type="float" office:value="2242" table:style-name="ce16">
            <text:p><text:s/>2,24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291" table:style-name="ce16">
            <text:p><text:s/>8,291<text:s/></text:p>
          </table:table-cell>
          <table:table-cell office:value-type="float" office:value="259" table:style-name="ce16">
            <text:p><text:s/>259<text:s/></text:p>
          </table:table-cell>
          <table:table-cell office:value-type="float" office:value="879" table:style-name="ce17">
            <text:p><text:s/>879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076" table:style-name="ce16">
            <text:p><text:s/>1,076<text:s/></text:p>
          </table:table-cell>
          <table:table-cell office:value-type="float" office:value="13319" table:style-name="ce18">
            <text:p><text:s/>13,319<text:s/></text:p>
          </table:table-cell>
          <table:table-cell office:value-type="float" office:value="13.336065573770492" table:style-name="ce15">
            <text:p><text:s/>13<text:s/></text:p>
          </table:table-cell>
          <table:table-cell table:number-columns-repeated="2" table:style-name="ce16"/>
          <table:table-cell office:value-type="float" office:value="13.235294117647058" table:style-name="ce16">
            <text:p><text:s/>13<text:s/></text:p>
          </table:table-cell>
          <table:table-cell office:value-type="float" office:value="8.3333333333333329E-2" table:style-name="ce16">
            <text:p><text:s/>0<text:s/></text:p>
          </table:table-cell>
          <table:table-cell office:value-type="float" office:value="23.822916666666668" table:style-name="ce16">
            <text:p><text:s/>2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6.507297069111086" table:style-name="ce16">
            <text:p><text:s/>27<text:s/></text:p>
          </table:table-cell>
          <table:table-cell office:value-type="float" office:value="1.9305019305019305E-2" table:style-name="ce16">
            <text:p><text:s/>0<text:s/></text:p>
          </table:table-cell>
          <table:table-cell office:value-type="float" office:value="4.4653014789533563" table:style-name="ce17">
            <text:p><text:s/>4<text:s/></text:p>
          </table:table-cell>
          <table:table-cell office:value-type="float" office:value="5.3615635179153092" table:style-name="ce16">
            <text:p><text:s/>5<text:s/></text:p>
          </table:table-cell>
          <table:table-cell office:value-type="float" office:value="5.5762081784386614E-3" table:style-name="ce16">
            <text:p><text:s/>0<text:s/></text:p>
          </table:table-cell>
          <table:table-cell office:value-type="float" office:value="17.585028906074029" table:style-name="ce18">
            <text:p><text:s/>18<text:s/></text:p>
          </table:table-cell>
          <table:table-cell office:value-type="float" office:value="1977464" table:style-name="ce19">
            <text:p><text:s/>1,977,464<text:s/></text:p>
          </table:table-cell>
          <table:table-cell table:number-columns-repeated="2" table:style-name="ce16"/>
          <table:table-cell office:value-type="float" office:value="4366367" table:style-name="ce16">
            <text:p><text:s/>4,366,367<text:s/></text:p>
          </table:table-cell>
          <table:table-cell office:value-type="float" office:value="10132" table:style-name="ce16">
            <text:p><text:s/>10,132<text:s/></text:p>
          </table:table-cell>
          <table:table-cell office:value-type="float" office:value="189636" table:style-name="ce16">
            <text:p><text:s/>189,636<text:s/></text:p>
          </table:table-cell>
          <table:table-cell office:value-type="float" office:value="11210" table:style-name="ce16">
            <text:p><text:s/>11,21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57826305" table:style-name="ce16">
            <text:p><text:s/>57,826,305<text:s/></text:p>
          </table:table-cell>
          <table:table-cell office:value-type="float" office:value="4173867" table:style-name="ce16">
            <text:p><text:s/>4,173,867<text:s/></text:p>
          </table:table-cell>
          <table:table-cell office:value-type="float" office:value="51058039" table:style-name="ce17">
            <text:p><text:s/>51,058,039<text:s/></text:p>
          </table:table-cell>
          <table:table-cell office:value-type="float" office:value="1070971" table:style-name="ce16">
            <text:p><text:s/>1,070,971<text:s/></text:p>
          </table:table-cell>
          <table:table-cell office:value-type="float" office:value="23049" table:style-name="ce16">
            <text:p><text:s/>23,049<text:s/></text:p>
          </table:table-cell>
          <table:table-cell office:value-type="float" office:value="120707104" table:style-name="ce16">
            <text:p><text:s/>120,707,10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3" table:style-name="ce9">
            <text:p>1643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59" table:style-name="ce16">
            <text:p><text:s/>59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6" table:style-name="ce16">
            <text:p><text:s/>96<text:s/></text:p>
          </table:table-cell>
          <table:table-cell office:value-type="float" office:value="2155" table:style-name="ce16">
            <text:p><text:s/>2,15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982" table:style-name="ce16">
            <text:p><text:s/>7,982<text:s/></text:p>
          </table:table-cell>
          <table:table-cell office:value-type="float" office:value="278" table:style-name="ce16">
            <text:p><text:s/>278<text:s/></text:p>
          </table:table-cell>
          <table:table-cell office:value-type="float" office:value="953" table:style-name="ce17">
            <text:p><text:s/>953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992" table:style-name="ce16">
            <text:p><text:s/>992<text:s/></text:p>
          </table:table-cell>
          <table:table-cell office:value-type="float" office:value="12968" table:style-name="ce18">
            <text:p><text:s/>12,968<text:s/></text:p>
          </table:table-cell>
          <table:table-cell office:value-type="float" office:value="13.950980392156863" table:style-name="ce15">
            <text:p><text:s/>14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2.3389830508474576" table:style-name="ce16">
            <text:p><text:s/>2<text:s/></text:p>
          </table:table-cell>
          <table:table-cell office:value-type="float" office:value="0.1" table:style-name="ce16">
            <text:p><text:s/>0<text:s/></text:p>
          </table:table-cell>
          <table:table-cell office:value-type="float" office:value="22.03125" table:style-name="ce16">
            <text:p><text:s/>22<text:s/></text:p>
          </table:table-cell>
          <table:table-cell office:value-type="float" office:value="2.8283062645011601" table:style-name="ce16">
            <text:p><text:s/>3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686168879979956" table:style-name="ce16">
            <text:p><text:s/>28<text:s/></text:p>
          </table:table-cell>
          <table:table-cell office:value-type="float" office:value="1.0791366906474821E-2" table:style-name="ce16">
            <text:p><text:s/>0<text:s/></text:p>
          </table:table-cell>
          <table:table-cell office:value-type="float" office:value="3.9401888772298008" table:style-name="ce17">
            <text:p><text:s/>4<text:s/></text:p>
          </table:table-cell>
          <table:table-cell office:value-type="float" office:value="5.1681957186544345" table:style-name="ce16">
            <text:p><text:s/>5<text:s/></text:p>
          </table:table-cell>
          <table:table-cell office:value-type="float" office:value="1.0080645161290322E-2" table:style-name="ce16">
            <text:p><text:s/>0<text:s/></text:p>
          </table:table-cell>
          <table:table-cell office:value-type="float" office:value="18.222702035780383" table:style-name="ce18">
            <text:p><text:s/>18<text:s/></text:p>
          </table:table-cell>
          <table:table-cell office:value-type="float" office:value="2066204" table:style-name="ce19">
            <text:p><text:s/>2,066,204<text:s/></text:p>
          </table:table-cell>
          <table:table-cell office:value-type="float" office:value="306491" table:style-name="ce16">
            <text:p><text:s/>306,491<text:s/></text:p>
          </table:table-cell>
          <table:table-cell table:style-name="ce16"/>
          <table:table-cell office:value-type="float" office:value="4857982" table:style-name="ce16">
            <text:p><text:s/>4,857,982<text:s/></text:p>
          </table:table-cell>
          <table:table-cell office:value-type="float" office:value="8534" table:style-name="ce16">
            <text:p><text:s/>8,534<text:s/></text:p>
          </table:table-cell>
          <table:table-cell office:value-type="float" office:value="157124" table:style-name="ce16">
            <text:p><text:s/>157,124<text:s/></text:p>
          </table:table-cell>
          <table:table-cell office:value-type="float" office:value="10775" table:style-name="ce16">
            <text:p><text:s/>10,775<text:s/></text:p>
          </table:table-cell>
          <table:table-cell office:value-type="float" office:value="65919" table:style-name="ce16">
            <text:p><text:s/>65,919<text:s/></text:p>
          </table:table-cell>
          <table:table-cell office:value-type="float" office:value="48956907" table:style-name="ce16">
            <text:p><text:s/>48,956,907<text:s/></text:p>
          </table:table-cell>
          <table:table-cell office:value-type="float" office:value="3221722" table:style-name="ce16">
            <text:p><text:s/>3,221,722<text:s/></text:p>
          </table:table-cell>
          <table:table-cell office:value-type="float" office:value="48086947" table:style-name="ce17">
            <text:p><text:s/>48,086,947<text:s/></text:p>
          </table:table-cell>
          <table:table-cell office:value-type="float" office:value="1110296" table:style-name="ce16">
            <text:p><text:s/>1,110,296<text:s/></text:p>
          </table:table-cell>
          <table:table-cell office:value-type="float" office:value="19040" table:style-name="ce16">
            <text:p><text:s/>19,040<text:s/></text:p>
          </table:table-cell>
          <table:table-cell office:value-type="float" office:value="108867941" table:style-name="ce16">
            <text:p><text:s/>108,867,94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4" table:style-name="ce9">
            <text:p>1644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16" table:style-name="ce16">
            <text:p><text:s/>16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15" table:style-name="ce16">
            <text:p><text:s/>115<text:s/></text:p>
          </table:table-cell>
          <table:table-cell office:value-type="float" office:value="2202" table:style-name="ce16">
            <text:p><text:s/>2,202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7945" table:style-name="ce16">
            <text:p><text:s/>7,945<text:s/></text:p>
          </table:table-cell>
          <table:table-cell office:value-type="float" office:value="274" table:style-name="ce16">
            <text:p><text:s/>274<text:s/></text:p>
          </table:table-cell>
          <table:table-cell office:value-type="float" office:value="866" table:style-name="ce17">
            <text:p><text:s/>866<text:s/></text:p>
          </table:table-cell>
          <table:table-cell office:value-type="float" office:value="323" table:style-name="ce16">
            <text:p><text:s/>323<text:s/></text:p>
          </table:table-cell>
          <table:table-cell office:value-type="float" office:value="1097" table:style-name="ce16">
            <text:p><text:s/>1,097<text:s/></text:p>
          </table:table-cell>
          <table:table-cell office:value-type="float" office:value="12963" table:style-name="ce18">
            <text:p><text:s/>12,963<text:s/></text:p>
          </table:table-cell>
          <table:table-cell office:value-type="float" office:value="13.728260869565217" table:style-name="ce15">
            <text:p><text:s/>14<text:s/></text:p>
          </table:table-cell>
          <table:table-cell office:value-type="float" office:value="8.25" table:style-name="ce16">
            <text:p><text:s/>8<text:s/></text:p>
          </table:table-cell>
          <table:table-cell table:style-name="ce16"/>
          <table:table-cell office:value-type="float" office:value="3.4375" table:style-name="ce16">
            <text:p><text:s/>3<text:s/></text:p>
          </table:table-cell>
          <table:table-cell office:value-type="float" office:value="0.27272727272727271" table:style-name="ce16">
            <text:p><text:s/>0<text:s/></text:p>
          </table:table-cell>
          <table:table-cell office:value-type="float" office:value="25.373913043478261" table:style-name="ce16">
            <text:p><text:s/>25<text:s/></text:p>
          </table:table-cell>
          <table:table-cell office:value-type="float" office:value="4.5572207084468666" table:style-name="ce16">
            <text:p><text:s/>5<text:s/></text:p>
          </table:table-cell>
          <table:table-cell office:value-type="float" office:value="52.833333333333336" table:style-name="ce16">
            <text:p><text:s/>53<text:s/></text:p>
          </table:table-cell>
          <table:table-cell office:value-type="float" office:value="31.672624292007551" table:style-name="ce16">
            <text:p><text:s/>32<text:s/></text:p>
          </table:table-cell>
          <table:table-cell office:value-type="float" office:value="2.5547445255474453E-2" table:style-name="ce16">
            <text:p><text:s/>0<text:s/></text:p>
          </table:table-cell>
          <table:table-cell office:value-type="float" office:value="4.3371824480369519" table:style-name="ce17">
            <text:p><text:s/>4<text:s/></text:p>
          </table:table-cell>
          <table:table-cell office:value-type="float" office:value="5.2167182662538698" table:style-name="ce16">
            <text:p><text:s/>5<text:s/></text:p>
          </table:table-cell>
          <table:table-cell office:value-type="float" office:value="5.4694621695533276E-3" table:style-name="ce16">
            <text:p><text:s/>0<text:s/></text:p>
          </table:table-cell>
          <table:table-cell office:value-type="float" office:value="20.968602946848723" table:style-name="ce18">
            <text:p><text:s/>21<text:s/></text:p>
          </table:table-cell>
          <table:table-cell office:value-type="float" office:value="1834801" table:style-name="ce19">
            <text:p><text:s/>1,834,801<text:s/></text:p>
          </table:table-cell>
          <table:table-cell office:value-type="float" office:value="1428819" table:style-name="ce16">
            <text:p><text:s/>1,428,819<text:s/></text:p>
          </table:table-cell>
          <table:table-cell table:style-name="ce16"/>
          <table:table-cell office:value-type="float" office:value="101374" table:style-name="ce16">
            <text:p><text:s/>101,374<text:s/></text:p>
          </table:table-cell>
          <table:table-cell office:value-type="float" office:value="10527" table:style-name="ce16">
            <text:p><text:s/>10,527<text:s/></text:p>
          </table:table-cell>
          <table:table-cell office:value-type="float" office:value="241947" table:style-name="ce16">
            <text:p><text:s/>241,947<text:s/></text:p>
          </table:table-cell>
          <table:table-cell office:value-type="float" office:value="11010" table:style-name="ce16">
            <text:p><text:s/>11,010<text:s/></text:p>
          </table:table-cell>
          <table:table-cell office:value-type="float" office:value="2898129" table:style-name="ce16">
            <text:p><text:s/>2,898,129<text:s/></text:p>
          </table:table-cell>
          <table:table-cell office:value-type="float" office:value="61016391" table:style-name="ce16">
            <text:p><text:s/>61,016,391<text:s/></text:p>
          </table:table-cell>
          <table:table-cell office:value-type="float" office:value="3299269" table:style-name="ce16">
            <text:p><text:s/>3,299,269<text:s/></text:p>
          </table:table-cell>
          <table:table-cell office:value-type="float" office:value="46412322" table:style-name="ce17">
            <text:p><text:s/>46,412,322<text:s/></text:p>
          </table:table-cell>
          <table:table-cell office:value-type="float" office:value="1043227" table:style-name="ce16">
            <text:p><text:s/>1,043,227<text:s/></text:p>
          </table:table-cell>
          <table:table-cell office:value-type="float" office:value="21866" table:style-name="ce16">
            <text:p><text:s/>21,866<text:s/></text:p>
          </table:table-cell>
          <table:table-cell office:value-type="float" office:value="118319682" table:style-name="ce16">
            <text:p><text:s/>118,319,68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5" table:style-name="ce9">
            <text:p>1645</text:p>
          </table:table-cell>
          <table:table-cell office:value-type="float" office:value="81" table:style-name="ce15">
            <text:p><text:s/>81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49" table:style-name="ce16">
            <text:p><text:s/>49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02" table:style-name="ce16">
            <text:p><text:s/>102<text:s/></text:p>
          </table:table-cell>
          <table:table-cell office:value-type="float" office:value="1701" table:style-name="ce16">
            <text:p><text:s/>1,701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927" table:style-name="ce16">
            <text:p><text:s/>8,927<text:s/></text:p>
          </table:table-cell>
          <table:table-cell office:value-type="float" office:value="403" table:style-name="ce16">
            <text:p><text:s/>403<text:s/></text:p>
          </table:table-cell>
          <table:table-cell office:value-type="float" office:value="840" table:style-name="ce17">
            <text:p><text:s/>840<text:s/></text:p>
          </table:table-cell>
          <table:table-cell office:value-type="float" office:value="356" table:style-name="ce16">
            <text:p><text:s/>356<text:s/></text:p>
          </table:table-cell>
          <table:table-cell office:value-type="float" office:value="1187" table:style-name="ce16">
            <text:p><text:s/>1,187<text:s/></text:p>
          </table:table-cell>
          <table:table-cell office:value-type="float" office:value="13668" table:style-name="ce18">
            <text:p><text:s/>13,668<text:s/></text:p>
          </table:table-cell>
          <table:table-cell office:value-type="float" office:value="13.876543209876543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.5306122448979591" table:style-name="ce16">
            <text:p><text:s/>2<text:s/></text:p>
          </table:table-cell>
          <table:table-cell office:value-type="float" office:value="0.18181818181818182" table:style-name="ce16">
            <text:p><text:s/>0<text:s/></text:p>
          </table:table-cell>
          <table:table-cell office:value-type="float" office:value="45.313725490196077" table:style-name="ce16">
            <text:p><text:s/>45<text:s/></text:p>
          </table:table-cell>
          <table:table-cell office:value-type="float" office:value="3.0464432686654908" table:style-name="ce16">
            <text:p><text:s/>3<text:s/></text:p>
          </table:table-cell>
          <table:table-cell office:value-type="float" office:value="12.2" table:style-name="ce16">
            <text:p><text:s/>12<text:s/></text:p>
          </table:table-cell>
          <table:table-cell office:value-type="float" office:value="27.252604458384674" table:style-name="ce16">
            <text:p><text:s/>27<text:s/></text:p>
          </table:table-cell>
          <table:table-cell office:value-type="float" office:value="1.488833746898263E-2" table:style-name="ce16">
            <text:p><text:s/>0<text:s/></text:p>
          </table:table-cell>
          <table:table-cell office:value-type="float" office:value="3.961904761904762" table:style-name="ce17">
            <text:p><text:s/>4<text:s/></text:p>
          </table:table-cell>
          <table:table-cell office:value-type="float" office:value="5.2359550561797752" table:style-name="ce16">
            <text:p><text:s/>5<text:s/></text:p>
          </table:table-cell>
          <table:table-cell office:value-type="float" office:value="5.054759898904802E-3" table:style-name="ce16">
            <text:p><text:s/>0<text:s/></text:p>
          </table:table-cell>
          <table:table-cell office:value-type="float" office:value="18.992098331870061" table:style-name="ce18">
            <text:p><text:s/>19<text:s/></text:p>
          </table:table-cell>
          <table:table-cell office:value-type="float" office:value="1621444" table:style-name="ce19">
            <text:p><text:s/>1,621,444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854320" table:style-name="ce16">
            <text:p><text:s/>3,854,320<text:s/></text:p>
          </table:table-cell>
          <table:table-cell office:value-type="float" office:value="11461" table:style-name="ce16">
            <text:p><text:s/>11,461<text:s/></text:p>
          </table:table-cell>
          <table:table-cell office:value-type="float" office:value="177498" table:style-name="ce16">
            <text:p><text:s/>177,498<text:s/></text:p>
          </table:table-cell>
          <table:table-cell office:value-type="float" office:value="8505" table:style-name="ce16">
            <text:p><text:s/>8,505<text:s/></text:p>
          </table:table-cell>
          <table:table-cell office:value-type="float" office:value="13082" table:style-name="ce16">
            <text:p><text:s/>13,082<text:s/></text:p>
          </table:table-cell>
          <table:table-cell office:value-type="float" office:value="59001292" table:style-name="ce16">
            <text:p><text:s/>59,001,292<text:s/></text:p>
          </table:table-cell>
          <table:table-cell office:value-type="float" office:value="1774894" table:style-name="ce16">
            <text:p><text:s/>1,774,894<text:s/></text:p>
          </table:table-cell>
          <table:table-cell office:value-type="float" office:value="38208634" table:style-name="ce17">
            <text:p><text:s/>38,208,634<text:s/></text:p>
          </table:table-cell>
          <table:table-cell office:value-type="float" office:value="1181464" table:style-name="ce16">
            <text:p><text:s/>1,181,464<text:s/></text:p>
          </table:table-cell>
          <table:table-cell office:value-type="float" office:value="29250" table:style-name="ce16">
            <text:p><text:s/>29,250<text:s/></text:p>
          </table:table-cell>
          <table:table-cell office:value-type="float" office:value="105938039" table:style-name="ce16">
            <text:p><text:s/>105,938,03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6" table:style-name="ce9">
            <text:p>1646</text:p>
          </table:table-cell>
          <table:table-cell office:value-type="float" office:value="130" table:style-name="ce15">
            <text:p><text:s/>130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56" table:style-name="ce16">
            <text:p><text:s/>56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95" table:style-name="ce16">
            <text:p><text:s/>95<text:s/></text:p>
          </table:table-cell>
          <table:table-cell office:value-type="float" office:value="1283" table:style-name="ce16">
            <text:p><text:s/>1,28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526" table:style-name="ce16">
            <text:p><text:s/>8,526<text:s/></text:p>
          </table:table-cell>
          <table:table-cell office:value-type="float" office:value="190" table:style-name="ce16">
            <text:p><text:s/>190<text:s/></text:p>
          </table:table-cell>
          <table:table-cell office:value-type="float" office:value="1033" table:style-name="ce17">
            <text:p><text:s/>1,033<text:s/></text:p>
          </table:table-cell>
          <table:table-cell office:value-type="float" office:value="324" table:style-name="ce16">
            <text:p><text:s/>324<text:s/></text:p>
          </table:table-cell>
          <table:table-cell office:value-type="float" office:value="1082" table:style-name="ce16">
            <text:p><text:s/>1,082<text:s/></text:p>
          </table:table-cell>
          <table:table-cell office:value-type="float" office:value="12746" table:style-name="ce18">
            <text:p><text:s/>12,746<text:s/></text:p>
          </table:table-cell>
          <table:table-cell office:value-type="float" office:value="12.36923076923077" table:style-name="ce15">
            <text:p><text:s/>12<text:s/></text:p>
          </table:table-cell>
          <table:table-cell office:value-type="float" office:value="12.75" table:style-name="ce16">
            <text:p><text:s/>13<text:s/></text:p>
          </table:table-cell>
          <table:table-cell table:style-name="ce16"/>
          <table:table-cell office:value-type="float" office:value="9.4107142857142865" table:style-name="ce16">
            <text:p><text:s/>9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26.473684210526315" table:style-name="ce16">
            <text:p><text:s/>26<text:s/></text:p>
          </table:table-cell>
          <table:table-cell office:value-type="float" office:value="2.3219017926734216" table:style-name="ce16">
            <text:p><text:s/>2<text:s/></text:p>
          </table:table-cell>
          <table:table-cell office:value-type="float" office:value="28.333333333333332" table:style-name="ce16">
            <text:p><text:s/>28<text:s/></text:p>
          </table:table-cell>
          <table:table-cell office:value-type="float" office:value="28.274454609429977" table:style-name="ce16">
            <text:p><text:s/>2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7783155856727975" table:style-name="ce17">
            <text:p><text:s/>4<text:s/></text:p>
          </table:table-cell>
          <table:table-cell office:value-type="float" office:value="5.3055555555555554" table:style-name="ce16">
            <text:p><text:s/>5<text:s/></text:p>
          </table:table-cell>
          <table:table-cell office:value-type="float" office:value="1.0166358595194085E-2" table:style-name="ce16">
            <text:p><text:s/>0<text:s/></text:p>
          </table:table-cell>
          <table:table-cell office:value-type="float" office:value="19.972697316805274" table:style-name="ce18">
            <text:p><text:s/>20<text:s/></text:p>
          </table:table-cell>
          <table:table-cell office:value-type="float" office:value="2123901" table:style-name="ce19">
            <text:p><text:s/>2,123,901<text:s/></text:p>
          </table:table-cell>
          <table:table-cell office:value-type="float" office:value="1383863" table:style-name="ce16">
            <text:p><text:s/>1,383,863<text:s/></text:p>
          </table:table-cell>
          <table:table-cell table:style-name="ce16"/>
          <table:table-cell office:value-type="float" office:value="3839402" table:style-name="ce16">
            <text:p><text:s/>3,839,402<text:s/></text:p>
          </table:table-cell>
          <table:table-cell office:value-type="float" office:value="6272" table:style-name="ce16">
            <text:p><text:s/>6,272<text:s/></text:p>
          </table:table-cell>
          <table:table-cell office:value-type="float" office:value="185182" table:style-name="ce16">
            <text:p><text:s/>185,182<text:s/></text:p>
          </table:table-cell>
          <table:table-cell office:value-type="float" office:value="6415" table:style-name="ce16">
            <text:p><text:s/>6,415<text:s/></text:p>
          </table:table-cell>
          <table:table-cell office:value-type="float" office:value="197" table:style-name="ce16">
            <text:p><text:s/>197<text:s/></text:p>
          </table:table-cell>
          <table:table-cell office:value-type="float" office:value="61006731" table:style-name="ce16">
            <text:p><text:s/>61,006,731<text:s/></text:p>
          </table:table-cell>
          <table:table-cell office:value-type="float" office:value="1616650" table:style-name="ce16">
            <text:p><text:s/>1,616,650<text:s/></text:p>
          </table:table-cell>
          <table:table-cell office:value-type="float" office:value="54311606" table:style-name="ce17">
            <text:p><text:s/>54,311,606<text:s/></text:p>
          </table:table-cell>
          <table:table-cell office:value-type="float" office:value="1182988" table:style-name="ce16">
            <text:p><text:s/>1,182,988<text:s/></text:p>
          </table:table-cell>
          <table:table-cell office:value-type="float" office:value="17827" table:style-name="ce16">
            <text:p><text:s/>17,827<text:s/></text:p>
          </table:table-cell>
          <table:table-cell office:value-type="float" office:value="125681034" table:style-name="ce16">
            <text:p><text:s/>125,681,03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7" table:style-name="ce9">
            <text:p>1647</text:p>
          </table:table-cell>
          <table:table-cell office:value-type="float" office:value="120" table:style-name="ce15">
            <text:p><text:s/>120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32" table:style-name="ce16">
            <text:p><text:s/>32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1588" table:style-name="ce16">
            <text:p><text:s/>1,58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240" table:style-name="ce16">
            <text:p><text:s/>8,240<text:s/></text:p>
          </table:table-cell>
          <table:table-cell office:value-type="float" office:value="288" table:style-name="ce16">
            <text:p><text:s/>288<text:s/></text:p>
          </table:table-cell>
          <table:table-cell office:value-type="float" office:value="1238" table:style-name="ce17">
            <text:p><text:s/>1,238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016" table:style-name="ce16">
            <text:p><text:s/>1,016<text:s/></text:p>
          </table:table-cell>
          <table:table-cell office:value-type="float" office:value="12984" table:style-name="ce18">
            <text:p><text:s/>12,984<text:s/></text:p>
          </table:table-cell>
          <table:table-cell office:value-type="float" office:value="12.566666666666666" table:style-name="ce15">
            <text:p><text:s/>13<text:s/></text:p>
          </table:table-cell>
          <table:table-cell office:value-type="float" office:value="6.8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6.5625" table:style-name="ce16">
            <text:p><text:s/>17<text:s/></text:p>
          </table:table-cell>
          <table:table-cell office:value-type="float" office:value="0.24" table:style-name="ce16">
            <text:p><text:s/>0<text:s/></text:p>
          </table:table-cell>
          <table:table-cell office:value-type="float" office:value="27.76595744680851" table:style-name="ce16">
            <text:p><text:s/>28<text:s/></text:p>
          </table:table-cell>
          <table:table-cell office:value-type="float" office:value="5.6473551637279593" table:style-name="ce16">
            <text:p><text:s/>6<text:s/></text:p>
          </table:table-cell>
          <table:table-cell office:value-type="float" office:value="13.25" table:style-name="ce16">
            <text:p><text:s/>13<text:s/></text:p>
          </table:table-cell>
          <table:table-cell office:value-type="float" office:value="33.533737864077672" table:style-name="ce16">
            <text:p><text:s/>34<text:s/></text:p>
          </table:table-cell>
          <table:table-cell office:value-type="float" office:value="3.125E-2" table:style-name="ce16">
            <text:p><text:s/>0<text:s/></text:p>
          </table:table-cell>
          <table:table-cell office:value-type="float" office:value="4.6494345718901453" table:style-name="ce17">
            <text:p><text:s/>5<text:s/></text:p>
          </table:table-cell>
          <table:table-cell office:value-type="float" office:value="5.3704819277108431" table:style-name="ce16">
            <text:p><text:s/>5<text:s/></text:p>
          </table:table-cell>
          <table:table-cell office:value-type="float" office:value="9.8425196850393699E-3" table:style-name="ce16">
            <text:p><text:s/>0<text:s/></text:p>
          </table:table-cell>
          <table:table-cell office:value-type="float" office:value="22.919362292051755" table:style-name="ce18">
            <text:p><text:s/>23<text:s/></text:p>
          </table:table-cell>
          <table:table-cell office:value-type="float" office:value="1604540" table:style-name="ce19">
            <text:p><text:s/>1,604,540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70562" table:style-name="ce16">
            <text:p><text:s/>270,562<text:s/></text:p>
          </table:table-cell>
          <table:table-cell office:value-type="float" office:value="19062" table:style-name="ce16">
            <text:p><text:s/>19,062<text:s/></text:p>
          </table:table-cell>
          <table:table-cell office:value-type="float" office:value="159594" table:style-name="ce16">
            <text:p><text:s/>159,594<text:s/></text:p>
          </table:table-cell>
          <table:table-cell office:value-type="float" office:value="7940" table:style-name="ce16">
            <text:p><text:s/>7,940<text:s/></text:p>
          </table:table-cell>
          <table:table-cell office:value-type="float" office:value="46070" table:style-name="ce16">
            <text:p><text:s/>46,070<text:s/></text:p>
          </table:table-cell>
          <table:table-cell office:value-type="float" office:value="70854222" table:style-name="ce16">
            <text:p><text:s/>70,854,222<text:s/></text:p>
          </table:table-cell>
          <table:table-cell office:value-type="float" office:value="1847651" table:style-name="ce16">
            <text:p><text:s/>1,847,651<text:s/></text:p>
          </table:table-cell>
          <table:table-cell office:value-type="float" office:value="64824297" table:style-name="ce17">
            <text:p><text:s/>64,824,297<text:s/></text:p>
          </table:table-cell>
          <table:table-cell office:value-type="float" office:value="1105351" table:style-name="ce16">
            <text:p><text:s/>1,105,351<text:s/></text:p>
          </table:table-cell>
          <table:table-cell office:value-type="float" office:value="22150" table:style-name="ce16">
            <text:p><text:s/>22,150<text:s/></text:p>
          </table:table-cell>
          <table:table-cell office:value-type="float" office:value="140817634" table:style-name="ce16">
            <text:p><text:s/>140,817,63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8" table:style-name="ce9">
            <text:p>1648</text:p>
          </table:table-cell>
          <table:table-cell office:value-type="float" office:value="144" table:style-name="ce15">
            <text:p><text:s/>144<text:s/></text:p>
          </table:table-cell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26" table:style-name="ce16">
            <text:p><text:s/>26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67" table:style-name="ce16">
            <text:p><text:s/>67<text:s/></text:p>
          </table:table-cell>
          <table:table-cell office:value-type="float" office:value="2042" table:style-name="ce16">
            <text:p><text:s/>2,042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463" table:style-name="ce16">
            <text:p><text:s/>8,463<text:s/></text:p>
          </table:table-cell>
          <table:table-cell office:value-type="float" office:value="414" table:style-name="ce16">
            <text:p><text:s/>414<text:s/></text:p>
          </table:table-cell>
          <table:table-cell office:value-type="float" office:value="868" table:style-name="ce17">
            <text:p><text:s/>868<text:s/></text:p>
          </table:table-cell>
          <table:table-cell office:value-type="float" office:value="303" table:style-name="ce16">
            <text:p><text:s/>303<text:s/></text:p>
          </table:table-cell>
          <table:table-cell office:value-type="float" office:value="1037" table:style-name="ce16">
            <text:p><text:s/>1,037<text:s/></text:p>
          </table:table-cell>
          <table:table-cell office:value-type="float" office:value="13403" table:style-name="ce18">
            <text:p><text:s/>13,403<text:s/></text:p>
          </table:table-cell>
          <table:table-cell office:value-type="float" office:value="12.326388888888889" table:style-name="ce15">
            <text:p><text:s/>12<text:s/></text:p>
          </table:table-cell>
          <table:table-cell office:value-type="float" office:value="5.75" table:style-name="ce16">
            <text:p><text:s/>6<text:s/></text:p>
          </table:table-cell>
          <table:table-cell table:style-name="ce16"/>
          <table:table-cell office:value-type="float" office:value="21.46153846153846" table:style-name="ce16">
            <text:p><text:s/>21<text:s/></text:p>
          </table:table-cell>
          <table:table-cell office:value-type="float" office:value="0.14285714285714285" table:style-name="ce16">
            <text:p><text:s/>0<text:s/></text:p>
          </table:table-cell>
          <table:table-cell office:value-type="float" office:value="27.686567164179106" table:style-name="ce16">
            <text:p><text:s/>28<text:s/></text:p>
          </table:table-cell>
          <table:table-cell office:value-type="float" office:value="2.8354554358472086" table:style-name="ce16">
            <text:p><text:s/>3<text:s/></text:p>
          </table:table-cell>
          <table:table-cell office:value-type="float" office:value="1289.75" table:style-name="ce16">
            <text:p><text:s/>1,290<text:s/></text:p>
          </table:table-cell>
          <table:table-cell office:value-type="float" office:value="26.859033439678601" table:style-name="ce16">
            <text:p><text:s/>27<text:s/></text:p>
          </table:table-cell>
          <table:table-cell office:value-type="float" office:value="7.4879227053140096E-2" table:style-name="ce16">
            <text:p><text:s/>0<text:s/></text:p>
          </table:table-cell>
          <table:table-cell office:value-type="float" office:value="5.088709677419355" table:style-name="ce17">
            <text:p><text:s/>5<text:s/></text:p>
          </table:table-cell>
          <table:table-cell office:value-type="float" office:value="5.2706270627062706" table:style-name="ce16">
            <text:p><text:s/>5<text:s/></text:p>
          </table:table-cell>
          <table:table-cell office:value-type="float" office:value="1.6393442622950821E-2" table:style-name="ce16">
            <text:p><text:s/>0<text:s/></text:p>
          </table:table-cell>
          <table:table-cell office:value-type="float" office:value="18.936432142057747" table:style-name="ce18">
            <text:p><text:s/>19<text:s/></text:p>
          </table:table-cell>
          <table:table-cell office:value-type="float" office:value="2035020" table:style-name="ce19">
            <text:p><text:s/>2,035,020<text:s/></text:p>
          </table:table-cell>
          <table:table-cell office:value-type="float" office:value="1518731" table:style-name="ce16">
            <text:p><text:s/>1,518,731<text:s/></text:p>
          </table:table-cell>
          <table:table-cell table:style-name="ce16"/>
          <table:table-cell office:value-type="float" office:value="448665" table:style-name="ce16">
            <text:p><text:s/>448,665<text:s/></text:p>
          </table:table-cell>
          <table:table-cell office:value-type="float" office:value="7179" table:style-name="ce16">
            <text:p><text:s/>7,179<text:s/></text:p>
          </table:table-cell>
          <table:table-cell office:value-type="float" office:value="124602" table:style-name="ce16">
            <text:p><text:s/>124,602<text:s/></text:p>
          </table:table-cell>
          <table:table-cell office:value-type="float" office:value="10210" table:style-name="ce16">
            <text:p><text:s/>10,210<text:s/></text:p>
          </table:table-cell>
          <table:table-cell office:value-type="float" office:value="8937913" table:style-name="ce16">
            <text:p><text:s/>8,937,913<text:s/></text:p>
          </table:table-cell>
          <table:table-cell office:value-type="float" office:value="56513595" table:style-name="ce16">
            <text:p><text:s/>56,513,595<text:s/></text:p>
          </table:table-cell>
          <table:table-cell office:value-type="float" office:value="4719340" table:style-name="ce16">
            <text:p><text:s/>4,719,340<text:s/></text:p>
          </table:table-cell>
          <table:table-cell office:value-type="float" office:value="51420040" table:style-name="ce17">
            <text:p><text:s/>51,420,040<text:s/></text:p>
          </table:table-cell>
          <table:table-cell office:value-type="float" office:value="1088425" table:style-name="ce16">
            <text:p><text:s/>1,088,425<text:s/></text:p>
          </table:table-cell>
          <table:table-cell office:value-type="float" office:value="24039" table:style-name="ce16">
            <text:p><text:s/>24,039<text:s/></text:p>
          </table:table-cell>
          <table:table-cell office:value-type="float" office:value="126847759" table:style-name="ce16">
            <text:p><text:s/>126,847,75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49" table:style-name="ce9">
            <text:p>1649</text:p>
          </table:table-cell>
          <table:table-cell office:value-type="float" office:value="89" table:style-name="ce15">
            <text:p><text:s/>89<text:s/></text:p>
          </table:table-cell>
          <table:table-cell office:value-type="float" office:value="27" table:style-name="ce16">
            <text:p><text:s/>27<text:s/></text:p>
          </table:table-cell>
          <table:table-cell table:style-name="ce16"/>
          <table:table-cell office:value-type="float" office:value="47" table:style-name="ce16">
            <text:p><text:s/>47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88" table:style-name="ce16">
            <text:p><text:s/>88<text:s/></text:p>
          </table:table-cell>
          <table:table-cell office:value-type="float" office:value="1933" table:style-name="ce16">
            <text:p><text:s/>1,933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279" table:style-name="ce16">
            <text:p><text:s/>8,279<text:s/></text:p>
          </table:table-cell>
          <table:table-cell office:value-type="float" office:value="305" table:style-name="ce16">
            <text:p><text:s/>305<text:s/></text:p>
          </table:table-cell>
          <table:table-cell office:value-type="float" office:value="707" table:style-name="ce17">
            <text:p><text:s/>707<text:s/></text:p>
          </table:table-cell>
          <table:table-cell office:value-type="float" office:value="288" table:style-name="ce16">
            <text:p><text:s/>288<text:s/></text:p>
          </table:table-cell>
          <table:table-cell office:value-type="float" office:value="1029" table:style-name="ce16">
            <text:p><text:s/>1,029<text:s/></text:p>
          </table:table-cell>
          <table:table-cell office:value-type="float" office:value="12808" table:style-name="ce18">
            <text:p><text:s/>12,808<text:s/></text:p>
          </table:table-cell>
          <table:table-cell office:value-type="float" office:value="12.97752808988764" table:style-name="ce15">
            <text:p><text:s/>13<text:s/></text:p>
          </table:table-cell>
          <table:table-cell office:value-type="float" office:value="14.74074074074074" table:style-name="ce16">
            <text:p><text:s/>15<text:s/></text:p>
          </table:table-cell>
          <table:table-cell table:style-name="ce16"/>
          <table:table-cell office:value-type="float" office:value="11.446808510638299" table:style-name="ce16">
            <text:p><text:s/>11<text:s/></text:p>
          </table:table-cell>
          <table:table-cell office:value-type="float" office:value="0.3" table:style-name="ce16">
            <text:p><text:s/>0<text:s/></text:p>
          </table:table-cell>
          <table:table-cell office:value-type="float" office:value="28.34090909090909" table:style-name="ce16">
            <text:p><text:s/>28<text:s/></text:p>
          </table:table-cell>
          <table:table-cell office:value-type="float" office:value="3.8551474392136575" table:style-name="ce16">
            <text:p><text:s/>4<text:s/></text:p>
          </table:table-cell>
          <table:table-cell office:value-type="float" office:value="26.5" table:style-name="ce16">
            <text:p><text:s/>27<text:s/></text:p>
          </table:table-cell>
          <table:table-cell office:value-type="float" office:value="24.450054354390627" table:style-name="ce16">
            <text:p><text:s/>24<text:s/></text:p>
          </table:table-cell>
          <table:table-cell office:value-type="float" office:value="0.16721311475409836" table:style-name="ce16">
            <text:p><text:s/>0<text:s/></text:p>
          </table:table-cell>
          <table:table-cell office:value-type="float" office:value="4.3493635077793495" table:style-name="ce17">
            <text:p><text:s/>4<text:s/></text:p>
          </table:table-cell>
          <table:table-cell office:value-type="float" office:value="5.3402777777777777" table:style-name="ce16">
            <text:p><text:s/>5<text:s/></text:p>
          </table:table-cell>
          <table:table-cell office:value-type="float" office:value="0.53352769679300294" table:style-name="ce16">
            <text:p><text:s/>1<text:s/></text:p>
          </table:table-cell>
          <table:table-cell office:value-type="float" office:value="17.163803872579638" table:style-name="ce18">
            <text:p><text:s/>17<text:s/></text:p>
          </table:table-cell>
          <table:table-cell office:value-type="float" office:value="1233479" table:style-name="ce19">
            <text:p><text:s/>1,233,479<text:s/></text:p>
          </table:table-cell>
          <table:table-cell office:value-type="float" office:value="1552448" table:style-name="ce16">
            <text:p><text:s/>1,552,448<text:s/></text:p>
          </table:table-cell>
          <table:table-cell table:style-name="ce16"/>
          <table:table-cell office:value-type="float" office:value="3051312" table:style-name="ce16">
            <text:p><text:s/>3,051,312<text:s/></text:p>
          </table:table-cell>
          <table:table-cell office:value-type="float" office:value="7276" table:style-name="ce16">
            <text:p><text:s/>7,276<text:s/></text:p>
          </table:table-cell>
          <table:table-cell office:value-type="float" office:value="196454" table:style-name="ce16">
            <text:p><text:s/>196,454<text:s/></text:p>
          </table:table-cell>
          <table:table-cell office:value-type="float" office:value="9665" table:style-name="ce16">
            <text:p><text:s/>9,665<text:s/></text:p>
          </table:table-cell>
          <table:table-cell office:value-type="float" office:value="20722" table:style-name="ce16">
            <text:p><text:s/>20,722<text:s/></text:p>
          </table:table-cell>
          <table:table-cell office:value-type="float" office:value="58127310" table:style-name="ce16">
            <text:p><text:s/>58,127,310<text:s/></text:p>
          </table:table-cell>
          <table:table-cell office:value-type="float" office:value="3940948" table:style-name="ce16">
            <text:p><text:s/>3,940,948<text:s/></text:p>
          </table:table-cell>
          <table:table-cell office:value-type="float" office:value="31463672" table:style-name="ce17">
            <text:p><text:s/>31,463,672<text:s/></text:p>
          </table:table-cell>
          <table:table-cell office:value-type="float" office:value="1056860" table:style-name="ce16">
            <text:p><text:s/>1,056,860<text:s/></text:p>
          </table:table-cell>
          <table:table-cell office:value-type="float" office:value="638965" table:style-name="ce16">
            <text:p><text:s/>638,965<text:s/></text:p>
          </table:table-cell>
          <table:table-cell office:value-type="float" office:value="101299111" table:style-name="ce16">
            <text:p><text:s/>101,299,11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0" table:style-name="ce9">
            <text:p>1650</text:p>
          </table:table-cell>
          <table:table-cell office:value-type="float" office:value="124" table:style-name="ce15">
            <text:p><text:s/>124<text:s/></text:p>
          </table:table-cell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70" table:style-name="ce16">
            <text:p><text:s/>70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72" table:style-name="ce16">
            <text:p><text:s/>72<text:s/></text:p>
          </table:table-cell>
          <table:table-cell office:value-type="float" office:value="1974" table:style-name="ce16">
            <text:p><text:s/>1,97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625" table:style-name="ce16">
            <text:p><text:s/>8,625<text:s/></text:p>
          </table:table-cell>
          <table:table-cell office:value-type="float" office:value="408" table:style-name="ce16">
            <text:p><text:s/>408<text:s/></text:p>
          </table:table-cell>
          <table:table-cell office:value-type="float" office:value="943" table:style-name="ce17">
            <text:p><text:s/>943<text:s/></text:p>
          </table:table-cell>
          <table:table-cell office:value-type="float" office:value="318" table:style-name="ce16">
            <text:p><text:s/>318<text:s/></text:p>
          </table:table-cell>
          <table:table-cell office:value-type="float" office:value="1093" table:style-name="ce16">
            <text:p><text:s/>1,093<text:s/></text:p>
          </table:table-cell>
          <table:table-cell office:value-type="float" office:value="13687" table:style-name="ce18">
            <text:p><text:s/>13,687<text:s/></text:p>
          </table:table-cell>
          <table:table-cell office:value-type="float" office:value="12.10483870967742" table:style-name="ce15">
            <text:p><text:s/>12<text:s/></text:p>
          </table:table-cell>
          <table:table-cell office:value-type="float" office:value="8.7241379310344822" table:style-name="ce16">
            <text:p><text:s/>9<text:s/></text:p>
          </table:table-cell>
          <table:table-cell table:style-name="ce16"/>
          <table:table-cell office:value-type="float" office:value="19.914285714285715" table:style-name="ce16">
            <text:p><text:s/>20<text:s/></text:p>
          </table:table-cell>
          <table:table-cell office:value-type="float" office:value="0.32" table:style-name="ce16">
            <text:p><text:s/>0<text:s/></text:p>
          </table:table-cell>
          <table:table-cell office:value-type="float" office:value="27.111111111111111" table:style-name="ce16">
            <text:p><text:s/>27<text:s/></text:p>
          </table:table-cell>
          <table:table-cell office:value-type="float" office:value="1.1504559270516717" table:style-name="ce16">
            <text:p><text:s/>1<text:s/></text:p>
          </table:table-cell>
          <table:table-cell office:value-type="float" office:value="17.5" table:style-name="ce16">
            <text:p><text:s/>18<text:s/></text:p>
          </table:table-cell>
          <table:table-cell office:value-type="float" office:value="27.579130434782609" table:style-name="ce16">
            <text:p><text:s/>28<text:s/></text:p>
          </table:table-cell>
          <table:table-cell office:value-type="float" office:value="4.9019607843137254E-2" table:style-name="ce16">
            <text:p><text:s/>0<text:s/></text:p>
          </table:table-cell>
          <table:table-cell office:value-type="float" office:value="5.23966065747614" table:style-name="ce17">
            <text:p><text:s/>5<text:s/></text:p>
          </table:table-cell>
          <table:table-cell office:value-type="float" office:value="5.2452830188679247" table:style-name="ce16">
            <text:p><text:s/>5<text:s/></text:p>
          </table:table-cell>
          <table:table-cell office:value-type="float" office:value="1.8298261665141813E-2" table:style-name="ce16">
            <text:p><text:s/>0<text:s/></text:p>
          </table:table-cell>
          <table:table-cell office:value-type="float" office:value="18.411850661211368" table:style-name="ce18">
            <text:p><text:s/>18<text:s/></text:p>
          </table:table-cell>
          <table:table-cell office:value-type="float" office:value="1825852" table:style-name="ce19">
            <text:p><text:s/>1,825,852<text:s/></text:p>
          </table:table-cell>
          <table:table-cell office:value-type="float" office:value="1574926" table:style-name="ce16">
            <text:p><text:s/>1,574,926<text:s/></text:p>
          </table:table-cell>
          <table:table-cell table:style-name="ce16"/>
          <table:table-cell office:value-type="float" office:value="3913824" table:style-name="ce16">
            <text:p><text:s/>3,913,824<text:s/></text:p>
          </table:table-cell>
          <table:table-cell office:value-type="float" office:value="20541" table:style-name="ce16">
            <text:p><text:s/>20,541<text:s/></text:p>
          </table:table-cell>
          <table:table-cell office:value-type="float" office:value="133862" table:style-name="ce16">
            <text:p><text:s/>133,862<text:s/></text:p>
          </table:table-cell>
          <table:table-cell office:value-type="float" office:value="9870" table:style-name="ce16">
            <text:p><text:s/>9,870<text:s/></text:p>
          </table:table-cell>
          <table:table-cell office:value-type="float" office:value="53515" table:style-name="ce16">
            <text:p><text:s/>53,515<text:s/></text:p>
          </table:table-cell>
          <table:table-cell office:value-type="float" office:value="64095519" table:style-name="ce16">
            <text:p><text:s/>64,095,519<text:s/></text:p>
          </table:table-cell>
          <table:table-cell office:value-type="float" office:value="4494144" table:style-name="ce16">
            <text:p><text:s/>4,494,144<text:s/></text:p>
          </table:table-cell>
          <table:table-cell office:value-type="float" office:value="55562180" table:style-name="ce17">
            <text:p><text:s/>55,562,180<text:s/></text:p>
          </table:table-cell>
          <table:table-cell office:value-type="float" office:value="1228528" table:style-name="ce16">
            <text:p><text:s/>1,228,528<text:s/></text:p>
          </table:table-cell>
          <table:table-cell office:value-type="float" office:value="33781" table:style-name="ce16">
            <text:p><text:s/>33,781<text:s/></text:p>
          </table:table-cell>
          <table:table-cell office:value-type="float" office:value="132946542" table:style-name="ce16">
            <text:p><text:s/>132,946,54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1" table:style-name="ce9">
            <text:p>1651</text:p>
          </table:table-cell>
          <table:table-cell office:value-type="float" office:value="119" table:style-name="ce15">
            <text:p><text:s/>119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71" table:style-name="ce16">
            <text:p><text:s/>7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27" table:style-name="ce16">
            <text:p><text:s/>127<text:s/></text:p>
          </table:table-cell>
          <table:table-cell office:value-type="float" office:value="2135" table:style-name="ce16">
            <text:p><text:s/>2,135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9173" table:style-name="ce16">
            <text:p><text:s/>9,173<text:s/></text:p>
          </table:table-cell>
          <table:table-cell office:value-type="float" office:value="360" table:style-name="ce16">
            <text:p><text:s/>360<text:s/></text:p>
          </table:table-cell>
          <table:table-cell office:value-type="float" office:value="1132" table:style-name="ce17">
            <text:p><text:s/>1,132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113" table:style-name="ce16">
            <text:p><text:s/>1,113<text:s/></text:p>
          </table:table-cell>
          <table:table-cell office:value-type="float" office:value="14584" table:style-name="ce18">
            <text:p><text:s/>14,584<text:s/></text:p>
          </table:table-cell>
          <table:table-cell office:value-type="float" office:value="11.352941176470589" table:style-name="ce15">
            <text:p><text:s/>11<text:s/></text:p>
          </table:table-cell>
          <table:table-cell office:value-type="float" office:value="4.8235294117647056" table:style-name="ce16">
            <text:p><text:s/>5<text:s/></text:p>
          </table:table-cell>
          <table:table-cell table:style-name="ce16"/>
          <table:table-cell office:value-type="float" office:value="13.647887323943662" table:style-name="ce16">
            <text:p><text:s/>14<text:s/></text:p>
          </table:table-cell>
          <table:table-cell office:value-type="float" office:value="0.2" table:style-name="ce16">
            <text:p><text:s/>0<text:s/></text:p>
          </table:table-cell>
          <table:table-cell office:value-type="float" office:value="26.944881889763778" table:style-name="ce16">
            <text:p><text:s/>27<text:s/></text:p>
          </table:table-cell>
          <table:table-cell office:value-type="float" office:value="2.2196721311475409" table:style-name="ce16">
            <text:p><text:s/>2<text:s/></text:p>
          </table:table-cell>
          <table:table-cell office:value-type="float" office:value="137.27272727272728" table:style-name="ce16">
            <text:p><text:s/>137<text:s/></text:p>
          </table:table-cell>
          <table:table-cell office:value-type="float" office:value="26.415785457320396" table:style-name="ce16">
            <text:p><text:s/>26<text:s/></text:p>
          </table:table-cell>
          <table:table-cell office:value-type="float" office:value="2.7777777777777776E-2" table:style-name="ce16">
            <text:p><text:s/>0<text:s/></text:p>
          </table:table-cell>
          <table:table-cell office:value-type="float" office:value="4.4478798586572434" table:style-name="ce17">
            <text:p><text:s/>4<text:s/></text:p>
          </table:table-cell>
          <table:table-cell office:value-type="float" office:value="5.1392405063291138" table:style-name="ce16">
            <text:p><text:s/>5<text:s/></text:p>
          </table:table-cell>
          <table:table-cell office:value-type="float" office:value="1.5274034141958671E-2" table:style-name="ce16">
            <text:p><text:s/>0<text:s/></text:p>
          </table:table-cell>
          <table:table-cell office:value-type="float" office:value="17.901330224904004" table:style-name="ce18">
            <text:p><text:s/>18<text:s/></text:p>
          </table:table-cell>
          <table:table-cell office:value-type="float" office:value="1440851" table:style-name="ce19">
            <text:p><text:s/>1,440,851<text:s/></text:p>
          </table:table-cell>
          <table:table-cell office:value-type="float" office:value="385164" table:style-name="ce16">
            <text:p><text:s/>385,164<text:s/></text:p>
          </table:table-cell>
          <table:table-cell table:style-name="ce16"/>
          <table:table-cell office:value-type="float" office:value="2508850" table:style-name="ce16">
            <text:p><text:s/>2,508,850<text:s/></text:p>
          </table:table-cell>
          <table:table-cell office:value-type="float" office:value="5368" table:style-name="ce16">
            <text:p><text:s/>5,368<text:s/></text:p>
          </table:table-cell>
          <table:table-cell office:value-type="float" office:value="246382" table:style-name="ce16">
            <text:p><text:s/>246,382<text:s/></text:p>
          </table:table-cell>
          <table:table-cell office:value-type="float" office:value="10675" table:style-name="ce16">
            <text:p><text:s/>10,675<text:s/></text:p>
          </table:table-cell>
          <table:table-cell office:value-type="float" office:value="9313931" table:style-name="ce16">
            <text:p><text:s/>9,313,931<text:s/></text:p>
          </table:table-cell>
          <table:table-cell office:value-type="float" office:value="65313824" table:style-name="ce16">
            <text:p><text:s/>65,313,824<text:s/></text:p>
          </table:table-cell>
          <table:table-cell office:value-type="float" office:value="3157334" table:style-name="ce16">
            <text:p><text:s/>3,157,334<text:s/></text:p>
          </table:table-cell>
          <table:table-cell office:value-type="float" office:value="57901718" table:style-name="ce17">
            <text:p><text:s/>57,901,718<text:s/></text:p>
          </table:table-cell>
          <table:table-cell office:value-type="float" office:value="1140102" table:style-name="ce16">
            <text:p><text:s/>1,140,102<text:s/></text:p>
          </table:table-cell>
          <table:table-cell office:value-type="float" office:value="36389" table:style-name="ce16">
            <text:p><text:s/>36,389<text:s/></text:p>
          </table:table-cell>
          <table:table-cell office:value-type="float" office:value="141460588" table:style-name="ce16">
            <text:p><text:s/>141,460,58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2" table:style-name="ce9">
            <text:p>1652</text:p>
          </table:table-cell>
          <table:table-cell office:value-type="float" office:value="97" table:style-name="ce15">
            <text:p><text:s/>97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27" table:style-name="ce16">
            <text:p><text:s/>27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2017" table:style-name="ce16">
            <text:p><text:s/>2,017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537" table:style-name="ce16">
            <text:p><text:s/>8,537<text:s/></text:p>
          </table:table-cell>
          <table:table-cell office:value-type="float" office:value="398" table:style-name="ce16">
            <text:p><text:s/>398<text:s/></text:p>
          </table:table-cell>
          <table:table-cell office:value-type="float" office:value="889" table:style-name="ce17">
            <text:p><text:s/>889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088" table:style-name="ce16">
            <text:p><text:s/>1,088<text:s/></text:p>
          </table:table-cell>
          <table:table-cell office:value-type="float" office:value="13501" table:style-name="ce18">
            <text:p><text:s/>13,501<text:s/></text:p>
          </table:table-cell>
          <table:table-cell office:value-type="float" office:value="12.11340206185567" table:style-name="ce15">
            <text:p><text:s/>12<text:s/></text:p>
          </table:table-cell>
          <table:table-cell office:value-type="float" office:value="6.8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8.518518518518519" table:style-name="ce16">
            <text:p><text:s/>19<text:s/></text:p>
          </table:table-cell>
          <table:table-cell office:value-type="float" office:value="0.14285714285714285" table:style-name="ce16">
            <text:p><text:s/>0<text:s/></text:p>
          </table:table-cell>
          <table:table-cell office:value-type="float" office:value="26.16346153846154" table:style-name="ce16">
            <text:p><text:s/>26<text:s/></text:p>
          </table:table-cell>
          <table:table-cell office:value-type="float" office:value="2.1883986117997027" table:style-name="ce16">
            <text:p><text:s/>2<text:s/></text:p>
          </table:table-cell>
          <table:table-cell office:value-type="float" office:value="57" table:style-name="ce16">
            <text:p><text:s/>57<text:s/></text:p>
          </table:table-cell>
          <table:table-cell office:value-type="float" office:value="28.386201241653978" table:style-name="ce16">
            <text:p><text:s/>28<text:s/></text:p>
          </table:table-cell>
          <table:table-cell office:value-type="float" office:value="1.7587939698492462E-2" table:style-name="ce16">
            <text:p><text:s/>0<text:s/></text:p>
          </table:table-cell>
          <table:table-cell office:value-type="float" office:value="4.0236220472440944" table:style-name="ce17">
            <text:p><text:s/>4<text:s/></text:p>
          </table:table-cell>
          <table:table-cell office:value-type="float" office:value="5.1834862385321099" table:style-name="ce16">
            <text:p><text:s/>5<text:s/></text:p>
          </table:table-cell>
          <table:table-cell office:value-type="float" office:value="1.4705882352941176E-2" table:style-name="ce16">
            <text:p><text:s/>0<text:s/></text:p>
          </table:table-cell>
          <table:table-cell office:value-type="float" office:value="19.009258573439006" table:style-name="ce18">
            <text:p><text:s/>19<text:s/></text:p>
          </table:table-cell>
          <table:table-cell office:value-type="float" office:value="1212990" table:style-name="ce19">
            <text:p><text:s/>1,212,990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27547" table:style-name="ce16">
            <text:p><text:s/>1,027,547<text:s/></text:p>
          </table:table-cell>
          <table:table-cell office:value-type="float" office:value="7179" table:style-name="ce16">
            <text:p><text:s/>7,179<text:s/></text:p>
          </table:table-cell>
          <table:table-cell office:value-type="float" office:value="174568" table:style-name="ce16">
            <text:p><text:s/>174,568<text:s/></text:p>
          </table:table-cell>
          <table:table-cell office:value-type="float" office:value="10085" table:style-name="ce16">
            <text:p><text:s/>10,085<text:s/></text:p>
          </table:table-cell>
          <table:table-cell office:value-type="float" office:value="659257" table:style-name="ce16">
            <text:p><text:s/>659,257<text:s/></text:p>
          </table:table-cell>
          <table:table-cell office:value-type="float" office:value="58121773" table:style-name="ce16">
            <text:p><text:s/>58,121,773<text:s/></text:p>
          </table:table-cell>
          <table:table-cell office:value-type="float" office:value="2612200" table:style-name="ce16">
            <text:p><text:s/>2,612,200<text:s/></text:p>
          </table:table-cell>
          <table:table-cell office:value-type="float" office:value="41768914" table:style-name="ce17">
            <text:p><text:s/>41,768,914<text:s/></text:p>
          </table:table-cell>
          <table:table-cell office:value-type="float" office:value="1094406" table:style-name="ce16">
            <text:p><text:s/>1,094,406<text:s/></text:p>
          </table:table-cell>
          <table:table-cell office:value-type="float" office:value="33107" table:style-name="ce16">
            <text:p><text:s/>33,107<text:s/></text:p>
          </table:table-cell>
          <table:table-cell office:value-type="float" office:value="106778221" table:style-name="ce16">
            <text:p><text:s/>106,778,22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3" table:style-name="ce9">
            <text:p>1653</text:p>
          </table:table-cell>
          <table:table-cell office:value-type="float" office:value="71" table:style-name="ce15">
            <text:p><text:s/>71<text:s/></text:p>
          </table:table-cell>
          <table:table-cell table:number-columns-repeated="2" table:style-name="ce16"/>
          <table:table-cell office:value-type="float" office:value="31" table:style-name="ce16">
            <text:p><text:s/>31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73" table:style-name="ce16">
            <text:p><text:s/>73<text:s/></text:p>
          </table:table-cell>
          <table:table-cell office:value-type="float" office:value="1990" table:style-name="ce16">
            <text:p><text:s/>1,99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900" table:style-name="ce16">
            <text:p><text:s/>8,900<text:s/></text:p>
          </table:table-cell>
          <table:table-cell office:value-type="float" office:value="234" table:style-name="ce16">
            <text:p><text:s/>234<text:s/></text:p>
          </table:table-cell>
          <table:table-cell office:value-type="float" office:value="890" table:style-name="ce17">
            <text:p><text:s/>890<text:s/></text:p>
          </table:table-cell>
          <table:table-cell office:value-type="float" office:value="331" table:style-name="ce16">
            <text:p><text:s/>331<text:s/></text:p>
          </table:table-cell>
          <table:table-cell office:value-type="float" office:value="1107" table:style-name="ce16">
            <text:p><text:s/>1,107<text:s/></text:p>
          </table:table-cell>
          <table:table-cell office:value-type="float" office:value="13638" table:style-name="ce18">
            <text:p><text:s/>13,638<text:s/></text:p>
          </table:table-cell>
          <table:table-cell office:value-type="float" office:value="14.295774647887324" table:style-name="ce15">
            <text:p><text:s/>14<text:s/></text:p>
          </table:table-cell>
          <table:table-cell table:number-columns-repeated="2" table:style-name="ce16"/>
          <table:table-cell office:value-type="float" office:value="14.096774193548388" table:style-name="ce16">
            <text:p><text:s/>14<text:s/></text:p>
          </table:table-cell>
          <table:table-cell office:value-type="float" office:value="0.22222222222222221" table:style-name="ce16">
            <text:p><text:s/>0<text:s/></text:p>
          </table:table-cell>
          <table:table-cell office:value-type="float" office:value="28.36986301369863" table:style-name="ce16">
            <text:p><text:s/>28<text:s/></text:p>
          </table:table-cell>
          <table:table-cell office:value-type="float" office:value="2.1949748743718591" table:style-name="ce16">
            <text:p><text:s/>2<text:s/></text:p>
          </table:table-cell>
          <table:table-cell office:value-type="float" office:value="13.5" table:style-name="ce16">
            <text:p><text:s/>14<text:s/></text:p>
          </table:table-cell>
          <table:table-cell office:value-type="float" office:value="30.01247191011236" table:style-name="ce16">
            <text:p><text:s/>30<text:s/></text:p>
          </table:table-cell>
          <table:table-cell office:value-type="float" office:value="3.8461538461538464E-2" table:style-name="ce16">
            <text:p><text:s/>0<text:s/></text:p>
          </table:table-cell>
          <table:table-cell office:value-type="float" office:value="3.6662921348314605" table:style-name="ce17">
            <text:p><text:s/>4<text:s/></text:p>
          </table:table-cell>
          <table:table-cell office:value-type="float" office:value="5.1752265861027187" table:style-name="ce16">
            <text:p><text:s/>5<text:s/></text:p>
          </table:table-cell>
          <table:table-cell office:value-type="float" office:value="1.8066847335140017E-3" table:style-name="ce16">
            <text:p><text:s/>0<text:s/></text:p>
          </table:table-cell>
          <table:table-cell office:value-type="float" office:value="20.532189470596862" table:style-name="ce18">
            <text:p><text:s/>21<text:s/></text:p>
          </table:table-cell>
          <table:table-cell office:value-type="float" office:value="1282442" table:style-name="ce19">
            <text:p><text:s/>1,282,442<text:s/></text:p>
          </table:table-cell>
          <table:table-cell table:number-columns-repeated="2" table:style-name="ce16"/>
          <table:table-cell office:value-type="float" office:value="1131433" table:style-name="ce16">
            <text:p><text:s/>1,131,433<text:s/></text:p>
          </table:table-cell>
          <table:table-cell office:value-type="float" office:value="5708" table:style-name="ce16">
            <text:p><text:s/>5,708<text:s/></text:p>
          </table:table-cell>
          <table:table-cell office:value-type="float" office:value="174451" table:style-name="ce16">
            <text:p><text:s/>174,451<text:s/></text:p>
          </table:table-cell>
          <table:table-cell office:value-type="float" office:value="9950" table:style-name="ce16">
            <text:p><text:s/>9,950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58548710" table:style-name="ce16">
            <text:p><text:s/>58,548,710<text:s/></text:p>
          </table:table-cell>
          <table:table-cell office:value-type="float" office:value="1133555" table:style-name="ce16">
            <text:p><text:s/>1,133,555<text:s/></text:p>
          </table:table-cell>
          <table:table-cell office:value-type="float" office:value="40889154" table:style-name="ce17">
            <text:p><text:s/>40,889,154<text:s/></text:p>
          </table:table-cell>
          <table:table-cell office:value-type="float" office:value="1103509" table:style-name="ce16">
            <text:p><text:s/>1,103,509<text:s/></text:p>
          </table:table-cell>
          <table:table-cell office:value-type="float" office:value="21448" table:style-name="ce16">
            <text:p><text:s/>21,448<text:s/></text:p>
          </table:table-cell>
          <table:table-cell office:value-type="float" office:value="104300488" table:style-name="ce16">
            <text:p><text:s/>104,300,48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4" table:style-name="ce9">
            <text:p>1654</text:p>
          </table:table-cell>
          <table:table-cell office:value-type="float" office:value="129" table:style-name="ce15">
            <text:p><text:s/>129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39" table:style-name="ce16">
            <text:p><text:s/>39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92" table:style-name="ce16">
            <text:p><text:s/>92<text:s/></text:p>
          </table:table-cell>
          <table:table-cell office:value-type="float" office:value="1955" table:style-name="ce16">
            <text:p><text:s/>1,95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051" table:style-name="ce16">
            <text:p><text:s/>8,051<text:s/></text:p>
          </table:table-cell>
          <table:table-cell office:value-type="float" office:value="291" table:style-name="ce16">
            <text:p><text:s/>291<text:s/></text:p>
          </table:table-cell>
          <table:table-cell office:value-type="float" office:value="1273" table:style-name="ce17">
            <text:p><text:s/>1,273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054" table:style-name="ce16">
            <text:p><text:s/>1,054<text:s/></text:p>
          </table:table-cell>
          <table:table-cell office:value-type="float" office:value="13258" table:style-name="ce18">
            <text:p><text:s/>13,258<text:s/></text:p>
          </table:table-cell>
          <table:table-cell office:value-type="float" office:value="12.178294573643411" table:style-name="ce15">
            <text:p><text:s/>12<text:s/></text:p>
          </table:table-cell>
          <table:table-cell office:value-type="float" office:value="7.8695652173913047" table:style-name="ce16">
            <text:p><text:s/>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2820512820512819" table:style-name="ce16">
            <text:p><text:s/>4<text:s/></text:p>
          </table:table-cell>
          <table:table-cell office:value-type="float" office:value="0.31578947368421051" table:style-name="ce16">
            <text:p><text:s/>0<text:s/></text:p>
          </table:table-cell>
          <table:table-cell office:value-type="float" office:value="21.402173913043477" table:style-name="ce16">
            <text:p><text:s/>21<text:s/></text:p>
          </table:table-cell>
          <table:table-cell office:value-type="float" office:value="2.9534526854219947" table:style-name="ce16">
            <text:p><text:s/>3<text:s/></text:p>
          </table:table-cell>
          <table:table-cell office:value-type="float" office:value="45" table:style-name="ce16">
            <text:p><text:s/>45<text:s/></text:p>
          </table:table-cell>
          <table:table-cell office:value-type="float" office:value="25.510371382436965" table:style-name="ce16">
            <text:p><text:s/>26<text:s/></text:p>
          </table:table-cell>
          <table:table-cell office:value-type="float" office:value="4.1237113402061855E-2" table:style-name="ce16">
            <text:p><text:s/>0<text:s/></text:p>
          </table:table-cell>
          <table:table-cell office:value-type="float" office:value="4.9151610369206598" table:style-name="ce17">
            <text:p><text:s/>5<text:s/></text:p>
          </table:table-cell>
          <table:table-cell office:value-type="float" office:value="5.0917431192660549" table:style-name="ce16">
            <text:p><text:s/>5<text:s/></text:p>
          </table:table-cell>
          <table:table-cell office:value-type="float" office:value="5.6925996204933585E-3" table:style-name="ce16">
            <text:p><text:s/>0<text:s/></text:p>
          </table:table-cell>
          <table:table-cell office:value-type="float" office:value="16.829612309548953" table:style-name="ce18">
            <text:p><text:s/>17<text:s/></text:p>
          </table:table-cell>
          <table:table-cell office:value-type="float" office:value="2233526" table:style-name="ce19">
            <text:p><text:s/>2,233,526<text:s/></text:p>
          </table:table-cell>
          <table:table-cell office:value-type="float" office:value="1712832" table:style-name="ce16">
            <text:p><text:s/>1,712,83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54528" table:style-name="ce16">
            <text:p><text:s/>554,528<text:s/></text:p>
          </table:table-cell>
          <table:table-cell office:value-type="float" office:value="14850" table:style-name="ce16">
            <text:p><text:s/>14,850<text:s/></text:p>
          </table:table-cell>
          <table:table-cell office:value-type="float" office:value="168010" table:style-name="ce16">
            <text:p><text:s/>168,010<text:s/></text:p>
          </table:table-cell>
          <table:table-cell office:value-type="float" office:value="9775" table:style-name="ce16">
            <text:p><text:s/>9,775<text:s/></text:p>
          </table:table-cell>
          <table:table-cell office:value-type="float" office:value="1044" table:style-name="ce16">
            <text:p><text:s/>1,044<text:s/></text:p>
          </table:table-cell>
          <table:table-cell office:value-type="float" office:value="63150365" table:style-name="ce16">
            <text:p><text:s/>63,150,365<text:s/></text:p>
          </table:table-cell>
          <table:table-cell office:value-type="float" office:value="2919090" table:style-name="ce16">
            <text:p><text:s/>2,919,090<text:s/></text:p>
          </table:table-cell>
          <table:table-cell office:value-type="float" office:value="65278874" table:style-name="ce17">
            <text:p><text:s/>65,278,874<text:s/></text:p>
          </table:table-cell>
          <table:table-cell office:value-type="float" office:value="1186301" table:style-name="ce16">
            <text:p><text:s/>1,186,301<text:s/></text:p>
          </table:table-cell>
          <table:table-cell office:value-type="float" office:value="23082" table:style-name="ce16">
            <text:p><text:s/>23,082<text:s/></text:p>
          </table:table-cell>
          <table:table-cell office:value-type="float" office:value="137252277" table:style-name="ce16">
            <text:p><text:s/>137,252,27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5" table:style-name="ce9">
            <text:p>1655</text:p>
          </table:table-cell>
          <table:table-cell office:value-type="float" office:value="89" table:style-name="ce15">
            <text:p><text:s/>89<text:s/></text:p>
          </table:table-cell>
          <table:table-cell table:style-name="ce16"/>
          <table:table-cell office:value-type="float" office:value="1" table:style-name="ce16">
            <text:p><text:s/>1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76" table:style-name="ce16">
            <text:p><text:s/>76<text:s/></text:p>
          </table:table-cell>
          <table:table-cell office:value-type="float" office:value="2060" table:style-name="ce16">
            <text:p><text:s/>2,06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072" table:style-name="ce16">
            <text:p><text:s/>9,072<text:s/></text:p>
          </table:table-cell>
          <table:table-cell office:value-type="float" office:value="292" table:style-name="ce16">
            <text:p><text:s/>292<text:s/></text:p>
          </table:table-cell>
          <table:table-cell office:value-type="float" office:value="877" table:style-name="ce17">
            <text:p><text:s/>877<text:s/></text:p>
          </table:table-cell>
          <table:table-cell office:value-type="float" office:value="336" table:style-name="ce16">
            <text:p><text:s/>336<text:s/></text:p>
          </table:table-cell>
          <table:table-cell office:value-type="float" office:value="1151" table:style-name="ce16">
            <text:p><text:s/>1,151<text:s/></text:p>
          </table:table-cell>
          <table:table-cell office:value-type="float" office:value="14026" table:style-name="ce18">
            <text:p><text:s/>14,026<text:s/></text:p>
          </table:table-cell>
          <table:table-cell office:value-type="float" office:value="13.415730337078651" table:style-name="ce15">
            <text:p><text:s/>13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9.1132075471698109" table:style-name="ce16">
            <text:p><text:s/>9<text:s/></text:p>
          </table:table-cell>
          <table:table-cell office:value-type="float" office:value="0.17647058823529413" table:style-name="ce16">
            <text:p><text:s/>0<text:s/></text:p>
          </table:table-cell>
          <table:table-cell office:value-type="float" office:value="26.736842105263158" table:style-name="ce16">
            <text:p><text:s/>27<text:s/></text:p>
          </table:table-cell>
          <table:table-cell office:value-type="float" office:value="2.8854368932038836" table:style-name="ce16">
            <text:p><text:s/>3<text:s/></text:p>
          </table:table-cell>
          <table:table-cell office:value-type="float" office:value="61.5" table:style-name="ce16">
            <text:p><text:s/>62<text:s/></text:p>
          </table:table-cell>
          <table:table-cell office:value-type="float" office:value="26.664572310405642" table:style-name="ce16">
            <text:p><text:s/>27<text:s/></text:p>
          </table:table-cell>
          <table:table-cell office:value-type="float" office:value="3.7671232876712327E-2" table:style-name="ce16">
            <text:p><text:s/>0<text:s/></text:p>
          </table:table-cell>
          <table:table-cell office:value-type="float" office:value="4.1835803876852911" table:style-name="ce17">
            <text:p><text:s/>4<text:s/></text:p>
          </table:table-cell>
          <table:table-cell office:value-type="float" office:value="5.2470238095238093" table:style-name="ce16">
            <text:p><text:s/>5<text:s/></text:p>
          </table:table-cell>
          <table:table-cell office:value-type="float" office:value="2.8670721112076455E-2" table:style-name="ce16">
            <text:p><text:s/>0<text:s/></text:p>
          </table:table-cell>
          <table:table-cell office:value-type="float" office:value="18.334236418080707" table:style-name="ce18">
            <text:p><text:s/>18<text:s/></text:p>
          </table:table-cell>
          <table:table-cell office:value-type="float" office:value="1561711" table:style-name="ce19">
            <text:p><text:s/>1,561,711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3075668" table:style-name="ce16">
            <text:p><text:s/>3,075,668<text:s/></text:p>
          </table:table-cell>
          <table:table-cell office:value-type="float" office:value="11005" table:style-name="ce16">
            <text:p><text:s/>11,005<text:s/></text:p>
          </table:table-cell>
          <table:table-cell office:value-type="float" office:value="135694" table:style-name="ce16">
            <text:p><text:s/>135,694<text:s/></text:p>
          </table:table-cell>
          <table:table-cell office:value-type="float" office:value="10300" table:style-name="ce16">
            <text:p><text:s/>10,300<text:s/></text:p>
          </table:table-cell>
          <table:table-cell office:value-type="float" office:value="516" table:style-name="ce16">
            <text:p><text:s/>516<text:s/></text:p>
          </table:table-cell>
          <table:table-cell office:value-type="float" office:value="58165759" table:style-name="ce16">
            <text:p><text:s/>58,165,759<text:s/></text:p>
          </table:table-cell>
          <table:table-cell office:value-type="float" office:value="2249024" table:style-name="ce16">
            <text:p><text:s/>2,249,024<text:s/></text:p>
          </table:table-cell>
          <table:table-cell office:value-type="float" office:value="42159966" table:style-name="ce17">
            <text:p><text:s/>42,159,966<text:s/></text:p>
          </table:table-cell>
          <table:table-cell office:value-type="float" office:value="1141578" table:style-name="ce16">
            <text:p><text:s/>1,141,578<text:s/></text:p>
          </table:table-cell>
          <table:table-cell office:value-type="float" office:value="22816" table:style-name="ce16">
            <text:p><text:s/>22,816<text:s/></text:p>
          </table:table-cell>
          <table:table-cell office:value-type="float" office:value="108534037" table:style-name="ce16">
            <text:p><text:s/>108,534,03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6" table:style-name="ce9">
            <text:p>1656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90" table:style-name="ce16">
            <text:p><text:s/>90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1854" table:style-name="ce16">
            <text:p><text:s/>1,85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7772" table:style-name="ce16">
            <text:p><text:s/>7,772<text:s/></text:p>
          </table:table-cell>
          <table:table-cell office:value-type="float" office:value="535" table:style-name="ce16">
            <text:p><text:s/>535<text:s/></text:p>
          </table:table-cell>
          <table:table-cell office:value-type="float" office:value="879" table:style-name="ce17">
            <text:p><text:s/>879<text:s/></text:p>
          </table:table-cell>
          <table:table-cell office:value-type="float" office:value="308" table:style-name="ce16">
            <text:p><text:s/>308<text:s/></text:p>
          </table:table-cell>
          <table:table-cell office:value-type="float" office:value="1038" table:style-name="ce16">
            <text:p><text:s/>1,038<text:s/></text:p>
          </table:table-cell>
          <table:table-cell office:value-type="float" office:value="12699" table:style-name="ce18">
            <text:p><text:s/>12,699<text:s/></text:p>
          </table:table-cell>
          <table:table-cell office:value-type="float" office:value="12.18348623853211" table:style-name="ce15">
            <text:p><text:s/>12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.4777777777777779" table:style-name="ce16">
            <text:p><text:s/>1<text:s/></text:p>
          </table:table-cell>
          <table:table-cell office:value-type="float" office:value="0.25" table:style-name="ce16">
            <text:p><text:s/>0<text:s/></text:p>
          </table:table-cell>
          <table:table-cell office:value-type="float" office:value="24.276595744680851" table:style-name="ce16">
            <text:p><text:s/>24<text:s/></text:p>
          </table:table-cell>
          <table:table-cell office:value-type="float" office:value="2.9201725997842503" table:style-name="ce16">
            <text:p><text:s/>3<text:s/></text:p>
          </table:table-cell>
          <table:table-cell office:value-type="float" office:value="12.666666666666666" table:style-name="ce16">
            <text:p><text:s/>13<text:s/></text:p>
          </table:table-cell>
          <table:table-cell office:value-type="float" office:value="24.840452907874422" table:style-name="ce16">
            <text:p><text:s/>25<text:s/></text:p>
          </table:table-cell>
          <table:table-cell office:value-type="float" office:value="2.4299065420560748E-2" table:style-name="ce16">
            <text:p><text:s/>0<text:s/></text:p>
          </table:table-cell>
          <table:table-cell office:value-type="float" office:value="4.6734926052332195" table:style-name="ce17">
            <text:p><text:s/>5<text:s/></text:p>
          </table:table-cell>
          <table:table-cell office:value-type="float" office:value="5.2597402597402594" table:style-name="ce16">
            <text:p><text:s/>5<text:s/></text:p>
          </table:table-cell>
          <table:table-cell office:value-type="float" office:value="1.1560693641618497E-2" table:style-name="ce16">
            <text:p><text:s/>0<text:s/></text:p>
          </table:table-cell>
          <table:table-cell office:value-type="float" office:value="16.382471060713442" table:style-name="ce18">
            <text:p><text:s/>16<text:s/></text:p>
          </table:table-cell>
          <table:table-cell office:value-type="float" office:value="1502276" table:style-name="ce19">
            <text:p><text:s/>1,502,276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7096512" table:style-name="ce16">
            <text:p><text:s/>7,096,512<text:s/></text:p>
          </table:table-cell>
          <table:table-cell office:value-type="float" office:value="7347" table:style-name="ce16">
            <text:p><text:s/>7,347<text:s/></text:p>
          </table:table-cell>
          <table:table-cell office:value-type="float" office:value="214752" table:style-name="ce16">
            <text:p><text:s/>214,752<text:s/></text:p>
          </table:table-cell>
          <table:table-cell office:value-type="float" office:value="9270" table:style-name="ce16">
            <text:p><text:s/>9,270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60736599" table:style-name="ce16">
            <text:p><text:s/>60,736,599<text:s/></text:p>
          </table:table-cell>
          <table:table-cell office:value-type="float" office:value="4761249" table:style-name="ce16">
            <text:p><text:s/>4,761,249<text:s/></text:p>
          </table:table-cell>
          <table:table-cell office:value-type="float" office:value="46162164" table:style-name="ce17">
            <text:p><text:s/>46,162,164<text:s/></text:p>
          </table:table-cell>
          <table:table-cell office:value-type="float" office:value="1039504" table:style-name="ce16">
            <text:p><text:s/>1,039,504<text:s/></text:p>
          </table:table-cell>
          <table:table-cell office:value-type="float" office:value="32978" table:style-name="ce16">
            <text:p><text:s/>32,978<text:s/></text:p>
          </table:table-cell>
          <table:table-cell office:value-type="float" office:value="121619038" table:style-name="ce16">
            <text:p><text:s/>121,619,03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7" table:style-name="ce9">
            <text:p>1657</text:p>
          </table:table-cell>
          <table:table-cell office:value-type="float" office:value="128" table:style-name="ce15">
            <text:p><text:s/>128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8" table:style-name="ce16">
            <text:p><text:s/>18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1938" table:style-name="ce16">
            <text:p><text:s/>1,93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7982" table:style-name="ce16">
            <text:p><text:s/>7,982<text:s/></text:p>
          </table:table-cell>
          <table:table-cell office:value-type="float" office:value="321" table:style-name="ce16">
            <text:p><text:s/>321<text:s/></text:p>
          </table:table-cell>
          <table:table-cell office:value-type="float" office:value="778" table:style-name="ce17">
            <text:p><text:s/>778<text:s/></text:p>
          </table:table-cell>
          <table:table-cell office:value-type="float" office:value="290" table:style-name="ce16">
            <text:p><text:s/>290<text:s/></text:p>
          </table:table-cell>
          <table:table-cell office:value-type="float" office:value="1019" table:style-name="ce16">
            <text:p><text:s/>1,019<text:s/></text:p>
          </table:table-cell>
          <table:table-cell office:value-type="float" office:value="12589" table:style-name="ce18">
            <text:p><text:s/>12,589<text:s/></text:p>
          </table:table-cell>
          <table:table-cell office:value-type="float" office:value="12.6796875" table:style-name="ce15">
            <text:p><text:s/>13<text:s/></text:p>
          </table:table-cell>
          <table:table-cell office:value-type="float" office:value="6.6" table:style-name="ce16">
            <text:p><text:s/>7<text:s/></text:p>
          </table:table-cell>
          <table:table-cell table:style-name="ce16"/>
          <table:table-cell office:value-type="float" office:value="2.5555555555555554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9.73404255319149" table:style-name="ce16">
            <text:p><text:s/>30<text:s/></text:p>
          </table:table-cell>
          <table:table-cell office:value-type="float" office:value="3.2239422084623324" table:style-name="ce16">
            <text:p><text:s/>3<text:s/></text:p>
          </table:table-cell>
          <table:table-cell office:value-type="float" office:value="9.5" table:style-name="ce16">
            <text:p><text:s/>10<text:s/></text:p>
          </table:table-cell>
          <table:table-cell office:value-type="float" office:value="28.075419694312203" table:style-name="ce16">
            <text:p><text:s/>28<text:s/></text:p>
          </table:table-cell>
          <table:table-cell office:value-type="float" office:value="6.2305295950155761E-3" table:style-name="ce16">
            <text:p><text:s/>0<text:s/></text:p>
          </table:table-cell>
          <table:table-cell office:value-type="float" office:value="6.8444730077120823" table:style-name="ce17">
            <text:p><text:s/>7<text:s/></text:p>
          </table:table-cell>
          <table:table-cell office:value-type="float" office:value="5.3" table:style-name="ce16">
            <text:p><text:s/>5<text:s/></text:p>
          </table:table-cell>
          <table:table-cell office:value-type="float" office:value="6.8694798822374874E-3" table:style-name="ce16">
            <text:p><text:s/>0<text:s/></text:p>
          </table:table-cell>
          <table:table-cell office:value-type="float" office:value="19.203431567241243" table:style-name="ce18">
            <text:p><text:s/>19<text:s/></text:p>
          </table:table-cell>
          <table:table-cell office:value-type="float" office:value="2041062" table:style-name="ce19">
            <text:p><text:s/>2,041,062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65602" table:style-name="ce16">
            <text:p><text:s/>65,602<text:s/></text:p>
          </table:table-cell>
          <table:table-cell office:value-type="float" office:value="10330" table:style-name="ce16">
            <text:p><text:s/>10,330<text:s/></text:p>
          </table:table-cell>
          <table:table-cell office:value-type="float" office:value="175954" table:style-name="ce16">
            <text:p><text:s/>175,954<text:s/></text:p>
          </table:table-cell>
          <table:table-cell office:value-type="float" office:value="9690" table:style-name="ce16">
            <text:p><text:s/>9,690<text:s/></text:p>
          </table:table-cell>
          <table:table-cell office:value-type="float" office:value="92160" table:style-name="ce16">
            <text:p><text:s/>92,160<text:s/></text:p>
          </table:table-cell>
          <table:table-cell office:value-type="float" office:value="58901437" table:style-name="ce16">
            <text:p><text:s/>58,901,437<text:s/></text:p>
          </table:table-cell>
          <table:table-cell office:value-type="float" office:value="2545404" table:style-name="ce16">
            <text:p><text:s/>2,545,404<text:s/></text:p>
          </table:table-cell>
          <table:table-cell office:value-type="float" office:value="42434014" table:style-name="ce17">
            <text:p><text:s/>42,434,014<text:s/></text:p>
          </table:table-cell>
          <table:table-cell office:value-type="float" office:value="966367" table:style-name="ce16">
            <text:p><text:s/>966,367<text:s/></text:p>
          </table:table-cell>
          <table:table-cell office:value-type="float" office:value="17858" table:style-name="ce16">
            <text:p><text:s/>17,858<text:s/></text:p>
          </table:table-cell>
          <table:table-cell office:value-type="float" office:value="107316073" table:style-name="ce16">
            <text:p><text:s/>107,316,07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8" table:style-name="ce9">
            <text:p>1658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39" table:style-name="ce16">
            <text:p><text:s/>39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82" table:style-name="ce16">
            <text:p><text:s/>82<text:s/></text:p>
          </table:table-cell>
          <table:table-cell office:value-type="float" office:value="2780" table:style-name="ce16">
            <text:p><text:s/>2,78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225" table:style-name="ce16">
            <text:p><text:s/>8,225<text:s/></text:p>
          </table:table-cell>
          <table:table-cell office:value-type="float" office:value="425" table:style-name="ce16">
            <text:p><text:s/>425<text:s/></text:p>
          </table:table-cell>
          <table:table-cell office:value-type="float" office:value="849" table:style-name="ce17">
            <text:p><text:s/>849<text:s/></text:p>
          </table:table-cell>
          <table:table-cell office:value-type="float" office:value="288" table:style-name="ce16">
            <text:p><text:s/>288<text:s/></text:p>
          </table:table-cell>
          <table:table-cell office:value-type="float" office:value="983" table:style-name="ce16">
            <text:p><text:s/>983<text:s/></text:p>
          </table:table-cell>
          <table:table-cell office:value-type="float" office:value="13800" table:style-name="ce18">
            <text:p><text:s/>13,800<text:s/></text:p>
          </table:table-cell>
          <table:table-cell office:value-type="float" office:value="12.018181818181818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.2307692307692308" table:style-name="ce16">
            <text:p><text:s/>1<text:s/></text:p>
          </table:table-cell>
          <table:table-cell office:value-type="float" office:value="0.125" table:style-name="ce16">
            <text:p><text:s/>0<text:s/></text:p>
          </table:table-cell>
          <table:table-cell office:value-type="float" office:value="23.682926829268293" table:style-name="ce16">
            <text:p><text:s/>24<text:s/></text:p>
          </table:table-cell>
          <table:table-cell office:value-type="float" office:value="1.4143884892086331" table:style-name="ce16">
            <text:p><text:s/>1<text:s/></text:p>
          </table:table-cell>
          <table:table-cell office:value-type="float" office:value="12.5" table:style-name="ce16">
            <text:p><text:s/>13<text:s/></text:p>
          </table:table-cell>
          <table:table-cell office:value-type="float" office:value="24.669787234042552" table:style-name="ce16">
            <text:p><text:s/>25<text:s/></text:p>
          </table:table-cell>
          <table:table-cell office:value-type="float" office:value="7.058823529411765E-3" table:style-name="ce16">
            <text:p><text:s/>0<text:s/></text:p>
          </table:table-cell>
          <table:table-cell office:value-type="float" office:value="6.06831566548881" table:style-name="ce17">
            <text:p><text:s/>6<text:s/></text:p>
          </table:table-cell>
          <table:table-cell office:value-type="float" office:value="5.2430555555555554" table:style-name="ce16">
            <text:p><text:s/>5<text:s/></text:p>
          </table:table-cell>
          <table:table-cell office:value-type="float" office:value="3.5605289928789419E-2" table:style-name="ce16">
            <text:p><text:s/>0<text:s/></text:p>
          </table:table-cell>
          <table:table-cell office:value-type="float" office:value="15.716449275362319" table:style-name="ce18">
            <text:p><text:s/>16<text:s/></text:p>
          </table:table-cell>
          <table:table-cell office:value-type="float" office:value="1385326" table:style-name="ce19">
            <text:p><text:s/>1,385,326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2482924" table:style-name="ce16">
            <text:p><text:s/>2,482,924<text:s/></text:p>
          </table:table-cell>
          <table:table-cell office:value-type="float" office:value="13577" table:style-name="ce16">
            <text:p><text:s/>13,577<text:s/></text:p>
          </table:table-cell>
          <table:table-cell office:value-type="float" office:value="136216" table:style-name="ce16">
            <text:p><text:s/>136,216<text:s/></text:p>
          </table:table-cell>
          <table:table-cell office:value-type="float" office:value="13900" table:style-name="ce16">
            <text:p><text:s/>13,900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61635249" table:style-name="ce16">
            <text:p><text:s/>61,635,249<text:s/></text:p>
          </table:table-cell>
          <table:table-cell office:value-type="float" office:value="2899187" table:style-name="ce16">
            <text:p><text:s/>2,899,187<text:s/></text:p>
          </table:table-cell>
          <table:table-cell office:value-type="float" office:value="52151823" table:style-name="ce17">
            <text:p><text:s/>52,151,823<text:s/></text:p>
          </table:table-cell>
          <table:table-cell office:value-type="float" office:value="993769" table:style-name="ce16">
            <text:p><text:s/>993,769<text:s/></text:p>
          </table:table-cell>
          <table:table-cell office:value-type="float" office:value="649560" table:style-name="ce16">
            <text:p><text:s/>649,560<text:s/></text:p>
          </table:table-cell>
          <table:table-cell office:value-type="float" office:value="122372898" table:style-name="ce16">
            <text:p><text:s/>122,372,89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659" table:style-name="ce9">
            <text:p>1659</text:p>
          </table:table-cell>
          <table:table-cell office:value-type="float" office:value="84" table:style-name="ce15">
            <text:p><text:s/>84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27" table:style-name="ce16">
            <text:p><text:s/>27<text:s/></text:p>
          </table:table-cell>
          <table:table-cell office:value-type="float" office:value="27" table:style-name="ce16">
            <text:p><text:s/>27<text:s/></text:p>
          </table:table-cell>
          <table:table-cell office:value-type="float" office:value="80" table:style-name="ce16">
            <text:p><text:s/>80<text:s/></text:p>
          </table:table-cell>
          <table:table-cell office:value-type="float" office:value="1982" table:style-name="ce16">
            <text:p><text:s/>1,982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312" table:style-name="ce16">
            <text:p><text:s/>8,312<text:s/></text:p>
          </table:table-cell>
          <table:table-cell office:value-type="float" office:value="358" table:style-name="ce16">
            <text:p><text:s/>358<text:s/></text:p>
          </table:table-cell>
          <table:table-cell office:value-type="float" office:value="691" table:style-name="ce17">
            <text:p><text:s/>691<text:s/></text:p>
          </table:table-cell>
          <table:table-cell office:value-type="float" office:value="296" table:style-name="ce16">
            <text:p><text:s/>296<text:s/></text:p>
          </table:table-cell>
          <table:table-cell office:value-type="float" office:value="1072" table:style-name="ce16">
            <text:p><text:s/>1,072<text:s/></text:p>
          </table:table-cell>
          <table:table-cell office:value-type="float" office:value="12949" table:style-name="ce18">
            <text:p><text:s/>12,949<text:s/></text:p>
          </table:table-cell>
          <table:table-cell office:value-type="float" office:value="13.702380952380953" table:style-name="ce15">
            <text:p><text:s/>14<text:s/></text:p>
          </table:table-cell>
          <table:table-cell office:value-type="float" office:value="11.071428571428571" table:style-name="ce16">
            <text:p><text:s/>11<text:s/></text:p>
          </table:table-cell>
          <table:table-cell table:style-name="ce16"/>
          <table:table-cell office:value-type="float" office:value="2.0370370370370372" table:style-name="ce16">
            <text:p><text:s/>2<text:s/></text:p>
          </table:table-cell>
          <table:table-cell office:value-type="float" office:value="0.29629629629629628" table:style-name="ce16">
            <text:p><text:s/>0<text:s/></text:p>
          </table:table-cell>
          <table:table-cell office:value-type="float" office:value="27.212499999999999" table:style-name="ce16">
            <text:p><text:s/>27<text:s/></text:p>
          </table:table-cell>
          <table:table-cell office:value-type="float" office:value="7.8188698284561049" table:style-name="ce16">
            <text:p><text:s/>8<text:s/></text:p>
          </table:table-cell>
          <table:table-cell office:value-type="float" office:value="126.5" table:style-name="ce16">
            <text:p><text:s/>127<text:s/></text:p>
          </table:table-cell>
          <table:table-cell office:value-type="float" office:value="23.398941289701636" table:style-name="ce16">
            <text:p><text:s/>23<text:s/></text:p>
          </table:table-cell>
          <table:table-cell office:value-type="float" office:value="3.9106145251396648E-2" table:style-name="ce16">
            <text:p><text:s/>0<text:s/></text:p>
          </table:table-cell>
          <table:table-cell office:value-type="float" office:value="4.2662807525325617" table:style-name="ce17">
            <text:p><text:s/>4<text:s/></text:p>
          </table:table-cell>
          <table:table-cell office:value-type="float" office:value="5.1486486486486482" table:style-name="ce16">
            <text:p><text:s/>5<text:s/></text:p>
          </table:table-cell>
          <table:table-cell office:value-type="float" office:value="9.3283582089552231E-3" table:style-name="ce16">
            <text:p><text:s/>0<text:s/></text:p>
          </table:table-cell>
          <table:table-cell office:value-type="float" office:value="16.896285427446134" table:style-name="ce18">
            <text:p><text:s/>17<text:s/></text:p>
          </table:table-cell>
          <table:table-cell office:value-type="float" office:value="1211120" table:style-name="ce19">
            <text:p><text:s/>1,211,120<text:s/></text:p>
          </table:table-cell>
          <table:table-cell office:value-type="float" office:value="1411791" table:style-name="ce16">
            <text:p><text:s/>1,411,791<text:s/></text:p>
          </table:table-cell>
          <table:table-cell table:style-name="ce16"/>
          <table:table-cell office:value-type="float" office:value="2237636" table:style-name="ce16">
            <text:p><text:s/>2,237,636<text:s/></text:p>
          </table:table-cell>
          <table:table-cell office:value-type="float" office:value="16800" table:style-name="ce16">
            <text:p><text:s/>16,800<text:s/></text:p>
          </table:table-cell>
          <table:table-cell office:value-type="float" office:value="138284" table:style-name="ce16">
            <text:p><text:s/>138,284<text:s/></text:p>
          </table:table-cell>
          <table:table-cell office:value-type="float" office:value="9910" table:style-name="ce16">
            <text:p><text:s/>9,910<text:s/></text:p>
          </table:table-cell>
          <table:table-cell office:value-type="float" office:value="1910691" table:style-name="ce16">
            <text:p><text:s/>1,910,691<text:s/></text:p>
          </table:table-cell>
          <table:table-cell office:value-type="float" office:value="65703947" table:style-name="ce16">
            <text:p><text:s/>65,703,947<text:s/></text:p>
          </table:table-cell>
          <table:table-cell office:value-type="float" office:value="2262025" table:style-name="ce16">
            <text:p><text:s/>2,262,025<text:s/></text:p>
          </table:table-cell>
          <table:table-cell office:value-type="float" office:value="34709898" table:style-name="ce17">
            <text:p><text:s/>34,709,898<text:s/></text:p>
          </table:table-cell>
          <table:table-cell office:value-type="float" office:value="957049" table:style-name="ce16">
            <text:p><text:s/>957,049<text:s/></text:p>
          </table:table-cell>
          <table:table-cell office:value-type="float" office:value="22073" table:style-name="ce16">
            <text:p><text:s/>22,073<text:s/></text:p>
          </table:table-cell>
          <table:table-cell office:value-type="float" office:value="110591224" table:style-name="ce16">
            <text:p><text:s/>110,591,22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0" table:style-name="ce9">
            <text:p>1700</text:p>
          </table:table-cell>
          <table:table-cell office:value-type="float" office:value="121" table:style-name="ce15">
            <text:p><text:s/>12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01" table:style-name="ce16">
            <text:p><text:s/>101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11" table:style-name="ce16">
            <text:p><text:s/>111<text:s/></text:p>
          </table:table-cell>
          <table:table-cell office:value-type="float" office:value="2468" table:style-name="ce16">
            <text:p><text:s/>2,46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800" table:style-name="ce16">
            <text:p><text:s/>8,800<text:s/></text:p>
          </table:table-cell>
          <table:table-cell office:value-type="float" office:value="654" table:style-name="ce16">
            <text:p><text:s/>654<text:s/></text:p>
          </table:table-cell>
          <table:table-cell office:value-type="float" office:value="990" table:style-name="ce17">
            <text:p><text:s/>990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169" table:style-name="ce16">
            <text:p><text:s/>1,169<text:s/></text:p>
          </table:table-cell>
          <table:table-cell office:value-type="float" office:value="14761" table:style-name="ce18">
            <text:p><text:s/>14,761<text:s/></text:p>
          </table:table-cell>
          <table:table-cell office:value-type="float" office:value="12.776859504132231" table:style-name="ce15">
            <text:p><text:s/>13<text:s/></text:p>
          </table:table-cell>
          <table:table-cell office:value-type="float" office:value="5.4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4.148514851485148" table:style-name="ce16">
            <text:p><text:s/>14<text:s/></text:p>
          </table:table-cell>
          <table:table-cell office:value-type="float" office:value="0.14285714285714285" table:style-name="ce16">
            <text:p><text:s/>0<text:s/></text:p>
          </table:table-cell>
          <table:table-cell office:value-type="float" office:value="33.378378378378379" table:style-name="ce16">
            <text:p><text:s/>33<text:s/></text:p>
          </table:table-cell>
          <table:table-cell office:value-type="float" office:value="2.1527552674230144" table:style-name="ce16">
            <text:p><text:s/>2<text:s/></text:p>
          </table:table-cell>
          <table:table-cell office:value-type="float" office:value="24.75" table:style-name="ce16">
            <text:p><text:s/>25<text:s/></text:p>
          </table:table-cell>
          <table:table-cell office:value-type="float" office:value="27.198409090909092" table:style-name="ce16">
            <text:p><text:s/>27<text:s/></text:p>
          </table:table-cell>
          <table:table-cell office:value-type="float" office:value="6.1162079510703364E-3" table:style-name="ce16">
            <text:p><text:s/>0<text:s/></text:p>
          </table:table-cell>
          <table:table-cell office:value-type="float" office:value="4.4616161616161616" table:style-name="ce17">
            <text:p><text:s/>4<text:s/></text:p>
          </table:table-cell>
          <table:table-cell office:value-type="float" office:value="8.2436708860759502" table:style-name="ce16">
            <text:p><text:s/>8<text:s/></text:p>
          </table:table-cell>
          <table:table-cell office:value-type="float" office:value="3.3361847733105215E-2" table:style-name="ce16">
            <text:p><text:s/>0<text:s/></text:p>
          </table:table-cell>
          <table:table-cell office:value-type="float" office:value="17.51636068017072" table:style-name="ce18">
            <text:p><text:s/>18<text:s/></text:p>
          </table:table-cell>
          <table:table-cell office:value-type="float" office:value="1876788" table:style-name="ce19">
            <text:p><text:s/>1,876,788<text:s/></text:p>
          </table:table-cell>
          <table:table-cell office:value-type="float" office:value="112390" table:style-name="ce16">
            <text:p><text:s/>112,39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851080" table:style-name="ce16">
            <text:p><text:s/>5,851,080<text:s/></text:p>
          </table:table-cell>
          <table:table-cell office:value-type="float" office:value="9326" table:style-name="ce16">
            <text:p><text:s/>9,326<text:s/></text:p>
          </table:table-cell>
          <table:table-cell office:value-type="float" office:value="229446" table:style-name="ce16">
            <text:p><text:s/>229,446<text:s/></text:p>
          </table:table-cell>
          <table:table-cell office:value-type="float" office:value="12340" table:style-name="ce16">
            <text:p><text:s/>12,340<text:s/></text:p>
          </table:table-cell>
          <table:table-cell office:value-type="float" office:value="5860" table:style-name="ce16">
            <text:p><text:s/>5,860<text:s/></text:p>
          </table:table-cell>
          <table:table-cell office:value-type="float" office:value="60745315" table:style-name="ce16">
            <text:p><text:s/>60,745,315<text:s/></text:p>
          </table:table-cell>
          <table:table-cell office:value-type="float" office:value="3984938" table:style-name="ce16">
            <text:p><text:s/>3,984,938<text:s/></text:p>
          </table:table-cell>
          <table:table-cell office:value-type="float" office:value="57084141" table:style-name="ce17">
            <text:p><text:s/>57,084,141<text:s/></text:p>
          </table:table-cell>
          <table:table-cell office:value-type="float" office:value="1087365" table:style-name="ce16">
            <text:p><text:s/>1,087,365<text:s/></text:p>
          </table:table-cell>
          <table:table-cell office:value-type="float" office:value="37994" table:style-name="ce16">
            <text:p><text:s/>37,994<text:s/></text:p>
          </table:table-cell>
          <table:table-cell office:value-type="float" office:value="131036983" table:style-name="ce16">
            <text:p><text:s/>131,036,98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1" table:style-name="ce9">
            <text:p>1701</text:p>
          </table:table-cell>
          <table:table-cell office:value-type="float" office:value="68" table:style-name="ce15">
            <text:p><text:s/>68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39" table:style-name="ce16">
            <text:p><text:s/>39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87" table:style-name="ce16">
            <text:p><text:s/>87<text:s/></text:p>
          </table:table-cell>
          <table:table-cell office:value-type="float" office:value="2326" table:style-name="ce16">
            <text:p><text:s/>2,326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759" table:style-name="ce16">
            <text:p><text:s/>8,759<text:s/></text:p>
          </table:table-cell>
          <table:table-cell office:value-type="float" office:value="420" table:style-name="ce16">
            <text:p><text:s/>420<text:s/></text:p>
          </table:table-cell>
          <table:table-cell office:value-type="float" office:value="678" table:style-name="ce17">
            <text:p><text:s/>678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139" table:style-name="ce16">
            <text:p><text:s/>1,139<text:s/></text:p>
          </table:table-cell>
          <table:table-cell office:value-type="float" office:value="13849" table:style-name="ce18">
            <text:p><text:s/>13,849<text:s/></text:p>
          </table:table-cell>
          <table:table-cell office:value-type="float" office:value="12.926470588235293" table:style-name="ce15">
            <text:p><text:s/>13<text:s/></text:p>
          </table:table-cell>
          <table:table-cell office:value-type="float" office:value="4.8" table:style-name="ce16">
            <text:p><text:s/>5<text:s/></text:p>
          </table:table-cell>
          <table:table-cell table:style-name="ce16"/>
          <table:table-cell office:value-type="float" office:value="33.512820512820511" table:style-name="ce16">
            <text:p><text:s/>34<text:s/></text:p>
          </table:table-cell>
          <table:table-cell office:value-type="float" office:value="0.125" table:style-name="ce16">
            <text:p><text:s/>0<text:s/></text:p>
          </table:table-cell>
          <table:table-cell office:value-type="float" office:value="27.632183908045977" table:style-name="ce16">
            <text:p><text:s/>28<text:s/></text:p>
          </table:table-cell>
          <table:table-cell office:value-type="float" office:value="1.6917454858125538" table:style-name="ce16">
            <text:p><text:s/>2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25.750428131065188" table:style-name="ce16">
            <text:p><text:s/>26<text:s/></text:p>
          </table:table-cell>
          <table:table-cell office:value-type="float" office:value="2.3809523809523812E-3" table:style-name="ce16">
            <text:p><text:s/>0<text:s/></text:p>
          </table:table-cell>
          <table:table-cell office:value-type="float" office:value="3.864306784660767" table:style-name="ce17">
            <text:p><text:s/>4<text:s/></text:p>
          </table:table-cell>
          <table:table-cell office:value-type="float" office:value="5.2362459546925564" table:style-name="ce16">
            <text:p><text:s/>5<text:s/></text:p>
          </table:table-cell>
          <table:table-cell office:value-type="float" office:value="7.0237050043898156E-3" table:style-name="ce16">
            <text:p><text:s/>0<text:s/></text:p>
          </table:table-cell>
          <table:table-cell office:value-type="float" office:value="17.212073073868151" table:style-name="ce18">
            <text:p><text:s/>17<text:s/></text:p>
          </table:table-cell>
          <table:table-cell office:value-type="float" office:value="1035886" table:style-name="ce19">
            <text:p><text:s/>1,035,886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2957413" table:style-name="ce16">
            <text:p><text:s/>2,957,413<text:s/></text:p>
          </table:table-cell>
          <table:table-cell office:value-type="float" office:value="14145" table:style-name="ce16">
            <text:p><text:s/>14,145<text:s/></text:p>
          </table:table-cell>
          <table:table-cell office:value-type="float" office:value="154790" table:style-name="ce16">
            <text:p><text:s/>154,790<text:s/></text:p>
          </table:table-cell>
          <table:table-cell office:value-type="float" office:value="11630" table:style-name="ce16">
            <text:p><text:s/>11,630<text:s/></text:p>
          </table:table-cell>
          <table:table-cell office:value-type="float" office:value="10858" table:style-name="ce16">
            <text:p><text:s/>10,858<text:s/></text:p>
          </table:table-cell>
          <table:table-cell office:value-type="float" office:value="52162986" table:style-name="ce16">
            <text:p><text:s/>52,162,986<text:s/></text:p>
          </table:table-cell>
          <table:table-cell office:value-type="float" office:value="4443618" table:style-name="ce16">
            <text:p><text:s/>4,443,618<text:s/></text:p>
          </table:table-cell>
          <table:table-cell office:value-type="float" office:value="35030994" table:style-name="ce17">
            <text:p><text:s/>35,030,994<text:s/></text:p>
          </table:table-cell>
          <table:table-cell office:value-type="float" office:value="1017360" table:style-name="ce16">
            <text:p><text:s/>1,017,360<text:s/></text:p>
          </table:table-cell>
          <table:table-cell office:value-type="float" office:value="23161" table:style-name="ce16">
            <text:p><text:s/>23,161<text:s/></text:p>
          </table:table-cell>
          <table:table-cell office:value-type="float" office:value="96919036" table:style-name="ce16">
            <text:p><text:s/>96,919,03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2" table:style-name="ce9">
            <text:p>1702</text:p>
          </table:table-cell>
          <table:table-cell office:value-type="float" office:value="120" table:style-name="ce15">
            <text:p><text:s/>120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2708" table:style-name="ce16">
            <text:p><text:s/>2,70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883" table:style-name="ce16">
            <text:p><text:s/>8,883<text:s/></text:p>
          </table:table-cell>
          <table:table-cell office:value-type="float" office:value="41" table:style-name="ce16">
            <text:p><text:s/>41<text:s/></text:p>
          </table:table-cell>
          <table:table-cell office:value-type="float" office:value="746" table:style-name="ce17">
            <text:p><text:s/>746<text:s/></text:p>
          </table:table-cell>
          <table:table-cell office:value-type="float" office:value="304" table:style-name="ce16">
            <text:p><text:s/>304<text:s/></text:p>
          </table:table-cell>
          <table:table-cell office:value-type="float" office:value="1113" table:style-name="ce16">
            <text:p><text:s/>1,113<text:s/></text:p>
          </table:table-cell>
          <table:table-cell office:value-type="float" office:value="14044" table:style-name="ce18">
            <text:p><text:s/>14,044<text:s/></text:p>
          </table:table-cell>
          <table:table-cell office:value-type="float" office:value="13.808333333333334" table:style-name="ce15">
            <text:p><text:s/>14<text:s/></text:p>
          </table:table-cell>
          <table:table-cell office:value-type="float" office:value="4.875" table:style-name="ce16">
            <text:p><text:s/>5<text:s/></text:p>
          </table:table-cell>
          <table:table-cell table:style-name="ce16"/>
          <table:table-cell office:value-type="float" office:value="4.6842105263157894" table:style-name="ce16">
            <text:p><text:s/>5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31.408602150537636" table:style-name="ce16">
            <text:p><text:s/>31<text:s/></text:p>
          </table:table-cell>
          <table:table-cell office:value-type="float" office:value="2.9726735598227476" table:style-name="ce16">
            <text:p><text:s/>3<text:s/></text:p>
          </table:table-cell>
          <table:table-cell office:value-type="float" office:value="500" table:style-name="ce16">
            <text:p><text:s/>500<text:s/></text:p>
          </table:table-cell>
          <table:table-cell office:value-type="float" office:value="28.232804232804234" table:style-name="ce16">
            <text:p><text:s/>28<text:s/></text:p>
          </table:table-cell>
          <table:table-cell office:value-type="float" office:value="2.4390243902439025E-2" table:style-name="ce16">
            <text:p><text:s/>0<text:s/></text:p>
          </table:table-cell>
          <table:table-cell office:value-type="float" office:value="4.7010723860589811" table:style-name="ce17">
            <text:p><text:s/>5<text:s/></text:p>
          </table:table-cell>
          <table:table-cell office:value-type="float" office:value="5.2828947368421053" table:style-name="ce16">
            <text:p><text:s/>5<text:s/></text:p>
          </table:table-cell>
          <table:table-cell office:value-type="float" office:value="3.5938903863432167E-3" table:style-name="ce16">
            <text:p><text:s/>0<text:s/></text:p>
          </table:table-cell>
          <table:table-cell office:value-type="float" office:value="19.166191968100257" table:style-name="ce18">
            <text:p><text:s/>19<text:s/></text:p>
          </table:table-cell>
          <table:table-cell office:value-type="float" office:value="1659539" table:style-name="ce19">
            <text:p><text:s/>1,659,539<text:s/></text:p>
          </table:table-cell>
          <table:table-cell office:value-type="float" office:value="295252" table:style-name="ce16">
            <text:p><text:s/>295,252<text:s/></text:p>
          </table:table-cell>
          <table:table-cell table:style-name="ce16"/>
          <table:table-cell office:value-type="float" office:value="49323" table:style-name="ce16">
            <text:p><text:s/>49,323<text:s/></text:p>
          </table:table-cell>
          <table:table-cell office:value-type="float" office:value="3532" table:style-name="ce16">
            <text:p><text:s/>3,532<text:s/></text:p>
          </table:table-cell>
          <table:table-cell office:value-type="float" office:value="188968" table:style-name="ce16">
            <text:p><text:s/>188,968<text:s/></text:p>
          </table:table-cell>
          <table:table-cell office:value-type="float" office:value="13540" table:style-name="ce16">
            <text:p><text:s/>13,540<text:s/></text:p>
          </table:table-cell>
          <table:table-cell office:value-type="float" office:value="2603093" table:style-name="ce16">
            <text:p><text:s/>2,603,093<text:s/></text:p>
          </table:table-cell>
          <table:table-cell office:value-type="float" office:value="61428633" table:style-name="ce16">
            <text:p><text:s/>61,428,633<text:s/></text:p>
          </table:table-cell>
          <table:table-cell office:value-type="float" office:value="44230" table:style-name="ce16">
            <text:p><text:s/>44,230<text:s/></text:p>
          </table:table-cell>
          <table:table-cell office:value-type="float" office:value="37778660" table:style-name="ce17">
            <text:p><text:s/>37,778,660<text:s/></text:p>
          </table:table-cell>
          <table:table-cell office:value-type="float" office:value="1064121" table:style-name="ce16">
            <text:p><text:s/>1,064,121<text:s/></text:p>
          </table:table-cell>
          <table:table-cell office:value-type="float" office:value="19042" table:style-name="ce16">
            <text:p><text:s/>19,042<text:s/></text:p>
          </table:table-cell>
          <table:table-cell office:value-type="float" office:value="105147933" table:style-name="ce16">
            <text:p><text:s/>105,147,93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3" table:style-name="ce9">
            <text:p>1703</text:p>
          </table:table-cell>
          <table:table-cell office:value-type="float" office:value="75" table:style-name="ce15">
            <text:p><text:s/>75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21" table:style-name="ce16">
            <text:p><text:s/>21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69" table:style-name="ce16">
            <text:p><text:s/>69<text:s/></text:p>
          </table:table-cell>
          <table:table-cell office:value-type="float" office:value="1914" table:style-name="ce16">
            <text:p><text:s/>1,914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7353" table:style-name="ce16">
            <text:p><text:s/>7,353<text:s/></text:p>
          </table:table-cell>
          <table:table-cell office:value-type="float" office:value="29" table:style-name="ce16">
            <text:p><text:s/>29<text:s/></text:p>
          </table:table-cell>
          <table:table-cell office:value-type="float" office:value="711" table:style-name="ce17">
            <text:p><text:s/>711<text:s/></text:p>
          </table:table-cell>
          <table:table-cell office:value-type="float" office:value="275" table:style-name="ce16">
            <text:p><text:s/>275<text:s/></text:p>
          </table:table-cell>
          <table:table-cell office:value-type="float" office:value="1030" table:style-name="ce16">
            <text:p><text:s/>1,030<text:s/></text:p>
          </table:table-cell>
          <table:table-cell office:value-type="float" office:value="11521" table:style-name="ce18">
            <text:p><text:s/>11,521<text:s/></text:p>
          </table:table-cell>
          <table:table-cell office:value-type="float" office:value="13.253333333333334" table:style-name="ce15">
            <text:p><text:s/>13<text:s/></text:p>
          </table:table-cell>
          <table:table-cell office:value-type="float" office:value="5.1333333333333337" table:style-name="ce16">
            <text:p><text:s/>5<text:s/></text:p>
          </table:table-cell>
          <table:table-cell table:style-name="ce16"/>
          <table:table-cell office:value-type="float" office:value="6.333333333333333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3.579710144927535" table:style-name="ce16">
            <text:p><text:s/>24<text:s/></text:p>
          </table:table-cell>
          <table:table-cell office:value-type="float" office:value="1.6624869383490073" table:style-name="ce16">
            <text:p><text:s/>2<text:s/></text:p>
          </table:table-cell>
          <table:table-cell office:value-type="float" office:value="65" table:style-name="ce16">
            <text:p><text:s/>65<text:s/></text:p>
          </table:table-cell>
          <table:table-cell office:value-type="float" office:value="30.894056847545219" table:style-name="ce16">
            <text:p><text:s/>31<text:s/></text:p>
          </table:table-cell>
          <table:table-cell office:value-type="float" office:value="0.48275862068965519" table:style-name="ce16">
            <text:p><text:s/>0<text:s/></text:p>
          </table:table-cell>
          <table:table-cell office:value-type="float" office:value="3.8706047819971872" table:style-name="ce17">
            <text:p><text:s/>4<text:s/></text:p>
          </table:table-cell>
          <table:table-cell office:value-type="float" office:value="5.3818181818181818" table:style-name="ce16">
            <text:p><text:s/>5<text:s/></text:p>
          </table:table-cell>
          <table:table-cell office:value-type="float" office:value="1.262135922330097E-2" table:style-name="ce16">
            <text:p><text:s/>0<text:s/></text:p>
          </table:table-cell>
          <table:table-cell office:value-type="float" office:value="20.654109886294592" table:style-name="ce18">
            <text:p><text:s/>21<text:s/></text:p>
          </table:table-cell>
          <table:table-cell office:value-type="float" office:value="918884" table:style-name="ce19">
            <text:p><text:s/>918,884<text:s/></text:p>
          </table:table-cell>
          <table:table-cell office:value-type="float" office:value="373925" table:style-name="ce16">
            <text:p><text:s/>373,925<text:s/></text:p>
          </table:table-cell>
          <table:table-cell table:style-name="ce16"/>
          <table:table-cell office:value-type="float" office:value="41287" table:style-name="ce16">
            <text:p><text:s/>41,287<text:s/></text:p>
          </table:table-cell>
          <table:table-cell office:value-type="float" office:value="15430" table:style-name="ce16">
            <text:p><text:s/>15,430<text:s/></text:p>
          </table:table-cell>
          <table:table-cell office:value-type="float" office:value="114660" table:style-name="ce16">
            <text:p><text:s/>114,660<text:s/></text:p>
          </table:table-cell>
          <table:table-cell office:value-type="float" office:value="9570" table:style-name="ce16">
            <text:p><text:s/>9,570<text:s/></text:p>
          </table:table-cell>
          <table:table-cell office:value-type="float" office:value="3003492" table:style-name="ce16">
            <text:p><text:s/>3,003,492<text:s/></text:p>
          </table:table-cell>
          <table:table-cell office:value-type="float" office:value="52130202" table:style-name="ce16">
            <text:p><text:s/>52,130,202<text:s/></text:p>
          </table:table-cell>
          <table:table-cell office:value-type="float" office:value="386760" table:style-name="ce16">
            <text:p><text:s/>386,760<text:s/></text:p>
          </table:table-cell>
          <table:table-cell office:value-type="float" office:value="31020081" table:style-name="ce17">
            <text:p><text:s/>31,020,081<text:s/></text:p>
          </table:table-cell>
          <table:table-cell office:value-type="float" office:value="1032145" table:style-name="ce16">
            <text:p><text:s/>1,032,145<text:s/></text:p>
          </table:table-cell>
          <table:table-cell office:value-type="float" office:value="17951" table:style-name="ce16">
            <text:p><text:s/>17,951<text:s/></text:p>
          </table:table-cell>
          <table:table-cell office:value-type="float" office:value="89064387" table:style-name="ce16">
            <text:p><text:s/>89,064,38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4" table:style-name="ce9">
            <text:p>1704</text:p>
          </table:table-cell>
          <table:table-cell office:value-type="float" office:value="80" table:style-name="ce15">
            <text:p><text:s/>80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0" table:style-name="ce16">
            <text:p><text:s/>10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01" table:style-name="ce16">
            <text:p><text:s/>101<text:s/></text:p>
          </table:table-cell>
          <table:table-cell office:value-type="float" office:value="1689" table:style-name="ce16">
            <text:p><text:s/>1,68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431" table:style-name="ce16">
            <text:p><text:s/>7,431<text:s/></text:p>
          </table:table-cell>
          <table:table-cell office:value-type="float" office:value="34" table:style-name="ce16">
            <text:p><text:s/>34<text:s/></text:p>
          </table:table-cell>
          <table:table-cell office:value-type="float" office:value="621" table:style-name="ce17">
            <text:p><text:s/>621<text:s/></text:p>
          </table:table-cell>
          <table:table-cell office:value-type="float" office:value="264" table:style-name="ce16">
            <text:p><text:s/>264<text:s/></text:p>
          </table:table-cell>
          <table:table-cell office:value-type="float" office:value="959" table:style-name="ce16">
            <text:p><text:s/>959<text:s/></text:p>
          </table:table-cell>
          <table:table-cell office:value-type="float" office:value="11202" table:style-name="ce18">
            <text:p><text:s/>11,202<text:s/></text:p>
          </table:table-cell>
          <table:table-cell office:value-type="float" office:value="12.975" table:style-name="ce15">
            <text:p><text:s/>13<text:s/></text:p>
          </table:table-cell>
          <table:table-cell office:value-type="float" office:value="6.4" table:style-name="ce16">
            <text:p><text:s/>6<text:s/></text:p>
          </table:table-cell>
          <table:table-cell table:style-name="ce16"/>
          <table:table-cell office:value-type="float" office:value="3.4" table:style-name="ce16">
            <text:p><text:s/>3<text:s/></text:p>
          </table:table-cell>
          <table:table-cell office:value-type="float" office:value="0.66666666666666663" table:style-name="ce16">
            <text:p><text:s/>1<text:s/></text:p>
          </table:table-cell>
          <table:table-cell office:value-type="float" office:value="17.297029702970296" table:style-name="ce16">
            <text:p><text:s/>17<text:s/></text:p>
          </table:table-cell>
          <table:table-cell office:value-type="float" office:value="2.2522202486678506" table:style-name="ce16">
            <text:p><text:s/>2<text:s/></text:p>
          </table:table-cell>
          <table:table-cell office:value-type="float" office:value="124.2" table:style-name="ce16">
            <text:p><text:s/>124<text:s/></text:p>
          </table:table-cell>
          <table:table-cell office:value-type="float" office:value="27.644866101466828" table:style-name="ce16">
            <text:p><text:s/>28<text:s/></text:p>
          </table:table-cell>
          <table:table-cell office:value-type="float" office:value="0.11764705882352941" table:style-name="ce16">
            <text:p><text:s/>0<text:s/></text:p>
          </table:table-cell>
          <table:table-cell office:value-type="float" office:value="3.3542673107890497" table:style-name="ce17">
            <text:p><text:s/>3<text:s/></text:p>
          </table:table-cell>
          <table:table-cell office:value-type="float" office:value="5.3143939393939394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299857168362792" table:style-name="ce18">
            <text:p><text:s/>19<text:s/></text:p>
          </table:table-cell>
          <table:table-cell office:value-type="float" office:value="1227271" table:style-name="ce19">
            <text:p><text:s/>1,227,271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30707" table:style-name="ce16">
            <text:p><text:s/>30,707<text:s/></text:p>
          </table:table-cell>
          <table:table-cell office:value-type="float" office:value="3221" table:style-name="ce16">
            <text:p><text:s/>3,221<text:s/></text:p>
          </table:table-cell>
          <table:table-cell office:value-type="float" office:value="177702" table:style-name="ce16">
            <text:p><text:s/>177,702<text:s/></text:p>
          </table:table-cell>
          <table:table-cell office:value-type="float" office:value="8445" table:style-name="ce16">
            <text:p><text:s/>8,445<text:s/></text:p>
          </table:table-cell>
          <table:table-cell office:value-type="float" office:value="2452497" table:style-name="ce16">
            <text:p><text:s/>2,452,497<text:s/></text:p>
          </table:table-cell>
          <table:table-cell office:value-type="float" office:value="47866966" table:style-name="ce16">
            <text:p><text:s/>47,866,966<text:s/></text:p>
          </table:table-cell>
          <table:table-cell office:value-type="float" office:value="3877" table:style-name="ce16">
            <text:p><text:s/>3,877<text:s/></text:p>
          </table:table-cell>
          <table:table-cell office:value-type="float" office:value="32919849" table:style-name="ce17">
            <text:p><text:s/>32,919,849<text:s/></text:p>
          </table:table-cell>
          <table:table-cell office:value-type="float" office:value="855161" table:style-name="ce16">
            <text:p><text:s/>855,161<text:s/></text:p>
          </table:table-cell>
          <table:table-cell office:value-type="float" office:value="16669" table:style-name="ce16">
            <text:p><text:s/>16,669<text:s/></text:p>
          </table:table-cell>
          <table:table-cell office:value-type="float" office:value="85618560" table:style-name="ce16">
            <text:p><text:s/>85,618,56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5" table:style-name="ce9">
            <text:p>1705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23" table:style-name="ce16">
            <text:p><text:s/>23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90" table:style-name="ce16">
            <text:p><text:s/>90<text:s/></text:p>
          </table:table-cell>
          <table:table-cell office:value-type="float" office:value="1771" table:style-name="ce16">
            <text:p><text:s/>1,771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7986" table:style-name="ce16">
            <text:p><text:s/>7,986<text:s/></text:p>
          </table:table-cell>
          <table:table-cell office:value-type="float" office:value="36" table:style-name="ce16">
            <text:p><text:s/>36<text:s/></text:p>
          </table:table-cell>
          <table:table-cell office:value-type="float" office:value="676" table:style-name="ce17">
            <text:p><text:s/>676<text:s/></text:p>
          </table:table-cell>
          <table:table-cell office:value-type="float" office:value="274" table:style-name="ce16">
            <text:p><text:s/>274<text:s/></text:p>
          </table:table-cell>
          <table:table-cell office:value-type="float" office:value="1017" table:style-name="ce16">
            <text:p><text:s/>1,017<text:s/></text:p>
          </table:table-cell>
          <table:table-cell office:value-type="float" office:value="11986" table:style-name="ce18">
            <text:p><text:s/>11,986<text:s/></text:p>
          </table:table-cell>
          <table:table-cell office:value-type="float" office:value="13.397435897435898" table:style-name="ce15">
            <text:p><text:s/>13<text:s/></text:p>
          </table:table-cell>
          <table:table-cell office:value-type="float" office:value="4.8888888888888893" table:style-name="ce16">
            <text:p><text:s/>5<text:s/></text:p>
          </table:table-cell>
          <table:table-cell table:style-name="ce16"/>
          <table:table-cell office:value-type="float" office:value="6.2608695652173916" table:style-name="ce16">
            <text:p><text:s/>6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24.455555555555556" table:style-name="ce16">
            <text:p><text:s/>24<text:s/></text:p>
          </table:table-cell>
          <table:table-cell office:value-type="float" office:value="3.4325239977413888" table:style-name="ce16">
            <text:p><text:s/>3<text:s/></text:p>
          </table:table-cell>
          <table:table-cell office:value-type="float" office:value="154.75" table:style-name="ce16">
            <text:p><text:s/>155<text:s/></text:p>
          </table:table-cell>
          <table:table-cell office:value-type="float" office:value="24.358001502629602" table:style-name="ce16">
            <text:p><text:s/>24<text:s/></text:p>
          </table:table-cell>
          <table:table-cell office:value-type="float" office:value="0.3888888888888889" table:style-name="ce16">
            <text:p><text:s/>0<text:s/></text:p>
          </table:table-cell>
          <table:table-cell office:value-type="float" office:value="4.2100591715976332" table:style-name="ce17">
            <text:p><text:s/>4<text:s/></text:p>
          </table:table-cell>
          <table:table-cell office:value-type="float" office:value="5.4051094890510951" table:style-name="ce16">
            <text:p><text:s/>5<text:s/></text:p>
          </table:table-cell>
          <table:table-cell office:value-type="float" office:value="1.9665683382497543E-3" table:style-name="ce16">
            <text:p><text:s/>0<text:s/></text:p>
          </table:table-cell>
          <table:table-cell office:value-type="float" office:value="17.492407809110627" table:style-name="ce18">
            <text:p><text:s/>17<text:s/></text:p>
          </table:table-cell>
          <table:table-cell office:value-type="float" office:value="1300361" table:style-name="ce19">
            <text:p><text:s/>1,300,361<text:s/></text:p>
          </table:table-cell>
          <table:table-cell office:value-type="float" office:value="407642" table:style-name="ce16">
            <text:p><text:s/>407,642<text:s/></text:p>
          </table:table-cell>
          <table:table-cell table:style-name="ce16"/>
          <table:table-cell office:value-type="float" office:value="31623" table:style-name="ce16">
            <text:p><text:s/>31,623<text:s/></text:p>
          </table:table-cell>
          <table:table-cell office:value-type="float" office:value="7757" table:style-name="ce16">
            <text:p><text:s/>7,757<text:s/></text:p>
          </table:table-cell>
          <table:table-cell office:value-type="float" office:value="169326" table:style-name="ce16">
            <text:p><text:s/>169,326<text:s/></text:p>
          </table:table-cell>
          <table:table-cell office:value-type="float" office:value="8855" table:style-name="ce16">
            <text:p><text:s/>8,855<text:s/></text:p>
          </table:table-cell>
          <table:table-cell office:value-type="float" office:value="1245792" table:style-name="ce16">
            <text:p><text:s/>1,245,792<text:s/></text:p>
          </table:table-cell>
          <table:table-cell office:value-type="float" office:value="62566159" table:style-name="ce16">
            <text:p><text:s/>62,566,159<text:s/></text:p>
          </table:table-cell>
          <table:table-cell office:value-type="float" office:value="10091" table:style-name="ce16">
            <text:p><text:s/>10,091<text:s/></text:p>
          </table:table-cell>
          <table:table-cell office:value-type="float" office:value="35459050" table:style-name="ce17">
            <text:p><text:s/>35,459,050<text:s/></text:p>
          </table:table-cell>
          <table:table-cell office:value-type="float" office:value="1011501" table:style-name="ce16">
            <text:p><text:s/>1,011,501<text:s/></text:p>
          </table:table-cell>
          <table:table-cell office:value-type="float" office:value="17536" table:style-name="ce16">
            <text:p><text:s/>17,536<text:s/></text:p>
          </table:table-cell>
          <table:table-cell office:value-type="float" office:value="102235693" table:style-name="ce16">
            <text:p><text:s/>102,235,69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6" table:style-name="ce9">
            <text:p>1706</text:p>
          </table:table-cell>
          <table:table-cell office:value-type="float" office:value="95" table:style-name="ce15">
            <text:p><text:s/>95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17" table:style-name="ce16">
            <text:p><text:s/>17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62" table:style-name="ce16">
            <text:p><text:s/>62<text:s/></text:p>
          </table:table-cell>
          <table:table-cell office:value-type="float" office:value="1993" table:style-name="ce16">
            <text:p><text:s/>1,99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7581" table:style-name="ce16">
            <text:p><text:s/>7,581<text:s/></text:p>
          </table:table-cell>
          <table:table-cell office:value-type="float" office:value="32" table:style-name="ce16">
            <text:p><text:s/>32<text:s/></text:p>
          </table:table-cell>
          <table:table-cell office:value-type="float" office:value="849" table:style-name="ce17">
            <text:p><text:s/>849<text:s/></text:p>
          </table:table-cell>
          <table:table-cell office:value-type="float" office:value="284" table:style-name="ce16">
            <text:p><text:s/>284<text:s/></text:p>
          </table:table-cell>
          <table:table-cell office:value-type="float" office:value="1025" table:style-name="ce16">
            <text:p><text:s/>1,025<text:s/></text:p>
          </table:table-cell>
          <table:table-cell office:value-type="float" office:value="11975" table:style-name="ce18">
            <text:p><text:s/>11,975<text:s/></text:p>
          </table:table-cell>
          <table:table-cell office:value-type="float" office:value="13.410526315789474" table:style-name="ce15">
            <text:p><text:s/>13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5.117647058823529" table:style-name="ce16">
            <text:p><text:s/>5<text:s/></text:p>
          </table:table-cell>
          <table:table-cell office:value-type="float" office:value="0.36" table:style-name="ce16">
            <text:p><text:s/>0<text:s/></text:p>
          </table:table-cell>
          <table:table-cell office:value-type="float" office:value="21.06451612903226" table:style-name="ce16">
            <text:p><text:s/>21<text:s/></text:p>
          </table:table-cell>
          <table:table-cell office:value-type="float" office:value="3.305569493226292" table:style-name="ce16">
            <text:p><text:s/>3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27.917161324363541" table:style-name="ce16">
            <text:p><text:s/>2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.7844522968197882" table:style-name="ce17">
            <text:p><text:s/>7<text:s/></text:p>
          </table:table-cell>
          <table:table-cell office:value-type="float" office:value="5.154929577464789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05661795407098" table:style-name="ce18">
            <text:p><text:s/>19<text:s/></text:p>
          </table:table-cell>
          <table:table-cell office:value-type="float" office:value="1383103" table:style-name="ce19">
            <text:p><text:s/>1,383,103<text:s/></text:p>
          </table:table-cell>
          <table:table-cell office:value-type="float" office:value="306491" table:style-name="ce16">
            <text:p><text:s/>306,491<text:s/></text:p>
          </table:table-cell>
          <table:table-cell table:style-name="ce16"/>
          <table:table-cell office:value-type="float" office:value="56196" table:style-name="ce16">
            <text:p><text:s/>56,196<text:s/></text:p>
          </table:table-cell>
          <table:table-cell office:value-type="float" office:value="21008" table:style-name="ce16">
            <text:p><text:s/>21,008<text:s/></text:p>
          </table:table-cell>
          <table:table-cell office:value-type="float" office:value="105768" table:style-name="ce16">
            <text:p><text:s/>105,768<text:s/></text:p>
          </table:table-cell>
          <table:table-cell office:value-type="float" office:value="9965" table:style-name="ce16">
            <text:p><text:s/>9,965<text:s/></text:p>
          </table:table-cell>
          <table:table-cell office:value-type="float" office:value="30434" table:style-name="ce16">
            <text:p><text:s/>30,434<text:s/></text:p>
          </table:table-cell>
          <table:table-cell office:value-type="float" office:value="50284844" table:style-name="ce16">
            <text:p><text:s/>50,284,844<text:s/></text:p>
          </table:table-cell>
          <table:table-cell office:value-type="float" office:value="31908" table:style-name="ce16">
            <text:p><text:s/>31,908<text:s/></text:p>
          </table:table-cell>
          <table:table-cell office:value-type="float" office:value="43846936" table:style-name="ce17">
            <text:p><text:s/>43,846,936<text:s/></text:p>
          </table:table-cell>
          <table:table-cell office:value-type="float" office:value="1034994" table:style-name="ce16">
            <text:p><text:s/>1,034,994<text:s/></text:p>
          </table:table-cell>
          <table:table-cell office:value-type="float" office:value="17531" table:style-name="ce16">
            <text:p><text:s/>17,531<text:s/></text:p>
          </table:table-cell>
          <table:table-cell office:value-type="float" office:value="97129178" table:style-name="ce16">
            <text:p><text:s/>97,129,17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7" table:style-name="ce9">
            <text:p>1707</text:p>
          </table:table-cell>
          <table:table-cell office:value-type="float" office:value="79" table:style-name="ce15">
            <text:p><text:s/>79<text:s/></text:p>
          </table:table-cell>
          <table:table-cell table:number-columns-repeated="2" table:style-name="ce16"/>
          <table:table-cell office:value-type="float" office:value="23" table:style-name="ce16">
            <text:p><text:s/>23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81" table:style-name="ce16">
            <text:p><text:s/>81<text:s/></text:p>
          </table:table-cell>
          <table:table-cell office:value-type="float" office:value="1457" table:style-name="ce16">
            <text:p><text:s/>1,457<text:s/></text:p>
          </table:table-cell>
          <table:table-cell table:style-name="ce16"/>
          <table:table-cell office:value-type="float" office:value="7936" table:style-name="ce16">
            <text:p><text:s/>7,936<text:s/></text:p>
          </table:table-cell>
          <table:table-cell office:value-type="float" office:value="227" table:style-name="ce16">
            <text:p><text:s/>227<text:s/></text:p>
          </table:table-cell>
          <table:table-cell office:value-type="float" office:value="829" table:style-name="ce17">
            <text:p><text:s/>829<text:s/></text:p>
          </table:table-cell>
          <table:table-cell office:value-type="float" office:value="289" table:style-name="ce16">
            <text:p><text:s/>289<text:s/></text:p>
          </table:table-cell>
          <table:table-cell office:value-type="float" office:value="1084" table:style-name="ce16">
            <text:p><text:s/>1,084<text:s/></text:p>
          </table:table-cell>
          <table:table-cell office:value-type="float" office:value="12018" table:style-name="ce18">
            <text:p><text:s/>12,018<text:s/></text:p>
          </table:table-cell>
          <table:table-cell office:value-type="float" office:value="12.898734177215189" table:style-name="ce15">
            <text:p><text:s/>13<text:s/></text:p>
          </table:table-cell>
          <table:table-cell table:number-columns-repeated="2" table:style-name="ce16"/>
          <table:table-cell office:value-type="float" office:value="19.217391304347824" table:style-name="ce16">
            <text:p><text:s/>19<text:s/></text:p>
          </table:table-cell>
          <table:table-cell office:value-type="float" office:value="0.30769230769230771" table:style-name="ce16">
            <text:p><text:s/>0<text:s/></text:p>
          </table:table-cell>
          <table:table-cell office:value-type="float" office:value="22.987654320987655" table:style-name="ce16">
            <text:p><text:s/>23<text:s/></text:p>
          </table:table-cell>
          <table:table-cell office:value-type="float" office:value="1.5936856554564174" table:style-name="ce16">
            <text:p><text:s/>2<text:s/></text:p>
          </table:table-cell>
          <table:table-cell table:style-name="ce16"/>
          <table:table-cell office:value-type="float" office:value="29.43686995967742" table:style-name="ce16">
            <text:p><text:s/>29<text:s/></text:p>
          </table:table-cell>
          <table:table-cell office:value-type="float" office:value="8.8105726872246704E-3" table:style-name="ce16">
            <text:p><text:s/>0<text:s/></text:p>
          </table:table-cell>
          <table:table-cell office:value-type="float" office:value="4.6948130277442699" table:style-name="ce17">
            <text:p><text:s/>5<text:s/></text:p>
          </table:table-cell>
          <table:table-cell office:value-type="float" office:value="5.2525951557093427" table:style-name="ce16">
            <text:p><text:s/>5<text:s/></text:p>
          </table:table-cell>
          <table:table-cell office:value-type="float" office:value="9.225092250922509E-4" table:style-name="ce16">
            <text:p><text:s/>0<text:s/></text:p>
          </table:table-cell>
          <table:table-cell office:value-type="float" office:value="20.358878349142952" table:style-name="ce18">
            <text:p><text:s/>20<text:s/></text:p>
          </table:table-cell>
          <table:table-cell office:value-type="float" office:value="980260" table:style-name="ce19">
            <text:p><text:s/>980,260<text:s/></text:p>
          </table:table-cell>
          <table:table-cell table:number-columns-repeated="2" table:style-name="ce16"/>
          <table:table-cell office:value-type="float" office:value="299549" table:style-name="ce16">
            <text:p><text:s/>299,549<text:s/></text:p>
          </table:table-cell>
          <table:table-cell office:value-type="float" office:value="7474" table:style-name="ce16">
            <text:p><text:s/>7,474<text:s/></text:p>
          </table:table-cell>
          <table:table-cell office:value-type="float" office:value="149913" table:style-name="ce16">
            <text:p><text:s/>149,913<text:s/></text:p>
          </table:table-cell>
          <table:table-cell office:value-type="float" office:value="7285" table:style-name="ce16">
            <text:p><text:s/>7,285<text:s/></text:p>
          </table:table-cell>
          <table:table-cell table:style-name="ce16"/>
          <table:table-cell office:value-type="float" office:value="59845490" table:style-name="ce16">
            <text:p><text:s/>59,845,490<text:s/></text:p>
          </table:table-cell>
          <table:table-cell office:value-type="float" office:value="638672" table:style-name="ce16">
            <text:p><text:s/>638,672<text:s/></text:p>
          </table:table-cell>
          <table:table-cell office:value-type="float" office:value="39543824" table:style-name="ce17">
            <text:p><text:s/>39,543,824<text:s/></text:p>
          </table:table-cell>
          <table:table-cell office:value-type="float" office:value="1021889" table:style-name="ce16">
            <text:p><text:s/>1,021,889<text:s/></text:p>
          </table:table-cell>
          <table:table-cell office:value-type="float" office:value="21648" table:style-name="ce16">
            <text:p><text:s/>21,648<text:s/></text:p>
          </table:table-cell>
          <table:table-cell office:value-type="float" office:value="102516004" table:style-name="ce16">
            <text:p><text:s/>102,516,00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8" table:style-name="ce9">
            <text:p>1708</text:p>
          </table:table-cell>
          <table:table-cell office:value-type="float" office:value="100" table:style-name="ce15">
            <text:p><text:s/>100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45" table:style-name="ce16">
            <text:p><text:s/>45<text:s/></text:p>
          </table:table-cell>
          <table:table-cell office:value-type="float" office:value="26" table:style-name="ce16">
            <text:p><text:s/>26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2250" table:style-name="ce16">
            <text:p><text:s/>2,25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686" table:style-name="ce16">
            <text:p><text:s/>8,686<text:s/></text:p>
          </table:table-cell>
          <table:table-cell office:value-type="float" office:value="455" table:style-name="ce16">
            <text:p><text:s/>455<text:s/></text:p>
          </table:table-cell>
          <table:table-cell office:value-type="float" office:value="900" table:style-name="ce17">
            <text:p><text:s/>900<text:s/></text:p>
          </table:table-cell>
          <table:table-cell office:value-type="float" office:value="272" table:style-name="ce16">
            <text:p><text:s/>272<text:s/></text:p>
          </table:table-cell>
          <table:table-cell office:value-type="float" office:value="1131" table:style-name="ce16">
            <text:p><text:s/>1,131<text:s/></text:p>
          </table:table-cell>
          <table:table-cell office:value-type="float" office:value="13968" table:style-name="ce18">
            <text:p><text:s/>13,968<text:s/></text:p>
          </table:table-cell>
          <table:table-cell office:value-type="float" office:value="12.85" table:style-name="ce15">
            <text:p><text:s/>13<text:s/></text:p>
          </table:table-cell>
          <table:table-cell office:value-type="float" office:value="6.625" table:style-name="ce16">
            <text:p><text:s/>7<text:s/></text:p>
          </table:table-cell>
          <table:table-cell table:style-name="ce16"/>
          <table:table-cell office:value-type="float" office:value="29.511111111111113" table:style-name="ce16">
            <text:p><text:s/>30<text:s/></text:p>
          </table:table-cell>
          <table:table-cell office:value-type="float" office:value="0.23076923076923078" table:style-name="ce16">
            <text:p><text:s/>0<text:s/></text:p>
          </table:table-cell>
          <table:table-cell office:value-type="float" office:value="29.333333333333332" table:style-name="ce16">
            <text:p><text:s/>29<text:s/></text:p>
          </table:table-cell>
          <table:table-cell office:value-type="float" office:value="1.716" table:style-name="ce16">
            <text:p><text:s/>2<text:s/></text:p>
          </table:table-cell>
          <table:table-cell office:value-type="float" office:value="8.5" table:style-name="ce16">
            <text:p><text:s/>9<text:s/></text:p>
          </table:table-cell>
          <table:table-cell office:value-type="float" office:value="27.173727837900071" table:style-name="ce16">
            <text:p><text:s/>27<text:s/></text:p>
          </table:table-cell>
          <table:table-cell office:value-type="float" office:value="6.5934065934065934E-3" table:style-name="ce16">
            <text:p><text:s/>0<text:s/></text:p>
          </table:table-cell>
          <table:table-cell office:value-type="float" office:value="4.8600000000000003" table:style-name="ce17">
            <text:p><text:s/>5<text:s/></text:p>
          </table:table-cell>
          <table:table-cell office:value-type="float" office:value="5.1617647058823533" table:style-name="ce16">
            <text:p><text:s/>5<text:s/></text:p>
          </table:table-cell>
          <table:table-cell office:value-type="float" office:value="1.4146772767462422E-2" table:style-name="ce16">
            <text:p><text:s/>0<text:s/></text:p>
          </table:table-cell>
          <table:table-cell office:value-type="float" office:value="17.977233676975946" table:style-name="ce18">
            <text:p><text:s/>18<text:s/></text:p>
          </table:table-cell>
          <table:table-cell office:value-type="float" office:value="1880786" table:style-name="ce19">
            <text:p><text:s/>1,880,786<text:s/></text:p>
          </table:table-cell>
          <table:table-cell office:value-type="float" office:value="89912" table:style-name="ce16">
            <text:p><text:s/>89,912<text:s/></text:p>
          </table:table-cell>
          <table:table-cell table:style-name="ce16"/>
          <table:table-cell office:value-type="float" office:value="1897382" table:style-name="ce16">
            <text:p><text:s/>1,897,382<text:s/></text:p>
          </table:table-cell>
          <table:table-cell office:value-type="float" office:value="19267" table:style-name="ce16">
            <text:p><text:s/>19,267<text:s/></text:p>
          </table:table-cell>
          <table:table-cell office:value-type="float" office:value="166014" table:style-name="ce16">
            <text:p><text:s/>166,014<text:s/></text:p>
          </table:table-cell>
          <table:table-cell office:value-type="float" office:value="11250" table:style-name="ce16">
            <text:p><text:s/>11,250<text:s/></text:p>
          </table:table-cell>
          <table:table-cell office:value-type="float" office:value="15659" table:style-name="ce16">
            <text:p><text:s/>15,659<text:s/></text:p>
          </table:table-cell>
          <table:table-cell office:value-type="float" office:value="69354863" table:style-name="ce16">
            <text:p><text:s/>69,354,863<text:s/></text:p>
          </table:table-cell>
          <table:table-cell office:value-type="float" office:value="2936643" table:style-name="ce16">
            <text:p><text:s/>2,936,643<text:s/></text:p>
          </table:table-cell>
          <table:table-cell office:value-type="float" office:value="42897838" table:style-name="ce17">
            <text:p><text:s/>42,897,838<text:s/></text:p>
          </table:table-cell>
          <table:table-cell office:value-type="float" office:value="952319" table:style-name="ce16">
            <text:p><text:s/>952,319<text:s/></text:p>
          </table:table-cell>
          <table:table-cell office:value-type="float" office:value="31308" table:style-name="ce16">
            <text:p><text:s/>31,308<text:s/></text:p>
          </table:table-cell>
          <table:table-cell office:value-type="float" office:value="120253241" table:style-name="ce16">
            <text:p><text:s/>120,253,24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09" table:style-name="ce9">
            <text:p>1709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71" table:style-name="ce16">
            <text:p><text:s/>71<text:s/></text:p>
          </table:table-cell>
          <table:table-cell office:value-type="float" office:value="2115" table:style-name="ce16">
            <text:p><text:s/>2,11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595" table:style-name="ce16">
            <text:p><text:s/>7,595<text:s/></text:p>
          </table:table-cell>
          <table:table-cell office:value-type="float" office:value="68" table:style-name="ce16">
            <text:p><text:s/>68<text:s/></text:p>
          </table:table-cell>
          <table:table-cell office:value-type="float" office:value="664" table:style-name="ce17">
            <text:p><text:s/>664<text:s/></text:p>
          </table:table-cell>
          <table:table-cell office:value-type="float" office:value="277" table:style-name="ce16">
            <text:p><text:s/>277<text:s/></text:p>
          </table:table-cell>
          <table:table-cell office:value-type="float" office:value="1044" table:style-name="ce16">
            <text:p><text:s/>1,044<text:s/></text:p>
          </table:table-cell>
          <table:table-cell office:value-type="float" office:value="11971" table:style-name="ce18">
            <text:p><text:s/>11,971<text:s/></text:p>
          </table:table-cell>
          <table:table-cell office:value-type="float" office:value="12.613636363636363" table:style-name="ce15">
            <text:p><text:s/>13<text:s/></text:p>
          </table:table-cell>
          <table:table-cell office:value-type="float" office:value="4.8571428571428568" table:style-name="ce16">
            <text:p><text:s/>5<text:s/></text:p>
          </table:table-cell>
          <table:table-cell table:style-name="ce16"/>
          <table:table-cell office:value-type="float" office:value="5.125" table:style-name="ce16">
            <text:p><text:s/>5<text:s/></text:p>
          </table:table-cell>
          <table:table-cell office:value-type="float" office:value="0.16666666666666666" table:style-name="ce16">
            <text:p><text:s/>0<text:s/></text:p>
          </table:table-cell>
          <table:table-cell office:value-type="float" office:value="24.619718309859156" table:style-name="ce16">
            <text:p><text:s/>25<text:s/></text:p>
          </table:table-cell>
          <table:table-cell office:value-type="float" office:value="1.8340425531914895" table:style-name="ce16">
            <text:p><text:s/>2<text:s/></text:p>
          </table:table-cell>
          <table:table-cell office:value-type="float" office:value="21.2" table:style-name="ce16">
            <text:p><text:s/>21<text:s/></text:p>
          </table:table-cell>
          <table:table-cell office:value-type="float" office:value="28.142462146148784" table:style-name="ce16">
            <text:p><text:s/>28<text:s/></text:p>
          </table:table-cell>
          <table:table-cell office:value-type="float" office:value="0.11764705882352941" table:style-name="ce16">
            <text:p><text:s/>0<text:s/></text:p>
          </table:table-cell>
          <table:table-cell office:value-type="float" office:value="3.7831325301204819" table:style-name="ce17">
            <text:p><text:s/>4<text:s/></text:p>
          </table:table-cell>
          <table:table-cell office:value-type="float" office:value="5.3212996389891698" table:style-name="ce16">
            <text:p><text:s/>5<text:s/></text:p>
          </table:table-cell>
          <table:table-cell office:value-type="float" office:value="9.5785440613026815E-4" table:style-name="ce16">
            <text:p><text:s/>0<text:s/></text:p>
          </table:table-cell>
          <table:table-cell office:value-type="float" office:value="18.776376242586249" table:style-name="ce18">
            <text:p><text:s/>19<text:s/></text:p>
          </table:table-cell>
          <table:table-cell office:value-type="float" office:value="1310621" table:style-name="ce19">
            <text:p><text:s/>1,310,621<text:s/></text:p>
          </table:table-cell>
          <table:table-cell office:value-type="float" office:value="351447" table:style-name="ce16">
            <text:p><text:s/>351,447<text:s/></text:p>
          </table:table-cell>
          <table:table-cell table:style-name="ce16"/>
          <table:table-cell office:value-type="float" office:value="61962" table:style-name="ce16">
            <text:p><text:s/>61,962<text:s/></text:p>
          </table:table-cell>
          <table:table-cell office:value-type="float" office:value="5327" table:style-name="ce16">
            <text:p><text:s/>5,327<text:s/></text:p>
          </table:table-cell>
          <table:table-cell office:value-type="float" office:value="128005" table:style-name="ce16">
            <text:p><text:s/>128,005<text:s/></text:p>
          </table:table-cell>
          <table:table-cell office:value-type="float" office:value="10575" table:style-name="ce16">
            <text:p><text:s/>10,575<text:s/></text:p>
          </table:table-cell>
          <table:table-cell office:value-type="float" office:value="54190" table:style-name="ce16">
            <text:p><text:s/>54,190<text:s/></text:p>
          </table:table-cell>
          <table:table-cell office:value-type="float" office:value="57590060" table:style-name="ce16">
            <text:p><text:s/>57,590,060<text:s/></text:p>
          </table:table-cell>
          <table:table-cell office:value-type="float" office:value="858" table:style-name="ce16">
            <text:p><text:s/>858<text:s/></text:p>
          </table:table-cell>
          <table:table-cell office:value-type="float" office:value="27003400" table:style-name="ce17">
            <text:p><text:s/>27,003,400<text:s/></text:p>
          </table:table-cell>
          <table:table-cell office:value-type="float" office:value="989293" table:style-name="ce16">
            <text:p><text:s/>989,293<text:s/></text:p>
          </table:table-cell>
          <table:table-cell office:value-type="float" office:value="31107" table:style-name="ce16">
            <text:p><text:s/>31,107<text:s/></text:p>
          </table:table-cell>
          <table:table-cell office:value-type="float" office:value="87536845" table:style-name="ce16">
            <text:p><text:s/>87,536,84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0" table:style-name="ce9">
            <text:p>1710</text:p>
          </table:table-cell>
          <table:table-cell office:value-type="float" office:value="81" table:style-name="ce15">
            <text:p><text:s/>81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12" table:style-name="ce16">
            <text:p><text:s/>12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91" table:style-name="ce16">
            <text:p><text:s/>91<text:s/></text:p>
          </table:table-cell>
          <table:table-cell office:value-type="float" office:value="2166" table:style-name="ce16">
            <text:p><text:s/>2,166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360" table:style-name="ce16">
            <text:p><text:s/>8,360<text:s/></text:p>
          </table:table-cell>
          <table:table-cell office:value-type="float" office:value="40" table:style-name="ce16">
            <text:p><text:s/>40<text:s/></text:p>
          </table:table-cell>
          <table:table-cell office:value-type="float" office:value="848" table:style-name="ce17">
            <text:p><text:s/>848<text:s/></text:p>
          </table:table-cell>
          <table:table-cell office:value-type="float" office:value="299" table:style-name="ce16">
            <text:p><text:s/>299<text:s/></text:p>
          </table:table-cell>
          <table:table-cell office:value-type="float" office:value="1064" table:style-name="ce16">
            <text:p><text:s/>1,064<text:s/></text:p>
          </table:table-cell>
          <table:table-cell office:value-type="float" office:value="12980" table:style-name="ce18">
            <text:p><text:s/>12,980<text:s/></text:p>
          </table:table-cell>
          <table:table-cell office:value-type="float" office:value="13.802469135802468" table:style-name="ce15">
            <text:p><text:s/>14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3.5" table:style-name="ce16">
            <text:p><text:s/>4<text:s/></text:p>
          </table:table-cell>
          <table:table-cell office:value-type="float" office:value="7.1428571428571425E-2" table:style-name="ce16">
            <text:p><text:s/>0<text:s/></text:p>
          </table:table-cell>
          <table:table-cell office:value-type="float" office:value="25.494505494505493" table:style-name="ce16">
            <text:p><text:s/>25<text:s/></text:p>
          </table:table-cell>
          <table:table-cell office:value-type="float" office:value="4.4367497691597411" table:style-name="ce16">
            <text:p><text:s/>4<text:s/></text:p>
          </table:table-cell>
          <table:table-cell office:value-type="float" office:value="47.75" table:style-name="ce16">
            <text:p><text:s/>48<text:s/></text:p>
          </table:table-cell>
          <table:table-cell office:value-type="float" office:value="26.240909090909092" table:style-name="ce16">
            <text:p><text:s/>26<text:s/></text:p>
          </table:table-cell>
          <table:table-cell office:value-type="float" office:value="0.625" table:style-name="ce16">
            <text:p><text:s/>1<text:s/></text:p>
          </table:table-cell>
          <table:table-cell office:value-type="float" office:value="4.5636792452830193" table:style-name="ce17">
            <text:p><text:s/>5<text:s/></text:p>
          </table:table-cell>
          <table:table-cell office:value-type="float" office:value="5.1672240802675589" table:style-name="ce16">
            <text:p><text:s/>5<text:s/></text:p>
          </table:table-cell>
          <table:table-cell office:value-type="float" office:value="1.2218045112781954E-2" table:style-name="ce16">
            <text:p><text:s/>0<text:s/></text:p>
          </table:table-cell>
          <table:table-cell office:value-type="float" office:value="18.344838212634823" table:style-name="ce18">
            <text:p><text:s/>18<text:s/></text:p>
          </table:table-cell>
          <table:table-cell office:value-type="float" office:value="1149809" table:style-name="ce19">
            <text:p><text:s/>1,149,809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68265" table:style-name="ce16">
            <text:p><text:s/>68,265<text:s/></text:p>
          </table:table-cell>
          <table:table-cell office:value-type="float" office:value="11375" table:style-name="ce16">
            <text:p><text:s/>11,375<text:s/></text:p>
          </table:table-cell>
          <table:table-cell office:value-type="float" office:value="142423" table:style-name="ce16">
            <text:p><text:s/>142,423<text:s/></text:p>
          </table:table-cell>
          <table:table-cell office:value-type="float" office:value="10830" table:style-name="ce16">
            <text:p><text:s/>10,830<text:s/></text:p>
          </table:table-cell>
          <table:table-cell office:value-type="float" office:value="101494" table:style-name="ce16">
            <text:p><text:s/>101,494<text:s/></text:p>
          </table:table-cell>
          <table:table-cell office:value-type="float" office:value="51264877" table:style-name="ce16">
            <text:p><text:s/>51,264,877<text:s/></text:p>
          </table:table-cell>
          <table:table-cell office:value-type="float" office:value="205769" table:style-name="ce16">
            <text:p><text:s/>205,769<text:s/></text:p>
          </table:table-cell>
          <table:table-cell office:value-type="float" office:value="46544421" table:style-name="ce17">
            <text:p><text:s/>46,544,421<text:s/></text:p>
          </table:table-cell>
          <table:table-cell office:value-type="float" office:value="977068" table:style-name="ce16">
            <text:p><text:s/>977,068<text:s/></text:p>
          </table:table-cell>
          <table:table-cell office:value-type="float" office:value="18120" table:style-name="ce16">
            <text:p><text:s/>18,120<text:s/></text:p>
          </table:table-cell>
          <table:table-cell office:value-type="float" office:value="100505690" table:style-name="ce16">
            <text:p><text:s/>100,505,69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1" table:style-name="ce9">
            <text:p>1711</text:p>
          </table:table-cell>
          <table:table-cell office:value-type="float" office:value="120" table:style-name="ce15">
            <text:p><text:s/>120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5" table:style-name="ce16">
            <text:p><text:s/>15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97" table:style-name="ce16">
            <text:p><text:s/>97<text:s/></text:p>
          </table:table-cell>
          <table:table-cell office:value-type="float" office:value="1950" table:style-name="ce16">
            <text:p><text:s/>1,950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7243" table:style-name="ce16">
            <text:p><text:s/>7,243<text:s/></text:p>
          </table:table-cell>
          <table:table-cell office:value-type="float" office:value="183" table:style-name="ce16">
            <text:p><text:s/>183<text:s/></text:p>
          </table:table-cell>
          <table:table-cell office:value-type="float" office:value="734" table:style-name="ce17">
            <text:p><text:s/>734<text:s/></text:p>
          </table:table-cell>
          <table:table-cell office:value-type="float" office:value="275" table:style-name="ce16">
            <text:p><text:s/>275<text:s/></text:p>
          </table:table-cell>
          <table:table-cell office:value-type="float" office:value="1023" table:style-name="ce16">
            <text:p><text:s/>1,023<text:s/></text:p>
          </table:table-cell>
          <table:table-cell office:value-type="float" office:value="11673" table:style-name="ce18">
            <text:p><text:s/>11,673<text:s/></text:p>
          </table:table-cell>
          <table:table-cell office:value-type="float" office:value="12.95" table:style-name="ce15">
            <text:p><text:s/>13<text:s/></text:p>
          </table:table-cell>
          <table:table-cell office:value-type="float" office:value="4.1428571428571432" table:style-name="ce16">
            <text:p><text:s/>4<text:s/></text:p>
          </table:table-cell>
          <table:table-cell table:style-name="ce16"/>
          <table:table-cell office:value-type="float" office:value="4.5333333333333332" table:style-name="ce16">
            <text:p><text:s/>5<text:s/></text:p>
          </table:table-cell>
          <table:table-cell office:value-type="float" office:value="0.34782608695652173" table:style-name="ce16">
            <text:p><text:s/>0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2.4866666666666668" table:style-name="ce16">
            <text:p><text:s/>2<text:s/></text:p>
          </table:table-cell>
          <table:table-cell office:value-type="float" office:value="9.6666666666666661" table:style-name="ce16">
            <text:p><text:s/>10<text:s/></text:p>
          </table:table-cell>
          <table:table-cell office:value-type="float" office:value="28.646417230429382" table:style-name="ce16">
            <text:p><text:s/>29<text:s/></text:p>
          </table:table-cell>
          <table:table-cell office:value-type="float" office:value="0.10382513661202186" table:style-name="ce16">
            <text:p><text:s/>0<text:s/></text:p>
          </table:table-cell>
          <table:table-cell office:value-type="float" office:value="6.0340599455040875" table:style-name="ce17">
            <text:p><text:s/>6<text:s/></text:p>
          </table:table-cell>
          <table:table-cell office:value-type="float" office:value="5.2981818181818179" table:style-name="ce16">
            <text:p><text:s/>5<text:s/></text:p>
          </table:table-cell>
          <table:table-cell office:value-type="float" office:value="4.8875855327468231E-3" table:style-name="ce16">
            <text:p><text:s/>0<text:s/></text:p>
          </table:table-cell>
          <table:table-cell office:value-type="float" office:value="19.032296753191126" table:style-name="ce18">
            <text:p><text:s/>19<text:s/></text:p>
          </table:table-cell>
          <table:table-cell office:value-type="float" office:value="1976494" table:style-name="ce19">
            <text:p><text:s/>1,976,494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477340" table:style-name="ce16">
            <text:p><text:s/>477,340<text:s/></text:p>
          </table:table-cell>
          <table:table-cell office:value-type="float" office:value="14143" table:style-name="ce16">
            <text:p><text:s/>14,143<text:s/></text:p>
          </table:table-cell>
          <table:table-cell office:value-type="float" office:value="176932" table:style-name="ce16">
            <text:p><text:s/>176,932<text:s/></text:p>
          </table:table-cell>
          <table:table-cell office:value-type="float" office:value="9750" table:style-name="ce16">
            <text:p><text:s/>9,750<text:s/></text:p>
          </table:table-cell>
          <table:table-cell office:value-type="float" office:value="11794" table:style-name="ce16">
            <text:p><text:s/>11,794<text:s/></text:p>
          </table:table-cell>
          <table:table-cell office:value-type="float" office:value="55847168" table:style-name="ce16">
            <text:p><text:s/>55,847,168<text:s/></text:p>
          </table:table-cell>
          <table:table-cell office:value-type="float" office:value="1510573" table:style-name="ce16">
            <text:p><text:s/>1,510,573<text:s/></text:p>
          </table:table-cell>
          <table:table-cell office:value-type="float" office:value="42035764" table:style-name="ce17">
            <text:p><text:s/>42,035,764<text:s/></text:p>
          </table:table-cell>
          <table:table-cell office:value-type="float" office:value="931860" table:style-name="ce16">
            <text:p><text:s/>931,860<text:s/></text:p>
          </table:table-cell>
          <table:table-cell office:value-type="float" office:value="18066" table:style-name="ce16">
            <text:p><text:s/>18,066<text:s/></text:p>
          </table:table-cell>
          <table:table-cell office:value-type="float" office:value="103293897" table:style-name="ce16">
            <text:p><text:s/>103,293,89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2" table:style-name="ce9">
            <text:p>1712</text:p>
          </table:table-cell>
          <table:table-cell office:value-type="float" office:value="99" table:style-name="ce15">
            <text:p><text:s/>99<text:s/></text:p>
          </table:table-cell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42" table:style-name="ce16">
            <text:p><text:s/>42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90" table:style-name="ce16">
            <text:p><text:s/>90<text:s/></text:p>
          </table:table-cell>
          <table:table-cell office:value-type="float" office:value="1731" table:style-name="ce16">
            <text:p><text:s/>1,73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163" table:style-name="ce16">
            <text:p><text:s/>8,163<text:s/></text:p>
          </table:table-cell>
          <table:table-cell office:value-type="float" office:value="366" table:style-name="ce16">
            <text:p><text:s/>366<text:s/></text:p>
          </table:table-cell>
          <table:table-cell office:value-type="float" office:value="705" table:style-name="ce17">
            <text:p><text:s/>705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1104" table:style-name="ce16">
            <text:p><text:s/>1,104<text:s/></text:p>
          </table:table-cell>
          <table:table-cell office:value-type="float" office:value="12661" table:style-name="ce18">
            <text:p><text:s/>12,661<text:s/></text:p>
          </table:table-cell>
          <table:table-cell office:value-type="float" office:value="12.414141414141413" table:style-name="ce15">
            <text:p><text:s/>12<text:s/></text:p>
          </table:table-cell>
          <table:table-cell office:value-type="float" office:value="11.227272727272727" table:style-name="ce16">
            <text:p><text:s/>11<text:s/></text:p>
          </table:table-cell>
          <table:table-cell table:style-name="ce16"/>
          <table:table-cell office:value-type="float" office:value="12.761904761904763" table:style-name="ce16">
            <text:p><text:s/>13<text:s/></text:p>
          </table:table-cell>
          <table:table-cell office:value-type="float" office:value="0.26666666666666666" table:style-name="ce16">
            <text:p><text:s/>0<text:s/></text:p>
          </table:table-cell>
          <table:table-cell office:value-type="float" office:value="30.333333333333332" table:style-name="ce16">
            <text:p><text:s/>30<text:s/></text:p>
          </table:table-cell>
          <table:table-cell office:value-type="float" office:value="2.2380127094165223" table:style-name="ce16">
            <text:p><text:s/>2<text:s/></text:p>
          </table:table-cell>
          <table:table-cell office:value-type="float" office:value="10.5" table:style-name="ce16">
            <text:p><text:s/>11<text:s/></text:p>
          </table:table-cell>
          <table:table-cell office:value-type="float" office:value="30.777410265833641" table:style-name="ce16">
            <text:p><text:s/>31<text:s/></text:p>
          </table:table-cell>
          <table:table-cell office:value-type="float" office:value="1.3661202185792349E-2" table:style-name="ce16">
            <text:p><text:s/>0<text:s/></text:p>
          </table:table-cell>
          <table:table-cell office:value-type="float" office:value="3.5617021276595744" table:style-name="ce17">
            <text:p><text:s/>4<text:s/></text:p>
          </table:table-cell>
          <table:table-cell office:value-type="float" office:value="5.2468750000000002" table:style-name="ce16">
            <text:p><text:s/>5<text:s/></text:p>
          </table:table-cell>
          <table:table-cell office:value-type="float" office:value="2.717391304347826E-3" table:style-name="ce16">
            <text:p><text:s/>0<text:s/></text:p>
          </table:table-cell>
          <table:table-cell office:value-type="float" office:value="20.859015875523259" table:style-name="ce18">
            <text:p><text:s/>21<text:s/></text:p>
          </table:table-cell>
          <table:table-cell office:value-type="float" office:value="1447045" table:style-name="ce19">
            <text:p><text:s/>1,447,045<text:s/></text:p>
          </table:table-cell>
          <table:table-cell office:value-type="float" office:value="1496253" table:style-name="ce16">
            <text:p><text:s/>1,496,253<text:s/></text:p>
          </table:table-cell>
          <table:table-cell table:style-name="ce16"/>
          <table:table-cell office:value-type="float" office:value="2037720" table:style-name="ce16">
            <text:p><text:s/>2,037,720<text:s/></text:p>
          </table:table-cell>
          <table:table-cell office:value-type="float" office:value="9453" table:style-name="ce16">
            <text:p><text:s/>9,453<text:s/></text:p>
          </table:table-cell>
          <table:table-cell office:value-type="float" office:value="173234" table:style-name="ce16">
            <text:p><text:s/>173,234<text:s/></text:p>
          </table:table-cell>
          <table:table-cell office:value-type="float" office:value="8655" table:style-name="ce16">
            <text:p><text:s/>8,655<text:s/></text:p>
          </table:table-cell>
          <table:table-cell office:value-type="float" office:value="9900" table:style-name="ce16">
            <text:p><text:s/>9,900<text:s/></text:p>
          </table:table-cell>
          <table:table-cell office:value-type="float" office:value="63886641" table:style-name="ce16">
            <text:p><text:s/>63,886,641<text:s/></text:p>
          </table:table-cell>
          <table:table-cell office:value-type="float" office:value="2895231" table:style-name="ce16">
            <text:p><text:s/>2,895,231<text:s/></text:p>
          </table:table-cell>
          <table:table-cell office:value-type="float" office:value="31906695" table:style-name="ce17">
            <text:p><text:s/>31,906,695<text:s/></text:p>
          </table:table-cell>
          <table:table-cell office:value-type="float" office:value="1030841" table:style-name="ce16">
            <text:p><text:s/>1,030,841<text:s/></text:p>
          </table:table-cell>
          <table:table-cell office:value-type="float" office:value="21823" table:style-name="ce16">
            <text:p><text:s/>21,823<text:s/></text:p>
          </table:table-cell>
          <table:table-cell office:value-type="float" office:value="104923491" table:style-name="ce16">
            <text:p><text:s/>104,923,49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3" table:style-name="ce9">
            <text:p>1713</text:p>
          </table:table-cell>
          <table:table-cell office:value-type="float" office:value="118" table:style-name="ce15">
            <text:p><text:s/>118<text:s/></text:p>
          </table:table-cell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36" table:style-name="ce16">
            <text:p><text:s/>36<text:s/>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99" table:style-name="ce16">
            <text:p><text:s/>99<text:s/></text:p>
          </table:table-cell>
          <table:table-cell office:value-type="float" office:value="1869" table:style-name="ce16">
            <text:p><text:s/>1,86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146" table:style-name="ce16">
            <text:p><text:s/>8,146<text:s/></text:p>
          </table:table-cell>
          <table:table-cell office:value-type="float" office:value="198" table:style-name="ce16">
            <text:p><text:s/>198<text:s/></text:p>
          </table:table-cell>
          <table:table-cell office:value-type="float" office:value="1089" table:style-name="ce17">
            <text:p><text:s/>1,089<text:s/></text:p>
          </table:table-cell>
          <table:table-cell office:value-type="float" office:value="328" table:style-name="ce16">
            <text:p><text:s/>328<text:s/></text:p>
          </table:table-cell>
          <table:table-cell office:value-type="float" office:value="1144" table:style-name="ce16">
            <text:p><text:s/>1,144<text:s/></text:p>
          </table:table-cell>
          <table:table-cell office:value-type="float" office:value="13065" table:style-name="ce18">
            <text:p><text:s/>13,065<text:s/></text:p>
          </table:table-cell>
          <table:table-cell office:value-type="float" office:value="11.881355932203389" table:style-name="ce15">
            <text:p><text:s/>12<text:s/></text:p>
          </table:table-cell>
          <table:table-cell office:value-type="float" office:value="5.625" table:style-name="ce16">
            <text:p><text:s/>6<text:s/></text:p>
          </table:table-cell>
          <table:table-cell table:style-name="ce16"/>
          <table:table-cell office:value-type="float" office:value="5.416666666666667" table:style-name="ce16">
            <text:p><text:s/>5<text:s/></text:p>
          </table:table-cell>
          <table:table-cell office:value-type="float" office:value="0.11764705882352941" table:style-name="ce16">
            <text:p><text:s/>0<text:s/></text:p>
          </table:table-cell>
          <table:table-cell office:value-type="float" office:value="29.787878787878789" table:style-name="ce16">
            <text:p><text:s/>30<text:s/></text:p>
          </table:table-cell>
          <table:table-cell office:value-type="float" office:value="1.4863563402889246" table:style-name="ce16">
            <text:p><text:s/>1<text:s/></text:p>
          </table:table-cell>
          <table:table-cell office:value-type="float" office:value="9.6" table:style-name="ce16">
            <text:p><text:s/>10<text:s/></text:p>
          </table:table-cell>
          <table:table-cell office:value-type="float" office:value="28.253744168917262" table:style-name="ce16">
            <text:p><text:s/>28<text:s/></text:p>
          </table:table-cell>
          <table:table-cell office:value-type="float" office:value="3.0303030303030304E-2" table:style-name="ce16">
            <text:p><text:s/>0<text:s/></text:p>
          </table:table-cell>
          <table:table-cell office:value-type="float" office:value="4.559228650137741" table:style-name="ce17">
            <text:p><text:s/>5<text:s/></text:p>
          </table:table-cell>
          <table:table-cell office:value-type="float" office:value="5.1036585365853657" table:style-name="ce16">
            <text:p><text:s/>5<text:s/></text:p>
          </table:table-cell>
          <table:table-cell office:value-type="float" office:value="6.993006993006993E-3" table:style-name="ce16">
            <text:p><text:s/>0<text:s/></text:p>
          </table:table-cell>
          <table:table-cell office:value-type="float" office:value="18.696670493685421" table:style-name="ce18">
            <text:p><text:s/>19<text:s/></text:p>
          </table:table-cell>
          <table:table-cell office:value-type="float" office:value="1568589" table:style-name="ce19">
            <text:p><text:s/>1,568,589<text:s/></text:p>
          </table:table-cell>
          <table:table-cell office:value-type="float" office:value="179824" table:style-name="ce16">
            <text:p><text:s/>179,824<text:s/></text:p>
          </table:table-cell>
          <table:table-cell table:style-name="ce16"/>
          <table:table-cell office:value-type="float" office:value="91503" table:style-name="ce16">
            <text:p><text:s/>91,503<text:s/></text:p>
          </table:table-cell>
          <table:table-cell office:value-type="float" office:value="14272" table:style-name="ce16">
            <text:p><text:s/>14,272<text:s/></text:p>
          </table:table-cell>
          <table:table-cell office:value-type="float" office:value="186140" table:style-name="ce16">
            <text:p><text:s/>186,140<text:s/></text:p>
          </table:table-cell>
          <table:table-cell office:value-type="float" office:value="9345" table:style-name="ce16">
            <text:p><text:s/>9,345<text:s/></text:p>
          </table:table-cell>
          <table:table-cell office:value-type="float" office:value="16192" table:style-name="ce16">
            <text:p><text:s/>16,192<text:s/></text:p>
          </table:table-cell>
          <table:table-cell office:value-type="float" office:value="65583799" table:style-name="ce16">
            <text:p><text:s/>65,583,799<text:s/></text:p>
          </table:table-cell>
          <table:table-cell office:value-type="float" office:value="1056680" table:style-name="ce16">
            <text:p><text:s/>1,056,680<text:s/></text:p>
          </table:table-cell>
          <table:table-cell office:value-type="float" office:value="55855117" table:style-name="ce17">
            <text:p><text:s/>55,855,117<text:s/></text:p>
          </table:table-cell>
          <table:table-cell office:value-type="float" office:value="1179925" table:style-name="ce16">
            <text:p><text:s/>1,179,925<text:s/></text:p>
          </table:table-cell>
          <table:table-cell office:value-type="float" office:value="28119" table:style-name="ce16">
            <text:p><text:s/>28,119<text:s/></text:p>
          </table:table-cell>
          <table:table-cell office:value-type="float" office:value="125769505" table:style-name="ce16">
            <text:p><text:s/>125,769,50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4" table:style-name="ce9">
            <text:p>1714</text:p>
          </table:table-cell>
          <table:table-cell office:value-type="float" office:value="89" table:style-name="ce15">
            <text:p><text:s/>8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79" table:style-name="ce16">
            <text:p><text:s/>79<text:s/></text:p>
          </table:table-cell>
          <table:table-cell office:value-type="float" office:value="1608" table:style-name="ce16">
            <text:p><text:s/>1,608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7503" table:style-name="ce16">
            <text:p><text:s/>7,503<text:s/></text:p>
          </table:table-cell>
          <table:table-cell office:value-type="float" office:value="34" table:style-name="ce16">
            <text:p><text:s/>34<text:s/></text:p>
          </table:table-cell>
          <table:table-cell office:value-type="float" office:value="734" table:style-name="ce17">
            <text:p><text:s/>734<text:s/></text:p>
          </table:table-cell>
          <table:table-cell office:value-type="float" office:value="298" table:style-name="ce16">
            <text:p><text:s/>298<text:s/></text:p>
          </table:table-cell>
          <table:table-cell office:value-type="float" office:value="950" table:style-name="ce16">
            <text:p><text:s/>950<text:s/></text:p>
          </table:table-cell>
          <table:table-cell office:value-type="float" office:value="11330" table:style-name="ce18">
            <text:p><text:s/>11,330<text:s/></text:p>
          </table:table-cell>
          <table:table-cell office:value-type="float" office:value="11.808988764044944" table:style-name="ce15">
            <text:p><text:s/>12<text:s/></text:p>
          </table:table-cell>
          <table:table-cell office:value-type="float" office:value="6.6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9285714285714288" table:style-name="ce16">
            <text:p><text:s/>5<text:s/></text:p>
          </table:table-cell>
          <table:table-cell office:value-type="float" office:value="0.15384615384615385" table:style-name="ce16">
            <text:p><text:s/>0<text:s/></text:p>
          </table:table-cell>
          <table:table-cell office:value-type="float" office:value="23.9873417721519" table:style-name="ce16">
            <text:p><text:s/>24<text:s/></text:p>
          </table:table-cell>
          <table:table-cell office:value-type="float" office:value="4.6840796019900495" table:style-name="ce16">
            <text:p><text:s/>5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27.194988671198189" table:style-name="ce16">
            <text:p><text:s/>2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4482288828337873" table:style-name="ce17">
            <text:p><text:s/>3<text:s/></text:p>
          </table:table-cell>
          <table:table-cell office:value-type="float" office:value="5.1778523489932882" table:style-name="ce16">
            <text:p><text:s/>5<text:s/></text:p>
          </table:table-cell>
          <table:table-cell office:value-type="float" office:value="0.4768421052631579" table:style-name="ce16">
            <text:p><text:s/>0<text:s/></text:p>
          </table:table-cell>
          <table:table-cell office:value-type="float" office:value="19.349426301853487" table:style-name="ce18">
            <text:p><text:s/>19<text:s/></text:p>
          </table:table-cell>
          <table:table-cell office:value-type="float" office:value="880509" table:style-name="ce19">
            <text:p><text:s/>880,509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6011" table:style-name="ce16">
            <text:p><text:s/>106,011<text:s/></text:p>
          </table:table-cell>
          <table:table-cell office:value-type="float" office:value="10640" table:style-name="ce16">
            <text:p><text:s/>10,640<text:s/></text:p>
          </table:table-cell>
          <table:table-cell office:value-type="float" office:value="163731" table:style-name="ce16">
            <text:p><text:s/>163,731<text:s/></text:p>
          </table:table-cell>
          <table:table-cell office:value-type="float" office:value="8040" table:style-name="ce16">
            <text:p><text:s/>8,040<text:s/></text:p>
          </table:table-cell>
          <table:table-cell office:value-type="float" office:value="34197" table:style-name="ce16">
            <text:p><text:s/>34,197<text:s/></text:p>
          </table:table-cell>
          <table:table-cell office:value-type="float" office:value="63109014" table:style-name="ce16">
            <text:p><text:s/>63,109,014<text:s/></text:p>
          </table:table-cell>
          <table:table-cell office:value-type="float" office:value="346466" table:style-name="ce16">
            <text:p><text:s/>346,466<text:s/></text:p>
          </table:table-cell>
          <table:table-cell office:value-type="float" office:value="31972273" table:style-name="ce17">
            <text:p><text:s/>31,972,273<text:s/></text:p>
          </table:table-cell>
          <table:table-cell office:value-type="float" office:value="1103875" table:style-name="ce16">
            <text:p><text:s/>1,103,875<text:s/></text:p>
          </table:table-cell>
          <table:table-cell office:value-type="float" office:value="1896825" table:style-name="ce16">
            <text:p><text:s/>1,896,825<text:s/></text:p>
          </table:table-cell>
          <table:table-cell office:value-type="float" office:value="99687776" table:style-name="ce16">
            <text:p><text:s/>99,687,77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5" table:style-name="ce9">
            <text:p>1715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51" table:style-name="ce16">
            <text:p><text:s/>51<text:s/></text:p>
          </table:table-cell>
          <table:table-cell table:style-name="ce16"/>
          <table:table-cell office:value-type="float" office:value="52" table:style-name="ce16">
            <text:p><text:s/>52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103" table:style-name="ce16">
            <text:p><text:s/>103<text:s/></text:p>
          </table:table-cell>
          <table:table-cell office:value-type="float" office:value="2070" table:style-name="ce16">
            <text:p><text:s/>2,070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8270" table:style-name="ce16">
            <text:p><text:s/>8,270<text:s/></text:p>
          </table:table-cell>
          <table:table-cell office:value-type="float" office:value="179" table:style-name="ce16">
            <text:p><text:s/>179<text:s/></text:p>
          </table:table-cell>
          <table:table-cell office:value-type="float" office:value="926" table:style-name="ce17">
            <text:p><text:s/>926<text:s/></text:p>
          </table:table-cell>
          <table:table-cell office:value-type="float" office:value="321" table:style-name="ce16">
            <text:p><text:s/>321<text:s/></text:p>
          </table:table-cell>
          <table:table-cell office:value-type="float" office:value="1117" table:style-name="ce16">
            <text:p><text:s/>1,117<text:s/></text:p>
          </table:table-cell>
          <table:table-cell office:value-type="float" office:value="13230" table:style-name="ce18">
            <text:p><text:s/>13,230<text:s/></text:p>
          </table:table-cell>
          <table:table-cell office:value-type="float" office:value="12.660550458715596" table:style-name="ce15">
            <text:p><text:s/>13<text:s/></text:p>
          </table:table-cell>
          <table:table-cell office:value-type="float" office:value="3.0980392156862746" table:style-name="ce16">
            <text:p><text:s/>3<text:s/></text:p>
          </table:table-cell>
          <table:table-cell table:style-name="ce16"/>
          <table:table-cell office:value-type="float" office:value="4.7115384615384617" table:style-name="ce16">
            <text:p><text:s/>5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18.019417475728154" table:style-name="ce16">
            <text:p><text:s/>18<text:s/></text:p>
          </table:table-cell>
          <table:table-cell office:value-type="float" office:value="3.0879227053140097" table:style-name="ce16">
            <text:p><text:s/>3<text:s/></text:p>
          </table:table-cell>
          <table:table-cell office:value-type="float" office:value="58.727272727272727" table:style-name="ce16">
            <text:p><text:s/>59<text:s/></text:p>
          </table:table-cell>
          <table:table-cell office:value-type="float" office:value="24.649455864570736" table:style-name="ce16">
            <text:p><text:s/>25<text:s/></text:p>
          </table:table-cell>
          <table:table-cell office:value-type="float" office:value="1.4301675977653632" table:style-name="ce16">
            <text:p><text:s/>1<text:s/></text:p>
          </table:table-cell>
          <table:table-cell office:value-type="float" office:value="4.4341252699784013" table:style-name="ce17">
            <text:p><text:s/>4<text:s/></text:p>
          </table:table-cell>
          <table:table-cell office:value-type="float" office:value="5.0716510903426792" table:style-name="ce16">
            <text:p><text:s/>5<text:s/></text:p>
          </table:table-cell>
          <table:table-cell office:value-type="float" office:value="8.057296329453895E-3" table:style-name="ce16">
            <text:p><text:s/>0<text:s/></text:p>
          </table:table-cell>
          <table:table-cell office:value-type="float" office:value="16.669236583522299" table:style-name="ce18">
            <text:p><text:s/>17<text:s/></text:p>
          </table:table-cell>
          <table:table-cell office:value-type="float" office:value="1458985" table:style-name="ce19">
            <text:p><text:s/>1,458,985<text:s/></text:p>
          </table:table-cell>
          <table:table-cell office:value-type="float" office:value="1224802" table:style-name="ce16">
            <text:p><text:s/>1,224,802<text:s/></text:p>
          </table:table-cell>
          <table:table-cell table:style-name="ce16"/>
          <table:table-cell office:value-type="float" office:value="1358996" table:style-name="ce16">
            <text:p><text:s/>1,358,996<text:s/></text:p>
          </table:table-cell>
          <table:table-cell office:value-type="float" office:value="16405" table:style-name="ce16">
            <text:p><text:s/>16,405<text:s/></text:p>
          </table:table-cell>
          <table:table-cell office:value-type="float" office:value="180896" table:style-name="ce16">
            <text:p><text:s/>180,896<text:s/></text:p>
          </table:table-cell>
          <table:table-cell office:value-type="float" office:value="10350" table:style-name="ce16">
            <text:p><text:s/>10,350<text:s/></text:p>
          </table:table-cell>
          <table:table-cell office:value-type="float" office:value="2797630" table:style-name="ce16">
            <text:p><text:s/>2,797,630<text:s/></text:p>
          </table:table-cell>
          <table:table-cell office:value-type="float" office:value="52044933" table:style-name="ce16">
            <text:p><text:s/>52,044,933<text:s/></text:p>
          </table:table-cell>
          <table:table-cell office:value-type="float" office:value="3923050" table:style-name="ce16">
            <text:p><text:s/>3,923,050<text:s/></text:p>
          </table:table-cell>
          <table:table-cell office:value-type="float" office:value="45556806" table:style-name="ce17">
            <text:p><text:s/>45,556,806<text:s/></text:p>
          </table:table-cell>
          <table:table-cell office:value-type="float" office:value="1122399" table:style-name="ce16">
            <text:p><text:s/>1,122,399<text:s/></text:p>
          </table:table-cell>
          <table:table-cell office:value-type="float" office:value="30883" table:style-name="ce16">
            <text:p><text:s/>30,883<text:s/></text:p>
          </table:table-cell>
          <table:table-cell office:value-type="float" office:value="109726135" table:style-name="ce16">
            <text:p><text:s/>109,726,13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6" table:style-name="ce9">
            <text:p>1716</text:p>
          </table:table-cell>
          <table:table-cell office:value-type="float" office:value="133" table:style-name="ce15">
            <text:p><text:s/>133<text:s/></text:p>
          </table:table-cell>
          <table:table-cell office:value-type="float" office:value="34" table:style-name="ce16">
            <text:p><text:s/>34<text:s/></text:p>
          </table:table-cell>
          <table:table-cell table:style-name="ce16"/>
          <table:table-cell office:value-type="float" office:value="44" table:style-name="ce16">
            <text:p><text:s/>44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95" table:style-name="ce16">
            <text:p><text:s/>95<text:s/></text:p>
          </table:table-cell>
          <table:table-cell office:value-type="float" office:value="2722" table:style-name="ce16">
            <text:p><text:s/>2,722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906" table:style-name="ce16">
            <text:p><text:s/>8,906<text:s/></text:p>
          </table:table-cell>
          <table:table-cell office:value-type="float" office:value="340" table:style-name="ce16">
            <text:p><text:s/>340<text:s/></text:p>
          </table:table-cell>
          <table:table-cell office:value-type="float" office:value="944" table:style-name="ce17">
            <text:p><text:s/>944<text:s/></text:p>
          </table:table-cell>
          <table:table-cell office:value-type="float" office:value="301" table:style-name="ce16">
            <text:p><text:s/>301<text:s/></text:p>
          </table:table-cell>
          <table:table-cell office:value-type="float" office:value="1140" table:style-name="ce16">
            <text:p><text:s/>1,140<text:s/></text:p>
          </table:table-cell>
          <table:table-cell office:value-type="float" office:value="14674" table:style-name="ce18">
            <text:p><text:s/>14,674<text:s/></text:p>
          </table:table-cell>
          <table:table-cell office:value-type="float" office:value="13.624060150375939" table:style-name="ce15">
            <text:p><text:s/>14<text:s/></text:p>
          </table:table-cell>
          <table:table-cell office:value-type="float" office:value="10.323529411764707" table:style-name="ce16">
            <text:p><text:s/>10<text:s/></text:p>
          </table:table-cell>
          <table:table-cell table:style-name="ce16"/>
          <table:table-cell office:value-type="float" office:value="24.863636363636363" table:style-name="ce16">
            <text:p><text:s/>25<text:s/></text:p>
          </table:table-cell>
          <table:table-cell office:value-type="float" office:value="0.44444444444444442" table:style-name="ce16">
            <text:p><text:s/>0<text:s/></text:p>
          </table:table-cell>
          <table:table-cell office:value-type="float" office:value="19.273684210526316" table:style-name="ce16">
            <text:p><text:s/>19<text:s/></text:p>
          </table:table-cell>
          <table:table-cell office:value-type="float" office:value="4.864437913299045" table:style-name="ce16">
            <text:p><text:s/>5<text:s/></text:p>
          </table:table-cell>
          <table:table-cell office:value-type="float" office:value="19.166666666666668" table:style-name="ce16">
            <text:p><text:s/>19<text:s/></text:p>
          </table:table-cell>
          <table:table-cell office:value-type="float" office:value="24.987761059959578" table:style-name="ce16">
            <text:p><text:s/>2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9438559322033901" table:style-name="ce17">
            <text:p><text:s/>5<text:s/></text:p>
          </table:table-cell>
          <table:table-cell office:value-type="float" office:value="5.2159468438538203" table:style-name="ce16">
            <text:p><text:s/>5<text:s/></text:p>
          </table:table-cell>
          <table:table-cell office:value-type="float" office:value="9.6491228070175444E-3" table:style-name="ce16">
            <text:p><text:s/>0<text:s/></text:p>
          </table:table-cell>
          <table:table-cell office:value-type="float" office:value="16.848643859888238" table:style-name="ce18">
            <text:p><text:s/>17<text:s/></text:p>
          </table:table-cell>
          <table:table-cell office:value-type="float" office:value="2527043" table:style-name="ce19">
            <text:p><text:s/>2,527,043<text:s/></text:p>
          </table:table-cell>
          <table:table-cell office:value-type="float" office:value="1646418" table:style-name="ce16">
            <text:p><text:s/>1,646,418<text:s/></text:p>
          </table:table-cell>
          <table:table-cell table:style-name="ce16"/>
          <table:table-cell office:value-type="float" office:value="901220" table:style-name="ce16">
            <text:p><text:s/>901,220<text:s/></text:p>
          </table:table-cell>
          <table:table-cell office:value-type="float" office:value="7757" table:style-name="ce16">
            <text:p><text:s/>7,757<text:s/></text:p>
          </table:table-cell>
          <table:table-cell office:value-type="float" office:value="169620" table:style-name="ce16">
            <text:p><text:s/>169,620<text:s/></text:p>
          </table:table-cell>
          <table:table-cell office:value-type="float" office:value="13610" table:style-name="ce16">
            <text:p><text:s/>13,610<text:s/></text:p>
          </table:table-cell>
          <table:table-cell office:value-type="float" office:value="53347" table:style-name="ce16">
            <text:p><text:s/>53,347<text:s/></text:p>
          </table:table-cell>
          <table:table-cell office:value-type="float" office:value="57965098" table:style-name="ce16">
            <text:p><text:s/>57,965,098<text:s/></text:p>
          </table:table-cell>
          <table:table-cell office:value-type="float" office:value="625693" table:style-name="ce16">
            <text:p><text:s/>625,693<text:s/></text:p>
          </table:table-cell>
          <table:table-cell office:value-type="float" office:value="52053927" table:style-name="ce17">
            <text:p><text:s/>52,053,927<text:s/></text:p>
          </table:table-cell>
          <table:table-cell office:value-type="float" office:value="1071846" table:style-name="ce16">
            <text:p><text:s/>1,071,846<text:s/></text:p>
          </table:table-cell>
          <table:table-cell office:value-type="float" office:value="23034" table:style-name="ce16">
            <text:p><text:s/>23,034<text:s/></text:p>
          </table:table-cell>
          <table:table-cell office:value-type="float" office:value="117058613" table:style-name="ce16">
            <text:p><text:s/>117,058,61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7" table:style-name="ce9">
            <text:p>1717</text:p>
          </table:table-cell>
          <table:table-cell office:value-type="float" office:value="134" table:style-name="ce15">
            <text:p><text:s/>134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67" table:style-name="ce16">
            <text:p><text:s/>67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03" table:style-name="ce16">
            <text:p><text:s/>103<text:s/></text:p>
          </table:table-cell>
          <table:table-cell office:value-type="float" office:value="2620" table:style-name="ce16">
            <text:p><text:s/>2,620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930" table:style-name="ce16">
            <text:p><text:s/>8,930<text:s/></text:p>
          </table:table-cell>
          <table:table-cell office:value-type="float" office:value="433" table:style-name="ce16">
            <text:p><text:s/>433<text:s/></text:p>
          </table:table-cell>
          <table:table-cell office:value-type="float" office:value="901" table:style-name="ce17">
            <text:p><text:s/>901<text:s/></text:p>
          </table:table-cell>
          <table:table-cell office:value-type="float" office:value="343" table:style-name="ce16">
            <text:p><text:s/>343<text:s/></text:p>
          </table:table-cell>
          <table:table-cell office:value-type="float" office:value="1182" table:style-name="ce16">
            <text:p><text:s/>1,182<text:s/></text:p>
          </table:table-cell>
          <table:table-cell office:value-type="float" office:value="14757" table:style-name="ce18">
            <text:p><text:s/>14,757<text:s/></text:p>
          </table:table-cell>
          <table:table-cell office:value-type="float" office:value="12.634328358208956" table:style-name="ce15">
            <text:p><text:s/>13<text:s/></text:p>
          </table:table-cell>
          <table:table-cell office:value-type="float" office:value="2.9047619047619047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5.955223880597014" table:style-name="ce16">
            <text:p><text:s/>26<text:s/></text:p>
          </table:table-cell>
          <table:table-cell office:value-type="float" office:value="0.21428571428571427" table:style-name="ce16">
            <text:p><text:s/>0<text:s/></text:p>
          </table:table-cell>
          <table:table-cell office:value-type="float" office:value="21.78640776699029" table:style-name="ce16">
            <text:p><text:s/>22<text:s/></text:p>
          </table:table-cell>
          <table:table-cell office:value-type="float" office:value="5.4183206106870232" table:style-name="ce16">
            <text:p><text:s/>5<text:s/></text:p>
          </table:table-cell>
          <table:table-cell office:value-type="float" office:value="36.125" table:style-name="ce16">
            <text:p><text:s/>36<text:s/></text:p>
          </table:table-cell>
          <table:table-cell office:value-type="float" office:value="26.601119820828668" table:style-name="ce16">
            <text:p><text:s/>27<text:s/></text:p>
          </table:table-cell>
          <table:table-cell office:value-type="float" office:value="1.6166281755196306E-2" table:style-name="ce16">
            <text:p><text:s/>0<text:s/></text:p>
          </table:table-cell>
          <table:table-cell office:value-type="float" office:value="5.6492785793562712" table:style-name="ce17">
            <text:p><text:s/>6<text:s/></text:p>
          </table:table-cell>
          <table:table-cell office:value-type="float" office:value="5.1690962099125368" table:style-name="ce16">
            <text:p><text:s/>5<text:s/></text:p>
          </table:table-cell>
          <table:table-cell office:value-type="float" office:value="1.1844331641285956E-2" table:style-name="ce16">
            <text:p><text:s/>0<text:s/></text:p>
          </table:table-cell>
          <table:table-cell office:value-type="float" office:value="17.934336247204715" table:style-name="ce18">
            <text:p><text:s/>18<text:s/></text:p>
          </table:table-cell>
          <table:table-cell office:value-type="float" office:value="2208760" table:style-name="ce19">
            <text:p><text:s/>2,208,760<text:s/></text:p>
          </table:table-cell>
          <table:table-cell office:value-type="float" office:value="739732" table:style-name="ce16">
            <text:p><text:s/>739,73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595970" table:style-name="ce16">
            <text:p><text:s/>5,595,970<text:s/></text:p>
          </table:table-cell>
          <table:table-cell office:value-type="float" office:value="9326" table:style-name="ce16">
            <text:p><text:s/>9,326<text:s/></text:p>
          </table:table-cell>
          <table:table-cell office:value-type="float" office:value="177244" table:style-name="ce16">
            <text:p><text:s/>177,244<text:s/></text:p>
          </table:table-cell>
          <table:table-cell office:value-type="float" office:value="13100" table:style-name="ce16">
            <text:p><text:s/>13,100<text:s/></text:p>
          </table:table-cell>
          <table:table-cell office:value-type="float" office:value="625119" table:style-name="ce16">
            <text:p><text:s/>625,119<text:s/></text:p>
          </table:table-cell>
          <table:table-cell office:value-type="float" office:value="68919383" table:style-name="ce16">
            <text:p><text:s/>68,919,383<text:s/></text:p>
          </table:table-cell>
          <table:table-cell office:value-type="float" office:value="1665851" table:style-name="ce16">
            <text:p><text:s/>1,665,851<text:s/></text:p>
          </table:table-cell>
          <table:table-cell office:value-type="float" office:value="49934642" table:style-name="ce17">
            <text:p><text:s/>49,934,642<text:s/></text:p>
          </table:table-cell>
          <table:table-cell office:value-type="float" office:value="1176392" table:style-name="ce16">
            <text:p><text:s/>1,176,392<text:s/></text:p>
          </table:table-cell>
          <table:table-cell office:value-type="float" office:value="29565" table:style-name="ce16">
            <text:p><text:s/>29,565<text:s/></text:p>
          </table:table-cell>
          <table:table-cell office:value-type="float" office:value="131095084" table:style-name="ce16">
            <text:p><text:s/>131,095,08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8" table:style-name="ce9">
            <text:p>1718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74" table:style-name="ce16">
            <text:p><text:s/>74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110" table:style-name="ce16">
            <text:p><text:s/>110<text:s/></text:p>
          </table:table-cell>
          <table:table-cell office:value-type="float" office:value="2663" table:style-name="ce16">
            <text:p><text:s/>2,663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8561" table:style-name="ce16">
            <text:p><text:s/>8,561<text:s/></text:p>
          </table:table-cell>
          <table:table-cell office:value-type="float" office:value="460" table:style-name="ce16">
            <text:p><text:s/>460<text:s/></text:p>
          </table:table-cell>
          <table:table-cell office:value-type="float" office:value="712" table:style-name="ce17">
            <text:p><text:s/>712<text:s/></text:p>
          </table:table-cell>
          <table:table-cell office:value-type="float" office:value="299" table:style-name="ce16">
            <text:p><text:s/>299<text:s/></text:p>
          </table:table-cell>
          <table:table-cell office:value-type="float" office:value="1114" table:style-name="ce16">
            <text:p><text:s/>1,114<text:s/></text:p>
          </table:table-cell>
          <table:table-cell office:value-type="float" office:value="14136" table:style-name="ce18">
            <text:p><text:s/>14,136<text:s/></text:p>
          </table:table-cell>
          <table:table-cell office:value-type="float" office:value="12.972477064220184" table:style-name="ce15">
            <text:p><text:s/>13<text:s/></text:p>
          </table:table-cell>
          <table:table-cell office:value-type="float" office:value="5.5" table:style-name="ce16">
            <text:p><text:s/>6<text:s/></text:p>
          </table:table-cell>
          <table:table-cell table:style-name="ce16"/>
          <table:table-cell office:value-type="float" office:value="17.756756756756758" table:style-name="ce16">
            <text:p><text:s/>1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7.1" table:style-name="ce16">
            <text:p><text:s/>27<text:s/></text:p>
          </table:table-cell>
          <table:table-cell office:value-type="float" office:value="4.2654900488171235" table:style-name="ce16">
            <text:p><text:s/>4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25.479616867188412" table:style-name="ce16">
            <text:p><text:s/>25<text:s/></text:p>
          </table:table-cell>
          <table:table-cell office:value-type="float" office:value="1.7391304347826087E-2" table:style-name="ce16">
            <text:p><text:s/>0<text:s/></text:p>
          </table:table-cell>
          <table:table-cell office:value-type="float" office:value="4.3441011235955056" table:style-name="ce17">
            <text:p><text:s/>4<text:s/></text:p>
          </table:table-cell>
          <table:table-cell office:value-type="float" office:value="5.080267558528428" table:style-name="ce16">
            <text:p><text:s/>5<text:s/></text:p>
          </table:table-cell>
          <table:table-cell office:value-type="float" office:value="0.30341113105924594" table:style-name="ce16">
            <text:p><text:s/>0<text:s/></text:p>
          </table:table-cell>
          <table:table-cell office:value-type="float" office:value="17.022495755517827" table:style-name="ce18">
            <text:p><text:s/>17<text:s/></text:p>
          </table:table-cell>
          <table:table-cell office:value-type="float" office:value="1662972" table:style-name="ce19">
            <text:p><text:s/>1,662,972<text:s/></text:p>
          </table:table-cell>
          <table:table-cell office:value-type="float" office:value="317730" table:style-name="ce16">
            <text:p><text:s/>317,730<text:s/></text:p>
          </table:table-cell>
          <table:table-cell table:style-name="ce16"/>
          <table:table-cell office:value-type="float" office:value="5707330" table:style-name="ce16">
            <text:p><text:s/>5,707,330<text:s/></text:p>
          </table:table-cell>
          <table:table-cell office:value-type="float" office:value="10640" table:style-name="ce16">
            <text:p><text:s/>10,640<text:s/></text:p>
          </table:table-cell>
          <table:table-cell office:value-type="float" office:value="196315" table:style-name="ce16">
            <text:p><text:s/>196,315<text:s/></text:p>
          </table:table-cell>
          <table:table-cell office:value-type="float" office:value="13315" table:style-name="ce16">
            <text:p><text:s/>13,315<text:s/></text:p>
          </table:table-cell>
          <table:table-cell office:value-type="float" office:value="1018637" table:style-name="ce16">
            <text:p><text:s/>1,018,637<text:s/></text:p>
          </table:table-cell>
          <table:table-cell office:value-type="float" office:value="52644461" table:style-name="ce16">
            <text:p><text:s/>52,644,461<text:s/></text:p>
          </table:table-cell>
          <table:table-cell office:value-type="float" office:value="4706986" table:style-name="ce16">
            <text:p><text:s/>4,706,986<text:s/></text:p>
          </table:table-cell>
          <table:table-cell office:value-type="float" office:value="40556573" table:style-name="ce17">
            <text:p><text:s/>40,556,573<text:s/></text:p>
          </table:table-cell>
          <table:table-cell office:value-type="float" office:value="962805" table:style-name="ce16">
            <text:p><text:s/>962,805<text:s/></text:p>
          </table:table-cell>
          <table:table-cell office:value-type="float" office:value="194318" table:style-name="ce16">
            <text:p><text:s/>194,318<text:s/></text:p>
          </table:table-cell>
          <table:table-cell office:value-type="float" office:value="107992082" table:style-name="ce16">
            <text:p><text:s/>107,992,08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19" table:style-name="ce9">
            <text:p>1719</text:p>
          </table:table-cell>
          <table:table-cell office:value-type="float" office:value="127" table:style-name="ce15">
            <text:p><text:s/>12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1" table:style-name="ce16">
            <text:p><text:s/>3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06" table:style-name="ce16">
            <text:p><text:s/>106<text:s/></text:p>
          </table:table-cell>
          <table:table-cell office:value-type="float" office:value="2518" table:style-name="ce16">
            <text:p><text:s/>2,518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686" table:style-name="ce16">
            <text:p><text:s/>8,686<text:s/></text:p>
          </table:table-cell>
          <table:table-cell office:value-type="float" office:value="347" table:style-name="ce16">
            <text:p><text:s/>347<text:s/></text:p>
          </table:table-cell>
          <table:table-cell office:value-type="float" office:value="862" table:style-name="ce17">
            <text:p><text:s/>862<text:s/></text:p>
          </table:table-cell>
          <table:table-cell office:value-type="float" office:value="297" table:style-name="ce16">
            <text:p><text:s/>297<text:s/></text:p>
          </table:table-cell>
          <table:table-cell office:value-type="float" office:value="1124" table:style-name="ce16">
            <text:p><text:s/>1,124<text:s/></text:p>
          </table:table-cell>
          <table:table-cell office:value-type="float" office:value="14118" table:style-name="ce18">
            <text:p><text:s/>14,118<text:s/></text:p>
          </table:table-cell>
          <table:table-cell office:value-type="float" office:value="14.173228346456693" table:style-name="ce15">
            <text:p><text:s/>14<text:s/></text:p>
          </table:table-cell>
          <table:table-cell office:value-type="float" office:value="5.75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5.387096774193548" table:style-name="ce16">
            <text:p><text:s/>15<text:s/></text:p>
          </table:table-cell>
          <table:table-cell office:value-type="float" office:value="0.4" table:style-name="ce16">
            <text:p><text:s/>0<text:s/></text:p>
          </table:table-cell>
          <table:table-cell office:value-type="float" office:value="23.830188679245282" table:style-name="ce16">
            <text:p><text:s/>24<text:s/></text:p>
          </table:table-cell>
          <table:table-cell office:value-type="float" office:value="1.9197776012708498" table:style-name="ce16">
            <text:p><text:s/>2<text:s/></text:p>
          </table:table-cell>
          <table:table-cell office:value-type="float" office:value="130" table:style-name="ce16">
            <text:p><text:s/>130<text:s/></text:p>
          </table:table-cell>
          <table:table-cell office:value-type="float" office:value="28.894082431498965" table:style-name="ce16">
            <text:p><text:s/>29<text:s/></text:p>
          </table:table-cell>
          <table:table-cell office:value-type="float" office:value="5.4755043227665709E-2" table:style-name="ce16">
            <text:p><text:s/>0<text:s/></text:p>
          </table:table-cell>
          <table:table-cell office:value-type="float" office:value="5.447795823665893" table:style-name="ce17">
            <text:p><text:s/>5<text:s/></text:p>
          </table:table-cell>
          <table:table-cell office:value-type="float" office:value="5.2525252525252526" table:style-name="ce16">
            <text:p><text:s/>5<text:s/></text:p>
          </table:table-cell>
          <table:table-cell office:value-type="float" office:value="6.2277580071174376E-3" table:style-name="ce16">
            <text:p><text:s/>0<text:s/></text:p>
          </table:table-cell>
          <table:table-cell office:value-type="float" office:value="18.952401189970249" table:style-name="ce18">
            <text:p><text:s/>19<text:s/></text:p>
          </table:table-cell>
          <table:table-cell office:value-type="float" office:value="2157757" table:style-name="ce19">
            <text:p><text:s/>2,157,757<text:s/></text:p>
          </table:table-cell>
          <table:table-cell office:value-type="float" office:value="44956" table:style-name="ce16">
            <text:p><text:s/>44,95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115217" table:style-name="ce16">
            <text:p><text:s/>1,115,217<text:s/></text:p>
          </table:table-cell>
          <table:table-cell office:value-type="float" office:value="5835" table:style-name="ce16">
            <text:p><text:s/>5,835<text:s/></text:p>
          </table:table-cell>
          <table:table-cell office:value-type="float" office:value="215123" table:style-name="ce16">
            <text:p><text:s/>215,123<text:s/></text:p>
          </table:table-cell>
          <table:table-cell office:value-type="float" office:value="12590" table:style-name="ce16">
            <text:p><text:s/>12,590<text:s/></text:p>
          </table:table-cell>
          <table:table-cell office:value-type="float" office:value="3700279" table:style-name="ce16">
            <text:p><text:s/>3,700,279<text:s/></text:p>
          </table:table-cell>
          <table:table-cell office:value-type="float" office:value="72211419" table:style-name="ce16">
            <text:p><text:s/>72,211,419<text:s/></text:p>
          </table:table-cell>
          <table:table-cell office:value-type="float" office:value="3346381" table:style-name="ce16">
            <text:p><text:s/>3,346,381<text:s/></text:p>
          </table:table-cell>
          <table:table-cell office:value-type="float" office:value="45661537" table:style-name="ce17">
            <text:p><text:s/>45,661,537<text:s/></text:p>
          </table:table-cell>
          <table:table-cell office:value-type="float" office:value="1049604" table:style-name="ce16">
            <text:p><text:s/>1,049,604<text:s/></text:p>
          </table:table-cell>
          <table:table-cell office:value-type="float" office:value="25781" table:style-name="ce16">
            <text:p><text:s/>25,781<text:s/></text:p>
          </table:table-cell>
          <table:table-cell office:value-type="float" office:value="129546479" table:style-name="ce16">
            <text:p><text:s/>129,546,47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0" table:style-name="ce9">
            <text:p>1720</text:p>
          </table:table-cell>
          <table:table-cell office:value-type="float" office:value="130" table:style-name="ce15">
            <text:p><text:s/>130<text:s/></text:p>
          </table:table-cell>
          <table:table-cell office:value-type="float" office:value="25" table:style-name="ce16">
            <text:p><text:s/>25<text:s/></text:p>
          </table:table-cell>
          <table:table-cell table:style-name="ce16"/>
          <table:table-cell office:value-type="float" office:value="54" table:style-name="ce16">
            <text:p><text:s/>54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138" table:style-name="ce16">
            <text:p><text:s/>138<text:s/></text:p>
          </table:table-cell>
          <table:table-cell office:value-type="float" office:value="2511" table:style-name="ce16">
            <text:p><text:s/>2,511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784" table:style-name="ce16">
            <text:p><text:s/>8,784<text:s/></text:p>
          </table:table-cell>
          <table:table-cell office:value-type="float" office:value="476" table:style-name="ce16">
            <text:p><text:s/>476<text:s/></text:p>
          </table:table-cell>
          <table:table-cell office:value-type="float" office:value="882" table:style-name="ce17">
            <text:p><text:s/>882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168" table:style-name="ce16">
            <text:p><text:s/>1,168<text:s/></text:p>
          </table:table-cell>
          <table:table-cell office:value-type="float" office:value="14499" table:style-name="ce18">
            <text:p><text:s/>14,499<text:s/></text:p>
          </table:table-cell>
          <table:table-cell office:value-type="float" office:value="11.384615384615385" table:style-name="ce15">
            <text:p><text:s/>11<text:s/></text:p>
          </table:table-cell>
          <table:table-cell office:value-type="float" office:value="10.76" table:style-name="ce16">
            <text:p><text:s/>11<text:s/></text:p>
          </table:table-cell>
          <table:table-cell table:style-name="ce16"/>
          <table:table-cell office:value-type="float" office:value="10.185185185185185" table:style-name="ce16">
            <text:p><text:s/>10<text:s/></text:p>
          </table:table-cell>
          <table:table-cell office:value-type="float" office:value="0.21428571428571427" table:style-name="ce16">
            <text:p><text:s/>0<text:s/></text:p>
          </table:table-cell>
          <table:table-cell office:value-type="float" office:value="23.847826086956523" table:style-name="ce16">
            <text:p><text:s/>24<text:s/></text:p>
          </table:table-cell>
          <table:table-cell office:value-type="float" office:value="2.1119076065312625" table:style-name="ce16">
            <text:p><text:s/>2<text:s/></text:p>
          </table:table-cell>
          <table:table-cell office:value-type="float" office:value="120.375" table:style-name="ce16">
            <text:p><text:s/>120<text:s/></text:p>
          </table:table-cell>
          <table:table-cell office:value-type="float" office:value="23.488046448087431" table:style-name="ce16">
            <text:p><text:s/>23<text:s/></text:p>
          </table:table-cell>
          <table:table-cell office:value-type="float" office:value="2.1008403361344537E-3" table:style-name="ce16">
            <text:p><text:s/>0<text:s/></text:p>
          </table:table-cell>
          <table:table-cell office:value-type="float" office:value="4.1882086167800452" table:style-name="ce17">
            <text:p><text:s/>4<text:s/></text:p>
          </table:table-cell>
          <table:table-cell office:value-type="float" office:value="5.1779935275080904" table:style-name="ce16">
            <text:p><text:s/>5<text:s/></text:p>
          </table:table-cell>
          <table:table-cell office:value-type="float" office:value="0.27482876712328769" table:style-name="ce16">
            <text:p><text:s/>0<text:s/></text:p>
          </table:table-cell>
          <table:table-cell office:value-type="float" office:value="15.435133457479827" table:style-name="ce18">
            <text:p><text:s/>15<text:s/></text:p>
          </table:table-cell>
          <table:table-cell office:value-type="float" office:value="1839330" table:style-name="ce19">
            <text:p><text:s/>1,839,330<text:s/></text:p>
          </table:table-cell>
          <table:table-cell office:value-type="float" office:value="1529970" table:style-name="ce16">
            <text:p><text:s/>1,529,970<text:s/></text:p>
          </table:table-cell>
          <table:table-cell table:style-name="ce16"/>
          <table:table-cell office:value-type="float" office:value="4339548" table:style-name="ce16">
            <text:p><text:s/>4,339,548<text:s/></text:p>
          </table:table-cell>
          <table:table-cell office:value-type="float" office:value="10584" table:style-name="ce16">
            <text:p><text:s/>10,584<text:s/></text:p>
          </table:table-cell>
          <table:table-cell office:value-type="float" office:value="236351" table:style-name="ce16">
            <text:p><text:s/>236,351<text:s/></text:p>
          </table:table-cell>
          <table:table-cell office:value-type="float" office:value="12555" table:style-name="ce16">
            <text:p><text:s/>12,555<text:s/></text:p>
          </table:table-cell>
          <table:table-cell office:value-type="float" office:value="5773060" table:style-name="ce16">
            <text:p><text:s/>5,773,060<text:s/></text:p>
          </table:table-cell>
          <table:table-cell office:value-type="float" office:value="64200737" table:style-name="ce16">
            <text:p><text:s/>64,200,737<text:s/></text:p>
          </table:table-cell>
          <table:table-cell office:value-type="float" office:value="3374318" table:style-name="ce16">
            <text:p><text:s/>3,374,318<text:s/></text:p>
          </table:table-cell>
          <table:table-cell office:value-type="float" office:value="41808306" table:style-name="ce17">
            <text:p><text:s/>41,808,306<text:s/></text:p>
          </table:table-cell>
          <table:table-cell office:value-type="float" office:value="1045793" table:style-name="ce16">
            <text:p><text:s/>1,045,793<text:s/></text:p>
          </table:table-cell>
          <table:table-cell office:value-type="float" office:value="183295" table:style-name="ce16">
            <text:p><text:s/>183,295<text:s/></text:p>
          </table:table-cell>
          <table:table-cell office:value-type="float" office:value="124353847" table:style-name="ce16">
            <text:p><text:s/>124,353,84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1" table:style-name="ce9">
            <text:p>1721</text:p>
          </table:table-cell>
          <table:table-cell office:value-type="float" office:value="123" table:style-name="ce15">
            <text:p><text:s/>123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39" table:style-name="ce16">
            <text:p><text:s/>39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30" table:style-name="ce16">
            <text:p><text:s/>130<text:s/></text:p>
          </table:table-cell>
          <table:table-cell office:value-type="float" office:value="2052" table:style-name="ce16">
            <text:p><text:s/>2,052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797" table:style-name="ce16">
            <text:p><text:s/>8,797<text:s/></text:p>
          </table:table-cell>
          <table:table-cell office:value-type="float" office:value="224" table:style-name="ce16">
            <text:p><text:s/>224<text:s/></text:p>
          </table:table-cell>
          <table:table-cell office:value-type="float" office:value="984" table:style-name="ce17">
            <text:p><text:s/>984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210" table:style-name="ce16">
            <text:p><text:s/>1,210<text:s/></text:p>
          </table:table-cell>
          <table:table-cell office:value-type="float" office:value="13891" table:style-name="ce18">
            <text:p><text:s/>13,891<text:s/></text:p>
          </table:table-cell>
          <table:table-cell office:value-type="float" office:value="12.455284552845528" table:style-name="ce15">
            <text:p><text:s/>12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2.6923076923076925" table:style-name="ce16">
            <text:p><text:s/>3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3.069230769230771" table:style-name="ce16">
            <text:p><text:s/>23<text:s/></text:p>
          </table:table-cell>
          <table:table-cell office:value-type="float" office:value="1.7261208576998051" table:style-name="ce16">
            <text:p><text:s/>2<text:s/></text:p>
          </table:table-cell>
          <table:table-cell office:value-type="float" office:value="449.25" table:style-name="ce16">
            <text:p><text:s/>449<text:s/></text:p>
          </table:table-cell>
          <table:table-cell office:value-type="float" office:value="26.755825849721496" table:style-name="ce16">
            <text:p><text:s/>27<text:s/></text:p>
          </table:table-cell>
          <table:table-cell office:value-type="float" office:value="4.0178571428571432E-2" table:style-name="ce16">
            <text:p><text:s/>0<text:s/></text:p>
          </table:table-cell>
          <table:table-cell office:value-type="float" office:value="3.8821138211382116" table:style-name="ce17">
            <text:p><text:s/>4<text:s/></text:p>
          </table:table-cell>
          <table:table-cell office:value-type="float" office:value="5.2442996742671006" table:style-name="ce16">
            <text:p><text:s/>5<text:s/></text:p>
          </table:table-cell>
          <table:table-cell office:value-type="float" office:value="0.13388429752066117" table:style-name="ce16">
            <text:p><text:s/>0<text:s/></text:p>
          </table:table-cell>
          <table:table-cell office:value-type="float" office:value="18.067813692318769" table:style-name="ce18">
            <text:p><text:s/>18<text:s/></text:p>
          </table:table-cell>
          <table:table-cell office:value-type="float" office:value="2046046" table:style-name="ce19">
            <text:p><text:s/>2,046,046<text:s/></text:p>
          </table:table-cell>
          <table:table-cell office:value-type="float" office:value="124561" table:style-name="ce16">
            <text:p><text:s/>124,561<text:s/></text:p>
          </table:table-cell>
          <table:table-cell table:style-name="ce16"/>
          <table:table-cell office:value-type="float" office:value="2396424" table:style-name="ce16">
            <text:p><text:s/>2,396,424<text:s/></text:p>
          </table:table-cell>
          <table:table-cell office:value-type="float" office:value="6556" table:style-name="ce16">
            <text:p><text:s/>6,556<text:s/></text:p>
          </table:table-cell>
          <table:table-cell office:value-type="float" office:value="232312" table:style-name="ce16">
            <text:p><text:s/>232,312<text:s/></text:p>
          </table:table-cell>
          <table:table-cell office:value-type="float" office:value="10260" table:style-name="ce16">
            <text:p><text:s/>10,260<text:s/></text:p>
          </table:table-cell>
          <table:table-cell office:value-type="float" office:value="10029702" table:style-name="ce16">
            <text:p><text:s/>10,029,702<text:s/></text:p>
          </table:table-cell>
          <table:table-cell office:value-type="float" office:value="62299044" table:style-name="ce16">
            <text:p><text:s/>62,299,044<text:s/></text:p>
          </table:table-cell>
          <table:table-cell office:value-type="float" office:value="2780690" table:style-name="ce16">
            <text:p><text:s/>2,780,690<text:s/></text:p>
          </table:table-cell>
          <table:table-cell office:value-type="float" office:value="49364877" table:style-name="ce17">
            <text:p><text:s/>49,364,877<text:s/></text:p>
          </table:table-cell>
          <table:table-cell office:value-type="float" office:value="1108351" table:style-name="ce16">
            <text:p><text:s/>1,108,351<text:s/></text:p>
          </table:table-cell>
          <table:table-cell office:value-type="float" office:value="104689" table:style-name="ce16">
            <text:p><text:s/>104,689<text:s/></text:p>
          </table:table-cell>
          <table:table-cell office:value-type="float" office:value="130503512" table:style-name="ce16">
            <text:p><text:s/>130,503,51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2" table:style-name="ce9">
            <text:p>1722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113" table:style-name="ce16">
            <text:p><text:s/>113<text:s/></text:p>
          </table:table-cell>
          <table:table-cell office:value-type="float" office:value="2199" table:style-name="ce16">
            <text:p><text:s/>2,199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8076" table:style-name="ce16">
            <text:p><text:s/>8,076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785" table:style-name="ce17">
            <text:p><text:s/>785<text:s/></text:p>
          </table:table-cell>
          <table:table-cell office:value-type="float" office:value="325" table:style-name="ce16">
            <text:p><text:s/>325<text:s/></text:p>
          </table:table-cell>
          <table:table-cell office:value-type="float" office:value="1115" table:style-name="ce16">
            <text:p><text:s/>1,115<text:s/></text:p>
          </table:table-cell>
          <table:table-cell office:value-type="float" office:value="12831" table:style-name="ce18">
            <text:p><text:s/>12,831<text:s/></text:p>
          </table:table-cell>
          <table:table-cell office:value-type="float" office:value="14.394495412844037" table:style-name="ce15">
            <text:p><text:s/>14<text:s/></text:p>
          </table:table-cell>
          <table:table-cell office:value-type="float" office:value="5.2" table:style-name="ce16">
            <text:p><text:s/>5<text:s/></text:p>
          </table:table-cell>
          <table:table-cell table:style-name="ce16"/>
          <table:table-cell office:value-type="float" office:value="4.3499999999999996" table:style-name="ce16">
            <text:p><text:s/>4<text:s/></text:p>
          </table:table-cell>
          <table:table-cell office:value-type="float" office:value="0.23809523809523808" table:style-name="ce16">
            <text:p><text:s/>0<text:s/></text:p>
          </table:table-cell>
          <table:table-cell office:value-type="float" office:value="25.23008849557522" table:style-name="ce16">
            <text:p><text:s/>25<text:s/></text:p>
          </table:table-cell>
          <table:table-cell office:value-type="float" office:value="2.9390632105502501" table:style-name="ce16">
            <text:p><text:s/>3<text:s/></text:p>
          </table:table-cell>
          <table:table-cell office:value-type="float" office:value="18.100000000000001" table:style-name="ce16">
            <text:p><text:s/>18<text:s/></text:p>
          </table:table-cell>
          <table:table-cell office:value-type="float" office:value="25.520059435364043" table:style-name="ce16">
            <text:p><text:s/>26<text:s/></text:p>
          </table:table-cell>
          <table:table-cell office:value-type="float" office:value="1.8867924528301886E-2" table:style-name="ce16">
            <text:p><text:s/>0<text:s/></text:p>
          </table:table-cell>
          <table:table-cell office:value-type="float" office:value="4.6878980891719744" table:style-name="ce17">
            <text:p><text:s/>5<text:s/></text:p>
          </table:table-cell>
          <table:table-cell office:value-type="float" office:value="5.2092307692307696" table:style-name="ce16">
            <text:p><text:s/>5<text:s/></text:p>
          </table:table-cell>
          <table:table-cell office:value-type="float" office:value="0.11210762331838565" table:style-name="ce16">
            <text:p><text:s/>0<text:s/></text:p>
          </table:table-cell>
          <table:table-cell office:value-type="float" office:value="17.362715298885512" table:style-name="ce18">
            <text:p><text:s/>17<text:s/></text:p>
          </table:table-cell>
          <table:table-cell office:value-type="float" office:value="1774407" table:style-name="ce19">
            <text:p><text:s/>1,774,407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46857" table:style-name="ce16">
            <text:p><text:s/>46,857<text:s/></text:p>
          </table:table-cell>
          <table:table-cell office:value-type="float" office:value="15754" table:style-name="ce16">
            <text:p><text:s/>15,754<text:s/></text:p>
          </table:table-cell>
          <table:table-cell office:value-type="float" office:value="194609" table:style-name="ce16">
            <text:p><text:s/>194,609<text:s/></text:p>
          </table:table-cell>
          <table:table-cell office:value-type="float" office:value="10995" table:style-name="ce16">
            <text:p><text:s/>10,995<text:s/></text:p>
          </table:table-cell>
          <table:table-cell office:value-type="float" office:value="183520" table:style-name="ce16">
            <text:p><text:s/>183,520<text:s/></text:p>
          </table:table-cell>
          <table:table-cell office:value-type="float" office:value="50748234" table:style-name="ce16">
            <text:p><text:s/>50,748,234<text:s/></text:p>
          </table:table-cell>
          <table:table-cell office:value-type="float" office:value="658671" table:style-name="ce16">
            <text:p><text:s/>658,671<text:s/></text:p>
          </table:table-cell>
          <table:table-cell office:value-type="float" office:value="36116523" table:style-name="ce17">
            <text:p><text:s/>36,116,523<text:s/></text:p>
          </table:table-cell>
          <table:table-cell office:value-type="float" office:value="1114674" table:style-name="ce16">
            <text:p><text:s/>1,114,674<text:s/></text:p>
          </table:table-cell>
          <table:table-cell office:value-type="float" office:value="45854" table:style-name="ce16">
            <text:p><text:s/>45,854<text:s/></text:p>
          </table:table-cell>
          <table:table-cell office:value-type="float" office:value="90966293" table:style-name="ce16">
            <text:p><text:s/>90,966,29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3" table:style-name="ce9">
            <text:p>1723</text:p>
          </table:table-cell>
          <table:table-cell office:value-type="float" office:value="105" table:style-name="ce15">
            <text:p><text:s/>105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11" table:style-name="ce16">
            <text:p><text:s/>11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12" table:style-name="ce16">
            <text:p><text:s/>112<text:s/></text:p>
          </table:table-cell>
          <table:table-cell office:value-type="float" office:value="1795" table:style-name="ce16">
            <text:p><text:s/>1,79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782" table:style-name="ce16">
            <text:p><text:s/>8,782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1047" table:style-name="ce17">
            <text:p><text:s/>1,047<text:s/></text:p>
          </table:table-cell>
          <table:table-cell office:value-type="float" office:value="336" table:style-name="ce16">
            <text:p><text:s/>336<text:s/></text:p>
          </table:table-cell>
          <table:table-cell office:value-type="float" office:value="1163" table:style-name="ce16">
            <text:p><text:s/>1,163<text:s/></text:p>
          </table:table-cell>
          <table:table-cell office:value-type="float" office:value="13422" table:style-name="ce18">
            <text:p><text:s/>13,422<text:s/></text:p>
          </table:table-cell>
          <table:table-cell office:value-type="float" office:value="14.6" table:style-name="ce15">
            <text:p><text:s/>15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5.5454545454545459" table:style-name="ce16">
            <text:p><text:s/>6<text:s/></text:p>
          </table:table-cell>
          <table:table-cell office:value-type="float" office:value="0.54545454545454541" table:style-name="ce16">
            <text:p><text:s/>1<text:s/></text:p>
          </table:table-cell>
          <table:table-cell office:value-type="float" office:value="24.9375" table:style-name="ce16">
            <text:p><text:s/>25<text:s/></text:p>
          </table:table-cell>
          <table:table-cell office:value-type="float" office:value="4.6863509749303622" table:style-name="ce16">
            <text:p><text:s/>5<text:s/></text:p>
          </table:table-cell>
          <table:table-cell office:value-type="float" office:value="82.666666666666671" table:style-name="ce16">
            <text:p><text:s/>83<text:s/></text:p>
          </table:table-cell>
          <table:table-cell office:value-type="float" office:value="30.649168754270097" table:style-name="ce16">
            <text:p><text:s/>31<text:s/></text:p>
          </table:table-cell>
          <table:table-cell office:value-type="float" office:value="3.4339622641509435" table:style-name="ce16">
            <text:p><text:s/>3<text:s/></text:p>
          </table:table-cell>
          <table:table-cell office:value-type="float" office:value="4.7841451766953202" table:style-name="ce17">
            <text:p><text:s/>5<text:s/></text:p>
          </table:table-cell>
          <table:table-cell office:value-type="float" office:value="5.1547619047619051" table:style-name="ce16">
            <text:p><text:s/>5<text:s/></text:p>
          </table:table-cell>
          <table:table-cell office:value-type="float" office:value="2.235597592433362E-2" table:style-name="ce16">
            <text:p><text:s/>0<text:s/></text:p>
          </table:table-cell>
          <table:table-cell office:value-type="float" office:value="21.544851735955895" table:style-name="ce18">
            <text:p><text:s/>22<text:s/></text:p>
          </table:table-cell>
          <table:table-cell office:value-type="float" office:value="2061985" table:style-name="ce19">
            <text:p><text:s/>2,061,985<text:s/></text:p>
          </table:table-cell>
          <table:table-cell office:value-type="float" office:value="250296" table:style-name="ce16">
            <text:p><text:s/>250,296<text:s/></text:p>
          </table:table-cell>
          <table:table-cell table:style-name="ce16"/>
          <table:table-cell office:value-type="float" office:value="38335" table:style-name="ce16">
            <text:p><text:s/>38,335<text:s/></text:p>
          </table:table-cell>
          <table:table-cell office:value-type="float" office:value="5962" table:style-name="ce16">
            <text:p><text:s/>5,962<text:s/></text:p>
          </table:table-cell>
          <table:table-cell office:value-type="float" office:value="201646" table:style-name="ce16">
            <text:p><text:s/>201,646<text:s/></text:p>
          </table:table-cell>
          <table:table-cell office:value-type="float" office:value="8975" table:style-name="ce16">
            <text:p><text:s/>8,975<text:s/></text:p>
          </table:table-cell>
          <table:table-cell office:value-type="float" office:value="1224610" table:style-name="ce16">
            <text:p><text:s/>1,224,610<text:s/></text:p>
          </table:table-cell>
          <table:table-cell office:value-type="float" office:value="52410629" table:style-name="ce16">
            <text:p><text:s/>52,410,629<text:s/></text:p>
          </table:table-cell>
          <table:table-cell office:value-type="float" office:value="1630651" table:style-name="ce16">
            <text:p><text:s/>1,630,651<text:s/></text:p>
          </table:table-cell>
          <table:table-cell office:value-type="float" office:value="55918315" table:style-name="ce17">
            <text:p><text:s/>55,918,315<text:s/></text:p>
          </table:table-cell>
          <table:table-cell office:value-type="float" office:value="1167445" table:style-name="ce16">
            <text:p><text:s/>1,167,445<text:s/></text:p>
          </table:table-cell>
          <table:table-cell office:value-type="float" office:value="26031" table:style-name="ce16">
            <text:p><text:s/>26,031<text:s/></text:p>
          </table:table-cell>
          <table:table-cell office:value-type="float" office:value="114944880" table:style-name="ce16">
            <text:p><text:s/>114,944,88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4" table:style-name="ce9">
            <text:p>1724</text:p>
          </table:table-cell>
          <table:table-cell office:value-type="float" office:value="119" table:style-name="ce15">
            <text:p><text:s/>119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22" table:style-name="ce16">
            <text:p><text:s/>22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96" table:style-name="ce16">
            <text:p><text:s/>96<text:s/></text:p>
          </table:table-cell>
          <table:table-cell office:value-type="float" office:value="2321" table:style-name="ce16">
            <text:p><text:s/>2,32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8795" table:style-name="ce16">
            <text:p><text:s/>8,795<text:s/></text:p>
          </table:table-cell>
          <table:table-cell office:value-type="float" office:value="50" table:style-name="ce16">
            <text:p><text:s/>50<text:s/></text:p>
          </table:table-cell>
          <table:table-cell office:value-type="float" office:value="1025" table:style-name="ce17">
            <text:p><text:s/>1,025<text:s/></text:p>
          </table:table-cell>
          <table:table-cell office:value-type="float" office:value="339" table:style-name="ce16">
            <text:p><text:s/>339<text:s/></text:p>
          </table:table-cell>
          <table:table-cell office:value-type="float" office:value="1239" table:style-name="ce16">
            <text:p><text:s/>1,239<text:s/></text:p>
          </table:table-cell>
          <table:table-cell office:value-type="float" office:value="14049" table:style-name="ce18">
            <text:p><text:s/>14,049<text:s/></text:p>
          </table:table-cell>
          <table:table-cell office:value-type="float" office:value="11.857142857142858" table:style-name="ce15">
            <text:p><text:s/>12<text:s/></text:p>
          </table:table-cell>
          <table:table-cell office:value-type="float" office:value="4.375" table:style-name="ce16">
            <text:p><text:s/>4<text:s/></text:p>
          </table:table-cell>
          <table:table-cell table:style-name="ce16"/>
          <table:table-cell office:value-type="float" office:value="4.5" table:style-name="ce16">
            <text:p><text:s/>5<text:s/></text:p>
          </table:table-cell>
          <table:table-cell office:value-type="float" office:value="0.16" table:style-name="ce16">
            <text:p><text:s/>0<text:s/></text:p>
          </table:table-cell>
          <table:table-cell office:value-type="float" office:value="22.916666666666668" table:style-name="ce16">
            <text:p><text:s/>23<text:s/></text:p>
          </table:table-cell>
          <table:table-cell office:value-type="float" office:value="5.9560534252477382" table:style-name="ce16">
            <text:p><text:s/>6<text:s/></text:p>
          </table:table-cell>
          <table:table-cell office:value-type="float" office:value="218.9" table:style-name="ce16">
            <text:p><text:s/>219<text:s/></text:p>
          </table:table-cell>
          <table:table-cell office:value-type="float" office:value="29.370324047754405" table:style-name="ce16">
            <text:p><text:s/>29<text:s/></text:p>
          </table:table-cell>
          <table:table-cell office:value-type="float" office:value="0.28000000000000003" table:style-name="ce16">
            <text:p><text:s/>0<text:s/></text:p>
          </table:table-cell>
          <table:table-cell office:value-type="float" office:value="4.3365853658536588" table:style-name="ce17">
            <text:p><text:s/>4<text:s/></text:p>
          </table:table-cell>
          <table:table-cell office:value-type="float" office:value="5.0619469026548671" table:style-name="ce16">
            <text:p><text:s/>5<text:s/></text:p>
          </table:table-cell>
          <table:table-cell office:value-type="float" office:value="1.4527845036319613E-2" table:style-name="ce16">
            <text:p><text:s/>0<text:s/></text:p>
          </table:table-cell>
          <table:table-cell office:value-type="float" office:value="20.233966830379387" table:style-name="ce18">
            <text:p><text:s/>20<text:s/></text:p>
          </table:table-cell>
          <table:table-cell office:value-type="float" office:value="1468612" table:style-name="ce19">
            <text:p><text:s/>1,468,612<text:s/></text:p>
          </table:table-cell>
          <table:table-cell office:value-type="float" office:value="295252" table:style-name="ce16">
            <text:p><text:s/>295,252<text:s/></text:p>
          </table:table-cell>
          <table:table-cell table:style-name="ce16"/>
          <table:table-cell office:value-type="float" office:value="84024" table:style-name="ce16">
            <text:p><text:s/>84,024<text:s/></text:p>
          </table:table-cell>
          <table:table-cell office:value-type="float" office:value="16262" table:style-name="ce16">
            <text:p><text:s/>16,262<text:s/></text:p>
          </table:table-cell>
          <table:table-cell office:value-type="float" office:value="181372" table:style-name="ce16">
            <text:p><text:s/>181,372<text:s/></text:p>
          </table:table-cell>
          <table:table-cell office:value-type="float" office:value="11605" table:style-name="ce16">
            <text:p><text:s/>11,605<text:s/></text:p>
          </table:table-cell>
          <table:table-cell office:value-type="float" office:value="11701559" table:style-name="ce16">
            <text:p><text:s/>11,701,559<text:s/></text:p>
          </table:table-cell>
          <table:table-cell office:value-type="float" office:value="60256050" table:style-name="ce16">
            <text:p><text:s/>60,256,050<text:s/></text:p>
          </table:table-cell>
          <table:table-cell office:value-type="float" office:value="429" table:style-name="ce16">
            <text:p><text:s/>429<text:s/></text:p>
          </table:table-cell>
          <table:table-cell office:value-type="float" office:value="52664018" table:style-name="ce17">
            <text:p><text:s/>52,664,018<text:s/></text:p>
          </table:table-cell>
          <table:table-cell office:value-type="float" office:value="1254655" table:style-name="ce16">
            <text:p><text:s/>1,254,655<text:s/></text:p>
          </table:table-cell>
          <table:table-cell office:value-type="float" office:value="21067" table:style-name="ce16">
            <text:p><text:s/>21,067<text:s/></text:p>
          </table:table-cell>
          <table:table-cell office:value-type="float" office:value="127954905" table:style-name="ce16">
            <text:p><text:s/>127,954,90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5" table:style-name="ce9">
            <text:p>1725</text:p>
          </table:table-cell>
          <table:table-cell office:value-type="float" office:value="120" table:style-name="ce15">
            <text:p><text:s/>120<text:s/></text:p>
          </table:table-cell>
          <table:table-cell office:value-type="float" office:value="21" table:style-name="ce16">
            <text:p><text:s/>21<text:s/></text:p>
          </table:table-cell>
          <table:table-cell table:style-name="ce16"/>
          <table:table-cell office:value-type="float" office:value="32" table:style-name="ce16">
            <text:p><text:s/>32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2364" table:style-name="ce16">
            <text:p><text:s/>2,364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9049" table:style-name="ce16">
            <text:p><text:s/>9,049<text:s/></text:p>
          </table:table-cell>
          <table:table-cell office:value-type="float" office:value="60" table:style-name="ce16">
            <text:p><text:s/>60<text:s/></text:p>
          </table:table-cell>
          <table:table-cell office:value-type="float" office:value="927" table:style-name="ce17">
            <text:p><text:s/>927<text:s/></text:p>
          </table:table-cell>
          <table:table-cell office:value-type="float" office:value="311" table:style-name="ce16">
            <text:p><text:s/>311<text:s/></text:p>
          </table:table-cell>
          <table:table-cell office:value-type="float" office:value="1106" table:style-name="ce16">
            <text:p><text:s/>1,106<text:s/></text:p>
          </table:table-cell>
          <table:table-cell office:value-type="float" office:value="14105" table:style-name="ce18">
            <text:p><text:s/>14,105<text:s/></text:p>
          </table:table-cell>
          <table:table-cell office:value-type="float" office:value="12.008333333333333" table:style-name="ce15">
            <text:p><text:s/>12<text:s/></text:p>
          </table:table-cell>
          <table:table-cell office:value-type="float" office:value="4.2857142857142856" table:style-name="ce16">
            <text:p><text:s/>4<text:s/></text:p>
          </table:table-cell>
          <table:table-cell table:style-name="ce16"/>
          <table:table-cell office:value-type="float" office:value="5.8125" table:style-name="ce16">
            <text:p><text:s/>6<text:s/></text:p>
          </table:table-cell>
          <table:table-cell office:value-type="float" office:value="0.2857142857142857" table:style-name="ce16">
            <text:p><text:s/>0<text:s/></text:p>
          </table:table-cell>
          <table:table-cell office:value-type="float" office:value="23.623655913978496" table:style-name="ce16">
            <text:p><text:s/>24<text:s/></text:p>
          </table:table-cell>
          <table:table-cell office:value-type="float" office:value="4.6484771573604062" table:style-name="ce16">
            <text:p><text:s/>5<text:s/></text:p>
          </table:table-cell>
          <table:table-cell office:value-type="float" office:value="145" table:style-name="ce16">
            <text:p><text:s/>145<text:s/></text:p>
          </table:table-cell>
          <table:table-cell office:value-type="float" office:value="26.385677975466901" table:style-name="ce16">
            <text:p><text:s/>26<text:s/></text:p>
          </table:table-cell>
          <table:table-cell office:value-type="float" office:value="1.6666666666666666E-2" table:style-name="ce16">
            <text:p><text:s/>0<text:s/></text:p>
          </table:table-cell>
          <table:table-cell office:value-type="float" office:value="4.5620280474649411" table:style-name="ce17">
            <text:p><text:s/>5<text:s/></text:p>
          </table:table-cell>
          <table:table-cell office:value-type="float" office:value="5.112540192926045" table:style-name="ce16">
            <text:p><text:s/>5<text:s/></text:p>
          </table:table-cell>
          <table:table-cell office:value-type="float" office:value="1.8083182640144665E-3" table:style-name="ce16">
            <text:p><text:s/>0<text:s/></text:p>
          </table:table-cell>
          <table:table-cell office:value-type="float" office:value="18.551293867422899" table:style-name="ce18">
            <text:p><text:s/>19<text:s/></text:p>
          </table:table-cell>
          <table:table-cell office:value-type="float" office:value="1420469" table:style-name="ce19">
            <text:p><text:s/>1,420,469<text:s/></text:p>
          </table:table-cell>
          <table:table-cell office:value-type="float" office:value="635460" table:style-name="ce16">
            <text:p><text:s/>635,460<text:s/></text:p>
          </table:table-cell>
          <table:table-cell table:style-name="ce16"/>
          <table:table-cell office:value-type="float" office:value="82167" table:style-name="ce16">
            <text:p><text:s/>82,167<text:s/></text:p>
          </table:table-cell>
          <table:table-cell office:value-type="float" office:value="5778" table:style-name="ce16">
            <text:p><text:s/>5,778<text:s/></text:p>
          </table:table-cell>
          <table:table-cell office:value-type="float" office:value="195852" table:style-name="ce16">
            <text:p><text:s/>195,852<text:s/></text:p>
          </table:table-cell>
          <table:table-cell office:value-type="float" office:value="11820" table:style-name="ce16">
            <text:p><text:s/>11,820<text:s/></text:p>
          </table:table-cell>
          <table:table-cell office:value-type="float" office:value="12271705" table:style-name="ce16">
            <text:p><text:s/>12,271,705<text:s/></text:p>
          </table:table-cell>
          <table:table-cell office:value-type="float" office:value="58510740" table:style-name="ce16">
            <text:p><text:s/>58,510,740<text:s/></text:p>
          </table:table-cell>
          <table:table-cell office:value-type="float" office:value="428423" table:style-name="ce16">
            <text:p><text:s/>428,423<text:s/></text:p>
          </table:table-cell>
          <table:table-cell office:value-type="float" office:value="53368374" table:style-name="ce17">
            <text:p><text:s/>53,368,374<text:s/></text:p>
          </table:table-cell>
          <table:table-cell office:value-type="float" office:value="1174540" table:style-name="ce16">
            <text:p><text:s/>1,174,540<text:s/></text:p>
          </table:table-cell>
          <table:table-cell office:value-type="float" office:value="18497" table:style-name="ce16">
            <text:p><text:s/>18,497<text:s/></text:p>
          </table:table-cell>
          <table:table-cell office:value-type="float" office:value="128123825" table:style-name="ce16">
            <text:p><text:s/>128,123,825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6" table:style-name="ce9">
            <text:p>1726</text:p>
          </table:table-cell>
          <table:table-cell office:value-type="float" office:value="157" table:style-name="ce15">
            <text:p><text:s/>157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5" table:style-name="ce16">
            <text:p><text:s/>15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112" table:style-name="ce16">
            <text:p><text:s/>112<text:s/></text:p>
          </table:table-cell>
          <table:table-cell office:value-type="float" office:value="2396" table:style-name="ce16">
            <text:p><text:s/>2,396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517" table:style-name="ce16">
            <text:p><text:s/>8,517<text:s/></text:p>
          </table:table-cell>
          <table:table-cell office:value-type="float" office:value="48" table:style-name="ce16">
            <text:p><text:s/>48<text:s/></text:p>
          </table:table-cell>
          <table:table-cell office:value-type="float" office:value="851" table:style-name="ce17">
            <text:p><text:s/>851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165" table:style-name="ce16">
            <text:p><text:s/>1,165<text:s/></text:p>
          </table:table-cell>
          <table:table-cell office:value-type="float" office:value="13618" table:style-name="ce18">
            <text:p><text:s/>13,618<text:s/></text:p>
          </table:table-cell>
          <table:table-cell office:value-type="float" office:value="13.108280254777069" table:style-name="ce15">
            <text:p><text:s/>13<text:s/></text:p>
          </table:table-cell>
          <table:table-cell office:value-type="float" office:value="4.125" table:style-name="ce16">
            <text:p><text:s/>4<text:s/></text:p>
          </table:table-cell>
          <table:table-cell table:style-name="ce16"/>
          <table:table-cell office:value-type="float" office:value="4.4666666666666668" table:style-name="ce16">
            <text:p><text:s/>4<text:s/></text:p>
          </table:table-cell>
          <table:table-cell office:value-type="float" office:value="0.53333333333333333" table:style-name="ce16">
            <text:p><text:s/>1<text:s/></text:p>
          </table:table-cell>
          <table:table-cell office:value-type="float" office:value="25.401785714285715" table:style-name="ce16">
            <text:p><text:s/>25<text:s/></text:p>
          </table:table-cell>
          <table:table-cell office:value-type="float" office:value="4.5342237061769612" table:style-name="ce16">
            <text:p><text:s/>5<text:s/></text:p>
          </table:table-cell>
          <table:table-cell office:value-type="float" office:value="46.125" table:style-name="ce16">
            <text:p><text:s/>46<text:s/></text:p>
          </table:table-cell>
          <table:table-cell office:value-type="float" office:value="25.803569331924386" table:style-name="ce16">
            <text:p><text:s/>26<text:s/></text:p>
          </table:table-cell>
          <table:table-cell office:value-type="float" office:value="0.14583333333333334" table:style-name="ce16">
            <text:p><text:s/>0<text:s/></text:p>
          </table:table-cell>
          <table:table-cell office:value-type="float" office:value="4.6674500587544063" table:style-name="ce17">
            <text:p><text:s/>5<text:s/></text:p>
          </table:table-cell>
          <table:table-cell office:value-type="float" office:value="5.0920245398773005" table:style-name="ce16">
            <text:p><text:s/>5<text:s/></text:p>
          </table:table-cell>
          <table:table-cell office:value-type="float" office:value="0.11330472103004292" table:style-name="ce16">
            <text:p><text:s/>0<text:s/></text:p>
          </table:table-cell>
          <table:table-cell office:value-type="float" office:value="17.754736378322807" table:style-name="ce18">
            <text:p><text:s/>18<text:s/></text:p>
          </table:table-cell>
          <table:table-cell office:value-type="float" office:value="2358160" table:style-name="ce19">
            <text:p><text:s/>2,358,160<text:s/></text:p>
          </table:table-cell>
          <table:table-cell office:value-type="float" office:value="295252" table:style-name="ce16">
            <text:p><text:s/>295,252<text:s/></text:p>
          </table:table-cell>
          <table:table-cell table:style-name="ce16"/>
          <table:table-cell office:value-type="float" office:value="36510" table:style-name="ce16">
            <text:p><text:s/>36,510<text:s/></text:p>
          </table:table-cell>
          <table:table-cell office:value-type="float" office:value="7728" table:style-name="ce16">
            <text:p><text:s/>7,728<text:s/></text:p>
          </table:table-cell>
          <table:table-cell office:value-type="float" office:value="189419" table:style-name="ce16">
            <text:p><text:s/>189,419<text:s/></text:p>
          </table:table-cell>
          <table:table-cell office:value-type="float" office:value="11980" table:style-name="ce16">
            <text:p><text:s/>11,980<text:s/></text:p>
          </table:table-cell>
          <table:table-cell office:value-type="float" office:value="1791159" table:style-name="ce16">
            <text:p><text:s/>1,791,159<text:s/></text:p>
          </table:table-cell>
          <table:table-cell office:value-type="float" office:value="54691805" table:style-name="ce16">
            <text:p><text:s/>54,691,805<text:s/></text:p>
          </table:table-cell>
          <table:table-cell office:value-type="float" office:value="244417" table:style-name="ce16">
            <text:p><text:s/>244,417<text:s/></text:p>
          </table:table-cell>
          <table:table-cell office:value-type="float" office:value="50608840" table:style-name="ce17">
            <text:p><text:s/>50,608,840<text:s/></text:p>
          </table:table-cell>
          <table:table-cell office:value-type="float" office:value="1119023" table:style-name="ce16">
            <text:p><text:s/>1,119,023<text:s/></text:p>
          </table:table-cell>
          <table:table-cell office:value-type="float" office:value="51519" table:style-name="ce16">
            <text:p><text:s/>51,519<text:s/></text:p>
          </table:table-cell>
          <table:table-cell office:value-type="float" office:value="111405812" table:style-name="ce16">
            <text:p><text:s/>111,405,81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7" table:style-name="ce9">
            <text:p>1727</text:p>
          </table:table-cell>
          <table:table-cell office:value-type="float" office:value="123" table:style-name="ce15">
            <text:p><text:s/>123<text:s/></text:p>
          </table:table-cell>
          <table:table-cell office:value-type="float" office:value="30" table:style-name="ce16">
            <text:p><text:s/>30<text:s/></text:p>
          </table:table-cell>
          <table:table-cell table:style-name="ce16"/>
          <table:table-cell office:value-type="float" office:value="33" table:style-name="ce16">
            <text:p><text:s/>33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19" table:style-name="ce16">
            <text:p><text:s/>119<text:s/></text:p>
          </table:table-cell>
          <table:table-cell office:value-type="float" office:value="2435" table:style-name="ce16">
            <text:p><text:s/>2,435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087" table:style-name="ce16">
            <text:p><text:s/>9,087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1133" table:style-name="ce17">
            <text:p><text:s/>1,133<text:s/></text:p>
          </table:table-cell>
          <table:table-cell office:value-type="float" office:value="345" table:style-name="ce16">
            <text:p><text:s/>345<text:s/></text:p>
          </table:table-cell>
          <table:table-cell office:value-type="float" office:value="1235" table:style-name="ce16">
            <text:p><text:s/>1,235<text:s/></text:p>
          </table:table-cell>
          <table:table-cell office:value-type="float" office:value="14624" table:style-name="ce18">
            <text:p><text:s/>14,624<text:s/></text:p>
          </table:table-cell>
          <table:table-cell office:value-type="float" office:value="13.853658536585366" table:style-name="ce15">
            <text:p><text:s/>14<text:s/></text:p>
          </table:table-cell>
          <table:table-cell office:value-type="float" office:value="5.4333333333333336" table:style-name="ce16">
            <text:p><text:s/>5<text:s/></text:p>
          </table:table-cell>
          <table:table-cell table:style-name="ce16"/>
          <table:table-cell office:value-type="float" office:value="5.3939393939393936" table:style-name="ce16">
            <text:p><text:s/>5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31.277310924369747" table:style-name="ce16">
            <text:p><text:s/>31<text:s/></text:p>
          </table:table-cell>
          <table:table-cell office:value-type="float" office:value="4.2357289527720736" table:style-name="ce16">
            <text:p><text:s/>4<text:s/></text:p>
          </table:table-cell>
          <table:table-cell office:value-type="float" office:value="23.125" table:style-name="ce16">
            <text:p><text:s/>23<text:s/></text:p>
          </table:table-cell>
          <table:table-cell office:value-type="float" office:value="29.435677341256742" table:style-name="ce16">
            <text:p><text:s/>29<text:s/></text:p>
          </table:table-cell>
          <table:table-cell office:value-type="float" office:value="0.21875" table:style-name="ce16">
            <text:p><text:s/>0<text:s/></text:p>
          </table:table-cell>
          <table:table-cell office:value-type="float" office:value="4.6001765225066196" table:style-name="ce17">
            <text:p><text:s/>5<text:s/></text:p>
          </table:table-cell>
          <table:table-cell office:value-type="float" office:value="5.1014492753623184" table:style-name="ce16">
            <text:p><text:s/>5<text:s/></text:p>
          </table:table-cell>
          <table:table-cell office:value-type="float" office:value="0.1757085020242915" table:style-name="ce16">
            <text:p><text:s/>0<text:s/></text:p>
          </table:table-cell>
          <table:table-cell office:value-type="float" office:value="19.895856126914662" table:style-name="ce18">
            <text:p><text:s/>20<text:s/></text:p>
          </table:table-cell>
          <table:table-cell office:value-type="float" office:value="1980895" table:style-name="ce19">
            <text:p><text:s/>1,980,895<text:s/></text:p>
          </table:table-cell>
          <table:table-cell office:value-type="float" office:value="1780266" table:style-name="ce16">
            <text:p><text:s/>1,780,266<text:s/></text:p>
          </table:table-cell>
          <table:table-cell table:style-name="ce16"/>
          <table:table-cell office:value-type="float" office:value="65452" table:style-name="ce16">
            <text:p><text:s/>65,452<text:s/></text:p>
          </table:table-cell>
          <table:table-cell office:value-type="float" office:value="8929" table:style-name="ce16">
            <text:p><text:s/>8,929<text:s/></text:p>
          </table:table-cell>
          <table:table-cell office:value-type="float" office:value="270429" table:style-name="ce16">
            <text:p><text:s/>270,429<text:s/></text:p>
          </table:table-cell>
          <table:table-cell office:value-type="float" office:value="12175" table:style-name="ce16">
            <text:p><text:s/>12,175<text:s/></text:p>
          </table:table-cell>
          <table:table-cell office:value-type="float" office:value="87600" table:style-name="ce16">
            <text:p><text:s/>87,600<text:s/></text:p>
          </table:table-cell>
          <table:table-cell office:value-type="float" office:value="67758422" table:style-name="ce16">
            <text:p><text:s/>67,758,422<text:s/></text:p>
          </table:table-cell>
          <table:table-cell office:value-type="float" office:value="444568" table:style-name="ce16">
            <text:p><text:s/>444,568<text:s/></text:p>
          </table:table-cell>
          <table:table-cell office:value-type="float" office:value="61153592" table:style-name="ce17">
            <text:p><text:s/>61,153,592<text:s/></text:p>
          </table:table-cell>
          <table:table-cell office:value-type="float" office:value="1281275" table:style-name="ce16">
            <text:p><text:s/>1,281,275<text:s/></text:p>
          </table:table-cell>
          <table:table-cell office:value-type="float" office:value="667816" table:style-name="ce16">
            <text:p><text:s/>667,816<text:s/></text:p>
          </table:table-cell>
          <table:table-cell office:value-type="float" office:value="135511419" table:style-name="ce16">
            <text:p><text:s/>135,511,41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8" table:style-name="ce9">
            <text:p>1728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13" table:style-name="ce16">
            <text:p><text:s/>13<text:s/></text:p>
          </table:table-cell>
          <table:table-cell office:value-type="float" office:value="18" table:style-name="ce16">
            <text:p><text:s/>18<text:s/></text:p>
          </table:table-cell>
          <table:table-cell office:value-type="float" office:value="116" table:style-name="ce16">
            <text:p><text:s/>116<text:s/></text:p>
          </table:table-cell>
          <table:table-cell office:value-type="float" office:value="1428" table:style-name="ce16">
            <text:p><text:s/>1,428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306" table:style-name="ce16">
            <text:p><text:s/>8,306<text:s/></text:p>
          </table:table-cell>
          <table:table-cell office:value-type="float" office:value="50" table:style-name="ce16">
            <text:p><text:s/>50<text:s/></text:p>
          </table:table-cell>
          <table:table-cell office:value-type="float" office:value="846" table:style-name="ce17">
            <text:p><text:s/>846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1091" table:style-name="ce16">
            <text:p><text:s/>1,091<text:s/></text:p>
          </table:table-cell>
          <table:table-cell office:value-type="float" office:value="12303" table:style-name="ce18">
            <text:p><text:s/>12,303<text:s/></text:p>
          </table:table-cell>
          <table:table-cell office:value-type="float" office:value="13.026785714285714" table:style-name="ce15">
            <text:p><text:s/>13<text:s/></text:p>
          </table:table-cell>
          <table:table-cell office:value-type="float" office:value="6.333333333333333" table:style-name="ce16">
            <text:p><text:s/>6<text:s/></text:p>
          </table:table-cell>
          <table:table-cell table:style-name="ce16"/>
          <table:table-cell office:value-type="float" office:value="3.5384615384615383" table:style-name="ce16">
            <text:p><text:s/>4<text:s/></text:p>
          </table:table-cell>
          <table:table-cell office:value-type="float" office:value="0.27777777777777779" table:style-name="ce16">
            <text:p><text:s/>0<text:s/></text:p>
          </table:table-cell>
          <table:table-cell office:value-type="float" office:value="32.603448275862071" table:style-name="ce16">
            <text:p><text:s/>33<text:s/></text:p>
          </table:table-cell>
          <table:table-cell office:value-type="float" office:value="3.8438375350140057" table:style-name="ce16">
            <text:p><text:s/>4<text:s/></text:p>
          </table:table-cell>
          <table:table-cell office:value-type="float" office:value="45" table:style-name="ce16">
            <text:p><text:s/>45<text:s/></text:p>
          </table:table-cell>
          <table:table-cell office:value-type="float" office:value="26.82952082831688" table:style-name="ce16">
            <text:p><text:s/>27<text:s/></text:p>
          </table:table-cell>
          <table:table-cell office:value-type="float" office:value="0.08" table:style-name="ce16">
            <text:p><text:s/>0<text:s/></text:p>
          </table:table-cell>
          <table:table-cell office:value-type="float" office:value="4.124113475177305" table:style-name="ce17">
            <text:p><text:s/>4<text:s/></text:p>
          </table:table-cell>
          <table:table-cell office:value-type="float" office:value="5.1356466876971609" table:style-name="ce16">
            <text:p><text:s/>5<text:s/></text:p>
          </table:table-cell>
          <table:table-cell office:value-type="float" office:value="0.29789184234647115" table:style-name="ce16">
            <text:p><text:s/>0<text:s/></text:p>
          </table:table-cell>
          <table:table-cell office:value-type="float" office:value="19.444607006421197" table:style-name="ce18">
            <text:p><text:s/>19<text:s/></text:p>
          </table:table-cell>
          <table:table-cell office:value-type="float" office:value="1685151" table:style-name="ce19">
            <text:p><text:s/>1,685,151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36347" table:style-name="ce16">
            <text:p><text:s/>36,347<text:s/></text:p>
          </table:table-cell>
          <table:table-cell office:value-type="float" office:value="12674" table:style-name="ce16">
            <text:p><text:s/>12,674<text:s/></text:p>
          </table:table-cell>
          <table:table-cell office:value-type="float" office:value="243569" table:style-name="ce16">
            <text:p><text:s/>243,569<text:s/></text:p>
          </table:table-cell>
          <table:table-cell office:value-type="float" office:value="7140" table:style-name="ce16">
            <text:p><text:s/>7,140<text:s/></text:p>
          </table:table-cell>
          <table:table-cell office:value-type="float" office:value="66952" table:style-name="ce16">
            <text:p><text:s/>66,952<text:s/></text:p>
          </table:table-cell>
          <table:table-cell office:value-type="float" office:value="55670422" table:style-name="ce16">
            <text:p><text:s/>55,670,422<text:s/></text:p>
          </table:table-cell>
          <table:table-cell office:value-type="float" office:value="430028" table:style-name="ce16">
            <text:p><text:s/>430,028<text:s/></text:p>
          </table:table-cell>
          <table:table-cell office:value-type="float" office:value="48796324" table:style-name="ce17">
            <text:p><text:s/>48,796,324<text:s/></text:p>
          </table:table-cell>
          <table:table-cell office:value-type="float" office:value="1137600" table:style-name="ce16">
            <text:p><text:s/>1,137,600<text:s/></text:p>
          </table:table-cell>
          <table:table-cell office:value-type="float" office:value="1342928" table:style-name="ce16">
            <text:p><text:s/>1,342,928<text:s/></text:p>
          </table:table-cell>
          <table:table-cell office:value-type="float" office:value="109462852" table:style-name="ce16">
            <text:p><text:s/>109,462,852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29" table:style-name="ce9">
            <text:p>1729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39" table:style-name="ce16">
            <text:p><text:s/>139<text:s/></text:p>
          </table:table-cell>
          <table:table-cell office:value-type="float" office:value="1642" table:style-name="ce16">
            <text:p><text:s/>1,642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212" table:style-name="ce16">
            <text:p><text:s/>8,212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816" table:style-name="ce17">
            <text:p><text:s/>816<text:s/></text:p>
          </table:table-cell>
          <table:table-cell office:value-type="float" office:value="325" table:style-name="ce16">
            <text:p><text:s/>325<text:s/></text:p>
          </table:table-cell>
          <table:table-cell office:value-type="float" office:value="1104" table:style-name="ce16">
            <text:p><text:s/>1,104<text:s/></text:p>
          </table:table-cell>
          <table:table-cell office:value-type="float" office:value="12416" table:style-name="ce18">
            <text:p><text:s/>12,416<text:s/></text:p>
          </table:table-cell>
          <table:table-cell office:value-type="float" office:value="12.770642201834862" table:style-name="ce15">
            <text:p><text:s/>13<text:s/></text:p>
          </table:table-cell>
          <table:table-cell office:value-type="float" office:value="6.4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25" table:style-name="ce16">
            <text:p><text:s/>5<text:s/></text:p>
          </table:table-cell>
          <table:table-cell office:value-type="float" office:value="0.16666666666666666" table:style-name="ce16">
            <text:p><text:s/>0<text:s/></text:p>
          </table:table-cell>
          <table:table-cell office:value-type="float" office:value="24.920863309352519" table:style-name="ce16">
            <text:p><text:s/>25<text:s/></text:p>
          </table:table-cell>
          <table:table-cell office:value-type="float" office:value="4.2643118148599273" table:style-name="ce16">
            <text:p><text:s/>4<text:s/></text:p>
          </table:table-cell>
          <table:table-cell office:value-type="float" office:value="97.571428571428569" table:style-name="ce16">
            <text:p><text:s/>98<text:s/></text:p>
          </table:table-cell>
          <table:table-cell office:value-type="float" office:value="30.068314661471018" table:style-name="ce16">
            <text:p><text:s/>30<text:s/></text:p>
          </table:table-cell>
          <table:table-cell office:value-type="float" office:value="0.39285714285714285" table:style-name="ce16">
            <text:p><text:s/>0<text:s/></text:p>
          </table:table-cell>
          <table:table-cell office:value-type="float" office:value="4.721813725490196" table:style-name="ce17">
            <text:p><text:s/>5<text:s/></text:p>
          </table:table-cell>
          <table:table-cell office:value-type="float" office:value="5.1784615384615389" table:style-name="ce16">
            <text:p><text:s/>5<text:s/></text:p>
          </table:table-cell>
          <table:table-cell office:value-type="float" office:value="0.12228260869565218" table:style-name="ce16">
            <text:p><text:s/>0<text:s/></text:p>
          </table:table-cell>
          <table:table-cell office:value-type="float" office:value="21.364529639175259" table:style-name="ce18">
            <text:p><text:s/>21<text:s/></text:p>
          </table:table-cell>
          <table:table-cell office:value-type="float" office:value="1584358" table:style-name="ce19">
            <text:p><text:s/>1,584,358<text:s/></text:p>
          </table:table-cell>
          <table:table-cell office:value-type="float" office:value="56195" table:style-name="ce16">
            <text:p><text:s/>56,19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3539" table:style-name="ce16">
            <text:p><text:s/>53,539<text:s/></text:p>
          </table:table-cell>
          <table:table-cell office:value-type="float" office:value="9863" table:style-name="ce16">
            <text:p><text:s/>9,863<text:s/></text:p>
          </table:table-cell>
          <table:table-cell office:value-type="float" office:value="236694" table:style-name="ce16">
            <text:p><text:s/>236,694<text:s/></text:p>
          </table:table-cell>
          <table:table-cell office:value-type="float" office:value="8210" table:style-name="ce16">
            <text:p><text:s/>8,210<text:s/></text:p>
          </table:table-cell>
          <table:table-cell office:value-type="float" office:value="3791388" table:style-name="ce16">
            <text:p><text:s/>3,791,388<text:s/></text:p>
          </table:table-cell>
          <table:table-cell office:value-type="float" office:value="55111915" table:style-name="ce16">
            <text:p><text:s/>55,111,915<text:s/></text:p>
          </table:table-cell>
          <table:table-cell office:value-type="float" office:value="173233" table:style-name="ce16">
            <text:p><text:s/>173,233<text:s/></text:p>
          </table:table-cell>
          <table:table-cell office:value-type="float" office:value="42700482" table:style-name="ce17">
            <text:p><text:s/>42,700,482<text:s/></text:p>
          </table:table-cell>
          <table:table-cell office:value-type="float" office:value="1126968" table:style-name="ce16">
            <text:p><text:s/>1,126,968<text:s/></text:p>
          </table:table-cell>
          <table:table-cell office:value-type="float" office:value="55362" table:style-name="ce16">
            <text:p><text:s/>55,362<text:s/></text:p>
          </table:table-cell>
          <table:table-cell office:value-type="float" office:value="104908207" table:style-name="ce16">
            <text:p><text:s/>104,908,20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0" table:style-name="ce9">
            <text:p>1730</text:p>
          </table:table-cell>
          <table:table-cell office:value-type="float" office:value="105" table:style-name="ce15">
            <text:p><text:s/>105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01" table:style-name="ce16">
            <text:p><text:s/>101<text:s/></text:p>
          </table:table-cell>
          <table:table-cell office:value-type="float" office:value="1589" table:style-name="ce16">
            <text:p><text:s/>1,589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8678" table:style-name="ce16">
            <text:p><text:s/>8,678<text:s/></text:p>
          </table:table-cell>
          <table:table-cell office:value-type="float" office:value="20" table:style-name="ce16">
            <text:p><text:s/>20<text:s/></text:p>
          </table:table-cell>
          <table:table-cell office:value-type="float" office:value="862" table:style-name="ce17">
            <text:p><text:s/>862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090" table:style-name="ce16">
            <text:p><text:s/>1,090<text:s/></text:p>
          </table:table-cell>
          <table:table-cell office:value-type="float" office:value="12825" table:style-name="ce18">
            <text:p><text:s/>12,825<text:s/></text:p>
          </table:table-cell>
          <table:table-cell office:value-type="float" office:value="13.523809523809524" table:style-name="ce15">
            <text:p><text:s/>14<text:s/></text:p>
          </table:table-cell>
          <table:table-cell office:value-type="float" office:value="4.666666666666667" table:style-name="ce16">
            <text:p><text:s/>5<text:s/></text:p>
          </table:table-cell>
          <table:table-cell table:style-name="ce16"/>
          <table:table-cell office:value-type="float" office:value="5.3684210526315788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7.702970297029704" table:style-name="ce16">
            <text:p><text:s/>28<text:s/></text:p>
          </table:table-cell>
          <table:table-cell office:value-type="float" office:value="2.4480805538074262" table:style-name="ce16">
            <text:p><text:s/>2<text:s/></text:p>
          </table:table-cell>
          <table:table-cell office:value-type="float" office:value="43.06666666666667" table:style-name="ce16">
            <text:p><text:s/>43<text:s/></text:p>
          </table:table-cell>
          <table:table-cell office:value-type="float" office:value="29.947568564185296" table:style-name="ce16">
            <text:p><text:s/>30<text:s/></text:p>
          </table:table-cell>
          <table:table-cell office:value-type="float" office:value="0.3" table:style-name="ce16">
            <text:p><text:s/>0<text:s/></text:p>
          </table:table-cell>
          <table:table-cell office:value-type="float" office:value="4.8573085846867752" table:style-name="ce17">
            <text:p><text:s/>5<text:s/></text:p>
          </table:table-cell>
          <table:table-cell office:value-type="float" office:value="5.1559633027522933" table:style-name="ce16">
            <text:p><text:s/>5<text:s/></text:p>
          </table:table-cell>
          <table:table-cell office:value-type="float" office:value="0.12018348623853212" table:style-name="ce16">
            <text:p><text:s/>0<text:s/></text:p>
          </table:table-cell>
          <table:table-cell office:value-type="float" office:value="21.427992202729044" table:style-name="ce18">
            <text:p><text:s/>21<text:s/></text:p>
          </table:table-cell>
          <table:table-cell office:value-type="float" office:value="1334032" table:style-name="ce19">
            <text:p><text:s/>1,334,032<text:s/></text:p>
          </table:table-cell>
          <table:table-cell office:value-type="float" office:value="340208" table:style-name="ce16">
            <text:p><text:s/>340,208<text:s/></text:p>
          </table:table-cell>
          <table:table-cell table:style-name="ce16"/>
          <table:table-cell office:value-type="float" office:value="36740" table:style-name="ce16">
            <text:p><text:s/>36,740<text:s/></text:p>
          </table:table-cell>
          <table:table-cell office:value-type="float" office:value="3729" table:style-name="ce16">
            <text:p><text:s/>3,729<text:s/></text:p>
          </table:table-cell>
          <table:table-cell office:value-type="float" office:value="184174" table:style-name="ce16">
            <text:p><text:s/>184,174<text:s/></text:p>
          </table:table-cell>
          <table:table-cell office:value-type="float" office:value="7945" table:style-name="ce16">
            <text:p><text:s/>7,945<text:s/></text:p>
          </table:table-cell>
          <table:table-cell office:value-type="float" office:value="2722619" table:style-name="ce16">
            <text:p><text:s/>2,722,619<text:s/></text:p>
          </table:table-cell>
          <table:table-cell office:value-type="float" office:value="57347679" table:style-name="ce16">
            <text:p><text:s/>57,347,679<text:s/></text:p>
          </table:table-cell>
          <table:table-cell office:value-type="float" office:value="32812" table:style-name="ce16">
            <text:p><text:s/>32,812<text:s/></text:p>
          </table:table-cell>
          <table:table-cell office:value-type="float" office:value="43308688" table:style-name="ce17">
            <text:p><text:s/>43,308,688<text:s/></text:p>
          </table:table-cell>
          <table:table-cell office:value-type="float" office:value="1096126" table:style-name="ce16">
            <text:p><text:s/>1,096,126<text:s/></text:p>
          </table:table-cell>
          <table:table-cell office:value-type="float" office:value="49599" table:style-name="ce16">
            <text:p><text:s/>49,599<text:s/></text:p>
          </table:table-cell>
          <table:table-cell office:value-type="float" office:value="106464351" table:style-name="ce16">
            <text:p><text:s/>106,464,35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1" table:style-name="ce9">
            <text:p>1731</text:p>
          </table:table-cell>
          <table:table-cell office:value-type="float" office:value="104" table:style-name="ce15">
            <text:p><text:s/>104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21" table:style-name="ce16">
            <text:p><text:s/>21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2124" table:style-name="ce16">
            <text:p><text:s/>2,124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878" table:style-name="ce16">
            <text:p><text:s/>8,878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982" table:style-name="ce17">
            <text:p><text:s/>982<text:s/></text:p>
          </table:table-cell>
          <table:table-cell office:value-type="float" office:value="347" table:style-name="ce16">
            <text:p><text:s/>347<text:s/></text:p>
          </table:table-cell>
          <table:table-cell office:value-type="float" office:value="1190" table:style-name="ce16">
            <text:p><text:s/>1,190<text:s/></text:p>
          </table:table-cell>
          <table:table-cell office:value-type="float" office:value="13831" table:style-name="ce18">
            <text:p><text:s/>13,831<text:s/></text:p>
          </table:table-cell>
          <table:table-cell office:value-type="float" office:value="13.182692307692308" table:style-name="ce15">
            <text:p><text:s/>13<text:s/></text:p>
          </table:table-cell>
          <table:table-cell office:value-type="float" office:value="14.071428571428571" table:style-name="ce16">
            <text:p><text:s/>14<text:s/></text:p>
          </table:table-cell>
          <table:table-cell table:style-name="ce16"/>
          <table:table-cell office:value-type="float" office:value="5.5238095238095237" table:style-name="ce16">
            <text:p><text:s/>6<text:s/></text:p>
          </table:table-cell>
          <table:table-cell office:value-type="float" office:value="0.13333333333333333" table:style-name="ce16">
            <text:p><text:s/>0<text:s/></text:p>
          </table:table-cell>
          <table:table-cell office:value-type="float" office:value="24.212765957446809" table:style-name="ce16">
            <text:p><text:s/>24<text:s/></text:p>
          </table:table-cell>
          <table:table-cell office:value-type="float" office:value="1.9529190207156308" table:style-name="ce16">
            <text:p><text:s/>2<text:s/></text:p>
          </table:table-cell>
          <table:table-cell office:value-type="float" office:value="179.33333333333334" table:style-name="ce16">
            <text:p><text:s/>179<text:s/></text:p>
          </table:table-cell>
          <table:table-cell office:value-type="float" office:value="29.868213561612976" table:style-name="ce16">
            <text:p><text:s/>30<text:s/></text:p>
          </table:table-cell>
          <table:table-cell office:value-type="float" office:value="0.39622641509433965" table:style-name="ce16">
            <text:p><text:s/>0<text:s/></text:p>
          </table:table-cell>
          <table:table-cell office:value-type="float" office:value="3.4114052953156824" table:style-name="ce17">
            <text:p><text:s/>3<text:s/></text:p>
          </table:table-cell>
          <table:table-cell office:value-type="float" office:value="5.1037463976945245" table:style-name="ce16">
            <text:p><text:s/>5<text:s/></text:p>
          </table:table-cell>
          <table:table-cell office:value-type="float" office:value="3.4453781512605045E-2" table:style-name="ce16">
            <text:p><text:s/>0<text:s/></text:p>
          </table:table-cell>
          <table:table-cell office:value-type="float" office:value="20.249945773985974" table:style-name="ce18">
            <text:p><text:s/>20<text:s/></text:p>
          </table:table-cell>
          <table:table-cell office:value-type="float" office:value="1376464" table:style-name="ce19">
            <text:p><text:s/>1,376,464<text:s/></text:p>
          </table:table-cell>
          <table:table-cell office:value-type="float" office:value="1236769" table:style-name="ce16">
            <text:p><text:s/>1,236,769<text:s/></text:p>
          </table:table-cell>
          <table:table-cell table:style-name="ce16"/>
          <table:table-cell office:value-type="float" office:value="53794" table:style-name="ce16">
            <text:p><text:s/>53,794<text:s/></text:p>
          </table:table-cell>
          <table:table-cell office:value-type="float" office:value="12760" table:style-name="ce16">
            <text:p><text:s/>12,760<text:s/></text:p>
          </table:table-cell>
          <table:table-cell office:value-type="float" office:value="150733" table:style-name="ce16">
            <text:p><text:s/>150,733<text:s/></text:p>
          </table:table-cell>
          <table:table-cell office:value-type="float" office:value="10620" table:style-name="ce16">
            <text:p><text:s/>10,620<text:s/></text:p>
          </table:table-cell>
          <table:table-cell office:value-type="float" office:value="8268965" table:style-name="ce16">
            <text:p><text:s/>8,268,965<text:s/></text:p>
          </table:table-cell>
          <table:table-cell office:value-type="float" office:value="67817932" table:style-name="ce16">
            <text:p><text:s/>67,817,932<text:s/></text:p>
          </table:table-cell>
          <table:table-cell office:value-type="float" office:value="599400" table:style-name="ce16">
            <text:p><text:s/>599,400<text:s/></text:p>
          </table:table-cell>
          <table:table-cell office:value-type="float" office:value="36437675" table:style-name="ce17">
            <text:p><text:s/>36,437,675<text:s/></text:p>
          </table:table-cell>
          <table:table-cell office:value-type="float" office:value="1191002" table:style-name="ce16">
            <text:p><text:s/>1,191,002<text:s/></text:p>
          </table:table-cell>
          <table:table-cell office:value-type="float" office:value="648003" table:style-name="ce16">
            <text:p><text:s/>648,003<text:s/></text:p>
          </table:table-cell>
          <table:table-cell office:value-type="float" office:value="117804117" table:style-name="ce16">
            <text:p><text:s/>117,804,11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2" table:style-name="ce9">
            <text:p>1732</text:p>
          </table:table-cell>
          <table:table-cell office:value-type="float" office:value="96" table:style-name="ce15">
            <text:p><text:s/>96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7" table:style-name="ce16">
            <text:p><text:s/>7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95" table:style-name="ce16">
            <text:p><text:s/>95<text:s/></text:p>
          </table:table-cell>
          <table:table-cell office:value-type="float" office:value="2247" table:style-name="ce16">
            <text:p><text:s/>2,24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7894" table:style-name="ce16">
            <text:p><text:s/>7,894<text:s/></text:p>
          </table:table-cell>
          <table:table-cell office:value-type="float" office:value="42" table:style-name="ce16">
            <text:p><text:s/>42<text:s/></text:p>
          </table:table-cell>
          <table:table-cell office:value-type="float" office:value="783" table:style-name="ce17">
            <text:p><text:s/>783<text:s/></text:p>
          </table:table-cell>
          <table:table-cell office:value-type="float" office:value="310" table:style-name="ce16">
            <text:p><text:s/>310<text:s/></text:p>
          </table:table-cell>
          <table:table-cell office:value-type="float" office:value="1146" table:style-name="ce16">
            <text:p><text:s/>1,146<text:s/></text:p>
          </table:table-cell>
          <table:table-cell office:value-type="float" office:value="12638" table:style-name="ce18">
            <text:p><text:s/>12,638<text:s/></text:p>
          </table:table-cell>
          <table:table-cell office:value-type="float" office:value="12.947916666666666" table:style-name="ce15">
            <text:p><text:s/>13<text:s/></text:p>
          </table:table-cell>
          <table:table-cell office:value-type="float" office:value="5.666666666666667" table:style-name="ce16">
            <text:p><text:s/>6<text:s/></text:p>
          </table:table-cell>
          <table:table-cell table:style-name="ce16"/>
          <table:table-cell office:value-type="float" office:value="5.1428571428571432" table:style-name="ce16">
            <text:p><text:s/>5<text:s/></text:p>
          </table:table-cell>
          <table:table-cell office:value-type="float" office:value="0.27272727272727271" table:style-name="ce16">
            <text:p><text:s/>0<text:s/></text:p>
          </table:table-cell>
          <table:table-cell office:value-type="float" office:value="23.105263157894736" table:style-name="ce16">
            <text:p><text:s/>23<text:s/></text:p>
          </table:table-cell>
          <table:table-cell office:value-type="float" office:value="2.2790387182910545" table:style-name="ce16">
            <text:p><text:s/>2<text:s/></text:p>
          </table:table-cell>
          <table:table-cell office:value-type="float" office:value="79.5" table:style-name="ce16">
            <text:p><text:s/>80<text:s/></text:p>
          </table:table-cell>
          <table:table-cell office:value-type="float" office:value="29.564099315936154" table:style-name="ce16">
            <text:p><text:s/>30<text:s/></text:p>
          </table:table-cell>
          <table:table-cell office:value-type="float" office:value="2.3809523809523808E-2" table:style-name="ce16">
            <text:p><text:s/>0<text:s/></text:p>
          </table:table-cell>
          <table:table-cell office:value-type="float" office:value="4.2911877394636013" table:style-name="ce17">
            <text:p><text:s/>4<text:s/></text:p>
          </table:table-cell>
          <table:table-cell office:value-type="float" office:value="5.145161290322581" table:style-name="ce16">
            <text:p><text:s/>5<text:s/></text:p>
          </table:table-cell>
          <table:table-cell office:value-type="float" office:value="8.7260034904013963E-4" table:style-name="ce16">
            <text:p><text:s/>0<text:s/></text:p>
          </table:table-cell>
          <table:table-cell office:value-type="float" office:value="19.565516695679698" table:style-name="ce18">
            <text:p><text:s/>20<text:s/></text:p>
          </table:table-cell>
          <table:table-cell office:value-type="float" office:value="1223754" table:style-name="ce19">
            <text:p><text:s/>1,223,754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8489" table:style-name="ce16">
            <text:p><text:s/>8,489<text:s/></text:p>
          </table:table-cell>
          <table:table-cell office:value-type="float" office:value="9736" table:style-name="ce16">
            <text:p><text:s/>9,736<text:s/></text:p>
          </table:table-cell>
          <table:table-cell office:value-type="float" office:value="179848" table:style-name="ce16">
            <text:p><text:s/>179,848<text:s/></text:p>
          </table:table-cell>
          <table:table-cell office:value-type="float" office:value="11235" table:style-name="ce16">
            <text:p><text:s/>11,235<text:s/></text:p>
          </table:table-cell>
          <table:table-cell office:value-type="float" office:value="1949330" table:style-name="ce16">
            <text:p><text:s/>1,949,330<text:s/></text:p>
          </table:table-cell>
          <table:table-cell office:value-type="float" office:value="56295787" table:style-name="ce16">
            <text:p><text:s/>56,295,787<text:s/></text:p>
          </table:table-cell>
          <table:table-cell office:value-type="float" office:value="52136" table:style-name="ce16">
            <text:p><text:s/>52,136<text:s/></text:p>
          </table:table-cell>
          <table:table-cell office:value-type="float" office:value="39887496" table:style-name="ce17">
            <text:p><text:s/>39,887,496<text:s/></text:p>
          </table:table-cell>
          <table:table-cell office:value-type="float" office:value="1049545" table:style-name="ce16">
            <text:p><text:s/>1,049,545<text:s/></text:p>
          </table:table-cell>
          <table:table-cell office:value-type="float" office:value="19920" table:style-name="ce16">
            <text:p><text:s/>19,920<text:s/></text:p>
          </table:table-cell>
          <table:table-cell office:value-type="float" office:value="100720993" table:style-name="ce16">
            <text:p><text:s/>100,720,99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3" table:style-name="ce9">
            <text:p>1733</text:p>
          </table:table-cell>
          <table:table-cell office:value-type="float" office:value="95" table:style-name="ce15">
            <text:p><text:s/>9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102" table:style-name="ce16">
            <text:p><text:s/>102<text:s/></text:p>
          </table:table-cell>
          <table:table-cell office:value-type="float" office:value="2339" table:style-name="ce16">
            <text:p><text:s/>2,339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215" table:style-name="ce16">
            <text:p><text:s/>8,215<text:s/></text:p>
          </table:table-cell>
          <table:table-cell office:value-type="float" office:value="43" table:style-name="ce16">
            <text:p><text:s/>43<text:s/></text:p>
          </table:table-cell>
          <table:table-cell office:value-type="float" office:value="826" table:style-name="ce17">
            <text:p><text:s/>826<text:s/></text:p>
          </table:table-cell>
          <table:table-cell office:value-type="float" office:value="294" table:style-name="ce16">
            <text:p><text:s/>294<text:s/></text:p>
          </table:table-cell>
          <table:table-cell office:value-type="float" office:value="1075" table:style-name="ce16">
            <text:p><text:s/>1,075<text:s/></text:p>
          </table:table-cell>
          <table:table-cell office:value-type="float" office:value="13038" table:style-name="ce18">
            <text:p><text:s/>13,038<text:s/></text:p>
          </table:table-cell>
          <table:table-cell office:value-type="float" office:value="13.557894736842105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4375" table:style-name="ce16">
            <text:p><text:s/>4<text:s/></text:p>
          </table:table-cell>
          <table:table-cell office:value-type="float" office:value="0.42105263157894735" table:style-name="ce16">
            <text:p><text:s/>0<text:s/></text:p>
          </table:table-cell>
          <table:table-cell office:value-type="float" office:value="24.53921568627451" table:style-name="ce16">
            <text:p><text:s/>25<text:s/></text:p>
          </table:table-cell>
          <table:table-cell office:value-type="float" office:value="2.2877297990594272" table:style-name="ce16">
            <text:p><text:s/>2<text:s/></text:p>
          </table:table-cell>
          <table:table-cell office:value-type="float" office:value="79.166666666666671" table:style-name="ce16">
            <text:p><text:s/>79<text:s/></text:p>
          </table:table-cell>
          <table:table-cell office:value-type="float" office:value="26.666098600121728" table:style-name="ce16">
            <text:p><text:s/>27<text:s/></text:p>
          </table:table-cell>
          <table:table-cell office:value-type="float" office:value="2.3255813953488372E-2" table:style-name="ce16">
            <text:p><text:s/>0<text:s/></text:p>
          </table:table-cell>
          <table:table-cell office:value-type="float" office:value="5.6380145278450362" table:style-name="ce17">
            <text:p><text:s/>6<text:s/></text:p>
          </table:table-cell>
          <table:table-cell office:value-type="float" office:value="5.0884353741496602" table:style-name="ce16">
            <text:p><text:s/>5<text:s/></text:p>
          </table:table-cell>
          <table:table-cell office:value-type="float" office:value="1.8604651162790699E-3" table:style-name="ce16">
            <text:p><text:s/>0<text:s/></text:p>
          </table:table-cell>
          <table:table-cell office:value-type="float" office:value="18.019481515569872" table:style-name="ce18">
            <text:p><text:s/>18<text:s/></text:p>
          </table:table-cell>
          <table:table-cell office:value-type="float" office:value="1323621" table:style-name="ce19">
            <text:p><text:s/>1,323,621<text:s/></text:p>
          </table:table-cell>
          <table:table-cell office:value-type="float" office:value="44956" table:style-name="ce16">
            <text:p><text:s/>44,95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8818" table:style-name="ce16">
            <text:p><text:s/>58,818<text:s/></text:p>
          </table:table-cell>
          <table:table-cell office:value-type="float" office:value="12801" table:style-name="ce16">
            <text:p><text:s/>12,801<text:s/></text:p>
          </table:table-cell>
          <table:table-cell office:value-type="float" office:value="178330" table:style-name="ce16">
            <text:p><text:s/>178,330<text:s/></text:p>
          </table:table-cell>
          <table:table-cell office:value-type="float" office:value="11695" table:style-name="ce16">
            <text:p><text:s/>11,695<text:s/></text:p>
          </table:table-cell>
          <table:table-cell office:value-type="float" office:value="1433734" table:style-name="ce16">
            <text:p><text:s/>1,433,734<text:s/></text:p>
          </table:table-cell>
          <table:table-cell office:value-type="float" office:value="54586837" table:style-name="ce16">
            <text:p><text:s/>54,586,837<text:s/></text:p>
          </table:table-cell>
          <table:table-cell office:value-type="float" office:value="228919" table:style-name="ce16">
            <text:p><text:s/>228,919<text:s/></text:p>
          </table:table-cell>
          <table:table-cell office:value-type="float" office:value="40304558" table:style-name="ce17">
            <text:p><text:s/>40,304,558<text:s/></text:p>
          </table:table-cell>
          <table:table-cell office:value-type="float" office:value="1006439" table:style-name="ce16">
            <text:p><text:s/>1,006,439<text:s/></text:p>
          </table:table-cell>
          <table:table-cell office:value-type="float" office:value="18433" table:style-name="ce16">
            <text:p><text:s/>18,433<text:s/></text:p>
          </table:table-cell>
          <table:table-cell office:value-type="float" office:value="99209141" table:style-name="ce16">
            <text:p><text:s/>99,209,141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4" table:style-name="ce9">
            <text:p>1734</text:p>
          </table:table-cell>
          <table:table-cell office:value-type="float" office:value="126" table:style-name="ce15">
            <text:p><text:s/>126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40" table:style-name="ce16">
            <text:p><text:s/>40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107" table:style-name="ce16">
            <text:p><text:s/>107<text:s/></text:p>
          </table:table-cell>
          <table:table-cell office:value-type="float" office:value="2122" table:style-name="ce16">
            <text:p><text:s/>2,122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200" table:style-name="ce16">
            <text:p><text:s/>8,200<text:s/></text:p>
          </table:table-cell>
          <table:table-cell office:value-type="float" office:value="46" table:style-name="ce16">
            <text:p><text:s/>46<text:s/></text:p>
          </table:table-cell>
          <table:table-cell office:value-type="float" office:value="955" table:style-name="ce17">
            <text:p><text:s/>955<text:s/></text:p>
          </table:table-cell>
          <table:table-cell office:value-type="float" office:value="297" table:style-name="ce16">
            <text:p><text:s/>297<text:s/></text:p>
          </table:table-cell>
          <table:table-cell office:value-type="float" office:value="1005" table:style-name="ce16">
            <text:p><text:s/>1,005<text:s/></text:p>
          </table:table-cell>
          <table:table-cell office:value-type="float" office:value="12940" table:style-name="ce18">
            <text:p><text:s/>12,940<text:s/></text:p>
          </table:table-cell>
          <table:table-cell office:value-type="float" office:value="13.230158730158729" table:style-name="ce15">
            <text:p><text:s/>13<text:s/></text:p>
          </table:table-cell>
          <table:table-cell office:value-type="float" office:value="4.7647058823529411" table:style-name="ce16">
            <text:p><text:s/>5<text:s/></text:p>
          </table:table-cell>
          <table:table-cell table:style-name="ce16"/>
          <table:table-cell office:value-type="float" office:value="4.5999999999999996" table:style-name="ce16">
            <text:p><text:s/>5<text:s/></text:p>
          </table:table-cell>
          <table:table-cell office:value-type="float" office:value="6.25E-2" table:style-name="ce16">
            <text:p><text:s/>0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3.5301602262016964" table:style-name="ce16">
            <text:p><text:s/>4<text:s/></text:p>
          </table:table-cell>
          <table:table-cell office:value-type="float" office:value="80.555555555555557" table:style-name="ce16">
            <text:p><text:s/>81<text:s/></text:p>
          </table:table-cell>
          <table:table-cell office:value-type="float" office:value="27.662317073170733" table:style-name="ce16">
            <text:p><text:s/>28<text:s/></text:p>
          </table:table-cell>
          <table:table-cell office:value-type="float" office:value="0.17391304347826086" table:style-name="ce16">
            <text:p><text:s/>0<text:s/></text:p>
          </table:table-cell>
          <table:table-cell office:value-type="float" office:value="5.0628272251308903" table:style-name="ce17">
            <text:p><text:s/>5<text:s/></text:p>
          </table:table-cell>
          <table:table-cell office:value-type="float" office:value="5.1885521885521886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8.980757341576506" table:style-name="ce18">
            <text:p><text:s/>19<text:s/></text:p>
          </table:table-cell>
          <table:table-cell office:value-type="float" office:value="2255485" table:style-name="ce19">
            <text:p><text:s/>2,255,485<text:s/></text:p>
          </table:table-cell>
          <table:table-cell office:value-type="float" office:value="396403" table:style-name="ce16">
            <text:p><text:s/>396,403<text:s/></text:p>
          </table:table-cell>
          <table:table-cell table:style-name="ce16"/>
          <table:table-cell office:value-type="float" office:value="103292" table:style-name="ce16">
            <text:p><text:s/>103,292<text:s/></text:p>
          </table:table-cell>
          <table:table-cell office:value-type="float" office:value="13227" table:style-name="ce16">
            <text:p><text:s/>13,227<text:s/></text:p>
          </table:table-cell>
          <table:table-cell office:value-type="float" office:value="183330" table:style-name="ce16">
            <text:p><text:s/>183,330<text:s/></text:p>
          </table:table-cell>
          <table:table-cell office:value-type="float" office:value="10610" table:style-name="ce16">
            <text:p><text:s/>10,610<text:s/></text:p>
          </table:table-cell>
          <table:table-cell office:value-type="float" office:value="3750248" table:style-name="ce16">
            <text:p><text:s/>3,750,248<text:s/></text:p>
          </table:table-cell>
          <table:table-cell office:value-type="float" office:value="66991552" table:style-name="ce16">
            <text:p><text:s/>66,991,552<text:s/></text:p>
          </table:table-cell>
          <table:table-cell office:value-type="float" office:value="425455" table:style-name="ce16">
            <text:p><text:s/>425,455<text:s/></text:p>
          </table:table-cell>
          <table:table-cell office:value-type="float" office:value="40687532" table:style-name="ce17">
            <text:p><text:s/>40,687,532<text:s/></text:p>
          </table:table-cell>
          <table:table-cell office:value-type="float" office:value="1093052" table:style-name="ce16">
            <text:p><text:s/>1,093,052<text:s/></text:p>
          </table:table-cell>
          <table:table-cell office:value-type="float" office:value="16132" table:style-name="ce16">
            <text:p><text:s/>16,132<text:s/></text:p>
          </table:table-cell>
          <table:table-cell office:value-type="float" office:value="115926318" table:style-name="ce16">
            <text:p><text:s/>115,926,31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5" table:style-name="ce9">
            <text:p>1735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26" table:style-name="ce16">
            <text:p><text:s/>26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05" table:style-name="ce16">
            <text:p><text:s/>105<text:s/></text:p>
          </table:table-cell>
          <table:table-cell office:value-type="float" office:value="1685" table:style-name="ce16">
            <text:p><text:s/>1,685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7315" table:style-name="ce16">
            <text:p><text:s/>7,315<text:s/></text:p>
          </table:table-cell>
          <table:table-cell office:value-type="float" office:value="42" table:style-name="ce16">
            <text:p><text:s/>42<text:s/></text:p>
          </table:table-cell>
          <table:table-cell office:value-type="float" office:value="740" table:style-name="ce17">
            <text:p><text:s/>740<text:s/></text:p>
          </table:table-cell>
          <table:table-cell office:value-type="float" office:value="306" table:style-name="ce16">
            <text:p><text:s/>306<text:s/></text:p>
          </table:table-cell>
          <table:table-cell office:value-type="float" office:value="1020" table:style-name="ce16">
            <text:p><text:s/>1,020<text:s/></text:p>
          </table:table-cell>
          <table:table-cell office:value-type="float" office:value="11365" table:style-name="ce18">
            <text:p><text:s/>11,365<text:s/></text:p>
          </table:table-cell>
          <table:table-cell office:value-type="float" office:value="12.659340659340659" table:style-name="ce15">
            <text:p><text:s/>13<text:s/></text:p>
          </table:table-cell>
          <table:table-cell office:value-type="float" office:value="4.3571428571428568" table:style-name="ce16">
            <text:p><text:s/>4<text:s/></text:p>
          </table:table-cell>
          <table:table-cell table:style-name="ce16"/>
          <table:table-cell office:value-type="float" office:value="5.3461538461538458" table:style-name="ce16">
            <text:p><text:s/>5<text:s/></text:p>
          </table:table-cell>
          <table:table-cell office:value-type="float" office:value="0.27272727272727271" table:style-name="ce16">
            <text:p><text:s/>0<text:s/></text:p>
          </table:table-cell>
          <table:table-cell office:value-type="float" office:value="57.780952380952378" table:style-name="ce16">
            <text:p><text:s/>58<text:s/></text:p>
          </table:table-cell>
          <table:table-cell office:value-type="float" office:value="1.4367952522255192" table:style-name="ce16">
            <text:p><text:s/>1<text:s/></text:p>
          </table:table-cell>
          <table:table-cell office:value-type="float" office:value="454.3" table:style-name="ce16">
            <text:p><text:s/>454<text:s/></text:p>
          </table:table-cell>
          <table:table-cell office:value-type="float" office:value="29.275187969924811" table:style-name="ce16">
            <text:p><text:s/>29<text:s/></text:p>
          </table:table-cell>
          <table:table-cell office:value-type="float" office:value="0.14285714285714285" table:style-name="ce16">
            <text:p><text:s/>0<text:s/></text:p>
          </table:table-cell>
          <table:table-cell office:value-type="float" office:value="2.8324324324324324" table:style-name="ce17">
            <text:p><text:s/>3<text:s/></text:p>
          </table:table-cell>
          <table:table-cell office:value-type="float" office:value="5.1699346405228761" table:style-name="ce16">
            <text:p><text:s/>5<text:s/></text:p>
          </table:table-cell>
          <table:table-cell office:value-type="float" office:value="5.8823529411764705E-3" table:style-name="ce16">
            <text:p><text:s/>0<text:s/></text:p>
          </table:table-cell>
          <table:table-cell office:value-type="float" office:value="20.433260008798943" table:style-name="ce18">
            <text:p><text:s/>20<text:s/></text:p>
          </table:table-cell>
          <table:table-cell office:value-type="float" office:value="1061357" table:style-name="ce19">
            <text:p><text:s/>1,061,357<text:s/></text:p>
          </table:table-cell>
          <table:table-cell office:value-type="float" office:value="362686" table:style-name="ce16">
            <text:p><text:s/>362,686<text:s/></text:p>
          </table:table-cell>
          <table:table-cell table:style-name="ce16"/>
          <table:table-cell office:value-type="float" office:value="71781" table:style-name="ce16">
            <text:p><text:s/>71,781<text:s/></text:p>
          </table:table-cell>
          <table:table-cell office:value-type="float" office:value="9269" table:style-name="ce16">
            <text:p><text:s/>9,269<text:s/></text:p>
          </table:table-cell>
          <table:table-cell office:value-type="float" office:value="184189" table:style-name="ce16">
            <text:p><text:s/>184,189<text:s/></text:p>
          </table:table-cell>
          <table:table-cell office:value-type="float" office:value="8425" table:style-name="ce16">
            <text:p><text:s/>8,425<text:s/></text:p>
          </table:table-cell>
          <table:table-cell office:value-type="float" office:value="17881867" table:style-name="ce16">
            <text:p><text:s/>17,881,867<text:s/></text:p>
          </table:table-cell>
          <table:table-cell office:value-type="float" office:value="48001287" table:style-name="ce16">
            <text:p><text:s/>48,001,287<text:s/></text:p>
          </table:table-cell>
          <table:table-cell office:value-type="float" office:value="225093" table:style-name="ce16">
            <text:p><text:s/>225,093<text:s/></text:p>
          </table:table-cell>
          <table:table-cell office:value-type="float" office:value="25694986" table:style-name="ce17">
            <text:p><text:s/>25,694,986<text:s/></text:p>
          </table:table-cell>
          <table:table-cell office:value-type="float" office:value="1000619" table:style-name="ce16">
            <text:p><text:s/>1,000,619<text:s/></text:p>
          </table:table-cell>
          <table:table-cell office:value-type="float" office:value="17008" table:style-name="ce16">
            <text:p><text:s/>17,008<text:s/></text:p>
          </table:table-cell>
          <table:table-cell office:value-type="float" office:value="94518567" table:style-name="ce16">
            <text:p><text:s/>94,518,56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6" table:style-name="ce9">
            <text:p>1736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5" table:style-name="ce16">
            <text:p><text:s/>5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85" table:style-name="ce16">
            <text:p><text:s/>85<text:s/></text:p>
          </table:table-cell>
          <table:table-cell office:value-type="float" office:value="1552" table:style-name="ce16">
            <text:p><text:s/>1,55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7440" table:style-name="ce16">
            <text:p><text:s/>7,440<text:s/></text:p>
          </table:table-cell>
          <table:table-cell office:value-type="float" office:value="36" table:style-name="ce16">
            <text:p><text:s/>36<text:s/></text:p>
          </table:table-cell>
          <table:table-cell office:value-type="float" office:value="609" table:style-name="ce17">
            <text:p><text:s/>609<text:s/></text:p>
          </table:table-cell>
          <table:table-cell office:value-type="float" office:value="295" table:style-name="ce16">
            <text:p><text:s/>295<text:s/></text:p>
          </table:table-cell>
          <table:table-cell office:value-type="float" office:value="952" table:style-name="ce16">
            <text:p><text:s/>952<text:s/></text:p>
          </table:table-cell>
          <table:table-cell office:value-type="float" office:value="11081" table:style-name="ce18">
            <text:p><text:s/>11,081<text:s/></text:p>
          </table:table-cell>
          <table:table-cell office:value-type="float" office:value="13.8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3.6" table:style-name="ce16">
            <text:p><text:s/>4<text:s/></text:p>
          </table:table-cell>
          <table:table-cell office:value-type="float" office:value="0.21428571428571427" table:style-name="ce16">
            <text:p><text:s/>0<text:s/></text:p>
          </table:table-cell>
          <table:table-cell office:value-type="float" office:value="24.811764705882354" table:style-name="ce16">
            <text:p><text:s/>25<text:s/></text:p>
          </table:table-cell>
          <table:table-cell office:value-type="float" office:value="1.8363402061855669" table:style-name="ce16">
            <text:p><text:s/>2<text:s/></text:p>
          </table:table-cell>
          <table:table-cell office:value-type="float" office:value="16.5" table:style-name="ce16">
            <text:p><text:s/>17<text:s/></text:p>
          </table:table-cell>
          <table:table-cell office:value-type="float" office:value="25.641129032258064" table:style-name="ce16">
            <text:p><text:s/>26<text:s/></text:p>
          </table:table-cell>
          <table:table-cell office:value-type="float" office:value="8.3333333333333329E-2" table:style-name="ce16">
            <text:p><text:s/>0<text:s/></text:p>
          </table:table-cell>
          <table:table-cell office:value-type="float" office:value="4.027914614121511" table:style-name="ce17">
            <text:p><text:s/>4<text:s/></text:p>
          </table:table-cell>
          <table:table-cell office:value-type="float" office:value="5.1457627118644069" table:style-name="ce16">
            <text:p><text:s/>5<text:s/></text:p>
          </table:table-cell>
          <table:table-cell office:value-type="float" office:value="1.0504201680672268E-3" table:style-name="ce16">
            <text:p><text:s/>0<text:s/></text:p>
          </table:table-cell>
          <table:table-cell office:value-type="float" office:value="18.139698583160364" table:style-name="ce18">
            <text:p><text:s/>18<text:s/></text:p>
          </table:table-cell>
          <table:table-cell office:value-type="float" office:value="1519141" table:style-name="ce19">
            <text:p><text:s/>1,519,141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5363" table:style-name="ce16">
            <text:p><text:s/>15,363<text:s/></text:p>
          </table:table-cell>
          <table:table-cell office:value-type="float" office:value="8859" table:style-name="ce16">
            <text:p><text:s/>8,859<text:s/></text:p>
          </table:table-cell>
          <table:table-cell office:value-type="float" office:value="156953" table:style-name="ce16">
            <text:p><text:s/>156,953<text:s/></text:p>
          </table:table-cell>
          <table:table-cell office:value-type="float" office:value="7760" table:style-name="ce16">
            <text:p><text:s/>7,760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44313046" table:style-name="ce16">
            <text:p><text:s/>44,313,046<text:s/></text:p>
          </table:table-cell>
          <table:table-cell office:value-type="float" office:value="236571" table:style-name="ce16">
            <text:p><text:s/>236,571<text:s/></text:p>
          </table:table-cell>
          <table:table-cell office:value-type="float" office:value="27775080" table:style-name="ce17">
            <text:p><text:s/>27,775,080<text:s/></text:p>
          </table:table-cell>
          <table:table-cell office:value-type="float" office:value="986420" table:style-name="ce16">
            <text:p><text:s/>986,420<text:s/></text:p>
          </table:table-cell>
          <table:table-cell office:value-type="float" office:value="15643" table:style-name="ce16">
            <text:p><text:s/>15,643<text:s/></text:p>
          </table:table-cell>
          <table:table-cell office:value-type="float" office:value="75046203" table:style-name="ce16">
            <text:p><text:s/>75,046,20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7" table:style-name="ce9">
            <text:p>1737</text:p>
          </table:table-cell>
          <table:table-cell office:value-type="float" office:value="74" table:style-name="ce15">
            <text:p><text:s/>74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10" table:style-name="ce16">
            <text:p><text:s/>10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86" table:style-name="ce16">
            <text:p><text:s/>86<text:s/></text:p>
          </table:table-cell>
          <table:table-cell office:value-type="float" office:value="2044" table:style-name="ce16">
            <text:p><text:s/>2,044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789" table:style-name="ce16">
            <text:p><text:s/>7,789<text:s/></text:p>
          </table:table-cell>
          <table:table-cell office:value-type="float" office:value="40" table:style-name="ce16">
            <text:p><text:s/>40<text:s/></text:p>
          </table:table-cell>
          <table:table-cell office:value-type="float" office:value="608" table:style-name="ce17">
            <text:p><text:s/>608<text:s/></text:p>
          </table:table-cell>
          <table:table-cell office:value-type="float" office:value="323" table:style-name="ce16">
            <text:p><text:s/>323<text:s/></text:p>
          </table:table-cell>
          <table:table-cell office:value-type="float" office:value="1063" table:style-name="ce16">
            <text:p><text:s/>1,063<text:s/></text:p>
          </table:table-cell>
          <table:table-cell office:value-type="float" office:value="12058" table:style-name="ce18">
            <text:p><text:s/>12,058<text:s/></text:p>
          </table:table-cell>
          <table:table-cell office:value-type="float" office:value="11.554054054054054" table:style-name="ce15">
            <text:p><text:s/>12<text:s/></text:p>
          </table:table-cell>
          <table:table-cell office:value-type="float" office:value="7.333333333333333" table:style-name="ce16">
            <text:p><text:s/>7<text:s/></text:p>
          </table:table-cell>
          <table:table-cell table:style-name="ce16"/>
          <table:table-cell office:value-type="float" office:value="3.5" table:style-name="ce16">
            <text:p><text:s/>4<text:s/></text:p>
          </table:table-cell>
          <table:table-cell office:value-type="float" office:value="0.23076923076923078" table:style-name="ce16">
            <text:p><text:s/>0<text:s/></text:p>
          </table:table-cell>
          <table:table-cell office:value-type="float" office:value="19.918604651162791" table:style-name="ce16">
            <text:p><text:s/>20<text:s/></text:p>
          </table:table-cell>
          <table:table-cell office:value-type="float" office:value="5.8439334637964775" table:style-name="ce16">
            <text:p><text:s/>6<text:s/></text:p>
          </table:table-cell>
          <table:table-cell office:value-type="float" office:value="68" table:style-name="ce16">
            <text:p><text:s/>68<text:s/></text:p>
          </table:table-cell>
          <table:table-cell office:value-type="float" office:value="26.716138143535755" table:style-name="ce16">
            <text:p><text:s/>27<text:s/></text:p>
          </table:table-cell>
          <table:table-cell office:value-type="float" office:value="0.2" table:style-name="ce16">
            <text:p><text:s/>0<text:s/></text:p>
          </table:table-cell>
          <table:table-cell office:value-type="float" office:value="3.4572368421052633" table:style-name="ce17">
            <text:p><text:s/>3<text:s/></text:p>
          </table:table-cell>
          <table:table-cell office:value-type="float" office:value="5.151702786377709" table:style-name="ce16">
            <text:p><text:s/>5<text:s/></text:p>
          </table:table-cell>
          <table:table-cell office:value-type="float" office:value="2.8222013170272815E-3" table:style-name="ce16">
            <text:p><text:s/>0<text:s/></text:p>
          </table:table-cell>
          <table:table-cell office:value-type="float" office:value="18.807596616354289" table:style-name="ce18">
            <text:p><text:s/>19<text:s/></text:p>
          </table:table-cell>
          <table:table-cell office:value-type="float" office:value="793540" table:style-name="ce19">
            <text:p><text:s/>793,540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26405" table:style-name="ce16">
            <text:p><text:s/>26,405<text:s/></text:p>
          </table:table-cell>
          <table:table-cell office:value-type="float" office:value="11572" table:style-name="ce16">
            <text:p><text:s/>11,572<text:s/></text:p>
          </table:table-cell>
          <table:table-cell office:value-type="float" office:value="133183" table:style-name="ce16">
            <text:p><text:s/>133,183<text:s/></text:p>
          </table:table-cell>
          <table:table-cell office:value-type="float" office:value="10220" table:style-name="ce16">
            <text:p><text:s/>10,220<text:s/></text:p>
          </table:table-cell>
          <table:table-cell office:value-type="float" office:value="1240115" table:style-name="ce16">
            <text:p><text:s/>1,240,115<text:s/></text:p>
          </table:table-cell>
          <table:table-cell office:value-type="float" office:value="41489328" table:style-name="ce16">
            <text:p><text:s/>41,489,328<text:s/></text:p>
          </table:table-cell>
          <table:table-cell office:value-type="float" office:value="16422" table:style-name="ce16">
            <text:p><text:s/>16,422<text:s/></text:p>
          </table:table-cell>
          <table:table-cell office:value-type="float" office:value="24950068" table:style-name="ce17">
            <text:p><text:s/>24,950,068<text:s/></text:p>
          </table:table-cell>
          <table:table-cell office:value-type="float" office:value="1081423" table:style-name="ce16">
            <text:p><text:s/>1,081,423<text:s/></text:p>
          </table:table-cell>
          <table:table-cell office:value-type="float" office:value="17671" table:style-name="ce16">
            <text:p><text:s/>17,671<text:s/></text:p>
          </table:table-cell>
          <table:table-cell office:value-type="float" office:value="69803664" table:style-name="ce16">
            <text:p><text:s/>69,803,66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8" table:style-name="ce9">
            <text:p>1738</text:p>
          </table:table-cell>
          <table:table-cell office:value-type="float" office:value="79" table:style-name="ce15">
            <text:p><text:s/>79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21" table:style-name="ce16">
            <text:p><text:s/>21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75" table:style-name="ce16">
            <text:p><text:s/>75<text:s/></text:p>
          </table:table-cell>
          <table:table-cell office:value-type="float" office:value="2147" table:style-name="ce16">
            <text:p><text:s/>2,147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7621" table:style-name="ce16">
            <text:p><text:s/>7,621<text:s/></text:p>
          </table:table-cell>
          <table:table-cell office:value-type="float" office:value="29" table:style-name="ce16">
            <text:p><text:s/>29<text:s/></text:p>
          </table:table-cell>
          <table:table-cell office:value-type="float" office:value="855" table:style-name="ce17">
            <text:p><text:s/>855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012" table:style-name="ce16">
            <text:p><text:s/>1,012<text:s/></text:p>
          </table:table-cell>
          <table:table-cell office:value-type="float" office:value="12199" table:style-name="ce18">
            <text:p><text:s/>12,199<text:s/></text:p>
          </table:table-cell>
          <table:table-cell office:value-type="float" office:value="12.329113924050633" table:style-name="ce15">
            <text:p><text:s/>12<text:s/></text:p>
          </table:table-cell>
          <table:table-cell office:value-type="float" office:value="9.1764705882352935" table:style-name="ce16">
            <text:p><text:s/>9<text:s/></text:p>
          </table:table-cell>
          <table:table-cell table:style-name="ce16"/>
          <table:table-cell office:value-type="float" office:value="4" table:style-name="ce16">
            <text:p><text:s/>4<text:s/></text:p>
          </table:table-cell>
          <table:table-cell office:value-type="float" office:value="0.3" table:style-name="ce16">
            <text:p><text:s/>0<text:s/></text:p>
          </table:table-cell>
          <table:table-cell office:value-type="float" office:value="22.96" table:style-name="ce16">
            <text:p><text:s/>23<text:s/></text:p>
          </table:table-cell>
          <table:table-cell office:value-type="float" office:value="2.760130414531905" table:style-name="ce16">
            <text:p><text:s/>3<text:s/></text:p>
          </table:table-cell>
          <table:table-cell office:value-type="float" office:value="47.666666666666664" table:style-name="ce16">
            <text:p><text:s/>48<text:s/></text:p>
          </table:table-cell>
          <table:table-cell office:value-type="float" office:value="28.951056291825221" table:style-name="ce16">
            <text:p><text:s/>2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4152046783625729" table:style-name="ce17">
            <text:p><text:s/>3<text:s/></text:p>
          </table:table-cell>
          <table:table-cell office:value-type="float" office:value="5.1009174311926602" table:style-name="ce16">
            <text:p><text:s/>5<text:s/></text:p>
          </table:table-cell>
          <table:table-cell office:value-type="float" office:value="2.9644268774703555E-3" table:style-name="ce16">
            <text:p><text:s/>0<text:s/></text:p>
          </table:table-cell>
          <table:table-cell office:value-type="float" office:value="19.212886302155916" table:style-name="ce18">
            <text:p><text:s/>19<text:s/></text:p>
          </table:table-cell>
          <table:table-cell office:value-type="float" office:value="1042844" table:style-name="ce19">
            <text:p><text:s/>1,042,844<text:s/></text:p>
          </table:table-cell>
          <table:table-cell office:value-type="float" office:value="1440058" table:style-name="ce16">
            <text:p><text:s/>1,440,058<text:s/></text:p>
          </table:table-cell>
          <table:table-cell table:style-name="ce16"/>
          <table:table-cell office:value-type="float" office:value="61856" table:style-name="ce16">
            <text:p><text:s/>61,856<text:s/></text:p>
          </table:table-cell>
          <table:table-cell office:value-type="float" office:value="6626" table:style-name="ce16">
            <text:p><text:s/>6,626<text:s/></text:p>
          </table:table-cell>
          <table:table-cell office:value-type="float" office:value="127974" table:style-name="ce16">
            <text:p><text:s/>127,974<text:s/></text:p>
          </table:table-cell>
          <table:table-cell office:value-type="float" office:value="10735" table:style-name="ce16">
            <text:p><text:s/>10,735<text:s/></text:p>
          </table:table-cell>
          <table:table-cell office:value-type="float" office:value="798105" table:style-name="ce16">
            <text:p><text:s/>798,105<text:s/></text:p>
          </table:table-cell>
          <table:table-cell office:value-type="float" office:value="54330473" table:style-name="ce16">
            <text:p><text:s/>54,330,473<text:s/></text:p>
          </table:table-cell>
          <table:table-cell office:value-type="float" office:value="398326" table:style-name="ce16">
            <text:p><text:s/>398,326<text:s/></text:p>
          </table:table-cell>
          <table:table-cell office:value-type="float" office:value="34827882" table:style-name="ce17">
            <text:p><text:s/>34,827,882<text:s/></text:p>
          </table:table-cell>
          <table:table-cell office:value-type="float" office:value="1100880" table:style-name="ce16">
            <text:p><text:s/>1,100,880<text:s/></text:p>
          </table:table-cell>
          <table:table-cell office:value-type="float" office:value="15981" table:style-name="ce16">
            <text:p><text:s/>15,981<text:s/></text:p>
          </table:table-cell>
          <table:table-cell office:value-type="float" office:value="94161740" table:style-name="ce16">
            <text:p><text:s/>94,161,74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39" table:style-name="ce9">
            <text:p>1739</text:p>
          </table:table-cell>
          <table:table-cell office:value-type="float" office:value="123" table:style-name="ce15">
            <text:p><text:s/>123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office:value-type="float" office:value="16" table:style-name="ce16">
            <text:p><text:s/>16<text:s/></text:p>
          </table:table-cell>
          <table:table-cell office:value-type="float" office:value="111" table:style-name="ce16">
            <text:p><text:s/>111<text:s/></text:p>
          </table:table-cell>
          <table:table-cell office:value-type="float" office:value="2740" table:style-name="ce16">
            <text:p><text:s/>2,740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921" table:style-name="ce16">
            <text:p><text:s/>8,921<text:s/></text:p>
          </table:table-cell>
          <table:table-cell office:value-type="float" office:value="49" table:style-name="ce16">
            <text:p><text:s/>49<text:s/></text:p>
          </table:table-cell>
          <table:table-cell office:value-type="float" office:value="844" table:style-name="ce17">
            <text:p><text:s/>844<text:s/></text:p>
          </table:table-cell>
          <table:table-cell office:value-type="float" office:value="353" table:style-name="ce16">
            <text:p><text:s/>353<text:s/></text:p>
          </table:table-cell>
          <table:table-cell office:value-type="float" office:value="1074" table:style-name="ce16">
            <text:p><text:s/>1,074<text:s/></text:p>
          </table:table-cell>
          <table:table-cell office:value-type="float" office:value="14273" table:style-name="ce18">
            <text:p><text:s/>14,273<text:s/></text:p>
          </table:table-cell>
          <table:table-cell office:value-type="float" office:value="12.024390243902438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5.8" table:style-name="ce16">
            <text:p><text:s/>6<text:s/></text:p>
          </table:table-cell>
          <table:table-cell office:value-type="float" office:value="0.125" table:style-name="ce16">
            <text:p><text:s/>0<text:s/></text:p>
          </table:table-cell>
          <table:table-cell office:value-type="float" office:value="25.72072072072072" table:style-name="ce16">
            <text:p><text:s/>26<text:s/></text:p>
          </table:table-cell>
          <table:table-cell office:value-type="float" office:value="1.6751824817518248" table:style-name="ce16">
            <text:p><text:s/>2<text:s/></text:p>
          </table:table-cell>
          <table:table-cell office:value-type="float" office:value="30.285714285714285" table:style-name="ce16">
            <text:p><text:s/>30<text:s/></text:p>
          </table:table-cell>
          <table:table-cell office:value-type="float" office:value="28.807196502634234" table:style-name="ce16">
            <text:p><text:s/>29<text:s/></text:p>
          </table:table-cell>
          <table:table-cell office:value-type="float" office:value="0.16326530612244897" table:style-name="ce16">
            <text:p><text:s/>0<text:s/></text:p>
          </table:table-cell>
          <table:table-cell office:value-type="float" office:value="3.8921800947867298" table:style-name="ce17">
            <text:p><text:s/>4<text:s/></text:p>
          </table:table-cell>
          <table:table-cell office:value-type="float" office:value="5.189801699716714" table:style-name="ce16">
            <text:p><text:s/>5<text:s/></text:p>
          </table:table-cell>
          <table:table-cell office:value-type="float" office:value="2.6070763500931099E-2" table:style-name="ce16">
            <text:p><text:s/>0<text:s/></text:p>
          </table:table-cell>
          <table:table-cell office:value-type="float" office:value="19.019897708960976" table:style-name="ce18">
            <text:p><text:s/>19<text:s/></text:p>
          </table:table-cell>
          <table:table-cell office:value-type="float" office:value="1757512" table:style-name="ce19">
            <text:p><text:s/>1,757,512<text:s/></text:p>
          </table:table-cell>
          <table:table-cell office:value-type="float" office:value="373925" table:style-name="ce16">
            <text:p><text:s/>373,925<text:s/></text:p>
          </table:table-cell>
          <table:table-cell table:style-name="ce16"/>
          <table:table-cell office:value-type="float" office:value="21758" table:style-name="ce16">
            <text:p><text:s/>21,758<text:s/></text:p>
          </table:table-cell>
          <table:table-cell office:value-type="float" office:value="13678" table:style-name="ce16">
            <text:p><text:s/>13,678<text:s/></text:p>
          </table:table-cell>
          <table:table-cell office:value-type="float" office:value="211200" table:style-name="ce16">
            <text:p><text:s/>211,200<text:s/></text:p>
          </table:table-cell>
          <table:table-cell office:value-type="float" office:value="13700" table:style-name="ce16">
            <text:p><text:s/>13,700<text:s/></text:p>
          </table:table-cell>
          <table:table-cell office:value-type="float" office:value="569589" table:style-name="ce16">
            <text:p><text:s/>569,589<text:s/></text:p>
          </table:table-cell>
          <table:table-cell office:value-type="float" office:value="56733260" table:style-name="ce16">
            <text:p><text:s/>56,733,260<text:s/></text:p>
          </table:table-cell>
          <table:table-cell office:value-type="float" office:value="199780" table:style-name="ce16">
            <text:p><text:s/>199,780<text:s/></text:p>
          </table:table-cell>
          <table:table-cell office:value-type="float" office:value="36561857" table:style-name="ce17">
            <text:p><text:s/>36,561,857<text:s/></text:p>
          </table:table-cell>
          <table:table-cell office:value-type="float" office:value="1217842" table:style-name="ce16">
            <text:p><text:s/>1,217,842<text:s/></text:p>
          </table:table-cell>
          <table:table-cell office:value-type="float" office:value="33989" table:style-name="ce16">
            <text:p><text:s/>33,989<text:s/></text:p>
          </table:table-cell>
          <table:table-cell office:value-type="float" office:value="97708090" table:style-name="ce16">
            <text:p><text:s/>97,708,09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0" table:style-name="ce9">
            <text:p>1740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21" table:style-name="ce16">
            <text:p><text:s/>21<text:s/></text:p>
          </table:table-cell>
          <table:table-cell table:style-name="ce16"/>
          <table:table-cell office:value-type="float" office:value="13" table:style-name="ce16">
            <text:p><text:s/>13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122" table:style-name="ce16">
            <text:p><text:s/>122<text:s/></text:p>
          </table:table-cell>
          <table:table-cell office:value-type="float" office:value="2173" table:style-name="ce16">
            <text:p><text:s/>2,173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549" table:style-name="ce16">
            <text:p><text:s/>8,549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917" table:style-name="ce17">
            <text:p><text:s/>917<text:s/></text:p>
          </table:table-cell>
          <table:table-cell office:value-type="float" office:value="367" table:style-name="ce16">
            <text:p><text:s/>367<text:s/></text:p>
          </table:table-cell>
          <table:table-cell office:value-type="float" office:value="1164" table:style-name="ce16">
            <text:p><text:s/>1,164<text:s/></text:p>
          </table:table-cell>
          <table:table-cell office:value-type="float" office:value="13488" table:style-name="ce18">
            <text:p><text:s/>13,488<text:s/></text:p>
          </table:table-cell>
          <table:table-cell office:value-type="float" office:value="13.254716981132075" table:style-name="ce15">
            <text:p><text:s/>13<text:s/></text:p>
          </table:table-cell>
          <table:table-cell office:value-type="float" office:value="14.238095238095237" table:style-name="ce16">
            <text:p><text:s/>14<text:s/></text:p>
          </table:table-cell>
          <table:table-cell table:style-name="ce16"/>
          <table:table-cell office:value-type="float" office:value="6" table:style-name="ce16">
            <text:p><text:s/>6<text:s/></text:p>
          </table:table-cell>
          <table:table-cell office:value-type="float" office:value="0.13043478260869565" table:style-name="ce16">
            <text:p><text:s/>0<text:s/></text:p>
          </table:table-cell>
          <table:table-cell office:value-type="float" office:value="23.909836065573771" table:style-name="ce16">
            <text:p><text:s/>24<text:s/></text:p>
          </table:table-cell>
          <table:table-cell office:value-type="float" office:value="5.837091578462954" table:style-name="ce16">
            <text:p><text:s/>6<text:s/></text:p>
          </table:table-cell>
          <table:table-cell office:value-type="float" office:value="371.875" table:style-name="ce16">
            <text:p><text:s/>372<text:s/></text:p>
          </table:table-cell>
          <table:table-cell office:value-type="float" office:value="29.531056263890513" table:style-name="ce16">
            <text:p><text:s/>30<text:s/></text:p>
          </table:table-cell>
          <table:table-cell office:value-type="float" office:value="0.6" table:style-name="ce16">
            <text:p><text:s/>1<text:s/></text:p>
          </table:table-cell>
          <table:table-cell office:value-type="float" office:value="3.8178844056706653" table:style-name="ce17">
            <text:p><text:s/>4<text:s/></text:p>
          </table:table-cell>
          <table:table-cell office:value-type="float" office:value="5.1008174386920979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0.626482799525505" table:style-name="ce18">
            <text:p><text:s/>21<text:s/></text:p>
          </table:table-cell>
          <table:table-cell office:value-type="float" office:value="1450135" table:style-name="ce19">
            <text:p><text:s/>1,450,135<text:s/></text:p>
          </table:table-cell>
          <table:table-cell office:value-type="float" office:value="1695804" table:style-name="ce16">
            <text:p><text:s/>1,695,804<text:s/></text:p>
          </table:table-cell>
          <table:table-cell table:style-name="ce16"/>
          <table:table-cell office:value-type="float" office:value="25761" table:style-name="ce16">
            <text:p><text:s/>25,761<text:s/></text:p>
          </table:table-cell>
          <table:table-cell office:value-type="float" office:value="19599" table:style-name="ce16">
            <text:p><text:s/>19,599<text:s/></text:p>
          </table:table-cell>
          <table:table-cell office:value-type="float" office:value="239734" table:style-name="ce16">
            <text:p><text:s/>239,734<text:s/></text:p>
          </table:table-cell>
          <table:table-cell office:value-type="float" office:value="10865" table:style-name="ce16">
            <text:p><text:s/>10,865<text:s/></text:p>
          </table:table-cell>
          <table:table-cell office:value-type="float" office:value="13154967" table:style-name="ce16">
            <text:p><text:s/>13,154,967<text:s/></text:p>
          </table:table-cell>
          <table:table-cell office:value-type="float" office:value="53826580" table:style-name="ce16">
            <text:p><text:s/>53,826,580<text:s/></text:p>
          </table:table-cell>
          <table:table-cell office:value-type="float" office:value="219897" table:style-name="ce16">
            <text:p><text:s/>219,897<text:s/></text:p>
          </table:table-cell>
          <table:table-cell office:value-type="float" office:value="38472964" table:style-name="ce17">
            <text:p><text:s/>38,472,964<text:s/></text:p>
          </table:table-cell>
          <table:table-cell office:value-type="float" office:value="1273555" table:style-name="ce16">
            <text:p><text:s/>1,273,555<text:s/></text:p>
          </table:table-cell>
          <table:table-cell office:value-type="float" office:value="18833" table:style-name="ce16">
            <text:p><text:s/>18,833<text:s/></text:p>
          </table:table-cell>
          <table:table-cell office:value-type="float" office:value="110408694" table:style-name="ce16">
            <text:p><text:s/>110,408,69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1" table:style-name="ce9">
            <text:p>1741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6" table:style-name="ce16">
            <text:p><text:s/>26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24" table:style-name="ce16">
            <text:p><text:s/>124<text:s/></text:p>
          </table:table-cell>
          <table:table-cell office:value-type="float" office:value="1979" table:style-name="ce16">
            <text:p><text:s/>1,979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7804" table:style-name="ce16">
            <text:p><text:s/>7,804<text:s/></text:p>
          </table:table-cell>
          <table:table-cell office:value-type="float" office:value="50" table:style-name="ce16">
            <text:p><text:s/>50<text:s/></text:p>
          </table:table-cell>
          <table:table-cell office:value-type="float" office:value="904" table:style-name="ce17">
            <text:p><text:s/>904<text:s/></text:p>
          </table:table-cell>
          <table:table-cell office:value-type="float" office:value="273" table:style-name="ce16">
            <text:p><text:s/>273<text:s/></text:p>
          </table:table-cell>
          <table:table-cell office:value-type="float" office:value="1017" table:style-name="ce16">
            <text:p><text:s/>1,017<text:s/></text:p>
          </table:table-cell>
          <table:table-cell office:value-type="float" office:value="12269" table:style-name="ce18">
            <text:p><text:s/>12,269<text:s/></text:p>
          </table:table-cell>
          <table:table-cell office:value-type="float" office:value="14.136986301369863" table:style-name="ce15">
            <text:p><text:s/>14<text:s/></text:p>
          </table:table-cell>
          <table:table-cell office:value-type="float" office:value="3.6" table:style-name="ce16">
            <text:p><text:s/>4<text:s/></text:p>
          </table:table-cell>
          <table:table-cell table:style-name="ce16"/>
          <table:table-cell office:value-type="float" office:value="4.3461538461538458" table:style-name="ce16">
            <text:p><text:s/>4<text:s/></text:p>
          </table:table-cell>
          <table:table-cell office:value-type="float" office:value="0.42857142857142855" table:style-name="ce16">
            <text:p><text:s/>0<text:s/></text:p>
          </table:table-cell>
          <table:table-cell office:value-type="float" office:value="22.016129032258064" table:style-name="ce16">
            <text:p><text:s/>22<text:s/></text:p>
          </table:table-cell>
          <table:table-cell office:value-type="float" office:value="3.0682162708438607" table:style-name="ce16">
            <text:p><text:s/>3<text:s/></text:p>
          </table:table-cell>
          <table:table-cell office:value-type="float" office:value="71.428571428571431" table:style-name="ce16">
            <text:p><text:s/>71<text:s/></text:p>
          </table:table-cell>
          <table:table-cell office:value-type="float" office:value="25.502690927729368" table:style-name="ce16">
            <text:p><text:s/>26<text:s/></text:p>
          </table:table-cell>
          <table:table-cell office:value-type="float" office:value="0.02" table:style-name="ce16">
            <text:p><text:s/>0<text:s/></text:p>
          </table:table-cell>
          <table:table-cell office:value-type="float" office:value="3.7323008849557522" table:style-name="ce17">
            <text:p><text:s/>4<text:s/></text:p>
          </table:table-cell>
          <table:table-cell office:value-type="float" office:value="5.0842490842490839" table:style-name="ce16">
            <text:p><text:s/>5<text:s/></text:p>
          </table:table-cell>
          <table:table-cell office:value-type="float" office:value="1.9665683382497543E-3" table:style-name="ce16">
            <text:p><text:s/>0<text:s/></text:p>
          </table:table-cell>
          <table:table-cell office:value-type="float" office:value="17.463199934795011" table:style-name="ce18">
            <text:p><text:s/>17<text:s/></text:p>
          </table:table-cell>
          <table:table-cell office:value-type="float" office:value="1305797" table:style-name="ce19">
            <text:p><text:s/>1,305,797<text:s/></text:p>
          </table:table-cell>
          <table:table-cell office:value-type="float" office:value="261535" table:style-name="ce16">
            <text:p><text:s/>261,535<text:s/></text:p>
          </table:table-cell>
          <table:table-cell table:style-name="ce16"/>
          <table:table-cell office:value-type="float" office:value="119063" table:style-name="ce16">
            <text:p><text:s/>119,063<text:s/></text:p>
          </table:table-cell>
          <table:table-cell office:value-type="float" office:value="4987" table:style-name="ce16">
            <text:p><text:s/>4,987<text:s/></text:p>
          </table:table-cell>
          <table:table-cell office:value-type="float" office:value="226585" table:style-name="ce16">
            <text:p><text:s/>226,585<text:s/></text:p>
          </table:table-cell>
          <table:table-cell office:value-type="float" office:value="9895" table:style-name="ce16">
            <text:p><text:s/>9,895<text:s/></text:p>
          </table:table-cell>
          <table:table-cell office:value-type="float" office:value="1784878" table:style-name="ce16">
            <text:p><text:s/>1,784,878<text:s/></text:p>
          </table:table-cell>
          <table:table-cell office:value-type="float" office:value="62910379" table:style-name="ce16">
            <text:p><text:s/>62,910,379<text:s/></text:p>
          </table:table-cell>
          <table:table-cell office:value-type="float" office:value="767666" table:style-name="ce16">
            <text:p><text:s/>767,666<text:s/></text:p>
          </table:table-cell>
          <table:table-cell office:value-type="float" office:value="42744857" table:style-name="ce17">
            <text:p><text:s/>42,744,857<text:s/></text:p>
          </table:table-cell>
          <table:table-cell office:value-type="float" office:value="1001616" table:style-name="ce16">
            <text:p><text:s/>1,001,616<text:s/></text:p>
          </table:table-cell>
          <table:table-cell office:value-type="float" office:value="17036" table:style-name="ce16">
            <text:p><text:s/>17,036<text:s/></text:p>
          </table:table-cell>
          <table:table-cell office:value-type="float" office:value="111154294" table:style-name="ce16">
            <text:p><text:s/>111,154,294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2" table:style-name="ce9">
            <text:p>1742</text:p>
          </table:table-cell>
          <table:table-cell office:value-type="float" office:value="93" table:style-name="ce15">
            <text:p><text:s/>93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14" table:style-name="ce16">
            <text:p><text:s/>14<text:s/></text:p>
          </table:table-cell>
          <table:table-cell office:value-type="float" office:value="15" table:style-name="ce16">
            <text:p><text:s/>15<text:s/></text:p>
          </table:table-cell>
          <table:table-cell office:value-type="float" office:value="118" table:style-name="ce16">
            <text:p><text:s/>118<text:s/></text:p>
          </table:table-cell>
          <table:table-cell office:value-type="float" office:value="2236" table:style-name="ce16">
            <text:p><text:s/>2,236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7805" table:style-name="ce16">
            <text:p><text:s/>7,805<text:s/></text:p>
          </table:table-cell>
          <table:table-cell office:value-type="float" office:value="52" table:style-name="ce16">
            <text:p><text:s/>52<text:s/></text:p>
          </table:table-cell>
          <table:table-cell office:value-type="float" office:value="738" table:style-name="ce17">
            <text:p><text:s/>738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052" table:style-name="ce16">
            <text:p><text:s/>1,052<text:s/></text:p>
          </table:table-cell>
          <table:table-cell office:value-type="float" office:value="12441" table:style-name="ce18">
            <text:p><text:s/>12,441<text:s/></text:p>
          </table:table-cell>
          <table:table-cell office:value-type="float" office:value="12.67741935483871" table:style-name="ce15">
            <text:p><text:s/>13<text:s/></text:p>
          </table:table-cell>
          <table:table-cell office:value-type="float" office:value="6.666666666666667" table:style-name="ce16">
            <text:p><text:s/>7<text:s/></text:p>
          </table:table-cell>
          <table:table-cell table:style-name="ce16"/>
          <table:table-cell office:value-type="float" office:value="3.5714285714285716" table:style-name="ce16">
            <text:p><text:s/>4<text:s/></text:p>
          </table:table-cell>
          <table:table-cell office:value-type="float" office:value="0.26666666666666666" table:style-name="ce16">
            <text:p><text:s/>0<text:s/></text:p>
          </table:table-cell>
          <table:table-cell office:value-type="float" office:value="22.008474576271187" table:style-name="ce16">
            <text:p><text:s/>22<text:s/></text:p>
          </table:table-cell>
          <table:table-cell office:value-type="float" office:value="5.3823792486583182" table:style-name="ce16">
            <text:p><text:s/>5<text:s/></text:p>
          </table:table-cell>
          <table:table-cell office:value-type="float" office:value="69.666666666666671" table:style-name="ce16">
            <text:p><text:s/>70<text:s/></text:p>
          </table:table-cell>
          <table:table-cell office:value-type="float" office:value="28.491736066623957" table:style-name="ce16">
            <text:p><text:s/>28<text:s/></text:p>
          </table:table-cell>
          <table:table-cell office:value-type="float" office:value="0.30769230769230771" table:style-name="ce16">
            <text:p><text:s/>0<text:s/></text:p>
          </table:table-cell>
          <table:table-cell office:value-type="float" office:value="4.6693766937669379" table:style-name="ce17">
            <text:p><text:s/>5<text:s/></text:p>
          </table:table-cell>
          <table:table-cell office:value-type="float" office:value="5.1100323624595472" table:style-name="ce16">
            <text:p><text:s/>5<text:s/></text:p>
          </table:table-cell>
          <table:table-cell office:value-type="float" office:value="0.14068441064638784" table:style-name="ce16">
            <text:p><text:s/>0<text:s/></text:p>
          </table:table-cell>
          <table:table-cell office:value-type="float" office:value="19.602122015915118" table:style-name="ce18">
            <text:p><text:s/>20<text:s/></text:p>
          </table:table-cell>
          <table:table-cell office:value-type="float" office:value="1238734" table:style-name="ce19">
            <text:p><text:s/>1,238,734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51573" table:style-name="ce16">
            <text:p><text:s/>51,573<text:s/></text:p>
          </table:table-cell>
          <table:table-cell office:value-type="float" office:value="9310" table:style-name="ce16">
            <text:p><text:s/>9,310<text:s/></text:p>
          </table:table-cell>
          <table:table-cell office:value-type="float" office:value="193060" table:style-name="ce16">
            <text:p><text:s/>193,060<text:s/></text:p>
          </table:table-cell>
          <table:table-cell office:value-type="float" office:value="11180" table:style-name="ce16">
            <text:p><text:s/>11,180<text:s/></text:p>
          </table:table-cell>
          <table:table-cell office:value-type="float" office:value="2389431" table:style-name="ce16">
            <text:p><text:s/>2,389,431<text:s/></text:p>
          </table:table-cell>
          <table:table-cell office:value-type="float" office:value="52471811" table:style-name="ce16">
            <text:p><text:s/>52,471,811<text:s/></text:p>
          </table:table-cell>
          <table:table-cell office:value-type="float" office:value="8517" table:style-name="ce16">
            <text:p><text:s/>8,517<text:s/></text:p>
          </table:table-cell>
          <table:table-cell office:value-type="float" office:value="29807416" table:style-name="ce17">
            <text:p><text:s/>29,807,416<text:s/></text:p>
          </table:table-cell>
          <table:table-cell office:value-type="float" office:value="1082796" table:style-name="ce16">
            <text:p><text:s/>1,082,796<text:s/></text:p>
          </table:table-cell>
          <table:table-cell office:value-type="float" office:value="45018" table:style-name="ce16">
            <text:p><text:s/>45,018<text:s/></text:p>
          </table:table-cell>
          <table:table-cell office:value-type="float" office:value="87342563" table:style-name="ce16">
            <text:p><text:s/>87,342,56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3" table:style-name="ce9">
            <text:p>1743</text:p>
          </table:table-cell>
          <table:table-cell office:value-type="float" office:value="82" table:style-name="ce15">
            <text:p><text:s/>82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7" table:style-name="ce16">
            <text:p><text:s/>1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25" table:style-name="ce16">
            <text:p><text:s/>125<text:s/></text:p>
          </table:table-cell>
          <table:table-cell office:value-type="float" office:value="2183" table:style-name="ce16">
            <text:p><text:s/>2,183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487" table:style-name="ce16">
            <text:p><text:s/>8,487<text:s/></text:p>
          </table:table-cell>
          <table:table-cell office:value-type="float" office:value="39" table:style-name="ce16">
            <text:p><text:s/>39<text:s/></text:p>
          </table:table-cell>
          <table:table-cell office:value-type="float" office:value="648" table:style-name="ce17">
            <text:p><text:s/>648<text:s/></text:p>
          </table:table-cell>
          <table:table-cell office:value-type="float" office:value="297" table:style-name="ce16">
            <text:p><text:s/>297<text:s/></text:p>
          </table:table-cell>
          <table:table-cell office:value-type="float" office:value="1031" table:style-name="ce16">
            <text:p><text:s/>1,031<text:s/></text:p>
          </table:table-cell>
          <table:table-cell office:value-type="float" office:value="12925" table:style-name="ce18">
            <text:p><text:s/>12,925<text:s/></text:p>
          </table:table-cell>
          <table:table-cell office:value-type="float" office:value="13.768292682926829" table:style-name="ce15">
            <text:p><text:s/>14<text:s/></text:p>
          </table:table-cell>
          <table:table-cell office:value-type="float" office:value="4.5714285714285712" table:style-name="ce16">
            <text:p><text:s/>5<text:s/></text:p>
          </table:table-cell>
          <table:table-cell table:style-name="ce16"/>
          <table:table-cell office:value-type="float" office:value="3.9411764705882355" table:style-name="ce16">
            <text:p><text:s/>4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4.776" table:style-name="ce16">
            <text:p><text:s/>25<text:s/></text:p>
          </table:table-cell>
          <table:table-cell office:value-type="float" office:value="9.1791113147045351" table:style-name="ce16">
            <text:p><text:s/>9<text:s/></text:p>
          </table:table-cell>
          <table:table-cell office:value-type="float" office:value="75.8" table:style-name="ce16">
            <text:p><text:s/>76<text:s/></text:p>
          </table:table-cell>
          <table:table-cell office:value-type="float" office:value="30.833627901496406" table:style-name="ce16">
            <text:p><text:s/>31<text:s/></text:p>
          </table:table-cell>
          <table:table-cell office:value-type="float" office:value="5.4615384615384617" table:style-name="ce16">
            <text:p><text:s/>5<text:s/></text:p>
          </table:table-cell>
          <table:table-cell office:value-type="float" office:value="3.3395061728395063" table:style-name="ce17">
            <text:p><text:s/>3<text:s/></text:p>
          </table:table-cell>
          <table:table-cell office:value-type="float" office:value="5.0673400673400675" table:style-name="ce16">
            <text:p><text:s/>5<text:s/></text:p>
          </table:table-cell>
          <table:table-cell office:value-type="float" office:value="1.2609117361784675E-2" table:style-name="ce16">
            <text:p><text:s/>0<text:s/></text:p>
          </table:table-cell>
          <table:table-cell office:value-type="float" office:value="22.462205029013539" table:style-name="ce18">
            <text:p><text:s/>22<text:s/></text:p>
          </table:table-cell>
          <table:table-cell office:value-type="float" office:value="1365203" table:style-name="ce19">
            <text:p><text:s/>1,365,203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32206" table:style-name="ce16">
            <text:p><text:s/>32,206<text:s/></text:p>
          </table:table-cell>
          <table:table-cell office:value-type="float" office:value="2090" table:style-name="ce16">
            <text:p><text:s/>2,090<text:s/></text:p>
          </table:table-cell>
          <table:table-cell office:value-type="float" office:value="219781" table:style-name="ce16">
            <text:p><text:s/>219,781<text:s/></text:p>
          </table:table-cell>
          <table:table-cell office:value-type="float" office:value="10915" table:style-name="ce16">
            <text:p><text:s/>10,915<text:s/></text:p>
          </table:table-cell>
          <table:table-cell office:value-type="float" office:value="2318804" table:style-name="ce16">
            <text:p><text:s/>2,318,804<text:s/></text:p>
          </table:table-cell>
          <table:table-cell office:value-type="float" office:value="54905507" table:style-name="ce16">
            <text:p><text:s/>54,905,507<text:s/></text:p>
          </table:table-cell>
          <table:table-cell office:value-type="float" office:value="1412250" table:style-name="ce16">
            <text:p><text:s/>1,412,250<text:s/></text:p>
          </table:table-cell>
          <table:table-cell office:value-type="float" office:value="31708063" table:style-name="ce17">
            <text:p><text:s/>31,708,063<text:s/></text:p>
          </table:table-cell>
          <table:table-cell office:value-type="float" office:value="997243" table:style-name="ce16">
            <text:p><text:s/>997,243<text:s/></text:p>
          </table:table-cell>
          <table:table-cell office:value-type="float" office:value="17445" table:style-name="ce16">
            <text:p><text:s/>17,445<text:s/></text:p>
          </table:table-cell>
          <table:table-cell office:value-type="float" office:value="93273520" table:style-name="ce16">
            <text:p><text:s/>93,273,52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4" table:style-name="ce9">
            <text:p>1744</text:p>
          </table:table-cell>
          <table:table-cell office:value-type="float" office:value="72" table:style-name="ce15">
            <text:p><text:s/>72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22" table:style-name="ce16">
            <text:p><text:s/>22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5" table:style-name="ce16">
            <text:p><text:s/>95<text:s/></text:p>
          </table:table-cell>
          <table:table-cell office:value-type="float" office:value="2181" table:style-name="ce16">
            <text:p><text:s/>2,181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124" table:style-name="ce16">
            <text:p><text:s/>8,124<text:s/></text:p>
          </table:table-cell>
          <table:table-cell office:value-type="float" office:value="151" table:style-name="ce16">
            <text:p><text:s/>151<text:s/></text:p>
          </table:table-cell>
          <table:table-cell office:value-type="float" office:value="752" table:style-name="ce17">
            <text:p><text:s/>752<text:s/></text:p>
          </table:table-cell>
          <table:table-cell office:value-type="float" office:value="322" table:style-name="ce16">
            <text:p><text:s/>322<text:s/></text:p>
          </table:table-cell>
          <table:table-cell office:value-type="float" office:value="1039" table:style-name="ce16">
            <text:p><text:s/>1,039<text:s/></text:p>
          </table:table-cell>
          <table:table-cell office:value-type="float" office:value="12767" table:style-name="ce18">
            <text:p><text:s/>12,767<text:s/></text:p>
          </table:table-cell>
          <table:table-cell office:value-type="float" office:value="14.319444444444445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20.227272727272727" table:style-name="ce16">
            <text:p><text:s/>2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3.010526315789473" table:style-name="ce16">
            <text:p><text:s/>23<text:s/></text:p>
          </table:table-cell>
          <table:table-cell office:value-type="float" office:value="2.6052269601100413" table:style-name="ce16">
            <text:p><text:s/>3<text:s/></text:p>
          </table:table-cell>
          <table:table-cell office:value-type="float" office:value="2653.3333333333335" table:style-name="ce16">
            <text:p><text:s/>2,653<text:s/></text:p>
          </table:table-cell>
          <table:table-cell office:value-type="float" office:value="28.853274249138355" table:style-name="ce16">
            <text:p><text:s/>29<text:s/></text:p>
          </table:table-cell>
          <table:table-cell office:value-type="float" office:value="4.6357615894039736E-2" table:style-name="ce16">
            <text:p><text:s/>0<text:s/></text:p>
          </table:table-cell>
          <table:table-cell office:value-type="float" office:value="3.3430851063829787" table:style-name="ce17">
            <text:p><text:s/>3<text:s/></text:p>
          </table:table-cell>
          <table:table-cell office:value-type="float" office:value="5.1987577639751557" table:style-name="ce16">
            <text:p><text:s/>5<text:s/></text:p>
          </table:table-cell>
          <table:table-cell office:value-type="float" office:value="1.3474494706448507E-2" table:style-name="ce16">
            <text:p><text:s/>0<text:s/></text:p>
          </table:table-cell>
          <table:table-cell office:value-type="float" office:value="20.04644787342367" table:style-name="ce18">
            <text:p><text:s/>20<text:s/></text:p>
          </table:table-cell>
          <table:table-cell office:value-type="float" office:value="1159117" table:style-name="ce19">
            <text:p><text:s/>1,159,117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359583" table:style-name="ce16">
            <text:p><text:s/>359,583<text:s/></text:p>
          </table:table-cell>
          <table:table-cell office:value-type="float" office:value="2090" table:style-name="ce16">
            <text:p><text:s/>2,090<text:s/></text:p>
          </table:table-cell>
          <table:table-cell office:value-type="float" office:value="160758" table:style-name="ce16">
            <text:p><text:s/>160,758<text:s/></text:p>
          </table:table-cell>
          <table:table-cell office:value-type="float" office:value="10905" table:style-name="ce16">
            <text:p><text:s/>10,905<text:s/></text:p>
          </table:table-cell>
          <table:table-cell office:value-type="float" office:value="20446242" table:style-name="ce16">
            <text:p><text:s/>20,446,242<text:s/></text:p>
          </table:table-cell>
          <table:table-cell office:value-type="float" office:value="50892949" table:style-name="ce16">
            <text:p><text:s/>50,892,949<text:s/></text:p>
          </table:table-cell>
          <table:table-cell office:value-type="float" office:value="1102467" table:style-name="ce16">
            <text:p><text:s/>1,102,467<text:s/></text:p>
          </table:table-cell>
          <table:table-cell office:value-type="float" office:value="29713307" table:style-name="ce17">
            <text:p><text:s/>29,713,307<text:s/></text:p>
          </table:table-cell>
          <table:table-cell office:value-type="float" office:value="1175825" table:style-name="ce16">
            <text:p><text:s/>1,175,825<text:s/></text:p>
          </table:table-cell>
          <table:table-cell office:value-type="float" office:value="16935" table:style-name="ce16">
            <text:p><text:s/>16,935<text:s/></text:p>
          </table:table-cell>
          <table:table-cell office:value-type="float" office:value="105062656" table:style-name="ce16">
            <text:p><text:s/>105,062,65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5" table:style-name="ce9">
            <text:p>1745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40" table:style-name="ce16">
            <text:p><text:s/>40<text:s/></text:p>
          </table:table-cell>
          <table:table-cell table:style-name="ce16"/>
          <table:table-cell office:value-type="float" office:value="136" table:style-name="ce16">
            <text:p><text:s/>136<text:s/></text:p>
          </table:table-cell>
          <table:table-cell office:value-type="float" office:value="2484" table:style-name="ce16">
            <text:p><text:s/>2,48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383" table:style-name="ce16">
            <text:p><text:s/>8,383<text:s/></text:p>
          </table:table-cell>
          <table:table-cell office:value-type="float" office:value="160" table:style-name="ce16">
            <text:p><text:s/>160<text:s/></text:p>
          </table:table-cell>
          <table:table-cell office:value-type="float" office:value="716" table:style-name="ce17">
            <text:p><text:s/>716<text:s/></text:p>
          </table:table-cell>
          <table:table-cell office:value-type="float" office:value="327" table:style-name="ce16">
            <text:p><text:s/>327<text:s/></text:p>
          </table:table-cell>
          <table:table-cell office:value-type="float" office:value="1156" table:style-name="ce16">
            <text:p><text:s/>1,156<text:s/></text:p>
          </table:table-cell>
          <table:table-cell office:value-type="float" office:value="13523" table:style-name="ce18">
            <text:p><text:s/>13,523<text:s/></text:p>
          </table:table-cell>
          <table:table-cell office:value-type="float" office:value="13.044642857142858" table:style-name="ce15">
            <text:p><text:s/>13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1.7" table:style-name="ce16">
            <text:p><text:s/>12<text:s/></text:p>
          </table:table-cell>
          <table:table-cell table:style-name="ce16"/>
          <table:table-cell office:value-type="float" office:value="29.911764705882351" table:style-name="ce16">
            <text:p><text:s/>30<text:s/></text:p>
          </table:table-cell>
          <table:table-cell office:value-type="float" office:value="4.301127214170692" table:style-name="ce16">
            <text:p><text:s/>4<text:s/></text:p>
          </table:table-cell>
          <table:table-cell office:value-type="float" office:value="787.16666666666663" table:style-name="ce16">
            <text:p><text:s/>787<text:s/></text:p>
          </table:table-cell>
          <table:table-cell office:value-type="float" office:value="27.545031611594894" table:style-name="ce16">
            <text:p><text:s/>28<text:s/></text:p>
          </table:table-cell>
          <table:table-cell office:value-type="float" office:value="6.25E-2" table:style-name="ce16">
            <text:p><text:s/>0<text:s/></text:p>
          </table:table-cell>
          <table:table-cell office:value-type="float" office:value="3.4874301675977653" table:style-name="ce17">
            <text:p><text:s/>3<text:s/></text:p>
          </table:table-cell>
          <table:table-cell office:value-type="float" office:value="5.1712538226299696" table:style-name="ce16">
            <text:p><text:s/>5<text:s/></text:p>
          </table:table-cell>
          <table:table-cell office:value-type="float" office:value="0.10986159169550173" table:style-name="ce16">
            <text:p><text:s/>0<text:s/></text:p>
          </table:table-cell>
          <table:table-cell office:value-type="float" office:value="18.978481106263402" table:style-name="ce18">
            <text:p><text:s/>19<text:s/></text:p>
          </table:table-cell>
          <table:table-cell office:value-type="float" office:value="1849838" table:style-name="ce19">
            <text:p><text:s/>1,849,838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66344" table:style-name="ce16">
            <text:p><text:s/>1,766,344<text:s/></text:p>
          </table:table-cell>
          <table:table-cell table:style-name="ce16"/>
          <table:table-cell office:value-type="float" office:value="315129" table:style-name="ce16">
            <text:p><text:s/>315,129<text:s/></text:p>
          </table:table-cell>
          <table:table-cell office:value-type="float" office:value="12420" table:style-name="ce16">
            <text:p><text:s/>12,420<text:s/></text:p>
          </table:table-cell>
          <table:table-cell office:value-type="float" office:value="13453600" table:style-name="ce16">
            <text:p><text:s/>13,453,600<text:s/></text:p>
          </table:table-cell>
          <table:table-cell office:value-type="float" office:value="63946150" table:style-name="ce16">
            <text:p><text:s/>63,946,150<text:s/></text:p>
          </table:table-cell>
          <table:table-cell office:value-type="float" office:value="1630418" table:style-name="ce16">
            <text:p><text:s/>1,630,418<text:s/></text:p>
          </table:table-cell>
          <table:table-cell office:value-type="float" office:value="30038153" table:style-name="ce17">
            <text:p><text:s/>30,038,153<text:s/></text:p>
          </table:table-cell>
          <table:table-cell office:value-type="float" office:value="1085459" table:style-name="ce16">
            <text:p><text:s/>1,085,459<text:s/></text:p>
          </table:table-cell>
          <table:table-cell office:value-type="float" office:value="29300" table:style-name="ce16">
            <text:p><text:s/>29,300<text:s/></text:p>
          </table:table-cell>
          <table:table-cell office:value-type="float" office:value="114138050" table:style-name="ce16">
            <text:p><text:s/>114,138,05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6" table:style-name="ce9">
            <text:p>1746</text:p>
          </table:table-cell>
          <table:table-cell office:value-type="float" office:value="97" table:style-name="ce15">
            <text:p><text:s/>97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58" table:style-name="ce16">
            <text:p><text:s/>158<text:s/></text:p>
          </table:table-cell>
          <table:table-cell office:value-type="float" office:value="2161" table:style-name="ce16">
            <text:p><text:s/>2,16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830" table:style-name="ce16">
            <text:p><text:s/>8,830<text:s/></text:p>
          </table:table-cell>
          <table:table-cell office:value-type="float" office:value="231" table:style-name="ce16">
            <text:p><text:s/>231<text:s/></text:p>
          </table:table-cell>
          <table:table-cell office:value-type="float" office:value="823" table:style-name="ce17">
            <text:p><text:s/>823<text:s/></text:p>
          </table:table-cell>
          <table:table-cell office:value-type="float" office:value="346" table:style-name="ce16">
            <text:p><text:s/>346<text:s/></text:p>
          </table:table-cell>
          <table:table-cell office:value-type="float" office:value="1163" table:style-name="ce16">
            <text:p><text:s/>1,163<text:s/></text:p>
          </table:table-cell>
          <table:table-cell office:value-type="float" office:value="13849" table:style-name="ce18">
            <text:p><text:s/>13,849<text:s/></text:p>
          </table:table-cell>
          <table:table-cell office:value-type="float" office:value="13.690721649484535" table:style-name="ce15">
            <text:p><text:s/>14<text:s/></text:p>
          </table:table-cell>
          <table:table-cell office:value-type="float" office:value="4.2857142857142856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.8333333333333335" table:style-name="ce16">
            <text:p><text:s/>3<text:s/></text:p>
          </table:table-cell>
          <table:table-cell office:value-type="float" office:value="0.66666666666666663" table:style-name="ce16">
            <text:p><text:s/>1<text:s/></text:p>
          </table:table-cell>
          <table:table-cell office:value-type="float" office:value="22.411392405063292" table:style-name="ce16">
            <text:p><text:s/>22<text:s/></text:p>
          </table:table-cell>
          <table:table-cell office:value-type="float" office:value="5.635816751503933" table:style-name="ce16">
            <text:p><text:s/>6<text:s/></text:p>
          </table:table-cell>
          <table:table-cell office:value-type="float" office:value="22.75" table:style-name="ce16">
            <text:p><text:s/>23<text:s/></text:p>
          </table:table-cell>
          <table:table-cell office:value-type="float" office:value="27.646545866364665" table:style-name="ce16">
            <text:p><text:s/>28<text:s/></text:p>
          </table:table-cell>
          <table:table-cell office:value-type="float" office:value="3.4632034632034632E-2" table:style-name="ce16">
            <text:p><text:s/>0<text:s/></text:p>
          </table:table-cell>
          <table:table-cell office:value-type="float" office:value="4.1543134872417982" table:style-name="ce17">
            <text:p><text:s/>4<text:s/></text:p>
          </table:table-cell>
          <table:table-cell office:value-type="float" office:value="5.0231213872832372" table:style-name="ce16">
            <text:p><text:s/>5<text:s/></text:p>
          </table:table-cell>
          <table:table-cell office:value-type="float" office:value="0.26397248495270853" table:style-name="ce16">
            <text:p><text:s/>0<text:s/></text:p>
          </table:table-cell>
          <table:table-cell office:value-type="float" office:value="19.267095097118926" table:style-name="ce18">
            <text:p><text:s/>19<text:s/></text:p>
          </table:table-cell>
          <table:table-cell office:value-type="float" office:value="1897372" table:style-name="ce19">
            <text:p><text:s/>1,897,372<text:s/></text:p>
          </table:table-cell>
          <table:table-cell office:value-type="float" office:value="284013" table:style-name="ce16">
            <text:p><text:s/>284,01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15096" table:style-name="ce16">
            <text:p><text:s/>515,096<text:s/></text:p>
          </table:table-cell>
          <table:table-cell office:value-type="float" office:value="1172" table:style-name="ce16">
            <text:p><text:s/>1,172<text:s/></text:p>
          </table:table-cell>
          <table:table-cell office:value-type="float" office:value="300681" table:style-name="ce16">
            <text:p><text:s/>300,681<text:s/></text:p>
          </table:table-cell>
          <table:table-cell office:value-type="float" office:value="10805" table:style-name="ce16">
            <text:p><text:s/>10,805<text:s/></text:p>
          </table:table-cell>
          <table:table-cell office:value-type="float" office:value="34163" table:style-name="ce16">
            <text:p><text:s/>34,163<text:s/></text:p>
          </table:table-cell>
          <table:table-cell office:value-type="float" office:value="58809897" table:style-name="ce16">
            <text:p><text:s/>58,809,897<text:s/></text:p>
          </table:table-cell>
          <table:table-cell office:value-type="float" office:value="2040235" table:style-name="ce16">
            <text:p><text:s/>2,040,235<text:s/></text:p>
          </table:table-cell>
          <table:table-cell office:value-type="float" office:value="40294204" table:style-name="ce17">
            <text:p><text:s/>40,294,204<text:s/></text:p>
          </table:table-cell>
          <table:table-cell office:value-type="float" office:value="1244897" table:style-name="ce16">
            <text:p><text:s/>1,244,897<text:s/></text:p>
          </table:table-cell>
          <table:table-cell office:value-type="float" office:value="1278902" table:style-name="ce16">
            <text:p><text:s/>1,278,902<text:s/></text:p>
          </table:table-cell>
          <table:table-cell office:value-type="float" office:value="106711437" table:style-name="ce16">
            <text:p><text:s/>106,711,43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7" table:style-name="ce9">
            <text:p>1747</text:p>
          </table:table-cell>
          <table:table-cell office:value-type="float" office:value="125" table:style-name="ce15">
            <text:p><text:s/>125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47" table:style-name="ce16">
            <text:p><text:s/>47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09" table:style-name="ce16">
            <text:p><text:s/>109<text:s/></text:p>
          </table:table-cell>
          <table:table-cell office:value-type="float" office:value="2348" table:style-name="ce16">
            <text:p><text:s/>2,34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808" table:style-name="ce16">
            <text:p><text:s/>8,808<text:s/></text:p>
          </table:table-cell>
          <table:table-cell office:value-type="float" office:value="450" table:style-name="ce16">
            <text:p><text:s/>450<text:s/></text:p>
          </table:table-cell>
          <table:table-cell office:value-type="float" office:value="809" table:style-name="ce17">
            <text:p><text:s/>809<text:s/></text:p>
          </table:table-cell>
          <table:table-cell office:value-type="float" office:value="346" table:style-name="ce16">
            <text:p><text:s/>346<text:s/></text:p>
          </table:table-cell>
          <table:table-cell office:value-type="float" office:value="1157" table:style-name="ce16">
            <text:p><text:s/>1,157<text:s/></text:p>
          </table:table-cell>
          <table:table-cell office:value-type="float" office:value="14211" table:style-name="ce18">
            <text:p><text:s/>14,211<text:s/></text:p>
          </table:table-cell>
          <table:table-cell office:value-type="float" office:value="12.816000000000001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0.148936170212766" table:style-name="ce16">
            <text:p><text:s/>10<text:s/></text:p>
          </table:table-cell>
          <table:table-cell office:value-type="float" office:value="0.66666666666666663" table:style-name="ce16">
            <text:p><text:s/>1<text:s/></text:p>
          </table:table-cell>
          <table:table-cell office:value-type="float" office:value="21.899082568807341" table:style-name="ce16">
            <text:p><text:s/>22<text:s/></text:p>
          </table:table-cell>
          <table:table-cell office:value-type="float" office:value="2.7508517887563886" table:style-name="ce16">
            <text:p><text:s/>3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27.420413260672117" table:style-name="ce16">
            <text:p><text:s/>27<text:s/></text:p>
          </table:table-cell>
          <table:table-cell office:value-type="float" office:value="1.0333333333333334" table:style-name="ce16">
            <text:p><text:s/>1<text:s/></text:p>
          </table:table-cell>
          <table:table-cell office:value-type="float" office:value="4.3053152039555007" table:style-name="ce17">
            <text:p><text:s/>4<text:s/></text:p>
          </table:table-cell>
          <table:table-cell office:value-type="float" office:value="5.0289017341040463" table:style-name="ce16">
            <text:p><text:s/>5<text:s/></text:p>
          </table:table-cell>
          <table:table-cell office:value-type="float" office:value="6.9144338807260158E-3" table:style-name="ce16">
            <text:p><text:s/>0<text:s/></text:p>
          </table:table-cell>
          <table:table-cell office:value-type="float" office:value="18.174090493279852" table:style-name="ce18">
            <text:p><text:s/>18<text:s/></text:p>
          </table:table-cell>
          <table:table-cell office:value-type="float" office:value="1960583" table:style-name="ce19">
            <text:p><text:s/>1,960,583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3123989" table:style-name="ce16">
            <text:p><text:s/>3,123,989<text:s/></text:p>
          </table:table-cell>
          <table:table-cell office:value-type="float" office:value="1963" table:style-name="ce16">
            <text:p><text:s/>1,963<text:s/></text:p>
          </table:table-cell>
          <table:table-cell office:value-type="float" office:value="192664" table:style-name="ce16">
            <text:p><text:s/>192,664<text:s/></text:p>
          </table:table-cell>
          <table:table-cell office:value-type="float" office:value="11740" table:style-name="ce16">
            <text:p><text:s/>11,740<text:s/></text:p>
          </table:table-cell>
          <table:table-cell office:value-type="float" office:value="250" table:style-name="ce16">
            <text:p><text:s/>250<text:s/></text:p>
          </table:table-cell>
          <table:table-cell office:value-type="float" office:value="64757805" table:style-name="ce16">
            <text:p><text:s/>64,757,805<text:s/></text:p>
          </table:table-cell>
          <table:table-cell office:value-type="float" office:value="3713902" table:style-name="ce16">
            <text:p><text:s/>3,713,902<text:s/></text:p>
          </table:table-cell>
          <table:table-cell office:value-type="float" office:value="43875044" table:style-name="ce17">
            <text:p><text:s/>43,875,044<text:s/></text:p>
          </table:table-cell>
          <table:table-cell office:value-type="float" office:value="1151433" table:style-name="ce16">
            <text:p><text:s/>1,151,433<text:s/></text:p>
          </table:table-cell>
          <table:table-cell office:value-type="float" office:value="25795" table:style-name="ce16">
            <text:p><text:s/>25,795<text:s/></text:p>
          </table:table-cell>
          <table:table-cell office:value-type="float" office:value="118871363" table:style-name="ce16">
            <text:p><text:s/>118,871,363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8" table:style-name="ce9">
            <text:p>1748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6" table:style-name="ce16">
            <text:p><text:s/>3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1895" table:style-name="ce16">
            <text:p><text:s/>1,89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174" table:style-name="ce16">
            <text:p><text:s/>8,174<text:s/></text:p>
          </table:table-cell>
          <table:table-cell office:value-type="float" office:value="386" table:style-name="ce16">
            <text:p><text:s/>386<text:s/></text:p>
          </table:table-cell>
          <table:table-cell office:value-type="float" office:value="806" table:style-name="ce17">
            <text:p><text:s/>806<text:s/></text:p>
          </table:table-cell>
          <table:table-cell office:value-type="float" office:value="319" table:style-name="ce16">
            <text:p><text:s/>319<text:s/></text:p>
          </table:table-cell>
          <table:table-cell office:value-type="float" office:value="1169" table:style-name="ce16">
            <text:p><text:s/>1,169<text:s/></text:p>
          </table:table-cell>
          <table:table-cell office:value-type="float" office:value="12993" table:style-name="ce18">
            <text:p><text:s/>12,993<text:s/></text:p>
          </table:table-cell>
          <table:table-cell office:value-type="float" office:value="12.282608695652174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2.472222222222221" table:style-name="ce16">
            <text:p><text:s/>12<text:s/></text:p>
          </table:table-cell>
          <table:table-cell office:value-type="float" office:value="0.6" table:style-name="ce16">
            <text:p><text:s/>1<text:s/></text:p>
          </table:table-cell>
          <table:table-cell office:value-type="float" office:value="22.778846153846153" table:style-name="ce16">
            <text:p><text:s/>23<text:s/></text:p>
          </table:table-cell>
          <table:table-cell office:value-type="float" office:value="3.8480211081794193" table:style-name="ce16">
            <text:p><text:s/>4<text:s/></text:p>
          </table:table-cell>
          <table:table-cell office:value-type="float" office:value="12.5" table:style-name="ce16">
            <text:p><text:s/>13<text:s/></text:p>
          </table:table-cell>
          <table:table-cell office:value-type="float" office:value="28.481282114020065" table:style-name="ce16">
            <text:p><text:s/>28<text:s/></text:p>
          </table:table-cell>
          <table:table-cell office:value-type="float" office:value="1.2953367875647668E-2" table:style-name="ce16">
            <text:p><text:s/>0<text:s/></text:p>
          </table:table-cell>
          <table:table-cell office:value-type="float" office:value="4.1091811414392057" table:style-name="ce17">
            <text:p><text:s/>4<text:s/></text:p>
          </table:table-cell>
          <table:table-cell office:value-type="float" office:value="5.1347962382445145" table:style-name="ce16">
            <text:p><text:s/>5<text:s/></text:p>
          </table:table-cell>
          <table:table-cell office:value-type="float" office:value="1.1976047904191617E-2" table:style-name="ce16">
            <text:p><text:s/>0<text:s/></text:p>
          </table:table-cell>
          <table:table-cell office:value-type="float" office:value="19.170476410374818" table:style-name="ce18">
            <text:p><text:s/>19<text:s/></text:p>
          </table:table-cell>
          <table:table-cell office:value-type="float" office:value="1243019" table:style-name="ce19">
            <text:p><text:s/>1,243,019<text:s/></text:p>
          </table:table-cell>
          <table:table-cell office:value-type="float" office:value="22478" table:style-name="ce16">
            <text:p><text:s/>22,47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571158" table:style-name="ce16">
            <text:p><text:s/>3,571,158<text:s/></text:p>
          </table:table-cell>
          <table:table-cell office:value-type="float" office:value="635" table:style-name="ce16">
            <text:p><text:s/>635<text:s/></text:p>
          </table:table-cell>
          <table:table-cell office:value-type="float" office:value="218639" table:style-name="ce16">
            <text:p><text:s/>218,639<text:s/></text:p>
          </table:table-cell>
          <table:table-cell office:value-type="float" office:value="9475" table:style-name="ce16">
            <text:p><text:s/>9,475<text:s/></text:p>
          </table:table-cell>
          <table:table-cell office:value-type="float" office:value="212844" table:style-name="ce16">
            <text:p><text:s/>212,844<text:s/></text:p>
          </table:table-cell>
          <table:table-cell office:value-type="float" office:value="58870929" table:style-name="ce16">
            <text:p><text:s/>58,870,929<text:s/></text:p>
          </table:table-cell>
          <table:table-cell office:value-type="float" office:value="2324393" table:style-name="ce16">
            <text:p><text:s/>2,324,393<text:s/></text:p>
          </table:table-cell>
          <table:table-cell office:value-type="float" office:value="35974166" table:style-name="ce17">
            <text:p><text:s/>35,974,166<text:s/></text:p>
          </table:table-cell>
          <table:table-cell office:value-type="float" office:value="1135411" table:style-name="ce16">
            <text:p><text:s/>1,135,411<text:s/></text:p>
          </table:table-cell>
          <table:table-cell office:value-type="float" office:value="27071" table:style-name="ce16">
            <text:p><text:s/>27,071<text:s/></text:p>
          </table:table-cell>
          <table:table-cell office:value-type="float" office:value="103610218" table:style-name="ce16">
            <text:p><text:s/>103,610,21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49" table:style-name="ce9">
            <text:p>1749</text:p>
          </table:table-cell>
          <table:table-cell office:value-type="float" office:value="71" table:style-name="ce15">
            <text:p><text:s/>71<text:s/></text:p>
          </table:table-cell>
          <table:table-cell table:number-columns-repeated="2" table:style-name="ce16"/>
          <table:table-cell office:value-type="float" office:value="27" table:style-name="ce16">
            <text:p><text:s/>27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06" table:style-name="ce16">
            <text:p><text:s/>106<text:s/></text:p>
          </table:table-cell>
          <table:table-cell office:value-type="float" office:value="1923" table:style-name="ce16">
            <text:p><text:s/>1,92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7481" table:style-name="ce16">
            <text:p><text:s/>7,481<text:s/></text:p>
          </table:table-cell>
          <table:table-cell office:value-type="float" office:value="147" table:style-name="ce16">
            <text:p><text:s/>147<text:s/></text:p>
          </table:table-cell>
          <table:table-cell office:value-type="float" office:value="854" table:style-name="ce17">
            <text:p><text:s/>854<text:s/></text:p>
          </table:table-cell>
          <table:table-cell office:value-type="float" office:value="312" table:style-name="ce16">
            <text:p><text:s/>312<text:s/></text:p>
          </table:table-cell>
          <table:table-cell office:value-type="float" office:value="962" table:style-name="ce16">
            <text:p><text:s/>962<text:s/></text:p>
          </table:table-cell>
          <table:table-cell office:value-type="float" office:value="11893" table:style-name="ce18">
            <text:p><text:s/>11,893<text:s/></text:p>
          </table:table-cell>
          <table:table-cell office:value-type="float" office:value="12.23943661971831" table:style-name="ce15">
            <text:p><text:s/>12<text:s/></text:p>
          </table:table-cell>
          <table:table-cell table:number-columns-repeated="2" table:style-name="ce16"/>
          <table:table-cell office:value-type="float" office:value="15.888888888888889" table:style-name="ce16">
            <text:p><text:s/>16<text:s/></text:p>
          </table:table-cell>
          <table:table-cell office:value-type="float" office:value="0.7142857142857143" table:style-name="ce16">
            <text:p><text:s/>1<text:s/></text:p>
          </table:table-cell>
          <table:table-cell office:value-type="float" office:value="24.075471698113208" table:style-name="ce16">
            <text:p><text:s/>24<text:s/></text:p>
          </table:table-cell>
          <table:table-cell office:value-type="float" office:value="3.2475299011960477" table:style-name="ce16">
            <text:p><text:s/>3<text:s/></text:p>
          </table:table-cell>
          <table:table-cell office:value-type="float" office:value="11.333333333333334" table:style-name="ce16">
            <text:p><text:s/>11<text:s/></text:p>
          </table:table-cell>
          <table:table-cell office:value-type="float" office:value="28.245421735062159" table:style-name="ce16">
            <text:p><text:s/>28<text:s/></text:p>
          </table:table-cell>
          <table:table-cell office:value-type="float" office:value="6.8027210884353739E-3" table:style-name="ce16">
            <text:p><text:s/>0<text:s/></text:p>
          </table:table-cell>
          <table:table-cell office:value-type="float" office:value="3.737704918032787" table:style-name="ce17">
            <text:p><text:s/>4<text:s/></text:p>
          </table:table-cell>
          <table:table-cell office:value-type="float" office:value="5.3269230769230766" table:style-name="ce16">
            <text:p><text:s/>5<text:s/></text:p>
          </table:table-cell>
          <table:table-cell office:value-type="float" office:value="7.2765072765072769E-3" table:style-name="ce16">
            <text:p><text:s/>0<text:s/></text:p>
          </table:table-cell>
          <table:table-cell office:value-type="float" office:value="19.027999663667703" table:style-name="ce18">
            <text:p><text:s/>19<text:s/></text:p>
          </table:table-cell>
          <table:table-cell office:value-type="float" office:value="978724" table:style-name="ce19">
            <text:p><text:s/>978,724<text:s/></text:p>
          </table:table-cell>
          <table:table-cell table:number-columns-repeated="2" table:style-name="ce16"/>
          <table:table-cell office:value-type="float" office:value="449059" table:style-name="ce16">
            <text:p><text:s/>449,059<text:s/></text:p>
          </table:table-cell>
          <table:table-cell office:value-type="float" office:value="889" table:style-name="ce16">
            <text:p><text:s/>889<text:s/></text:p>
          </table:table-cell>
          <table:table-cell office:value-type="float" office:value="193937" table:style-name="ce16">
            <text:p><text:s/>193,937<text:s/></text:p>
          </table:table-cell>
          <table:table-cell office:value-type="float" office:value="9615" table:style-name="ce16">
            <text:p><text:s/>9,615<text:s/></text:p>
          </table:table-cell>
          <table:table-cell office:value-type="float" office:value="73174" table:style-name="ce16">
            <text:p><text:s/>73,174<text:s/></text:p>
          </table:table-cell>
          <table:table-cell office:value-type="float" office:value="51656829" table:style-name="ce16">
            <text:p><text:s/>51,656,829<text:s/></text:p>
          </table:table-cell>
          <table:table-cell office:value-type="float" office:value="490223" table:style-name="ce16">
            <text:p><text:s/>490,223<text:s/></text:p>
          </table:table-cell>
          <table:table-cell office:value-type="float" office:value="40153296" table:style-name="ce17">
            <text:p><text:s/>40,153,296<text:s/></text:p>
          </table:table-cell>
          <table:table-cell office:value-type="float" office:value="1138631" table:style-name="ce16">
            <text:p><text:s/>1,138,631<text:s/></text:p>
          </table:table-cell>
          <table:table-cell office:value-type="float" office:value="18209" table:style-name="ce16">
            <text:p><text:s/>18,209<text:s/></text:p>
          </table:table-cell>
          <table:table-cell office:value-type="float" office:value="95162586" table:style-name="ce16">
            <text:p><text:s/>95,162,586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0" table:style-name="ce9">
            <text:p>1750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18" table:style-name="ce16">
            <text:p><text:s/>1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4" table:style-name="ce16">
            <text:p><text:s/>2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2381" table:style-name="ce16">
            <text:p><text:s/>2,381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602" table:style-name="ce16">
            <text:p><text:s/>8,602<text:s/></text:p>
          </table:table-cell>
          <table:table-cell office:value-type="float" office:value="55" table:style-name="ce16">
            <text:p><text:s/>55<text:s/></text:p>
          </table:table-cell>
          <table:table-cell office:value-type="float" office:value="928" table:style-name="ce17">
            <text:p><text:s/>928<text:s/></text:p>
          </table:table-cell>
          <table:table-cell office:value-type="float" office:value="303" table:style-name="ce16">
            <text:p><text:s/>303<text:s/></text:p>
          </table:table-cell>
          <table:table-cell office:value-type="float" office:value="1076" table:style-name="ce16">
            <text:p><text:s/>1,076<text:s/></text:p>
          </table:table-cell>
          <table:table-cell office:value-type="float" office:value="13602" table:style-name="ce18">
            <text:p><text:s/>13,602<text:s/></text:p>
          </table:table-cell>
          <table:table-cell office:value-type="float" office:value="14.205357142857142" table:style-name="ce15">
            <text:p><text:s/>14<text:s/></text:p>
          </table:table-cell>
          <table:table-cell office:value-type="float" office:value="3.1666666666666665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083333333333333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0.095744680851062" table:style-name="ce16">
            <text:p><text:s/>30<text:s/></text:p>
          </table:table-cell>
          <table:table-cell office:value-type="float" office:value="3.992440151196976" table:style-name="ce16">
            <text:p><text:s/>4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27.349221111369449" table:style-name="ce16">
            <text:p><text:s/>27<text:s/></text:p>
          </table:table-cell>
          <table:table-cell office:value-type="float" office:value="0.14545454545454545" table:style-name="ce16">
            <text:p><text:s/>0<text:s/></text:p>
          </table:table-cell>
          <table:table-cell office:value-type="float" office:value="4.8900862068965516" table:style-name="ce17">
            <text:p><text:s/>5<text:s/></text:p>
          </table:table-cell>
          <table:table-cell office:value-type="float" office:value="5.3795379537953796" table:style-name="ce16">
            <text:p><text:s/>5<text:s/></text:p>
          </table:table-cell>
          <table:table-cell office:value-type="float" office:value="7.6208178438661706E-2" table:style-name="ce16">
            <text:p><text:s/>0<text:s/></text:p>
          </table:table-cell>
          <table:table-cell office:value-type="float" office:value="18.800838112042346" table:style-name="ce18">
            <text:p><text:s/>19<text:s/></text:p>
          </table:table-cell>
          <table:table-cell office:value-type="float" office:value="1457568" table:style-name="ce19">
            <text:p><text:s/>1,457,568<text:s/></text:p>
          </table:table-cell>
          <table:table-cell office:value-type="float" office:value="630942" table:style-name="ce16">
            <text:p><text:s/>630,94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4701" table:style-name="ce16">
            <text:p><text:s/>64,701<text:s/></text:p>
          </table:table-cell>
          <table:table-cell office:value-type="float" office:value="1172" table:style-name="ce16">
            <text:p><text:s/>1,172<text:s/></text:p>
          </table:table-cell>
          <table:table-cell office:value-type="float" office:value="168335" table:style-name="ce16">
            <text:p><text:s/>168,335<text:s/></text:p>
          </table:table-cell>
          <table:table-cell office:value-type="float" office:value="11905" table:style-name="ce16">
            <text:p><text:s/>11,905<text:s/></text:p>
          </table:table-cell>
          <table:table-cell office:value-type="float" office:value="23880" table:style-name="ce16">
            <text:p><text:s/>23,880<text:s/></text:p>
          </table:table-cell>
          <table:table-cell office:value-type="float" office:value="51788354" table:style-name="ce16">
            <text:p><text:s/>51,788,354<text:s/></text:p>
          </table:table-cell>
          <table:table-cell office:value-type="float" office:value="1137646" table:style-name="ce16">
            <text:p><text:s/>1,137,646<text:s/></text:p>
          </table:table-cell>
          <table:table-cell office:value-type="float" office:value="45778185" table:style-name="ce17">
            <text:p><text:s/>45,778,185<text:s/></text:p>
          </table:table-cell>
          <table:table-cell office:value-type="float" office:value="1158459" table:style-name="ce16">
            <text:p><text:s/>1,158,459<text:s/></text:p>
          </table:table-cell>
          <table:table-cell office:value-type="float" office:value="646390" table:style-name="ce16">
            <text:p><text:s/>646,390<text:s/></text:p>
          </table:table-cell>
          <table:table-cell office:value-type="float" office:value="102867537" table:style-name="ce16">
            <text:p><text:s/>102,867,537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1" table:style-name="ce9">
            <text:p>1751</text:p>
          </table:table-cell>
          <table:table-cell office:value-type="float" office:value="116" table:style-name="ce15">
            <text:p><text:s/>116<text:s/></text:p>
          </table:table-cell>
          <table:table-cell table:number-columns-repeated="2" table:style-name="ce16"/>
          <table:table-cell office:value-type="float" office:value="25" table:style-name="ce16">
            <text:p><text:s/>25<text:s/></text:p>
          </table:table-cell>
          <table:table-cell table:style-name="ce16"/>
          <table:table-cell office:value-type="float" office:value="119" table:style-name="ce16">
            <text:p><text:s/>119<text:s/></text:p>
          </table:table-cell>
          <table:table-cell office:value-type="float" office:value="2838" table:style-name="ce16">
            <text:p><text:s/>2,838<text:s/></text:p>
          </table:table-cell>
          <table:table-cell table:style-name="ce16"/>
          <table:table-cell office:value-type="float" office:value="9046" table:style-name="ce16">
            <text:p><text:s/>9,046<text:s/></text:p>
          </table:table-cell>
          <table:table-cell office:value-type="float" office:value="186" table:style-name="ce16">
            <text:p><text:s/>186<text:s/></text:p>
          </table:table-cell>
          <table:table-cell office:value-type="float" office:value="1026" table:style-name="ce17">
            <text:p><text:s/>1,026<text:s/></text:p>
          </table:table-cell>
          <table:table-cell office:value-type="float" office:value="347" table:style-name="ce16">
            <text:p><text:s/>347<text:s/></text:p>
          </table:table-cell>
          <table:table-cell office:value-type="float" office:value="1142" table:style-name="ce16">
            <text:p><text:s/>1,142<text:s/></text:p>
          </table:table-cell>
          <table:table-cell office:value-type="float" office:value="14845" table:style-name="ce18">
            <text:p><text:s/>14,845<text:s/></text:p>
          </table:table-cell>
          <table:table-cell office:value-type="float" office:value="12.525862068965518" table:style-name="ce15">
            <text:p><text:s/>13<text:s/></text:p>
          </table:table-cell>
          <table:table-cell table:number-columns-repeated="2" table:style-name="ce16"/>
          <table:table-cell office:value-type="float" office:value="17.68" table:style-name="ce16">
            <text:p><text:s/>18<text:s/></text:p>
          </table:table-cell>
          <table:table-cell table:style-name="ce16"/>
          <table:table-cell office:value-type="float" office:value="23.168067226890756" table:style-name="ce16">
            <text:p><text:s/>23<text:s/></text:p>
          </table:table-cell>
          <table:table-cell office:value-type="float" office:value="3.0866807610993656" table:style-name="ce16">
            <text:p><text:s/>3<text:s/></text:p>
          </table:table-cell>
          <table:table-cell table:style-name="ce16"/>
          <table:table-cell office:value-type="float" office:value="24.818151669246074" table:style-name="ce16">
            <text:p><text:s/>25<text:s/></text:p>
          </table:table-cell>
          <table:table-cell office:value-type="float" office:value="0.12903225806451613" table:style-name="ce16">
            <text:p><text:s/>0<text:s/></text:p>
          </table:table-cell>
          <table:table-cell office:value-type="float" office:value="4.1403508771929829" table:style-name="ce17">
            <text:p><text:s/>4<text:s/></text:p>
          </table:table-cell>
          <table:table-cell office:value-type="float" office:value="5.2219020172910664" table:style-name="ce16">
            <text:p><text:s/>5<text:s/></text:p>
          </table:table-cell>
          <table:table-cell office:value-type="float" office:value="7.0052539404553416E-3" table:style-name="ce16">
            <text:p><text:s/>0<text:s/></text:p>
          </table:table-cell>
          <table:table-cell office:value-type="float" office:value="16.437116874368474" table:style-name="ce18">
            <text:p><text:s/>16<text:s/></text:p>
          </table:table-cell>
          <table:table-cell office:value-type="float" office:value="1738820" table:style-name="ce19">
            <text:p><text:s/>1,738,820<text:s/></text:p>
          </table:table-cell>
          <table:table-cell table:number-columns-repeated="2" table:style-name="ce16"/>
          <table:table-cell office:value-type="float" office:value="1175773" table:style-name="ce16">
            <text:p><text:s/>1,175,773<text:s/></text:p>
          </table:table-cell>
          <table:table-cell table:style-name="ce16"/>
          <table:table-cell office:value-type="float" office:value="229353" table:style-name="ce16">
            <text:p><text:s/>229,353<text:s/></text:p>
          </table:table-cell>
          <table:table-cell office:value-type="float" office:value="14190" table:style-name="ce16">
            <text:p><text:s/>14,190<text:s/></text:p>
          </table:table-cell>
          <table:table-cell table:style-name="ce16"/>
          <table:table-cell office:value-type="float" office:value="60632777" table:style-name="ce16">
            <text:p><text:s/>60,632,777<text:s/></text:p>
          </table:table-cell>
          <table:table-cell office:value-type="float" office:value="1878728" table:style-name="ce16">
            <text:p><text:s/>1,878,728<text:s/></text:p>
          </table:table-cell>
          <table:table-cell office:value-type="float" office:value="57955590" table:style-name="ce17">
            <text:p><text:s/>57,955,590<text:s/></text:p>
          </table:table-cell>
          <table:table-cell office:value-type="float" office:value="1266479" table:style-name="ce16">
            <text:p><text:s/>1,266,479<text:s/></text:p>
          </table:table-cell>
          <table:table-cell office:value-type="float" office:value="27950" table:style-name="ce16">
            <text:p><text:s/>27,950<text:s/></text:p>
          </table:table-cell>
          <table:table-cell office:value-type="float" office:value="124919660" table:style-name="ce16">
            <text:p><text:s/>124,919,66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2" table:style-name="ce9">
            <text:p>1752</text:p>
          </table:table-cell>
          <table:table-cell office:value-type="float" office:value="95" table:style-name="ce15">
            <text:p><text:s/>95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48" table:style-name="ce16">
            <text:p><text:s/>48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21" table:style-name="ce16">
            <text:p><text:s/>121<text:s/></text:p>
          </table:table-cell>
          <table:table-cell office:value-type="float" office:value="2510" table:style-name="ce16">
            <text:p><text:s/>2,51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162" table:style-name="ce16">
            <text:p><text:s/>9,162<text:s/></text:p>
          </table:table-cell>
          <table:table-cell office:value-type="float" office:value="453" table:style-name="ce16">
            <text:p><text:s/>453<text:s/></text:p>
          </table:table-cell>
          <table:table-cell office:value-type="float" office:value="844" table:style-name="ce17">
            <text:p><text:s/>844<text:s/></text:p>
          </table:table-cell>
          <table:table-cell office:value-type="float" office:value="378" table:style-name="ce16">
            <text:p><text:s/>378<text:s/></text:p>
          </table:table-cell>
          <table:table-cell office:value-type="float" office:value="1241" table:style-name="ce16">
            <text:p><text:s/>1,241<text:s/></text:p>
          </table:table-cell>
          <table:table-cell office:value-type="float" office:value="14862" table:style-name="ce18">
            <text:p><text:s/>14,862<text:s/></text:p>
          </table:table-cell>
          <table:table-cell office:value-type="float" office:value="13.463157894736842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9.7291666666666661" table:style-name="ce16">
            <text:p><text:s/>10<text:s/></text:p>
          </table:table-cell>
          <table:table-cell office:value-type="float" office:value="0.8571428571428571" table:style-name="ce16">
            <text:p><text:s/>1<text:s/></text:p>
          </table:table-cell>
          <table:table-cell office:value-type="float" office:value="26.214876033057852" table:style-name="ce16">
            <text:p><text:s/>26<text:s/></text:p>
          </table:table-cell>
          <table:table-cell office:value-type="float" office:value="2.0243027888446217" table:style-name="ce16">
            <text:p><text:s/>2<text:s/></text:p>
          </table:table-cell>
          <table:table-cell office:value-type="float" office:value="13.5" table:style-name="ce16">
            <text:p><text:s/>14<text:s/></text:p>
          </table:table-cell>
          <table:table-cell office:value-type="float" office:value="30.899366950447501" table:style-name="ce16">
            <text:p><text:s/>31<text:s/></text:p>
          </table:table-cell>
          <table:table-cell office:value-type="float" office:value="2.2075055187637969E-3" table:style-name="ce16">
            <text:p><text:s/>0<text:s/></text:p>
          </table:table-cell>
          <table:table-cell office:value-type="float" office:value="3.8933649289099526" table:style-name="ce17">
            <text:p><text:s/>4<text:s/></text:p>
          </table:table-cell>
          <table:table-cell office:value-type="float" office:value="5.2433862433862437" table:style-name="ce16">
            <text:p><text:s/>5<text:s/></text:p>
          </table:table-cell>
          <table:table-cell office:value-type="float" office:value="8.8638195004029016E-3" table:style-name="ce16">
            <text:p><text:s/>0<text:s/></text:p>
          </table:table-cell>
          <table:table-cell office:value-type="float" office:value="20.079262548782129" table:style-name="ce18">
            <text:p><text:s/>20<text:s/></text:p>
          </table:table-cell>
          <table:table-cell office:value-type="float" office:value="1735412" table:style-name="ce19">
            <text:p><text:s/>1,735,412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3891747" table:style-name="ce16">
            <text:p><text:s/>3,891,747<text:s/></text:p>
          </table:table-cell>
          <table:table-cell office:value-type="float" office:value="4053" table:style-name="ce16">
            <text:p><text:s/>4,053<text:s/></text:p>
          </table:table-cell>
          <table:table-cell office:value-type="float" office:value="258462" table:style-name="ce16">
            <text:p><text:s/>258,462<text:s/></text:p>
          </table:table-cell>
          <table:table-cell office:value-type="float" office:value="12550" table:style-name="ce16">
            <text:p><text:s/>12,550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79667925" table:style-name="ce16">
            <text:p><text:s/>79,667,925<text:s/></text:p>
          </table:table-cell>
          <table:table-cell office:value-type="float" office:value="2314611" table:style-name="ce16">
            <text:p><text:s/>2,314,611<text:s/></text:p>
          </table:table-cell>
          <table:table-cell office:value-type="float" office:value="30357891" table:style-name="ce17">
            <text:p><text:s/>30,357,891<text:s/></text:p>
          </table:table-cell>
          <table:table-cell office:value-type="float" office:value="1294390" table:style-name="ce16">
            <text:p><text:s/>1,294,390<text:s/></text:p>
          </table:table-cell>
          <table:table-cell office:value-type="float" office:value="26861" table:style-name="ce16">
            <text:p><text:s/>26,861<text:s/></text:p>
          </table:table-cell>
          <table:table-cell office:value-type="float" office:value="119575269" table:style-name="ce16">
            <text:p><text:s/>119,575,26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3" table:style-name="ce9">
            <text:p>1753</text:p>
          </table:table-cell>
          <table:table-cell office:value-type="float" office:value="145" table:style-name="ce15">
            <text:p><text:s/>145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48" table:style-name="ce16">
            <text:p><text:s/>48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5" table:style-name="ce16">
            <text:p><text:s/>95<text:s/></text:p>
          </table:table-cell>
          <table:table-cell office:value-type="float" office:value="2494" table:style-name="ce16">
            <text:p><text:s/>2,494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636" table:style-name="ce16">
            <text:p><text:s/>8,636<text:s/></text:p>
          </table:table-cell>
          <table:table-cell office:value-type="float" office:value="647" table:style-name="ce16">
            <text:p><text:s/>647<text:s/></text:p>
          </table:table-cell>
          <table:table-cell office:value-type="float" office:value="871" table:style-name="ce17">
            <text:p><text:s/>871<text:s/></text:p>
          </table:table-cell>
          <table:table-cell office:value-type="float" office:value="330" table:style-name="ce16">
            <text:p><text:s/>330<text:s/></text:p>
          </table:table-cell>
          <table:table-cell office:value-type="float" office:value="1272" table:style-name="ce16">
            <text:p><text:s/>1,272<text:s/></text:p>
          </table:table-cell>
          <table:table-cell office:value-type="float" office:value="14552" table:style-name="ce18">
            <text:p><text:s/>14,552<text:s/></text:p>
          </table:table-cell>
          <table:table-cell office:value-type="float" office:value="11.834482758620689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55.9375" table:style-name="ce16">
            <text:p><text:s/>56<text:s/></text:p>
          </table:table-cell>
          <table:table-cell office:value-type="float" office:value="0.83333333333333337" table:style-name="ce16">
            <text:p><text:s/>1<text:s/></text:p>
          </table:table-cell>
          <table:table-cell office:value-type="float" office:value="26.610526315789475" table:style-name="ce16">
            <text:p><text:s/>27<text:s/></text:p>
          </table:table-cell>
          <table:table-cell office:value-type="float" office:value="3.9739374498797111" table:style-name="ce16">
            <text:p><text:s/>4<text:s/></text:p>
          </table:table-cell>
          <table:table-cell office:value-type="float" office:value="25.2" table:style-name="ce16">
            <text:p><text:s/>25<text:s/></text:p>
          </table:table-cell>
          <table:table-cell office:value-type="float" office:value="28.537285780453914" table:style-name="ce16">
            <text:p><text:s/>29<text:s/></text:p>
          </table:table-cell>
          <table:table-cell office:value-type="float" office:value="7.7279752704791345E-3" table:style-name="ce16">
            <text:p><text:s/>0<text:s/></text:p>
          </table:table-cell>
          <table:table-cell office:value-type="float" office:value="4.8656716417910451" table:style-name="ce17">
            <text:p><text:s/>5<text:s/></text:p>
          </table:table-cell>
          <table:table-cell office:value-type="float" office:value="5.3484848484848486" table:style-name="ce16">
            <text:p><text:s/>5<text:s/></text:p>
          </table:table-cell>
          <table:table-cell office:value-type="float" office:value="2.358490566037736E-2" table:style-name="ce16">
            <text:p><text:s/>0<text:s/></text:p>
          </table:table-cell>
          <table:table-cell office:value-type="float" office:value="18.518279274326552" table:style-name="ce18">
            <text:p><text:s/>19<text:s/></text:p>
          </table:table-cell>
          <table:table-cell office:value-type="float" office:value="2195800" table:style-name="ce19">
            <text:p><text:s/>2,195,800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3363375" table:style-name="ce16">
            <text:p><text:s/>3,363,375<text:s/></text:p>
          </table:table-cell>
          <table:table-cell office:value-type="float" office:value="3926" table:style-name="ce16">
            <text:p><text:s/>3,926<text:s/></text:p>
          </table:table-cell>
          <table:table-cell office:value-type="float" office:value="188039" table:style-name="ce16">
            <text:p><text:s/>188,039<text:s/></text:p>
          </table:table-cell>
          <table:table-cell office:value-type="float" office:value="12470" table:style-name="ce16">
            <text:p><text:s/>12,470<text:s/></text:p>
          </table:table-cell>
          <table:table-cell office:value-type="float" office:value="821938" table:style-name="ce16">
            <text:p><text:s/>821,938<text:s/></text:p>
          </table:table-cell>
          <table:table-cell office:value-type="float" office:value="61492008" table:style-name="ce16">
            <text:p><text:s/>61,492,008<text:s/></text:p>
          </table:table-cell>
          <table:table-cell office:value-type="float" office:value="3420969" table:style-name="ce16">
            <text:p><text:s/>3,420,969<text:s/></text:p>
          </table:table-cell>
          <table:table-cell office:value-type="float" office:value="37833463" table:style-name="ce17">
            <text:p><text:s/>37,833,463<text:s/></text:p>
          </table:table-cell>
          <table:table-cell office:value-type="float" office:value="1124935" table:style-name="ce16">
            <text:p><text:s/>1,124,935<text:s/></text:p>
          </table:table-cell>
          <table:table-cell office:value-type="float" office:value="45439" table:style-name="ce16">
            <text:p><text:s/>45,439<text:s/></text:p>
          </table:table-cell>
          <table:table-cell office:value-type="float" office:value="110536079" table:style-name="ce16">
            <text:p><text:s/>110,536,07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4" table:style-name="ce9">
            <text:p>1754</text:p>
          </table:table-cell>
          <table:table-cell office:value-type="float" office:value="136" table:style-name="ce15">
            <text:p><text:s/>136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54" table:style-name="ce16">
            <text:p><text:s/>54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92" table:style-name="ce16">
            <text:p><text:s/>92<text:s/></text:p>
          </table:table-cell>
          <table:table-cell office:value-type="float" office:value="2296" table:style-name="ce16">
            <text:p><text:s/>2,296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248" table:style-name="ce16">
            <text:p><text:s/>8,248<text:s/></text:p>
          </table:table-cell>
          <table:table-cell office:value-type="float" office:value="874" table:style-name="ce16">
            <text:p><text:s/>874<text:s/></text:p>
          </table:table-cell>
          <table:table-cell office:value-type="float" office:value="932" table:style-name="ce17">
            <text:p><text:s/>932<text:s/></text:p>
          </table:table-cell>
          <table:table-cell office:value-type="float" office:value="331" table:style-name="ce16">
            <text:p><text:s/>331<text:s/></text:p>
          </table:table-cell>
          <table:table-cell office:value-type="float" office:value="1168" table:style-name="ce16">
            <text:p><text:s/>1,168<text:s/></text:p>
          </table:table-cell>
          <table:table-cell office:value-type="float" office:value="14153" table:style-name="ce18">
            <text:p><text:s/>14,153<text:s/></text:p>
          </table:table-cell>
          <table:table-cell office:value-type="float" office:value="11.919117647058824" table:style-name="ce15">
            <text:p><text:s/>12<text:s/></text:p>
          </table:table-cell>
          <table:table-cell office:value-type="float" office:value="5.083333333333333" table:style-name="ce16">
            <text:p><text:s/>5<text:s/></text:p>
          </table:table-cell>
          <table:table-cell table:style-name="ce16"/>
          <table:table-cell office:value-type="float" office:value="2.6296296296296298" table:style-name="ce16">
            <text:p><text:s/>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7.326086956521738" table:style-name="ce16">
            <text:p><text:s/>27<text:s/></text:p>
          </table:table-cell>
          <table:table-cell office:value-type="float" office:value="3.2813588850174216" table:style-name="ce16">
            <text:p><text:s/>3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757032007759456" table:style-name="ce16">
            <text:p><text:s/>28<text:s/></text:p>
          </table:table-cell>
          <table:table-cell office:value-type="float" office:value="4.5766590389016018E-3" table:style-name="ce16">
            <text:p><text:s/>0<text:s/></text:p>
          </table:table-cell>
          <table:table-cell office:value-type="float" office:value="4.1770386266094421" table:style-name="ce17">
            <text:p><text:s/>4<text:s/></text:p>
          </table:table-cell>
          <table:table-cell office:value-type="float" office:value="5.3293051359516612" table:style-name="ce16">
            <text:p><text:s/>5<text:s/></text:p>
          </table:table-cell>
          <table:table-cell office:value-type="float" office:value="0.10273972602739725" table:style-name="ce16">
            <text:p><text:s/>0<text:s/></text:p>
          </table:table-cell>
          <table:table-cell office:value-type="float" office:value="17.426199392354977" table:style-name="ce18">
            <text:p><text:s/>17<text:s/></text:p>
          </table:table-cell>
          <table:table-cell office:value-type="float" office:value="2355612" table:style-name="ce19">
            <text:p><text:s/>2,355,612<text:s/></text:p>
          </table:table-cell>
          <table:table-cell office:value-type="float" office:value="340208" table:style-name="ce16">
            <text:p><text:s/>340,208<text:s/></text:p>
          </table:table-cell>
          <table:table-cell table:style-name="ce16"/>
          <table:table-cell office:value-type="float" office:value="999353" table:style-name="ce16">
            <text:p><text:s/>999,353<text:s/></text:p>
          </table:table-cell>
          <table:table-cell office:value-type="float" office:value="4053" table:style-name="ce16">
            <text:p><text:s/>4,053<text:s/></text:p>
          </table:table-cell>
          <table:table-cell office:value-type="float" office:value="208307" table:style-name="ce16">
            <text:p><text:s/>208,307<text:s/></text:p>
          </table:table-cell>
          <table:table-cell office:value-type="float" office:value="11480" table:style-name="ce16">
            <text:p><text:s/>11,480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74838192" table:style-name="ce16">
            <text:p><text:s/>74,838,192<text:s/></text:p>
          </table:table-cell>
          <table:table-cell office:value-type="float" office:value="7031563" table:style-name="ce16">
            <text:p><text:s/>7,031,563<text:s/></text:p>
          </table:table-cell>
          <table:table-cell office:value-type="float" office:value="48138351" table:style-name="ce17">
            <text:p><text:s/>48,138,351<text:s/></text:p>
          </table:table-cell>
          <table:table-cell office:value-type="float" office:value="1124588" table:style-name="ce16">
            <text:p><text:s/>1,124,588<text:s/></text:p>
          </table:table-cell>
          <table:table-cell office:value-type="float" office:value="48151" table:style-name="ce16">
            <text:p><text:s/>48,151<text:s/></text:p>
          </table:table-cell>
          <table:table-cell office:value-type="float" office:value="135100050" table:style-name="ce16">
            <text:p><text:s/>135,100,050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5" table:style-name="ce9">
            <text:p>1755</text:p>
          </table:table-cell>
          <table:table-cell office:value-type="float" office:value="104" table:style-name="ce15">
            <text:p><text:s/>104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9" table:style-name="ce16">
            <text:p><text:s/>2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2440" table:style-name="ce16">
            <text:p><text:s/>2,44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234" table:style-name="ce16">
            <text:p><text:s/>8,234<text:s/></text:p>
          </table:table-cell>
          <table:table-cell office:value-type="float" office:value="535" table:style-name="ce16">
            <text:p><text:s/>535<text:s/></text:p>
          </table:table-cell>
          <table:table-cell office:value-type="float" office:value="915" table:style-name="ce17">
            <text:p><text:s/>915<text:s/></text:p>
          </table:table-cell>
          <table:table-cell office:value-type="float" office:value="343" table:style-name="ce16">
            <text:p><text:s/>343<text:s/></text:p>
          </table:table-cell>
          <table:table-cell office:value-type="float" office:value="1104" table:style-name="ce16">
            <text:p><text:s/>1,104<text:s/></text:p>
          </table:table-cell>
          <table:table-cell office:value-type="float" office:value="13815" table:style-name="ce18">
            <text:p><text:s/>13,815<text:s/></text:p>
          </table:table-cell>
          <table:table-cell office:value-type="float" office:value="11.740384615384615" table:style-name="ce15">
            <text:p><text:s/>12<text:s/></text:p>
          </table:table-cell>
          <table:table-cell office:value-type="float" office:value="5.2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5.482758620689658" table:style-name="ce16">
            <text:p><text:s/>4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1.553191489361701" table:style-name="ce16">
            <text:p><text:s/>32<text:s/></text:p>
          </table:table-cell>
          <table:table-cell office:value-type="float" office:value="3.1430327868852461" table:style-name="ce16">
            <text:p><text:s/>3<text:s/></text:p>
          </table:table-cell>
          <table:table-cell office:value-type="float" office:value="72.5" table:style-name="ce16">
            <text:p><text:s/>73<text:s/></text:p>
          </table:table-cell>
          <table:table-cell office:value-type="float" office:value="30.697473888753947" table:style-name="ce16">
            <text:p><text:s/>31<text:s/></text:p>
          </table:table-cell>
          <table:table-cell office:value-type="float" office:value="6.1682242990654203E-2" table:style-name="ce16">
            <text:p><text:s/>0<text:s/></text:p>
          </table:table-cell>
          <table:table-cell office:value-type="float" office:value="3.292896174863388" table:style-name="ce17">
            <text:p><text:s/>3<text:s/></text:p>
          </table:table-cell>
          <table:table-cell office:value-type="float" office:value="5.3469387755102042" table:style-name="ce16">
            <text:p><text:s/>5<text:s/></text:p>
          </table:table-cell>
          <table:table-cell office:value-type="float" office:value="1.6304347826086956E-2" table:style-name="ce16">
            <text:p><text:s/>0<text:s/></text:p>
          </table:table-cell>
          <table:table-cell office:value-type="float" office:value="19.629388346000724" table:style-name="ce18">
            <text:p><text:s/>20<text:s/></text:p>
          </table:table-cell>
          <table:table-cell office:value-type="float" office:value="1292585" table:style-name="ce19">
            <text:p><text:s/>1,292,585<text:s/></text:p>
          </table:table-cell>
          <table:table-cell office:value-type="float" office:value="112390" table:style-name="ce16">
            <text:p><text:s/>112,39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274190" table:style-name="ce16">
            <text:p><text:s/>1,274,190<text:s/></text:p>
          </table:table-cell>
          <table:table-cell office:value-type="float" office:value="1045" table:style-name="ce16">
            <text:p><text:s/>1,045<text:s/></text:p>
          </table:table-cell>
          <table:table-cell office:value-type="float" office:value="197760" table:style-name="ce16">
            <text:p><text:s/>197,760<text:s/></text:p>
          </table:table-cell>
          <table:table-cell office:value-type="float" office:value="12200" table:style-name="ce16">
            <text:p><text:s/>12,200<text:s/></text:p>
          </table:table-cell>
          <table:table-cell office:value-type="float" office:value="697115" table:style-name="ce16">
            <text:p><text:s/>697,115<text:s/></text:p>
          </table:table-cell>
          <table:table-cell office:value-type="float" office:value="71144634" table:style-name="ce16">
            <text:p><text:s/>71,144,634<text:s/></text:p>
          </table:table-cell>
          <table:table-cell office:value-type="float" office:value="6125130" table:style-name="ce16">
            <text:p><text:s/>6,125,130<text:s/></text:p>
          </table:table-cell>
          <table:table-cell office:value-type="float" office:value="40721696" table:style-name="ce17">
            <text:p><text:s/>40,721,696<text:s/></text:p>
          </table:table-cell>
          <table:table-cell office:value-type="float" office:value="1117806" table:style-name="ce16">
            <text:p><text:s/>1,117,806<text:s/></text:p>
          </table:table-cell>
          <table:table-cell office:value-type="float" office:value="33838" table:style-name="ce16">
            <text:p><text:s/>33,838<text:s/></text:p>
          </table:table-cell>
          <table:table-cell office:value-type="float" office:value="122730389" table:style-name="ce16">
            <text:p><text:s/>122,730,38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6" table:style-name="ce9">
            <text:p>1756</text:p>
          </table:table-cell>
          <table:table-cell office:value-type="float" office:value="124" table:style-name="ce15">
            <text:p><text:s/>124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9" table:style-name="ce16">
            <text:p><text:s/>89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21" table:style-name="ce16">
            <text:p><text:s/>121<text:s/></text:p>
          </table:table-cell>
          <table:table-cell office:value-type="float" office:value="3384" table:style-name="ce16">
            <text:p><text:s/>3,384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226" table:style-name="ce16">
            <text:p><text:s/>9,226<text:s/></text:p>
          </table:table-cell>
          <table:table-cell office:value-type="float" office:value="525" table:style-name="ce16">
            <text:p><text:s/>525<text:s/></text:p>
          </table:table-cell>
          <table:table-cell office:value-type="float" office:value="886" table:style-name="ce17">
            <text:p><text:s/>886<text:s/></text:p>
          </table:table-cell>
          <table:table-cell office:value-type="float" office:value="343" table:style-name="ce16">
            <text:p><text:s/>343<text:s/></text:p>
          </table:table-cell>
          <table:table-cell office:value-type="float" office:value="1239" table:style-name="ce16">
            <text:p><text:s/>1,239<text:s/></text:p>
          </table:table-cell>
          <table:table-cell office:value-type="float" office:value="15962" table:style-name="ce18">
            <text:p><text:s/>15,962<text:s/></text:p>
          </table:table-cell>
          <table:table-cell office:value-type="float" office:value="11.983870967741936" table:style-name="ce15">
            <text:p><text:s/>12<text:s/></text:p>
          </table:table-cell>
          <table:table-cell office:value-type="float" office:value="2.4615384615384617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146067415730336" table:style-name="ce16">
            <text:p><text:s/>1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7.520661157024794" table:style-name="ce16">
            <text:p><text:s/>28<text:s/></text:p>
          </table:table-cell>
          <table:table-cell office:value-type="float" office:value="5.5588061465721044" table:style-name="ce16">
            <text:p><text:s/>6<text:s/></text:p>
          </table:table-cell>
          <table:table-cell office:value-type="float" office:value="12.4" table:style-name="ce16">
            <text:p><text:s/>12<text:s/></text:p>
          </table:table-cell>
          <table:table-cell office:value-type="float" office:value="27.278343810969002" table:style-name="ce16">
            <text:p><text:s/>27<text:s/></text:p>
          </table:table-cell>
          <table:table-cell office:value-type="float" office:value="1.3333333333333334E-2" table:style-name="ce16">
            <text:p><text:s/>0<text:s/></text:p>
          </table:table-cell>
          <table:table-cell office:value-type="float" office:value="4.8284424379232505" table:style-name="ce17">
            <text:p><text:s/>5<text:s/></text:p>
          </table:table-cell>
          <table:table-cell office:value-type="float" office:value="5.2157434402332363" table:style-name="ce16">
            <text:p><text:s/>5<text:s/></text:p>
          </table:table-cell>
          <table:table-cell office:value-type="float" office:value="1.0492332526230832E-2" table:style-name="ce16">
            <text:p><text:s/>0<text:s/></text:p>
          </table:table-cell>
          <table:table-cell office:value-type="float" office:value="17.74126049367247" table:style-name="ce18">
            <text:p><text:s/>18<text:s/></text:p>
          </table:table-cell>
          <table:table-cell office:value-type="float" office:value="1813732" table:style-name="ce19">
            <text:p><text:s/>1,813,732<text:s/></text:p>
          </table:table-cell>
          <table:table-cell office:value-type="float" office:value="458818" table:style-name="ce16">
            <text:p><text:s/>458,81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024289" table:style-name="ce16">
            <text:p><text:s/>6,024,289<text:s/></text:p>
          </table:table-cell>
          <table:table-cell office:value-type="float" office:value="2090" table:style-name="ce16">
            <text:p><text:s/>2,090<text:s/></text:p>
          </table:table-cell>
          <table:table-cell office:value-type="float" office:value="205989" table:style-name="ce16">
            <text:p><text:s/>205,989<text:s/></text:p>
          </table:table-cell>
          <table:table-cell office:value-type="float" office:value="16920" table:style-name="ce16">
            <text:p><text:s/>16,920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65313630" table:style-name="ce16">
            <text:p><text:s/>65,313,630<text:s/></text:p>
          </table:table-cell>
          <table:table-cell office:value-type="float" office:value="2416717" table:style-name="ce16">
            <text:p><text:s/>2,416,717<text:s/></text:p>
          </table:table-cell>
          <table:table-cell office:value-type="float" office:value="45405269" table:style-name="ce17">
            <text:p><text:s/>45,405,269<text:s/></text:p>
          </table:table-cell>
          <table:table-cell office:value-type="float" office:value="1177301" table:style-name="ce16">
            <text:p><text:s/>1,177,301<text:s/></text:p>
          </table:table-cell>
          <table:table-cell office:value-type="float" office:value="37214" table:style-name="ce16">
            <text:p><text:s/>37,214<text:s/></text:p>
          </table:table-cell>
          <table:table-cell office:value-type="float" office:value="122872289" table:style-name="ce16">
            <text:p><text:s/>122,872,28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7" table:style-name="ce9">
            <text:p>1757</text:p>
          </table:table-cell>
          <table:table-cell office:value-type="float" office:value="98" table:style-name="ce15">
            <text:p><text:s/>98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28" table:style-name="ce16">
            <text:p><text:s/>128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123" table:style-name="ce16">
            <text:p><text:s/>123<text:s/></text:p>
          </table:table-cell>
          <table:table-cell office:value-type="float" office:value="3075" table:style-name="ce16">
            <text:p><text:s/>3,07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772" table:style-name="ce16">
            <text:p><text:s/>8,772<text:s/></text:p>
          </table:table-cell>
          <table:table-cell office:value-type="float" office:value="741" table:style-name="ce16">
            <text:p><text:s/>741<text:s/></text:p>
          </table:table-cell>
          <table:table-cell office:value-type="float" office:value="703" table:style-name="ce17">
            <text:p><text:s/>703<text:s/></text:p>
          </table:table-cell>
          <table:table-cell office:value-type="float" office:value="328" table:style-name="ce16">
            <text:p><text:s/>328<text:s/></text:p>
          </table:table-cell>
          <table:table-cell office:value-type="float" office:value="1238" table:style-name="ce16">
            <text:p><text:s/>1,238<text:s/></text:p>
          </table:table-cell>
          <table:table-cell office:value-type="float" office:value="15221" table:style-name="ce18">
            <text:p><text:s/>15,221<text:s/></text:p>
          </table:table-cell>
          <table:table-cell office:value-type="float" office:value="13.489795918367347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9.859375" table:style-name="ce16">
            <text:p><text:s/>20<text:s/></text:p>
          </table:table-cell>
          <table:table-cell office:value-type="float" office:value="0.83333333333333337" table:style-name="ce16">
            <text:p><text:s/>1<text:s/></text:p>
          </table:table-cell>
          <table:table-cell office:value-type="float" office:value="25.170731707317074" table:style-name="ce16">
            <text:p><text:s/>25<text:s/></text:p>
          </table:table-cell>
          <table:table-cell office:value-type="float" office:value="5.12" table:style-name="ce16">
            <text:p><text:s/>5<text:s/></text:p>
          </table:table-cell>
          <table:table-cell office:value-type="float" office:value="35.75" table:style-name="ce16">
            <text:p><text:s/>36<text:s/></text:p>
          </table:table-cell>
          <table:table-cell office:value-type="float" office:value="30.108527131782946" table:style-name="ce16">
            <text:p><text:s/>30<text:s/></text:p>
          </table:table-cell>
          <table:table-cell office:value-type="float" office:value="2.4291497975708502E-2" table:style-name="ce16">
            <text:p><text:s/>0<text:s/></text:p>
          </table:table-cell>
          <table:table-cell office:value-type="float" office:value="4.3058321479374113" table:style-name="ce17">
            <text:p><text:s/>4<text:s/></text:p>
          </table:table-cell>
          <table:table-cell office:value-type="float" office:value="5.2591463414634143" table:style-name="ce16">
            <text:p><text:s/>5<text:s/></text:p>
          </table:table-cell>
          <table:table-cell office:value-type="float" office:value="2.5848142164781908E-2" table:style-name="ce16">
            <text:p><text:s/>0<text:s/></text:p>
          </table:table-cell>
          <table:table-cell office:value-type="float" office:value="19.170619538795087" table:style-name="ce18">
            <text:p><text:s/>19<text:s/></text:p>
          </table:table-cell>
          <table:table-cell office:value-type="float" office:value="1448571" table:style-name="ce19">
            <text:p><text:s/>1,448,571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14152778" table:style-name="ce16">
            <text:p><text:s/>14,152,778<text:s/></text:p>
          </table:table-cell>
          <table:table-cell office:value-type="float" office:value="2344" table:style-name="ce16">
            <text:p><text:s/>2,344<text:s/></text:p>
          </table:table-cell>
          <table:table-cell office:value-type="float" office:value="278556" table:style-name="ce16">
            <text:p><text:s/>278,556<text:s/></text:p>
          </table:table-cell>
          <table:table-cell office:value-type="float" office:value="15375" table:style-name="ce16">
            <text:p><text:s/>15,375<text:s/></text:p>
          </table:table-cell>
          <table:table-cell office:value-type="float" office:value="69721" table:style-name="ce16">
            <text:p><text:s/>69,721<text:s/></text:p>
          </table:table-cell>
          <table:table-cell office:value-type="float" office:value="61523231" table:style-name="ce16">
            <text:p><text:s/>61,523,231<text:s/></text:p>
          </table:table-cell>
          <table:table-cell office:value-type="float" office:value="7211864" table:style-name="ce16">
            <text:p><text:s/>7,211,864<text:s/></text:p>
          </table:table-cell>
          <table:table-cell office:value-type="float" office:value="29414785" table:style-name="ce17">
            <text:p><text:s/>29,414,785<text:s/></text:p>
          </table:table-cell>
          <table:table-cell office:value-type="float" office:value="1054148" table:style-name="ce16">
            <text:p><text:s/>1,054,148<text:s/></text:p>
          </table:table-cell>
          <table:table-cell office:value-type="float" office:value="43921" table:style-name="ce16">
            <text:p><text:s/>43,921<text:s/></text:p>
          </table:table-cell>
          <table:table-cell office:value-type="float" office:value="115271489" table:style-name="ce16">
            <text:p><text:s/>115,271,489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8" table:style-name="ce9">
            <text:p>1758</text:p>
          </table:table-cell>
          <table:table-cell office:value-type="float" office:value="94" table:style-name="ce15">
            <text:p><text:s/>94<text:s/></text:p>
          </table:table-cell>
          <table:table-cell table:number-columns-repeated="2" table:style-name="ce16"/>
          <table:table-cell office:value-type="float" office:value="119" table:style-name="ce16">
            <text:p><text:s/>119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140" table:style-name="ce16">
            <text:p><text:s/>140<text:s/></text:p>
          </table:table-cell>
          <table:table-cell office:value-type="float" office:value="2541" table:style-name="ce16">
            <text:p><text:s/>2,541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239" table:style-name="ce16">
            <text:p><text:s/>8,239<text:s/></text:p>
          </table:table-cell>
          <table:table-cell office:value-type="float" office:value="826" table:style-name="ce16">
            <text:p><text:s/>826<text:s/></text:p>
          </table:table-cell>
          <table:table-cell office:value-type="float" office:value="771" table:style-name="ce17">
            <text:p><text:s/>771<text:s/></text:p>
          </table:table-cell>
          <table:table-cell office:value-type="float" office:value="301" table:style-name="ce16">
            <text:p><text:s/>301<text:s/></text:p>
          </table:table-cell>
          <table:table-cell office:value-type="float" office:value="1216" table:style-name="ce16">
            <text:p><text:s/>1,216<text:s/></text:p>
          </table:table-cell>
          <table:table-cell office:value-type="float" office:value="14256" table:style-name="ce18">
            <text:p><text:s/>14,256<text:s/></text:p>
          </table:table-cell>
          <table:table-cell office:value-type="float" office:value="13.319148936170214" table:style-name="ce15">
            <text:p><text:s/>13<text:s/></text:p>
          </table:table-cell>
          <table:table-cell table:number-columns-repeated="2" table:style-name="ce16"/>
          <table:table-cell office:value-type="float" office:value="27.899159663865547" table:style-name="ce16">
            <text:p><text:s/>2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3.642857142857142" table:style-name="ce16">
            <text:p><text:s/>24<text:s/></text:p>
          </table:table-cell>
          <table:table-cell office:value-type="float" office:value="4.6194411648957105" table:style-name="ce16">
            <text:p><text:s/>5<text:s/></text:p>
          </table:table-cell>
          <table:table-cell office:value-type="float" office:value="45.333333333333336" table:style-name="ce16">
            <text:p><text:s/>45<text:s/></text:p>
          </table:table-cell>
          <table:table-cell office:value-type="float" office:value="28.849860419953878" table:style-name="ce16">
            <text:p><text:s/>29<text:s/></text:p>
          </table:table-cell>
          <table:table-cell office:value-type="float" office:value="1.2106537530266344E-2" table:style-name="ce16">
            <text:p><text:s/>0<text:s/></text:p>
          </table:table-cell>
          <table:table-cell office:value-type="float" office:value="4.4747081712062258" table:style-name="ce17">
            <text:p><text:s/>4<text:s/></text:p>
          </table:table-cell>
          <table:table-cell office:value-type="float" office:value="5.2392026578073088" table:style-name="ce16">
            <text:p><text:s/>5<text:s/></text:p>
          </table:table-cell>
          <table:table-cell office:value-type="float" office:value="3.125E-2" table:style-name="ce16">
            <text:p><text:s/>0<text:s/></text:p>
          </table:table-cell>
          <table:table-cell office:value-type="float" office:value="18.41547418630752" table:style-name="ce18">
            <text:p><text:s/>18<text:s/></text:p>
          </table:table-cell>
          <table:table-cell office:value-type="float" office:value="1925609" table:style-name="ce19">
            <text:p><text:s/>1,925,609<text:s/></text:p>
          </table:table-cell>
          <table:table-cell table:number-columns-repeated="2" table:style-name="ce16"/>
          <table:table-cell office:value-type="float" office:value="11695482" table:style-name="ce16">
            <text:p><text:s/>11,695,482<text:s/></text:p>
          </table:table-cell>
          <table:table-cell office:value-type="float" office:value="2344" table:style-name="ce16">
            <text:p><text:s/>2,344<text:s/></text:p>
          </table:table-cell>
          <table:table-cell office:value-type="float" office:value="241195" table:style-name="ce16">
            <text:p><text:s/>241,195<text:s/></text:p>
          </table:table-cell>
          <table:table-cell office:value-type="float" office:value="12705" table:style-name="ce16">
            <text:p><text:s/>12,705<text:s/></text:p>
          </table:table-cell>
          <table:table-cell office:value-type="float" office:value="52857" table:style-name="ce16">
            <text:p><text:s/>52,857<text:s/></text:p>
          </table:table-cell>
          <table:table-cell office:value-type="float" office:value="70783693" table:style-name="ce16">
            <text:p><text:s/>70,783,693<text:s/></text:p>
          </table:table-cell>
          <table:table-cell office:value-type="float" office:value="7760419" table:style-name="ce16">
            <text:p><text:s/>7,760,419<text:s/></text:p>
          </table:table-cell>
          <table:table-cell office:value-type="float" office:value="40331107" table:style-name="ce17">
            <text:p><text:s/>40,331,107<text:s/></text:p>
          </table:table-cell>
          <table:table-cell office:value-type="float" office:value="1003688" table:style-name="ce16">
            <text:p><text:s/>1,003,688<text:s/></text:p>
          </table:table-cell>
          <table:table-cell office:value-type="float" office:value="49239" table:style-name="ce16">
            <text:p><text:s/>49,239<text:s/></text:p>
          </table:table-cell>
          <table:table-cell office:value-type="float" office:value="133858338" table:style-name="ce16">
            <text:p><text:s/>133,858,338<text:s/></text:p>
          </table:table-cell>
          <table:table-cell table:number-columns-repeated="16341" table:style-name="ce1"/>
        </table:table-row>
        <table:table-row table:style-name="ro1">
          <table:table-cell office:value-type="float" office:value="1759" table:style-name="ce9">
            <text:p>1759</text:p>
          </table:table-cell>
          <table:table-cell office:value-type="float" office:value="115" table:style-name="ce15">
            <text:p><text:s/>115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152" table:style-name="ce16">
            <text:p><text:s/>152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16" table:style-name="ce16">
            <text:p><text:s/>116<text:s/></text:p>
          </table:table-cell>
          <table:table-cell office:value-type="float" office:value="2453" table:style-name="ce16">
            <text:p><text:s/>2,453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8962" table:style-name="ce16">
            <text:p><text:s/>8,962<text:s/></text:p>
          </table:table-cell>
          <table:table-cell office:value-type="float" office:value="1074" table:style-name="ce16">
            <text:p><text:s/>1,074<text:s/></text:p>
          </table:table-cell>
          <table:table-cell office:value-type="float" office:value="1012" table:style-name="ce17">
            <text:p><text:s/>1,012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252" table:style-name="ce16">
            <text:p><text:s/>1,252<text:s/></text:p>
          </table:table-cell>
          <table:table-cell office:value-type="float" office:value="15499" table:style-name="ce18">
            <text:p><text:s/>15,499<text:s/></text:p>
          </table:table-cell>
          <table:table-cell office:value-type="float" office:value="13.469565217391304" table:style-name="ce15">
            <text:p><text:s/>13<text:s/></text:p>
          </table:table-cell>
          <table:table-cell office:value-type="float" office:value="5.6470588235294121" table:style-name="ce16">
            <text:p><text:s/>6<text:s/></text:p>
          </table:table-cell>
          <table:table-cell table:style-name="ce16"/>
          <table:table-cell office:value-type="float" office:value="16.25" table:style-name="ce16">
            <text:p><text:s/>16<text:s/></text:p>
          </table:table-cell>
          <table:table-cell office:value-type="float" office:value="0.75" table:style-name="ce16">
            <text:p><text:s/>1<text:s/></text:p>
          </table:table-cell>
          <table:table-cell office:value-type="float" office:value="23.21551724137931" table:style-name="ce16">
            <text:p><text:s/>23<text:s/></text:p>
          </table:table-cell>
          <table:table-cell office:value-type="float" office:value="2.8083978801467593" table:style-name="ce16">
            <text:p><text:s/>3<text:s/></text:p>
          </table:table-cell>
          <table:table-cell office:value-type="float" office:value="30.9" table:style-name="ce16">
            <text:p><text:s/>31<text:s/></text:p>
          </table:table-cell>
          <table:table-cell office:value-type="float" office:value="25.316558803838429" table:style-name="ce16">
            <text:p><text:s/>25<text:s/></text:p>
          </table:table-cell>
          <table:table-cell office:value-type="float" office:value="6.5176908752327747E-3" table:style-name="ce16">
            <text:p><text:s/>0<text:s/></text:p>
          </table:table-cell>
          <table:table-cell office:value-type="float" office:value="2.8942687747035571" table:style-name="ce17">
            <text:p><text:s/>3<text:s/></text:p>
          </table:table-cell>
          <table:table-cell office:value-type="float" office:value="5.1445783132530121" table:style-name="ce16">
            <text:p><text:s/>5<text:s/></text:p>
          </table:table-cell>
          <table:table-cell office:value-type="float" office:value="1.3578274760383386E-2" table:style-name="ce16">
            <text:p><text:s/>0<text:s/></text:p>
          </table:table-cell>
          <table:table-cell office:value-type="float" office:value="15.84340925220982" table:style-name="ce18">
            <text:p><text:s/>16<text:s/></text:p>
          </table:table-cell>
          <table:table-cell office:value-type="float" office:value="2514873" table:style-name="ce19">
            <text:p><text:s/>2,514,873<text:s/></text:p>
          </table:table-cell>
          <table:table-cell office:value-type="float" office:value="396403" table:style-name="ce16">
            <text:p><text:s/>396,403<text:s/></text:p>
          </table:table-cell>
          <table:table-cell table:style-name="ce16"/>
          <table:table-cell office:value-type="float" office:value="14023253" table:style-name="ce16">
            <text:p><text:s/>14,023,253<text:s/></text:p>
          </table:table-cell>
          <table:table-cell office:value-type="float" office:value="2090" table:style-name="ce16">
            <text:p><text:s/>2,090<text:s/></text:p>
          </table:table-cell>
          <table:table-cell office:value-type="float" office:value="198809" table:style-name="ce16">
            <text:p><text:s/>198,809<text:s/></text:p>
          </table:table-cell>
          <table:table-cell office:value-type="float" office:value="12265" table:style-name="ce16">
            <text:p><text:s/>12,265<text:s/></text:p>
          </table:table-cell>
          <table:table-cell office:value-type="float" office:value="174842" table:style-name="ce16">
            <text:p><text:s/>174,842<text:s/></text:p>
          </table:table-cell>
          <table:table-cell office:value-type="float" office:value="77029591" table:style-name="ce16">
            <text:p><text:s/>77,029,591<text:s/></text:p>
          </table:table-cell>
          <table:table-cell office:value-type="float" office:value="8448582" table:style-name="ce16">
            <text:p><text:s/>8,448,582<text:s/></text:p>
          </table:table-cell>
          <table:table-cell office:value-type="float" office:value="45961084" table:style-name="ce17">
            <text:p><text:s/>45,961,084<text:s/></text:p>
          </table:table-cell>
          <table:table-cell office:value-type="float" office:value="1141983" table:style-name="ce16">
            <text:p><text:s/>1,141,983<text:s/></text:p>
          </table:table-cell>
          <table:table-cell office:value-type="float" office:value="58312" table:style-name="ce16">
            <text:p><text:s/>58,312<text:s/></text:p>
          </table:table-cell>
          <table:table-cell office:value-type="float" office:value="149962087" table:style-name="ce16">
            <text:p><text:s/>149,962,087<text:s/></text:p>
          </table:table-cell>
          <table:table-cell table:number-columns-repeated="16341" table:style-name="ce1"/>
        </table:table-row>
        <table:table-row table:number-rows-repeated="1048454" table:style-name="ro1">
          <table:table-cell table:number-columns-repeated="16384"/>
        </table:table-row>
      </table:table>
      <table:table table:name="PT7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28" table:default-cell-style-name="ce3"/>
        <table:table-column table:style-name="co30" table:default-cell-style-name="ce3"/>
        <table:table-column table:style-name="co31" table:default-cell-style-name="ce3"/>
        <table:table-column table:style-name="co6" table:default-cell-style-name="ce3"/>
        <table:table-column table:style-name="co30" table:default-cell-style-name="ce3"/>
        <table:table-column table:style-name="co28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32" table:default-cell-style-name="ce3"/>
        <table:table-column table:style-name="co6" table:default-cell-style-name="ce3"/>
        <table:table-column table:style-name="co33" table:default-cell-style-name="ce3"/>
        <table:table-column table:style-name="co34" table:default-cell-style-name="ce3"/>
        <table:table-column table:style-name="co27" table:default-cell-style-name="ce3"/>
        <table:table-column table:style-name="co35" table:default-cell-style-name="ce3"/>
        <table:table-column table:style-name="co36" table:default-cell-style-name="ce3"/>
        <table:table-column table:style-name="co31" table:default-cell-style-name="ce3"/>
        <table:table-column table:style-name="co6" table:default-cell-style-name="ce3"/>
        <table:table-column table:style-name="co32" table:default-cell-style-name="ce3"/>
        <table:table-column table:style-name="co37" table:default-cell-style-name="ce3"/>
        <table:table-column table:style-name="co17" table:default-cell-style-name="ce3"/>
        <table:table-column table:style-name="co38" table:default-cell-style-name="ce3"/>
        <table:table-column table:style-name="co27" table:default-cell-style-name="ce3"/>
        <table:table-column table:style-name="co17" table:default-cell-style-name="ce3"/>
        <table:table-column table:style-name="co39" table:default-cell-style-name="ce3"/>
        <table:table-column table:style-name="co38" table:default-cell-style-name="ce3"/>
        <table:table-column table:style-name="co28" table:default-cell-style-name="ce3"/>
        <table:table-column table:style-name="co38" table:default-cell-style-name="ce3"/>
        <table:table-column table:style-name="co40" table:default-cell-style-name="ce3"/>
        <table:table-column table:style-name="co17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0" table:default-cell-style-name="ce3"/>
        <table:table-column table:style-name="co6" table:number-columns-repeated="16341" table:default-cell-style-name="ce3"/>
        <table:table-row table:style-name="ro3">
          <table:table-cell table:style-name="ce2"/>
          <table:table-cell office:value-type="string" table:number-columns-spanned="14" table:number-rows-spanned="1" table:style-name="ce20">
            <text:p>Number of Requests</text:p>
          </table:table-cell>
          <table:covered-table-cell table:number-columns-repeated="13"/>
          <table:table-cell office:value-type="string" table:number-columns-spanned="14" table:number-rows-spanned="1" table:style-name="ce20">
            <text:p>Response time</text:p>
          </table:table-cell>
          <table:covered-table-cell table:number-columns-repeated="13"/>
          <table:table-cell office:value-type="string" table:number-columns-spanned="14" table:number-rows-spanned="1" table:style-name="ce20">
            <text:p>Response data (bytes)</text:p>
          </table:table-cell>
          <table:covered-table-cell table:number-columns-repeated="13"/>
          <table:table-cell table:number-columns-repeated="16341" table:style-name="ce1"/>
        </table:table-row>
        <table:table-row table:style-name="ro2">
          <table:table-cell office:value-type="string" table:style-name="ce2">
            <text:p>Row Labels</text:p>
          </table:table-cell>
          <table:table-cell office:value-type="string" table:style-name="ce4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7">
            <text:p>Grand Total</text:p>
          </table:table-cell>
          <table:table-cell office:value-type="string" table:style-name="ce4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7">
            <text:p>Grand Total</text:p>
          </table:table-cell>
          <table:table-cell office:value-type="string" table:style-name="ce8">
            <text:p>COMBO</text:p>
          </table:table-cell>
          <table:table-cell office:value-type="string" table:style-name="ce5">
            <text:p>DEXT5</text:p>
          </table:table-cell>
          <table:table-cell office:value-type="string" table:style-name="ce5">
            <text:p>ELSE</text:p>
          </table:table-cell>
          <table:table-cell office:value-type="string" table:style-name="ce5">
            <text:p>JSP</text:p>
          </table:table-cell>
          <table:table-cell office:value-type="string" table:style-name="ce5">
            <text:p>LOGGEDOFF</text:p>
          </table:table-cell>
          <table:table-cell office:value-type="string" table:style-name="ce5">
            <text:p>LOV</text:p>
          </table:table-cell>
          <table:table-cell office:value-type="string" table:style-name="ce5">
            <text:p>metrics</text:p>
          </table:table-cell>
          <table:table-cell office:value-type="string" table:style-name="ce5">
            <text:p>NGM</text:p>
          </table:table-cell>
          <table:table-cell office:value-type="string" table:style-name="ce5">
            <text:p>SVC</text:p>
          </table:table-cell>
          <table:table-cell office:value-type="string" table:style-name="ce5">
            <text:p>web_nopostfix</text:p>
          </table:table-cell>
          <table:table-cell office:value-type="string" table:style-name="ce6">
            <text:p>web_postfix</text:p>
          </table:table-cell>
          <table:table-cell office:value-type="string" table:style-name="ce5">
            <text:p>websquare.html</text:p>
          </table:table-cell>
          <table:table-cell office:value-type="string" table:style-name="ce5">
            <text:p>WQ</text:p>
          </table:table-cell>
          <table:table-cell office:value-type="string" table:style-name="ce5">
            <text:p>Grand Total</text:p>
          </table:table-cell>
          <table:table-cell table:number-columns-repeated="16341" table:style-name="ce1"/>
        </table:table-row>
        <table:table-row table:style-name="ro3">
          <table:table-cell office:value-type="float" office:value="1600" table:style-name="ce9">
            <text:p>1600</text:p>
          </table:table-cell>
          <table:table-cell office:value-type="float" office:value="113" table:style-name="ce10">
            <text:p><text:s/>113<text:s/></text:p>
          </table:table-cell>
          <table:table-cell office:value-type="float" office:value="6" table:style-name="ce11">
            <text:p><text:s/>6<text:s/></text:p>
          </table:table-cell>
          <table:table-cell office:value-type="float" office:value="1" table:style-name="ce11">
            <text:p><text:s/>1<text:s/></text:p>
          </table:table-cell>
          <table:table-cell office:value-type="float" office:value="37" table:style-name="ce11">
            <text:p><text:s/>37<text:s/></text:p>
          </table:table-cell>
          <table:table-cell table:style-name="ce11"/>
          <table:table-cell office:value-type="float" office:value="103" table:style-name="ce11">
            <text:p><text:s/>103<text:s/></text:p>
          </table:table-cell>
          <table:table-cell office:value-type="float" office:value="3319" table:style-name="ce11">
            <text:p><text:s/>3,319<text:s/></text:p>
          </table:table-cell>
          <table:table-cell office:value-type="float" office:value="7" table:style-name="ce11">
            <text:p><text:s/>7<text:s/></text:p>
          </table:table-cell>
          <table:table-cell office:value-type="float" office:value="10997" table:style-name="ce11">
            <text:p><text:s/>10,997<text:s/></text:p>
          </table:table-cell>
          <table:table-cell office:value-type="float" office:value="264" table:style-name="ce11">
            <text:p><text:s/>264<text:s/></text:p>
          </table:table-cell>
          <table:table-cell office:value-type="float" office:value="1213" table:style-name="ce12">
            <text:p><text:s/>1,213<text:s/></text:p>
          </table:table-cell>
          <table:table-cell office:value-type="float" office:value="409" table:style-name="ce11">
            <text:p><text:s/>409<text:s/></text:p>
          </table:table-cell>
          <table:table-cell office:value-type="float" office:value="1365" table:style-name="ce11">
            <text:p><text:s/>1,365<text:s/></text:p>
          </table:table-cell>
          <table:table-cell office:value-type="float" office:value="17834" table:style-name="ce13">
            <text:p><text:s/>17,834<text:s/></text:p>
          </table:table-cell>
          <table:table-cell office:value-type="float" office:value="11.893805309734514" table:style-name="ce10">
            <text:p><text:s/>12<text:s/></text:p>
          </table:table-cell>
          <table:table-cell office:value-type="float" office:value="5.333333333333333" table:style-name="ce11">
            <text:p><text:s/>5<text:s/></text:p>
          </table:table-cell>
          <table:table-cell office:value-type="float" office:value="0" table:style-name="ce11">
            <text:p><text:s/>-<text:s/></text:p>
          </table:table-cell>
          <table:table-cell office:value-type="float" office:value="36.135135135135137" table:style-name="ce11">
            <text:p><text:s/>36<text:s/></text:p>
          </table:table-cell>
          <table:table-cell table:style-name="ce11"/>
          <table:table-cell office:value-type="float" office:value="22.883495145631066" table:style-name="ce11">
            <text:p><text:s/>23<text:s/></text:p>
          </table:table-cell>
          <table:table-cell office:value-type="float" office:value="4.8517625790900878" table:style-name="ce11">
            <text:p><text:s/>5<text:s/></text:p>
          </table:table-cell>
          <table:table-cell office:value-type="float" office:value="17.142857142857142" table:style-name="ce11">
            <text:p><text:s/>17<text:s/></text:p>
          </table:table-cell>
          <table:table-cell office:value-type="float" office:value="25.174138401382194" table:style-name="ce11">
            <text:p><text:s/>25<text:s/></text:p>
          </table:table-cell>
          <table:table-cell office:value-type="float" office:value="3.787878787878788E-3" table:style-name="ce11">
            <text:p><text:s/>0<text:s/></text:p>
          </table:table-cell>
          <table:table-cell office:value-type="float" office:value="4.2761747732893651" table:style-name="ce12">
            <text:p><text:s/>4<text:s/></text:p>
          </table:table-cell>
          <table:table-cell office:value-type="float" office:value="4.8484107579462101" table:style-name="ce11">
            <text:p><text:s/>5<text:s/></text:p>
          </table:table-cell>
          <table:table-cell office:value-type="float" office:value="2.1978021978021978E-3" table:style-name="ce11">
            <text:p><text:s/>0<text:s/></text:p>
          </table:table-cell>
          <table:table-cell office:value-type="float" office:value="17.119378714814399" table:style-name="ce13">
            <text:p><text:s/>17<text:s/></text:p>
          </table:table-cell>
          <table:table-cell office:value-type="float" office:value="1713283" table:style-name="ce14">
            <text:p><text:s/>1,713,283<text:s/></text:p>
          </table:table-cell>
          <table:table-cell office:value-type="float" office:value="67434" table:style-name="ce11">
            <text:p><text:s/>67,434<text:s/></text:p>
          </table:table-cell>
          <table:table-cell office:value-type="float" office:value="0" table:style-name="ce11">
            <text:p><text:s/>-<text:s/></text:p>
          </table:table-cell>
          <table:table-cell office:value-type="float" office:value="1267808" table:style-name="ce11">
            <text:p><text:s/>1,267,808<text:s/></text:p>
          </table:table-cell>
          <table:table-cell table:style-name="ce11"/>
          <table:table-cell office:value-type="float" office:value="177976" table:style-name="ce11">
            <text:p><text:s/>177,976<text:s/></text:p>
          </table:table-cell>
          <table:table-cell office:value-type="float" office:value="16595" table:style-name="ce11">
            <text:p><text:s/>16,595<text:s/></text:p>
          </table:table-cell>
          <table:table-cell office:value-type="float" office:value="925525" table:style-name="ce11">
            <text:p><text:s/>925,525<text:s/></text:p>
          </table:table-cell>
          <table:table-cell office:value-type="float" office:value="70817206" table:style-name="ce11">
            <text:p><text:s/>70,817,206<text:s/></text:p>
          </table:table-cell>
          <table:table-cell office:value-type="float" office:value="712518" table:style-name="ce11">
            <text:p><text:s/>712,518<text:s/></text:p>
          </table:table-cell>
          <table:table-cell office:value-type="float" office:value="67316325" table:style-name="ce12">
            <text:p><text:s/>67,316,325<text:s/></text:p>
          </table:table-cell>
          <table:table-cell office:value-type="float" office:value="1450828" table:style-name="ce11">
            <text:p><text:s/>1,450,828<text:s/></text:p>
          </table:table-cell>
          <table:table-cell office:value-type="float" office:value="35115" table:style-name="ce11">
            <text:p><text:s/>35,115<text:s/></text:p>
          </table:table-cell>
          <table:table-cell office:value-type="float" office:value="144500613" table:style-name="ce11">
            <text:p><text:s/>144,500,61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1" table:style-name="ce9">
            <text:p>1601</text:p>
          </table:table-cell>
          <table:table-cell office:value-type="float" office:value="150" table:style-name="ce15">
            <text:p><text:s/>150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52" table:style-name="ce16">
            <text:p><text:s/>52<text:s/></text:p>
          </table:table-cell>
          <table:table-cell table:style-name="ce16"/>
          <table:table-cell office:value-type="float" office:value="99" table:style-name="ce16">
            <text:p><text:s/>99<text:s/></text:p>
          </table:table-cell>
          <table:table-cell office:value-type="float" office:value="3093" table:style-name="ce16">
            <text:p><text:s/>3,093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10339" table:style-name="ce16">
            <text:p><text:s/>10,339<text:s/></text:p>
          </table:table-cell>
          <table:table-cell office:value-type="float" office:value="292" table:style-name="ce16">
            <text:p><text:s/>292<text:s/></text:p>
          </table:table-cell>
          <table:table-cell office:value-type="float" office:value="1407" table:style-name="ce17">
            <text:p><text:s/>1,407<text:s/></text:p>
          </table:table-cell>
          <table:table-cell office:value-type="float" office:value="416" table:style-name="ce16">
            <text:p><text:s/>416<text:s/></text:p>
          </table:table-cell>
          <table:table-cell office:value-type="float" office:value="1517" table:style-name="ce16">
            <text:p><text:s/>1,517<text:s/></text:p>
          </table:table-cell>
          <table:table-cell office:value-type="float" office:value="17383" table:style-name="ce18">
            <text:p><text:s/>17,383<text:s/></text:p>
          </table:table-cell>
          <table:table-cell office:value-type="float" office:value="12.18" table:style-name="ce15">
            <text:p><text:s/>12<text:s/></text:p>
          </table:table-cell>
          <table:table-cell office:value-type="float" office:value="6.7272727272727275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01923076923077" table:style-name="ce16">
            <text:p><text:s/>19<text:s/></text:p>
          </table:table-cell>
          <table:table-cell table:style-name="ce16"/>
          <table:table-cell office:value-type="float" office:value="31.525252525252526" table:style-name="ce16">
            <text:p><text:s/>32<text:s/></text:p>
          </table:table-cell>
          <table:table-cell office:value-type="float" office:value="3.5628839314581313" table:style-name="ce16">
            <text:p><text:s/>4<text:s/></text:p>
          </table:table-cell>
          <table:table-cell office:value-type="float" office:value="262" table:style-name="ce16">
            <text:p><text:s/>262<text:s/></text:p>
          </table:table-cell>
          <table:table-cell office:value-type="float" office:value="30.370635457974657" table:style-name="ce16">
            <text:p><text:s/>3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5970149253731343" table:style-name="ce17">
            <text:p><text:s/>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3.2959789057350032E-3" table:style-name="ce16">
            <text:p><text:s/>0<text:s/></text:p>
          </table:table-cell>
          <table:table-cell office:value-type="float" office:value="19.625956394178221" table:style-name="ce18">
            <text:p><text:s/>20<text:s/></text:p>
          </table:table-cell>
          <table:table-cell office:value-type="float" office:value="2212981" table:style-name="ce19">
            <text:p><text:s/>2,212,981<text:s/></text:p>
          </table:table-cell>
          <table:table-cell office:value-type="float" office:value="123629" table:style-name="ce16">
            <text:p><text:s/>123,629<text:s/></text:p>
          </table:table-cell>
          <table:table-cell office:value-type="float" office:value="1673" table:style-name="ce16">
            <text:p><text:s/>1,673<text:s/></text:p>
          </table:table-cell>
          <table:table-cell office:value-type="float" office:value="1052507" table:style-name="ce16">
            <text:p><text:s/>1,052,507<text:s/></text:p>
          </table:table-cell>
          <table:table-cell table:style-name="ce16"/>
          <table:table-cell office:value-type="float" office:value="166320" table:style-name="ce16">
            <text:p><text:s/>166,320<text:s/></text:p>
          </table:table-cell>
          <table:table-cell office:value-type="float" office:value="15465" table:style-name="ce16">
            <text:p><text:s/>15,465<text:s/></text:p>
          </table:table-cell>
          <table:table-cell office:value-type="float" office:value="2959333" table:style-name="ce16">
            <text:p><text:s/>2,959,333<text:s/></text:p>
          </table:table-cell>
          <table:table-cell office:value-type="float" office:value="87947883" table:style-name="ce16">
            <text:p><text:s/>87,947,883<text:s/></text:p>
          </table:table-cell>
          <table:table-cell office:value-type="float" office:value="1486418" table:style-name="ce16">
            <text:p><text:s/>1,486,418<text:s/></text:p>
          </table:table-cell>
          <table:table-cell office:value-type="float" office:value="78979587" table:style-name="ce17">
            <text:p><text:s/>78,979,587<text:s/></text:p>
          </table:table-cell>
          <table:table-cell office:value-type="float" office:value="1390146" table:style-name="ce16">
            <text:p><text:s/>1,390,146<text:s/></text:p>
          </table:table-cell>
          <table:table-cell office:value-type="float" office:value="32225" table:style-name="ce16">
            <text:p><text:s/>32,225<text:s/></text:p>
          </table:table-cell>
          <table:table-cell office:value-type="float" office:value="176368167" table:style-name="ce16">
            <text:p><text:s/>176,368,16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2" table:style-name="ce9">
            <text:p>1602</text:p>
          </table:table-cell>
          <table:table-cell office:value-type="float" office:value="107" table:style-name="ce15">
            <text:p><text:s/>107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30" table:style-name="ce16">
            <text:p><text:s/>30<text:s/></text:p>
          </table:table-cell>
          <table:table-cell table:style-name="ce16"/>
          <table:table-cell office:value-type="float" office:value="123" table:style-name="ce16">
            <text:p><text:s/>123<text:s/></text:p>
          </table:table-cell>
          <table:table-cell office:value-type="float" office:value="2555" table:style-name="ce16">
            <text:p><text:s/>2,55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713" table:style-name="ce16">
            <text:p><text:s/>9,713<text:s/></text:p>
          </table:table-cell>
          <table:table-cell office:value-type="float" office:value="202" table:style-name="ce16">
            <text:p><text:s/>202<text:s/></text:p>
          </table:table-cell>
          <table:table-cell office:value-type="float" office:value="876" table:style-name="ce17">
            <text:p><text:s/>876<text:s/></text:p>
          </table:table-cell>
          <table:table-cell office:value-type="float" office:value="362" table:style-name="ce16">
            <text:p><text:s/>362<text:s/></text:p>
          </table:table-cell>
          <table:table-cell office:value-type="float" office:value="1201" table:style-name="ce16">
            <text:p><text:s/>1,201<text:s/></text:p>
          </table:table-cell>
          <table:table-cell office:value-type="float" office:value="15190" table:style-name="ce18">
            <text:p><text:s/>15,190<text:s/></text:p>
          </table:table-cell>
          <table:table-cell office:value-type="float" office:value="12.532710280373832" table:style-name="ce15">
            <text:p><text:s/>13<text:s/></text:p>
          </table:table-cell>
          <table:table-cell office:value-type="float" office:value="3.7142857142857144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066666666666666" table:style-name="ce16">
            <text:p><text:s/>17<text:s/></text:p>
          </table:table-cell>
          <table:table-cell table:style-name="ce16"/>
          <table:table-cell office:value-type="float" office:value="26.585365853658537" table:style-name="ce16">
            <text:p><text:s/>27<text:s/></text:p>
          </table:table-cell>
          <table:table-cell office:value-type="float" office:value="5.3373776908023487" table:style-name="ce16">
            <text:p><text:s/>5<text:s/></text:p>
          </table:table-cell>
          <table:table-cell office:value-type="float" office:value="68.75" table:style-name="ce16">
            <text:p><text:s/>69<text:s/></text:p>
          </table:table-cell>
          <table:table-cell office:value-type="float" office:value="27.99258725419541" table:style-name="ce16">
            <text:p><text:s/>28<text:s/></text:p>
          </table:table-cell>
          <table:table-cell office:value-type="float" office:value="2.4752475247524754E-2" table:style-name="ce16">
            <text:p><text:s/>0<text:s/></text:p>
          </table:table-cell>
          <table:table-cell office:value-type="float" office:value="4.5730593607305936" table:style-name="ce17">
            <text:p><text:s/>5<text:s/></text:p>
          </table:table-cell>
          <table:table-cell office:value-type="float" office:value="4.9198895027624312" table:style-name="ce16">
            <text:p><text:s/>5<text:s/></text:p>
          </table:table-cell>
          <table:table-cell office:value-type="float" office:value="3.3305578684429643E-3" table:style-name="ce16">
            <text:p><text:s/>0<text:s/></text:p>
          </table:table-cell>
          <table:table-cell office:value-type="float" office:value="19.537524687294272" table:style-name="ce18">
            <text:p><text:s/>20<text:s/></text:p>
          </table:table-cell>
          <table:table-cell office:value-type="float" office:value="1581647" table:style-name="ce19">
            <text:p><text:s/>1,581,647<text:s/></text:p>
          </table:table-cell>
          <table:table-cell office:value-type="float" office:value="362686" table:style-name="ce16">
            <text:p><text:s/>362,68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455033" table:style-name="ce16">
            <text:p><text:s/>1,455,033<text:s/></text:p>
          </table:table-cell>
          <table:table-cell table:style-name="ce16"/>
          <table:table-cell office:value-type="float" office:value="216941" table:style-name="ce16">
            <text:p><text:s/>216,941<text:s/></text:p>
          </table:table-cell>
          <table:table-cell office:value-type="float" office:value="12775" table:style-name="ce16">
            <text:p><text:s/>12,775<text:s/></text:p>
          </table:table-cell>
          <table:table-cell office:value-type="float" office:value="1012235" table:style-name="ce16">
            <text:p><text:s/>1,012,235<text:s/></text:p>
          </table:table-cell>
          <table:table-cell office:value-type="float" office:value="75771256" table:style-name="ce16">
            <text:p><text:s/>75,771,256<text:s/></text:p>
          </table:table-cell>
          <table:table-cell office:value-type="float" office:value="1977403" table:style-name="ce16">
            <text:p><text:s/>1,977,403<text:s/></text:p>
          </table:table-cell>
          <table:table-cell office:value-type="float" office:value="50068309" table:style-name="ce17">
            <text:p><text:s/>50,068,309<text:s/></text:p>
          </table:table-cell>
          <table:table-cell office:value-type="float" office:value="1157380" table:style-name="ce16">
            <text:p><text:s/>1,157,380<text:s/></text:p>
          </table:table-cell>
          <table:table-cell office:value-type="float" office:value="20449" table:style-name="ce16">
            <text:p><text:s/>20,449<text:s/></text:p>
          </table:table-cell>
          <table:table-cell office:value-type="float" office:value="133636114" table:style-name="ce16">
            <text:p><text:s/>133,636,11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3" table:style-name="ce9">
            <text:p>1603</text:p>
          </table:table-cell>
          <table:table-cell office:value-type="float" office:value="113" table:style-name="ce15">
            <text:p><text:s/>113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58" table:style-name="ce16">
            <text:p><text:s/>58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009" table:style-name="ce16">
            <text:p><text:s/>2,009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576" table:style-name="ce16">
            <text:p><text:s/>9,576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183" table:style-name="ce17">
            <text:p><text:s/>1,183<text:s/></text:p>
          </table:table-cell>
          <table:table-cell office:value-type="float" office:value="365" table:style-name="ce16">
            <text:p><text:s/>365<text:s/></text:p>
          </table:table-cell>
          <table:table-cell office:value-type="float" office:value="1335" table:style-name="ce16">
            <text:p><text:s/>1,335<text:s/></text:p>
          </table:table-cell>
          <table:table-cell office:value-type="float" office:value="15109" table:style-name="ce18">
            <text:p><text:s/>15,109<text:s/></text:p>
          </table:table-cell>
          <table:table-cell office:value-type="float" office:value="11.469026548672566" table:style-name="ce15">
            <text:p><text:s/>11<text:s/></text:p>
          </table:table-cell>
          <table:table-cell office:value-type="float" office:value="5.75" table:style-name="ce16">
            <text:p><text:s/>6<text:s/></text:p>
          </table:table-cell>
          <table:table-cell table:style-name="ce16"/>
          <table:table-cell office:value-type="float" office:value="9.3793103448275854" table:style-name="ce16">
            <text:p><text:s/>9<text:s/></text:p>
          </table:table-cell>
          <table:table-cell table:style-name="ce16"/>
          <table:table-cell office:value-type="float" office:value="23.589285714285715" table:style-name="ce16">
            <text:p><text:s/>24<text:s/></text:p>
          </table:table-cell>
          <table:table-cell office:value-type="float" office:value="1.7799900447984072" table:style-name="ce16">
            <text:p><text:s/>2<text:s/></text:p>
          </table:table-cell>
          <table:table-cell office:value-type="float" office:value="210.125" table:style-name="ce16">
            <text:p><text:s/>210<text:s/></text:p>
          </table:table-cell>
          <table:table-cell office:value-type="float" office:value="25.086675020885547" table:style-name="ce16">
            <text:p><text:s/>25<text:s/></text:p>
          </table:table-cell>
          <table:table-cell office:value-type="float" office:value="0.63313609467455623" table:style-name="ce16">
            <text:p><text:s/>1<text:s/></text:p>
          </table:table-cell>
          <table:table-cell office:value-type="float" office:value="4.1538461538461542" table:style-name="ce17">
            <text:p><text:s/>4<text:s/></text:p>
          </table:table-cell>
          <table:table-cell office:value-type="float" office:value="5.0054794520547947" table:style-name="ce16">
            <text:p><text:s/>5<text:s/></text:p>
          </table:table-cell>
          <table:table-cell office:value-type="float" office:value="2.3220973782771534E-2" table:style-name="ce16">
            <text:p><text:s/>0<text:s/></text:p>
          </table:table-cell>
          <table:table-cell office:value-type="float" office:value="17.011317757627904" table:style-name="ce18">
            <text:p><text:s/>17<text:s/></text:p>
          </table:table-cell>
          <table:table-cell office:value-type="float" office:value="1486584" table:style-name="ce19">
            <text:p><text:s/>1,486,584<text:s/></text:p>
          </table:table-cell>
          <table:table-cell office:value-type="float" office:value="340208" table:style-name="ce16">
            <text:p><text:s/>340,208<text:s/></text:p>
          </table:table-cell>
          <table:table-cell table:style-name="ce16"/>
          <table:table-cell office:value-type="float" office:value="1627775" table:style-name="ce16">
            <text:p><text:s/>1,627,775<text:s/></text:p>
          </table:table-cell>
          <table:table-cell table:style-name="ce16"/>
          <table:table-cell office:value-type="float" office:value="205460" table:style-name="ce16">
            <text:p><text:s/>205,460<text:s/></text:p>
          </table:table-cell>
          <table:table-cell office:value-type="float" office:value="10045" table:style-name="ce16">
            <text:p><text:s/>10,045<text:s/></text:p>
          </table:table-cell>
          <table:table-cell office:value-type="float" office:value="3317448" table:style-name="ce16">
            <text:p><text:s/>3,317,448<text:s/></text:p>
          </table:table-cell>
          <table:table-cell office:value-type="float" office:value="75776910" table:style-name="ce16">
            <text:p><text:s/>75,776,910<text:s/></text:p>
          </table:table-cell>
          <table:table-cell office:value-type="float" office:value="6786849" table:style-name="ce16">
            <text:p><text:s/>6,786,849<text:s/></text:p>
          </table:table-cell>
          <table:table-cell office:value-type="float" office:value="65678328" table:style-name="ce17">
            <text:p><text:s/>65,678,328<text:s/></text:p>
          </table:table-cell>
          <table:table-cell office:value-type="float" office:value="1196665" table:style-name="ce16">
            <text:p><text:s/>1,196,665<text:s/></text:p>
          </table:table-cell>
          <table:table-cell office:value-type="float" office:value="26525" table:style-name="ce16">
            <text:p><text:s/>26,525<text:s/></text:p>
          </table:table-cell>
          <table:table-cell office:value-type="float" office:value="156452797" table:style-name="ce16">
            <text:p><text:s/>156,452,79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4" table:style-name="ce9">
            <text:p>1604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21" table:style-name="ce16">
            <text:p><text:s/>21<text:s/></text:p>
          </table:table-cell>
          <table:table-cell table:style-name="ce16"/>
          <table:table-cell office:value-type="float" office:value="61" table:style-name="ce16">
            <text:p><text:s/>61<text:s/></text:p>
          </table:table-cell>
          <table:table-cell table:style-name="ce16"/>
          <table:table-cell office:value-type="float" office:value="97" table:style-name="ce16">
            <text:p><text:s/>97<text:s/></text:p>
          </table:table-cell>
          <table:table-cell office:value-type="float" office:value="2992" table:style-name="ce16">
            <text:p><text:s/>2,992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10726" table:style-name="ce16">
            <text:p><text:s/>10,726<text:s/></text:p>
          </table:table-cell>
          <table:table-cell office:value-type="float" office:value="371" table:style-name="ce16">
            <text:p><text:s/>371<text:s/></text:p>
          </table:table-cell>
          <table:table-cell office:value-type="float" office:value="1066" table:style-name="ce17">
            <text:p><text:s/>1,066<text:s/></text:p>
          </table:table-cell>
          <table:table-cell office:value-type="float" office:value="404" table:style-name="ce16">
            <text:p><text:s/>404<text:s/></text:p>
          </table:table-cell>
          <table:table-cell office:value-type="float" office:value="1335" table:style-name="ce16">
            <text:p><text:s/>1,335<text:s/></text:p>
          </table:table-cell>
          <table:table-cell office:value-type="float" office:value="17192" table:style-name="ce18">
            <text:p><text:s/>17,192<text:s/></text:p>
          </table:table-cell>
          <table:table-cell office:value-type="float" office:value="12.330275229357799" table:style-name="ce15">
            <text:p><text:s/>12<text:s/></text:p>
          </table:table-cell>
          <table:table-cell office:value-type="float" office:value="3.1428571428571428" table:style-name="ce16">
            <text:p><text:s/>3<text:s/></text:p>
          </table:table-cell>
          <table:table-cell table:style-name="ce16"/>
          <table:table-cell office:value-type="float" office:value="15.950819672131148" table:style-name="ce16">
            <text:p><text:s/>16<text:s/></text:p>
          </table:table-cell>
          <table:table-cell table:style-name="ce16"/>
          <table:table-cell office:value-type="float" office:value="23.402061855670102" table:style-name="ce16">
            <text:p><text:s/>23<text:s/></text:p>
          </table:table-cell>
          <table:table-cell office:value-type="float" office:value="2.365307486631016" table:style-name="ce16">
            <text:p><text:s/>2<text:s/></text:p>
          </table:table-cell>
          <table:table-cell office:value-type="float" office:value="15.6" table:style-name="ce16">
            <text:p><text:s/>16<text:s/></text:p>
          </table:table-cell>
          <table:table-cell office:value-type="float" office:value="28.676953197837033" table:style-name="ce16">
            <text:p><text:s/>29<text:s/></text:p>
          </table:table-cell>
          <table:table-cell office:value-type="float" office:value="1.078167115902965E-2" table:style-name="ce16">
            <text:p><text:s/>0<text:s/></text:p>
          </table:table-cell>
          <table:table-cell office:value-type="float" office:value="5.5459662288930582" table:style-name="ce17">
            <text:p><text:s/>6<text:s/></text:p>
          </table:table-cell>
          <table:table-cell office:value-type="float" office:value="4.782178217821782" table:style-name="ce16">
            <text:p><text:s/>5<text:s/></text:p>
          </table:table-cell>
          <table:table-cell office:value-type="float" office:value="7.4906367041198503E-3" table:style-name="ce16">
            <text:p><text:s/>0<text:s/></text:p>
          </table:table-cell>
          <table:table-cell office:value-type="float" office:value="19.039844113541182" table:style-name="ce18">
            <text:p><text:s/>19<text:s/></text:p>
          </table:table-cell>
          <table:table-cell office:value-type="float" office:value="1371545" table:style-name="ce19">
            <text:p><text:s/>1,371,545<text:s/></text:p>
          </table:table-cell>
          <table:table-cell office:value-type="float" office:value="590504" table:style-name="ce16">
            <text:p><text:s/>590,504<text:s/></text:p>
          </table:table-cell>
          <table:table-cell table:style-name="ce16"/>
          <table:table-cell office:value-type="float" office:value="3140573" table:style-name="ce16">
            <text:p><text:s/>3,140,573<text:s/></text:p>
          </table:table-cell>
          <table:table-cell table:style-name="ce16"/>
          <table:table-cell office:value-type="float" office:value="177591" table:style-name="ce16">
            <text:p><text:s/>177,591<text:s/></text:p>
          </table:table-cell>
          <table:table-cell office:value-type="float" office:value="14960" table:style-name="ce16">
            <text:p><text:s/>14,960<text:s/></text:p>
          </table:table-cell>
          <table:table-cell office:value-type="float" office:value="625579" table:style-name="ce16">
            <text:p><text:s/>625,579<text:s/></text:p>
          </table:table-cell>
          <table:table-cell office:value-type="float" office:value="85004074" table:style-name="ce16">
            <text:p><text:s/>85,004,074<text:s/></text:p>
          </table:table-cell>
          <table:table-cell office:value-type="float" office:value="1786926" table:style-name="ce16">
            <text:p><text:s/>1,786,926<text:s/></text:p>
          </table:table-cell>
          <table:table-cell office:value-type="float" office:value="63548626" table:style-name="ce17">
            <text:p><text:s/>63,548,626<text:s/></text:p>
          </table:table-cell>
          <table:table-cell office:value-type="float" office:value="1419297" table:style-name="ce16">
            <text:p><text:s/>1,419,297<text:s/></text:p>
          </table:table-cell>
          <table:table-cell office:value-type="float" office:value="31471" table:style-name="ce16">
            <text:p><text:s/>31,471<text:s/></text:p>
          </table:table-cell>
          <table:table-cell office:value-type="float" office:value="157711146" table:style-name="ce16">
            <text:p><text:s/>157,711,14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5" table:style-name="ce9">
            <text:p>1605</text:p>
          </table:table-cell>
          <table:table-cell office:value-type="float" office:value="98" table:style-name="ce15">
            <text:p><text:s/>98<text:s/></text:p>
          </table:table-cell>
          <table:table-cell office:value-type="float" office:value="28" table:style-name="ce16">
            <text:p><text:s/>28<text:s/></text:p>
          </table:table-cell>
          <table:table-cell table:style-name="ce16"/>
          <table:table-cell office:value-type="float" office:value="23" table:style-name="ce16">
            <text:p><text:s/>23<text:s/></text:p>
          </table:table-cell>
          <table:table-cell table:style-name="ce16"/>
          <table:table-cell office:value-type="float" office:value="132" table:style-name="ce16">
            <text:p><text:s/>132<text:s/></text:p>
          </table:table-cell>
          <table:table-cell office:value-type="float" office:value="3004" table:style-name="ce16">
            <text:p><text:s/>3,004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10395" table:style-name="ce16">
            <text:p><text:s/>10,395<text:s/></text:p>
          </table:table-cell>
          <table:table-cell office:value-type="float" office:value="218" table:style-name="ce16">
            <text:p><text:s/>218<text:s/></text:p>
          </table:table-cell>
          <table:table-cell office:value-type="float" office:value="852" table:style-name="ce17">
            <text:p><text:s/>852<text:s/></text:p>
          </table:table-cell>
          <table:table-cell office:value-type="float" office:value="380" table:style-name="ce16">
            <text:p><text:s/>380<text:s/></text:p>
          </table:table-cell>
          <table:table-cell office:value-type="float" office:value="1320" table:style-name="ce16">
            <text:p><text:s/>1,320<text:s/></text:p>
          </table:table-cell>
          <table:table-cell office:value-type="float" office:value="16458" table:style-name="ce18">
            <text:p><text:s/>16,458<text:s/></text:p>
          </table:table-cell>
          <table:table-cell office:value-type="float" office:value="12.5" table:style-name="ce15">
            <text:p><text:s/>13<text:s/></text:p>
          </table:table-cell>
          <table:table-cell office:value-type="float" office:value="3.0357142857142856" table:style-name="ce16">
            <text:p><text:s/>3<text:s/></text:p>
          </table:table-cell>
          <table:table-cell table:style-name="ce16"/>
          <table:table-cell office:value-type="float" office:value="43.043478260869563" table:style-name="ce16">
            <text:p><text:s/>43<text:s/></text:p>
          </table:table-cell>
          <table:table-cell table:style-name="ce16"/>
          <table:table-cell office:value-type="float" office:value="24.469696969696969" table:style-name="ce16">
            <text:p><text:s/>24<text:s/></text:p>
          </table:table-cell>
          <table:table-cell office:value-type="float" office:value="3.7699733688415447" table:style-name="ce16">
            <text:p><text:s/>4<text:s/></text:p>
          </table:table-cell>
          <table:table-cell office:value-type="float" office:value="307.25" table:style-name="ce16">
            <text:p><text:s/>307<text:s/></text:p>
          </table:table-cell>
          <table:table-cell office:value-type="float" office:value="29.557575757575759" table:style-name="ce16">
            <text:p><text:s/>30<text:s/></text:p>
          </table:table-cell>
          <table:table-cell office:value-type="float" office:value="5.0458715596330278E-2" table:style-name="ce16">
            <text:p><text:s/>0<text:s/></text:p>
          </table:table-cell>
          <table:table-cell office:value-type="float" office:value="5.137323943661972" table:style-name="ce17">
            <text:p><text:s/>5<text:s/></text:p>
          </table:table-cell>
          <table:table-cell office:value-type="float" office:value="4.6868421052631577" table:style-name="ce16">
            <text:p><text:s/>5<text:s/></text:p>
          </table:table-cell>
          <table:table-cell office:value-type="float" office:value="4.5454545454545452E-3" table:style-name="ce16">
            <text:p><text:s/>0<text:s/></text:p>
          </table:table-cell>
          <table:table-cell office:value-type="float" office:value="20.217462632154575" table:style-name="ce18">
            <text:p><text:s/>20<text:s/></text:p>
          </table:table-cell>
          <table:table-cell office:value-type="float" office:value="1508679" table:style-name="ce19">
            <text:p><text:s/>1,508,679<text:s/></text:p>
          </table:table-cell>
          <table:table-cell office:value-type="float" office:value="1191746" table:style-name="ce16">
            <text:p><text:s/>1,191,746<text:s/></text:p>
          </table:table-cell>
          <table:table-cell table:style-name="ce16"/>
          <table:table-cell office:value-type="float" office:value="1142127" table:style-name="ce16">
            <text:p><text:s/>1,142,127<text:s/></text:p>
          </table:table-cell>
          <table:table-cell table:style-name="ce16"/>
          <table:table-cell office:value-type="float" office:value="266539" table:style-name="ce16">
            <text:p><text:s/>266,539<text:s/></text:p>
          </table:table-cell>
          <table:table-cell office:value-type="float" office:value="15020" table:style-name="ce16">
            <text:p><text:s/>15,020<text:s/></text:p>
          </table:table-cell>
          <table:table-cell office:value-type="float" office:value="7845549" table:style-name="ce16">
            <text:p><text:s/>7,845,549<text:s/></text:p>
          </table:table-cell>
          <table:table-cell office:value-type="float" office:value="65275810" table:style-name="ce16">
            <text:p><text:s/>65,275,810<text:s/></text:p>
          </table:table-cell>
          <table:table-cell office:value-type="float" office:value="2779446" table:style-name="ce16">
            <text:p><text:s/>2,779,446<text:s/></text:p>
          </table:table-cell>
          <table:table-cell office:value-type="float" office:value="43056984" table:style-name="ce17">
            <text:p><text:s/>43,056,984<text:s/></text:p>
          </table:table-cell>
          <table:table-cell office:value-type="float" office:value="1207684" table:style-name="ce16">
            <text:p><text:s/>1,207,684<text:s/></text:p>
          </table:table-cell>
          <table:table-cell office:value-type="float" office:value="25756" table:style-name="ce16">
            <text:p><text:s/>25,756<text:s/></text:p>
          </table:table-cell>
          <table:table-cell office:value-type="float" office:value="124315340" table:style-name="ce16">
            <text:p><text:s/>124,315,34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6" table:style-name="ce9">
            <text:p>1606</text:p>
          </table:table-cell>
          <table:table-cell office:value-type="float" office:value="85" table:style-name="ce15">
            <text:p><text:s/>8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110" table:style-name="ce16">
            <text:p><text:s/>110<text:s/></text:p>
          </table:table-cell>
          <table:table-cell office:value-type="float" office:value="2729" table:style-name="ce16">
            <text:p><text:s/>2,729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455" table:style-name="ce16">
            <text:p><text:s/>9,455<text:s/></text:p>
          </table:table-cell>
          <table:table-cell office:value-type="float" office:value="174" table:style-name="ce16">
            <text:p><text:s/>174<text:s/></text:p>
          </table:table-cell>
          <table:table-cell office:value-type="float" office:value="992" table:style-name="ce17">
            <text:p><text:s/>992<text:s/></text:p>
          </table:table-cell>
          <table:table-cell office:value-type="float" office:value="399" table:style-name="ce16">
            <text:p><text:s/>399<text:s/></text:p>
          </table:table-cell>
          <table:table-cell office:value-type="float" office:value="1183" table:style-name="ce16">
            <text:p><text:s/>1,183<text:s/></text:p>
          </table:table-cell>
          <table:table-cell office:value-type="float" office:value="15155" table:style-name="ce18">
            <text:p><text:s/>15,155<text:s/></text:p>
          </table:table-cell>
          <table:table-cell office:value-type="float" office:value="13.717647058823529" table:style-name="ce15">
            <text:p><text:s/>1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23.881818181818183" table:style-name="ce16">
            <text:p><text:s/>24<text:s/></text:p>
          </table:table-cell>
          <table:table-cell office:value-type="float" office:value="1.6342982777574202" table:style-name="ce16">
            <text:p><text:s/>2<text:s/></text:p>
          </table:table-cell>
          <table:table-cell office:value-type="float" office:value="54.5" table:style-name="ce16">
            <text:p><text:s/>55<text:s/></text:p>
          </table:table-cell>
          <table:table-cell office:value-type="float" office:value="26.967953463775778" table:style-name="ce16">
            <text:p><text:s/>27<text:s/></text:p>
          </table:table-cell>
          <table:table-cell office:value-type="float" office:value="1.1494252873563218E-2" table:style-name="ce16">
            <text:p><text:s/>0<text:s/></text:p>
          </table:table-cell>
          <table:table-cell office:value-type="float" office:value="3.970766129032258" table:style-name="ce17">
            <text:p><text:s/>4<text:s/></text:p>
          </table:table-cell>
          <table:table-cell office:value-type="float" office:value="4.8847117794486214" table:style-name="ce16">
            <text:p><text:s/>5<text:s/></text:p>
          </table:table-cell>
          <table:table-cell office:value-type="float" office:value="3.4657650042265425E-2" table:style-name="ce16">
            <text:p><text:s/>0<text:s/></text:p>
          </table:table-cell>
          <table:table-cell office:value-type="float" office:value="17.793401517650942" table:style-name="ce18">
            <text:p><text:s/>18<text:s/></text:p>
          </table:table-cell>
          <table:table-cell office:value-type="float" office:value="1357274" table:style-name="ce19">
            <text:p><text:s/>1,357,274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0307" table:style-name="ce16">
            <text:p><text:s/>100,307<text:s/></text:p>
          </table:table-cell>
          <table:table-cell table:style-name="ce16"/>
          <table:table-cell office:value-type="float" office:value="198324" table:style-name="ce16">
            <text:p><text:s/>198,324<text:s/></text:p>
          </table:table-cell>
          <table:table-cell office:value-type="float" office:value="13645" table:style-name="ce16">
            <text:p><text:s/>13,645<text:s/></text:p>
          </table:table-cell>
          <table:table-cell office:value-type="float" office:value="933037" table:style-name="ce16">
            <text:p><text:s/>933,037<text:s/></text:p>
          </table:table-cell>
          <table:table-cell office:value-type="float" office:value="66715556" table:style-name="ce16">
            <text:p><text:s/>66,715,556<text:s/></text:p>
          </table:table-cell>
          <table:table-cell office:value-type="float" office:value="1715385" table:style-name="ce16">
            <text:p><text:s/>1,715,385<text:s/></text:p>
          </table:table-cell>
          <table:table-cell office:value-type="float" office:value="53983043" table:style-name="ce17">
            <text:p><text:s/>53,983,043<text:s/></text:p>
          </table:table-cell>
          <table:table-cell office:value-type="float" office:value="1342876" table:style-name="ce16">
            <text:p><text:s/>1,342,876<text:s/></text:p>
          </table:table-cell>
          <table:table-cell office:value-type="float" office:value="646890" table:style-name="ce16">
            <text:p><text:s/>646,890<text:s/></text:p>
          </table:table-cell>
          <table:table-cell office:value-type="float" office:value="127017576" table:style-name="ce16">
            <text:p><text:s/>127,017,57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7" table:style-name="ce9">
            <text:p>1607</text:p>
          </table:table-cell>
          <table:table-cell office:value-type="float" office:value="107" table:style-name="ce15">
            <text:p><text:s/>107<text:s/></text:p>
          </table:table-cell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54" table:style-name="ce16">
            <text:p><text:s/>54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805" table:style-name="ce16">
            <text:p><text:s/>2,805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090" table:style-name="ce16">
            <text:p><text:s/>9,090<text:s/></text:p>
          </table:table-cell>
          <table:table-cell office:value-type="float" office:value="156" table:style-name="ce16">
            <text:p><text:s/>156<text:s/></text:p>
          </table:table-cell>
          <table:table-cell office:value-type="float" office:value="1011" table:style-name="ce17">
            <text:p><text:s/>1,011<text:s/></text:p>
          </table:table-cell>
          <table:table-cell office:value-type="float" office:value="372" table:style-name="ce16">
            <text:p><text:s/>372<text:s/></text:p>
          </table:table-cell>
          <table:table-cell office:value-type="float" office:value="1113" table:style-name="ce16">
            <text:p><text:s/>1,113<text:s/></text:p>
          </table:table-cell>
          <table:table-cell office:value-type="float" office:value="14854" table:style-name="ce18">
            <text:p><text:s/>14,854<text:s/></text:p>
          </table:table-cell>
          <table:table-cell office:value-type="float" office:value="13.084112149532711" table:style-name="ce15">
            <text:p><text:s/>13<text:s/></text:p>
          </table:table-cell>
          <table:table-cell office:value-type="float" office:value="9.5416666666666661" table:style-name="ce16">
            <text:p><text:s/>10<text:s/></text:p>
          </table:table-cell>
          <table:table-cell table:style-name="ce16"/>
          <table:table-cell office:value-type="float" office:value="20.777777777777779" table:style-name="ce16">
            <text:p><text:s/>21<text:s/></text:p>
          </table:table-cell>
          <table:table-cell table:style-name="ce16"/>
          <table:table-cell office:value-type="float" office:value="23.803571428571427" table:style-name="ce16">
            <text:p><text:s/>24<text:s/></text:p>
          </table:table-cell>
          <table:table-cell office:value-type="float" office:value="2.2926916221033866" table:style-name="ce16">
            <text:p><text:s/>2<text:s/></text:p>
          </table:table-cell>
          <table:table-cell office:value-type="float" office:value="117" table:style-name="ce16">
            <text:p><text:s/>117<text:s/></text:p>
          </table:table-cell>
          <table:table-cell office:value-type="float" office:value="27.479537953795379" table:style-name="ce16">
            <text:p><text:s/>27<text:s/></text:p>
          </table:table-cell>
          <table:table-cell office:value-type="float" office:value="2.2051282051282053" table:style-name="ce16">
            <text:p><text:s/>2<text:s/></text:p>
          </table:table-cell>
          <table:table-cell office:value-type="float" office:value="4.4302670623145399" table:style-name="ce17">
            <text:p><text:s/>4<text:s/></text:p>
          </table:table-cell>
          <table:table-cell office:value-type="float" office:value="4.935483870967742" table:style-name="ce16">
            <text:p><text:s/>5<text:s/></text:p>
          </table:table-cell>
          <table:table-cell office:value-type="float" office:value="6.9182389937106917E-2" table:style-name="ce16">
            <text:p><text:s/>0<text:s/></text:p>
          </table:table-cell>
          <table:table-cell office:value-type="float" office:value="18.146155917597952" table:style-name="ce18">
            <text:p><text:s/>18<text:s/></text:p>
          </table:table-cell>
          <table:table-cell office:value-type="float" office:value="1761081" table:style-name="ce19">
            <text:p><text:s/>1,761,081<text:s/></text:p>
          </table:table-cell>
          <table:table-cell office:value-type="float" office:value="1923622" table:style-name="ce16">
            <text:p><text:s/>1,923,622<text:s/></text:p>
          </table:table-cell>
          <table:table-cell table:style-name="ce16"/>
          <table:table-cell office:value-type="float" office:value="3644099" table:style-name="ce16">
            <text:p><text:s/>3,644,099<text:s/></text:p>
          </table:table-cell>
          <table:table-cell table:style-name="ce16"/>
          <table:table-cell office:value-type="float" office:value="200199" table:style-name="ce16">
            <text:p><text:s/>200,199<text:s/></text:p>
          </table:table-cell>
          <table:table-cell office:value-type="float" office:value="14025" table:style-name="ce16">
            <text:p><text:s/>14,025<text:s/></text:p>
          </table:table-cell>
          <table:table-cell office:value-type="float" office:value="6337299" table:style-name="ce16">
            <text:p><text:s/>6,337,299<text:s/></text:p>
          </table:table-cell>
          <table:table-cell office:value-type="float" office:value="64048624" table:style-name="ce16">
            <text:p><text:s/>64,048,624<text:s/></text:p>
          </table:table-cell>
          <table:table-cell office:value-type="float" office:value="2919218" table:style-name="ce16">
            <text:p><text:s/>2,919,218<text:s/></text:p>
          </table:table-cell>
          <table:table-cell office:value-type="float" office:value="57369587" table:style-name="ce17">
            <text:p><text:s/>57,369,587<text:s/></text:p>
          </table:table-cell>
          <table:table-cell office:value-type="float" office:value="1277215" table:style-name="ce16">
            <text:p><text:s/>1,277,215<text:s/></text:p>
          </table:table-cell>
          <table:table-cell office:value-type="float" office:value="645941" table:style-name="ce16">
            <text:p><text:s/>645,941<text:s/></text:p>
          </table:table-cell>
          <table:table-cell office:value-type="float" office:value="140140910" table:style-name="ce16">
            <text:p><text:s/>140,140,91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8" table:style-name="ce9">
            <text:p>1608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35" table:style-name="ce16">
            <text:p><text:s/>35<text:s/></text:p>
          </table:table-cell>
          <table:table-cell table:style-name="ce16"/>
          <table:table-cell office:value-type="float" office:value="78" table:style-name="ce16">
            <text:p><text:s/>78<text:s/></text:p>
          </table:table-cell>
          <table:table-cell office:value-type="float" office:value="2559" table:style-name="ce16">
            <text:p><text:s/>2,559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10093" table:style-name="ce16">
            <text:p><text:s/>10,093<text:s/></text:p>
          </table:table-cell>
          <table:table-cell office:value-type="float" office:value="498" table:style-name="ce16">
            <text:p><text:s/>498<text:s/></text:p>
          </table:table-cell>
          <table:table-cell office:value-type="float" office:value="1208" table:style-name="ce17">
            <text:p><text:s/>1,208<text:s/></text:p>
          </table:table-cell>
          <table:table-cell office:value-type="float" office:value="388" table:style-name="ce16">
            <text:p><text:s/>388<text:s/></text:p>
          </table:table-cell>
          <table:table-cell office:value-type="float" office:value="1405" table:style-name="ce16">
            <text:p><text:s/>1,405<text:s/></text:p>
          </table:table-cell>
          <table:table-cell office:value-type="float" office:value="16389" table:style-name="ce18">
            <text:p><text:s/>16,389<text:s/></text:p>
          </table:table-cell>
          <table:table-cell office:value-type="float" office:value="12.752136752136753" table:style-name="ce15">
            <text:p><text:s/>13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6.457142857142856" table:style-name="ce16">
            <text:p><text:s/>26<text:s/></text:p>
          </table:table-cell>
          <table:table-cell table:style-name="ce16"/>
          <table:table-cell office:value-type="float" office:value="35.641025641025642" table:style-name="ce16">
            <text:p><text:s/>36<text:s/></text:p>
          </table:table-cell>
          <table:table-cell office:value-type="float" office:value="1.2653380226651036" table:style-name="ce16">
            <text:p><text:s/>1<text:s/></text:p>
          </table:table-cell>
          <table:table-cell office:value-type="float" office:value="27.5" table:style-name="ce16">
            <text:p><text:s/>28<text:s/></text:p>
          </table:table-cell>
          <table:table-cell office:value-type="float" office:value="29.468740711384129" table:style-name="ce16">
            <text:p><text:s/>29<text:s/></text:p>
          </table:table-cell>
          <table:table-cell office:value-type="float" office:value="3.0120481927710843E-2" table:style-name="ce16">
            <text:p><text:s/>0<text:s/></text:p>
          </table:table-cell>
          <table:table-cell office:value-type="float" office:value="5.6283112582781456" table:style-name="ce17">
            <text:p><text:s/>6<text:s/></text:p>
          </table:table-cell>
          <table:table-cell office:value-type="float" office:value="4.9252577319587632" table:style-name="ce16">
            <text:p><text:s/>5<text:s/></text:p>
          </table:table-cell>
          <table:table-cell office:value-type="float" office:value="0.10320284697508897" table:style-name="ce16">
            <text:p><text:s/>0<text:s/></text:p>
          </table:table-cell>
          <table:table-cell office:value-type="float" office:value="19.214656171822565" table:style-name="ce18">
            <text:p><text:s/>19<text:s/></text:p>
          </table:table-cell>
          <table:table-cell office:value-type="float" office:value="1699696" table:style-name="ce19">
            <text:p><text:s/>1,699,696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1819979" table:style-name="ce16">
            <text:p><text:s/>1,819,979<text:s/></text:p>
          </table:table-cell>
          <table:table-cell table:style-name="ce16"/>
          <table:table-cell office:value-type="float" office:value="144406" table:style-name="ce16">
            <text:p><text:s/>144,406<text:s/></text:p>
          </table:table-cell>
          <table:table-cell office:value-type="float" office:value="12795" table:style-name="ce16">
            <text:p><text:s/>12,795<text:s/></text:p>
          </table:table-cell>
          <table:table-cell office:value-type="float" office:value="483908" table:style-name="ce16">
            <text:p><text:s/>483,908<text:s/></text:p>
          </table:table-cell>
          <table:table-cell office:value-type="float" office:value="91301118" table:style-name="ce16">
            <text:p><text:s/>91,301,118<text:s/></text:p>
          </table:table-cell>
          <table:table-cell office:value-type="float" office:value="4271692" table:style-name="ce16">
            <text:p><text:s/>4,271,692<text:s/></text:p>
          </table:table-cell>
          <table:table-cell office:value-type="float" office:value="63708109" table:style-name="ce17">
            <text:p><text:s/>63,708,109<text:s/></text:p>
          </table:table-cell>
          <table:table-cell office:value-type="float" office:value="1352634" table:style-name="ce16">
            <text:p><text:s/>1,352,634<text:s/></text:p>
          </table:table-cell>
          <table:table-cell office:value-type="float" office:value="662234" table:style-name="ce16">
            <text:p><text:s/>662,234<text:s/></text:p>
          </table:table-cell>
          <table:table-cell office:value-type="float" office:value="165479049" table:style-name="ce16">
            <text:p><text:s/>165,479,04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09" table:style-name="ce9">
            <text:p>1609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41" table:style-name="ce16">
            <text:p><text:s/>41<text:s/></text:p>
          </table:table-cell>
          <table:table-cell table:style-name="ce16"/>
          <table:table-cell office:value-type="float" office:value="93" table:style-name="ce16">
            <text:p><text:s/>93<text:s/></text:p>
          </table:table-cell>
          <table:table-cell office:value-type="float" office:value="2246" table:style-name="ce16">
            <text:p><text:s/>2,246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650" table:style-name="ce16">
            <text:p><text:s/>9,650<text:s/></text:p>
          </table:table-cell>
          <table:table-cell office:value-type="float" office:value="341" table:style-name="ce16">
            <text:p><text:s/>341<text:s/></text:p>
          </table:table-cell>
          <table:table-cell office:value-type="float" office:value="1315" table:style-name="ce17">
            <text:p><text:s/>1,315<text:s/></text:p>
          </table:table-cell>
          <table:table-cell office:value-type="float" office:value="381" table:style-name="ce16">
            <text:p><text:s/>381<text:s/></text:p>
          </table:table-cell>
          <table:table-cell office:value-type="float" office:value="1240" table:style-name="ce16">
            <text:p><text:s/>1,240<text:s/></text:p>
          </table:table-cell>
          <table:table-cell office:value-type="float" office:value="15426" table:style-name="ce18">
            <text:p><text:s/>15,426<text:s/></text:p>
          </table:table-cell>
          <table:table-cell office:value-type="float" office:value="12.636363636363637" table:style-name="ce15">
            <text:p><text:s/>13<text:s/></text:p>
          </table:table-cell>
          <table:table-cell office:value-type="float" office:value="4.2" table:style-name="ce16">
            <text:p><text:s/>4<text:s/></text:p>
          </table:table-cell>
          <table:table-cell table:style-name="ce16"/>
          <table:table-cell office:value-type="float" office:value="22.365853658536587" table:style-name="ce16">
            <text:p><text:s/>22<text:s/></text:p>
          </table:table-cell>
          <table:table-cell table:style-name="ce16"/>
          <table:table-cell office:value-type="float" office:value="22.774193548387096" table:style-name="ce16">
            <text:p><text:s/>23<text:s/></text:p>
          </table:table-cell>
          <table:table-cell office:value-type="float" office:value="2.2813891362422085" table:style-name="ce16">
            <text:p><text:s/>2<text:s/></text:p>
          </table:table-cell>
          <table:table-cell office:value-type="float" office:value="662" table:style-name="ce16">
            <text:p><text:s/>662<text:s/></text:p>
          </table:table-cell>
          <table:table-cell office:value-type="float" office:value="29.810466321243524" table:style-name="ce16">
            <text:p><text:s/>3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7.0479087452471481" table:style-name="ce17">
            <text:p><text:s/>7<text:s/></text:p>
          </table:table-cell>
          <table:table-cell office:value-type="float" office:value="5.0078740157480315" table:style-name="ce16">
            <text:p><text:s/>5<text:s/></text:p>
          </table:table-cell>
          <table:table-cell office:value-type="float" office:value="1.2903225806451613E-2" table:style-name="ce16">
            <text:p><text:s/>0<text:s/></text:p>
          </table:table-cell>
          <table:table-cell office:value-type="float" office:value="20.166018410475822" table:style-name="ce18">
            <text:p><text:s/>20<text:s/></text:p>
          </table:table-cell>
          <table:table-cell office:value-type="float" office:value="1599955" table:style-name="ce19">
            <text:p><text:s/>1,599,955<text:s/></text:p>
          </table:table-cell>
          <table:table-cell office:value-type="float" office:value="261535" table:style-name="ce16">
            <text:p><text:s/>261,535<text:s/></text:p>
          </table:table-cell>
          <table:table-cell table:style-name="ce16"/>
          <table:table-cell office:value-type="float" office:value="1546746" table:style-name="ce16">
            <text:p><text:s/>1,546,746<text:s/></text:p>
          </table:table-cell>
          <table:table-cell table:style-name="ce16"/>
          <table:table-cell office:value-type="float" office:value="168230" table:style-name="ce16">
            <text:p><text:s/>168,230<text:s/></text:p>
          </table:table-cell>
          <table:table-cell office:value-type="float" office:value="11230" table:style-name="ce16">
            <text:p><text:s/>11,230<text:s/></text:p>
          </table:table-cell>
          <table:table-cell office:value-type="float" office:value="11224931" table:style-name="ce16">
            <text:p><text:s/>11,224,931<text:s/></text:p>
          </table:table-cell>
          <table:table-cell office:value-type="float" office:value="75963809" table:style-name="ce16">
            <text:p><text:s/>75,963,809<text:s/></text:p>
          </table:table-cell>
          <table:table-cell office:value-type="float" office:value="1908250" table:style-name="ce16">
            <text:p><text:s/>1,908,250<text:s/></text:p>
          </table:table-cell>
          <table:table-cell office:value-type="float" office:value="66823076" table:style-name="ce17">
            <text:p><text:s/>66,823,076<text:s/></text:p>
          </table:table-cell>
          <table:table-cell office:value-type="float" office:value="1395330" table:style-name="ce16">
            <text:p><text:s/>1,395,330<text:s/></text:p>
          </table:table-cell>
          <table:table-cell office:value-type="float" office:value="36117" table:style-name="ce16">
            <text:p><text:s/>36,117<text:s/></text:p>
          </table:table-cell>
          <table:table-cell office:value-type="float" office:value="160939209" table:style-name="ce16">
            <text:p><text:s/>160,939,20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0" table:style-name="ce9">
            <text:p>1610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41" table:style-name="ce16">
            <text:p><text:s/>41<text:s/></text:p>
          </table:table-cell>
          <table:table-cell table:style-name="ce16"/>
          <table:table-cell office:value-type="float" office:value="80" table:style-name="ce16">
            <text:p><text:s/>80<text:s/></text:p>
          </table:table-cell>
          <table:table-cell office:value-type="float" office:value="2545" table:style-name="ce16">
            <text:p><text:s/>2,545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9261" table:style-name="ce16">
            <text:p><text:s/>9,261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1029" table:style-name="ce17">
            <text:p><text:s/>1,029<text:s/></text:p>
          </table:table-cell>
          <table:table-cell office:value-type="float" office:value="377" table:style-name="ce16">
            <text:p><text:s/>377<text:s/></text:p>
          </table:table-cell>
          <table:table-cell office:value-type="float" office:value="1271" table:style-name="ce16">
            <text:p><text:s/>1,271<text:s/></text:p>
          </table:table-cell>
          <table:table-cell office:value-type="float" office:value="15071" table:style-name="ce18">
            <text:p><text:s/>15,071<text:s/></text:p>
          </table:table-cell>
          <table:table-cell office:value-type="float" office:value="12.495412844036696" table:style-name="ce15">
            <text:p><text:s/>12<text:s/></text:p>
          </table:table-cell>
          <table:table-cell office:value-type="float" office:value="14.35" table:style-name="ce16">
            <text:p><text:s/>14<text:s/></text:p>
          </table:table-cell>
          <table:table-cell table:style-name="ce16"/>
          <table:table-cell office:value-type="float" office:value="13.317073170731707" table:style-name="ce16">
            <text:p><text:s/>13<text:s/></text:p>
          </table:table-cell>
          <table:table-cell table:style-name="ce16"/>
          <table:table-cell office:value-type="float" office:value="19.712499999999999" table:style-name="ce16">
            <text:p><text:s/>20<text:s/></text:p>
          </table:table-cell>
          <table:table-cell office:value-type="float" office:value="1.349705304518664" table:style-name="ce16">
            <text:p><text:s/>1<text:s/></text:p>
          </table:table-cell>
          <table:table-cell office:value-type="float" office:value="667" table:style-name="ce16">
            <text:p><text:s/>667<text:s/></text:p>
          </table:table-cell>
          <table:table-cell office:value-type="float" office:value="27.806068459129683" table:style-name="ce16">
            <text:p><text:s/>28<text:s/></text:p>
          </table:table-cell>
          <table:table-cell office:value-type="float" office:value="1.2158054711246201E-2" table:style-name="ce16">
            <text:p><text:s/>0<text:s/></text:p>
          </table:table-cell>
          <table:table-cell office:value-type="float" office:value="4.094266277939747" table:style-name="ce17">
            <text:p><text:s/>4<text:s/></text:p>
          </table:table-cell>
          <table:table-cell office:value-type="float" office:value="4.9363395225464188" table:style-name="ce16">
            <text:p><text:s/>5<text:s/></text:p>
          </table:table-cell>
          <table:table-cell office:value-type="float" office:value="1.1801730920535013E-2" table:style-name="ce16">
            <text:p><text:s/>0<text:s/></text:p>
          </table:table-cell>
          <table:table-cell office:value-type="float" office:value="18.367394333488157" table:style-name="ce18">
            <text:p><text:s/>18<text:s/></text:p>
          </table:table-cell>
          <table:table-cell office:value-type="float" office:value="1752902" table:style-name="ce19">
            <text:p><text:s/>1,752,902<text:s/></text:p>
          </table:table-cell>
          <table:table-cell office:value-type="float" office:value="1679115" table:style-name="ce16">
            <text:p><text:s/>1,679,115<text:s/></text:p>
          </table:table-cell>
          <table:table-cell table:style-name="ce16"/>
          <table:table-cell office:value-type="float" office:value="3377178" table:style-name="ce16">
            <text:p><text:s/>3,377,178<text:s/></text:p>
          </table:table-cell>
          <table:table-cell table:style-name="ce16"/>
          <table:table-cell office:value-type="float" office:value="137115" table:style-name="ce16">
            <text:p><text:s/>137,115<text:s/></text:p>
          </table:table-cell>
          <table:table-cell office:value-type="float" office:value="12725" table:style-name="ce16">
            <text:p><text:s/>12,725<text:s/></text:p>
          </table:table-cell>
          <table:table-cell office:value-type="float" office:value="3021111" table:style-name="ce16">
            <text:p><text:s/>3,021,111<text:s/></text:p>
          </table:table-cell>
          <table:table-cell office:value-type="float" office:value="63725778" table:style-name="ce16">
            <text:p><text:s/>63,725,778<text:s/></text:p>
          </table:table-cell>
          <table:table-cell office:value-type="float" office:value="4957458" table:style-name="ce16">
            <text:p><text:s/>4,957,458<text:s/></text:p>
          </table:table-cell>
          <table:table-cell office:value-type="float" office:value="50642607" table:style-name="ce17">
            <text:p><text:s/>50,642,607<text:s/></text:p>
          </table:table-cell>
          <table:table-cell office:value-type="float" office:value="1317756" table:style-name="ce16">
            <text:p><text:s/>1,317,756<text:s/></text:p>
          </table:table-cell>
          <table:table-cell office:value-type="float" office:value="24254" table:style-name="ce16">
            <text:p><text:s/>24,254<text:s/></text:p>
          </table:table-cell>
          <table:table-cell office:value-type="float" office:value="130647999" table:style-name="ce16">
            <text:p><text:s/>130,647,99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1" table:style-name="ce9">
            <text:p>1611</text:p>
          </table:table-cell>
          <table:table-cell office:value-type="float" office:value="133" table:style-name="ce15">
            <text:p><text:s/>13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64" table:style-name="ce16">
            <text:p><text:s/>64<text:s/></text:p>
          </table:table-cell>
          <table:table-cell table:style-name="ce16"/>
          <table:table-cell office:value-type="float" office:value="71" table:style-name="ce16">
            <text:p><text:s/>71<text:s/></text:p>
          </table:table-cell>
          <table:table-cell office:value-type="float" office:value="2848" table:style-name="ce16">
            <text:p><text:s/>2,848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10114" table:style-name="ce16">
            <text:p><text:s/>10,114<text:s/></text:p>
          </table:table-cell>
          <table:table-cell office:value-type="float" office:value="416" table:style-name="ce16">
            <text:p><text:s/>416<text:s/></text:p>
          </table:table-cell>
          <table:table-cell office:value-type="float" office:value="991" table:style-name="ce17">
            <text:p><text:s/>991<text:s/></text:p>
          </table:table-cell>
          <table:table-cell office:value-type="float" office:value="362" table:style-name="ce16">
            <text:p><text:s/>362<text:s/></text:p>
          </table:table-cell>
          <table:table-cell office:value-type="float" office:value="1323" table:style-name="ce16">
            <text:p><text:s/>1,323<text:s/></text:p>
          </table:table-cell>
          <table:table-cell office:value-type="float" office:value="16338" table:style-name="ce18">
            <text:p><text:s/>16,338<text:s/></text:p>
          </table:table-cell>
          <table:table-cell office:value-type="float" office:value="12.488721804511279" table:style-name="ce15">
            <text:p><text:s/>12<text:s/></text:p>
          </table:table-cell>
          <table:table-cell office:value-type="float" office:value="1.6666666666666667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6.609375" table:style-name="ce16">
            <text:p><text:s/>27<text:s/></text:p>
          </table:table-cell>
          <table:table-cell table:style-name="ce16"/>
          <table:table-cell office:value-type="float" office:value="21.380281690140844" table:style-name="ce16">
            <text:p><text:s/>21<text:s/></text:p>
          </table:table-cell>
          <table:table-cell office:value-type="float" office:value="1.3953651685393258" table:style-name="ce16">
            <text:p><text:s/>1<text:s/></text:p>
          </table:table-cell>
          <table:table-cell office:value-type="float" office:value="122.25" table:style-name="ce16">
            <text:p><text:s/>122<text:s/></text:p>
          </table:table-cell>
          <table:table-cell office:value-type="float" office:value="24.139311844967374" table:style-name="ce16">
            <text:p><text:s/>24<text:s/></text:p>
          </table:table-cell>
          <table:table-cell office:value-type="float" office:value="1.6826923076923076E-2" table:style-name="ce16">
            <text:p><text:s/>0<text:s/></text:p>
          </table:table-cell>
          <table:table-cell office:value-type="float" office:value="4.0494450050454089" table:style-name="ce17">
            <text:p><text:s/>4<text:s/></text:p>
          </table:table-cell>
          <table:table-cell office:value-type="float" office:value="4.9696132596685079" table:style-name="ce16">
            <text:p><text:s/>5<text:s/></text:p>
          </table:table-cell>
          <table:table-cell office:value-type="float" office:value="2.1164021164021163E-2" table:style-name="ce16">
            <text:p><text:s/>0<text:s/></text:p>
          </table:table-cell>
          <table:table-cell office:value-type="float" office:value="15.933406781735831" table:style-name="ce18">
            <text:p><text:s/>16<text:s/></text:p>
          </table:table-cell>
          <table:table-cell office:value-type="float" office:value="1962675" table:style-name="ce19">
            <text:p><text:s/>1,962,675<text:s/></text:p>
          </table:table-cell>
          <table:table-cell office:value-type="float" office:value="239057" table:style-name="ce16">
            <text:p><text:s/>239,05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018594" table:style-name="ce16">
            <text:p><text:s/>6,018,594<text:s/></text:p>
          </table:table-cell>
          <table:table-cell table:style-name="ce16"/>
          <table:table-cell office:value-type="float" office:value="125514" table:style-name="ce16">
            <text:p><text:s/>125,514<text:s/></text:p>
          </table:table-cell>
          <table:table-cell office:value-type="float" office:value="14240" table:style-name="ce16">
            <text:p><text:s/>14,240<text:s/></text:p>
          </table:table-cell>
          <table:table-cell office:value-type="float" office:value="5886454" table:style-name="ce16">
            <text:p><text:s/>5,886,454<text:s/></text:p>
          </table:table-cell>
          <table:table-cell office:value-type="float" office:value="72748049" table:style-name="ce16">
            <text:p><text:s/>72,748,049<text:s/></text:p>
          </table:table-cell>
          <table:table-cell office:value-type="float" office:value="5817720" table:style-name="ce16">
            <text:p><text:s/>5,817,720<text:s/></text:p>
          </table:table-cell>
          <table:table-cell office:value-type="float" office:value="55642052" table:style-name="ce17">
            <text:p><text:s/>55,642,052<text:s/></text:p>
          </table:table-cell>
          <table:table-cell office:value-type="float" office:value="1241399" table:style-name="ce16">
            <text:p><text:s/>1,241,399<text:s/></text:p>
          </table:table-cell>
          <table:table-cell office:value-type="float" office:value="34687" table:style-name="ce16">
            <text:p><text:s/>34,687<text:s/></text:p>
          </table:table-cell>
          <table:table-cell office:value-type="float" office:value="149730441" table:style-name="ce16">
            <text:p><text:s/>149,730,44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2" table:style-name="ce9">
            <text:p>1612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52" table:style-name="ce16">
            <text:p><text:s/>52<text:s/></text:p>
          </table:table-cell>
          <table:table-cell table:style-name="ce16"/>
          <table:table-cell office:value-type="float" office:value="110" table:style-name="ce16">
            <text:p><text:s/>110<text:s/></text:p>
          </table:table-cell>
          <table:table-cell office:value-type="float" office:value="2846" table:style-name="ce16">
            <text:p><text:s/>2,846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790" table:style-name="ce16">
            <text:p><text:s/>10,790<text:s/></text:p>
          </table:table-cell>
          <table:table-cell office:value-type="float" office:value="487" table:style-name="ce16">
            <text:p><text:s/>487<text:s/></text:p>
          </table:table-cell>
          <table:table-cell office:value-type="float" office:value="1061" table:style-name="ce17">
            <text:p><text:s/>1,061<text:s/></text:p>
          </table:table-cell>
          <table:table-cell office:value-type="float" office:value="353" table:style-name="ce16">
            <text:p><text:s/>353<text:s/></text:p>
          </table:table-cell>
          <table:table-cell office:value-type="float" office:value="1297" table:style-name="ce16">
            <text:p><text:s/>1,297<text:s/></text:p>
          </table:table-cell>
          <table:table-cell office:value-type="float" office:value="17119" table:style-name="ce18">
            <text:p><text:s/>17,119<text:s/></text:p>
          </table:table-cell>
          <table:table-cell office:value-type="float" office:value="13.333333333333334" table:style-name="ce15">
            <text:p><text:s/>13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32.769230769230766" table:style-name="ce16">
            <text:p><text:s/>33<text:s/></text:p>
          </table:table-cell>
          <table:table-cell table:style-name="ce16"/>
          <table:table-cell office:value-type="float" office:value="23.918181818181818" table:style-name="ce16">
            <text:p><text:s/>24<text:s/></text:p>
          </table:table-cell>
          <table:table-cell office:value-type="float" office:value="2.0702740688685877" table:style-name="ce16">
            <text:p><text:s/>2<text:s/></text:p>
          </table:table-cell>
          <table:table-cell office:value-type="float" office:value="42.25" table:style-name="ce16">
            <text:p><text:s/>42<text:s/></text:p>
          </table:table-cell>
          <table:table-cell office:value-type="float" office:value="25.823911028730304" table:style-name="ce16">
            <text:p><text:s/>26<text:s/></text:p>
          </table:table-cell>
          <table:table-cell office:value-type="float" office:value="1.4373716632443531E-2" table:style-name="ce16">
            <text:p><text:s/>0<text:s/></text:p>
          </table:table-cell>
          <table:table-cell office:value-type="float" office:value="4.512723845428841" table:style-name="ce17">
            <text:p><text:s/>5<text:s/></text:p>
          </table:table-cell>
          <table:table-cell office:value-type="float" office:value="4.8640226628895187" table:style-name="ce16">
            <text:p><text:s/>5<text:s/></text:p>
          </table:table-cell>
          <table:table-cell office:value-type="float" office:value="2.313030069390902E-2" table:style-name="ce16">
            <text:p><text:s/>0<text:s/></text:p>
          </table:table-cell>
          <table:table-cell office:value-type="float" office:value="17.357555932005376" table:style-name="ce18">
            <text:p><text:s/>17<text:s/></text:p>
          </table:table-cell>
          <table:table-cell office:value-type="float" office:value="2193070" table:style-name="ce19">
            <text:p><text:s/>2,193,070<text:s/></text:p>
          </table:table-cell>
          <table:table-cell office:value-type="float" office:value="27928" table:style-name="ce16">
            <text:p><text:s/>27,928<text:s/></text:p>
          </table:table-cell>
          <table:table-cell table:style-name="ce16"/>
          <table:table-cell office:value-type="float" office:value="3535262" table:style-name="ce16">
            <text:p><text:s/>3,535,262<text:s/></text:p>
          </table:table-cell>
          <table:table-cell table:style-name="ce16"/>
          <table:table-cell office:value-type="float" office:value="190123" table:style-name="ce16">
            <text:p><text:s/>190,123<text:s/></text:p>
          </table:table-cell>
          <table:table-cell office:value-type="float" office:value="14230" table:style-name="ce16">
            <text:p><text:s/>14,230<text:s/></text:p>
          </table:table-cell>
          <table:table-cell office:value-type="float" office:value="1069441" table:style-name="ce16">
            <text:p><text:s/>1,069,441<text:s/></text:p>
          </table:table-cell>
          <table:table-cell office:value-type="float" office:value="88008461" table:style-name="ce16">
            <text:p><text:s/>88,008,461<text:s/></text:p>
          </table:table-cell>
          <table:table-cell office:value-type="float" office:value="5660790" table:style-name="ce16">
            <text:p><text:s/>5,660,790<text:s/></text:p>
          </table:table-cell>
          <table:table-cell office:value-type="float" office:value="57817718" table:style-name="ce17">
            <text:p><text:s/>57,817,718<text:s/></text:p>
          </table:table-cell>
          <table:table-cell office:value-type="float" office:value="1207581" table:style-name="ce16">
            <text:p><text:s/>1,207,581<text:s/></text:p>
          </table:table-cell>
          <table:table-cell office:value-type="float" office:value="45443" table:style-name="ce16">
            <text:p><text:s/>45,443<text:s/></text:p>
          </table:table-cell>
          <table:table-cell office:value-type="float" office:value="159770047" table:style-name="ce16">
            <text:p><text:s/>159,770,0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3" table:style-name="ce9">
            <text:p>1613</text:p>
          </table:table-cell>
          <table:table-cell office:value-type="float" office:value="137" table:style-name="ce15">
            <text:p><text:s/>137<text:s/></text:p>
          </table:table-cell>
          <table:table-cell table:style-name="ce16"/>
          <table:table-cell office:value-type="float" office:value="4" table:style-name="ce16">
            <text:p><text:s/>4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4" table:style-name="ce16">
            <text:p><text:s/>94<text:s/></text:p>
          </table:table-cell>
          <table:table-cell office:value-type="float" office:value="2776" table:style-name="ce16">
            <text:p><text:s/>2,776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776" table:style-name="ce16">
            <text:p><text:s/>8,776<text:s/></text:p>
          </table:table-cell>
          <table:table-cell office:value-type="float" office:value="214" table:style-name="ce16">
            <text:p><text:s/>214<text:s/></text:p>
          </table:table-cell>
          <table:table-cell office:value-type="float" office:value="904" table:style-name="ce17">
            <text:p><text:s/>904<text:s/></text:p>
          </table:table-cell>
          <table:table-cell office:value-type="float" office:value="352" table:style-name="ce16">
            <text:p><text:s/>352<text:s/></text:p>
          </table:table-cell>
          <table:table-cell office:value-type="float" office:value="1121" table:style-name="ce16">
            <text:p><text:s/>1,121<text:s/></text:p>
          </table:table-cell>
          <table:table-cell office:value-type="float" office:value="14394" table:style-name="ce18">
            <text:p><text:s/>14,394<text:s/></text:p>
          </table:table-cell>
          <table:table-cell office:value-type="float" office:value="12.467153284671532" table:style-name="ce15">
            <text:p><text:s/>12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127659574468087" table:style-name="ce16">
            <text:p><text:s/>19<text:s/></text:p>
          </table:table-cell>
          <table:table-cell office:value-type="float" office:value="2.7539625360230549" table:style-name="ce16">
            <text:p><text:s/>3<text:s/></text:p>
          </table:table-cell>
          <table:table-cell office:value-type="float" office:value="36" table:style-name="ce16">
            <text:p><text:s/>36<text:s/></text:p>
          </table:table-cell>
          <table:table-cell office:value-type="float" office:value="26.680150410209663" table:style-name="ce16">
            <text:p><text:s/>27<text:s/></text:p>
          </table:table-cell>
          <table:table-cell office:value-type="float" office:value="2.8037383177570093E-2" table:style-name="ce16">
            <text:p><text:s/>0<text:s/></text:p>
          </table:table-cell>
          <table:table-cell office:value-type="float" office:value="5.1902654867256635" table:style-name="ce17">
            <text:p><text:s/>5<text:s/></text:p>
          </table:table-cell>
          <table:table-cell office:value-type="float" office:value="4.96875" table:style-name="ce16">
            <text:p><text:s/>5<text:s/></text:p>
          </table:table-cell>
          <table:table-cell office:value-type="float" office:value="8.9206066012488853E-4" table:style-name="ce16">
            <text:p><text:s/>0<text:s/></text:p>
          </table:table-cell>
          <table:table-cell office:value-type="float" office:value="17.495275809365012" table:style-name="ce18">
            <text:p><text:s/>17<text:s/></text:p>
          </table:table-cell>
          <table:table-cell office:value-type="float" office:value="2032600" table:style-name="ce19">
            <text:p><text:s/>2,032,600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26439" table:style-name="ce16">
            <text:p><text:s/>26,439<text:s/></text:p>
          </table:table-cell>
          <table:table-cell office:value-type="float" office:value="381" table:style-name="ce16">
            <text:p><text:s/>381<text:s/></text:p>
          </table:table-cell>
          <table:table-cell office:value-type="float" office:value="197837" table:style-name="ce16">
            <text:p><text:s/>197,837<text:s/></text:p>
          </table:table-cell>
          <table:table-cell office:value-type="float" office:value="13880" table:style-name="ce16">
            <text:p><text:s/>13,880<text:s/></text:p>
          </table:table-cell>
          <table:table-cell office:value-type="float" office:value="18281" table:style-name="ce16">
            <text:p><text:s/>18,281<text:s/></text:p>
          </table:table-cell>
          <table:table-cell office:value-type="float" office:value="57602484" table:style-name="ce16">
            <text:p><text:s/>57,602,484<text:s/></text:p>
          </table:table-cell>
          <table:table-cell office:value-type="float" office:value="1395348" table:style-name="ce16">
            <text:p><text:s/>1,395,348<text:s/></text:p>
          </table:table-cell>
          <table:table-cell office:value-type="float" office:value="52527225" table:style-name="ce17">
            <text:p><text:s/>52,527,225<text:s/></text:p>
          </table:table-cell>
          <table:table-cell office:value-type="float" office:value="1190220" table:style-name="ce16">
            <text:p><text:s/>1,190,220<text:s/></text:p>
          </table:table-cell>
          <table:table-cell office:value-type="float" office:value="31104" table:style-name="ce16">
            <text:p><text:s/>31,104<text:s/></text:p>
          </table:table-cell>
          <table:table-cell office:value-type="float" office:value="115035799" table:style-name="ce16">
            <text:p><text:s/>115,035,79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4" table:style-name="ce9">
            <text:p>1614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610" table:style-name="ce16">
            <text:p><text:s/>2,61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207" table:style-name="ce16">
            <text:p><text:s/>9,207<text:s/></text:p>
          </table:table-cell>
          <table:table-cell office:value-type="float" office:value="84" table:style-name="ce16">
            <text:p><text:s/>84<text:s/></text:p>
          </table:table-cell>
          <table:table-cell office:value-type="float" office:value="748" table:style-name="ce17">
            <text:p><text:s/>748<text:s/></text:p>
          </table:table-cell>
          <table:table-cell office:value-type="float" office:value="354" table:style-name="ce16">
            <text:p><text:s/>354<text:s/></text:p>
          </table:table-cell>
          <table:table-cell office:value-type="float" office:value="1159" table:style-name="ce16">
            <text:p><text:s/>1,159<text:s/></text:p>
          </table:table-cell>
          <table:table-cell office:value-type="float" office:value="14378" table:style-name="ce18">
            <text:p><text:s/>14,378<text:s/></text:p>
          </table:table-cell>
          <table:table-cell office:value-type="float" office:value="12.897435897435898" table:style-name="ce15">
            <text:p><text:s/>13<text:s/></text:p>
          </table:table-cell>
          <table:table-cell office:value-type="float" office:value="3.1818181818181817" table:style-name="ce16">
            <text:p><text:s/>3<text:s/></text:p>
          </table:table-cell>
          <table:table-cell table:style-name="ce16"/>
          <table:table-cell office:value-type="float" office:value="4.4545454545454541" table:style-name="ce16">
            <text:p><text:s/>4<text:s/></text:p>
          </table:table-cell>
          <table:table-cell table:style-name="ce16"/>
          <table:table-cell office:value-type="float" office:value="24.116071428571427" table:style-name="ce16">
            <text:p><text:s/>24<text:s/></text:p>
          </table:table-cell>
          <table:table-cell office:value-type="float" office:value="2.6386973180076629" table:style-name="ce16">
            <text:p><text:s/>3<text:s/></text:p>
          </table:table-cell>
          <table:table-cell office:value-type="float" office:value="10.75" table:style-name="ce16">
            <text:p><text:s/>11<text:s/></text:p>
          </table:table-cell>
          <table:table-cell office:value-type="float" office:value="22.519496035625068" table:style-name="ce16">
            <text:p><text:s/>23<text:s/></text:p>
          </table:table-cell>
          <table:table-cell office:value-type="float" office:value="1.1904761904761904E-2" table:style-name="ce16">
            <text:p><text:s/>0<text:s/></text:p>
          </table:table-cell>
          <table:table-cell office:value-type="float" office:value="4.8930481283422456" table:style-name="ce17">
            <text:p><text:s/>5<text:s/></text:p>
          </table:table-cell>
          <table:table-cell office:value-type="float" office:value="4.7542372881355934" table:style-name="ce16">
            <text:p><text:s/>5<text:s/></text:p>
          </table:table-cell>
          <table:table-cell office:value-type="float" office:value="6.0396893874029335E-3" table:style-name="ce16">
            <text:p><text:s/>0<text:s/></text:p>
          </table:table-cell>
          <table:table-cell office:value-type="float" office:value="15.538252886354153" table:style-name="ce18">
            <text:p><text:s/>16<text:s/></text:p>
          </table:table-cell>
          <table:table-cell office:value-type="float" office:value="1212103" table:style-name="ce19">
            <text:p><text:s/>1,212,103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18281" table:style-name="ce16">
            <text:p><text:s/>18,281<text:s/></text:p>
          </table:table-cell>
          <table:table-cell table:style-name="ce16"/>
          <table:table-cell office:value-type="float" office:value="196187" table:style-name="ce16">
            <text:p><text:s/>196,187<text:s/></text:p>
          </table:table-cell>
          <table:table-cell office:value-type="float" office:value="13050" table:style-name="ce16">
            <text:p><text:s/>13,050<text:s/></text:p>
          </table:table-cell>
          <table:table-cell office:value-type="float" office:value="10922" table:style-name="ce16">
            <text:p><text:s/>10,922<text:s/></text:p>
          </table:table-cell>
          <table:table-cell office:value-type="float" office:value="57916444" table:style-name="ce16">
            <text:p><text:s/>57,916,444<text:s/></text:p>
          </table:table-cell>
          <table:table-cell office:value-type="float" office:value="638713" table:style-name="ce16">
            <text:p><text:s/>638,713<text:s/></text:p>
          </table:table-cell>
          <table:table-cell office:value-type="float" office:value="35711168" table:style-name="ce17">
            <text:p><text:s/>35,711,168<text:s/></text:p>
          </table:table-cell>
          <table:table-cell office:value-type="float" office:value="1196416" table:style-name="ce16">
            <text:p><text:s/>1,196,416<text:s/></text:p>
          </table:table-cell>
          <table:table-cell office:value-type="float" office:value="19216" table:style-name="ce16">
            <text:p><text:s/>19,216<text:s/></text:p>
          </table:table-cell>
          <table:table-cell office:value-type="float" office:value="97216513" table:style-name="ce16">
            <text:p><text:s/>97,216,51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5" table:style-name="ce9">
            <text:p>1615</text:p>
          </table:table-cell>
          <table:table-cell office:value-type="float" office:value="126" table:style-name="ce15">
            <text:p><text:s/>126<text:s/></text:p>
          </table:table-cell>
          <table:table-cell table:number-columns-repeated="2" table:style-name="ce16"/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99" table:style-name="ce16">
            <text:p><text:s/>99<text:s/></text:p>
          </table:table-cell>
          <table:table-cell office:value-type="float" office:value="2762" table:style-name="ce16">
            <text:p><text:s/>2,762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387" table:style-name="ce16">
            <text:p><text:s/>9,387<text:s/></text:p>
          </table:table-cell>
          <table:table-cell office:value-type="float" office:value="346" table:style-name="ce16">
            <text:p><text:s/>346<text:s/></text:p>
          </table:table-cell>
          <table:table-cell office:value-type="float" office:value="1174" table:style-name="ce17">
            <text:p><text:s/>1,174<text:s/></text:p>
          </table:table-cell>
          <table:table-cell office:value-type="float" office:value="401" table:style-name="ce16">
            <text:p><text:s/>401<text:s/></text:p>
          </table:table-cell>
          <table:table-cell office:value-type="float" office:value="1229" table:style-name="ce16">
            <text:p><text:s/>1,229<text:s/></text:p>
          </table:table-cell>
          <table:table-cell office:value-type="float" office:value="15546" table:style-name="ce18">
            <text:p><text:s/>15,546<text:s/></text:p>
          </table:table-cell>
          <table:table-cell office:value-type="float" office:value="12" table:style-name="ce15">
            <text:p><text:s/>12<text:s/></text:p>
          </table:table-cell>
          <table:table-cell table:number-columns-repeated="2" table:style-name="ce16"/>
          <table:table-cell office:value-type="float" office:value="48.117647058823529" table:style-name="ce16">
            <text:p><text:s/>48<text:s/></text:p>
          </table:table-cell>
          <table:table-cell table:style-name="ce16"/>
          <table:table-cell office:value-type="float" office:value="20.939393939393938" table:style-name="ce16">
            <text:p><text:s/>21<text:s/></text:p>
          </table:table-cell>
          <table:table-cell office:value-type="float" office:value="2.6288921071687184" table:style-name="ce16">
            <text:p><text:s/>3<text:s/></text:p>
          </table:table-cell>
          <table:table-cell office:value-type="float" office:value="24.2" table:style-name="ce16">
            <text:p><text:s/>24<text:s/></text:p>
          </table:table-cell>
          <table:table-cell office:value-type="float" office:value="25.982635559816767" table:style-name="ce16">
            <text:p><text:s/>26<text:s/></text:p>
          </table:table-cell>
          <table:table-cell office:value-type="float" office:value="7.2254335260115612E-2" table:style-name="ce16">
            <text:p><text:s/>0<text:s/></text:p>
          </table:table-cell>
          <table:table-cell office:value-type="float" office:value="5.2887563884156732" table:style-name="ce17">
            <text:p><text:s/>5<text:s/></text:p>
          </table:table-cell>
          <table:table-cell office:value-type="float" office:value="4.9700748129675807" table:style-name="ce16">
            <text:p><text:s/>5<text:s/></text:p>
          </table:table-cell>
          <table:table-cell office:value-type="float" office:value="1.3018714401952807E-2" table:style-name="ce16">
            <text:p><text:s/>0<text:s/></text:p>
          </table:table-cell>
          <table:table-cell office:value-type="float" office:value="16.97716454393413" table:style-name="ce18">
            <text:p><text:s/>17<text:s/></text:p>
          </table:table-cell>
          <table:table-cell office:value-type="float" office:value="1598310" table:style-name="ce19">
            <text:p><text:s/>1,598,310<text:s/></text:p>
          </table:table-cell>
          <table:table-cell table:number-columns-repeated="2" table:style-name="ce16"/>
          <table:table-cell office:value-type="float" office:value="1470797" table:style-name="ce16">
            <text:p><text:s/>1,470,797<text:s/></text:p>
          </table:table-cell>
          <table:table-cell table:style-name="ce16"/>
          <table:table-cell office:value-type="float" office:value="214768" table:style-name="ce16">
            <text:p><text:s/>214,768<text:s/></text:p>
          </table:table-cell>
          <table:table-cell office:value-type="float" office:value="13810" table:style-name="ce16">
            <text:p><text:s/>13,810<text:s/></text:p>
          </table:table-cell>
          <table:table-cell office:value-type="float" office:value="386328" table:style-name="ce16">
            <text:p><text:s/>386,328<text:s/></text:p>
          </table:table-cell>
          <table:table-cell office:value-type="float" office:value="69833040" table:style-name="ce16">
            <text:p><text:s/>69,833,040<text:s/></text:p>
          </table:table-cell>
          <table:table-cell office:value-type="float" office:value="3686592" table:style-name="ce16">
            <text:p><text:s/>3,686,592<text:s/></text:p>
          </table:table-cell>
          <table:table-cell office:value-type="float" office:value="71256092" table:style-name="ce17">
            <text:p><text:s/>71,256,092<text:s/></text:p>
          </table:table-cell>
          <table:table-cell office:value-type="float" office:value="1337809" table:style-name="ce16">
            <text:p><text:s/>1,337,809<text:s/></text:p>
          </table:table-cell>
          <table:table-cell office:value-type="float" office:value="23301" table:style-name="ce16">
            <text:p><text:s/>23,301<text:s/></text:p>
          </table:table-cell>
          <table:table-cell office:value-type="float" office:value="149820847" table:style-name="ce16">
            <text:p><text:s/>149,820,8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6" table:style-name="ce9">
            <text:p>1616</text:p>
          </table:table-cell>
          <table:table-cell office:value-type="float" office:value="108" table:style-name="ce15">
            <text:p><text:s/>108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28" table:style-name="ce16">
            <text:p><text:s/>28<text:s/></text:p>
          </table:table-cell>
          <table:table-cell table:style-name="ce16"/>
          <table:table-cell office:value-type="float" office:value="98" table:style-name="ce16">
            <text:p><text:s/>98<text:s/></text:p>
          </table:table-cell>
          <table:table-cell office:value-type="float" office:value="2460" table:style-name="ce16">
            <text:p><text:s/>2,460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317" table:style-name="ce16">
            <text:p><text:s/>9,317<text:s/></text:p>
          </table:table-cell>
          <table:table-cell office:value-type="float" office:value="81" table:style-name="ce16">
            <text:p><text:s/>81<text:s/></text:p>
          </table:table-cell>
          <table:table-cell office:value-type="float" office:value="986" table:style-name="ce17">
            <text:p><text:s/>986<text:s/></text:p>
          </table:table-cell>
          <table:table-cell office:value-type="float" office:value="391" table:style-name="ce16">
            <text:p><text:s/>391<text:s/></text:p>
          </table:table-cell>
          <table:table-cell office:value-type="float" office:value="1106" table:style-name="ce16">
            <text:p><text:s/>1,106<text:s/></text:p>
          </table:table-cell>
          <table:table-cell office:value-type="float" office:value="14593" table:style-name="ce18">
            <text:p><text:s/>14,593<text:s/></text:p>
          </table:table-cell>
          <table:table-cell office:value-type="float" office:value="11.731481481481481" table:style-name="ce15">
            <text:p><text:s/>12<text:s/></text:p>
          </table:table-cell>
          <table:table-cell office:value-type="float" office:value="2.2666666666666666" table:style-name="ce16">
            <text:p><text:s/>2<text:s/></text:p>
          </table:table-cell>
          <table:table-cell table:style-name="ce16"/>
          <table:table-cell office:value-type="float" office:value="17.142857142857142" table:style-name="ce16">
            <text:p><text:s/>17<text:s/></text:p>
          </table:table-cell>
          <table:table-cell table:style-name="ce16"/>
          <table:table-cell office:value-type="float" office:value="25.867346938775512" table:style-name="ce16">
            <text:p><text:s/>26<text:s/></text:p>
          </table:table-cell>
          <table:table-cell office:value-type="float" office:value="3.1191056910569106" table:style-name="ce16">
            <text:p><text:s/>3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24.6253085757218" table:style-name="ce16">
            <text:p><text:s/>25<text:s/></text:p>
          </table:table-cell>
          <table:table-cell office:value-type="float" office:value="0.24691358024691357" table:style-name="ce16">
            <text:p><text:s/>0<text:s/></text:p>
          </table:table-cell>
          <table:table-cell office:value-type="float" office:value="4.8772819472616629" table:style-name="ce17">
            <text:p><text:s/>5<text:s/></text:p>
          </table:table-cell>
          <table:table-cell office:value-type="float" office:value="4.9872122762148337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014047831151924" table:style-name="ce18">
            <text:p><text:s/>17<text:s/></text:p>
          </table:table-cell>
          <table:table-cell office:value-type="float" office:value="1601007" table:style-name="ce19">
            <text:p><text:s/>1,601,007<text:s/></text:p>
          </table:table-cell>
          <table:table-cell office:value-type="float" office:value="602675" table:style-name="ce16">
            <text:p><text:s/>602,675<text:s/></text:p>
          </table:table-cell>
          <table:table-cell table:style-name="ce16"/>
          <table:table-cell office:value-type="float" office:value="980589" table:style-name="ce16">
            <text:p><text:s/>980,589<text:s/></text:p>
          </table:table-cell>
          <table:table-cell table:style-name="ce16"/>
          <table:table-cell office:value-type="float" office:value="191435" table:style-name="ce16">
            <text:p><text:s/>191,435<text:s/></text:p>
          </table:table-cell>
          <table:table-cell office:value-type="float" office:value="12300" table:style-name="ce16">
            <text:p><text:s/>12,300<text:s/></text:p>
          </table:table-cell>
          <table:table-cell office:value-type="float" office:value="44424" table:style-name="ce16">
            <text:p><text:s/>44,424<text:s/></text:p>
          </table:table-cell>
          <table:table-cell office:value-type="float" office:value="55043309" table:style-name="ce16">
            <text:p><text:s/>55,043,309<text:s/></text:p>
          </table:table-cell>
          <table:table-cell office:value-type="float" office:value="425502" table:style-name="ce16">
            <text:p><text:s/>425,502<text:s/></text:p>
          </table:table-cell>
          <table:table-cell office:value-type="float" office:value="50889250" table:style-name="ce17">
            <text:p><text:s/>50,889,250<text:s/></text:p>
          </table:table-cell>
          <table:table-cell office:value-type="float" office:value="1275749" table:style-name="ce16">
            <text:p><text:s/>1,275,749<text:s/></text:p>
          </table:table-cell>
          <table:table-cell office:value-type="float" office:value="16983" table:style-name="ce16">
            <text:p><text:s/>16,983<text:s/></text:p>
          </table:table-cell>
          <table:table-cell office:value-type="float" office:value="111083223" table:style-name="ce16">
            <text:p><text:s/>111,083,22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7" table:style-name="ce9">
            <text:p>1617</text:p>
          </table:table-cell>
          <table:table-cell office:value-type="float" office:value="100" table:style-name="ce15">
            <text:p><text:s/>100<text:s/></text:p>
          </table:table-cell>
          <table:table-cell table:number-columns-repeated="2" table:style-name="ce16"/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123" table:style-name="ce16">
            <text:p><text:s/>123<text:s/></text:p>
          </table:table-cell>
          <table:table-cell office:value-type="float" office:value="2427" table:style-name="ce16">
            <text:p><text:s/>2,427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106" table:style-name="ce16">
            <text:p><text:s/>9,106<text:s/></text:p>
          </table:table-cell>
          <table:table-cell office:value-type="float" office:value="36" table:style-name="ce16">
            <text:p><text:s/>36<text:s/></text:p>
          </table:table-cell>
          <table:table-cell office:value-type="float" office:value="999" table:style-name="ce17">
            <text:p><text:s/>999<text:s/></text:p>
          </table:table-cell>
          <table:table-cell office:value-type="float" office:value="402" table:style-name="ce16">
            <text:p><text:s/>402<text:s/></text:p>
          </table:table-cell>
          <table:table-cell office:value-type="float" office:value="1313" table:style-name="ce16">
            <text:p><text:s/>1,313<text:s/></text:p>
          </table:table-cell>
          <table:table-cell office:value-type="float" office:value="14521" table:style-name="ce18">
            <text:p><text:s/>14,521<text:s/></text:p>
          </table:table-cell>
          <table:table-cell office:value-type="float" office:value="12.66" table:style-name="ce15">
            <text:p><text:s/>13<text:s/></text:p>
          </table:table-cell>
          <table:table-cell table:number-columns-repeated="2" table:style-name="ce16"/>
          <table:table-cell office:value-type="float" office:value="2.4615384615384617" table:style-name="ce16">
            <text:p><text:s/>2<text:s/></text:p>
          </table:table-cell>
          <table:table-cell table:style-name="ce16"/>
          <table:table-cell office:value-type="float" office:value="36.40650406504065" table:style-name="ce16">
            <text:p><text:s/>36<text:s/></text:p>
          </table:table-cell>
          <table:table-cell office:value-type="float" office:value="2.4355170992995467" table:style-name="ce16">
            <text:p><text:s/>2<text:s/></text:p>
          </table:table-cell>
          <table:table-cell office:value-type="float" office:value="12.5" table:style-name="ce16">
            <text:p><text:s/>13<text:s/></text:p>
          </table:table-cell>
          <table:table-cell office:value-type="float" office:value="30.060509554140129" table:style-name="ce16">
            <text:p><text:s/>30<text:s/></text:p>
          </table:table-cell>
          <table:table-cell office:value-type="float" office:value="0.1388888888888889" table:style-name="ce16">
            <text:p><text:s/>0<text:s/></text:p>
          </table:table-cell>
          <table:table-cell office:value-type="float" office:value="5.4074074074074074" table:style-name="ce17">
            <text:p><text:s/>5<text:s/></text:p>
          </table:table-cell>
          <table:table-cell office:value-type="float" office:value="4.8034825870646767" table:style-name="ce16">
            <text:p><text:s/>5<text:s/></text:p>
          </table:table-cell>
          <table:table-cell office:value-type="float" office:value="6.0929169840060931E-3" table:style-name="ce16">
            <text:p><text:s/>0<text:s/></text:p>
          </table:table-cell>
          <table:table-cell office:value-type="float" office:value="20.163143034226295" table:style-name="ce18">
            <text:p><text:s/>20<text:s/></text:p>
          </table:table-cell>
          <table:table-cell office:value-type="float" office:value="1431261" table:style-name="ce19">
            <text:p><text:s/>1,431,261<text:s/></text:p>
          </table:table-cell>
          <table:table-cell table:number-columns-repeated="2" table:style-name="ce16"/>
          <table:table-cell office:value-type="float" office:value="83341" table:style-name="ce16">
            <text:p><text:s/>83,341<text:s/></text:p>
          </table:table-cell>
          <table:table-cell table:style-name="ce16"/>
          <table:table-cell office:value-type="float" office:value="224232" table:style-name="ce16">
            <text:p><text:s/>224,232<text:s/></text:p>
          </table:table-cell>
          <table:table-cell office:value-type="float" office:value="12135" table:style-name="ce16">
            <text:p><text:s/>12,135<text:s/></text:p>
          </table:table-cell>
          <table:table-cell office:value-type="float" office:value="111548" table:style-name="ce16">
            <text:p><text:s/>111,548<text:s/></text:p>
          </table:table-cell>
          <table:table-cell office:value-type="float" office:value="64887559" table:style-name="ce16">
            <text:p><text:s/>64,887,559<text:s/></text:p>
          </table:table-cell>
          <table:table-cell office:value-type="float" office:value="1208421" table:style-name="ce16">
            <text:p><text:s/>1,208,421<text:s/></text:p>
          </table:table-cell>
          <table:table-cell office:value-type="float" office:value="47379481" table:style-name="ce17">
            <text:p><text:s/>47,379,481<text:s/></text:p>
          </table:table-cell>
          <table:table-cell office:value-type="float" office:value="1331775" table:style-name="ce16">
            <text:p><text:s/>1,331,775<text:s/></text:p>
          </table:table-cell>
          <table:table-cell office:value-type="float" office:value="21525" table:style-name="ce16">
            <text:p><text:s/>21,525<text:s/></text:p>
          </table:table-cell>
          <table:table-cell office:value-type="float" office:value="116691278" table:style-name="ce16">
            <text:p><text:s/>116,691,27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8" table:style-name="ce9">
            <text:p>1618</text:p>
          </table:table-cell>
          <table:table-cell office:value-type="float" office:value="89" table:style-name="ce15">
            <text:p><text:s/>89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96" table:style-name="ce16">
            <text:p><text:s/>96<text:s/></text:p>
          </table:table-cell>
          <table:table-cell office:value-type="float" office:value="2044" table:style-name="ce16">
            <text:p><text:s/>2,04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482" table:style-name="ce16">
            <text:p><text:s/>9,482<text:s/></text:p>
          </table:table-cell>
          <table:table-cell office:value-type="float" office:value="152" table:style-name="ce16">
            <text:p><text:s/>152<text:s/></text:p>
          </table:table-cell>
          <table:table-cell office:value-type="float" office:value="924" table:style-name="ce17">
            <text:p><text:s/>924<text:s/></text:p>
          </table:table-cell>
          <table:table-cell office:value-type="float" office:value="339" table:style-name="ce16">
            <text:p><text:s/>339<text:s/></text:p>
          </table:table-cell>
          <table:table-cell office:value-type="float" office:value="1234" table:style-name="ce16">
            <text:p><text:s/>1,234<text:s/></text:p>
          </table:table-cell>
          <table:table-cell office:value-type="float" office:value="14382" table:style-name="ce18">
            <text:p><text:s/>14,382<text:s/></text:p>
          </table:table-cell>
          <table:table-cell office:value-type="float" office:value="11.460674157303371" table:style-name="ce15">
            <text:p><text:s/>11<text:s/></text:p>
          </table:table-cell>
          <table:table-cell office:value-type="float" office:value="1.6666666666666667" table:style-name="ce16">
            <text:p><text:s/>2<text:s/></text:p>
          </table:table-cell>
          <table:table-cell table:style-name="ce16"/>
          <table:table-cell office:value-type="float" office:value="38.117647058823529" table:style-name="ce16">
            <text:p><text:s/>38<text:s/></text:p>
          </table:table-cell>
          <table:table-cell table:style-name="ce16"/>
          <table:table-cell office:value-type="float" office:value="28.177083333333332" table:style-name="ce16">
            <text:p><text:s/>28<text:s/></text:p>
          </table:table-cell>
          <table:table-cell office:value-type="float" office:value="1.3488258317025441" table:style-name="ce16">
            <text:p><text:s/>1<text:s/></text:p>
          </table:table-cell>
          <table:table-cell office:value-type="float" office:value="40" table:style-name="ce16">
            <text:p><text:s/>40<text:s/></text:p>
          </table:table-cell>
          <table:table-cell office:value-type="float" office:value="28.377979329255432" table:style-name="ce16">
            <text:p><text:s/>2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2532467532467528" table:style-name="ce17">
            <text:p><text:s/>5<text:s/></text:p>
          </table:table-cell>
          <table:table-cell office:value-type="float" office:value="4.8702064896755166" table:style-name="ce16">
            <text:p><text:s/>5<text:s/></text:p>
          </table:table-cell>
          <table:table-cell office:value-type="float" office:value="7.2933549432739062E-3" table:style-name="ce16">
            <text:p><text:s/>0<text:s/></text:p>
          </table:table-cell>
          <table:table-cell office:value-type="float" office:value="19.664094006396883" table:style-name="ce18">
            <text:p><text:s/>20<text:s/></text:p>
          </table:table-cell>
          <table:table-cell office:value-type="float" office:value="1118406" table:style-name="ce19">
            <text:p><text:s/>1,118,406<text:s/></text:p>
          </table:table-cell>
          <table:table-cell office:value-type="float" office:value="239057" table:style-name="ce16">
            <text:p><text:s/>239,057<text:s/></text:p>
          </table:table-cell>
          <table:table-cell table:style-name="ce16"/>
          <table:table-cell office:value-type="float" office:value="373332" table:style-name="ce16">
            <text:p><text:s/>373,332<text:s/></text:p>
          </table:table-cell>
          <table:table-cell table:style-name="ce16"/>
          <table:table-cell office:value-type="float" office:value="182363" table:style-name="ce16">
            <text:p><text:s/>182,363<text:s/></text:p>
          </table:table-cell>
          <table:table-cell office:value-type="float" office:value="10220" table:style-name="ce16">
            <text:p><text:s/>10,220<text:s/></text:p>
          </table:table-cell>
          <table:table-cell office:value-type="float" office:value="4228" table:style-name="ce16">
            <text:p><text:s/>4,228<text:s/></text:p>
          </table:table-cell>
          <table:table-cell office:value-type="float" office:value="74415122" table:style-name="ce16">
            <text:p><text:s/>74,415,122<text:s/></text:p>
          </table:table-cell>
          <table:table-cell office:value-type="float" office:value="1339844" table:style-name="ce16">
            <text:p><text:s/>1,339,844<text:s/></text:p>
          </table:table-cell>
          <table:table-cell office:value-type="float" office:value="46083346" table:style-name="ce17">
            <text:p><text:s/>46,083,346<text:s/></text:p>
          </table:table-cell>
          <table:table-cell office:value-type="float" office:value="1074578" table:style-name="ce16">
            <text:p><text:s/>1,074,578<text:s/></text:p>
          </table:table-cell>
          <table:table-cell office:value-type="float" office:value="21577" table:style-name="ce16">
            <text:p><text:s/>21,577<text:s/></text:p>
          </table:table-cell>
          <table:table-cell office:value-type="float" office:value="124862073" table:style-name="ce16">
            <text:p><text:s/>124,862,07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19" table:style-name="ce9">
            <text:p>1619</text:p>
          </table:table-cell>
          <table:table-cell office:value-type="float" office:value="103" table:style-name="ce15">
            <text:p><text:s/>103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100" table:style-name="ce16">
            <text:p><text:s/>100<text:s/></text:p>
          </table:table-cell>
          <table:table-cell office:value-type="float" office:value="2108" table:style-name="ce16">
            <text:p><text:s/>2,108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554" table:style-name="ce16">
            <text:p><text:s/>8,554<text:s/></text:p>
          </table:table-cell>
          <table:table-cell office:value-type="float" office:value="80" table:style-name="ce16">
            <text:p><text:s/>80<text:s/></text:p>
          </table:table-cell>
          <table:table-cell office:value-type="float" office:value="801" table:style-name="ce17">
            <text:p><text:s/>801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118" table:style-name="ce16">
            <text:p><text:s/>1,118<text:s/></text:p>
          </table:table-cell>
          <table:table-cell office:value-type="float" office:value="13214" table:style-name="ce18">
            <text:p><text:s/>13,214<text:s/></text:p>
          </table:table-cell>
          <table:table-cell office:value-type="float" office:value="12.019417475728156" table:style-name="ce15">
            <text:p><text:s/>12<text:s/></text:p>
          </table:table-cell>
          <table:table-cell office:value-type="float" office:value="4.7142857142857144" table:style-name="ce16">
            <text:p><text:s/>5<text:s/></text:p>
          </table:table-cell>
          <table:table-cell table:style-name="ce16"/>
          <table:table-cell office:value-type="float" office:value="4.5" table:style-name="ce16">
            <text:p><text:s/>5<text:s/></text:p>
          </table:table-cell>
          <table:table-cell table:style-name="ce16"/>
          <table:table-cell office:value-type="float" office:value="24.66" table:style-name="ce16">
            <text:p><text:s/>25<text:s/></text:p>
          </table:table-cell>
          <table:table-cell office:value-type="float" office:value="4.7111005692599619" table:style-name="ce16">
            <text:p><text:s/>5<text:s/></text:p>
          </table:table-cell>
          <table:table-cell office:value-type="float" office:value="27.666666666666668" table:style-name="ce16">
            <text:p><text:s/>28<text:s/></text:p>
          </table:table-cell>
          <table:table-cell office:value-type="float" office:value="31.068272153378537" table:style-name="ce16">
            <text:p><text:s/>31<text:s/></text:p>
          </table:table-cell>
          <table:table-cell office:value-type="float" office:value="0.1" table:style-name="ce16">
            <text:p><text:s/>0<text:s/></text:p>
          </table:table-cell>
          <table:table-cell office:value-type="float" office:value="4.1061173533083641" table:style-name="ce17">
            <text:p><text:s/>4<text:s/></text:p>
          </table:table-cell>
          <table:table-cell office:value-type="float" office:value="4.9662576687116564" table:style-name="ce16">
            <text:p><text:s/>5<text:s/></text:p>
          </table:table-cell>
          <table:table-cell office:value-type="float" office:value="4.4722719141323791E-3" table:style-name="ce16">
            <text:p><text:s/>0<text:s/></text:p>
          </table:table-cell>
          <table:table-cell office:value-type="float" office:value="21.529665506281216" table:style-name="ce18">
            <text:p><text:s/>22<text:s/></text:p>
          </table:table-cell>
          <table:table-cell office:value-type="float" office:value="1313930" table:style-name="ce19">
            <text:p><text:s/>1,313,930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21499" table:style-name="ce16">
            <text:p><text:s/>21,499<text:s/></text:p>
          </table:table-cell>
          <table:table-cell table:style-name="ce16"/>
          <table:table-cell office:value-type="float" office:value="183473" table:style-name="ce16">
            <text:p><text:s/>183,473<text:s/></text:p>
          </table:table-cell>
          <table:table-cell office:value-type="float" office:value="10540" table:style-name="ce16">
            <text:p><text:s/>10,540<text:s/></text:p>
          </table:table-cell>
          <table:table-cell office:value-type="float" office:value="40193" table:style-name="ce16">
            <text:p><text:s/>40,193<text:s/></text:p>
          </table:table-cell>
          <table:table-cell office:value-type="float" office:value="64396413" table:style-name="ce16">
            <text:p><text:s/>64,396,413<text:s/></text:p>
          </table:table-cell>
          <table:table-cell office:value-type="float" office:value="1234099" table:style-name="ce16">
            <text:p><text:s/>1,234,099<text:s/></text:p>
          </table:table-cell>
          <table:table-cell office:value-type="float" office:value="41104591" table:style-name="ce17">
            <text:p><text:s/>41,104,591<text:s/></text:p>
          </table:table-cell>
          <table:table-cell office:value-type="float" office:value="1054461" table:style-name="ce16">
            <text:p><text:s/>1,054,461<text:s/></text:p>
          </table:table-cell>
          <table:table-cell office:value-type="float" office:value="21658" table:style-name="ce16">
            <text:p><text:s/>21,658<text:s/></text:p>
          </table:table-cell>
          <table:table-cell office:value-type="float" office:value="109664870" table:style-name="ce16">
            <text:p><text:s/>109,664,87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0" table:style-name="ce9">
            <text:p>1620</text:p>
          </table:table-cell>
          <table:table-cell office:value-type="float" office:value="115" table:style-name="ce15">
            <text:p><text:s/>115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39" table:style-name="ce16">
            <text:p><text:s/>39<text:s/></text:p>
          </table:table-cell>
          <table:table-cell table:style-name="ce16"/>
          <table:table-cell office:value-type="float" office:value="93" table:style-name="ce16">
            <text:p><text:s/>93<text:s/></text:p>
          </table:table-cell>
          <table:table-cell office:value-type="float" office:value="1728" table:style-name="ce16">
            <text:p><text:s/>1,72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373" table:style-name="ce16">
            <text:p><text:s/>8,373<text:s/></text:p>
          </table:table-cell>
          <table:table-cell office:value-type="float" office:value="183" table:style-name="ce16">
            <text:p><text:s/>183<text:s/></text:p>
          </table:table-cell>
          <table:table-cell office:value-type="float" office:value="957" table:style-name="ce17">
            <text:p><text:s/>957<text:s/></text:p>
          </table:table-cell>
          <table:table-cell office:value-type="float" office:value="346" table:style-name="ce16">
            <text:p><text:s/>346<text:s/></text:p>
          </table:table-cell>
          <table:table-cell office:value-type="float" office:value="1021" table:style-name="ce16">
            <text:p><text:s/>1,021<text:s/></text:p>
          </table:table-cell>
          <table:table-cell office:value-type="float" office:value="12865" table:style-name="ce18">
            <text:p><text:s/>12,865<text:s/></text:p>
          </table:table-cell>
          <table:table-cell office:value-type="float" office:value="11.452173913043477" table:style-name="ce15">
            <text:p><text:s/>11<text:s/></text:p>
          </table:table-cell>
          <table:table-cell office:value-type="float" office:value="4.333333333333333" table:style-name="ce16">
            <text:p><text:s/>4<text:s/></text:p>
          </table:table-cell>
          <table:table-cell table:style-name="ce16"/>
          <table:table-cell office:value-type="float" office:value="12.307692307692308" table:style-name="ce16">
            <text:p><text:s/>12<text:s/></text:p>
          </table:table-cell>
          <table:table-cell table:style-name="ce16"/>
          <table:table-cell office:value-type="float" office:value="24.365591397849464" table:style-name="ce16">
            <text:p><text:s/>24<text:s/></text:p>
          </table:table-cell>
          <table:table-cell office:value-type="float" office:value="2.5590277777777777" table:style-name="ce16">
            <text:p><text:s/>3<text:s/></text:p>
          </table:table-cell>
          <table:table-cell office:value-type="float" office:value="421.25" table:style-name="ce16">
            <text:p><text:s/>421<text:s/></text:p>
          </table:table-cell>
          <table:table-cell office:value-type="float" office:value="29.455511764003344" table:style-name="ce16">
            <text:p><text:s/>29<text:s/></text:p>
          </table:table-cell>
          <table:table-cell office:value-type="float" office:value="0.98360655737704916" table:style-name="ce16">
            <text:p><text:s/>1<text:s/></text:p>
          </table:table-cell>
          <table:table-cell office:value-type="float" office:value="4.6572622779519328" table:style-name="ce17">
            <text:p><text:s/>5<text:s/></text:p>
          </table:table-cell>
          <table:table-cell office:value-type="float" office:value="4.9450867052023124" table:style-name="ce16">
            <text:p><text:s/>5<text:s/></text:p>
          </table:table-cell>
          <table:table-cell office:value-type="float" office:value="0.20274240940254654" table:style-name="ce16">
            <text:p><text:s/>0<text:s/></text:p>
          </table:table-cell>
          <table:table-cell office:value-type="float" office:value="20.472755538282161" table:style-name="ce18">
            <text:p><text:s/>20<text:s/></text:p>
          </table:table-cell>
          <table:table-cell office:value-type="float" office:value="1282500" table:style-name="ce19">
            <text:p><text:s/>1,282,500<text:s/></text:p>
          </table:table-cell>
          <table:table-cell office:value-type="float" office:value="272774" table:style-name="ce16">
            <text:p><text:s/>272,774<text:s/></text:p>
          </table:table-cell>
          <table:table-cell table:style-name="ce16"/>
          <table:table-cell office:value-type="float" office:value="2520970" table:style-name="ce16">
            <text:p><text:s/>2,520,970<text:s/></text:p>
          </table:table-cell>
          <table:table-cell table:style-name="ce16"/>
          <table:table-cell office:value-type="float" office:value="153430" table:style-name="ce16">
            <text:p><text:s/>153,430<text:s/></text:p>
          </table:table-cell>
          <table:table-cell office:value-type="float" office:value="8640" table:style-name="ce16">
            <text:p><text:s/>8,640<text:s/></text:p>
          </table:table-cell>
          <table:table-cell office:value-type="float" office:value="9161038" table:style-name="ce16">
            <text:p><text:s/>9,161,038<text:s/></text:p>
          </table:table-cell>
          <table:table-cell office:value-type="float" office:value="62388081" table:style-name="ce16">
            <text:p><text:s/>62,388,081<text:s/></text:p>
          </table:table-cell>
          <table:table-cell office:value-type="float" office:value="3021311" table:style-name="ce16">
            <text:p><text:s/>3,021,311<text:s/></text:p>
          </table:table-cell>
          <table:table-cell office:value-type="float" office:value="52329067" table:style-name="ce17">
            <text:p><text:s/>52,329,067<text:s/></text:p>
          </table:table-cell>
          <table:table-cell office:value-type="float" office:value="1235012" table:style-name="ce16">
            <text:p><text:s/>1,235,012<text:s/></text:p>
          </table:table-cell>
          <table:table-cell office:value-type="float" office:value="1272804" table:style-name="ce16">
            <text:p><text:s/>1,272,804<text:s/></text:p>
          </table:table-cell>
          <table:table-cell office:value-type="float" office:value="133645627" table:style-name="ce16">
            <text:p><text:s/>133,645,62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1" table:style-name="ce9">
            <text:p>1621</text:p>
          </table:table-cell>
          <table:table-cell office:value-type="float" office:value="100" table:style-name="ce15">
            <text:p><text:s/>100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23" table:style-name="ce16">
            <text:p><text:s/>23<text:s/></text:p>
          </table:table-cell>
          <table:table-cell table:style-name="ce16"/>
          <table:table-cell office:value-type="float" office:value="84" table:style-name="ce16">
            <text:p><text:s/>84<text:s/></text:p>
          </table:table-cell>
          <table:table-cell office:value-type="float" office:value="1776" table:style-name="ce16">
            <text:p><text:s/>1,77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513" table:style-name="ce16">
            <text:p><text:s/>8,513<text:s/></text:p>
          </table:table-cell>
          <table:table-cell office:value-type="float" office:value="51" table:style-name="ce16">
            <text:p><text:s/>51<text:s/></text:p>
          </table:table-cell>
          <table:table-cell office:value-type="float" office:value="984" table:style-name="ce17">
            <text:p><text:s/>984<text:s/></text:p>
          </table:table-cell>
          <table:table-cell office:value-type="float" office:value="343" table:style-name="ce16">
            <text:p><text:s/>343<text:s/></text:p>
          </table:table-cell>
          <table:table-cell office:value-type="float" office:value="1017" table:style-name="ce16">
            <text:p><text:s/>1,017<text:s/></text:p>
          </table:table-cell>
          <table:table-cell office:value-type="float" office:value="12902" table:style-name="ce18">
            <text:p><text:s/>12,902<text:s/></text:p>
          </table:table-cell>
          <table:table-cell office:value-type="float" office:value="13.09" table:style-name="ce15">
            <text:p><text:s/>13<text:s/></text:p>
          </table:table-cell>
          <table:table-cell office:value-type="float" office:value="4.166666666666667" table:style-name="ce16">
            <text:p><text:s/>4<text:s/></text:p>
          </table:table-cell>
          <table:table-cell table:style-name="ce16"/>
          <table:table-cell office:value-type="float" office:value="20.652173913043477" table:style-name="ce16">
            <text:p><text:s/>21<text:s/></text:p>
          </table:table-cell>
          <table:table-cell table:style-name="ce16"/>
          <table:table-cell office:value-type="float" office:value="19.726190476190474" table:style-name="ce16">
            <text:p><text:s/>20<text:s/></text:p>
          </table:table-cell>
          <table:table-cell office:value-type="float" office:value="3.3074324324324325" table:style-name="ce16">
            <text:p><text:s/>3<text:s/></text:p>
          </table:table-cell>
          <table:table-cell office:value-type="float" office:value="40.200000000000003" table:style-name="ce16">
            <text:p><text:s/>40<text:s/></text:p>
          </table:table-cell>
          <table:table-cell office:value-type="float" office:value="29.852108539880184" table:style-name="ce16">
            <text:p><text:s/>30<text:s/></text:p>
          </table:table-cell>
          <table:table-cell office:value-type="float" office:value="9.9411764705882355" table:style-name="ce16">
            <text:p><text:s/>10<text:s/></text:p>
          </table:table-cell>
          <table:table-cell office:value-type="float" office:value="5.6138211382113825" table:style-name="ce17">
            <text:p><text:s/>6<text:s/></text:p>
          </table:table-cell>
          <table:table-cell office:value-type="float" office:value="4.906705539358601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1.034413269260579" table:style-name="ce18">
            <text:p><text:s/>21<text:s/></text:p>
          </table:table-cell>
          <table:table-cell office:value-type="float" office:value="1357286" table:style-name="ce19">
            <text:p><text:s/>1,357,286<text:s/></text:p>
          </table:table-cell>
          <table:table-cell office:value-type="float" office:value="272774" table:style-name="ce16">
            <text:p><text:s/>272,774<text:s/></text:p>
          </table:table-cell>
          <table:table-cell table:style-name="ce16"/>
          <table:table-cell office:value-type="float" office:value="348389" table:style-name="ce16">
            <text:p><text:s/>348,389<text:s/></text:p>
          </table:table-cell>
          <table:table-cell table:style-name="ce16"/>
          <table:table-cell office:value-type="float" office:value="138029" table:style-name="ce16">
            <text:p><text:s/>138,029<text:s/></text:p>
          </table:table-cell>
          <table:table-cell office:value-type="float" office:value="8880" table:style-name="ce16">
            <text:p><text:s/>8,880<text:s/></text:p>
          </table:table-cell>
          <table:table-cell office:value-type="float" office:value="163978" table:style-name="ce16">
            <text:p><text:s/>163,978<text:s/></text:p>
          </table:table-cell>
          <table:table-cell office:value-type="float" office:value="62135539" table:style-name="ce16">
            <text:p><text:s/>62,135,539<text:s/></text:p>
          </table:table-cell>
          <table:table-cell office:value-type="float" office:value="1789559" table:style-name="ce16">
            <text:p><text:s/>1,789,559<text:s/></text:p>
          </table:table-cell>
          <table:table-cell office:value-type="float" office:value="53014626" table:style-name="ce17">
            <text:p><text:s/>53,014,626<text:s/></text:p>
          </table:table-cell>
          <table:table-cell office:value-type="float" office:value="1180179" table:style-name="ce16">
            <text:p><text:s/>1,180,179<text:s/></text:p>
          </table:table-cell>
          <table:table-cell office:value-type="float" office:value="15799" table:style-name="ce16">
            <text:p><text:s/>15,799<text:s/></text:p>
          </table:table-cell>
          <table:table-cell office:value-type="float" office:value="120425038" table:style-name="ce16">
            <text:p><text:s/>120,425,03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2" table:style-name="ce9">
            <text:p>1622</text:p>
          </table:table-cell>
          <table:table-cell office:value-type="float" office:value="124" table:style-name="ce15">
            <text:p><text:s/>124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90" table:style-name="ce16">
            <text:p><text:s/>90<text:s/></text:p>
          </table:table-cell>
          <table:table-cell office:value-type="float" office:value="2488" table:style-name="ce16">
            <text:p><text:s/>2,488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826" table:style-name="ce16">
            <text:p><text:s/>8,826<text:s/></text:p>
          </table:table-cell>
          <table:table-cell office:value-type="float" office:value="27" table:style-name="ce16">
            <text:p><text:s/>27<text:s/></text:p>
          </table:table-cell>
          <table:table-cell office:value-type="float" office:value="1069" table:style-name="ce17">
            <text:p><text:s/>1,069<text:s/></text:p>
          </table:table-cell>
          <table:table-cell office:value-type="float" office:value="334" table:style-name="ce16">
            <text:p><text:s/>334<text:s/></text:p>
          </table:table-cell>
          <table:table-cell office:value-type="float" office:value="1115" table:style-name="ce16">
            <text:p><text:s/>1,115<text:s/></text:p>
          </table:table-cell>
          <table:table-cell office:value-type="float" office:value="14094" table:style-name="ce18">
            <text:p><text:s/>14,094<text:s/></text:p>
          </table:table-cell>
          <table:table-cell office:value-type="float" office:value="12.42741935483871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3.375" table:style-name="ce16">
            <text:p><text:s/>3<text:s/></text:p>
          </table:table-cell>
          <table:table-cell table:style-name="ce16"/>
          <table:table-cell office:value-type="float" office:value="20.111111111111111" table:style-name="ce16">
            <text:p><text:s/>20<text:s/></text:p>
          </table:table-cell>
          <table:table-cell office:value-type="float" office:value="2.09967845659164" table:style-name="ce16">
            <text:p><text:s/>2<text:s/></text:p>
          </table:table-cell>
          <table:table-cell office:value-type="float" office:value="24.333333333333332" table:style-name="ce16">
            <text:p><text:s/>24<text:s/></text:p>
          </table:table-cell>
          <table:table-cell office:value-type="float" office:value="32.266485384092455" table:style-name="ce16">
            <text:p><text:s/>32<text:s/></text:p>
          </table:table-cell>
          <table:table-cell office:value-type="float" office:value="0.37037037037037035" table:style-name="ce16">
            <text:p><text:s/>0<text:s/></text:p>
          </table:table-cell>
          <table:table-cell office:value-type="float" office:value="5.4508886810102899" table:style-name="ce17">
            <text:p><text:s/>5<text:s/></text:p>
          </table:table-cell>
          <table:table-cell office:value-type="float" office:value="5.0718562874251498" table:style-name="ce16">
            <text:p><text:s/>5<text:s/></text:p>
          </table:table-cell>
          <table:table-cell office:value-type="float" office:value="1.7937219730941704E-3" table:style-name="ce16">
            <text:p><text:s/>0<text:s/></text:p>
          </table:table-cell>
          <table:table-cell office:value-type="float" office:value="21.35894706967504" table:style-name="ce18">
            <text:p><text:s/>21<text:s/></text:p>
          </table:table-cell>
          <table:table-cell office:value-type="float" office:value="1841857" table:style-name="ce19">
            <text:p><text:s/>1,841,857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42042" table:style-name="ce16">
            <text:p><text:s/>42,042<text:s/></text:p>
          </table:table-cell>
          <table:table-cell table:style-name="ce16"/>
          <table:table-cell office:value-type="float" office:value="140451" table:style-name="ce16">
            <text:p><text:s/>140,451<text:s/></text:p>
          </table:table-cell>
          <table:table-cell office:value-type="float" office:value="12440" table:style-name="ce16">
            <text:p><text:s/>12,440<text:s/></text:p>
          </table:table-cell>
          <table:table-cell office:value-type="float" office:value="463708" table:style-name="ce16">
            <text:p><text:s/>463,708<text:s/></text:p>
          </table:table-cell>
          <table:table-cell office:value-type="float" office:value="59199050" table:style-name="ce16">
            <text:p><text:s/>59,199,050<text:s/></text:p>
          </table:table-cell>
          <table:table-cell office:value-type="float" office:value="226070" table:style-name="ce16">
            <text:p><text:s/>226,070<text:s/></text:p>
          </table:table-cell>
          <table:table-cell office:value-type="float" office:value="62139726" table:style-name="ce17">
            <text:p><text:s/>62,139,726<text:s/></text:p>
          </table:table-cell>
          <table:table-cell office:value-type="float" office:value="1110203" table:style-name="ce16">
            <text:p><text:s/>1,110,203<text:s/></text:p>
          </table:table-cell>
          <table:table-cell office:value-type="float" office:value="24882" table:style-name="ce16">
            <text:p><text:s/>24,882<text:s/></text:p>
          </table:table-cell>
          <table:table-cell office:value-type="float" office:value="125222907" table:style-name="ce16">
            <text:p><text:s/>125,222,90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3" table:style-name="ce9">
            <text:p>1623</text:p>
          </table:table-cell>
          <table:table-cell office:value-type="float" office:value="130" table:style-name="ce15">
            <text:p><text:s/>130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104" table:style-name="ce16">
            <text:p><text:s/>104<text:s/></text:p>
          </table:table-cell>
          <table:table-cell office:value-type="float" office:value="2512" table:style-name="ce16">
            <text:p><text:s/>2,512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164" table:style-name="ce16">
            <text:p><text:s/>9,164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1020" table:style-name="ce17">
            <text:p><text:s/>1,020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1052" table:style-name="ce16">
            <text:p><text:s/>1,052<text:s/></text:p>
          </table:table-cell>
          <table:table-cell office:value-type="float" office:value="14391" table:style-name="ce18">
            <text:p><text:s/>14,391<text:s/></text:p>
          </table:table-cell>
          <table:table-cell office:value-type="float" office:value="11.276923076923078" table:style-name="ce15">
            <text:p><text:s/>11<text:s/></text:p>
          </table:table-cell>
          <table:table-cell office:value-type="float" office:value="19.176470588235293" table:style-name="ce16">
            <text:p><text:s/>19<text:s/></text:p>
          </table:table-cell>
          <table:table-cell table:style-name="ce16"/>
          <table:table-cell office:value-type="float" office:value="4.2666666666666666" table:style-name="ce16">
            <text:p><text:s/>4<text:s/></text:p>
          </table:table-cell>
          <table:table-cell table:style-name="ce16"/>
          <table:table-cell office:value-type="float" office:value="27.451923076923077" table:style-name="ce16">
            <text:p><text:s/>27<text:s/></text:p>
          </table:table-cell>
          <table:table-cell office:value-type="float" office:value="1.4343152866242037" table:style-name="ce16">
            <text:p><text:s/>1<text:s/></text:p>
          </table:table-cell>
          <table:table-cell office:value-type="float" office:value="226.25" table:style-name="ce16">
            <text:p><text:s/>226<text:s/></text:p>
          </table:table-cell>
          <table:table-cell office:value-type="float" office:value="24.890768223483196" table:style-name="ce16">
            <text:p><text:s/>25<text:s/></text:p>
          </table:table-cell>
          <table:table-cell office:value-type="float" office:value="0.15094339622641509" table:style-name="ce16">
            <text:p><text:s/>0<text:s/></text:p>
          </table:table-cell>
          <table:table-cell office:value-type="float" office:value="4.583333333333333" table:style-name="ce17">
            <text:p><text:s/>5<text:s/></text:p>
          </table:table-cell>
          <table:table-cell office:value-type="float" office:value="4.9874999999999998" table:style-name="ce16">
            <text:p><text:s/>5<text:s/></text:p>
          </table:table-cell>
          <table:table-cell office:value-type="float" office:value="1.9011406844106464E-3" table:style-name="ce16">
            <text:p><text:s/>0<text:s/></text:p>
          </table:table-cell>
          <table:table-cell office:value-type="float" office:value="16.927176707664511" table:style-name="ce18">
            <text:p><text:s/>17<text:s/></text:p>
          </table:table-cell>
          <table:table-cell office:value-type="float" office:value="1671646" table:style-name="ce19">
            <text:p><text:s/>1,671,646<text:s/></text:p>
          </table:table-cell>
          <table:table-cell office:value-type="float" office:value="1650848" table:style-name="ce16">
            <text:p><text:s/>1,650,848<text:s/></text:p>
          </table:table-cell>
          <table:table-cell table:style-name="ce16"/>
          <table:table-cell office:value-type="float" office:value="46296" table:style-name="ce16">
            <text:p><text:s/>46,296<text:s/></text:p>
          </table:table-cell>
          <table:table-cell table:style-name="ce16"/>
          <table:table-cell office:value-type="float" office:value="185652" table:style-name="ce16">
            <text:p><text:s/>185,652<text:s/></text:p>
          </table:table-cell>
          <table:table-cell office:value-type="float" office:value="12560" table:style-name="ce16">
            <text:p><text:s/>12,560<text:s/></text:p>
          </table:table-cell>
          <table:table-cell office:value-type="float" office:value="5332527" table:style-name="ce16">
            <text:p><text:s/>5,332,527<text:s/></text:p>
          </table:table-cell>
          <table:table-cell office:value-type="float" office:value="61791443" table:style-name="ce16">
            <text:p><text:s/>61,791,443<text:s/></text:p>
          </table:table-cell>
          <table:table-cell office:value-type="float" office:value="39077" table:style-name="ce16">
            <text:p><text:s/>39,077<text:s/></text:p>
          </table:table-cell>
          <table:table-cell office:value-type="float" office:value="61038575" table:style-name="ce17">
            <text:p><text:s/>61,038,575<text:s/></text:p>
          </table:table-cell>
          <table:table-cell office:value-type="float" office:value="1046076" table:style-name="ce16">
            <text:p><text:s/>1,046,076<text:s/></text:p>
          </table:table-cell>
          <table:table-cell office:value-type="float" office:value="17221" table:style-name="ce16">
            <text:p><text:s/>17,221<text:s/></text:p>
          </table:table-cell>
          <table:table-cell office:value-type="float" office:value="132831921" table:style-name="ce16">
            <text:p><text:s/>132,831,92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4" table:style-name="ce9">
            <text:p>1624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89" table:style-name="ce16">
            <text:p><text:s/>89<text:s/></text:p>
          </table:table-cell>
          <table:table-cell office:value-type="float" office:value="2402" table:style-name="ce16">
            <text:p><text:s/>2,402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718" table:style-name="ce16">
            <text:p><text:s/>8,718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899" table:style-name="ce17">
            <text:p><text:s/>899<text:s/></text:p>
          </table:table-cell>
          <table:table-cell office:value-type="float" office:value="351" table:style-name="ce16">
            <text:p><text:s/>351<text:s/></text:p>
          </table:table-cell>
          <table:table-cell office:value-type="float" office:value="1177" table:style-name="ce16">
            <text:p><text:s/>1,177<text:s/></text:p>
          </table:table-cell>
          <table:table-cell office:value-type="float" office:value="13797" table:style-name="ce18">
            <text:p><text:s/>13,797<text:s/></text:p>
          </table:table-cell>
          <table:table-cell office:value-type="float" office:value="12.637931034482758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.4166666666666665" table:style-name="ce16">
            <text:p><text:s/>2<text:s/></text:p>
          </table:table-cell>
          <table:table-cell table:style-name="ce16"/>
          <table:table-cell office:value-type="float" office:value="26.179775280898877" table:style-name="ce16">
            <text:p><text:s/>26<text:s/></text:p>
          </table:table-cell>
          <table:table-cell office:value-type="float" office:value="1.7635303913405496" table:style-name="ce16">
            <text:p><text:s/>2<text:s/></text:p>
          </table:table-cell>
          <table:table-cell office:value-type="float" office:value="12.2" table:style-name="ce16">
            <text:p><text:s/>12<text:s/></text:p>
          </table:table-cell>
          <table:table-cell office:value-type="float" office:value="25.955379674237211" table:style-name="ce16">
            <text:p><text:s/>26<text:s/></text:p>
          </table:table-cell>
          <table:table-cell office:value-type="float" office:value="0.32" table:style-name="ce16">
            <text:p><text:s/>0<text:s/></text:p>
          </table:table-cell>
          <table:table-cell office:value-type="float" office:value="4.9065628476084537" table:style-name="ce17">
            <text:p><text:s/>5<text:s/></text:p>
          </table:table-cell>
          <table:table-cell office:value-type="float" office:value="4.9601139601139606" table:style-name="ce16">
            <text:p><text:s/>5<text:s/></text:p>
          </table:table-cell>
          <table:table-cell office:value-type="float" office:value="5.9473237043330502E-3" table:style-name="ce16">
            <text:p><text:s/>0<text:s/></text:p>
          </table:table-cell>
          <table:table-cell office:value-type="float" office:value="17.437124012466477" table:style-name="ce18">
            <text:p><text:s/>17<text:s/></text:p>
          </table:table-cell>
          <table:table-cell office:value-type="float" office:value="1898656" table:style-name="ce19">
            <text:p><text:s/>1,898,656<text:s/></text:p>
          </table:table-cell>
          <table:table-cell office:value-type="float" office:value="22478" table:style-name="ce16">
            <text:p><text:s/>22,47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1534" table:style-name="ce16">
            <text:p><text:s/>41,534<text:s/></text:p>
          </table:table-cell>
          <table:table-cell table:style-name="ce16"/>
          <table:table-cell office:value-type="float" office:value="145289" table:style-name="ce16">
            <text:p><text:s/>145,289<text:s/></text:p>
          </table:table-cell>
          <table:table-cell office:value-type="float" office:value="12010" table:style-name="ce16">
            <text:p><text:s/>12,010<text:s/></text:p>
          </table:table-cell>
          <table:table-cell office:value-type="float" office:value="162391" table:style-name="ce16">
            <text:p><text:s/>162,391<text:s/></text:p>
          </table:table-cell>
          <table:table-cell office:value-type="float" office:value="54537039" table:style-name="ce16">
            <text:p><text:s/>54,537,039<text:s/></text:p>
          </table:table-cell>
          <table:table-cell office:value-type="float" office:value="229447" table:style-name="ce16">
            <text:p><text:s/>229,447<text:s/></text:p>
          </table:table-cell>
          <table:table-cell office:value-type="float" office:value="47500016" table:style-name="ce17">
            <text:p><text:s/>47,500,016<text:s/></text:p>
          </table:table-cell>
          <table:table-cell office:value-type="float" office:value="1212086" table:style-name="ce16">
            <text:p><text:s/>1,212,086<text:s/></text:p>
          </table:table-cell>
          <table:table-cell office:value-type="float" office:value="19782" table:style-name="ce16">
            <text:p><text:s/>19,782<text:s/></text:p>
          </table:table-cell>
          <table:table-cell office:value-type="float" office:value="105780728" table:style-name="ce16">
            <text:p><text:s/>105,780,72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5" table:style-name="ce9">
            <text:p>1625</text:p>
          </table:table-cell>
          <table:table-cell office:value-type="float" office:value="126" table:style-name="ce15">
            <text:p><text:s/>126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table:style-name="ce16"/>
          <table:table-cell office:value-type="float" office:value="102" table:style-name="ce16">
            <text:p><text:s/>102<text:s/></text:p>
          </table:table-cell>
          <table:table-cell office:value-type="float" office:value="2539" table:style-name="ce16">
            <text:p><text:s/>2,53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584" table:style-name="ce16">
            <text:p><text:s/>8,584<text:s/></text:p>
          </table:table-cell>
          <table:table-cell office:value-type="float" office:value="78" table:style-name="ce16">
            <text:p><text:s/>78<text:s/></text:p>
          </table:table-cell>
          <table:table-cell office:value-type="float" office:value="914" table:style-name="ce17">
            <text:p><text:s/>914<text:s/></text:p>
          </table:table-cell>
          <table:table-cell office:value-type="float" office:value="344" table:style-name="ce16">
            <text:p><text:s/>344<text:s/></text:p>
          </table:table-cell>
          <table:table-cell office:value-type="float" office:value="1051" table:style-name="ce16">
            <text:p><text:s/>1,051<text:s/></text:p>
          </table:table-cell>
          <table:table-cell office:value-type="float" office:value="13761" table:style-name="ce18">
            <text:p><text:s/>13,761<text:s/></text:p>
          </table:table-cell>
          <table:table-cell office:value-type="float" office:value="11.071428571428571" table:style-name="ce15">
            <text:p><text:s/>11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3.3157894736842106" table:style-name="ce16">
            <text:p><text:s/>3<text:s/></text:p>
          </table:table-cell>
          <table:table-cell table:style-name="ce16"/>
          <table:table-cell office:value-type="float" office:value="27.852941176470587" table:style-name="ce16">
            <text:p><text:s/>28<text:s/></text:p>
          </table:table-cell>
          <table:table-cell office:value-type="float" office:value="2.9428909019298937" table:style-name="ce16">
            <text:p><text:s/>3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5.91309412861137" table:style-name="ce16">
            <text:p><text:s/>26<text:s/></text:p>
          </table:table-cell>
          <table:table-cell office:value-type="float" office:value="1.282051282051282E-2" table:style-name="ce16">
            <text:p><text:s/>0<text:s/></text:p>
          </table:table-cell>
          <table:table-cell office:value-type="float" office:value="4.7636761487964989" table:style-name="ce17">
            <text:p><text:s/>5<text:s/></text:p>
          </table:table-cell>
          <table:table-cell office:value-type="float" office:value="5.0261627906976747" table:style-name="ce16">
            <text:p><text:s/>5<text:s/></text:p>
          </table:table-cell>
          <table:table-cell office:value-type="float" office:value="2.8544243577545195E-3" table:style-name="ce16">
            <text:p><text:s/>0<text:s/></text:p>
          </table:table-cell>
          <table:table-cell office:value-type="float" office:value="17.464573795509047" table:style-name="ce18">
            <text:p><text:s/>17<text:s/></text:p>
          </table:table-cell>
          <table:table-cell office:value-type="float" office:value="1698603" table:style-name="ce19">
            <text:p><text:s/>1,698,603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89240" table:style-name="ce16">
            <text:p><text:s/>89,240<text:s/></text:p>
          </table:table-cell>
          <table:table-cell table:style-name="ce16"/>
          <table:table-cell office:value-type="float" office:value="169046" table:style-name="ce16">
            <text:p><text:s/>169,046<text:s/></text:p>
          </table:table-cell>
          <table:table-cell office:value-type="float" office:value="12695" table:style-name="ce16">
            <text:p><text:s/>12,695<text:s/></text:p>
          </table:table-cell>
          <table:table-cell office:value-type="float" office:value="50779" table:style-name="ce16">
            <text:p><text:s/>50,779<text:s/></text:p>
          </table:table-cell>
          <table:table-cell office:value-type="float" office:value="58637855" table:style-name="ce16">
            <text:p><text:s/>58,637,855<text:s/></text:p>
          </table:table-cell>
          <table:table-cell office:value-type="float" office:value="10091" table:style-name="ce16">
            <text:p><text:s/>10,091<text:s/></text:p>
          </table:table-cell>
          <table:table-cell office:value-type="float" office:value="44893486" table:style-name="ce17">
            <text:p><text:s/>44,893,486<text:s/></text:p>
          </table:table-cell>
          <table:table-cell office:value-type="float" office:value="1154873" table:style-name="ce16">
            <text:p><text:s/>1,154,873<text:s/></text:p>
          </table:table-cell>
          <table:table-cell office:value-type="float" office:value="16531" table:style-name="ce16">
            <text:p><text:s/>16,531<text:s/></text:p>
          </table:table-cell>
          <table:table-cell office:value-type="float" office:value="106755677" table:style-name="ce16">
            <text:p><text:s/>106,755,67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6" table:style-name="ce9">
            <text:p>1626</text:p>
          </table:table-cell>
          <table:table-cell office:value-type="float" office:value="140" table:style-name="ce15">
            <text:p><text:s/>140<text:s/></text:p>
          </table:table-cell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5" table:style-name="ce16">
            <text:p><text:s/>85<text:s/></text:p>
          </table:table-cell>
          <table:table-cell office:value-type="float" office:value="2226" table:style-name="ce16">
            <text:p><text:s/>2,22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218" table:style-name="ce16">
            <text:p><text:s/>9,218<text:s/></text:p>
          </table:table-cell>
          <table:table-cell office:value-type="float" office:value="21" table:style-name="ce16">
            <text:p><text:s/>21<text:s/></text:p>
          </table:table-cell>
          <table:table-cell office:value-type="float" office:value="975" table:style-name="ce17">
            <text:p><text:s/>975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061" table:style-name="ce16">
            <text:p><text:s/>1,061<text:s/></text:p>
          </table:table-cell>
          <table:table-cell office:value-type="float" office:value="14098" table:style-name="ce18">
            <text:p><text:s/>14,098<text:s/></text:p>
          </table:table-cell>
          <table:table-cell office:value-type="float" office:value="11.75" table:style-name="ce15">
            <text:p><text:s/>12<text:s/></text:p>
          </table:table-cell>
          <table:table-cell office:value-type="float" office:value="3.4" table:style-name="ce16">
            <text:p><text:s/>3<text:s/></text:p>
          </table:table-cell>
          <table:table-cell table:style-name="ce16"/>
          <table:table-cell office:value-type="float" office:value="5.55" table:style-name="ce16">
            <text:p><text:s/>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3.811764705882354" table:style-name="ce16">
            <text:p><text:s/>24<text:s/></text:p>
          </table:table-cell>
          <table:table-cell office:value-type="float" office:value="2.6639712488769094" table:style-name="ce16">
            <text:p><text:s/>3<text:s/></text:p>
          </table:table-cell>
          <table:table-cell office:value-type="float" office:value="10.4" table:style-name="ce16">
            <text:p><text:s/>10<text:s/></text:p>
          </table:table-cell>
          <table:table-cell office:value-type="float" office:value="28.502495118246909" table:style-name="ce16">
            <text:p><text:s/>2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4789743589743587" table:style-name="ce17">
            <text:p><text:s/>4<text:s/></text:p>
          </table:table-cell>
          <table:table-cell office:value-type="float" office:value="5.0153374233128831" table:style-name="ce16">
            <text:p><text:s/>5<text:s/></text:p>
          </table:table-cell>
          <table:table-cell office:value-type="float" office:value="9.42507068803016E-4" table:style-name="ce16">
            <text:p><text:s/>0<text:s/></text:p>
          </table:table-cell>
          <table:table-cell office:value-type="float" office:value="19.7595403603348" table:style-name="ce18">
            <text:p><text:s/>20<text:s/></text:p>
          </table:table-cell>
          <table:table-cell office:value-type="float" office:value="2181379" table:style-name="ce19">
            <text:p><text:s/>2,181,379<text:s/></text:p>
          </table:table-cell>
          <table:table-cell office:value-type="float" office:value="653420" table:style-name="ce16">
            <text:p><text:s/>653,420<text:s/></text:p>
          </table:table-cell>
          <table:table-cell table:style-name="ce16"/>
          <table:table-cell office:value-type="float" office:value="31552" table:style-name="ce16">
            <text:p><text:s/>31,552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46810" table:style-name="ce16">
            <text:p><text:s/>146,810<text:s/></text:p>
          </table:table-cell>
          <table:table-cell office:value-type="float" office:value="11130" table:style-name="ce16">
            <text:p><text:s/>11,130<text:s/></text:p>
          </table:table-cell>
          <table:table-cell office:value-type="float" office:value="134683" table:style-name="ce16">
            <text:p><text:s/>134,683<text:s/></text:p>
          </table:table-cell>
          <table:table-cell office:value-type="float" office:value="57610537" table:style-name="ce16">
            <text:p><text:s/>57,610,537<text:s/></text:p>
          </table:table-cell>
          <table:table-cell office:value-type="float" office:value="225093" table:style-name="ce16">
            <text:p><text:s/>225,093<text:s/></text:p>
          </table:table-cell>
          <table:table-cell office:value-type="float" office:value="53690815" table:style-name="ce17">
            <text:p><text:s/>53,690,815<text:s/></text:p>
          </table:table-cell>
          <table:table-cell office:value-type="float" office:value="1108229" table:style-name="ce16">
            <text:p><text:s/>1,108,229<text:s/></text:p>
          </table:table-cell>
          <table:table-cell office:value-type="float" office:value="17500" table:style-name="ce16">
            <text:p><text:s/>17,500<text:s/></text:p>
          </table:table-cell>
          <table:table-cell office:value-type="float" office:value="115812066" table:style-name="ce16">
            <text:p><text:s/>115,812,06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7" table:style-name="ce9">
            <text:p>1627</text:p>
          </table:table-cell>
          <table:table-cell office:value-type="float" office:value="97" table:style-name="ce15">
            <text:p><text:s/>97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107" table:style-name="ce16">
            <text:p><text:s/>107<text:s/></text:p>
          </table:table-cell>
          <table:table-cell office:value-type="float" office:value="2417" table:style-name="ce16">
            <text:p><text:s/>2,417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484" table:style-name="ce16">
            <text:p><text:s/>8,484<text:s/></text:p>
          </table:table-cell>
          <table:table-cell office:value-type="float" office:value="27" table:style-name="ce16">
            <text:p><text:s/>27<text:s/></text:p>
          </table:table-cell>
          <table:table-cell office:value-type="float" office:value="990" table:style-name="ce17">
            <text:p><text:s/>990<text:s/></text:p>
          </table:table-cell>
          <table:table-cell office:value-type="float" office:value="336" table:style-name="ce16">
            <text:p><text:s/>336<text:s/></text:p>
          </table:table-cell>
          <table:table-cell office:value-type="float" office:value="1063" table:style-name="ce16">
            <text:p><text:s/>1,063<text:s/></text:p>
          </table:table-cell>
          <table:table-cell office:value-type="float" office:value="13559" table:style-name="ce18">
            <text:p><text:s/>13,559<text:s/></text:p>
          </table:table-cell>
          <table:table-cell office:value-type="float" office:value="12.298969072164949" table:style-name="ce15">
            <text:p><text:s/>12<text:s/></text:p>
          </table:table-cell>
          <table:table-cell office:value-type="float" office:value="3.3333333333333335" table:style-name="ce16">
            <text:p><text:s/>3<text:s/></text:p>
          </table:table-cell>
          <table:table-cell table:style-name="ce16"/>
          <table:table-cell office:value-type="float" office:value="4.7777777777777777" table:style-name="ce16">
            <text:p><text:s/>5<text:s/></text:p>
          </table:table-cell>
          <table:table-cell table:style-name="ce16"/>
          <table:table-cell office:value-type="float" office:value="27.242990654205606" table:style-name="ce16">
            <text:p><text:s/>27<text:s/></text:p>
          </table:table-cell>
          <table:table-cell office:value-type="float" office:value="1.7695490277203145" table:style-name="ce16">
            <text:p><text:s/>2<text:s/></text:p>
          </table:table-cell>
          <table:table-cell office:value-type="float" office:value="180.5" table:style-name="ce16">
            <text:p><text:s/>181<text:s/></text:p>
          </table:table-cell>
          <table:table-cell office:value-type="float" office:value="29.137670909948138" table:style-name="ce16">
            <text:p><text:s/>29<text:s/></text:p>
          </table:table-cell>
          <table:table-cell office:value-type="float" office:value="0.29629629629629628" table:style-name="ce16">
            <text:p><text:s/>0<text:s/></text:p>
          </table:table-cell>
          <table:table-cell office:value-type="float" office:value="4.5858585858585856" table:style-name="ce17">
            <text:p><text:s/>5<text:s/></text:p>
          </table:table-cell>
          <table:table-cell office:value-type="float" office:value="4.9642857142857144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424367578729996" table:style-name="ce18">
            <text:p><text:s/>19<text:s/></text:p>
          </table:table-cell>
          <table:table-cell office:value-type="float" office:value="1592670" table:style-name="ce19">
            <text:p><text:s/>1,592,670<text:s/></text:p>
          </table:table-cell>
          <table:table-cell office:value-type="float" office:value="328969" table:style-name="ce16">
            <text:p><text:s/>328,969<text:s/></text:p>
          </table:table-cell>
          <table:table-cell table:style-name="ce16"/>
          <table:table-cell office:value-type="float" office:value="41088" table:style-name="ce16">
            <text:p><text:s/>41,088<text:s/></text:p>
          </table:table-cell>
          <table:table-cell table:style-name="ce16"/>
          <table:table-cell office:value-type="float" office:value="191150" table:style-name="ce16">
            <text:p><text:s/>191,150<text:s/></text:p>
          </table:table-cell>
          <table:table-cell office:value-type="float" office:value="12085" table:style-name="ce16">
            <text:p><text:s/>12,085<text:s/></text:p>
          </table:table-cell>
          <table:table-cell office:value-type="float" office:value="11599936" table:style-name="ce16">
            <text:p><text:s/>11,599,936<text:s/></text:p>
          </table:table-cell>
          <table:table-cell office:value-type="float" office:value="58905340" table:style-name="ce16">
            <text:p><text:s/>58,905,340<text:s/></text:p>
          </table:table-cell>
          <table:table-cell office:value-type="float" office:value="421530" table:style-name="ce16">
            <text:p><text:s/>421,530<text:s/></text:p>
          </table:table-cell>
          <table:table-cell office:value-type="float" office:value="53607143" table:style-name="ce17">
            <text:p><text:s/>53,607,143<text:s/></text:p>
          </table:table-cell>
          <table:table-cell office:value-type="float" office:value="1150617" table:style-name="ce16">
            <text:p><text:s/>1,150,617<text:s/></text:p>
          </table:table-cell>
          <table:table-cell office:value-type="float" office:value="17270" table:style-name="ce16">
            <text:p><text:s/>17,270<text:s/></text:p>
          </table:table-cell>
          <table:table-cell office:value-type="float" office:value="127867798" table:style-name="ce16">
            <text:p><text:s/>127,867,79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8" table:style-name="ce9">
            <text:p>1628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30" table:style-name="ce16">
            <text:p><text:s/>30<text:s/></text:p>
          </table:table-cell>
          <table:table-cell table:style-name="ce16"/>
          <table:table-cell office:value-type="float" office:value="113" table:style-name="ce16">
            <text:p><text:s/>113<text:s/></text:p>
          </table:table-cell>
          <table:table-cell office:value-type="float" office:value="2217" table:style-name="ce16">
            <text:p><text:s/>2,217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265" table:style-name="ce16">
            <text:p><text:s/>8,265<text:s/></text:p>
          </table:table-cell>
          <table:table-cell office:value-type="float" office:value="76" table:style-name="ce16">
            <text:p><text:s/>76<text:s/></text:p>
          </table:table-cell>
          <table:table-cell office:value-type="float" office:value="1084" table:style-name="ce17">
            <text:p><text:s/>1,084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988" table:style-name="ce16">
            <text:p><text:s/>988<text:s/></text:p>
          </table:table-cell>
          <table:table-cell office:value-type="float" office:value="13220" table:style-name="ce18">
            <text:p><text:s/>13,220<text:s/></text:p>
          </table:table-cell>
          <table:table-cell office:value-type="float" office:value="13.696078431372548" table:style-name="ce15">
            <text:p><text:s/>14<text:s/></text:p>
          </table:table-cell>
          <table:table-cell office:value-type="float" office:value="5.5" table:style-name="ce16">
            <text:p><text:s/>6<text:s/></text:p>
          </table:table-cell>
          <table:table-cell table:style-name="ce16"/>
          <table:table-cell office:value-type="float" office:value="3.8" table:style-name="ce16">
            <text:p><text:s/>4<text:s/></text:p>
          </table:table-cell>
          <table:table-cell table:style-name="ce16"/>
          <table:table-cell office:value-type="float" office:value="22.469026548672566" table:style-name="ce16">
            <text:p><text:s/>22<text:s/></text:p>
          </table:table-cell>
          <table:table-cell office:value-type="float" office:value="2.0396932792061344" table:style-name="ce16">
            <text:p><text:s/>2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26.675378100423472" table:style-name="ce16">
            <text:p><text:s/>27<text:s/></text:p>
          </table:table-cell>
          <table:table-cell office:value-type="float" office:value="3.2763157894736841" table:style-name="ce16">
            <text:p><text:s/>3<text:s/></text:p>
          </table:table-cell>
          <table:table-cell office:value-type="float" office:value="4.2066420664206641" table:style-name="ce17">
            <text:p><text:s/>4<text:s/></text:p>
          </table:table-cell>
          <table:table-cell office:value-type="float" office:value="4.7446808510638299" table:style-name="ce16">
            <text:p><text:s/>5<text:s/></text:p>
          </table:table-cell>
          <table:table-cell office:value-type="float" office:value="7.0850202429149798E-3" table:style-name="ce16">
            <text:p><text:s/>0<text:s/></text:p>
          </table:table-cell>
          <table:table-cell office:value-type="float" office:value="17.816187594553707" table:style-name="ce18">
            <text:p><text:s/>18<text:s/></text:p>
          </table:table-cell>
          <table:table-cell office:value-type="float" office:value="1914619" table:style-name="ce19">
            <text:p><text:s/>1,914,619<text:s/></text:p>
          </table:table-cell>
          <table:table-cell office:value-type="float" office:value="112390" table:style-name="ce16">
            <text:p><text:s/>112,390<text:s/></text:p>
          </table:table-cell>
          <table:table-cell table:style-name="ce16"/>
          <table:table-cell office:value-type="float" office:value="70461" table:style-name="ce16">
            <text:p><text:s/>70,461<text:s/></text:p>
          </table:table-cell>
          <table:table-cell table:style-name="ce16"/>
          <table:table-cell office:value-type="float" office:value="218655" table:style-name="ce16">
            <text:p><text:s/>218,655<text:s/></text:p>
          </table:table-cell>
          <table:table-cell office:value-type="float" office:value="11085" table:style-name="ce16">
            <text:p><text:s/>11,085<text:s/></text:p>
          </table:table-cell>
          <table:table-cell office:value-type="float" office:value="30604" table:style-name="ce16">
            <text:p><text:s/>30,604<text:s/></text:p>
          </table:table-cell>
          <table:table-cell office:value-type="float" office:value="53392063" table:style-name="ce16">
            <text:p><text:s/>53,392,063<text:s/></text:p>
          </table:table-cell>
          <table:table-cell office:value-type="float" office:value="1807034" table:style-name="ce16">
            <text:p><text:s/>1,807,034<text:s/></text:p>
          </table:table-cell>
          <table:table-cell office:value-type="float" office:value="56488317" table:style-name="ce17">
            <text:p><text:s/>56,488,317<text:s/></text:p>
          </table:table-cell>
          <table:table-cell office:value-type="float" office:value="1102693" table:style-name="ce16">
            <text:p><text:s/>1,102,693<text:s/></text:p>
          </table:table-cell>
          <table:table-cell office:value-type="float" office:value="15393" table:style-name="ce16">
            <text:p><text:s/>15,393<text:s/></text:p>
          </table:table-cell>
          <table:table-cell office:value-type="float" office:value="115163314" table:style-name="ce16">
            <text:p><text:s/>115,163,31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29" table:style-name="ce9">
            <text:p>1629</text:p>
          </table:table-cell>
          <table:table-cell office:value-type="float" office:value="111" table:style-name="ce15">
            <text:p><text:s/>111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91" table:style-name="ce16">
            <text:p><text:s/>91<text:s/></text:p>
          </table:table-cell>
          <table:table-cell office:value-type="float" office:value="2058" table:style-name="ce16">
            <text:p><text:s/>2,05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498" table:style-name="ce16">
            <text:p><text:s/>8,498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709" table:style-name="ce17">
            <text:p><text:s/>709<text:s/></text:p>
          </table:table-cell>
          <table:table-cell office:value-type="float" office:value="337" table:style-name="ce16">
            <text:p><text:s/>337<text:s/></text:p>
          </table:table-cell>
          <table:table-cell office:value-type="float" office:value="1028" table:style-name="ce16">
            <text:p><text:s/>1,028<text:s/></text:p>
          </table:table-cell>
          <table:table-cell office:value-type="float" office:value="12897" table:style-name="ce18">
            <text:p><text:s/>12,897<text:s/></text:p>
          </table:table-cell>
          <table:table-cell office:value-type="float" office:value="11.837837837837839" table:style-name="ce15">
            <text:p><text:s/>12<text:s/></text:p>
          </table:table-cell>
          <table:table-cell office:value-type="float" office:value="3.9166666666666665" table:style-name="ce16">
            <text:p><text:s/>4<text:s/></text:p>
          </table:table-cell>
          <table:table-cell table:style-name="ce16"/>
          <table:table-cell office:value-type="float" office:value="5.3636363636363633" table:style-name="ce16">
            <text:p><text:s/>5<text:s/></text:p>
          </table:table-cell>
          <table:table-cell table:style-name="ce16"/>
          <table:table-cell office:value-type="float" office:value="25" table:style-name="ce16">
            <text:p><text:s/>25<text:s/></text:p>
          </table:table-cell>
          <table:table-cell office:value-type="float" office:value="2.5806608357628766" table:style-name="ce16">
            <text:p><text:s/>3<text:s/></text:p>
          </table:table-cell>
          <table:table-cell office:value-type="float" office:value="10.25" table:style-name="ce16">
            <text:p><text:s/>10<text:s/></text:p>
          </table:table-cell>
          <table:table-cell office:value-type="float" office:value="30.304895269475171" table:style-name="ce16">
            <text:p><text:s/>30<text:s/></text:p>
          </table:table-cell>
          <table:table-cell office:value-type="float" office:value="5.2631578947368418E-2" table:style-name="ce16">
            <text:p><text:s/>0<text:s/></text:p>
          </table:table-cell>
          <table:table-cell office:value-type="float" office:value="5.482369534555712" table:style-name="ce17">
            <text:p><text:s/>5<text:s/></text:p>
          </table:table-cell>
          <table:table-cell office:value-type="float" office:value="4.8694362017804158" table:style-name="ce16">
            <text:p><text:s/>5<text:s/></text:p>
          </table:table-cell>
          <table:table-cell office:value-type="float" office:value="3.3073929961089495E-2" table:style-name="ce16">
            <text:p><text:s/>0<text:s/></text:p>
          </table:table-cell>
          <table:table-cell office:value-type="float" office:value="21.101186322400558" table:style-name="ce18">
            <text:p><text:s/>21<text:s/></text:p>
          </table:table-cell>
          <table:table-cell office:value-type="float" office:value="1840608" table:style-name="ce19">
            <text:p><text:s/>1,840,608<text:s/></text:p>
          </table:table-cell>
          <table:table-cell office:value-type="float" office:value="340208" table:style-name="ce16">
            <text:p><text:s/>340,208<text:s/></text:p>
          </table:table-cell>
          <table:table-cell table:style-name="ce16"/>
          <table:table-cell office:value-type="float" office:value="570" table:style-name="ce16">
            <text:p><text:s/>570<text:s/></text:p>
          </table:table-cell>
          <table:table-cell table:style-name="ce16"/>
          <table:table-cell office:value-type="float" office:value="174985" table:style-name="ce16">
            <text:p><text:s/>174,985<text:s/></text:p>
          </table:table-cell>
          <table:table-cell office:value-type="float" office:value="10290" table:style-name="ce16">
            <text:p><text:s/>10,290<text:s/></text:p>
          </table:table-cell>
          <table:table-cell office:value-type="float" office:value="19047" table:style-name="ce16">
            <text:p><text:s/>19,047<text:s/></text:p>
          </table:table-cell>
          <table:table-cell office:value-type="float" office:value="56817614" table:style-name="ce16">
            <text:p><text:s/>56,817,614<text:s/></text:p>
          </table:table-cell>
          <table:table-cell office:value-type="float" office:value="208914" table:style-name="ce16">
            <text:p><text:s/>208,914<text:s/></text:p>
          </table:table-cell>
          <table:table-cell office:value-type="float" office:value="36529715" table:style-name="ce17">
            <text:p><text:s/>36,529,715<text:s/></text:p>
          </table:table-cell>
          <table:table-cell office:value-type="float" office:value="1123186" table:style-name="ce16">
            <text:p><text:s/>1,123,186<text:s/></text:p>
          </table:table-cell>
          <table:table-cell office:value-type="float" office:value="16597" table:style-name="ce16">
            <text:p><text:s/>16,597<text:s/></text:p>
          </table:table-cell>
          <table:table-cell office:value-type="float" office:value="97081734" table:style-name="ce16">
            <text:p><text:s/>97,081,73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0" table:style-name="ce9">
            <text:p>1630</text:p>
          </table:table-cell>
          <table:table-cell office:value-type="float" office:value="111" table:style-name="ce15">
            <text:p><text:s/>111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102" table:style-name="ce16">
            <text:p><text:s/>102<text:s/></text:p>
          </table:table-cell>
          <table:table-cell office:value-type="float" office:value="2326" table:style-name="ce16">
            <text:p><text:s/>2,32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989" table:style-name="ce16">
            <text:p><text:s/>7,989<text:s/></text:p>
          </table:table-cell>
          <table:table-cell office:value-type="float" office:value="35" table:style-name="ce16">
            <text:p><text:s/>35<text:s/></text:p>
          </table:table-cell>
          <table:table-cell office:value-type="float" office:value="946" table:style-name="ce17">
            <text:p><text:s/>946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972" table:style-name="ce16">
            <text:p><text:s/>972<text:s/></text:p>
          </table:table-cell>
          <table:table-cell office:value-type="float" office:value="12839" table:style-name="ce18">
            <text:p><text:s/>12,839<text:s/></text:p>
          </table:table-cell>
          <table:table-cell office:value-type="float" office:value="12.207207207207206" table:style-name="ce15">
            <text:p><text:s/>12<text:s/></text:p>
          </table:table-cell>
          <table:table-cell office:value-type="float" office:value="4.833333333333333" table:style-name="ce16">
            <text:p><text:s/>5<text:s/></text:p>
          </table:table-cell>
          <table:table-cell table:style-name="ce16"/>
          <table:table-cell office:value-type="float" office:value="4.5555555555555554" table:style-name="ce16">
            <text:p><text:s/>5<text:s/></text:p>
          </table:table-cell>
          <table:table-cell table:style-name="ce16"/>
          <table:table-cell office:value-type="float" office:value="25.009803921568629" table:style-name="ce16">
            <text:p><text:s/>25<text:s/></text:p>
          </table:table-cell>
          <table:table-cell office:value-type="float" office:value="2.8895098882201204" table:style-name="ce16">
            <text:p><text:s/>3<text:s/></text:p>
          </table:table-cell>
          <table:table-cell office:value-type="float" office:value="19.2" table:style-name="ce16">
            <text:p><text:s/>19<text:s/></text:p>
          </table:table-cell>
          <table:table-cell office:value-type="float" office:value="27.762673676304921" table:style-name="ce16">
            <text:p><text:s/>28<text:s/></text:p>
          </table:table-cell>
          <table:table-cell office:value-type="float" office:value="0.34285714285714286" table:style-name="ce16">
            <text:p><text:s/>0<text:s/></text:p>
          </table:table-cell>
          <table:table-cell office:value-type="float" office:value="6.602536997885835" table:style-name="ce17">
            <text:p><text:s/>7<text:s/></text:p>
          </table:table-cell>
          <table:table-cell office:value-type="float" office:value="4.9209726443768993" table:style-name="ce16">
            <text:p><text:s/>5<text:s/></text:p>
          </table:table-cell>
          <table:table-cell office:value-type="float" office:value="7.2016460905349796E-3" table:style-name="ce16">
            <text:p><text:s/>0<text:s/></text:p>
          </table:table-cell>
          <table:table-cell office:value-type="float" office:value="18.733078900225873" table:style-name="ce18">
            <text:p><text:s/>19<text:s/></text:p>
          </table:table-cell>
          <table:table-cell office:value-type="float" office:value="1729771" table:style-name="ce19">
            <text:p><text:s/>1,729,771<text:s/></text:p>
          </table:table-cell>
          <table:table-cell office:value-type="float" office:value="67434" table:style-name="ce16">
            <text:p><text:s/>67,434<text:s/></text:p>
          </table:table-cell>
          <table:table-cell table:style-name="ce16"/>
          <table:table-cell office:value-type="float" office:value="71380" table:style-name="ce16">
            <text:p><text:s/>71,380<text:s/></text:p>
          </table:table-cell>
          <table:table-cell table:style-name="ce16"/>
          <table:table-cell office:value-type="float" office:value="176860" table:style-name="ce16">
            <text:p><text:s/>176,860<text:s/></text:p>
          </table:table-cell>
          <table:table-cell office:value-type="float" office:value="11630" table:style-name="ce16">
            <text:p><text:s/>11,630<text:s/></text:p>
          </table:table-cell>
          <table:table-cell office:value-type="float" office:value="489318" table:style-name="ce16">
            <text:p><text:s/>489,318<text:s/></text:p>
          </table:table-cell>
          <table:table-cell office:value-type="float" office:value="54486721" table:style-name="ce16">
            <text:p><text:s/>54,486,721<text:s/></text:p>
          </table:table-cell>
          <table:table-cell office:value-type="float" office:value="426519" table:style-name="ce16">
            <text:p><text:s/>426,519<text:s/></text:p>
          </table:table-cell>
          <table:table-cell office:value-type="float" office:value="52005707" table:style-name="ce17">
            <text:p><text:s/>52,005,707<text:s/></text:p>
          </table:table-cell>
          <table:table-cell office:value-type="float" office:value="1130095" table:style-name="ce16">
            <text:p><text:s/>1,130,095<text:s/></text:p>
          </table:table-cell>
          <table:table-cell office:value-type="float" office:value="15222" table:style-name="ce16">
            <text:p><text:s/>15,222<text:s/></text:p>
          </table:table-cell>
          <table:table-cell office:value-type="float" office:value="110610657" table:style-name="ce16">
            <text:p><text:s/>110,610,65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1" table:style-name="ce9">
            <text:p>1631</text:p>
          </table:table-cell>
          <table:table-cell office:value-type="float" office:value="105" table:style-name="ce15">
            <text:p><text:s/>105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96" table:style-name="ce16">
            <text:p><text:s/>96<text:s/></text:p>
          </table:table-cell>
          <table:table-cell office:value-type="float" office:value="2280" table:style-name="ce16">
            <text:p><text:s/>2,280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137" table:style-name="ce16">
            <text:p><text:s/>8,137<text:s/></text:p>
          </table:table-cell>
          <table:table-cell office:value-type="float" office:value="70" table:style-name="ce16">
            <text:p><text:s/>70<text:s/></text:p>
          </table:table-cell>
          <table:table-cell office:value-type="float" office:value="1194" table:style-name="ce17">
            <text:p><text:s/>1,194<text:s/></text:p>
          </table:table-cell>
          <table:table-cell office:value-type="float" office:value="349" table:style-name="ce16">
            <text:p><text:s/>349<text:s/></text:p>
          </table:table-cell>
          <table:table-cell office:value-type="float" office:value="1045" table:style-name="ce16">
            <text:p><text:s/>1,045<text:s/></text:p>
          </table:table-cell>
          <table:table-cell office:value-type="float" office:value="13319" table:style-name="ce18">
            <text:p><text:s/>13,319<text:s/></text:p>
          </table:table-cell>
          <table:table-cell office:value-type="float" office:value="12.980952380952381" table:style-name="ce15">
            <text:p><text:s/>13<text:s/></text:p>
          </table:table-cell>
          <table:table-cell office:value-type="float" office:value="2.3846153846153846" table:style-name="ce16">
            <text:p><text:s/>2<text:s/></text:p>
          </table:table-cell>
          <table:table-cell table:style-name="ce16"/>
          <table:table-cell office:value-type="float" office:value="4.333333333333333" table:style-name="ce16">
            <text:p><text:s/>4<text:s/></text:p>
          </table:table-cell>
          <table:table-cell table:style-name="ce16"/>
          <table:table-cell office:value-type="float" office:value="28.770833333333332" table:style-name="ce16">
            <text:p><text:s/>29<text:s/></text:p>
          </table:table-cell>
          <table:table-cell office:value-type="float" office:value="2.2741228070175437" table:style-name="ce16">
            <text:p><text:s/>2<text:s/></text:p>
          </table:table-cell>
          <table:table-cell office:value-type="float" office:value="259.66666666666669" table:style-name="ce16">
            <text:p><text:s/>260<text:s/></text:p>
          </table:table-cell>
          <table:table-cell office:value-type="float" office:value="32.95145631067961" table:style-name="ce16">
            <text:p><text:s/>33<text:s/></text:p>
          </table:table-cell>
          <table:table-cell office:value-type="float" office:value="5.1571428571428575" table:style-name="ce16">
            <text:p><text:s/>5<text:s/></text:p>
          </table:table-cell>
          <table:table-cell office:value-type="float" office:value="6.0686767169179232" table:style-name="ce17">
            <text:p><text:s/>6<text:s/></text:p>
          </table:table-cell>
          <table:table-cell office:value-type="float" office:value="4.8968481375358168" table:style-name="ce16">
            <text:p><text:s/>5<text:s/></text:p>
          </table:table-cell>
          <table:table-cell office:value-type="float" office:value="0.12440191387559808" table:style-name="ce16">
            <text:p><text:s/>0<text:s/></text:p>
          </table:table-cell>
          <table:table-cell office:value-type="float" office:value="21.666416397627451" table:style-name="ce18">
            <text:p><text:s/>22<text:s/></text:p>
          </table:table-cell>
          <table:table-cell office:value-type="float" office:value="1499430" table:style-name="ce19">
            <text:p><text:s/>1,499,430<text:s/></text:p>
          </table:table-cell>
          <table:table-cell office:value-type="float" office:value="455719" table:style-name="ce16">
            <text:p><text:s/>455,719<text:s/></text:p>
          </table:table-cell>
          <table:table-cell table:style-name="ce16"/>
          <table:table-cell office:value-type="float" office:value="94036" table:style-name="ce16">
            <text:p><text:s/>94,036<text:s/></text:p>
          </table:table-cell>
          <table:table-cell table:style-name="ce16"/>
          <table:table-cell office:value-type="float" office:value="152184" table:style-name="ce16">
            <text:p><text:s/>152,184<text:s/></text:p>
          </table:table-cell>
          <table:table-cell office:value-type="float" office:value="11400" table:style-name="ce16">
            <text:p><text:s/>11,400<text:s/></text:p>
          </table:table-cell>
          <table:table-cell office:value-type="float" office:value="62936" table:style-name="ce16">
            <text:p><text:s/>62,936<text:s/></text:p>
          </table:table-cell>
          <table:table-cell office:value-type="float" office:value="57946561" table:style-name="ce16">
            <text:p><text:s/>57,946,561<text:s/></text:p>
          </table:table-cell>
          <table:table-cell office:value-type="float" office:value="1834850" table:style-name="ce16">
            <text:p><text:s/>1,834,850<text:s/></text:p>
          </table:table-cell>
          <table:table-cell office:value-type="float" office:value="63303737" table:style-name="ce17">
            <text:p><text:s/>63,303,737<text:s/></text:p>
          </table:table-cell>
          <table:table-cell office:value-type="float" office:value="1257469" table:style-name="ce16">
            <text:p><text:s/>1,257,469<text:s/></text:p>
          </table:table-cell>
          <table:table-cell office:value-type="float" office:value="644289" table:style-name="ce16">
            <text:p><text:s/>644,289<text:s/></text:p>
          </table:table-cell>
          <table:table-cell office:value-type="float" office:value="127262611" table:style-name="ce16">
            <text:p><text:s/>127,262,61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2" table:style-name="ce9">
            <text:p>1632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93" table:style-name="ce16">
            <text:p><text:s/>93<text:s/></text:p>
          </table:table-cell>
          <table:table-cell office:value-type="float" office:value="2087" table:style-name="ce16">
            <text:p><text:s/>2,08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7179" table:style-name="ce16">
            <text:p><text:s/>7,179<text:s/></text:p>
          </table:table-cell>
          <table:table-cell office:value-type="float" office:value="71" table:style-name="ce16">
            <text:p><text:s/>71<text:s/></text:p>
          </table:table-cell>
          <table:table-cell office:value-type="float" office:value="796" table:style-name="ce17">
            <text:p><text:s/>796<text:s/></text:p>
          </table:table-cell>
          <table:table-cell office:value-type="float" office:value="301" table:style-name="ce16">
            <text:p><text:s/>301<text:s/></text:p>
          </table:table-cell>
          <table:table-cell office:value-type="float" office:value="934" table:style-name="ce16">
            <text:p><text:s/>934<text:s/></text:p>
          </table:table-cell>
          <table:table-cell office:value-type="float" office:value="11605" table:style-name="ce18">
            <text:p><text:s/>11,605<text:s/></text:p>
          </table:table-cell>
          <table:table-cell office:value-type="float" office:value="11.844827586206897" table:style-name="ce15">
            <text:p><text:s/>12<text:s/></text:p>
          </table:table-cell>
          <table:table-cell office:value-type="float" office:value="4.5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1428571428571432" table:style-name="ce16">
            <text:p><text:s/>5<text:s/></text:p>
          </table:table-cell>
          <table:table-cell table:style-name="ce16"/>
          <table:table-cell office:value-type="float" office:value="29.408602150537636" table:style-name="ce16">
            <text:p><text:s/>29<text:s/></text:p>
          </table:table-cell>
          <table:table-cell office:value-type="float" office:value="3.3521801629132728" table:style-name="ce16">
            <text:p><text:s/>3<text:s/></text:p>
          </table:table-cell>
          <table:table-cell office:value-type="float" office:value="45.25" table:style-name="ce16">
            <text:p><text:s/>45<text:s/></text:p>
          </table:table-cell>
          <table:table-cell office:value-type="float" office:value="32.508705947903607" table:style-name="ce16">
            <text:p><text:s/>33<text:s/></text:p>
          </table:table-cell>
          <table:table-cell office:value-type="float" office:value="0.28169014084507044" table:style-name="ce16">
            <text:p><text:s/>0<text:s/></text:p>
          </table:table-cell>
          <table:table-cell office:value-type="float" office:value="4.442211055276382" table:style-name="ce17">
            <text:p><text:s/>4<text:s/></text:p>
          </table:table-cell>
          <table:table-cell office:value-type="float" office:value="4.794019933554817" table:style-name="ce16">
            <text:p><text:s/>5<text:s/></text:p>
          </table:table-cell>
          <table:table-cell office:value-type="float" office:value="1.0706638115631691E-2" table:style-name="ce16">
            <text:p><text:s/>0<text:s/></text:p>
          </table:table-cell>
          <table:table-cell office:value-type="float" office:value="21.523739767341663" table:style-name="ce18">
            <text:p><text:s/>22<text:s/></text:p>
          </table:table-cell>
          <table:table-cell office:value-type="float" office:value="1615048" table:style-name="ce19">
            <text:p><text:s/>1,615,048<text:s/></text:p>
          </table:table-cell>
          <table:table-cell office:value-type="float" office:value="295252" table:style-name="ce16">
            <text:p><text:s/>295,25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0923" table:style-name="ce16">
            <text:p><text:s/>40,923<text:s/></text:p>
          </table:table-cell>
          <table:table-cell table:style-name="ce16"/>
          <table:table-cell office:value-type="float" office:value="155950" table:style-name="ce16">
            <text:p><text:s/>155,950<text:s/></text:p>
          </table:table-cell>
          <table:table-cell office:value-type="float" office:value="10435" table:style-name="ce16">
            <text:p><text:s/>10,435<text:s/></text:p>
          </table:table-cell>
          <table:table-cell office:value-type="float" office:value="832906" table:style-name="ce16">
            <text:p><text:s/>832,906<text:s/></text:p>
          </table:table-cell>
          <table:table-cell office:value-type="float" office:value="52763953" table:style-name="ce16">
            <text:p><text:s/>52,763,953<text:s/></text:p>
          </table:table-cell>
          <table:table-cell office:value-type="float" office:value="460554" table:style-name="ce16">
            <text:p><text:s/>460,554<text:s/></text:p>
          </table:table-cell>
          <table:table-cell office:value-type="float" office:value="40752575" table:style-name="ce17">
            <text:p><text:s/>40,752,575<text:s/></text:p>
          </table:table-cell>
          <table:table-cell office:value-type="float" office:value="960616" table:style-name="ce16">
            <text:p><text:s/>960,616<text:s/></text:p>
          </table:table-cell>
          <table:table-cell office:value-type="float" office:value="14974" table:style-name="ce16">
            <text:p><text:s/>14,974<text:s/></text:p>
          </table:table-cell>
          <table:table-cell office:value-type="float" office:value="97903186" table:style-name="ce16">
            <text:p><text:s/>97,903,18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3" table:style-name="ce9">
            <text:p>1633</text:p>
          </table:table-cell>
          <table:table-cell office:value-type="float" office:value="131" table:style-name="ce15">
            <text:p><text:s/>131<text:s/></text:p>
          </table:table-cell>
          <table:table-cell office:value-type="float" office:value="21" table:style-name="ce16">
            <text:p><text:s/>21<text:s/></text:p>
          </table:table-cell>
          <table:table-cell table:style-name="ce16"/>
          <table:table-cell office:value-type="float" office:value="23" table:style-name="ce16">
            <text:p><text:s/>23<text:s/></text:p>
          </table:table-cell>
          <table:table-cell table:style-name="ce16"/>
          <table:table-cell office:value-type="float" office:value="82" table:style-name="ce16">
            <text:p><text:s/>82<text:s/></text:p>
          </table:table-cell>
          <table:table-cell office:value-type="float" office:value="2416" table:style-name="ce16">
            <text:p><text:s/>2,416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8607" table:style-name="ce16">
            <text:p><text:s/>8,607<text:s/></text:p>
          </table:table-cell>
          <table:table-cell office:value-type="float" office:value="58" table:style-name="ce16">
            <text:p><text:s/>58<text:s/></text:p>
          </table:table-cell>
          <table:table-cell office:value-type="float" office:value="1067" table:style-name="ce17">
            <text:p><text:s/>1,067<text:s/></text:p>
          </table:table-cell>
          <table:table-cell office:value-type="float" office:value="333" table:style-name="ce16">
            <text:p><text:s/>333<text:s/></text:p>
          </table:table-cell>
          <table:table-cell office:value-type="float" office:value="1006" table:style-name="ce16">
            <text:p><text:s/>1,006<text:s/></text:p>
          </table:table-cell>
          <table:table-cell office:value-type="float" office:value="13755" table:style-name="ce18">
            <text:p><text:s/>13,755<text:s/></text:p>
          </table:table-cell>
          <table:table-cell office:value-type="float" office:value="13.145038167938932" table:style-name="ce15">
            <text:p><text:s/>13<text:s/></text:p>
          </table:table-cell>
          <table:table-cell office:value-type="float" office:value="7.9523809523809526" table:style-name="ce16">
            <text:p><text:s/>8<text:s/></text:p>
          </table:table-cell>
          <table:table-cell table:style-name="ce16"/>
          <table:table-cell office:value-type="float" office:value="5.0434782608695654" table:style-name="ce16">
            <text:p><text:s/>5<text:s/></text:p>
          </table:table-cell>
          <table:table-cell table:style-name="ce16"/>
          <table:table-cell office:value-type="float" office:value="23.634146341463413" table:style-name="ce16">
            <text:p><text:s/>24<text:s/></text:p>
          </table:table-cell>
          <table:table-cell office:value-type="float" office:value="2.872930463576159" table:style-name="ce16">
            <text:p><text:s/>3<text:s/></text:p>
          </table:table-cell>
          <table:table-cell office:value-type="float" office:value="25.636363636363637" table:style-name="ce16">
            <text:p><text:s/>26<text:s/></text:p>
          </table:table-cell>
          <table:table-cell office:value-type="float" office:value="28.155687231323341" table:style-name="ce16">
            <text:p><text:s/>28<text:s/></text:p>
          </table:table-cell>
          <table:table-cell office:value-type="float" office:value="0.15517241379310345" table:style-name="ce16">
            <text:p><text:s/>0<text:s/></text:p>
          </table:table-cell>
          <table:table-cell office:value-type="float" office:value="5.4067478912839739" table:style-name="ce17">
            <text:p><text:s/>5<text:s/></text:p>
          </table:table-cell>
          <table:table-cell office:value-type="float" office:value="5.1951951951951951" table:style-name="ce16">
            <text:p><text:s/>5<text:s/></text:p>
          </table:table-cell>
          <table:table-cell office:value-type="float" office:value="0.12922465208747516" table:style-name="ce16">
            <text:p><text:s/>0<text:s/></text:p>
          </table:table-cell>
          <table:table-cell office:value-type="float" office:value="18.985096328607778" table:style-name="ce18">
            <text:p><text:s/>19<text:s/></text:p>
          </table:table-cell>
          <table:table-cell office:value-type="float" office:value="1810289" table:style-name="ce19">
            <text:p><text:s/>1,810,289<text:s/></text:p>
          </table:table-cell>
          <table:table-cell office:value-type="float" office:value="1485014" table:style-name="ce16">
            <text:p><text:s/>1,485,014<text:s/></text:p>
          </table:table-cell>
          <table:table-cell table:style-name="ce16"/>
          <table:table-cell office:value-type="float" office:value="59285" table:style-name="ce16">
            <text:p><text:s/>59,285<text:s/></text:p>
          </table:table-cell>
          <table:table-cell table:style-name="ce16"/>
          <table:table-cell office:value-type="float" office:value="172327" table:style-name="ce16">
            <text:p><text:s/>172,327<text:s/></text:p>
          </table:table-cell>
          <table:table-cell office:value-type="float" office:value="12080" table:style-name="ce16">
            <text:p><text:s/>12,080<text:s/></text:p>
          </table:table-cell>
          <table:table-cell office:value-type="float" office:value="703391" table:style-name="ce16">
            <text:p><text:s/>703,391<text:s/></text:p>
          </table:table-cell>
          <table:table-cell office:value-type="float" office:value="56956635" table:style-name="ce16">
            <text:p><text:s/>56,956,635<text:s/></text:p>
          </table:table-cell>
          <table:table-cell office:value-type="float" office:value="415177" table:style-name="ce16">
            <text:p><text:s/>415,177<text:s/></text:p>
          </table:table-cell>
          <table:table-cell office:value-type="float" office:value="62473634" table:style-name="ce17">
            <text:p><text:s/>62,473,634<text:s/></text:p>
          </table:table-cell>
          <table:table-cell office:value-type="float" office:value="1239732" table:style-name="ce16">
            <text:p><text:s/>1,239,732<text:s/></text:p>
          </table:table-cell>
          <table:table-cell office:value-type="float" office:value="643800" table:style-name="ce16">
            <text:p><text:s/>643,800<text:s/></text:p>
          </table:table-cell>
          <table:table-cell office:value-type="float" office:value="125971364" table:style-name="ce16">
            <text:p><text:s/>125,971,36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4" table:style-name="ce9">
            <text:p>1634</text:p>
          </table:table-cell>
          <table:table-cell office:value-type="float" office:value="83" table:style-name="ce15">
            <text:p><text:s/>83<text:s/></text:p>
          </table:table-cell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87" table:style-name="ce16">
            <text:p><text:s/>87<text:s/></text:p>
          </table:table-cell>
          <table:table-cell office:value-type="float" office:value="2393" table:style-name="ce16">
            <text:p><text:s/>2,393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170" table:style-name="ce16">
            <text:p><text:s/>8,170<text:s/></text:p>
          </table:table-cell>
          <table:table-cell office:value-type="float" office:value="48" table:style-name="ce16">
            <text:p><text:s/>48<text:s/></text:p>
          </table:table-cell>
          <table:table-cell office:value-type="float" office:value="766" table:style-name="ce17">
            <text:p><text:s/>766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981" table:style-name="ce16">
            <text:p><text:s/>981<text:s/></text:p>
          </table:table-cell>
          <table:table-cell office:value-type="float" office:value="12878" table:style-name="ce18">
            <text:p><text:s/>12,878<text:s/></text:p>
          </table:table-cell>
          <table:table-cell office:value-type="float" office:value="12.253012048192771" table:style-name="ce15">
            <text:p><text:s/>12<text:s/></text:p>
          </table:table-cell>
          <table:table-cell office:value-type="float" office:value="11.3125" table:style-name="ce16">
            <text:p><text:s/>11<text:s/></text:p>
          </table:table-cell>
          <table:table-cell table:style-name="ce16"/>
          <table:table-cell office:value-type="float" office:value="4.6923076923076925" table:style-name="ce16">
            <text:p><text:s/>5<text:s/></text:p>
          </table:table-cell>
          <table:table-cell table:style-name="ce16"/>
          <table:table-cell office:value-type="float" office:value="23.758620689655171" table:style-name="ce16">
            <text:p><text:s/>24<text:s/></text:p>
          </table:table-cell>
          <table:table-cell office:value-type="float" office:value="2.4417049728374427" table:style-name="ce16">
            <text:p><text:s/>2<text:s/></text:p>
          </table:table-cell>
          <table:table-cell office:value-type="float" office:value="53.25" table:style-name="ce16">
            <text:p><text:s/>53<text:s/></text:p>
          </table:table-cell>
          <table:table-cell office:value-type="float" office:value="28.522521419828642" table:style-name="ce16">
            <text:p><text:s/>29<text:s/></text:p>
          </table:table-cell>
          <table:table-cell office:value-type="float" office:value="9.3125" table:style-name="ce16">
            <text:p><text:s/>9<text:s/></text:p>
          </table:table-cell>
          <table:table-cell office:value-type="float" office:value="5.3511749347258482" table:style-name="ce17">
            <text:p><text:s/>5<text:s/></text:p>
          </table:table-cell>
          <table:table-cell office:value-type="float" office:value="4.8990536277602521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297251125951234" table:style-name="ce18">
            <text:p><text:s/>19<text:s/></text:p>
          </table:table-cell>
          <table:table-cell office:value-type="float" office:value="1078230" table:style-name="ce19">
            <text:p><text:s/>1,078,230<text:s/></text:p>
          </table:table-cell>
          <table:table-cell office:value-type="float" office:value="1428819" table:style-name="ce16">
            <text:p><text:s/>1,428,819<text:s/></text:p>
          </table:table-cell>
          <table:table-cell table:style-name="ce16"/>
          <table:table-cell office:value-type="float" office:value="46128" table:style-name="ce16">
            <text:p><text:s/>46,128<text:s/></text:p>
          </table:table-cell>
          <table:table-cell table:style-name="ce16"/>
          <table:table-cell office:value-type="float" office:value="160972" table:style-name="ce16">
            <text:p><text:s/>160,972<text:s/></text:p>
          </table:table-cell>
          <table:table-cell office:value-type="float" office:value="11965" table:style-name="ce16">
            <text:p><text:s/>11,965<text:s/></text:p>
          </table:table-cell>
          <table:table-cell office:value-type="float" office:value="4356" table:style-name="ce16">
            <text:p><text:s/>4,356<text:s/></text:p>
          </table:table-cell>
          <table:table-cell office:value-type="float" office:value="54798840" table:style-name="ce16">
            <text:p><text:s/>54,798,840<text:s/></text:p>
          </table:table-cell>
          <table:table-cell office:value-type="float" office:value="1239453" table:style-name="ce16">
            <text:p><text:s/>1,239,453<text:s/></text:p>
          </table:table-cell>
          <table:table-cell office:value-type="float" office:value="42087546" table:style-name="ce17">
            <text:p><text:s/>42,087,546<text:s/></text:p>
          </table:table-cell>
          <table:table-cell office:value-type="float" office:value="1089461" table:style-name="ce16">
            <text:p><text:s/>1,089,461<text:s/></text:p>
          </table:table-cell>
          <table:table-cell office:value-type="float" office:value="15774" table:style-name="ce16">
            <text:p><text:s/>15,774<text:s/></text:p>
          </table:table-cell>
          <table:table-cell office:value-type="float" office:value="101961544" table:style-name="ce16">
            <text:p><text:s/>101,961,54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5" table:style-name="ce9">
            <text:p>1635</text:p>
          </table:table-cell>
          <table:table-cell office:value-type="float" office:value="71" table:style-name="ce15">
            <text:p><text:s/>71<text:s/></text:p>
          </table:table-cell>
          <table:table-cell table:number-columns-repeated="2" table:style-name="ce16"/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114" table:style-name="ce16">
            <text:p><text:s/>114<text:s/></text:p>
          </table:table-cell>
          <table:table-cell office:value-type="float" office:value="2275" table:style-name="ce16">
            <text:p><text:s/>2,27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217" table:style-name="ce16">
            <text:p><text:s/>8,217<text:s/></text:p>
          </table:table-cell>
          <table:table-cell office:value-type="float" office:value="63" table:style-name="ce16">
            <text:p><text:s/>63<text:s/></text:p>
          </table:table-cell>
          <table:table-cell office:value-type="float" office:value="707" table:style-name="ce17">
            <text:p><text:s/>707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940" table:style-name="ce16">
            <text:p><text:s/>940<text:s/></text:p>
          </table:table-cell>
          <table:table-cell office:value-type="float" office:value="12699" table:style-name="ce18">
            <text:p><text:s/>12,699<text:s/></text:p>
          </table:table-cell>
          <table:table-cell office:value-type="float" office:value="13.112676056338028" table:style-name="ce15">
            <text:p><text:s/>13<text:s/></text:p>
          </table:table-cell>
          <table:table-cell table:number-columns-repeated="2" table:style-name="ce16"/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26.438596491228068" table:style-name="ce16">
            <text:p><text:s/>26<text:s/></text:p>
          </table:table-cell>
          <table:table-cell office:value-type="float" office:value="2.0131868131868131" table:style-name="ce16">
            <text:p><text:s/>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409638554216869" table:style-name="ce16">
            <text:p><text:s/>27<text:s/></text:p>
          </table:table-cell>
          <table:table-cell office:value-type="float" office:value="9.1269841269841265" table:style-name="ce16">
            <text:p><text:s/>9<text:s/></text:p>
          </table:table-cell>
          <table:table-cell office:value-type="float" office:value="4.564356435643564" table:style-name="ce17">
            <text:p><text:s/>5<text:s/></text:p>
          </table:table-cell>
          <table:table-cell office:value-type="float" office:value="4.8802588996763756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8.826128041578077" table:style-name="ce18">
            <text:p><text:s/>19<text:s/></text:p>
          </table:table-cell>
          <table:table-cell office:value-type="float" office:value="1065024" table:style-name="ce19">
            <text:p><text:s/>1,065,024<text:s/></text:p>
          </table:table-cell>
          <table:table-cell table:number-columns-repeated="2" table:style-name="ce16"/>
          <table:table-cell office:value-type="float" office:value="15225" table:style-name="ce16">
            <text:p><text:s/>15,225<text:s/></text:p>
          </table:table-cell>
          <table:table-cell table:style-name="ce16"/>
          <table:table-cell office:value-type="float" office:value="206898" table:style-name="ce16">
            <text:p><text:s/>206,898<text:s/></text:p>
          </table:table-cell>
          <table:table-cell office:value-type="float" office:value="11375" table:style-name="ce16">
            <text:p><text:s/>11,37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45302982" table:style-name="ce16">
            <text:p><text:s/>45,302,982<text:s/></text:p>
          </table:table-cell>
          <table:table-cell office:value-type="float" office:value="1678542" table:style-name="ce16">
            <text:p><text:s/>1,678,542<text:s/></text:p>
          </table:table-cell>
          <table:table-cell office:value-type="float" office:value="31857161" table:style-name="ce17">
            <text:p><text:s/>31,857,161<text:s/></text:p>
          </table:table-cell>
          <table:table-cell office:value-type="float" office:value="1067844" table:style-name="ce16">
            <text:p><text:s/>1,067,844<text:s/></text:p>
          </table:table-cell>
          <table:table-cell office:value-type="float" office:value="15069" table:style-name="ce16">
            <text:p><text:s/>15,069<text:s/></text:p>
          </table:table-cell>
          <table:table-cell office:value-type="float" office:value="81220184" table:style-name="ce16">
            <text:p><text:s/>81,220,18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6" table:style-name="ce9">
            <text:p>1636</text:p>
          </table:table-cell>
          <table:table-cell office:value-type="float" office:value="113" table:style-name="ce15">
            <text:p><text:s/>113<text:s/></text:p>
          </table:table-cell>
          <table:table-cell office:value-type="float" office:value="33" table:style-name="ce16">
            <text:p><text:s/>33<text:s/></text:p>
          </table:table-cell>
          <table:table-cell table:style-name="ce16"/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89" table:style-name="ce16">
            <text:p><text:s/>89<text:s/></text:p>
          </table:table-cell>
          <table:table-cell office:value-type="float" office:value="2590" table:style-name="ce16">
            <text:p><text:s/>2,590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7964" table:style-name="ce16">
            <text:p><text:s/>7,964<text:s/></text:p>
          </table:table-cell>
          <table:table-cell office:value-type="float" office:value="58" table:style-name="ce16">
            <text:p><text:s/>58<text:s/></text:p>
          </table:table-cell>
          <table:table-cell office:value-type="float" office:value="922" table:style-name="ce17">
            <text:p><text:s/>922<text:s/></text:p>
          </table:table-cell>
          <table:table-cell office:value-type="float" office:value="348" table:style-name="ce16">
            <text:p><text:s/>348<text:s/></text:p>
          </table:table-cell>
          <table:table-cell office:value-type="float" office:value="1037" table:style-name="ce16">
            <text:p><text:s/>1,037<text:s/></text:p>
          </table:table-cell>
          <table:table-cell office:value-type="float" office:value="13191" table:style-name="ce18">
            <text:p><text:s/>13,191<text:s/></text:p>
          </table:table-cell>
          <table:table-cell office:value-type="float" office:value="12.690265486725664" table:style-name="ce15">
            <text:p><text:s/>13<text:s/></text:p>
          </table:table-cell>
          <table:table-cell office:value-type="float" office:value="9.3030303030303028" table:style-name="ce16">
            <text:p><text:s/>9<text:s/></text:p>
          </table:table-cell>
          <table:table-cell table:style-name="ce16"/>
          <table:table-cell office:value-type="float" office:value="4.5517241379310347" table:style-name="ce16">
            <text:p><text:s/>5<text:s/></text:p>
          </table:table-cell>
          <table:table-cell table:style-name="ce16"/>
          <table:table-cell office:value-type="float" office:value="21.370786516853933" table:style-name="ce16">
            <text:p><text:s/>21<text:s/></text:p>
          </table:table-cell>
          <table:table-cell office:value-type="float" office:value="3.5552123552123551" table:style-name="ce16">
            <text:p><text:s/>4<text:s/></text:p>
          </table:table-cell>
          <table:table-cell office:value-type="float" office:value="10.5" table:style-name="ce16">
            <text:p><text:s/>11<text:s/></text:p>
          </table:table-cell>
          <table:table-cell office:value-type="float" office:value="25.496358613761927" table:style-name="ce16">
            <text:p><text:s/>25<text:s/></text:p>
          </table:table-cell>
          <table:table-cell office:value-type="float" office:value="8.8965517241379306" table:style-name="ce16">
            <text:p><text:s/>9<text:s/></text:p>
          </table:table-cell>
          <table:table-cell office:value-type="float" office:value="3.8937093275488071" table:style-name="ce17">
            <text:p><text:s/>4<text:s/></text:p>
          </table:table-cell>
          <table:table-cell office:value-type="float" office:value="4.9482758620689653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6.825714502312181" table:style-name="ce18">
            <text:p><text:s/>17<text:s/></text:p>
          </table:table-cell>
          <table:table-cell office:value-type="float" office:value="1688910" table:style-name="ce19">
            <text:p><text:s/>1,688,910<text:s/></text:p>
          </table:table-cell>
          <table:table-cell office:value-type="float" office:value="2868877" table:style-name="ce16">
            <text:p><text:s/>2,868,877<text:s/></text:p>
          </table:table-cell>
          <table:table-cell table:style-name="ce16"/>
          <table:table-cell office:value-type="float" office:value="103804" table:style-name="ce16">
            <text:p><text:s/>103,804<text:s/></text:p>
          </table:table-cell>
          <table:table-cell table:style-name="ce16"/>
          <table:table-cell office:value-type="float" office:value="169479" table:style-name="ce16">
            <text:p><text:s/>169,479<text:s/></text:p>
          </table:table-cell>
          <table:table-cell office:value-type="float" office:value="12950" table:style-name="ce16">
            <text:p><text:s/>12,950<text:s/></text:p>
          </table:table-cell>
          <table:table-cell office:value-type="float" office:value="342905" table:style-name="ce16">
            <text:p><text:s/>342,905<text:s/></text:p>
          </table:table-cell>
          <table:table-cell office:value-type="float" office:value="64048722" table:style-name="ce16">
            <text:p><text:s/>64,048,722<text:s/></text:p>
          </table:table-cell>
          <table:table-cell office:value-type="float" office:value="1831872" table:style-name="ce16">
            <text:p><text:s/>1,831,872<text:s/></text:p>
          </table:table-cell>
          <table:table-cell office:value-type="float" office:value="46174770" table:style-name="ce17">
            <text:p><text:s/>46,174,770<text:s/></text:p>
          </table:table-cell>
          <table:table-cell office:value-type="float" office:value="1228631" table:style-name="ce16">
            <text:p><text:s/>1,228,631<text:s/></text:p>
          </table:table-cell>
          <table:table-cell office:value-type="float" office:value="16094" table:style-name="ce16">
            <text:p><text:s/>16,094<text:s/></text:p>
          </table:table-cell>
          <table:table-cell office:value-type="float" office:value="118487014" table:style-name="ce16">
            <text:p><text:s/>118,487,01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7" table:style-name="ce9">
            <text:p>1637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table:style-name="ce16"/>
          <table:table-cell office:value-type="float" office:value="64" table:style-name="ce16">
            <text:p><text:s/>64<text:s/></text:p>
          </table:table-cell>
          <table:table-cell office:value-type="float" office:value="2670" table:style-name="ce16">
            <text:p><text:s/>2,670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026" table:style-name="ce16">
            <text:p><text:s/>8,026<text:s/></text:p>
          </table:table-cell>
          <table:table-cell office:value-type="float" office:value="53" table:style-name="ce16">
            <text:p><text:s/>53<text:s/></text:p>
          </table:table-cell>
          <table:table-cell office:value-type="float" office:value="1135" table:style-name="ce17">
            <text:p><text:s/>1,135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980" table:style-name="ce16">
            <text:p><text:s/>980<text:s/></text:p>
          </table:table-cell>
          <table:table-cell office:value-type="float" office:value="13383" table:style-name="ce18">
            <text:p><text:s/>13,383<text:s/></text:p>
          </table:table-cell>
          <table:table-cell office:value-type="float" office:value="12.018181818181818" table:style-name="ce15">
            <text:p><text:s/>12<text:s/></text:p>
          </table:table-cell>
          <table:table-cell office:value-type="float" office:value="2.75" table:style-name="ce16">
            <text:p><text:s/>3<text:s/></text:p>
          </table:table-cell>
          <table:table-cell table:style-name="ce16"/>
          <table:table-cell office:value-type="float" office:value="4.1052631578947372" table:style-name="ce16">
            <text:p><text:s/>4<text:s/></text:p>
          </table:table-cell>
          <table:table-cell table:style-name="ce16"/>
          <table:table-cell office:value-type="float" office:value="26.140625" table:style-name="ce16">
            <text:p><text:s/>26<text:s/></text:p>
          </table:table-cell>
          <table:table-cell office:value-type="float" office:value="2.6749063670411983" table:style-name="ce16">
            <text:p><text:s/>3<text:s/></text:p>
          </table:table-cell>
          <table:table-cell office:value-type="float" office:value="10.833333333333334" table:style-name="ce16">
            <text:p><text:s/>11<text:s/></text:p>
          </table:table-cell>
          <table:table-cell office:value-type="float" office:value="31.665337652628956" table:style-name="ce16">
            <text:p><text:s/>32<text:s/></text:p>
          </table:table-cell>
          <table:table-cell office:value-type="float" office:value="0.11320754716981132" table:style-name="ce16">
            <text:p><text:s/>0<text:s/></text:p>
          </table:table-cell>
          <table:table-cell office:value-type="float" office:value="5.5488986784140968" table:style-name="ce17">
            <text:p><text:s/>6<text:s/></text:p>
          </table:table-cell>
          <table:table-cell office:value-type="float" office:value="4.8386075949367084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0.344466860942987" table:style-name="ce18">
            <text:p><text:s/>20<text:s/></text:p>
          </table:table-cell>
          <table:table-cell office:value-type="float" office:value="1546645" table:style-name="ce19">
            <text:p><text:s/>1,546,645<text:s/></text:p>
          </table:table-cell>
          <table:table-cell office:value-type="float" office:value="250296" table:style-name="ce16">
            <text:p><text:s/>250,296<text:s/></text:p>
          </table:table-cell>
          <table:table-cell table:style-name="ce16"/>
          <table:table-cell office:value-type="float" office:value="71727" table:style-name="ce16">
            <text:p><text:s/>71,727<text:s/></text:p>
          </table:table-cell>
          <table:table-cell table:style-name="ce16"/>
          <table:table-cell office:value-type="float" office:value="138218" table:style-name="ce16">
            <text:p><text:s/>138,218<text:s/></text:p>
          </table:table-cell>
          <table:table-cell office:value-type="float" office:value="13350" table:style-name="ce16">
            <text:p><text:s/>13,350<text:s/></text:p>
          </table:table-cell>
          <table:table-cell office:value-type="float" office:value="79645" table:style-name="ce16">
            <text:p><text:s/>79,645<text:s/></text:p>
          </table:table-cell>
          <table:table-cell office:value-type="float" office:value="62993919" table:style-name="ce16">
            <text:p><text:s/>62,993,919<text:s/></text:p>
          </table:table-cell>
          <table:table-cell office:value-type="float" office:value="421200" table:style-name="ce16">
            <text:p><text:s/>421,200<text:s/></text:p>
          </table:table-cell>
          <table:table-cell office:value-type="float" office:value="60241358" table:style-name="ce17">
            <text:p><text:s/>60,241,358<text:s/></text:p>
          </table:table-cell>
          <table:table-cell office:value-type="float" office:value="1125619" table:style-name="ce16">
            <text:p><text:s/>1,125,619<text:s/></text:p>
          </table:table-cell>
          <table:table-cell office:value-type="float" office:value="15460" table:style-name="ce16">
            <text:p><text:s/>15,460<text:s/></text:p>
          </table:table-cell>
          <table:table-cell office:value-type="float" office:value="126897437" table:style-name="ce16">
            <text:p><text:s/>126,897,43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8" table:style-name="ce9">
            <text:p>1638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85" table:style-name="ce16">
            <text:p><text:s/>85<text:s/></text:p>
          </table:table-cell>
          <table:table-cell office:value-type="float" office:value="1965" table:style-name="ce16">
            <text:p><text:s/>1,96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7632" table:style-name="ce16">
            <text:p><text:s/>7,632<text:s/></text:p>
          </table:table-cell>
          <table:table-cell office:value-type="float" office:value="25" table:style-name="ce16">
            <text:p><text:s/>25<text:s/></text:p>
          </table:table-cell>
          <table:table-cell office:value-type="float" office:value="801" table:style-name="ce17">
            <text:p><text:s/>801<text:s/></text:p>
          </table:table-cell>
          <table:table-cell office:value-type="float" office:value="276" table:style-name="ce16">
            <text:p><text:s/>276<text:s/></text:p>
          </table:table-cell>
          <table:table-cell office:value-type="float" office:value="925" table:style-name="ce16">
            <text:p><text:s/>925<text:s/></text:p>
          </table:table-cell>
          <table:table-cell office:value-type="float" office:value="11837" table:style-name="ce18">
            <text:p><text:s/>11,837<text:s/></text:p>
          </table:table-cell>
          <table:table-cell office:value-type="float" office:value="12.990566037735849" table:style-name="ce15">
            <text:p><text:s/>13<text:s/></text:p>
          </table:table-cell>
          <table:table-cell office:value-type="float" office:value="4.125" table:style-name="ce16">
            <text:p><text:s/>4<text:s/></text:p>
          </table:table-cell>
          <table:table-cell table:style-name="ce16"/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4.247058823529411" table:style-name="ce16">
            <text:p><text:s/>24<text:s/></text:p>
          </table:table-cell>
          <table:table-cell office:value-type="float" office:value="1.6488549618320612" table:style-name="ce16">
            <text:p><text:s/>2<text:s/></text:p>
          </table:table-cell>
          <table:table-cell office:value-type="float" office:value="12.5" table:style-name="ce16">
            <text:p><text:s/>13<text:s/></text:p>
          </table:table-cell>
          <table:table-cell office:value-type="float" office:value="40.809486373165619" table:style-name="ce16">
            <text:p><text:s/>41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0799001248439453" table:style-name="ce17">
            <text:p><text:s/>5<text:s/></text:p>
          </table:table-cell>
          <table:table-cell office:value-type="float" office:value="5.083333333333333" table:style-name="ce16">
            <text:p><text:s/>5<text:s/></text:p>
          </table:table-cell>
          <table:table-cell office:value-type="float" office:value="1.0810810810810811E-3" table:style-name="ce16">
            <text:p><text:s/>0<text:s/></text:p>
          </table:table-cell>
          <table:table-cell office:value-type="float" office:value="27.348737011066994" table:style-name="ce18">
            <text:p><text:s/>27<text:s/></text:p>
          </table:table-cell>
          <table:table-cell office:value-type="float" office:value="1347625" table:style-name="ce19">
            <text:p><text:s/>1,347,625<text:s/></text:p>
          </table:table-cell>
          <table:table-cell office:value-type="float" office:value="295252" table:style-name="ce16">
            <text:p><text:s/>295,252<text:s/></text:p>
          </table:table-cell>
          <table:table-cell table:style-name="ce16"/>
          <table:table-cell office:value-type="float" office:value="31034" table:style-name="ce16">
            <text:p><text:s/>31,034<text:s/></text:p>
          </table:table-cell>
          <table:table-cell table:style-name="ce16"/>
          <table:table-cell office:value-type="float" office:value="157718" table:style-name="ce16">
            <text:p><text:s/>157,718<text:s/></text:p>
          </table:table-cell>
          <table:table-cell office:value-type="float" office:value="9825" table:style-name="ce16">
            <text:p><text:s/>9,825<text:s/></text:p>
          </table:table-cell>
          <table:table-cell office:value-type="float" office:value="128" table:style-name="ce16">
            <text:p><text:s/>128<text:s/></text:p>
          </table:table-cell>
          <table:table-cell office:value-type="float" office:value="50626367" table:style-name="ce16">
            <text:p><text:s/>50,626,36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9755920" table:style-name="ce17">
            <text:p><text:s/>39,755,920<text:s/></text:p>
          </table:table-cell>
          <table:table-cell office:value-type="float" office:value="909310" table:style-name="ce16">
            <text:p><text:s/>909,310<text:s/></text:p>
          </table:table-cell>
          <table:table-cell office:value-type="float" office:value="15337" table:style-name="ce16">
            <text:p><text:s/>15,337<text:s/></text:p>
          </table:table-cell>
          <table:table-cell office:value-type="float" office:value="93148516" table:style-name="ce16">
            <text:p><text:s/>93,148,51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39" table:style-name="ce9">
            <text:p>1639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23" table:style-name="ce16">
            <text:p><text:s/>23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68" table:style-name="ce16">
            <text:p><text:s/>68<text:s/></text:p>
          </table:table-cell>
          <table:table-cell office:value-type="float" office:value="2067" table:style-name="ce16">
            <text:p><text:s/>2,06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120" table:style-name="ce16">
            <text:p><text:s/>8,120<text:s/></text:p>
          </table:table-cell>
          <table:table-cell office:value-type="float" office:value="41" table:style-name="ce16">
            <text:p><text:s/>41<text:s/></text:p>
          </table:table-cell>
          <table:table-cell office:value-type="float" office:value="1048" table:style-name="ce17">
            <text:p><text:s/>1,048<text:s/></text:p>
          </table:table-cell>
          <table:table-cell office:value-type="float" office:value="323" table:style-name="ce16">
            <text:p><text:s/>323<text:s/></text:p>
          </table:table-cell>
          <table:table-cell office:value-type="float" office:value="948" table:style-name="ce16">
            <text:p><text:s/>948<text:s/></text:p>
          </table:table-cell>
          <table:table-cell office:value-type="float" office:value="12768" table:style-name="ce18">
            <text:p><text:s/>12,768<text:s/></text:p>
          </table:table-cell>
          <table:table-cell office:value-type="float" office:value="11.843137254901961" table:style-name="ce15">
            <text:p><text:s/>12<text:s/></text:p>
          </table:table-cell>
          <table:table-cell office:value-type="float" office:value="9.6521739130434785" table:style-name="ce16">
            <text:p><text:s/>10<text:s/></text:p>
          </table:table-cell>
          <table:table-cell table:style-name="ce16"/>
          <table:table-cell office:value-type="float" office:value="5.166666666666667" table:style-name="ce16">
            <text:p><text:s/>5<text:s/></text:p>
          </table:table-cell>
          <table:table-cell table:style-name="ce16"/>
          <table:table-cell office:value-type="float" office:value="23.220588235294116" table:style-name="ce16">
            <text:p><text:s/>23<text:s/></text:p>
          </table:table-cell>
          <table:table-cell office:value-type="float" office:value="1.5694242864054184" table:style-name="ce16">
            <text:p><text:s/>2<text:s/></text:p>
          </table:table-cell>
          <table:table-cell office:value-type="float" office:value="9.75" table:style-name="ce16">
            <text:p><text:s/>10<text:s/></text:p>
          </table:table-cell>
          <table:table-cell office:value-type="float" office:value="35.189655172413794" table:style-name="ce16">
            <text:p><text:s/>35<text:s/></text:p>
          </table:table-cell>
          <table:table-cell office:value-type="float" office:value="4.878048780487805E-2" table:style-name="ce16">
            <text:p><text:s/>0<text:s/></text:p>
          </table:table-cell>
          <table:table-cell office:value-type="float" office:value="4.6020992366412212" table:style-name="ce17">
            <text:p><text:s/>5<text:s/></text:p>
          </table:table-cell>
          <table:table-cell office:value-type="float" office:value="5.0526315789473681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3.387609649122808" table:style-name="ce18">
            <text:p><text:s/>23<text:s/></text:p>
          </table:table-cell>
          <table:table-cell office:value-type="float" office:value="1304125" table:style-name="ce19">
            <text:p><text:s/>1,304,125<text:s/></text:p>
          </table:table-cell>
          <table:table-cell office:value-type="float" office:value="1712832" table:style-name="ce16">
            <text:p><text:s/>1,712,832<text:s/></text:p>
          </table:table-cell>
          <table:table-cell table:style-name="ce16"/>
          <table:table-cell office:value-type="float" office:value="65094" table:style-name="ce16">
            <text:p><text:s/>65,094<text:s/></text:p>
          </table:table-cell>
          <table:table-cell table:style-name="ce16"/>
          <table:table-cell office:value-type="float" office:value="148514" table:style-name="ce16">
            <text:p><text:s/>148,514<text:s/></text:p>
          </table:table-cell>
          <table:table-cell office:value-type="float" office:value="10335" table:style-name="ce16">
            <text:p><text:s/>10,335<text:s/></text:p>
          </table:table-cell>
          <table:table-cell office:value-type="float" office:value="32017" table:style-name="ce16">
            <text:p><text:s/>32,017<text:s/></text:p>
          </table:table-cell>
          <table:table-cell office:value-type="float" office:value="54589193" table:style-name="ce16">
            <text:p><text:s/>54,589,193<text:s/></text:p>
          </table:table-cell>
          <table:table-cell office:value-type="float" office:value="236445" table:style-name="ce16">
            <text:p><text:s/>236,445<text:s/></text:p>
          </table:table-cell>
          <table:table-cell office:value-type="float" office:value="61227899" table:style-name="ce17">
            <text:p><text:s/>61,227,899<text:s/></text:p>
          </table:table-cell>
          <table:table-cell office:value-type="float" office:value="1130686" table:style-name="ce16">
            <text:p><text:s/>1,130,686<text:s/></text:p>
          </table:table-cell>
          <table:table-cell office:value-type="float" office:value="14807" table:style-name="ce16">
            <text:p><text:s/>14,807<text:s/></text:p>
          </table:table-cell>
          <table:table-cell office:value-type="float" office:value="120471947" table:style-name="ce16">
            <text:p><text:s/>120,471,9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0" table:style-name="ce9">
            <text:p>1640</text:p>
          </table:table-cell>
          <table:table-cell office:value-type="float" office:value="124" table:style-name="ce15">
            <text:p><text:s/>124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1" table:style-name="ce16">
            <text:p><text:s/>1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9" table:style-name="ce16">
            <text:p><text:s/>89<text:s/></text:p>
          </table:table-cell>
          <table:table-cell office:value-type="float" office:value="2102" table:style-name="ce16">
            <text:p><text:s/>2,10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325" table:style-name="ce16">
            <text:p><text:s/>8,325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956" table:style-name="ce17">
            <text:p><text:s/>956<text:s/></text:p>
          </table:table-cell>
          <table:table-cell office:value-type="float" office:value="337" table:style-name="ce16">
            <text:p><text:s/>337<text:s/></text:p>
          </table:table-cell>
          <table:table-cell office:value-type="float" office:value="1047" table:style-name="ce16">
            <text:p><text:s/>1,047<text:s/></text:p>
          </table:table-cell>
          <table:table-cell office:value-type="float" office:value="13024" table:style-name="ce18">
            <text:p><text:s/>13,024<text:s/></text:p>
          </table:table-cell>
          <table:table-cell office:value-type="float" office:value="14.040322580645162" table:style-name="ce15">
            <text:p><text:s/>14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5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30.101123595505619" table:style-name="ce16">
            <text:p><text:s/>30<text:s/></text:p>
          </table:table-cell>
          <table:table-cell office:value-type="float" office:value="3.1018078020932447" table:style-name="ce16">
            <text:p><text:s/>3<text:s/></text:p>
          </table:table-cell>
          <table:table-cell office:value-type="float" office:value="10.5" table:style-name="ce16">
            <text:p><text:s/>11<text:s/></text:p>
          </table:table-cell>
          <table:table-cell office:value-type="float" office:value="152.97777777777779" table:style-name="ce16">
            <text:p><text:s/>153<text:s/></text:p>
          </table:table-cell>
          <table:table-cell office:value-type="float" office:value="5.2631578947368418E-2" table:style-name="ce16">
            <text:p><text:s/>0<text:s/></text:p>
          </table:table-cell>
          <table:table-cell office:value-type="float" office:value="5.8964435146443517" table:style-name="ce17">
            <text:p><text:s/>6<text:s/></text:p>
          </table:table-cell>
          <table:table-cell office:value-type="float" office:value="5.0979228486646884" table:style-name="ce16">
            <text:p><text:s/>5<text:s/></text:p>
          </table:table-cell>
          <table:table-cell office:value-type="float" office:value="9.5510983763132757E-4" table:style-name="ce16">
            <text:p><text:s/>0<text:s/></text:p>
          </table:table-cell>
          <table:table-cell office:value-type="float" office:value="99.196944103194099" table:style-name="ce18">
            <text:p><text:s/>99<text:s/></text:p>
          </table:table-cell>
          <table:table-cell office:value-type="float" office:value="2367855" table:style-name="ce19">
            <text:p><text:s/>2,367,855<text:s/></text:p>
          </table:table-cell>
          <table:table-cell office:value-type="float" office:value="500592" table:style-name="ce16">
            <text:p><text:s/>500,592<text:s/></text:p>
          </table:table-cell>
          <table:table-cell table:style-name="ce16"/>
          <table:table-cell office:value-type="float" office:value="25754" table:style-name="ce16">
            <text:p><text:s/>25,754<text:s/></text:p>
          </table:table-cell>
          <table:table-cell office:value-type="float" office:value="3672" table:style-name="ce16">
            <text:p><text:s/>3,672<text:s/></text:p>
          </table:table-cell>
          <table:table-cell office:value-type="float" office:value="172937" table:style-name="ce16">
            <text:p><text:s/>172,937<text:s/></text:p>
          </table:table-cell>
          <table:table-cell office:value-type="float" office:value="10510" table:style-name="ce16">
            <text:p><text:s/>10,510<text:s/></text:p>
          </table:table-cell>
          <table:table-cell office:value-type="float" office:value="9428" table:style-name="ce16">
            <text:p><text:s/>9,428<text:s/></text:p>
          </table:table-cell>
          <table:table-cell office:value-type="float" office:value="57581913" table:style-name="ce16">
            <text:p><text:s/>57,581,913<text:s/></text:p>
          </table:table-cell>
          <table:table-cell office:value-type="float" office:value="398755" table:style-name="ce16">
            <text:p><text:s/>398,755<text:s/></text:p>
          </table:table-cell>
          <table:table-cell office:value-type="float" office:value="56668413" table:style-name="ce17">
            <text:p><text:s/>56,668,413<text:s/></text:p>
          </table:table-cell>
          <table:table-cell office:value-type="float" office:value="1193875" table:style-name="ce16">
            <text:p><text:s/>1,193,875<text:s/></text:p>
          </table:table-cell>
          <table:table-cell office:value-type="float" office:value="16939" table:style-name="ce16">
            <text:p><text:s/>16,939<text:s/></text:p>
          </table:table-cell>
          <table:table-cell office:value-type="float" office:value="118950643" table:style-name="ce16">
            <text:p><text:s/>118,950,64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1" table:style-name="ce9">
            <text:p>1641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78" table:style-name="ce16">
            <text:p><text:s/>78<text:s/></text:p>
          </table:table-cell>
          <table:table-cell office:value-type="float" office:value="2336" table:style-name="ce16">
            <text:p><text:s/>2,336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282" table:style-name="ce16">
            <text:p><text:s/>8,282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648" table:style-name="ce17">
            <text:p><text:s/>648<text:s/></text:p>
          </table:table-cell>
          <table:table-cell office:value-type="float" office:value="326" table:style-name="ce16">
            <text:p><text:s/>326<text:s/></text:p>
          </table:table-cell>
          <table:table-cell office:value-type="float" office:value="1013" table:style-name="ce16">
            <text:p><text:s/>1,013<text:s/></text:p>
          </table:table-cell>
          <table:table-cell office:value-type="float" office:value="12794" table:style-name="ce18">
            <text:p><text:s/>12,794<text:s/></text:p>
          </table:table-cell>
          <table:table-cell office:value-type="float" office:value="13.520547945205479" table:style-name="ce15">
            <text:p><text:s/>14<text:s/></text:p>
          </table:table-cell>
          <table:table-cell office:value-type="float" office:value="0" table:style-name="ce16">
            <text:p><text:s/>-<text:s/></text:p>
          </table:table-cell>
          <table:table-cell table:style-name="ce16"/>
          <table:table-cell office:value-type="float" office:value="3.1666666666666665" table:style-name="ce16">
            <text:p><text:s/>3<text:s/></text:p>
          </table:table-cell>
          <table:table-cell table:style-name="ce16"/>
          <table:table-cell office:value-type="float" office:value="21.102564102564102" table:style-name="ce16">
            <text:p><text:s/>21<text:s/></text:p>
          </table:table-cell>
          <table:table-cell office:value-type="float" office:value="2.5286815068493151" table:style-name="ce16">
            <text:p><text:s/>3<text:s/></text:p>
          </table:table-cell>
          <table:table-cell office:value-type="float" office:value="459" table:style-name="ce16">
            <text:p><text:s/>459<text:s/></text:p>
          </table:table-cell>
          <table:table-cell office:value-type="float" office:value="38.37225307896643" table:style-name="ce16">
            <text:p><text:s/>3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3533950617283947" table:style-name="ce17">
            <text:p><text:s/>4<text:s/></text:p>
          </table:table-cell>
          <table:table-cell office:value-type="float" office:value="4.9877300613496933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5.963889323120213" table:style-name="ce18">
            <text:p><text:s/>26<text:s/></text:p>
          </table:table-cell>
          <table:table-cell office:value-type="float" office:value="1000985" table:style-name="ce19">
            <text:p><text:s/>1,000,985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20867" table:style-name="ce16">
            <text:p><text:s/>20,867<text:s/></text:p>
          </table:table-cell>
          <table:table-cell table:style-name="ce16"/>
          <table:table-cell office:value-type="float" office:value="155432" table:style-name="ce16">
            <text:p><text:s/>155,432<text:s/></text:p>
          </table:table-cell>
          <table:table-cell office:value-type="float" office:value="11680" table:style-name="ce16">
            <text:p><text:s/>11,680<text:s/></text:p>
          </table:table-cell>
          <table:table-cell office:value-type="float" office:value="6077100" table:style-name="ce16">
            <text:p><text:s/>6,077,100<text:s/></text:p>
          </table:table-cell>
          <table:table-cell office:value-type="float" office:value="53467472" table:style-name="ce16">
            <text:p><text:s/>53,467,47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9564185" table:style-name="ce17">
            <text:p><text:s/>29,564,185<text:s/></text:p>
          </table:table-cell>
          <table:table-cell office:value-type="float" office:value="1081643" table:style-name="ce16">
            <text:p><text:s/>1,081,643<text:s/></text:p>
          </table:table-cell>
          <table:table-cell office:value-type="float" office:value="16444" table:style-name="ce16">
            <text:p><text:s/>16,444<text:s/></text:p>
          </table:table-cell>
          <table:table-cell office:value-type="float" office:value="91407047" table:style-name="ce16">
            <text:p><text:s/>91,407,0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2" table:style-name="ce9">
            <text:p>1642</text:p>
          </table:table-cell>
          <table:table-cell office:value-type="float" office:value="122" table:style-name="ce15">
            <text:p><text:s/>122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101" table:style-name="ce16">
            <text:p><text:s/>101<text:s/></text:p>
          </table:table-cell>
          <table:table-cell office:value-type="float" office:value="3001" table:style-name="ce16">
            <text:p><text:s/>3,001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781" table:style-name="ce16">
            <text:p><text:s/>8,781<text:s/></text:p>
          </table:table-cell>
          <table:table-cell office:value-type="float" office:value="35" table:style-name="ce16">
            <text:p><text:s/>35<text:s/></text:p>
          </table:table-cell>
          <table:table-cell office:value-type="float" office:value="1023" table:style-name="ce17">
            <text:p><text:s/>1,023<text:s/></text:p>
          </table:table-cell>
          <table:table-cell office:value-type="float" office:value="350" table:style-name="ce16">
            <text:p><text:s/>350<text:s/></text:p>
          </table:table-cell>
          <table:table-cell office:value-type="float" office:value="1097" table:style-name="ce16">
            <text:p><text:s/>1,097<text:s/></text:p>
          </table:table-cell>
          <table:table-cell office:value-type="float" office:value="14537" table:style-name="ce18">
            <text:p><text:s/>14,537<text:s/></text:p>
          </table:table-cell>
          <table:table-cell office:value-type="float" office:value="12.78688524590164" table:style-name="ce15">
            <text:p><text:s/>13<text:s/></text:p>
          </table:table-cell>
          <table:table-cell office:value-type="float" office:value="6.25" table:style-name="ce16">
            <text:p><text:s/>6<text:s/></text:p>
          </table:table-cell>
          <table:table-cell table:style-name="ce16"/>
          <table:table-cell office:value-type="float" office:value="4.3" table:style-name="ce16">
            <text:p><text:s/>4<text:s/></text:p>
          </table:table-cell>
          <table:table-cell table:style-name="ce16"/>
          <table:table-cell office:value-type="float" office:value="21.643564356435643" table:style-name="ce16">
            <text:p><text:s/>22<text:s/></text:p>
          </table:table-cell>
          <table:table-cell office:value-type="float" office:value="2.0896367877374207" table:style-name="ce16">
            <text:p><text:s/>2<text:s/></text:p>
          </table:table-cell>
          <table:table-cell office:value-type="float" office:value="30" table:style-name="ce16">
            <text:p><text:s/>30<text:s/></text:p>
          </table:table-cell>
          <table:table-cell office:value-type="float" office:value="27.282086322742284" table:style-name="ce16">
            <text:p><text:s/>2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.2512218963831865" table:style-name="ce17">
            <text:p><text:s/>6<text:s/></text:p>
          </table:table-cell>
          <table:table-cell office:value-type="float" office:value="4.8857142857142861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74004264979019" table:style-name="ce18">
            <text:p><text:s/>18<text:s/></text:p>
          </table:table-cell>
          <table:table-cell office:value-type="float" office:value="1655253" table:style-name="ce19">
            <text:p><text:s/>1,655,253<text:s/></text:p>
          </table:table-cell>
          <table:table-cell office:value-type="float" office:value="44956" table:style-name="ce16">
            <text:p><text:s/>44,956<text:s/></text:p>
          </table:table-cell>
          <table:table-cell table:style-name="ce16"/>
          <table:table-cell office:value-type="float" office:value="68952" table:style-name="ce16">
            <text:p><text:s/>68,952<text:s/></text:p>
          </table:table-cell>
          <table:table-cell table:style-name="ce16"/>
          <table:table-cell office:value-type="float" office:value="162051" table:style-name="ce16">
            <text:p><text:s/>162,051<text:s/></text:p>
          </table:table-cell>
          <table:table-cell office:value-type="float" office:value="15005" table:style-name="ce16">
            <text:p><text:s/>15,005<text:s/></text:p>
          </table:table-cell>
          <table:table-cell office:value-type="float" office:value="27757" table:style-name="ce16">
            <text:p><text:s/>27,757<text:s/></text:p>
          </table:table-cell>
          <table:table-cell office:value-type="float" office:value="63565703" table:style-name="ce16">
            <text:p><text:s/>63,565,703<text:s/></text:p>
          </table:table-cell>
          <table:table-cell office:value-type="float" office:value="33241" table:style-name="ce16">
            <text:p><text:s/>33,241<text:s/></text:p>
          </table:table-cell>
          <table:table-cell office:value-type="float" office:value="54288613" table:style-name="ce17">
            <text:p><text:s/>54,288,613<text:s/></text:p>
          </table:table-cell>
          <table:table-cell office:value-type="float" office:value="1276897" table:style-name="ce16">
            <text:p><text:s/>1,276,897<text:s/></text:p>
          </table:table-cell>
          <table:table-cell office:value-type="float" office:value="17384" table:style-name="ce16">
            <text:p><text:s/>17,384<text:s/></text:p>
          </table:table-cell>
          <table:table-cell office:value-type="float" office:value="121155812" table:style-name="ce16">
            <text:p><text:s/>121,155,81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3" table:style-name="ce9">
            <text:p>1643</text:p>
          </table:table-cell>
          <table:table-cell office:value-type="float" office:value="169" table:style-name="ce15">
            <text:p><text:s/>169<text:s/></text:p>
          </table:table-cell>
          <table:table-cell table:number-columns-repeated="2" table:style-name="ce16"/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86" table:style-name="ce16">
            <text:p><text:s/>86<text:s/></text:p>
          </table:table-cell>
          <table:table-cell office:value-type="float" office:value="2452" table:style-name="ce16">
            <text:p><text:s/>2,45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275" table:style-name="ce16">
            <text:p><text:s/>8,275<text:s/></text:p>
          </table:table-cell>
          <table:table-cell office:value-type="float" office:value="42" table:style-name="ce16">
            <text:p><text:s/>42<text:s/></text:p>
          </table:table-cell>
          <table:table-cell office:value-type="float" office:value="908" table:style-name="ce17">
            <text:p><text:s/>908<text:s/></text:p>
          </table:table-cell>
          <table:table-cell office:value-type="float" office:value="347" table:style-name="ce16">
            <text:p><text:s/>347<text:s/></text:p>
          </table:table-cell>
          <table:table-cell office:value-type="float" office:value="1109" table:style-name="ce16">
            <text:p><text:s/>1,109<text:s/></text:p>
          </table:table-cell>
          <table:table-cell office:value-type="float" office:value="13401" table:style-name="ce18">
            <text:p><text:s/>13,401<text:s/></text:p>
          </table:table-cell>
          <table:table-cell office:value-type="float" office:value="12.514792899408285" table:style-name="ce15">
            <text:p><text:s/>13<text:s/></text:p>
          </table:table-cell>
          <table:table-cell table:number-columns-repeated="2" table:style-name="ce16"/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22.453488372093023" table:style-name="ce16">
            <text:p><text:s/>22<text:s/></text:p>
          </table:table-cell>
          <table:table-cell office:value-type="float" office:value="2.969820554649266" table:style-name="ce16">
            <text:p><text:s/>3<text:s/></text:p>
          </table:table-cell>
          <table:table-cell office:value-type="float" office:value="63" table:style-name="ce16">
            <text:p><text:s/>63<text:s/></text:p>
          </table:table-cell>
          <table:table-cell office:value-type="float" office:value="27.253776435045317" table:style-name="ce16">
            <text:p><text:s/>27<text:s/></text:p>
          </table:table-cell>
          <table:table-cell office:value-type="float" office:value="0.33333333333333331" table:style-name="ce16">
            <text:p><text:s/>0<text:s/></text:p>
          </table:table-cell>
          <table:table-cell office:value-type="float" office:value="9.6519823788546262" table:style-name="ce17">
            <text:p><text:s/>10<text:s/></text:p>
          </table:table-cell>
          <table:table-cell office:value-type="float" office:value="5.043227665706052" table:style-name="ce16">
            <text:p><text:s/>5<text:s/></text:p>
          </table:table-cell>
          <table:table-cell office:value-type="float" office:value="9.0171325518485117E-4" table:style-name="ce16">
            <text:p><text:s/>0<text:s/></text:p>
          </table:table-cell>
          <table:table-cell office:value-type="float" office:value="18.4718304604134" table:style-name="ce18">
            <text:p><text:s/>18<text:s/></text:p>
          </table:table-cell>
          <table:table-cell office:value-type="float" office:value="2491857" table:style-name="ce19">
            <text:p><text:s/>2,491,857<text:s/></text:p>
          </table:table-cell>
          <table:table-cell table:number-columns-repeated="2" table:style-name="ce16"/>
          <table:table-cell office:value-type="float" office:value="68345" table:style-name="ce16">
            <text:p><text:s/>68,345<text:s/></text:p>
          </table:table-cell>
          <table:table-cell table:style-name="ce16"/>
          <table:table-cell office:value-type="float" office:value="148890" table:style-name="ce16">
            <text:p><text:s/>148,890<text:s/></text:p>
          </table:table-cell>
          <table:table-cell office:value-type="float" office:value="12260" table:style-name="ce16">
            <text:p><text:s/>12,260<text:s/></text:p>
          </table:table-cell>
          <table:table-cell office:value-type="float" office:value="541565" table:style-name="ce16">
            <text:p><text:s/>541,565<text:s/></text:p>
          </table:table-cell>
          <table:table-cell office:value-type="float" office:value="60016832" table:style-name="ce16">
            <text:p><text:s/>60,016,832<text:s/></text:p>
          </table:table-cell>
          <table:table-cell office:value-type="float" office:value="42903" table:style-name="ce16">
            <text:p><text:s/>42,903<text:s/></text:p>
          </table:table-cell>
          <table:table-cell office:value-type="float" office:value="57104476" table:style-name="ce17">
            <text:p><text:s/>57,104,476<text:s/></text:p>
          </table:table-cell>
          <table:table-cell office:value-type="float" office:value="1184215" table:style-name="ce16">
            <text:p><text:s/>1,184,215<text:s/></text:p>
          </table:table-cell>
          <table:table-cell office:value-type="float" office:value="18026" table:style-name="ce16">
            <text:p><text:s/>18,026<text:s/></text:p>
          </table:table-cell>
          <table:table-cell office:value-type="float" office:value="121629369" table:style-name="ce16">
            <text:p><text:s/>121,629,36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4" table:style-name="ce9">
            <text:p>1644</text:p>
          </table:table-cell>
          <table:table-cell office:value-type="float" office:value="139" table:style-name="ce15">
            <text:p><text:s/>139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95" table:style-name="ce16">
            <text:p><text:s/>95<text:s/></text:p>
          </table:table-cell>
          <table:table-cell office:value-type="float" office:value="2386" table:style-name="ce16">
            <text:p><text:s/>2,386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746" table:style-name="ce16">
            <text:p><text:s/>8,746<text:s/></text:p>
          </table:table-cell>
          <table:table-cell office:value-type="float" office:value="29" table:style-name="ce16">
            <text:p><text:s/>29<text:s/></text:p>
          </table:table-cell>
          <table:table-cell office:value-type="float" office:value="1041" table:style-name="ce17">
            <text:p><text:s/>1,041<text:s/></text:p>
          </table:table-cell>
          <table:table-cell office:value-type="float" office:value="360" table:style-name="ce16">
            <text:p><text:s/>360<text:s/></text:p>
          </table:table-cell>
          <table:table-cell office:value-type="float" office:value="1081" table:style-name="ce16">
            <text:p><text:s/>1,081<text:s/></text:p>
          </table:table-cell>
          <table:table-cell office:value-type="float" office:value="13896" table:style-name="ce18">
            <text:p><text:s/>13,896<text:s/></text:p>
          </table:table-cell>
          <table:table-cell office:value-type="float" office:value="11.53956834532374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3.7857142857142856" table:style-name="ce16">
            <text:p><text:s/>4<text:s/></text:p>
          </table:table-cell>
          <table:table-cell table:style-name="ce16"/>
          <table:table-cell office:value-type="float" office:value="24.326315789473686" table:style-name="ce16">
            <text:p><text:s/>24<text:s/></text:p>
          </table:table-cell>
          <table:table-cell office:value-type="float" office:value="2.9107292539815592" table:style-name="ce16">
            <text:p><text:s/>3<text:s/></text:p>
          </table:table-cell>
          <table:table-cell office:value-type="float" office:value="639.5" table:style-name="ce16">
            <text:p><text:s/>640<text:s/></text:p>
          </table:table-cell>
          <table:table-cell office:value-type="float" office:value="24.967985364738166" table:style-name="ce16">
            <text:p><text:s/>25<text:s/></text:p>
          </table:table-cell>
          <table:table-cell office:value-type="float" office:value="0.31034482758620691" table:style-name="ce16">
            <text:p><text:s/>0<text:s/></text:p>
          </table:table-cell>
          <table:table-cell office:value-type="float" office:value="22.677233429394814" table:style-name="ce17">
            <text:p><text:s/>23<text:s/></text:p>
          </table:table-cell>
          <table:table-cell office:value-type="float" office:value="4.8499999999999996" table:style-name="ce16">
            <text:p><text:s/>5<text:s/></text:p>
          </table:table-cell>
          <table:table-cell office:value-type="float" office:value="9.2506938020351531E-4" table:style-name="ce16">
            <text:p><text:s/>0<text:s/></text:p>
          </table:table-cell>
          <table:table-cell office:value-type="float" office:value="18.509571099597007" table:style-name="ce18">
            <text:p><text:s/>19<text:s/></text:p>
          </table:table-cell>
          <table:table-cell office:value-type="float" office:value="2115172" table:style-name="ce19">
            <text:p><text:s/>2,115,172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15247" table:style-name="ce16">
            <text:p><text:s/>115,247<text:s/></text:p>
          </table:table-cell>
          <table:table-cell table:style-name="ce16"/>
          <table:table-cell office:value-type="float" office:value="149083" table:style-name="ce16">
            <text:p><text:s/>149,083<text:s/></text:p>
          </table:table-cell>
          <table:table-cell office:value-type="float" office:value="11930" table:style-name="ce16">
            <text:p><text:s/>11,930<text:s/></text:p>
          </table:table-cell>
          <table:table-cell office:value-type="float" office:value="3115783" table:style-name="ce16">
            <text:p><text:s/>3,115,783<text:s/></text:p>
          </table:table-cell>
          <table:table-cell office:value-type="float" office:value="61082477" table:style-name="ce16">
            <text:p><text:s/>61,082,477<text:s/></text:p>
          </table:table-cell>
          <table:table-cell office:value-type="float" office:value="43148" table:style-name="ce16">
            <text:p><text:s/>43,148<text:s/></text:p>
          </table:table-cell>
          <table:table-cell office:value-type="float" office:value="61469442" table:style-name="ce17">
            <text:p><text:s/>61,469,442<text:s/></text:p>
          </table:table-cell>
          <table:table-cell office:value-type="float" office:value="1261134" table:style-name="ce16">
            <text:p><text:s/>1,261,134<text:s/></text:p>
          </table:table-cell>
          <table:table-cell office:value-type="float" office:value="16948" table:style-name="ce16">
            <text:p><text:s/>16,948<text:s/></text:p>
          </table:table-cell>
          <table:table-cell office:value-type="float" office:value="129391603" table:style-name="ce16">
            <text:p><text:s/>129,391,60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5" table:style-name="ce9">
            <text:p>1645</text:p>
          </table:table-cell>
          <table:table-cell office:value-type="float" office:value="119" table:style-name="ce15">
            <text:p><text:s/>119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68" table:style-name="ce16">
            <text:p><text:s/>68<text:s/></text:p>
          </table:table-cell>
          <table:table-cell table:style-name="ce16"/>
          <table:table-cell office:value-type="float" office:value="100" table:style-name="ce16">
            <text:p><text:s/>100<text:s/></text:p>
          </table:table-cell>
          <table:table-cell office:value-type="float" office:value="2568" table:style-name="ce16">
            <text:p><text:s/>2,56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517" table:style-name="ce16">
            <text:p><text:s/>8,517<text:s/></text:p>
          </table:table-cell>
          <table:table-cell office:value-type="float" office:value="263" table:style-name="ce16">
            <text:p><text:s/>263<text:s/></text:p>
          </table:table-cell>
          <table:table-cell office:value-type="float" office:value="843" table:style-name="ce17">
            <text:p><text:s/>843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146" table:style-name="ce16">
            <text:p><text:s/>1,146<text:s/></text:p>
          </table:table-cell>
          <table:table-cell office:value-type="float" office:value="13964" table:style-name="ce18">
            <text:p><text:s/>13,964<text:s/></text:p>
          </table:table-cell>
          <table:table-cell office:value-type="float" office:value="12.22689075630252" table:style-name="ce15">
            <text:p><text:s/>12<text:s/></text:p>
          </table:table-cell>
          <table:table-cell office:value-type="float" office:value="2.75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1.191176470588236" table:style-name="ce16">
            <text:p><text:s/>31<text:s/></text:p>
          </table:table-cell>
          <table:table-cell table:style-name="ce16"/>
          <table:table-cell office:value-type="float" office:value="22.79" table:style-name="ce16">
            <text:p><text:s/>23<text:s/></text:p>
          </table:table-cell>
          <table:table-cell office:value-type="float" office:value="2.8909657320872273" table:style-name="ce16">
            <text:p><text:s/>3<text:s/></text:p>
          </table:table-cell>
          <table:table-cell office:value-type="float" office:value="1526" table:style-name="ce16">
            <text:p><text:s/>1,526<text:s/></text:p>
          </table:table-cell>
          <table:table-cell office:value-type="float" office:value="30.403780673946226" table:style-name="ce16">
            <text:p><text:s/>30<text:s/></text:p>
          </table:table-cell>
          <table:table-cell office:value-type="float" office:value="1.1406844106463879E-2" table:style-name="ce16">
            <text:p><text:s/>0<text:s/></text:p>
          </table:table-cell>
          <table:table-cell office:value-type="float" office:value="4.9608540925266906" table:style-name="ce17">
            <text:p><text:s/>5<text:s/></text:p>
          </table:table-cell>
          <table:table-cell office:value-type="float" office:value="4.7771084337349397" table:style-name="ce16">
            <text:p><text:s/>5<text:s/></text:p>
          </table:table-cell>
          <table:table-cell office:value-type="float" office:value="2.7923211169284468E-2" table:style-name="ce16">
            <text:p><text:s/>0<text:s/></text:p>
          </table:table-cell>
          <table:table-cell office:value-type="float" office:value="20.02062446290461" table:style-name="ce18">
            <text:p><text:s/>20<text:s/></text:p>
          </table:table-cell>
          <table:table-cell office:value-type="float" office:value="1592608" table:style-name="ce19">
            <text:p><text:s/>1,592,608<text:s/></text:p>
          </table:table-cell>
          <table:table-cell office:value-type="float" office:value="250296" table:style-name="ce16">
            <text:p><text:s/>250,29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883568" table:style-name="ce16">
            <text:p><text:s/>5,883,568<text:s/></text:p>
          </table:table-cell>
          <table:table-cell table:style-name="ce16"/>
          <table:table-cell office:value-type="float" office:value="178251" table:style-name="ce16">
            <text:p><text:s/>178,251<text:s/></text:p>
          </table:table-cell>
          <table:table-cell office:value-type="float" office:value="12840" table:style-name="ce16">
            <text:p><text:s/>12,840<text:s/></text:p>
          </table:table-cell>
          <table:table-cell office:value-type="float" office:value="4787095" table:style-name="ce16">
            <text:p><text:s/>4,787,095<text:s/></text:p>
          </table:table-cell>
          <table:table-cell office:value-type="float" office:value="68673000" table:style-name="ce16">
            <text:p><text:s/>68,673,000<text:s/></text:p>
          </table:table-cell>
          <table:table-cell office:value-type="float" office:value="3048871" table:style-name="ce16">
            <text:p><text:s/>3,048,871<text:s/></text:p>
          </table:table-cell>
          <table:table-cell office:value-type="float" office:value="42096694" table:style-name="ce17">
            <text:p><text:s/>42,096,694<text:s/></text:p>
          </table:table-cell>
          <table:table-cell office:value-type="float" office:value="1067131" table:style-name="ce16">
            <text:p><text:s/>1,067,131<text:s/></text:p>
          </table:table-cell>
          <table:table-cell office:value-type="float" office:value="20076" table:style-name="ce16">
            <text:p><text:s/>20,076<text:s/></text:p>
          </table:table-cell>
          <table:table-cell office:value-type="float" office:value="127610430" table:style-name="ce16">
            <text:p><text:s/>127,610,43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6" table:style-name="ce9">
            <text:p>1646</text:p>
          </table:table-cell>
          <table:table-cell office:value-type="float" office:value="120" table:style-name="ce15">
            <text:p><text:s/>120<text:s/></text:p>
          </table:table-cell>
          <table:table-cell table:number-columns-repeated="2" table:style-name="ce16"/>
          <table:table-cell office:value-type="float" office:value="35" table:style-name="ce16">
            <text:p><text:s/>35<text:s/></text:p>
          </table:table-cell>
          <table:table-cell table:style-name="ce16"/>
          <table:table-cell office:value-type="float" office:value="88" table:style-name="ce16">
            <text:p><text:s/>88<text:s/></text:p>
          </table:table-cell>
          <table:table-cell office:value-type="float" office:value="2489" table:style-name="ce16">
            <text:p><text:s/>2,489<text:s/></text:p>
          </table:table-cell>
          <table:table-cell table:style-name="ce16"/>
          <table:table-cell office:value-type="float" office:value="8629" table:style-name="ce16">
            <text:p><text:s/>8,629<text:s/></text:p>
          </table:table-cell>
          <table:table-cell office:value-type="float" office:value="517" table:style-name="ce16">
            <text:p><text:s/>517<text:s/></text:p>
          </table:table-cell>
          <table:table-cell office:value-type="float" office:value="991" table:style-name="ce17">
            <text:p><text:s/>991<text:s/></text:p>
          </table:table-cell>
          <table:table-cell office:value-type="float" office:value="337" table:style-name="ce16">
            <text:p><text:s/>337<text:s/></text:p>
          </table:table-cell>
          <table:table-cell office:value-type="float" office:value="1264" table:style-name="ce16">
            <text:p><text:s/>1,264<text:s/></text:p>
          </table:table-cell>
          <table:table-cell office:value-type="float" office:value="14470" table:style-name="ce18">
            <text:p><text:s/>14,470<text:s/></text:p>
          </table:table-cell>
          <table:table-cell office:value-type="float" office:value="11.2" table:style-name="ce15">
            <text:p><text:s/>11<text:s/></text:p>
          </table:table-cell>
          <table:table-cell table:number-columns-repeated="2" table:style-name="ce16"/>
          <table:table-cell office:value-type="float" office:value="48.428571428571431" table:style-name="ce16">
            <text:p><text:s/>48<text:s/></text:p>
          </table:table-cell>
          <table:table-cell table:style-name="ce16"/>
          <table:table-cell office:value-type="float" office:value="29.34090909090909" table:style-name="ce16">
            <text:p><text:s/>29<text:s/></text:p>
          </table:table-cell>
          <table:table-cell office:value-type="float" office:value="1.8095620731217357" table:style-name="ce16">
            <text:p><text:s/>2<text:s/></text:p>
          </table:table-cell>
          <table:table-cell table:style-name="ce16"/>
          <table:table-cell office:value-type="float" office:value="28.735890601460191" table:style-name="ce16">
            <text:p><text:s/>29<text:s/></text:p>
          </table:table-cell>
          <table:table-cell office:value-type="float" office:value="1.3539651837524178E-2" table:style-name="ce16">
            <text:p><text:s/>0<text:s/></text:p>
          </table:table-cell>
          <table:table-cell office:value-type="float" office:value="3.8718466195761856" table:style-name="ce17">
            <text:p><text:s/>4<text:s/></text:p>
          </table:table-cell>
          <table:table-cell office:value-type="float" office:value="4.8367952522255191" table:style-name="ce16">
            <text:p><text:s/>5<text:s/></text:p>
          </table:table-cell>
          <table:table-cell office:value-type="float" office:value="0.12974683544303797" table:style-name="ce16">
            <text:p><text:s/>0<text:s/></text:p>
          </table:table-cell>
          <table:table-cell office:value-type="float" office:value="18.225639253628195" table:style-name="ce18">
            <text:p><text:s/>18<text:s/></text:p>
          </table:table-cell>
          <table:table-cell office:value-type="float" office:value="1604717" table:style-name="ce19">
            <text:p><text:s/>1,604,717<text:s/></text:p>
          </table:table-cell>
          <table:table-cell table:number-columns-repeated="2" table:style-name="ce16"/>
          <table:table-cell office:value-type="float" office:value="1571650" table:style-name="ce16">
            <text:p><text:s/>1,571,650<text:s/></text:p>
          </table:table-cell>
          <table:table-cell table:style-name="ce16"/>
          <table:table-cell office:value-type="float" office:value="199983" table:style-name="ce16">
            <text:p><text:s/>199,983<text:s/></text:p>
          </table:table-cell>
          <table:table-cell office:value-type="float" office:value="12445" table:style-name="ce16">
            <text:p><text:s/>12,445<text:s/></text:p>
          </table:table-cell>
          <table:table-cell table:style-name="ce16"/>
          <table:table-cell office:value-type="float" office:value="71806606" table:style-name="ce16">
            <text:p><text:s/>71,806,606<text:s/></text:p>
          </table:table-cell>
          <table:table-cell office:value-type="float" office:value="5431660" table:style-name="ce16">
            <text:p><text:s/>5,431,660<text:s/></text:p>
          </table:table-cell>
          <table:table-cell office:value-type="float" office:value="49716966" table:style-name="ce17">
            <text:p><text:s/>49,716,966<text:s/></text:p>
          </table:table-cell>
          <table:table-cell office:value-type="float" office:value="1250306" table:style-name="ce16">
            <text:p><text:s/>1,250,306<text:s/></text:p>
          </table:table-cell>
          <table:table-cell office:value-type="float" office:value="1287604" table:style-name="ce16">
            <text:p><text:s/>1,287,604<text:s/></text:p>
          </table:table-cell>
          <table:table-cell office:value-type="float" office:value="132881937" table:style-name="ce16">
            <text:p><text:s/>132,881,93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7" table:style-name="ce9">
            <text:p>1647</text:p>
          </table:table-cell>
          <table:table-cell office:value-type="float" office:value="124" table:style-name="ce15">
            <text:p><text:s/>124<text:s/></text:p>
          </table:table-cell>
          <table:table-cell table:style-name="ce16"/>
          <table:table-cell office:value-type="float" office:value="2" table:style-name="ce16">
            <text:p><text:s/>2<text:s/></text:p>
          </table:table-cell>
          <table:table-cell office:value-type="float" office:value="71" table:style-name="ce16">
            <text:p><text:s/>71<text:s/></text:p>
          </table:table-cell>
          <table:table-cell table:style-name="ce16"/>
          <table:table-cell office:value-type="float" office:value="83" table:style-name="ce16">
            <text:p><text:s/>83<text:s/></text:p>
          </table:table-cell>
          <table:table-cell office:value-type="float" office:value="2446" table:style-name="ce16">
            <text:p><text:s/>2,44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139" table:style-name="ce16">
            <text:p><text:s/>8,139<text:s/></text:p>
          </table:table-cell>
          <table:table-cell office:value-type="float" office:value="459" table:style-name="ce16">
            <text:p><text:s/>459<text:s/></text:p>
          </table:table-cell>
          <table:table-cell office:value-type="float" office:value="885" table:style-name="ce17">
            <text:p><text:s/>885<text:s/></text:p>
          </table:table-cell>
          <table:table-cell office:value-type="float" office:value="313" table:style-name="ce16">
            <text:p><text:s/>313<text:s/></text:p>
          </table:table-cell>
          <table:table-cell office:value-type="float" office:value="1136" table:style-name="ce16">
            <text:p><text:s/>1,136<text:s/></text:p>
          </table:table-cell>
          <table:table-cell office:value-type="float" office:value="13659" table:style-name="ce18">
            <text:p><text:s/>13,659<text:s/></text:p>
          </table:table-cell>
          <table:table-cell office:value-type="float" office:value="12.951612903225806" table:style-name="ce15">
            <text:p><text:s/>13<text:s/></text:p>
          </table:table-cell>
          <table:table-cell table:style-name="ce16"/>
          <table:table-cell office:value-type="float" office:value="4.5" table:style-name="ce16">
            <text:p><text:s/>5<text:s/></text:p>
          </table:table-cell>
          <table:table-cell office:value-type="float" office:value="18.47887323943662" table:style-name="ce16">
            <text:p><text:s/>18<text:s/></text:p>
          </table:table-cell>
          <table:table-cell table:style-name="ce16"/>
          <table:table-cell office:value-type="float" office:value="24.096385542168676" table:style-name="ce16">
            <text:p><text:s/>24<text:s/></text:p>
          </table:table-cell>
          <table:table-cell office:value-type="float" office:value="1.7125919869174162" table:style-name="ce16">
            <text:p><text:s/>2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31.7951836834992" table:style-name="ce16">
            <text:p><text:s/>32<text:s/></text:p>
          </table:table-cell>
          <table:table-cell office:value-type="float" office:value="4.3572984749455342E-3" table:style-name="ce16">
            <text:p><text:s/>0<text:s/></text:p>
          </table:table-cell>
          <table:table-cell office:value-type="float" office:value="4.9242937853107343" table:style-name="ce17">
            <text:p><text:s/>5<text:s/></text:p>
          </table:table-cell>
          <table:table-cell office:value-type="float" office:value="4.8785942492012779" table:style-name="ce16">
            <text:p><text:s/>5<text:s/></text:p>
          </table:table-cell>
          <table:table-cell office:value-type="float" office:value="8.8028169014084511E-3" table:style-name="ce16">
            <text:p><text:s/>0<text:s/></text:p>
          </table:table-cell>
          <table:table-cell office:value-type="float" office:value="20.045830587890769" table:style-name="ce18">
            <text:p><text:s/>20<text:s/></text:p>
          </table:table-cell>
          <table:table-cell office:value-type="float" office:value="2302493" table:style-name="ce19">
            <text:p><text:s/>2,302,493<text:s/></text:p>
          </table:table-cell>
          <table:table-cell table:style-name="ce16"/>
          <table:table-cell office:value-type="float" office:value="64" table:style-name="ce16">
            <text:p><text:s/>64<text:s/></text:p>
          </table:table-cell>
          <table:table-cell office:value-type="float" office:value="4294227" table:style-name="ce16">
            <text:p><text:s/>4,294,227<text:s/></text:p>
          </table:table-cell>
          <table:table-cell table:style-name="ce16"/>
          <table:table-cell office:value-type="float" office:value="145478" table:style-name="ce16">
            <text:p><text:s/>145,478<text:s/></text:p>
          </table:table-cell>
          <table:table-cell office:value-type="float" office:value="12230" table:style-name="ce16">
            <text:p><text:s/>12,23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2695599" table:style-name="ce16">
            <text:p><text:s/>62,695,599<text:s/></text:p>
          </table:table-cell>
          <table:table-cell office:value-type="float" office:value="2864738" table:style-name="ce16">
            <text:p><text:s/>2,864,738<text:s/></text:p>
          </table:table-cell>
          <table:table-cell office:value-type="float" office:value="48316167" table:style-name="ce17">
            <text:p><text:s/>48,316,167<text:s/></text:p>
          </table:table-cell>
          <table:table-cell office:value-type="float" office:value="1011980" table:style-name="ce16">
            <text:p><text:s/>1,011,980<text:s/></text:p>
          </table:table-cell>
          <table:table-cell office:value-type="float" office:value="33556" table:style-name="ce16">
            <text:p><text:s/>33,556<text:s/></text:p>
          </table:table-cell>
          <table:table-cell office:value-type="float" office:value="121676596" table:style-name="ce16">
            <text:p><text:s/>121,676,59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8" table:style-name="ce9">
            <text:p>1648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42" table:style-name="ce16">
            <text:p><text:s/>42<text:s/></text:p>
          </table:table-cell>
          <table:table-cell table:style-name="ce16"/>
          <table:table-cell office:value-type="float" office:value="78" table:style-name="ce16">
            <text:p><text:s/>78<text:s/></text:p>
          </table:table-cell>
          <table:table-cell office:value-type="float" office:value="2087" table:style-name="ce16">
            <text:p><text:s/>2,08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467" table:style-name="ce16">
            <text:p><text:s/>8,467<text:s/></text:p>
          </table:table-cell>
          <table:table-cell office:value-type="float" office:value="423" table:style-name="ce16">
            <text:p><text:s/>423<text:s/></text:p>
          </table:table-cell>
          <table:table-cell office:value-type="float" office:value="766" table:style-name="ce17">
            <text:p><text:s/>766<text:s/></text:p>
          </table:table-cell>
          <table:table-cell office:value-type="float" office:value="335" table:style-name="ce16">
            <text:p><text:s/>335<text:s/></text:p>
          </table:table-cell>
          <table:table-cell office:value-type="float" office:value="1094" table:style-name="ce16">
            <text:p><text:s/>1,094<text:s/></text:p>
          </table:table-cell>
          <table:table-cell office:value-type="float" office:value="13410" table:style-name="ce18">
            <text:p><text:s/>13,410<text:s/></text:p>
          </table:table-cell>
          <table:table-cell office:value-type="float" office:value="12.045454545454545" table:style-name="ce15">
            <text:p><text:s/>12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11.119047619047619" table:style-name="ce16">
            <text:p><text:s/>11<text:s/></text:p>
          </table:table-cell>
          <table:table-cell table:style-name="ce16"/>
          <table:table-cell office:value-type="float" office:value="20.705128205128204" table:style-name="ce16">
            <text:p><text:s/>21<text:s/></text:p>
          </table:table-cell>
          <table:table-cell office:value-type="float" office:value="1.6219453761379972" table:style-name="ce16">
            <text:p><text:s/>2<text:s/></text:p>
          </table:table-cell>
          <table:table-cell office:value-type="float" office:value="12.75" table:style-name="ce16">
            <text:p><text:s/>13<text:s/></text:p>
          </table:table-cell>
          <table:table-cell office:value-type="float" office:value="26.670839730719262" table:style-name="ce16">
            <text:p><text:s/>27<text:s/></text:p>
          </table:table-cell>
          <table:table-cell office:value-type="float" office:value="9.4562647754137114E-3" table:style-name="ce16">
            <text:p><text:s/>0<text:s/></text:p>
          </table:table-cell>
          <table:table-cell office:value-type="float" office:value="4.4856396866840731" table:style-name="ce17">
            <text:p><text:s/>4<text:s/></text:p>
          </table:table-cell>
          <table:table-cell office:value-type="float" office:value="4.8567164179104481" table:style-name="ce16">
            <text:p><text:s/>5<text:s/></text:p>
          </table:table-cell>
          <table:table-cell office:value-type="float" office:value="4.570383912248629E-3" table:style-name="ce16">
            <text:p><text:s/>0<text:s/></text:p>
          </table:table-cell>
          <table:table-cell office:value-type="float" office:value="17.729231916480238" table:style-name="ce18">
            <text:p><text:s/>18<text:s/></text:p>
          </table:table-cell>
          <table:table-cell office:value-type="float" office:value="1979763" table:style-name="ce19">
            <text:p><text:s/>1,979,763<text:s/></text:p>
          </table:table-cell>
          <table:table-cell office:value-type="float" office:value="250296" table:style-name="ce16">
            <text:p><text:s/>250,296<text:s/></text:p>
          </table:table-cell>
          <table:table-cell table:style-name="ce16"/>
          <table:table-cell office:value-type="float" office:value="3236107" table:style-name="ce16">
            <text:p><text:s/>3,236,107<text:s/></text:p>
          </table:table-cell>
          <table:table-cell table:style-name="ce16"/>
          <table:table-cell office:value-type="float" office:value="148494" table:style-name="ce16">
            <text:p><text:s/>148,494<text:s/></text:p>
          </table:table-cell>
          <table:table-cell office:value-type="float" office:value="10435" table:style-name="ce16">
            <text:p><text:s/>10,435<text:s/></text:p>
          </table:table-cell>
          <table:table-cell office:value-type="float" office:value="256" table:style-name="ce16">
            <text:p><text:s/>256<text:s/></text:p>
          </table:table-cell>
          <table:table-cell office:value-type="float" office:value="59050170" table:style-name="ce16">
            <text:p><text:s/>59,050,170<text:s/></text:p>
          </table:table-cell>
          <table:table-cell office:value-type="float" office:value="1861429" table:style-name="ce16">
            <text:p><text:s/>1,861,429<text:s/></text:p>
          </table:table-cell>
          <table:table-cell office:value-type="float" office:value="44903620" table:style-name="ce17">
            <text:p><text:s/>44,903,620<text:s/></text:p>
          </table:table-cell>
          <table:table-cell office:value-type="float" office:value="1166976" table:style-name="ce16">
            <text:p><text:s/>1,166,976<text:s/></text:p>
          </table:table-cell>
          <table:table-cell office:value-type="float" office:value="30425" table:style-name="ce16">
            <text:p><text:s/>30,425<text:s/></text:p>
          </table:table-cell>
          <table:table-cell office:value-type="float" office:value="112637971" table:style-name="ce16">
            <text:p><text:s/>112,637,97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49" table:style-name="ce9">
            <text:p>1649</text:p>
          </table:table-cell>
          <table:table-cell office:value-type="float" office:value="149" table:style-name="ce15">
            <text:p><text:s/>149<text:s/></text:p>
          </table:table-cell>
          <table:table-cell table:number-columns-repeated="2" table:style-name="ce16"/>
          <table:table-cell office:value-type="float" office:value="45" table:style-name="ce16">
            <text:p><text:s/>45<text:s/></text:p>
          </table:table-cell>
          <table:table-cell table:style-name="ce16"/>
          <table:table-cell office:value-type="float" office:value="82" table:style-name="ce16">
            <text:p><text:s/>82<text:s/></text:p>
          </table:table-cell>
          <table:table-cell office:value-type="float" office:value="2678" table:style-name="ce16">
            <text:p><text:s/>2,678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151" table:style-name="ce16">
            <text:p><text:s/>9,151<text:s/></text:p>
          </table:table-cell>
          <table:table-cell office:value-type="float" office:value="271" table:style-name="ce16">
            <text:p><text:s/>271<text:s/></text:p>
          </table:table-cell>
          <table:table-cell office:value-type="float" office:value="1115" table:style-name="ce17">
            <text:p><text:s/>1,115<text:s/></text:p>
          </table:table-cell>
          <table:table-cell office:value-type="float" office:value="386" table:style-name="ce16">
            <text:p><text:s/>386<text:s/></text:p>
          </table:table-cell>
          <table:table-cell office:value-type="float" office:value="1192" table:style-name="ce16">
            <text:p><text:s/>1,192<text:s/></text:p>
          </table:table-cell>
          <table:table-cell office:value-type="float" office:value="15075" table:style-name="ce18">
            <text:p><text:s/>15,075<text:s/></text:p>
          </table:table-cell>
          <table:table-cell office:value-type="float" office:value="12.476510067114093" table:style-name="ce15">
            <text:p><text:s/>12<text:s/></text:p>
          </table:table-cell>
          <table:table-cell table:number-columns-repeated="2" table:style-name="ce16"/>
          <table:table-cell office:value-type="float" office:value="29.222222222222221" table:style-name="ce16">
            <text:p><text:s/>29<text:s/></text:p>
          </table:table-cell>
          <table:table-cell table:style-name="ce16"/>
          <table:table-cell office:value-type="float" office:value="29.646341463414632" table:style-name="ce16">
            <text:p><text:s/>30<text:s/></text:p>
          </table:table-cell>
          <table:table-cell office:value-type="float" office:value="1.3711725168035849" table:style-name="ce16">
            <text:p><text:s/>1<text:s/></text:p>
          </table:table-cell>
          <table:table-cell office:value-type="float" office:value="49.166666666666664" table:style-name="ce16">
            <text:p><text:s/>49<text:s/></text:p>
          </table:table-cell>
          <table:table-cell office:value-type="float" office:value="27.903835646377445" table:style-name="ce16">
            <text:p><text:s/>28<text:s/></text:p>
          </table:table-cell>
          <table:table-cell office:value-type="float" office:value="2.9520295202952029E-2" table:style-name="ce16">
            <text:p><text:s/>0<text:s/></text:p>
          </table:table-cell>
          <table:table-cell office:value-type="float" office:value="4.5309417040358744" table:style-name="ce17">
            <text:p><text:s/>5<text:s/></text:p>
          </table:table-cell>
          <table:table-cell office:value-type="float" office:value="4.7720207253886011" table:style-name="ce16">
            <text:p><text:s/>5<text:s/></text:p>
          </table:table-cell>
          <table:table-cell office:value-type="float" office:value="4.278523489932886E-2" table:style-name="ce16">
            <text:p><text:s/>0<text:s/></text:p>
          </table:table-cell>
          <table:table-cell office:value-type="float" office:value="18.034693200663352" table:style-name="ce18">
            <text:p><text:s/>18<text:s/></text:p>
          </table:table-cell>
          <table:table-cell office:value-type="float" office:value="2592521" table:style-name="ce19">
            <text:p><text:s/>2,592,521<text:s/></text:p>
          </table:table-cell>
          <table:table-cell table:number-columns-repeated="2" table:style-name="ce16"/>
          <table:table-cell office:value-type="float" office:value="2996458" table:style-name="ce16">
            <text:p><text:s/>2,996,458<text:s/></text:p>
          </table:table-cell>
          <table:table-cell table:style-name="ce16"/>
          <table:table-cell office:value-type="float" office:value="173273" table:style-name="ce16">
            <text:p><text:s/>173,273<text:s/></text:p>
          </table:table-cell>
          <table:table-cell office:value-type="float" office:value="13390" table:style-name="ce16">
            <text:p><text:s/>13,390<text:s/></text:p>
          </table:table-cell>
          <table:table-cell office:value-type="float" office:value="799530" table:style-name="ce16">
            <text:p><text:s/>799,530<text:s/></text:p>
          </table:table-cell>
          <table:table-cell office:value-type="float" office:value="78296242" table:style-name="ce16">
            <text:p><text:s/>78,296,242<text:s/></text:p>
          </table:table-cell>
          <table:table-cell office:value-type="float" office:value="1793363" table:style-name="ce16">
            <text:p><text:s/>1,793,363<text:s/></text:p>
          </table:table-cell>
          <table:table-cell office:value-type="float" office:value="59815562" table:style-name="ce17">
            <text:p><text:s/>59,815,562<text:s/></text:p>
          </table:table-cell>
          <table:table-cell office:value-type="float" office:value="1288634" table:style-name="ce16">
            <text:p><text:s/>1,288,634<text:s/></text:p>
          </table:table-cell>
          <table:table-cell office:value-type="float" office:value="19546" table:style-name="ce16">
            <text:p><text:s/>19,546<text:s/></text:p>
          </table:table-cell>
          <table:table-cell office:value-type="float" office:value="147788519" table:style-name="ce16">
            <text:p><text:s/>147,788,51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0" table:style-name="ce9">
            <text:p>1650</text:p>
          </table:table-cell>
          <table:table-cell office:value-type="float" office:value="133" table:style-name="ce15">
            <text:p><text:s/>133<text:s/></text:p>
          </table:table-cell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25" table:style-name="ce16">
            <text:p><text:s/>25<text:s/></text:p>
          </table:table-cell>
          <table:table-cell table:style-name="ce16"/>
          <table:table-cell office:value-type="float" office:value="88" table:style-name="ce16">
            <text:p><text:s/>88<text:s/></text:p>
          </table:table-cell>
          <table:table-cell office:value-type="float" office:value="2193" table:style-name="ce16">
            <text:p><text:s/>2,193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066" table:style-name="ce16">
            <text:p><text:s/>9,066<text:s/></text:p>
          </table:table-cell>
          <table:table-cell office:value-type="float" office:value="105" table:style-name="ce16">
            <text:p><text:s/>105<text:s/></text:p>
          </table:table-cell>
          <table:table-cell office:value-type="float" office:value="1032" table:style-name="ce17">
            <text:p><text:s/>1,032<text:s/></text:p>
          </table:table-cell>
          <table:table-cell office:value-type="float" office:value="354" table:style-name="ce16">
            <text:p><text:s/>354<text:s/></text:p>
          </table:table-cell>
          <table:table-cell office:value-type="float" office:value="1104" table:style-name="ce16">
            <text:p><text:s/>1,104<text:s/></text:p>
          </table:table-cell>
          <table:table-cell office:value-type="float" office:value="14125" table:style-name="ce18">
            <text:p><text:s/>14,125<text:s/></text:p>
          </table:table-cell>
          <table:table-cell office:value-type="float" office:value="12.135338345864662" table:style-name="ce15">
            <text:p><text:s/>12<text:s/></text:p>
          </table:table-cell>
          <table:table-cell office:value-type="float" office:value="3.3" table:style-name="ce16">
            <text:p><text:s/>3<text:s/></text:p>
          </table:table-cell>
          <table:table-cell table:style-name="ce16"/>
          <table:table-cell office:value-type="float" office:value="4.88" table:style-name="ce16">
            <text:p><text:s/>5<text:s/></text:p>
          </table:table-cell>
          <table:table-cell table:style-name="ce16"/>
          <table:table-cell office:value-type="float" office:value="23.102272727272727" table:style-name="ce16">
            <text:p><text:s/>23<text:s/></text:p>
          </table:table-cell>
          <table:table-cell office:value-type="float" office:value="2.8527131782945738" table:style-name="ce16">
            <text:p><text:s/>3<text:s/></text:p>
          </table:table-cell>
          <table:table-cell office:value-type="float" office:value="20" table:style-name="ce16">
            <text:p><text:s/>20<text:s/></text:p>
          </table:table-cell>
          <table:table-cell office:value-type="float" office:value="28.972755349658062" table:style-name="ce16">
            <text:p><text:s/>29<text:s/></text:p>
          </table:table-cell>
          <table:table-cell office:value-type="float" office:value="9.5238095238095233E-2" table:style-name="ce16">
            <text:p><text:s/>0<text:s/></text:p>
          </table:table-cell>
          <table:table-cell office:value-type="float" office:value="4.512596899224806" table:style-name="ce17">
            <text:p><text:s/>5<text:s/></text:p>
          </table:table-cell>
          <table:table-cell office:value-type="float" office:value="4.833333333333333" table:style-name="ce16">
            <text:p><text:s/>5<text:s/></text:p>
          </table:table-cell>
          <table:table-cell office:value-type="float" office:value="2.9891304347826088E-2" table:style-name="ce16">
            <text:p><text:s/>0<text:s/></text:p>
          </table:table-cell>
          <table:table-cell office:value-type="float" office:value="19.771256637168143" table:style-name="ce18">
            <text:p><text:s/>20<text:s/></text:p>
          </table:table-cell>
          <table:table-cell office:value-type="float" office:value="1771933" table:style-name="ce19">
            <text:p><text:s/>1,771,933<text:s/></text:p>
          </table:table-cell>
          <table:table-cell office:value-type="float" office:value="642181" table:style-name="ce16">
            <text:p><text:s/>642,181<text:s/></text:p>
          </table:table-cell>
          <table:table-cell table:style-name="ce16"/>
          <table:table-cell office:value-type="float" office:value="54376" table:style-name="ce16">
            <text:p><text:s/>54,376<text:s/></text:p>
          </table:table-cell>
          <table:table-cell table:style-name="ce16"/>
          <table:table-cell office:value-type="float" office:value="158387" table:style-name="ce16">
            <text:p><text:s/>158,387<text:s/></text:p>
          </table:table-cell>
          <table:table-cell office:value-type="float" office:value="10965" table:style-name="ce16">
            <text:p><text:s/>10,965<text:s/></text:p>
          </table:table-cell>
          <table:table-cell office:value-type="float" office:value="50226" table:style-name="ce16">
            <text:p><text:s/>50,226<text:s/></text:p>
          </table:table-cell>
          <table:table-cell office:value-type="float" office:value="70087572" table:style-name="ce16">
            <text:p><text:s/>70,087,572<text:s/></text:p>
          </table:table-cell>
          <table:table-cell office:value-type="float" office:value="731630" table:style-name="ce16">
            <text:p><text:s/>731,630<text:s/></text:p>
          </table:table-cell>
          <table:table-cell office:value-type="float" office:value="50630823" table:style-name="ce17">
            <text:p><text:s/>50,630,823<text:s/></text:p>
          </table:table-cell>
          <table:table-cell office:value-type="float" office:value="1280464" table:style-name="ce16">
            <text:p><text:s/>1,280,464<text:s/></text:p>
          </table:table-cell>
          <table:table-cell office:value-type="float" office:value="20519" table:style-name="ce16">
            <text:p><text:s/>20,519<text:s/></text:p>
          </table:table-cell>
          <table:table-cell office:value-type="float" office:value="125439076" table:style-name="ce16">
            <text:p><text:s/>125,439,07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1" table:style-name="ce9">
            <text:p>1651</text:p>
          </table:table-cell>
          <table:table-cell office:value-type="float" office:value="107" table:style-name="ce15">
            <text:p><text:s/>107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99" table:style-name="ce16">
            <text:p><text:s/>99<text:s/></text:p>
          </table:table-cell>
          <table:table-cell table:style-name="ce16"/>
          <table:table-cell office:value-type="float" office:value="102" table:style-name="ce16">
            <text:p><text:s/>102<text:s/></text:p>
          </table:table-cell>
          <table:table-cell office:value-type="float" office:value="2318" table:style-name="ce16">
            <text:p><text:s/>2,318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302" table:style-name="ce16">
            <text:p><text:s/>9,302<text:s/></text:p>
          </table:table-cell>
          <table:table-cell office:value-type="float" office:value="777" table:style-name="ce16">
            <text:p><text:s/>777<text:s/></text:p>
          </table:table-cell>
          <table:table-cell office:value-type="float" office:value="712" table:style-name="ce17">
            <text:p><text:s/>712<text:s/></text:p>
          </table:table-cell>
          <table:table-cell office:value-type="float" office:value="351" table:style-name="ce16">
            <text:p><text:s/>351<text:s/></text:p>
          </table:table-cell>
          <table:table-cell office:value-type="float" office:value="1218" table:style-name="ce16">
            <text:p><text:s/>1,218<text:s/></text:p>
          </table:table-cell>
          <table:table-cell office:value-type="float" office:value="15009" table:style-name="ce18">
            <text:p><text:s/>15,009<text:s/></text:p>
          </table:table-cell>
          <table:table-cell office:value-type="float" office:value="12.046728971962617" table:style-name="ce15">
            <text:p><text:s/>12<text:s/></text:p>
          </table:table-cell>
          <table:table-cell office:value-type="float" office:value="4.1538461538461542" table:style-name="ce16">
            <text:p><text:s/>4<text:s/></text:p>
          </table:table-cell>
          <table:table-cell table:style-name="ce16"/>
          <table:table-cell office:value-type="float" office:value="18.262626262626263" table:style-name="ce16">
            <text:p><text:s/>18<text:s/></text:p>
          </table:table-cell>
          <table:table-cell table:style-name="ce16"/>
          <table:table-cell office:value-type="float" office:value="21.186274509803923" table:style-name="ce16">
            <text:p><text:s/>21<text:s/></text:p>
          </table:table-cell>
          <table:table-cell office:value-type="float" office:value="1.7610008628127696" table:style-name="ce16">
            <text:p><text:s/>2<text:s/></text:p>
          </table:table-cell>
          <table:table-cell office:value-type="float" office:value="15.4" table:style-name="ce16">
            <text:p><text:s/>15<text:s/></text:p>
          </table:table-cell>
          <table:table-cell office:value-type="float" office:value="29.060309610836381" table:style-name="ce16">
            <text:p><text:s/>29<text:s/></text:p>
          </table:table-cell>
          <table:table-cell office:value-type="float" office:value="9.0090090090090089E-3" table:style-name="ce16">
            <text:p><text:s/>0<text:s/></text:p>
          </table:table-cell>
          <table:table-cell office:value-type="float" office:value="3.7092696629213484" table:style-name="ce17">
            <text:p><text:s/>4<text:s/></text:p>
          </table:table-cell>
          <table:table-cell office:value-type="float" office:value="4.6695156695156692" table:style-name="ce16">
            <text:p><text:s/>5<text:s/></text:p>
          </table:table-cell>
          <table:table-cell office:value-type="float" office:value="1.1494252873563218E-2" table:style-name="ce16">
            <text:p><text:s/>0<text:s/></text:p>
          </table:table-cell>
          <table:table-cell office:value-type="float" office:value="18.933173429275769" table:style-name="ce18">
            <text:p><text:s/>19<text:s/></text:p>
          </table:table-cell>
          <table:table-cell office:value-type="float" office:value="1905383" table:style-name="ce19">
            <text:p><text:s/>1,905,383<text:s/></text:p>
          </table:table-cell>
          <table:table-cell office:value-type="float" office:value="351447" table:style-name="ce16">
            <text:p><text:s/>351,447<text:s/></text:p>
          </table:table-cell>
          <table:table-cell table:style-name="ce16"/>
          <table:table-cell office:value-type="float" office:value="9824585" table:style-name="ce16">
            <text:p><text:s/>9,824,585<text:s/></text:p>
          </table:table-cell>
          <table:table-cell table:style-name="ce16"/>
          <table:table-cell office:value-type="float" office:value="175514" table:style-name="ce16">
            <text:p><text:s/>175,514<text:s/></text:p>
          </table:table-cell>
          <table:table-cell office:value-type="float" office:value="11590" table:style-name="ce16">
            <text:p><text:s/>11,590<text:s/></text:p>
          </table:table-cell>
          <table:table-cell office:value-type="float" office:value="412125" table:style-name="ce16">
            <text:p><text:s/>412,125<text:s/></text:p>
          </table:table-cell>
          <table:table-cell office:value-type="float" office:value="79071285" table:style-name="ce16">
            <text:p><text:s/>79,071,285<text:s/></text:p>
          </table:table-cell>
          <table:table-cell office:value-type="float" office:value="6362124" table:style-name="ce16">
            <text:p><text:s/>6,362,124<text:s/></text:p>
          </table:table-cell>
          <table:table-cell office:value-type="float" office:value="32868174" table:style-name="ce17">
            <text:p><text:s/>32,868,174<text:s/></text:p>
          </table:table-cell>
          <table:table-cell office:value-type="float" office:value="1147588" table:style-name="ce16">
            <text:p><text:s/>1,147,588<text:s/></text:p>
          </table:table-cell>
          <table:table-cell office:value-type="float" office:value="39332" table:style-name="ce16">
            <text:p><text:s/>39,332<text:s/></text:p>
          </table:table-cell>
          <table:table-cell office:value-type="float" office:value="132169147" table:style-name="ce16">
            <text:p><text:s/>132,169,1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2" table:style-name="ce9">
            <text:p>1652</text:p>
          </table:table-cell>
          <table:table-cell office:value-type="float" office:value="73" table:style-name="ce15">
            <text:p><text:s/>73<text:s/></text:p>
          </table:table-cell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69" table:style-name="ce16">
            <text:p><text:s/>69<text:s/></text:p>
          </table:table-cell>
          <table:table-cell table:style-name="ce16"/>
          <table:table-cell office:value-type="float" office:value="83" table:style-name="ce16">
            <text:p><text:s/>83<text:s/></text:p>
          </table:table-cell>
          <table:table-cell office:value-type="float" office:value="2204" table:style-name="ce16">
            <text:p><text:s/>2,20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002" table:style-name="ce16">
            <text:p><text:s/>8,002<text:s/></text:p>
          </table:table-cell>
          <table:table-cell office:value-type="float" office:value="564" table:style-name="ce16">
            <text:p><text:s/>564<text:s/></text:p>
          </table:table-cell>
          <table:table-cell office:value-type="float" office:value="684" table:style-name="ce17">
            <text:p><text:s/>684<text:s/></text:p>
          </table:table-cell>
          <table:table-cell office:value-type="float" office:value="305" table:style-name="ce16">
            <text:p><text:s/>305<text:s/></text:p>
          </table:table-cell>
          <table:table-cell office:value-type="float" office:value="1166" table:style-name="ce16">
            <text:p><text:s/>1,166<text:s/></text:p>
          </table:table-cell>
          <table:table-cell office:value-type="float" office:value="13171" table:style-name="ce18">
            <text:p><text:s/>13,171<text:s/></text:p>
          </table:table-cell>
          <table:table-cell office:value-type="float" office:value="10.575342465753424" table:style-name="ce15">
            <text:p><text:s/>11<text:s/></text:p>
          </table:table-cell>
          <table:table-cell office:value-type="float" office:value="12.5" table:style-name="ce16">
            <text:p><text:s/>13<text:s/></text:p>
          </table:table-cell>
          <table:table-cell table:style-name="ce16"/>
          <table:table-cell office:value-type="float" office:value="25.478260869565219" table:style-name="ce16">
            <text:p><text:s/>25<text:s/></text:p>
          </table:table-cell>
          <table:table-cell table:style-name="ce16"/>
          <table:table-cell office:value-type="float" office:value="21.722891566265059" table:style-name="ce16">
            <text:p><text:s/>22<text:s/></text:p>
          </table:table-cell>
          <table:table-cell office:value-type="float" office:value="1.8407441016333939" table:style-name="ce16">
            <text:p><text:s/>2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29.058360409897524" table:style-name="ce16">
            <text:p><text:s/>29<text:s/></text:p>
          </table:table-cell>
          <table:table-cell office:value-type="float" office:value="2.3049645390070921E-2" table:style-name="ce16">
            <text:p><text:s/>0<text:s/></text:p>
          </table:table-cell>
          <table:table-cell office:value-type="float" office:value="3.0687134502923978" table:style-name="ce17">
            <text:p><text:s/>3<text:s/></text:p>
          </table:table-cell>
          <table:table-cell office:value-type="float" office:value="4.9245901639344263" table:style-name="ce16">
            <text:p><text:s/>5<text:s/></text:p>
          </table:table-cell>
          <table:table-cell office:value-type="float" office:value="2.4871355060034305E-2" table:style-name="ce16">
            <text:p><text:s/>0<text:s/></text:p>
          </table:table-cell>
          <table:table-cell office:value-type="float" office:value="18.58727507402627" table:style-name="ce18">
            <text:p><text:s/>19<text:s/></text:p>
          </table:table-cell>
          <table:table-cell office:value-type="float" office:value="903087" table:style-name="ce19">
            <text:p><text:s/>903,087<text:s/></text:p>
          </table:table-cell>
          <table:table-cell office:value-type="float" office:value="1451297" table:style-name="ce16">
            <text:p><text:s/>1,451,297<text:s/></text:p>
          </table:table-cell>
          <table:table-cell table:style-name="ce16"/>
          <table:table-cell office:value-type="float" office:value="5163288" table:style-name="ce16">
            <text:p><text:s/>5,163,288<text:s/></text:p>
          </table:table-cell>
          <table:table-cell table:style-name="ce16"/>
          <table:table-cell office:value-type="float" office:value="148236" table:style-name="ce16">
            <text:p><text:s/>148,236<text:s/></text:p>
          </table:table-cell>
          <table:table-cell office:value-type="float" office:value="11020" table:style-name="ce16">
            <text:p><text:s/>11,020<text:s/></text:p>
          </table:table-cell>
          <table:table-cell office:value-type="float" office:value="6114" table:style-name="ce16">
            <text:p><text:s/>6,114<text:s/></text:p>
          </table:table-cell>
          <table:table-cell office:value-type="float" office:value="74786907" table:style-name="ce16">
            <text:p><text:s/>74,786,907<text:s/></text:p>
          </table:table-cell>
          <table:table-cell office:value-type="float" office:value="3459146" table:style-name="ce16">
            <text:p><text:s/>3,459,146<text:s/></text:p>
          </table:table-cell>
          <table:table-cell office:value-type="float" office:value="27225675" table:style-name="ce17">
            <text:p><text:s/>27,225,675<text:s/></text:p>
          </table:table-cell>
          <table:table-cell office:value-type="float" office:value="1012884" table:style-name="ce16">
            <text:p><text:s/>1,012,884<text:s/></text:p>
          </table:table-cell>
          <table:table-cell office:value-type="float" office:value="27648" table:style-name="ce16">
            <text:p><text:s/>27,648<text:s/></text:p>
          </table:table-cell>
          <table:table-cell office:value-type="float" office:value="114195302" table:style-name="ce16">
            <text:p><text:s/>114,195,30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3" table:style-name="ce9">
            <text:p>1653</text:p>
          </table:table-cell>
          <table:table-cell office:value-type="float" office:value="111" table:style-name="ce15">
            <text:p><text:s/>11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41" table:style-name="ce16">
            <text:p><text:s/>41<text:s/></text:p>
          </table:table-cell>
          <table:table-cell table:style-name="ce16"/>
          <table:table-cell office:value-type="float" office:value="80" table:style-name="ce16">
            <text:p><text:s/>80<text:s/></text:p>
          </table:table-cell>
          <table:table-cell office:value-type="float" office:value="2475" table:style-name="ce16">
            <text:p><text:s/>2,475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386" table:style-name="ce16">
            <text:p><text:s/>8,386<text:s/></text:p>
          </table:table-cell>
          <table:table-cell office:value-type="float" office:value="374" table:style-name="ce16">
            <text:p><text:s/>374<text:s/></text:p>
          </table:table-cell>
          <table:table-cell office:value-type="float" office:value="971" table:style-name="ce17">
            <text:p><text:s/>971<text:s/></text:p>
          </table:table-cell>
          <table:table-cell office:value-type="float" office:value="292" table:style-name="ce16">
            <text:p><text:s/>292<text:s/></text:p>
          </table:table-cell>
          <table:table-cell office:value-type="float" office:value="1053" table:style-name="ce16">
            <text:p><text:s/>1,053<text:s/></text:p>
          </table:table-cell>
          <table:table-cell office:value-type="float" office:value="13795" table:style-name="ce18">
            <text:p><text:s/>13,795<text:s/></text:p>
          </table:table-cell>
          <table:table-cell office:value-type="float" office:value="12.810810810810811" table:style-name="ce15">
            <text:p><text:s/>1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22.074999999999999" table:style-name="ce16">
            <text:p><text:s/>22<text:s/></text:p>
          </table:table-cell>
          <table:table-cell office:value-type="float" office:value="2.8064646464646463" table:style-name="ce16">
            <text:p><text:s/>3<text:s/></text:p>
          </table:table-cell>
          <table:table-cell office:value-type="float" office:value="2272.6666666666665" table:style-name="ce16">
            <text:p><text:s/>2,273<text:s/></text:p>
          </table:table-cell>
          <table:table-cell office:value-type="float" office:value="29.366801812544718" table:style-name="ce16">
            <text:p><text:s/>29<text:s/></text:p>
          </table:table-cell>
          <table:table-cell office:value-type="float" office:value="2.6737967914438501E-3" table:style-name="ce16">
            <text:p><text:s/>0<text:s/></text:p>
          </table:table-cell>
          <table:table-cell office:value-type="float" office:value="4.0175077239958803" table:style-name="ce17">
            <text:p><text:s/>4<text:s/></text:p>
          </table:table-cell>
          <table:table-cell office:value-type="float" office:value="4.8184931506849313" table:style-name="ce16">
            <text:p><text:s/>5<text:s/></text:p>
          </table:table-cell>
          <table:table-cell office:value-type="float" office:value="2.184235517568851E-2" table:style-name="ce16">
            <text:p><text:s/>0<text:s/></text:p>
          </table:table-cell>
          <table:table-cell office:value-type="float" office:value="19.968539325842695" table:style-name="ce18">
            <text:p><text:s/>20<text:s/></text:p>
          </table:table-cell>
          <table:table-cell office:value-type="float" office:value="2124944" table:style-name="ce19">
            <text:p><text:s/>2,124,944<text:s/></text:p>
          </table:table-cell>
          <table:table-cell office:value-type="float" office:value="250296" table:style-name="ce16">
            <text:p><text:s/>250,29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124144" table:style-name="ce16">
            <text:p><text:s/>2,124,144<text:s/></text:p>
          </table:table-cell>
          <table:table-cell table:style-name="ce16"/>
          <table:table-cell office:value-type="float" office:value="142344" table:style-name="ce16">
            <text:p><text:s/>142,344<text:s/></text:p>
          </table:table-cell>
          <table:table-cell office:value-type="float" office:value="12375" table:style-name="ce16">
            <text:p><text:s/>12,375<text:s/></text:p>
          </table:table-cell>
          <table:table-cell office:value-type="float" office:value="16828448" table:style-name="ce16">
            <text:p><text:s/>16,828,448<text:s/></text:p>
          </table:table-cell>
          <table:table-cell office:value-type="float" office:value="76857888" table:style-name="ce16">
            <text:p><text:s/>76,857,888<text:s/></text:p>
          </table:table-cell>
          <table:table-cell office:value-type="float" office:value="2869991" table:style-name="ce16">
            <text:p><text:s/>2,869,991<text:s/></text:p>
          </table:table-cell>
          <table:table-cell office:value-type="float" office:value="54977368" table:style-name="ce17">
            <text:p><text:s/>54,977,368<text:s/></text:p>
          </table:table-cell>
          <table:table-cell office:value-type="float" office:value="1035277" table:style-name="ce16">
            <text:p><text:s/>1,035,277<text:s/></text:p>
          </table:table-cell>
          <table:table-cell office:value-type="float" office:value="27261" table:style-name="ce16">
            <text:p><text:s/>27,261<text:s/></text:p>
          </table:table-cell>
          <table:table-cell office:value-type="float" office:value="157250336" table:style-name="ce16">
            <text:p><text:s/>157,250,33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4" table:style-name="ce9">
            <text:p>1654</text:p>
          </table:table-cell>
          <table:table-cell office:value-type="float" office:value="113" table:style-name="ce15">
            <text:p><text:s/>113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26" table:style-name="ce16">
            <text:p><text:s/>26<text:s/></text:p>
          </table:table-cell>
          <table:table-cell table:style-name="ce16"/>
          <table:table-cell office:value-type="float" office:value="119" table:style-name="ce16">
            <text:p><text:s/>119<text:s/></text:p>
          </table:table-cell>
          <table:table-cell office:value-type="float" office:value="2287" table:style-name="ce16">
            <text:p><text:s/>2,287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336" table:style-name="ce16">
            <text:p><text:s/>8,336<text:s/></text:p>
          </table:table-cell>
          <table:table-cell office:value-type="float" office:value="222" table:style-name="ce16">
            <text:p><text:s/>222<text:s/></text:p>
          </table:table-cell>
          <table:table-cell office:value-type="float" office:value="813" table:style-name="ce17">
            <text:p><text:s/>813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096" table:style-name="ce16">
            <text:p><text:s/>1,096<text:s/></text:p>
          </table:table-cell>
          <table:table-cell office:value-type="float" office:value="13324" table:style-name="ce18">
            <text:p><text:s/>13,324<text:s/></text:p>
          </table:table-cell>
          <table:table-cell office:value-type="float" office:value="12.495575221238939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.8461538461538463" table:style-name="ce16">
            <text:p><text:s/>2<text:s/></text:p>
          </table:table-cell>
          <table:table-cell table:style-name="ce16"/>
          <table:table-cell office:value-type="float" office:value="19.403361344537814" table:style-name="ce16">
            <text:p><text:s/>19<text:s/></text:p>
          </table:table-cell>
          <table:table-cell office:value-type="float" office:value="2.5972890249234806" table:style-name="ce16">
            <text:p><text:s/>3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8.604726487523994" table:style-name="ce16">
            <text:p><text:s/>2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1230012300123002" table:style-name="ce17">
            <text:p><text:s/>4<text:s/></text:p>
          </table:table-cell>
          <table:table-cell office:value-type="float" office:value="4.9674267100977199" table:style-name="ce16">
            <text:p><text:s/>5<text:s/></text:p>
          </table:table-cell>
          <table:table-cell office:value-type="float" office:value="2.7372262773722629E-3" table:style-name="ce16">
            <text:p><text:s/>0<text:s/></text:p>
          </table:table-cell>
          <table:table-cell office:value-type="float" office:value="18.995121585109576" table:style-name="ce18">
            <text:p><text:s/>19<text:s/></text:p>
          </table:table-cell>
          <table:table-cell office:value-type="float" office:value="1854086" table:style-name="ce19">
            <text:p><text:s/>1,854,086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503008" table:style-name="ce16">
            <text:p><text:s/>1,503,008<text:s/></text:p>
          </table:table-cell>
          <table:table-cell table:style-name="ce16"/>
          <table:table-cell office:value-type="float" office:value="209750" table:style-name="ce16">
            <text:p><text:s/>209,750<text:s/></text:p>
          </table:table-cell>
          <table:table-cell office:value-type="float" office:value="11435" table:style-name="ce16">
            <text:p><text:s/>11,435<text:s/></text:p>
          </table:table-cell>
          <table:table-cell office:value-type="float" office:value="256" table:style-name="ce16">
            <text:p><text:s/>256<text:s/></text:p>
          </table:table-cell>
          <table:table-cell office:value-type="float" office:value="72383570" table:style-name="ce16">
            <text:p><text:s/>72,383,570<text:s/></text:p>
          </table:table-cell>
          <table:table-cell office:value-type="float" office:value="1248751" table:style-name="ce16">
            <text:p><text:s/>1,248,751<text:s/></text:p>
          </table:table-cell>
          <table:table-cell office:value-type="float" office:value="41061342" table:style-name="ce17">
            <text:p><text:s/>41,061,342<text:s/></text:p>
          </table:table-cell>
          <table:table-cell office:value-type="float" office:value="1041444" table:style-name="ce16">
            <text:p><text:s/>1,041,444<text:s/></text:p>
          </table:table-cell>
          <table:table-cell office:value-type="float" office:value="21697" table:style-name="ce16">
            <text:p><text:s/>21,697<text:s/></text:p>
          </table:table-cell>
          <table:table-cell office:value-type="float" office:value="119346578" table:style-name="ce16">
            <text:p><text:s/>119,346,57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5" table:style-name="ce9">
            <text:p>1655</text:p>
          </table:table-cell>
          <table:table-cell office:value-type="float" office:value="76" table:style-name="ce15">
            <text:p><text:s/>76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30" table:style-name="ce16">
            <text:p><text:s/>3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73" table:style-name="ce16">
            <text:p><text:s/>73<text:s/></text:p>
          </table:table-cell>
          <table:table-cell office:value-type="float" office:value="2104" table:style-name="ce16">
            <text:p><text:s/>2,104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639" table:style-name="ce16">
            <text:p><text:s/>8,639<text:s/></text:p>
          </table:table-cell>
          <table:table-cell office:value-type="float" office:value="256" table:style-name="ce16">
            <text:p><text:s/>256<text:s/></text:p>
          </table:table-cell>
          <table:table-cell office:value-type="float" office:value="788" table:style-name="ce17">
            <text:p><text:s/>788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1123" table:style-name="ce16">
            <text:p><text:s/>1,123<text:s/></text:p>
          </table:table-cell>
          <table:table-cell office:value-type="float" office:value="13416" table:style-name="ce18">
            <text:p><text:s/>13,416<text:s/></text:p>
          </table:table-cell>
          <table:table-cell office:value-type="float" office:value="12.605263157894736" table:style-name="ce15">
            <text:p><text:s/>13<text:s/></text:p>
          </table:table-cell>
          <table:table-cell office:value-type="float" office:value="6.4" table:style-name="ce16">
            <text:p><text:s/>6<text:s/></text:p>
          </table:table-cell>
          <table:table-cell table:style-name="ce16"/>
          <table:table-cell office:value-type="float" office:value="30.533333333333335" table:style-name="ce16">
            <text:p><text:s/>3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7.82191780821918" table:style-name="ce16">
            <text:p><text:s/>28<text:s/></text:p>
          </table:table-cell>
          <table:table-cell office:value-type="float" office:value="3.2604562737642584" table:style-name="ce16">
            <text:p><text:s/>3<text:s/></text:p>
          </table:table-cell>
          <table:table-cell office:value-type="float" office:value="10.75" table:style-name="ce16">
            <text:p><text:s/>11<text:s/></text:p>
          </table:table-cell>
          <table:table-cell office:value-type="float" office:value="30.070610024308369" table:style-name="ce16">
            <text:p><text:s/>30<text:s/></text:p>
          </table:table-cell>
          <table:table-cell office:value-type="float" office:value="5.859375E-2" table:style-name="ce16">
            <text:p><text:s/>0<text:s/></text:p>
          </table:table-cell>
          <table:table-cell office:value-type="float" office:value="4.0799492385786804" table:style-name="ce17">
            <text:p><text:s/>4<text:s/></text:p>
          </table:table-cell>
          <table:table-cell office:value-type="float" office:value="5.0189274447949526" table:style-name="ce16">
            <text:p><text:s/>5<text:s/></text:p>
          </table:table-cell>
          <table:table-cell office:value-type="float" office:value="1.6028495102404273E-2" table:style-name="ce16">
            <text:p><text:s/>0<text:s/></text:p>
          </table:table-cell>
          <table:table-cell office:value-type="float" office:value="20.532200357781754" table:style-name="ce18">
            <text:p><text:s/>21<text:s/></text:p>
          </table:table-cell>
          <table:table-cell office:value-type="float" office:value="1377582" table:style-name="ce19">
            <text:p><text:s/>1,377,582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1749773" table:style-name="ce16">
            <text:p><text:s/>1,749,773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33975" table:style-name="ce16">
            <text:p><text:s/>133,975<text:s/></text:p>
          </table:table-cell>
          <table:table-cell office:value-type="float" office:value="10520" table:style-name="ce16">
            <text:p><text:s/>10,520<text:s/></text:p>
          </table:table-cell>
          <table:table-cell office:value-type="float" office:value="25049" table:style-name="ce16">
            <text:p><text:s/>25,049<text:s/></text:p>
          </table:table-cell>
          <table:table-cell office:value-type="float" office:value="61079778" table:style-name="ce16">
            <text:p><text:s/>61,079,778<text:s/></text:p>
          </table:table-cell>
          <table:table-cell office:value-type="float" office:value="1733489" table:style-name="ce16">
            <text:p><text:s/>1,733,489<text:s/></text:p>
          </table:table-cell>
          <table:table-cell office:value-type="float" office:value="33821651" table:style-name="ce17">
            <text:p><text:s/>33,821,651<text:s/></text:p>
          </table:table-cell>
          <table:table-cell office:value-type="float" office:value="1060339" table:style-name="ce16">
            <text:p><text:s/>1,060,339<text:s/></text:p>
          </table:table-cell>
          <table:table-cell office:value-type="float" office:value="22690" table:style-name="ce16">
            <text:p><text:s/>22,690<text:s/></text:p>
          </table:table-cell>
          <table:table-cell office:value-type="float" office:value="101071959" table:style-name="ce16">
            <text:p><text:s/>101,071,95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6" table:style-name="ce9">
            <text:p>1656</text:p>
          </table:table-cell>
          <table:table-cell office:value-type="float" office:value="115" table:style-name="ce15">
            <text:p><text:s/>115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53" table:style-name="ce16">
            <text:p><text:s/>53<text:s/></text:p>
          </table:table-cell>
          <table:table-cell table:style-name="ce16"/>
          <table:table-cell office:value-type="float" office:value="83" table:style-name="ce16">
            <text:p><text:s/>83<text:s/></text:p>
          </table:table-cell>
          <table:table-cell office:value-type="float" office:value="2304" table:style-name="ce16">
            <text:p><text:s/>2,304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120" table:style-name="ce16">
            <text:p><text:s/>8,120<text:s/></text:p>
          </table:table-cell>
          <table:table-cell office:value-type="float" office:value="411" table:style-name="ce16">
            <text:p><text:s/>411<text:s/></text:p>
          </table:table-cell>
          <table:table-cell office:value-type="float" office:value="1028" table:style-name="ce17">
            <text:p><text:s/>1,028<text:s/></text:p>
          </table:table-cell>
          <table:table-cell office:value-type="float" office:value="317" table:style-name="ce16">
            <text:p><text:s/>317<text:s/></text:p>
          </table:table-cell>
          <table:table-cell office:value-type="float" office:value="1069" table:style-name="ce16">
            <text:p><text:s/>1,069<text:s/></text:p>
          </table:table-cell>
          <table:table-cell office:value-type="float" office:value="13507" table:style-name="ce18">
            <text:p><text:s/>13,507<text:s/></text:p>
          </table:table-cell>
          <table:table-cell office:value-type="float" office:value="11.634782608695652" table:style-name="ce15">
            <text:p><text:s/>12<text:s/></text:p>
          </table:table-cell>
          <table:table-cell office:value-type="float" office:value="6.5" table:style-name="ce16">
            <text:p><text:s/>7<text:s/></text:p>
          </table:table-cell>
          <table:table-cell table:style-name="ce16"/>
          <table:table-cell office:value-type="float" office:value="9.9622641509433958" table:style-name="ce16">
            <text:p><text:s/>10<text:s/></text:p>
          </table:table-cell>
          <table:table-cell table:style-name="ce16"/>
          <table:table-cell office:value-type="float" office:value="22.445783132530121" table:style-name="ce16">
            <text:p><text:s/>22<text:s/></text:p>
          </table:table-cell>
          <table:table-cell office:value-type="float" office:value="2.5442708333333335" table:style-name="ce16">
            <text:p><text:s/>3<text:s/></text:p>
          </table:table-cell>
          <table:table-cell office:value-type="float" office:value="11.8" table:style-name="ce16">
            <text:p><text:s/>12<text:s/></text:p>
          </table:table-cell>
          <table:table-cell office:value-type="float" office:value="32.587438423645317" table:style-name="ce16">
            <text:p><text:s/>33<text:s/></text:p>
          </table:table-cell>
          <table:table-cell office:value-type="float" office:value="0.65693430656934304" table:style-name="ce16">
            <text:p><text:s/>1<text:s/></text:p>
          </table:table-cell>
          <table:table-cell office:value-type="float" office:value="4.126459143968872" table:style-name="ce17">
            <text:p><text:s/>4<text:s/></text:p>
          </table:table-cell>
          <table:table-cell office:value-type="float" office:value="4.9873817034700316" table:style-name="ce16">
            <text:p><text:s/>5<text:s/></text:p>
          </table:table-cell>
          <table:table-cell office:value-type="float" office:value="6.2675397567820396E-2" table:style-name="ce16">
            <text:p><text:s/>0<text:s/></text:p>
          </table:table-cell>
          <table:table-cell office:value-type="float" office:value="20.762049307766343" table:style-name="ce18">
            <text:p><text:s/>21<text:s/></text:p>
          </table:table-cell>
          <table:table-cell office:value-type="float" office:value="1782261" table:style-name="ce19">
            <text:p><text:s/>1,782,261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3607380" table:style-name="ce16">
            <text:p><text:s/>3,607,380<text:s/></text:p>
          </table:table-cell>
          <table:table-cell table:style-name="ce16"/>
          <table:table-cell office:value-type="float" office:value="127855" table:style-name="ce16">
            <text:p><text:s/>127,855<text:s/></text:p>
          </table:table-cell>
          <table:table-cell office:value-type="float" office:value="11520" table:style-name="ce16">
            <text:p><text:s/>11,520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78698598" table:style-name="ce16">
            <text:p><text:s/>78,698,598<text:s/></text:p>
          </table:table-cell>
          <table:table-cell office:value-type="float" office:value="4524978" table:style-name="ce16">
            <text:p><text:s/>4,524,978<text:s/></text:p>
          </table:table-cell>
          <table:table-cell office:value-type="float" office:value="48879349" table:style-name="ce17">
            <text:p><text:s/>48,879,349<text:s/></text:p>
          </table:table-cell>
          <table:table-cell office:value-type="float" office:value="1110540" table:style-name="ce16">
            <text:p><text:s/>1,110,540<text:s/></text:p>
          </table:table-cell>
          <table:table-cell office:value-type="float" office:value="646400" table:style-name="ce16">
            <text:p><text:s/>646,400<text:s/></text:p>
          </table:table-cell>
          <table:table-cell office:value-type="float" office:value="139411679" table:style-name="ce16">
            <text:p><text:s/>139,411,67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7" table:style-name="ce9">
            <text:p>1657</text:p>
          </table:table-cell>
          <table:table-cell office:value-type="float" office:value="80" table:style-name="ce15">
            <text:p><text:s/>80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85" table:style-name="ce16">
            <text:p><text:s/>85<text:s/></text:p>
          </table:table-cell>
          <table:table-cell office:value-type="float" office:value="2106" table:style-name="ce16">
            <text:p><text:s/>2,10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7796" table:style-name="ce16">
            <text:p><text:s/>7,796<text:s/></text:p>
          </table:table-cell>
          <table:table-cell office:value-type="float" office:value="115" table:style-name="ce16">
            <text:p><text:s/>115<text:s/></text:p>
          </table:table-cell>
          <table:table-cell office:value-type="float" office:value="814" table:style-name="ce17">
            <text:p><text:s/>814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027" table:style-name="ce16">
            <text:p><text:s/>1,027<text:s/></text:p>
          </table:table-cell>
          <table:table-cell office:value-type="float" office:value="12358" table:style-name="ce18">
            <text:p><text:s/>12,358<text:s/></text:p>
          </table:table-cell>
          <table:table-cell office:value-type="float" office:value="11.612500000000001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5.4375" table:style-name="ce16">
            <text:p><text:s/>5<text:s/></text:p>
          </table:table-cell>
          <table:table-cell table:style-name="ce16"/>
          <table:table-cell office:value-type="float" office:value="21.8" table:style-name="ce16">
            <text:p><text:s/>22<text:s/></text:p>
          </table:table-cell>
          <table:table-cell office:value-type="float" office:value="2.8812915479582144" table:style-name="ce16">
            <text:p><text:s/>3<text:s/></text:p>
          </table:table-cell>
          <table:table-cell office:value-type="float" office:value="10.8" table:style-name="ce16">
            <text:p><text:s/>11<text:s/></text:p>
          </table:table-cell>
          <table:table-cell office:value-type="float" office:value="25.581708568496666" table:style-name="ce16">
            <text:p><text:s/>26<text:s/></text:p>
          </table:table-cell>
          <table:table-cell office:value-type="float" office:value="6.9565217391304349E-2" table:style-name="ce16">
            <text:p><text:s/>0<text:s/></text:p>
          </table:table-cell>
          <table:table-cell office:value-type="float" office:value="3.6855036855036856" table:style-name="ce17">
            <text:p><text:s/>4<text:s/></text:p>
          </table:table-cell>
          <table:table-cell office:value-type="float" office:value="4.9153094462540716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23401844958731" table:style-name="ce18">
            <text:p><text:s/>17<text:s/></text:p>
          </table:table-cell>
          <table:table-cell office:value-type="float" office:value="924611" table:style-name="ce19">
            <text:p><text:s/>924,611<text:s/></text:p>
          </table:table-cell>
          <table:table-cell office:value-type="float" office:value="78673" table:style-name="ce16">
            <text:p><text:s/>78,673<text:s/></text:p>
          </table:table-cell>
          <table:table-cell table:style-name="ce16"/>
          <table:table-cell office:value-type="float" office:value="50807" table:style-name="ce16">
            <text:p><text:s/>50,807<text:s/></text:p>
          </table:table-cell>
          <table:table-cell table:style-name="ce16"/>
          <table:table-cell office:value-type="float" office:value="131509" table:style-name="ce16">
            <text:p><text:s/>131,509<text:s/></text:p>
          </table:table-cell>
          <table:table-cell office:value-type="float" office:value="10530" table:style-name="ce16">
            <text:p><text:s/>10,530<text:s/></text:p>
          </table:table-cell>
          <table:table-cell office:value-type="float" office:value="309941" table:style-name="ce16">
            <text:p><text:s/>309,941<text:s/></text:p>
          </table:table-cell>
          <table:table-cell office:value-type="float" office:value="47554565" table:style-name="ce16">
            <text:p><text:s/>47,554,565<text:s/></text:p>
          </table:table-cell>
          <table:table-cell office:value-type="float" office:value="1923415" table:style-name="ce16">
            <text:p><text:s/>1,923,415<text:s/></text:p>
          </table:table-cell>
          <table:table-cell office:value-type="float" office:value="37775583" table:style-name="ce17">
            <text:p><text:s/>37,775,583<text:s/></text:p>
          </table:table-cell>
          <table:table-cell office:value-type="float" office:value="1054612" table:style-name="ce16">
            <text:p><text:s/>1,054,612<text:s/></text:p>
          </table:table-cell>
          <table:table-cell office:value-type="float" office:value="19888" table:style-name="ce16">
            <text:p><text:s/>19,888<text:s/></text:p>
          </table:table-cell>
          <table:table-cell office:value-type="float" office:value="89834134" table:style-name="ce16">
            <text:p><text:s/>89,834,13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8" table:style-name="ce9">
            <text:p>1658</text:p>
          </table:table-cell>
          <table:table-cell office:value-type="float" office:value="83" table:style-name="ce15">
            <text:p><text:s/>83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103" table:style-name="ce16">
            <text:p><text:s/>103<text:s/></text:p>
          </table:table-cell>
          <table:table-cell office:value-type="float" office:value="2134" table:style-name="ce16">
            <text:p><text:s/>2,134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7314" table:style-name="ce16">
            <text:p><text:s/>7,314<text:s/></text:p>
          </table:table-cell>
          <table:table-cell office:value-type="float" office:value="177" table:style-name="ce16">
            <text:p><text:s/>177<text:s/></text:p>
          </table:table-cell>
          <table:table-cell office:value-type="float" office:value="700" table:style-name="ce17">
            <text:p><text:s/>700<text:s/></text:p>
          </table:table-cell>
          <table:table-cell office:value-type="float" office:value="270" table:style-name="ce16">
            <text:p><text:s/>270<text:s/></text:p>
          </table:table-cell>
          <table:table-cell office:value-type="float" office:value="1000" table:style-name="ce16">
            <text:p><text:s/>1,000<text:s/></text:p>
          </table:table-cell>
          <table:table-cell office:value-type="float" office:value="11802" table:style-name="ce18">
            <text:p><text:s/>11,802<text:s/></text:p>
          </table:table-cell>
          <table:table-cell office:value-type="float" office:value="12.180722891566266" table:style-name="ce15">
            <text:p><text:s/>12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35.153846153846153" table:style-name="ce16">
            <text:p><text:s/>35<text:s/></text:p>
          </table:table-cell>
          <table:table-cell table:style-name="ce16"/>
          <table:table-cell office:value-type="float" office:value="21.611650485436893" table:style-name="ce16">
            <text:p><text:s/>22<text:s/></text:p>
          </table:table-cell>
          <table:table-cell office:value-type="float" office:value="2.3439550140581069" table:style-name="ce16">
            <text:p><text:s/>2<text:s/></text:p>
          </table:table-cell>
          <table:table-cell office:value-type="float" office:value="43.857142857142854" table:style-name="ce16">
            <text:p><text:s/>44<text:s/></text:p>
          </table:table-cell>
          <table:table-cell office:value-type="float" office:value="28.964178288214384" table:style-name="ce16">
            <text:p><text:s/>29<text:s/></text:p>
          </table:table-cell>
          <table:table-cell office:value-type="float" office:value="3.954802259887006E-2" table:style-name="ce16">
            <text:p><text:s/>0<text:s/></text:p>
          </table:table-cell>
          <table:table-cell office:value-type="float" office:value="4.07" table:style-name="ce17">
            <text:p><text:s/>4<text:s/></text:p>
          </table:table-cell>
          <table:table-cell office:value-type="float" office:value="5.1555555555555559" table:style-name="ce16">
            <text:p><text:s/>5<text:s/></text:p>
          </table:table-cell>
          <table:table-cell office:value-type="float" office:value="4.0000000000000001E-3" table:style-name="ce16">
            <text:p><text:s/>0<text:s/></text:p>
          </table:table-cell>
          <table:table-cell office:value-type="float" office:value="19.073377393662092" table:style-name="ce18">
            <text:p><text:s/>19<text:s/></text:p>
          </table:table-cell>
          <table:table-cell office:value-type="float" office:value="1563352" table:style-name="ce19">
            <text:p><text:s/>1,563,352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87392" table:style-name="ce16">
            <text:p><text:s/>187,392<text:s/></text:p>
          </table:table-cell>
          <table:table-cell table:style-name="ce16"/>
          <table:table-cell office:value-type="float" office:value="169128" table:style-name="ce16">
            <text:p><text:s/>169,128<text:s/></text:p>
          </table:table-cell>
          <table:table-cell office:value-type="float" office:value="10670" table:style-name="ce16">
            <text:p><text:s/>10,670<text:s/></text:p>
          </table:table-cell>
          <table:table-cell office:value-type="float" office:value="1670451" table:style-name="ce16">
            <text:p><text:s/>1,670,451<text:s/></text:p>
          </table:table-cell>
          <table:table-cell office:value-type="float" office:value="73790421" table:style-name="ce16">
            <text:p><text:s/>73,790,421<text:s/></text:p>
          </table:table-cell>
          <table:table-cell office:value-type="float" office:value="1236825" table:style-name="ce16">
            <text:p><text:s/>1,236,825<text:s/></text:p>
          </table:table-cell>
          <table:table-cell office:value-type="float" office:value="32692797" table:style-name="ce17">
            <text:p><text:s/>32,692,797<text:s/></text:p>
          </table:table-cell>
          <table:table-cell office:value-type="float" office:value="847094" table:style-name="ce16">
            <text:p><text:s/>847,094<text:s/></text:p>
          </table:table-cell>
          <table:table-cell office:value-type="float" office:value="20511" table:style-name="ce16">
            <text:p><text:s/>20,511<text:s/></text:p>
          </table:table-cell>
          <table:table-cell office:value-type="float" office:value="112199880" table:style-name="ce16">
            <text:p><text:s/>112,199,88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659" table:style-name="ce9">
            <text:p>1659</text:p>
          </table:table-cell>
          <table:table-cell office:value-type="float" office:value="94" table:style-name="ce15">
            <text:p><text:s/>94<text:s/></text:p>
          </table:table-cell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107" table:style-name="ce16">
            <text:p><text:s/>107<text:s/></text:p>
          </table:table-cell>
          <table:table-cell office:value-type="float" office:value="2195" table:style-name="ce16">
            <text:p><text:s/>2,19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220" table:style-name="ce16">
            <text:p><text:s/>9,220<text:s/></text:p>
          </table:table-cell>
          <table:table-cell office:value-type="float" office:value="257" table:style-name="ce16">
            <text:p><text:s/>257<text:s/></text:p>
          </table:table-cell>
          <table:table-cell office:value-type="float" office:value="825" table:style-name="ce17">
            <text:p><text:s/>825<text:s/></text:p>
          </table:table-cell>
          <table:table-cell office:value-type="float" office:value="350" table:style-name="ce16">
            <text:p><text:s/>350<text:s/></text:p>
          </table:table-cell>
          <table:table-cell office:value-type="float" office:value="1129" table:style-name="ce16">
            <text:p><text:s/>1,129<text:s/></text:p>
          </table:table-cell>
          <table:table-cell office:value-type="float" office:value="14221" table:style-name="ce18">
            <text:p><text:s/>14,221<text:s/></text:p>
          </table:table-cell>
          <table:table-cell office:value-type="float" office:value="11.308510638297872" table:style-name="ce15">
            <text:p><text:s/>11<text:s/></text:p>
          </table:table-cell>
          <table:table-cell office:value-type="float" office:value="3.7272727272727271" table:style-name="ce16">
            <text:p><text:s/>4<text:s/></text:p>
          </table:table-cell>
          <table:table-cell table:style-name="ce16"/>
          <table:table-cell office:value-type="float" office:value="17.241379310344829" table:style-name="ce16">
            <text:p><text:s/>17<text:s/></text:p>
          </table:table-cell>
          <table:table-cell table:style-name="ce16"/>
          <table:table-cell office:value-type="float" office:value="21.056074766355142" table:style-name="ce16">
            <text:p><text:s/>21<text:s/></text:p>
          </table:table-cell>
          <table:table-cell office:value-type="float" office:value="1.1312072892938496" table:style-name="ce16">
            <text:p><text:s/>1<text:s/></text:p>
          </table:table-cell>
          <table:table-cell office:value-type="float" office:value="36.75" table:style-name="ce16">
            <text:p><text:s/>37<text:s/></text:p>
          </table:table-cell>
          <table:table-cell office:value-type="float" office:value="24.603904555314532" table:style-name="ce16">
            <text:p><text:s/>25<text:s/></text:p>
          </table:table-cell>
          <table:table-cell office:value-type="float" office:value="1.9455252918287938E-2" table:style-name="ce16">
            <text:p><text:s/>0<text:s/></text:p>
          </table:table-cell>
          <table:table-cell office:value-type="float" office:value="3.686060606060606" table:style-name="ce17">
            <text:p><text:s/>4<text:s/></text:p>
          </table:table-cell>
          <table:table-cell office:value-type="float" office:value="4.8314285714285718" table:style-name="ce16">
            <text:p><text:s/>5<text:s/></text:p>
          </table:table-cell>
          <table:table-cell office:value-type="float" office:value="7.9716563330380873E-3" table:style-name="ce16">
            <text:p><text:s/>0<text:s/></text:p>
          </table:table-cell>
          <table:table-cell office:value-type="float" office:value="16.741509035932776" table:style-name="ce18">
            <text:p><text:s/>17<text:s/></text:p>
          </table:table-cell>
          <table:table-cell office:value-type="float" office:value="1102704" table:style-name="ce19">
            <text:p><text:s/>1,102,704<text:s/></text:p>
          </table:table-cell>
          <table:table-cell office:value-type="float" office:value="306491" table:style-name="ce16">
            <text:p><text:s/>306,491<text:s/></text:p>
          </table:table-cell>
          <table:table-cell table:style-name="ce16"/>
          <table:table-cell office:value-type="float" office:value="631557" table:style-name="ce16">
            <text:p><text:s/>631,557<text:s/></text:p>
          </table:table-cell>
          <table:table-cell table:style-name="ce16"/>
          <table:table-cell office:value-type="float" office:value="207437" table:style-name="ce16">
            <text:p><text:s/>207,437<text:s/></text:p>
          </table:table-cell>
          <table:table-cell office:value-type="float" office:value="10975" table:style-name="ce16">
            <text:p><text:s/>10,975<text:s/></text:p>
          </table:table-cell>
          <table:table-cell office:value-type="float" office:value="651964" table:style-name="ce16">
            <text:p><text:s/>651,964<text:s/></text:p>
          </table:table-cell>
          <table:table-cell office:value-type="float" office:value="65484246" table:style-name="ce16">
            <text:p><text:s/>65,484,246<text:s/></text:p>
          </table:table-cell>
          <table:table-cell office:value-type="float" office:value="3047860" table:style-name="ce16">
            <text:p><text:s/>3,047,860<text:s/></text:p>
          </table:table-cell>
          <table:table-cell office:value-type="float" office:value="35669921" table:style-name="ce17">
            <text:p><text:s/>35,669,921<text:s/></text:p>
          </table:table-cell>
          <table:table-cell office:value-type="float" office:value="1100758" table:style-name="ce16">
            <text:p><text:s/>1,100,758<text:s/></text:p>
          </table:table-cell>
          <table:table-cell office:value-type="float" office:value="21832" table:style-name="ce16">
            <text:p><text:s/>21,832<text:s/></text:p>
          </table:table-cell>
          <table:table-cell office:value-type="float" office:value="108235745" table:style-name="ce16">
            <text:p><text:s/>108,235,74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0" table:style-name="ce9">
            <text:p>1700</text:p>
          </table:table-cell>
          <table:table-cell office:value-type="float" office:value="141" table:style-name="ce15">
            <text:p><text:s/>141<text:s/></text:p>
          </table:table-cell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55" table:style-name="ce16">
            <text:p><text:s/>55<text:s/></text:p>
          </table:table-cell>
          <table:table-cell table:style-name="ce16"/>
          <table:table-cell office:value-type="float" office:value="117" table:style-name="ce16">
            <text:p><text:s/>117<text:s/></text:p>
          </table:table-cell>
          <table:table-cell office:value-type="float" office:value="2091" table:style-name="ce16">
            <text:p><text:s/>2,091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586" table:style-name="ce16">
            <text:p><text:s/>8,586<text:s/></text:p>
          </table:table-cell>
          <table:table-cell office:value-type="float" office:value="238" table:style-name="ce16">
            <text:p><text:s/>238<text:s/></text:p>
          </table:table-cell>
          <table:table-cell office:value-type="float" office:value="814" table:style-name="ce17">
            <text:p><text:s/>814<text:s/></text:p>
          </table:table-cell>
          <table:table-cell office:value-type="float" office:value="340" table:style-name="ce16">
            <text:p><text:s/>340<text:s/></text:p>
          </table:table-cell>
          <table:table-cell office:value-type="float" office:value="1248" table:style-name="ce16">
            <text:p><text:s/>1,248<text:s/></text:p>
          </table:table-cell>
          <table:table-cell office:value-type="float" office:value="13657" table:style-name="ce18">
            <text:p><text:s/>13,657<text:s/></text:p>
          </table:table-cell>
          <table:table-cell office:value-type="float" office:value="11.680851063829786" table:style-name="ce15">
            <text:p><text:s/>12<text:s/></text:p>
          </table:table-cell>
          <table:table-cell office:value-type="float" office:value="3.4444444444444446" table:style-name="ce16">
            <text:p><text:s/>3<text:s/></text:p>
          </table:table-cell>
          <table:table-cell table:style-name="ce16"/>
          <table:table-cell office:value-type="float" office:value="17.90909090909091" table:style-name="ce16">
            <text:p><text:s/>18<text:s/></text:p>
          </table:table-cell>
          <table:table-cell table:style-name="ce16"/>
          <table:table-cell office:value-type="float" office:value="44.931623931623932" table:style-name="ce16">
            <text:p><text:s/>45<text:s/></text:p>
          </table:table-cell>
          <table:table-cell office:value-type="float" office:value="1.1807747489239597" table:style-name="ce16">
            <text:p><text:s/>1<text:s/></text:p>
          </table:table-cell>
          <table:table-cell office:value-type="float" office:value="809" table:style-name="ce16">
            <text:p><text:s/>809<text:s/></text:p>
          </table:table-cell>
          <table:table-cell office:value-type="float" office:value="27.679012345679013" table:style-name="ce16">
            <text:p><text:s/>28<text:s/></text:p>
          </table:table-cell>
          <table:table-cell office:value-type="float" office:value="1.5168067226890756" table:style-name="ce16">
            <text:p><text:s/>2<text:s/></text:p>
          </table:table-cell>
          <table:table-cell office:value-type="float" office:value="4.0810810810810807" table:style-name="ce17">
            <text:p><text:s/>4<text:s/></text:p>
          </table:table-cell>
          <table:table-cell office:value-type="float" office:value="6.3705882352941172" table:style-name="ce16">
            <text:p><text:s/>6<text:s/></text:p>
          </table:table-cell>
          <table:table-cell office:value-type="float" office:value="1.1217948717948718E-2" table:style-name="ce16">
            <text:p><text:s/>0<text:s/></text:p>
          </table:table-cell>
          <table:table-cell office:value-type="float" office:value="19.126894632789046" table:style-name="ce18">
            <text:p><text:s/>19<text:s/></text:p>
          </table:table-cell>
          <table:table-cell office:value-type="float" office:value="1928924" table:style-name="ce19">
            <text:p><text:s/>1,928,924<text:s/></text:p>
          </table:table-cell>
          <table:table-cell office:value-type="float" office:value="523153" table:style-name="ce16">
            <text:p><text:s/>523,153<text:s/></text:p>
          </table:table-cell>
          <table:table-cell table:style-name="ce16"/>
          <table:table-cell office:value-type="float" office:value="6864836" table:style-name="ce16">
            <text:p><text:s/>6,864,836<text:s/></text:p>
          </table:table-cell>
          <table:table-cell table:style-name="ce16"/>
          <table:table-cell office:value-type="float" office:value="217624" table:style-name="ce16">
            <text:p><text:s/>217,624<text:s/></text:p>
          </table:table-cell>
          <table:table-cell office:value-type="float" office:value="10455" table:style-name="ce16">
            <text:p><text:s/>10,455<text:s/></text:p>
          </table:table-cell>
          <table:table-cell office:value-type="float" office:value="40065392" table:style-name="ce16">
            <text:p><text:s/>40,065,392<text:s/></text:p>
          </table:table-cell>
          <table:table-cell office:value-type="float" office:value="67340776" table:style-name="ce16">
            <text:p><text:s/>67,340,776<text:s/></text:p>
          </table:table-cell>
          <table:table-cell office:value-type="float" office:value="3592717" table:style-name="ce16">
            <text:p><text:s/>3,592,717<text:s/></text:p>
          </table:table-cell>
          <table:table-cell office:value-type="float" office:value="41448882" table:style-name="ce17">
            <text:p><text:s/>41,448,882<text:s/></text:p>
          </table:table-cell>
          <table:table-cell office:value-type="float" office:value="1166414" table:style-name="ce16">
            <text:p><text:s/>1,166,414<text:s/></text:p>
          </table:table-cell>
          <table:table-cell office:value-type="float" office:value="24701" table:style-name="ce16">
            <text:p><text:s/>24,701<text:s/></text:p>
          </table:table-cell>
          <table:table-cell office:value-type="float" office:value="163183874" table:style-name="ce16">
            <text:p><text:s/>163,183,87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1" table:style-name="ce9">
            <text:p>1701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41" table:style-name="ce16">
            <text:p><text:s/>41<text:s/></text:p>
          </table:table-cell>
          <table:table-cell table:style-name="ce16"/>
          <table:table-cell office:value-type="float" office:value="125" table:style-name="ce16">
            <text:p><text:s/>125<text:s/></text:p>
          </table:table-cell>
          <table:table-cell office:value-type="float" office:value="2342" table:style-name="ce16">
            <text:p><text:s/>2,342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695" table:style-name="ce16">
            <text:p><text:s/>8,695<text:s/></text:p>
          </table:table-cell>
          <table:table-cell office:value-type="float" office:value="274" table:style-name="ce16">
            <text:p><text:s/>274<text:s/></text:p>
          </table:table-cell>
          <table:table-cell office:value-type="float" office:value="762" table:style-name="ce17">
            <text:p><text:s/>762<text:s/></text:p>
          </table:table-cell>
          <table:table-cell office:value-type="float" office:value="360" table:style-name="ce16">
            <text:p><text:s/>360<text:s/></text:p>
          </table:table-cell>
          <table:table-cell office:value-type="float" office:value="1178" table:style-name="ce16">
            <text:p><text:s/>1,178<text:s/></text:p>
          </table:table-cell>
          <table:table-cell office:value-type="float" office:value="13873" table:style-name="ce18">
            <text:p><text:s/>13,873<text:s/></text:p>
          </table:table-cell>
          <table:table-cell office:value-type="float" office:value="12.641304347826088" table:style-name="ce15">
            <text:p><text:s/>13<text:s/></text:p>
          </table:table-cell>
          <table:table-cell office:value-type="float" office:value="0" table:style-name="ce16">
            <text:p><text:s/>-<text:s/></text:p>
          </table:table-cell>
          <table:table-cell table:style-name="ce16"/>
          <table:table-cell office:value-type="float" office:value="40.146341463414636" table:style-name="ce16">
            <text:p><text:s/>40<text:s/></text:p>
          </table:table-cell>
          <table:table-cell table:style-name="ce16"/>
          <table:table-cell office:value-type="float" office:value="23.495999999999999" table:style-name="ce16">
            <text:p><text:s/>23<text:s/></text:p>
          </table:table-cell>
          <table:table-cell office:value-type="float" office:value="1.6797608881298036" table:style-name="ce16">
            <text:p><text:s/>2<text:s/></text:p>
          </table:table-cell>
          <table:table-cell office:value-type="float" office:value="28" table:style-name="ce16">
            <text:p><text:s/>28<text:s/></text:p>
          </table:table-cell>
          <table:table-cell office:value-type="float" office:value="34.086026451983898" table:style-name="ce16">
            <text:p><text:s/>34<text:s/></text:p>
          </table:table-cell>
          <table:table-cell office:value-type="float" office:value="1.3394160583941606" table:style-name="ce16">
            <text:p><text:s/>1<text:s/></text:p>
          </table:table-cell>
          <table:table-cell office:value-type="float" office:value="4.0091863517060364" table:style-name="ce17">
            <text:p><text:s/>4<text:s/></text:p>
          </table:table-cell>
          <table:table-cell office:value-type="float" office:value="4.9194444444444443" table:style-name="ce16">
            <text:p><text:s/>5<text:s/></text:p>
          </table:table-cell>
          <table:table-cell office:value-type="float" office:value="3.3955857385398981E-3" table:style-name="ce16">
            <text:p><text:s/>0<text:s/></text:p>
          </table:table-cell>
          <table:table-cell office:value-type="float" office:value="22.44208174151229" table:style-name="ce18">
            <text:p><text:s/>22<text:s/></text:p>
          </table:table-cell>
          <table:table-cell office:value-type="float" office:value="1823942" table:style-name="ce19">
            <text:p><text:s/>1,823,942<text:s/></text:p>
          </table:table-cell>
          <table:table-cell office:value-type="float" office:value="21233" table:style-name="ce16">
            <text:p><text:s/>21,233<text:s/></text:p>
          </table:table-cell>
          <table:table-cell table:style-name="ce16"/>
          <table:table-cell office:value-type="float" office:value="3549973" table:style-name="ce16">
            <text:p><text:s/>3,549,973<text:s/></text:p>
          </table:table-cell>
          <table:table-cell table:style-name="ce16"/>
          <table:table-cell office:value-type="float" office:value="214691" table:style-name="ce16">
            <text:p><text:s/>214,691<text:s/></text:p>
          </table:table-cell>
          <table:table-cell office:value-type="float" office:value="11710" table:style-name="ce16">
            <text:p><text:s/>11,710<text:s/></text:p>
          </table:table-cell>
          <table:table-cell office:value-type="float" office:value="28029" table:style-name="ce16">
            <text:p><text:s/>28,029<text:s/></text:p>
          </table:table-cell>
          <table:table-cell office:value-type="float" office:value="50127050" table:style-name="ce16">
            <text:p><text:s/>50,127,050<text:s/></text:p>
          </table:table-cell>
          <table:table-cell office:value-type="float" office:value="4651736" table:style-name="ce16">
            <text:p><text:s/>4,651,736<text:s/></text:p>
          </table:table-cell>
          <table:table-cell office:value-type="float" office:value="35599583" table:style-name="ce17">
            <text:p><text:s/>35,599,583<text:s/></text:p>
          </table:table-cell>
          <table:table-cell office:value-type="float" office:value="1206208" table:style-name="ce16">
            <text:p><text:s/>1,206,208<text:s/></text:p>
          </table:table-cell>
          <table:table-cell office:value-type="float" office:value="24495" table:style-name="ce16">
            <text:p><text:s/>24,495<text:s/></text:p>
          </table:table-cell>
          <table:table-cell office:value-type="float" office:value="97258650" table:style-name="ce16">
            <text:p><text:s/>97,258,65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2" table:style-name="ce9">
            <text:p>1702</text:p>
          </table:table-cell>
          <table:table-cell office:value-type="float" office:value="84" table:style-name="ce15">
            <text:p><text:s/>84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52" table:style-name="ce16">
            <text:p><text:s/>52<text:s/></text:p>
          </table:table-cell>
          <table:table-cell table:style-name="ce16"/>
          <table:table-cell office:value-type="float" office:value="98" table:style-name="ce16">
            <text:p><text:s/>98<text:s/></text:p>
          </table:table-cell>
          <table:table-cell office:value-type="float" office:value="2324" table:style-name="ce16">
            <text:p><text:s/>2,324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030" table:style-name="ce16">
            <text:p><text:s/>9,030<text:s/></text:p>
          </table:table-cell>
          <table:table-cell office:value-type="float" office:value="292" table:style-name="ce16">
            <text:p><text:s/>292<text:s/></text:p>
          </table:table-cell>
          <table:table-cell office:value-type="float" office:value="674" table:style-name="ce17">
            <text:p><text:s/>674<text:s/></text:p>
          </table:table-cell>
          <table:table-cell office:value-type="float" office:value="322" table:style-name="ce16">
            <text:p><text:s/>322<text:s/></text:p>
          </table:table-cell>
          <table:table-cell office:value-type="float" office:value="1290" table:style-name="ce16">
            <text:p><text:s/>1,290<text:s/></text:p>
          </table:table-cell>
          <table:table-cell office:value-type="float" office:value="14182" table:style-name="ce18">
            <text:p><text:s/>14,182<text:s/></text:p>
          </table:table-cell>
          <table:table-cell office:value-type="float" office:value="12.738095238095237" table:style-name="ce15">
            <text:p><text:s/>13<text:s/></text:p>
          </table:table-cell>
          <table:table-cell office:value-type="float" office:value="4.1428571428571432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23076923076923" table:style-name="ce16">
            <text:p><text:s/>17<text:s/></text:p>
          </table:table-cell>
          <table:table-cell table:style-name="ce16"/>
          <table:table-cell office:value-type="float" office:value="26.377551020408163" table:style-name="ce16">
            <text:p><text:s/>26<text:s/></text:p>
          </table:table-cell>
          <table:table-cell office:value-type="float" office:value="1.5976764199655766" table:style-name="ce16">
            <text:p><text:s/>2<text:s/></text:p>
          </table:table-cell>
          <table:table-cell office:value-type="float" office:value="52.625" table:style-name="ce16">
            <text:p><text:s/>53<text:s/></text:p>
          </table:table-cell>
          <table:table-cell office:value-type="float" office:value="32.590697674418607" table:style-name="ce16">
            <text:p><text:s/>33<text:s/></text:p>
          </table:table-cell>
          <table:table-cell office:value-type="float" office:value="2.0547945205479451E-2" table:style-name="ce16">
            <text:p><text:s/>0<text:s/></text:p>
          </table:table-cell>
          <table:table-cell office:value-type="float" office:value="3.8501483679525221" table:style-name="ce17">
            <text:p><text:s/>4<text:s/></text:p>
          </table:table-cell>
          <table:table-cell office:value-type="float" office:value="4.8975155279503104" table:style-name="ce16">
            <text:p><text:s/>5<text:s/></text:p>
          </table:table-cell>
          <table:table-cell office:value-type="float" office:value="1.2403100775193798E-2" table:style-name="ce16">
            <text:p><text:s/>0<text:s/></text:p>
          </table:table-cell>
          <table:table-cell office:value-type="float" office:value="21.661401776900295" table:style-name="ce18">
            <text:p><text:s/>22<text:s/></text:p>
          </table:table-cell>
          <table:table-cell office:value-type="float" office:value="1367775" table:style-name="ce19">
            <text:p><text:s/>1,367,775<text:s/></text:p>
          </table:table-cell>
          <table:table-cell office:value-type="float" office:value="284013" table:style-name="ce16">
            <text:p><text:s/>284,01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953848" table:style-name="ce16">
            <text:p><text:s/>4,953,848<text:s/></text:p>
          </table:table-cell>
          <table:table-cell table:style-name="ce16"/>
          <table:table-cell office:value-type="float" office:value="217035" table:style-name="ce16">
            <text:p><text:s/>217,035<text:s/></text:p>
          </table:table-cell>
          <table:table-cell office:value-type="float" office:value="11620" table:style-name="ce16">
            <text:p><text:s/>11,620<text:s/></text:p>
          </table:table-cell>
          <table:table-cell office:value-type="float" office:value="512" table:style-name="ce16">
            <text:p><text:s/>512<text:s/></text:p>
          </table:table-cell>
          <table:table-cell office:value-type="float" office:value="55799927" table:style-name="ce16">
            <text:p><text:s/>55,799,927<text:s/></text:p>
          </table:table-cell>
          <table:table-cell office:value-type="float" office:value="3099573" table:style-name="ce16">
            <text:p><text:s/>3,099,573<text:s/></text:p>
          </table:table-cell>
          <table:table-cell office:value-type="float" office:value="27861182" table:style-name="ce17">
            <text:p><text:s/>27,861,182<text:s/></text:p>
          </table:table-cell>
          <table:table-cell office:value-type="float" office:value="1044889" table:style-name="ce16">
            <text:p><text:s/>1,044,889<text:s/></text:p>
          </table:table-cell>
          <table:table-cell office:value-type="float" office:value="33042" table:style-name="ce16">
            <text:p><text:s/>33,042<text:s/></text:p>
          </table:table-cell>
          <table:table-cell office:value-type="float" office:value="94673416" table:style-name="ce16">
            <text:p><text:s/>94,673,41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3" table:style-name="ce9">
            <text:p>1703</text:p>
          </table:table-cell>
          <table:table-cell office:value-type="float" office:value="125" table:style-name="ce15">
            <text:p><text:s/>12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83" table:style-name="ce16">
            <text:p><text:s/>83<text:s/></text:p>
          </table:table-cell>
          <table:table-cell office:value-type="float" office:value="2045" table:style-name="ce16">
            <text:p><text:s/>2,04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245" table:style-name="ce16">
            <text:p><text:s/>9,245<text:s/></text:p>
          </table:table-cell>
          <table:table-cell office:value-type="float" office:value="257" table:style-name="ce16">
            <text:p><text:s/>257<text:s/></text:p>
          </table:table-cell>
          <table:table-cell office:value-type="float" office:value="765" table:style-name="ce17">
            <text:p><text:s/>765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154" table:style-name="ce16">
            <text:p><text:s/>1,154<text:s/></text:p>
          </table:table-cell>
          <table:table-cell office:value-type="float" office:value="14015" table:style-name="ce18">
            <text:p><text:s/>14,015<text:s/></text:p>
          </table:table-cell>
          <table:table-cell office:value-type="float" office:value="10.704000000000001" table:style-name="ce15">
            <text:p><text:s/>11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.1764705882352939" table:style-name="ce16">
            <text:p><text:s/>3<text:s/></text:p>
          </table:table-cell>
          <table:table-cell table:style-name="ce16"/>
          <table:table-cell office:value-type="float" office:value="22.373493975903614" table:style-name="ce16">
            <text:p><text:s/>22<text:s/></text:p>
          </table:table-cell>
          <table:table-cell office:value-type="float" office:value="2.6229828850855745" table:style-name="ce16">
            <text:p><text:s/>3<text:s/></text:p>
          </table:table-cell>
          <table:table-cell office:value-type="float" office:value="10.199999999999999" table:style-name="ce16">
            <text:p><text:s/>10<text:s/></text:p>
          </table:table-cell>
          <table:table-cell office:value-type="float" office:value="27.206814494321254" table:style-name="ce16">
            <text:p><text:s/>27<text:s/></text:p>
          </table:table-cell>
          <table:table-cell office:value-type="float" office:value="1.1673151750972763E-2" table:style-name="ce16">
            <text:p><text:s/>0<text:s/></text:p>
          </table:table-cell>
          <table:table-cell office:value-type="float" office:value="4.700653594771242" table:style-name="ce17">
            <text:p><text:s/>5<text:s/></text:p>
          </table:table-cell>
          <table:table-cell office:value-type="float" office:value="4.9841772151898738" table:style-name="ce16">
            <text:p><text:s/>5<text:s/></text:p>
          </table:table-cell>
          <table:table-cell office:value-type="float" office:value="3.4662045060658577E-3" table:style-name="ce16">
            <text:p><text:s/>0<text:s/></text:p>
          </table:table-cell>
          <table:table-cell office:value-type="float" office:value="18.935497681056013" table:style-name="ce18">
            <text:p><text:s/>19<text:s/></text:p>
          </table:table-cell>
          <table:table-cell office:value-type="float" office:value="1445760" table:style-name="ce19">
            <text:p><text:s/>1,445,760<text:s/></text:p>
          </table:table-cell>
          <table:table-cell office:value-type="float" office:value="22478" table:style-name="ce16">
            <text:p><text:s/>22,47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8858" table:style-name="ce16">
            <text:p><text:s/>58,858<text:s/></text:p>
          </table:table-cell>
          <table:table-cell table:style-name="ce16"/>
          <table:table-cell office:value-type="float" office:value="149405" table:style-name="ce16">
            <text:p><text:s/>149,405<text:s/></text:p>
          </table:table-cell>
          <table:table-cell office:value-type="float" office:value="10225" table:style-name="ce16">
            <text:p><text:s/>10,225<text:s/></text:p>
          </table:table-cell>
          <table:table-cell office:value-type="float" office:value="288575" table:style-name="ce16">
            <text:p><text:s/>288,575<text:s/></text:p>
          </table:table-cell>
          <table:table-cell office:value-type="float" office:value="75758598" table:style-name="ce16">
            <text:p><text:s/>75,758,598<text:s/></text:p>
          </table:table-cell>
          <table:table-cell office:value-type="float" office:value="221758" table:style-name="ce16">
            <text:p><text:s/>221,758<text:s/></text:p>
          </table:table-cell>
          <table:table-cell office:value-type="float" office:value="44506810" table:style-name="ce17">
            <text:p><text:s/>44,506,810<text:s/></text:p>
          </table:table-cell>
          <table:table-cell office:value-type="float" office:value="1106602" table:style-name="ce16">
            <text:p><text:s/>1,106,602<text:s/></text:p>
          </table:table-cell>
          <table:table-cell office:value-type="float" office:value="19923" table:style-name="ce16">
            <text:p><text:s/>19,923<text:s/></text:p>
          </table:table-cell>
          <table:table-cell office:value-type="float" office:value="123588992" table:style-name="ce16">
            <text:p><text:s/>123,588,99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4" table:style-name="ce9">
            <text:p>1704</text:p>
          </table:table-cell>
          <table:table-cell office:value-type="float" office:value="114" table:style-name="ce15">
            <text:p><text:s/>114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104" table:style-name="ce16">
            <text:p><text:s/>104<text:s/></text:p>
          </table:table-cell>
          <table:table-cell office:value-type="float" office:value="2496" table:style-name="ce16">
            <text:p><text:s/>2,49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576" table:style-name="ce16">
            <text:p><text:s/>9,576<text:s/></text:p>
          </table:table-cell>
          <table:table-cell office:value-type="float" office:value="258" table:style-name="ce16">
            <text:p><text:s/>258<text:s/></text:p>
          </table:table-cell>
          <table:table-cell office:value-type="float" office:value="747" table:style-name="ce17">
            <text:p><text:s/>747<text:s/></text:p>
          </table:table-cell>
          <table:table-cell office:value-type="float" office:value="341" table:style-name="ce16">
            <text:p><text:s/>341<text:s/></text:p>
          </table:table-cell>
          <table:table-cell office:value-type="float" office:value="1123" table:style-name="ce16">
            <text:p><text:s/>1,123<text:s/></text:p>
          </table:table-cell>
          <table:table-cell office:value-type="float" office:value="14785" table:style-name="ce18">
            <text:p><text:s/>14,785<text:s/></text:p>
          </table:table-cell>
          <table:table-cell office:value-type="float" office:value="11.421052631578947" table:style-name="ce15">
            <text:p><text:s/>11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9.625" table:style-name="ce16">
            <text:p><text:s/>20<text:s/></text:p>
          </table:table-cell>
          <table:table-cell table:style-name="ce16"/>
          <table:table-cell office:value-type="float" office:value="20.576923076923077" table:style-name="ce16">
            <text:p><text:s/>21<text:s/></text:p>
          </table:table-cell>
          <table:table-cell office:value-type="float" office:value="2.4278846153846154" table:style-name="ce16">
            <text:p><text:s/>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163116123642439" table:style-name="ce16">
            <text:p><text:s/>27<text:s/></text:p>
          </table:table-cell>
          <table:table-cell office:value-type="float" office:value="5.0387596899224806E-2" table:style-name="ce16">
            <text:p><text:s/>0<text:s/></text:p>
          </table:table-cell>
          <table:table-cell office:value-type="float" office:value="2.9732262382864794" table:style-name="ce17">
            <text:p><text:s/>3<text:s/></text:p>
          </table:table-cell>
          <table:table-cell office:value-type="float" office:value="4.8651026392961878" table:style-name="ce16">
            <text:p><text:s/>5<text:s/></text:p>
          </table:table-cell>
          <table:table-cell office:value-type="float" office:value="1.7809439002671415E-3" table:style-name="ce16">
            <text:p><text:s/>0<text:s/></text:p>
          </table:table-cell>
          <table:table-cell office:value-type="float" office:value="18.532296246195468" table:style-name="ce18">
            <text:p><text:s/>19<text:s/></text:p>
          </table:table-cell>
          <table:table-cell office:value-type="float" office:value="1568896" table:style-name="ce19">
            <text:p><text:s/>1,568,896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2110853" table:style-name="ce16">
            <text:p><text:s/>2,110,853<text:s/></text:p>
          </table:table-cell>
          <table:table-cell table:style-name="ce16"/>
          <table:table-cell office:value-type="float" office:value="186504" table:style-name="ce16">
            <text:p><text:s/>186,504<text:s/></text:p>
          </table:table-cell>
          <table:table-cell office:value-type="float" office:value="12480" table:style-name="ce16">
            <text:p><text:s/>12,48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4074730" table:style-name="ce16">
            <text:p><text:s/>64,074,730<text:s/></text:p>
          </table:table-cell>
          <table:table-cell office:value-type="float" office:value="2566707" table:style-name="ce16">
            <text:p><text:s/>2,566,707<text:s/></text:p>
          </table:table-cell>
          <table:table-cell office:value-type="float" office:value="41041823" table:style-name="ce17">
            <text:p><text:s/>41,041,823<text:s/></text:p>
          </table:table-cell>
          <table:table-cell office:value-type="float" office:value="1157126" table:style-name="ce16">
            <text:p><text:s/>1,157,126<text:s/></text:p>
          </table:table-cell>
          <table:table-cell office:value-type="float" office:value="18610" table:style-name="ce16">
            <text:p><text:s/>18,610<text:s/></text:p>
          </table:table-cell>
          <table:table-cell office:value-type="float" office:value="112749032" table:style-name="ce16">
            <text:p><text:s/>112,749,03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5" table:style-name="ce9">
            <text:p>1705</text:p>
          </table:table-cell>
          <table:table-cell office:value-type="float" office:value="67" table:style-name="ce15">
            <text:p><text:s/>67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41" table:style-name="ce16">
            <text:p><text:s/>4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4" table:style-name="ce16">
            <text:p><text:s/>104<text:s/></text:p>
          </table:table-cell>
          <table:table-cell office:value-type="float" office:value="1615" table:style-name="ce16">
            <text:p><text:s/>1,61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832" table:style-name="ce16">
            <text:p><text:s/>8,832<text:s/></text:p>
          </table:table-cell>
          <table:table-cell office:value-type="float" office:value="205" table:style-name="ce16">
            <text:p><text:s/>205<text:s/></text:p>
          </table:table-cell>
          <table:table-cell office:value-type="float" office:value="760" table:style-name="ce17">
            <text:p><text:s/>760<text:s/></text:p>
          </table:table-cell>
          <table:table-cell office:value-type="float" office:value="292" table:style-name="ce16">
            <text:p><text:s/>292<text:s/></text:p>
          </table:table-cell>
          <table:table-cell office:value-type="float" office:value="996" table:style-name="ce16">
            <text:p><text:s/>996<text:s/></text:p>
          </table:table-cell>
          <table:table-cell office:value-type="float" office:value="12931" table:style-name="ce18">
            <text:p><text:s/>12,931<text:s/></text:p>
          </table:table-cell>
          <table:table-cell office:value-type="float" office:value="12.477611940298507" table:style-name="ce15">
            <text:p><text:s/>12<text:s/></text:p>
          </table:table-cell>
          <table:table-cell office:value-type="float" office:value="4.2" table:style-name="ce16">
            <text:p><text:s/>4<text:s/></text:p>
          </table:table-cell>
          <table:table-cell table:style-name="ce16"/>
          <table:table-cell office:value-type="float" office:value="2.1707317073170733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4.35576923076923" table:style-name="ce16">
            <text:p><text:s/>24<text:s/></text:p>
          </table:table-cell>
          <table:table-cell office:value-type="float" office:value="3.2421052631578946" table:style-name="ce16">
            <text:p><text:s/>3<text:s/></text:p>
          </table:table-cell>
          <table:table-cell office:value-type="float" office:value="21.4" table:style-name="ce16">
            <text:p><text:s/>21<text:s/></text:p>
          </table:table-cell>
          <table:table-cell office:value-type="float" office:value="34.585258152173914" table:style-name="ce16">
            <text:p><text:s/>35<text:s/></text:p>
          </table:table-cell>
          <table:table-cell office:value-type="float" office:value="7.8048780487804878E-2" table:style-name="ce16">
            <text:p><text:s/>0<text:s/></text:p>
          </table:table-cell>
          <table:table-cell office:value-type="float" office:value="4.3276315789473685" table:style-name="ce17">
            <text:p><text:s/>4<text:s/></text:p>
          </table:table-cell>
          <table:table-cell office:value-type="float" office:value="4.9006849315068495" table:style-name="ce16">
            <text:p><text:s/>5<text:s/></text:p>
          </table:table-cell>
          <table:table-cell office:value-type="float" office:value="7.0281124497991966E-3" table:style-name="ce16">
            <text:p><text:s/>0<text:s/></text:p>
          </table:table-cell>
          <table:table-cell office:value-type="float" office:value="24.672724460598563" table:style-name="ce18">
            <text:p><text:s/>25<text:s/></text:p>
          </table:table-cell>
          <table:table-cell office:value-type="float" office:value="1123530" table:style-name="ce19">
            <text:p><text:s/>1,123,530<text:s/></text:p>
          </table:table-cell>
          <table:table-cell office:value-type="float" office:value="306491" table:style-name="ce16">
            <text:p><text:s/>306,491<text:s/></text:p>
          </table:table-cell>
          <table:table-cell table:style-name="ce16"/>
          <table:table-cell office:value-type="float" office:value="3242261" table:style-name="ce16">
            <text:p><text:s/>3,242,261<text:s/></text:p>
          </table:table-cell>
          <table:table-cell office:value-type="float" office:value="1299" table:style-name="ce16">
            <text:p><text:s/>1,299<text:s/></text:p>
          </table:table-cell>
          <table:table-cell office:value-type="float" office:value="184370" table:style-name="ce16">
            <text:p><text:s/>184,370<text:s/></text:p>
          </table:table-cell>
          <table:table-cell office:value-type="float" office:value="8075" table:style-name="ce16">
            <text:p><text:s/>8,075<text:s/></text:p>
          </table:table-cell>
          <table:table-cell office:value-type="float" office:value="273219" table:style-name="ce16">
            <text:p><text:s/>273,219<text:s/></text:p>
          </table:table-cell>
          <table:table-cell office:value-type="float" office:value="58092065" table:style-name="ce16">
            <text:p><text:s/>58,092,065<text:s/></text:p>
          </table:table-cell>
          <table:table-cell office:value-type="float" office:value="1521794" table:style-name="ce16">
            <text:p><text:s/>1,521,794<text:s/></text:p>
          </table:table-cell>
          <table:table-cell office:value-type="float" office:value="33849172" table:style-name="ce17">
            <text:p><text:s/>33,849,172<text:s/></text:p>
          </table:table-cell>
          <table:table-cell office:value-type="float" office:value="998274" table:style-name="ce16">
            <text:p><text:s/>998,274<text:s/></text:p>
          </table:table-cell>
          <table:table-cell office:value-type="float" office:value="16887" table:style-name="ce16">
            <text:p><text:s/>16,887<text:s/></text:p>
          </table:table-cell>
          <table:table-cell office:value-type="float" office:value="99617437" table:style-name="ce16">
            <text:p><text:s/>99,617,43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6" table:style-name="ce9">
            <text:p>1706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60" table:style-name="ce16">
            <text:p><text:s/>60<text:s/></text:p>
          </table:table-cell>
          <table:table-cell table:style-name="ce16"/>
          <table:table-cell office:value-type="float" office:value="102" table:style-name="ce16">
            <text:p><text:s/>102<text:s/></text:p>
          </table:table-cell>
          <table:table-cell office:value-type="float" office:value="2090" table:style-name="ce16">
            <text:p><text:s/>2,090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109" table:style-name="ce16">
            <text:p><text:s/>9,109<text:s/></text:p>
          </table:table-cell>
          <table:table-cell office:value-type="float" office:value="355" table:style-name="ce16">
            <text:p><text:s/>355<text:s/></text:p>
          </table:table-cell>
          <table:table-cell office:value-type="float" office:value="927" table:style-name="ce17">
            <text:p><text:s/>927<text:s/></text:p>
          </table:table-cell>
          <table:table-cell office:value-type="float" office:value="348" table:style-name="ce16">
            <text:p><text:s/>348<text:s/></text:p>
          </table:table-cell>
          <table:table-cell office:value-type="float" office:value="1171" table:style-name="ce16">
            <text:p><text:s/>1,171<text:s/></text:p>
          </table:table-cell>
          <table:table-cell office:value-type="float" office:value="14269" table:style-name="ce18">
            <text:p><text:s/>14,269<text:s/></text:p>
          </table:table-cell>
          <table:table-cell office:value-type="float" office:value="12.608695652173912" table:style-name="ce15">
            <text:p><text:s/>13<text:s/></text:p>
          </table:table-cell>
          <table:table-cell office:value-type="float" office:value="2.9" table:style-name="ce16">
            <text:p><text:s/>3<text:s/></text:p>
          </table:table-cell>
          <table:table-cell table:style-name="ce16"/>
          <table:table-cell office:value-type="float" office:value="8.7166666666666668" table:style-name="ce16">
            <text:p><text:s/>9<text:s/></text:p>
          </table:table-cell>
          <table:table-cell table:style-name="ce16"/>
          <table:table-cell office:value-type="float" office:value="40.617647058823529" table:style-name="ce16">
            <text:p><text:s/>41<text:s/></text:p>
          </table:table-cell>
          <table:table-cell office:value-type="float" office:value="3.4464114832535886" table:style-name="ce16">
            <text:p><text:s/>3<text:s/></text:p>
          </table:table-cell>
          <table:table-cell office:value-type="float" office:value="29.8" table:style-name="ce16">
            <text:p><text:s/>30<text:s/></text:p>
          </table:table-cell>
          <table:table-cell office:value-type="float" office:value="28.457130310681745" table:style-name="ce16">
            <text:p><text:s/>2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1628910463861919" table:style-name="ce17">
            <text:p><text:s/>4<text:s/></text:p>
          </table:table-cell>
          <table:table-cell office:value-type="float" office:value="4.8505747126436782" table:style-name="ce16">
            <text:p><text:s/>5<text:s/></text:p>
          </table:table-cell>
          <table:table-cell office:value-type="float" office:value="1.0247651579846286E-2" table:style-name="ce16">
            <text:p><text:s/>0<text:s/></text:p>
          </table:table-cell>
          <table:table-cell office:value-type="float" office:value="19.481533394071064" table:style-name="ce18">
            <text:p><text:s/>19<text:s/></text:p>
          </table:table-cell>
          <table:table-cell office:value-type="float" office:value="1646442" table:style-name="ce19">
            <text:p><text:s/>1,646,442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4637979" table:style-name="ce16">
            <text:p><text:s/>4,637,979<text:s/></text:p>
          </table:table-cell>
          <table:table-cell table:style-name="ce16"/>
          <table:table-cell office:value-type="float" office:value="174747" table:style-name="ce16">
            <text:p><text:s/>174,747<text:s/></text:p>
          </table:table-cell>
          <table:table-cell office:value-type="float" office:value="10450" table:style-name="ce16">
            <text:p><text:s/>10,450<text:s/></text:p>
          </table:table-cell>
          <table:table-cell office:value-type="float" office:value="75263" table:style-name="ce16">
            <text:p><text:s/>75,263<text:s/></text:p>
          </table:table-cell>
          <table:table-cell office:value-type="float" office:value="66216681" table:style-name="ce16">
            <text:p><text:s/>66,216,681<text:s/></text:p>
          </table:table-cell>
          <table:table-cell office:value-type="float" office:value="2803809" table:style-name="ce16">
            <text:p><text:s/>2,803,809<text:s/></text:p>
          </table:table-cell>
          <table:table-cell office:value-type="float" office:value="45319862" table:style-name="ce17">
            <text:p><text:s/>45,319,862<text:s/></text:p>
          </table:table-cell>
          <table:table-cell office:value-type="float" office:value="1210459" table:style-name="ce16">
            <text:p><text:s/>1,210,459<text:s/></text:p>
          </table:table-cell>
          <table:table-cell office:value-type="float" office:value="25783" table:style-name="ce16">
            <text:p><text:s/>25,783<text:s/></text:p>
          </table:table-cell>
          <table:table-cell office:value-type="float" office:value="122405488" table:style-name="ce16">
            <text:p><text:s/>122,405,48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7" table:style-name="ce9">
            <text:p>1707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8" table:style-name="ce16">
            <text:p><text:s/>108<text:s/></text:p>
          </table:table-cell>
          <table:table-cell office:value-type="float" office:value="2131" table:style-name="ce16">
            <text:p><text:s/>2,13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10162" table:style-name="ce16">
            <text:p><text:s/>10,162<text:s/></text:p>
          </table:table-cell>
          <table:table-cell office:value-type="float" office:value="474" table:style-name="ce16">
            <text:p><text:s/>474<text:s/></text:p>
          </table:table-cell>
          <table:table-cell office:value-type="float" office:value="944" table:style-name="ce17">
            <text:p><text:s/>944<text:s/></text:p>
          </table:table-cell>
          <table:table-cell office:value-type="float" office:value="360" table:style-name="ce16">
            <text:p><text:s/>360<text:s/></text:p>
          </table:table-cell>
          <table:table-cell office:value-type="float" office:value="1256" table:style-name="ce16">
            <text:p><text:s/>1,256<text:s/></text:p>
          </table:table-cell>
          <table:table-cell office:value-type="float" office:value="15558" table:style-name="ce18">
            <text:p><text:s/>15,558<text:s/></text:p>
          </table:table-cell>
          <table:table-cell office:value-type="float" office:value="12.155555555555555" table:style-name="ce15">
            <text:p><text:s/>12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88.125" table:style-name="ce16">
            <text:p><text:s/>88<text:s/></text:p>
          </table:table-cell>
          <table:table-cell office:value-type="float" office:value="0.25" table:style-name="ce16">
            <text:p><text:s/>0<text:s/></text:p>
          </table:table-cell>
          <table:table-cell office:value-type="float" office:value="23.907407407407408" table:style-name="ce16">
            <text:p><text:s/>24<text:s/></text:p>
          </table:table-cell>
          <table:table-cell office:value-type="float" office:value="3.3772876583763489" table:style-name="ce16">
            <text:p><text:s/>3<text:s/></text:p>
          </table:table-cell>
          <table:table-cell office:value-type="float" office:value="42" table:style-name="ce16">
            <text:p><text:s/>42<text:s/></text:p>
          </table:table-cell>
          <table:table-cell office:value-type="float" office:value="28.310470379846485" table:style-name="ce16">
            <text:p><text:s/>28<text:s/></text:p>
          </table:table-cell>
          <table:table-cell office:value-type="float" office:value="0.46202531645569622" table:style-name="ce16">
            <text:p><text:s/>0<text:s/></text:p>
          </table:table-cell>
          <table:table-cell office:value-type="float" office:value="4.6324152542372881" table:style-name="ce17">
            <text:p><text:s/>5<text:s/></text:p>
          </table:table-cell>
          <table:table-cell office:value-type="float" office:value="4.9249999999999998" table:style-name="ce16">
            <text:p><text:s/>5<text:s/></text:p>
          </table:table-cell>
          <table:table-cell office:value-type="float" office:value="9.5541401273885346E-3" table:style-name="ce16">
            <text:p><text:s/>0<text:s/></text:p>
          </table:table-cell>
          <table:table-cell office:value-type="float" office:value="19.747461113253632" table:style-name="ce18">
            <text:p><text:s/>20<text:s/></text:p>
          </table:table-cell>
          <table:table-cell office:value-type="float" office:value="1325202" table:style-name="ce19">
            <text:p><text:s/>1,325,202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182795" table:style-name="ce16">
            <text:p><text:s/>1,182,795<text:s/></text:p>
          </table:table-cell>
          <table:table-cell office:value-type="float" office:value="1299" table:style-name="ce16">
            <text:p><text:s/>1,299<text:s/></text:p>
          </table:table-cell>
          <table:table-cell office:value-type="float" office:value="203629" table:style-name="ce16">
            <text:p><text:s/>203,629<text:s/></text:p>
          </table:table-cell>
          <table:table-cell office:value-type="float" office:value="10655" table:style-name="ce16">
            <text:p><text:s/>10,655<text:s/></text:p>
          </table:table-cell>
          <table:table-cell office:value-type="float" office:value="480855" table:style-name="ce16">
            <text:p><text:s/>480,855<text:s/></text:p>
          </table:table-cell>
          <table:table-cell office:value-type="float" office:value="76960363" table:style-name="ce16">
            <text:p><text:s/>76,960,363<text:s/></text:p>
          </table:table-cell>
          <table:table-cell office:value-type="float" office:value="4299542" table:style-name="ce16">
            <text:p><text:s/>4,299,542<text:s/></text:p>
          </table:table-cell>
          <table:table-cell office:value-type="float" office:value="41141877" table:style-name="ce17">
            <text:p><text:s/>41,141,877<text:s/></text:p>
          </table:table-cell>
          <table:table-cell office:value-type="float" office:value="1225694" table:style-name="ce16">
            <text:p><text:s/>1,225,694<text:s/></text:p>
          </table:table-cell>
          <table:table-cell office:value-type="float" office:value="32339" table:style-name="ce16">
            <text:p><text:s/>32,339<text:s/></text:p>
          </table:table-cell>
          <table:table-cell office:value-type="float" office:value="126875489" table:style-name="ce16">
            <text:p><text:s/>126,875,48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8" table:style-name="ce9">
            <text:p>1708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25" table:style-name="ce16">
            <text:p><text:s/>25<text:s/></text:p>
          </table:table-cell>
          <table:table-cell table:style-name="ce16"/>
          <table:table-cell office:value-type="float" office:value="92" table:style-name="ce16">
            <text:p><text:s/>92<text:s/></text:p>
          </table:table-cell>
          <table:table-cell office:value-type="float" office:value="1872" table:style-name="ce16">
            <text:p><text:s/>1,872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746" table:style-name="ce16">
            <text:p><text:s/>8,746<text:s/></text:p>
          </table:table-cell>
          <table:table-cell office:value-type="float" office:value="600" table:style-name="ce16">
            <text:p><text:s/>600<text:s/></text:p>
          </table:table-cell>
          <table:table-cell office:value-type="float" office:value="697" table:style-name="ce17">
            <text:p><text:s/>697<text:s/></text:p>
          </table:table-cell>
          <table:table-cell office:value-type="float" office:value="324" table:style-name="ce16">
            <text:p><text:s/>324<text:s/></text:p>
          </table:table-cell>
          <table:table-cell office:value-type="float" office:value="1158" table:style-name="ce16">
            <text:p><text:s/>1,158<text:s/></text:p>
          </table:table-cell>
          <table:table-cell office:value-type="float" office:value="13625" table:style-name="ce18">
            <text:p><text:s/>13,625<text:s/></text:p>
          </table:table-cell>
          <table:table-cell office:value-type="float" office:value="11.147058823529411" table:style-name="ce15">
            <text:p><text:s/>11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1.08" table:style-name="ce16">
            <text:p><text:s/>51<text:s/></text:p>
          </table:table-cell>
          <table:table-cell table:style-name="ce16"/>
          <table:table-cell office:value-type="float" office:value="21.75" table:style-name="ce16">
            <text:p><text:s/>22<text:s/></text:p>
          </table:table-cell>
          <table:table-cell office:value-type="float" office:value="2.5208333333333335" table:style-name="ce16">
            <text:p><text:s/>3<text:s/></text:p>
          </table:table-cell>
          <table:table-cell office:value-type="float" office:value="135.5" table:style-name="ce16">
            <text:p><text:s/>136<text:s/></text:p>
          </table:table-cell>
          <table:table-cell office:value-type="float" office:value="29.869197347358792" table:style-name="ce16">
            <text:p><text:s/>30<text:s/></text:p>
          </table:table-cell>
          <table:table-cell office:value-type="float" office:value="1.1666666666666667E-2" table:style-name="ce16">
            <text:p><text:s/>0<text:s/></text:p>
          </table:table-cell>
          <table:table-cell office:value-type="float" office:value="2.855093256814921" table:style-name="ce17">
            <text:p><text:s/>3<text:s/></text:p>
          </table:table-cell>
          <table:table-cell office:value-type="float" office:value="5.1512345679012341" table:style-name="ce16">
            <text:p><text:s/>5<text:s/></text:p>
          </table:table-cell>
          <table:table-cell office:value-type="float" office:value="1.0362694300518135E-2" table:style-name="ce16">
            <text:p><text:s/>0<text:s/></text:p>
          </table:table-cell>
          <table:table-cell office:value-type="float" office:value="20.173798165137615" table:style-name="ce18">
            <text:p><text:s/>20<text:s/></text:p>
          </table:table-cell>
          <table:table-cell office:value-type="float" office:value="1317258" table:style-name="ce19">
            <text:p><text:s/>1,317,258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600913" table:style-name="ce16">
            <text:p><text:s/>2,600,913<text:s/></text:p>
          </table:table-cell>
          <table:table-cell table:style-name="ce16"/>
          <table:table-cell office:value-type="float" office:value="159256" table:style-name="ce16">
            <text:p><text:s/>159,256<text:s/></text:p>
          </table:table-cell>
          <table:table-cell office:value-type="float" office:value="9360" table:style-name="ce16">
            <text:p><text:s/>9,360<text:s/></text:p>
          </table:table-cell>
          <table:table-cell office:value-type="float" office:value="2469429" table:style-name="ce16">
            <text:p><text:s/>2,469,429<text:s/></text:p>
          </table:table-cell>
          <table:table-cell office:value-type="float" office:value="75524888" table:style-name="ce16">
            <text:p><text:s/>75,524,888<text:s/></text:p>
          </table:table-cell>
          <table:table-cell office:value-type="float" office:value="2128200" table:style-name="ce16">
            <text:p><text:s/>2,128,200<text:s/></text:p>
          </table:table-cell>
          <table:table-cell office:value-type="float" office:value="27150934" table:style-name="ce17">
            <text:p><text:s/>27,150,934<text:s/></text:p>
          </table:table-cell>
          <table:table-cell office:value-type="float" office:value="1055868" table:style-name="ce16">
            <text:p><text:s/>1,055,868<text:s/></text:p>
          </table:table-cell>
          <table:table-cell office:value-type="float" office:value="28188" table:style-name="ce16">
            <text:p><text:s/>28,188<text:s/></text:p>
          </table:table-cell>
          <table:table-cell office:value-type="float" office:value="112455533" table:style-name="ce16">
            <text:p><text:s/>112,455,53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09" table:style-name="ce9">
            <text:p>1709</text:p>
          </table:table-cell>
          <table:table-cell office:value-type="float" office:value="128" table:style-name="ce15">
            <text:p><text:s/>128<text:s/></text:p>
          </table:table-cell>
          <table:table-cell office:value-type="float" office:value="32" table:style-name="ce16">
            <text:p><text:s/>32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67" table:style-name="ce16">
            <text:p><text:s/>67<text:s/></text:p>
          </table:table-cell>
          <table:table-cell table:style-name="ce16"/>
          <table:table-cell office:value-type="float" office:value="57" table:style-name="ce16">
            <text:p><text:s/>57<text:s/></text:p>
          </table:table-cell>
          <table:table-cell office:value-type="float" office:value="1846" table:style-name="ce16">
            <text:p><text:s/>1,846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029" table:style-name="ce16">
            <text:p><text:s/>9,029<text:s/></text:p>
          </table:table-cell>
          <table:table-cell office:value-type="float" office:value="458" table:style-name="ce16">
            <text:p><text:s/>458<text:s/></text:p>
          </table:table-cell>
          <table:table-cell office:value-type="float" office:value="1098" table:style-name="ce17">
            <text:p><text:s/>1,098<text:s/></text:p>
          </table:table-cell>
          <table:table-cell office:value-type="float" office:value="322" table:style-name="ce16">
            <text:p><text:s/>322<text:s/></text:p>
          </table:table-cell>
          <table:table-cell office:value-type="float" office:value="1235" table:style-name="ce16">
            <text:p><text:s/>1,235<text:s/></text:p>
          </table:table-cell>
          <table:table-cell office:value-type="float" office:value="14281" table:style-name="ce18">
            <text:p><text:s/>14,281<text:s/></text:p>
          </table:table-cell>
          <table:table-cell office:value-type="float" office:value="11.6796875" table:style-name="ce15">
            <text:p><text:s/>12<text:s/></text:p>
          </table:table-cell>
          <table:table-cell office:value-type="float" office:value="3.03125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1.238805970149254" table:style-name="ce16">
            <text:p><text:s/>21<text:s/></text:p>
          </table:table-cell>
          <table:table-cell table:style-name="ce16"/>
          <table:table-cell office:value-type="float" office:value="31.491228070175438" table:style-name="ce16">
            <text:p><text:s/>31<text:s/></text:p>
          </table:table-cell>
          <table:table-cell office:value-type="float" office:value="4.3602383531960998" table:style-name="ce16">
            <text:p><text:s/>4<text:s/></text:p>
          </table:table-cell>
          <table:table-cell office:value-type="float" office:value="29.8" table:style-name="ce16">
            <text:p><text:s/>30<text:s/></text:p>
          </table:table-cell>
          <table:table-cell office:value-type="float" office:value="24.46749363163141" table:style-name="ce16">
            <text:p><text:s/>24<text:s/></text:p>
          </table:table-cell>
          <table:table-cell office:value-type="float" office:value="1.9650655021834062E-2" table:style-name="ce16">
            <text:p><text:s/>0<text:s/></text:p>
          </table:table-cell>
          <table:table-cell office:value-type="float" office:value="7.6366120218579239" table:style-name="ce17">
            <text:p><text:s/>8<text:s/></text:p>
          </table:table-cell>
          <table:table-cell office:value-type="float" office:value="4.9844720496894412" table:style-name="ce16">
            <text:p><text:s/>5<text:s/></text:p>
          </table:table-cell>
          <table:table-cell office:value-type="float" office:value="1.5384615384615385E-2" table:style-name="ce16">
            <text:p><text:s/>0<text:s/></text:p>
          </table:table-cell>
          <table:table-cell office:value-type="float" office:value="17.081646943491354" table:style-name="ce18">
            <text:p><text:s/>17<text:s/></text:p>
          </table:table-cell>
          <table:table-cell office:value-type="float" office:value="1765716" table:style-name="ce19">
            <text:p><text:s/>1,765,716<text:s/></text:p>
          </table:table-cell>
          <table:table-cell office:value-type="float" office:value="1070555" table:style-name="ce16">
            <text:p><text:s/>1,070,55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646817" table:style-name="ce16">
            <text:p><text:s/>3,646,817<text:s/></text:p>
          </table:table-cell>
          <table:table-cell table:style-name="ce16"/>
          <table:table-cell office:value-type="float" office:value="95714" table:style-name="ce16">
            <text:p><text:s/>95,714<text:s/></text:p>
          </table:table-cell>
          <table:table-cell office:value-type="float" office:value="9230" table:style-name="ce16">
            <text:p><text:s/>9,230<text:s/></text:p>
          </table:table-cell>
          <table:table-cell office:value-type="float" office:value="53118" table:style-name="ce16">
            <text:p><text:s/>53,118<text:s/></text:p>
          </table:table-cell>
          <table:table-cell office:value-type="float" office:value="75765366" table:style-name="ce16">
            <text:p><text:s/>75,765,366<text:s/></text:p>
          </table:table-cell>
          <table:table-cell office:value-type="float" office:value="1447286" table:style-name="ce16">
            <text:p><text:s/>1,447,286<text:s/></text:p>
          </table:table-cell>
          <table:table-cell office:value-type="float" office:value="54836686" table:style-name="ce17">
            <text:p><text:s/>54,836,686<text:s/></text:p>
          </table:table-cell>
          <table:table-cell office:value-type="float" office:value="1136569" table:style-name="ce16">
            <text:p><text:s/>1,136,569<text:s/></text:p>
          </table:table-cell>
          <table:table-cell office:value-type="float" office:value="42075" table:style-name="ce16">
            <text:p><text:s/>42,075<text:s/></text:p>
          </table:table-cell>
          <table:table-cell office:value-type="float" office:value="139869132" table:style-name="ce16">
            <text:p><text:s/>139,869,13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0" table:style-name="ce9">
            <text:p>1710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59" table:style-name="ce16">
            <text:p><text:s/>59<text:s/></text:p>
          </table:table-cell>
          <table:table-cell table:style-name="ce16"/>
          <table:table-cell office:value-type="float" office:value="66" table:style-name="ce16">
            <text:p><text:s/>66<text:s/></text:p>
          </table:table-cell>
          <table:table-cell office:value-type="float" office:value="2161" table:style-name="ce16">
            <text:p><text:s/>2,16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954" table:style-name="ce16">
            <text:p><text:s/>8,954<text:s/></text:p>
          </table:table-cell>
          <table:table-cell office:value-type="float" office:value="482" table:style-name="ce16">
            <text:p><text:s/>482<text:s/></text:p>
          </table:table-cell>
          <table:table-cell office:value-type="float" office:value="661" table:style-name="ce17">
            <text:p><text:s/>661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205" table:style-name="ce16">
            <text:p><text:s/>1,205<text:s/></text:p>
          </table:table-cell>
          <table:table-cell office:value-type="float" office:value="13991" table:style-name="ce18">
            <text:p><text:s/>13,991<text:s/></text:p>
          </table:table-cell>
          <table:table-cell office:value-type="float" office:value="13.115384615384615" table:style-name="ce15">
            <text:p><text:s/>13<text:s/></text:p>
          </table:table-cell>
          <table:table-cell office:value-type="float" office:value="4.5" table:style-name="ce16">
            <text:p><text:s/>5<text:s/></text:p>
          </table:table-cell>
          <table:table-cell table:style-name="ce16"/>
          <table:table-cell office:value-type="float" office:value="30.559322033898304" table:style-name="ce16">
            <text:p><text:s/>31<text:s/></text:p>
          </table:table-cell>
          <table:table-cell table:style-name="ce16"/>
          <table:table-cell office:value-type="float" office:value="24.727272727272727" table:style-name="ce16">
            <text:p><text:s/>25<text:s/></text:p>
          </table:table-cell>
          <table:table-cell office:value-type="float" office:value="4.2142526608051831" table:style-name="ce16">
            <text:p><text:s/>4<text:s/></text:p>
          </table:table-cell>
          <table:table-cell office:value-type="float" office:value="351.25" table:style-name="ce16">
            <text:p><text:s/>351<text:s/></text:p>
          </table:table-cell>
          <table:table-cell office:value-type="float" office:value="27.938798302434666" table:style-name="ce16">
            <text:p><text:s/>28<text:s/></text:p>
          </table:table-cell>
          <table:table-cell office:value-type="float" office:value="2.0746887966804978E-2" table:style-name="ce16">
            <text:p><text:s/>0<text:s/></text:p>
          </table:table-cell>
          <table:table-cell office:value-type="float" office:value="3.6822995461422088" table:style-name="ce17">
            <text:p><text:s/>4<text:s/></text:p>
          </table:table-cell>
          <table:table-cell office:value-type="float" office:value="4.9838187702265371" table:style-name="ce16">
            <text:p><text:s/>5<text:s/></text:p>
          </table:table-cell>
          <table:table-cell office:value-type="float" office:value="1.6597510373443983E-2" table:style-name="ce16">
            <text:p><text:s/>0<text:s/></text:p>
          </table:table-cell>
          <table:table-cell office:value-type="float" office:value="19.240368808519762" table:style-name="ce18">
            <text:p><text:s/>19<text:s/></text:p>
          </table:table-cell>
          <table:table-cell office:value-type="float" office:value="1361445" table:style-name="ce19">
            <text:p><text:s/>1,361,445<text:s/></text:p>
          </table:table-cell>
          <table:table-cell office:value-type="float" office:value="134868" table:style-name="ce16">
            <text:p><text:s/>134,868<text:s/></text:p>
          </table:table-cell>
          <table:table-cell table:style-name="ce16"/>
          <table:table-cell office:value-type="float" office:value="4951864" table:style-name="ce16">
            <text:p><text:s/>4,951,864<text:s/></text:p>
          </table:table-cell>
          <table:table-cell table:style-name="ce16"/>
          <table:table-cell office:value-type="float" office:value="114334" table:style-name="ce16">
            <text:p><text:s/>114,334<text:s/></text:p>
          </table:table-cell>
          <table:table-cell office:value-type="float" office:value="10805" table:style-name="ce16">
            <text:p><text:s/>10,805<text:s/></text:p>
          </table:table-cell>
          <table:table-cell office:value-type="float" office:value="5660673" table:style-name="ce16">
            <text:p><text:s/>5,660,673<text:s/></text:p>
          </table:table-cell>
          <table:table-cell office:value-type="float" office:value="66768677" table:style-name="ce16">
            <text:p><text:s/>66,768,677<text:s/></text:p>
          </table:table-cell>
          <table:table-cell office:value-type="float" office:value="3346555" table:style-name="ce16">
            <text:p><text:s/>3,346,555<text:s/></text:p>
          </table:table-cell>
          <table:table-cell office:value-type="float" office:value="29028603" table:style-name="ce17">
            <text:p><text:s/>29,028,603<text:s/></text:p>
          </table:table-cell>
          <table:table-cell office:value-type="float" office:value="1024303" table:style-name="ce16">
            <text:p><text:s/>1,024,303<text:s/></text:p>
          </table:table-cell>
          <table:table-cell office:value-type="float" office:value="25220" table:style-name="ce16">
            <text:p><text:s/>25,220<text:s/></text:p>
          </table:table-cell>
          <table:table-cell office:value-type="float" office:value="112427347" table:style-name="ce16">
            <text:p><text:s/>112,427,34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1" table:style-name="ce9">
            <text:p>1711</text:p>
          </table:table-cell>
          <table:table-cell office:value-type="float" office:value="89" table:style-name="ce15">
            <text:p><text:s/>89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48" table:style-name="ce16">
            <text:p><text:s/>4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79" table:style-name="ce16">
            <text:p><text:s/>79<text:s/></text:p>
          </table:table-cell>
          <table:table-cell office:value-type="float" office:value="2148" table:style-name="ce16">
            <text:p><text:s/>2,148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707" table:style-name="ce16">
            <text:p><text:s/>8,707<text:s/></text:p>
          </table:table-cell>
          <table:table-cell office:value-type="float" office:value="642" table:style-name="ce16">
            <text:p><text:s/>642<text:s/></text:p>
          </table:table-cell>
          <table:table-cell office:value-type="float" office:value="670" table:style-name="ce17">
            <text:p><text:s/>670<text:s/></text:p>
          </table:table-cell>
          <table:table-cell office:value-type="float" office:value="310" table:style-name="ce16">
            <text:p><text:s/>310<text:s/></text:p>
          </table:table-cell>
          <table:table-cell office:value-type="float" office:value="1117" table:style-name="ce16">
            <text:p><text:s/>1,117<text:s/></text:p>
          </table:table-cell>
          <table:table-cell office:value-type="float" office:value="13821" table:style-name="ce18">
            <text:p><text:s/>13,821<text:s/></text:p>
          </table:table-cell>
          <table:table-cell office:value-type="float" office:value="12.157303370786517" table:style-name="ce15">
            <text:p><text:s/>12<text:s/></text:p>
          </table:table-cell>
          <table:table-cell office:value-type="float" office:value="5.166666666666667" table:style-name="ce16">
            <text:p><text:s/>5<text:s/></text:p>
          </table:table-cell>
          <table:table-cell table:style-name="ce16"/>
          <table:table-cell office:value-type="float" office:value="9.5208333333333339" table:style-name="ce16">
            <text:p><text:s/>1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2.215189873417721" table:style-name="ce16">
            <text:p><text:s/>22<text:s/></text:p>
          </table:table-cell>
          <table:table-cell office:value-type="float" office:value="2.8021415270018624" table:style-name="ce16">
            <text:p><text:s/>3<text:s/></text:p>
          </table:table-cell>
          <table:table-cell office:value-type="float" office:value="658.25" table:style-name="ce16">
            <text:p><text:s/>658<text:s/></text:p>
          </table:table-cell>
          <table:table-cell office:value-type="float" office:value="26.654760537498564" table:style-name="ce16">
            <text:p><text:s/>27<text:s/></text:p>
          </table:table-cell>
          <table:table-cell office:value-type="float" office:value="4.6728971962616819E-3" table:style-name="ce16">
            <text:p><text:s/>0<text:s/></text:p>
          </table:table-cell>
          <table:table-cell office:value-type="float" office:value="4.1880597014925369" table:style-name="ce17">
            <text:p><text:s/>4<text:s/></text:p>
          </table:table-cell>
          <table:table-cell office:value-type="float" office:value="4.935483870967742" table:style-name="ce16">
            <text:p><text:s/>5<text:s/></text:p>
          </table:table-cell>
          <table:table-cell office:value-type="float" office:value="9.8478066248880933E-3" table:style-name="ce16">
            <text:p><text:s/>0<text:s/></text:p>
          </table:table-cell>
          <table:table-cell office:value-type="float" office:value="17.973446205050287" table:style-name="ce18">
            <text:p><text:s/>18<text:s/></text:p>
          </table:table-cell>
          <table:table-cell office:value-type="float" office:value="1293935" table:style-name="ce19">
            <text:p><text:s/>1,293,935<text:s/></text:p>
          </table:table-cell>
          <table:table-cell office:value-type="float" office:value="67434" table:style-name="ce16">
            <text:p><text:s/>67,434<text:s/></text:p>
          </table:table-cell>
          <table:table-cell table:style-name="ce16"/>
          <table:table-cell office:value-type="float" office:value="1925409" table:style-name="ce16">
            <text:p><text:s/>1,925,409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41572" table:style-name="ce16">
            <text:p><text:s/>141,572<text:s/></text:p>
          </table:table-cell>
          <table:table-cell office:value-type="float" office:value="10740" table:style-name="ce16">
            <text:p><text:s/>10,740<text:s/></text:p>
          </table:table-cell>
          <table:table-cell office:value-type="float" office:value="10144013" table:style-name="ce16">
            <text:p><text:s/>10,144,013<text:s/></text:p>
          </table:table-cell>
          <table:table-cell office:value-type="float" office:value="56130523" table:style-name="ce16">
            <text:p><text:s/>56,130,523<text:s/></text:p>
          </table:table-cell>
          <table:table-cell office:value-type="float" office:value="3298806" table:style-name="ce16">
            <text:p><text:s/>3,298,806<text:s/></text:p>
          </table:table-cell>
          <table:table-cell office:value-type="float" office:value="27506999" table:style-name="ce17">
            <text:p><text:s/>27,506,999<text:s/></text:p>
          </table:table-cell>
          <table:table-cell office:value-type="float" office:value="1116985" table:style-name="ce16">
            <text:p><text:s/>1,116,985<text:s/></text:p>
          </table:table-cell>
          <table:table-cell office:value-type="float" office:value="22806" table:style-name="ce16">
            <text:p><text:s/>22,806<text:s/></text:p>
          </table:table-cell>
          <table:table-cell office:value-type="float" office:value="101660140" table:style-name="ce16">
            <text:p><text:s/>101,660,14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2" table:style-name="ce9">
            <text:p>1712</text:p>
          </table:table-cell>
          <table:table-cell office:value-type="float" office:value="138" table:style-name="ce15">
            <text:p><text:s/>138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61" table:style-name="ce16">
            <text:p><text:s/>61<text:s/></text:p>
          </table:table-cell>
          <table:table-cell table:style-name="ce16"/>
          <table:table-cell office:value-type="float" office:value="79" table:style-name="ce16">
            <text:p><text:s/>79<text:s/></text:p>
          </table:table-cell>
          <table:table-cell office:value-type="float" office:value="2061" table:style-name="ce16">
            <text:p><text:s/>2,06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031" table:style-name="ce16">
            <text:p><text:s/>9,031<text:s/></text:p>
          </table:table-cell>
          <table:table-cell office:value-type="float" office:value="555" table:style-name="ce16">
            <text:p><text:s/>555<text:s/></text:p>
          </table:table-cell>
          <table:table-cell office:value-type="float" office:value="818" table:style-name="ce17">
            <text:p><text:s/>818<text:s/></text:p>
          </table:table-cell>
          <table:table-cell office:value-type="float" office:value="340" table:style-name="ce16">
            <text:p><text:s/>340<text:s/></text:p>
          </table:table-cell>
          <table:table-cell office:value-type="float" office:value="1198" table:style-name="ce16">
            <text:p><text:s/>1,198<text:s/></text:p>
          </table:table-cell>
          <table:table-cell office:value-type="float" office:value="14296" table:style-name="ce18">
            <text:p><text:s/>14,296<text:s/></text:p>
          </table:table-cell>
          <table:table-cell office:value-type="float" office:value="10.818840579710145" table:style-name="ce15">
            <text:p><text:s/>11<text:s/></text:p>
          </table:table-cell>
          <table:table-cell office:value-type="float" office:value="4.2222222222222223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8.8032786885245908" table:style-name="ce16">
            <text:p><text:s/>9<text:s/></text:p>
          </table:table-cell>
          <table:table-cell table:style-name="ce16"/>
          <table:table-cell office:value-type="float" office:value="24.49367088607595" table:style-name="ce16">
            <text:p><text:s/>24<text:s/></text:p>
          </table:table-cell>
          <table:table-cell office:value-type="float" office:value="2.984958757884522" table:style-name="ce16">
            <text:p><text:s/>3<text:s/></text:p>
          </table:table-cell>
          <table:table-cell office:value-type="float" office:value="71" table:style-name="ce16">
            <text:p><text:s/>71<text:s/></text:p>
          </table:table-cell>
          <table:table-cell office:value-type="float" office:value="29.615324991695271" table:style-name="ce16">
            <text:p><text:s/>30<text:s/></text:p>
          </table:table-cell>
          <table:table-cell office:value-type="float" office:value="3.6036036036036037E-3" table:style-name="ce16">
            <text:p><text:s/>0<text:s/></text:p>
          </table:table-cell>
          <table:table-cell office:value-type="float" office:value="3.1234718826405867" table:style-name="ce17">
            <text:p><text:s/>3<text:s/></text:p>
          </table:table-cell>
          <table:table-cell office:value-type="float" office:value="4.9823529411764707" table:style-name="ce16">
            <text:p><text:s/>5<text:s/></text:p>
          </table:table-cell>
          <table:table-cell office:value-type="float" office:value="2.5876460767946578E-2" table:style-name="ce16">
            <text:p><text:s/>0<text:s/></text:p>
          </table:table-cell>
          <table:table-cell office:value-type="float" office:value="19.738178511471741" table:style-name="ce18">
            <text:p><text:s/>20<text:s/></text:p>
          </table:table-cell>
          <table:table-cell office:value-type="float" office:value="1923969" table:style-name="ce19">
            <text:p><text:s/>1,923,969<text:s/></text:p>
          </table:table-cell>
          <table:table-cell office:value-type="float" office:value="295252" table:style-name="ce16">
            <text:p><text:s/>295,25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876651" table:style-name="ce16">
            <text:p><text:s/>3,876,651<text:s/></text:p>
          </table:table-cell>
          <table:table-cell table:style-name="ce16"/>
          <table:table-cell office:value-type="float" office:value="132082" table:style-name="ce16">
            <text:p><text:s/>132,082<text:s/></text:p>
          </table:table-cell>
          <table:table-cell office:value-type="float" office:value="10305" table:style-name="ce16">
            <text:p><text:s/>10,305<text:s/></text:p>
          </table:table-cell>
          <table:table-cell office:value-type="float" office:value="464028" table:style-name="ce16">
            <text:p><text:s/>464,028<text:s/></text:p>
          </table:table-cell>
          <table:table-cell office:value-type="float" office:value="71481411" table:style-name="ce16">
            <text:p><text:s/>71,481,411<text:s/></text:p>
          </table:table-cell>
          <table:table-cell office:value-type="float" office:value="3685903" table:style-name="ce16">
            <text:p><text:s/>3,685,903<text:s/></text:p>
          </table:table-cell>
          <table:table-cell office:value-type="float" office:value="32678609" table:style-name="ce17">
            <text:p><text:s/>32,678,609<text:s/></text:p>
          </table:table-cell>
          <table:table-cell office:value-type="float" office:value="1152337" table:style-name="ce16">
            <text:p><text:s/>1,152,337<text:s/></text:p>
          </table:table-cell>
          <table:table-cell office:value-type="float" office:value="25969" table:style-name="ce16">
            <text:p><text:s/>25,969<text:s/></text:p>
          </table:table-cell>
          <table:table-cell office:value-type="float" office:value="115726516" table:style-name="ce16">
            <text:p><text:s/>115,726,51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3" table:style-name="ce9">
            <text:p>1713</text:p>
          </table:table-cell>
          <table:table-cell office:value-type="float" office:value="89" table:style-name="ce15">
            <text:p><text:s/>89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40" table:style-name="ce16">
            <text:p><text:s/>40<text:s/></text:p>
          </table:table-cell>
          <table:table-cell table:style-name="ce16"/>
          <table:table-cell office:value-type="float" office:value="91" table:style-name="ce16">
            <text:p><text:s/>91<text:s/></text:p>
          </table:table-cell>
          <table:table-cell office:value-type="float" office:value="1968" table:style-name="ce16">
            <text:p><text:s/>1,968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071" table:style-name="ce16">
            <text:p><text:s/>9,071<text:s/></text:p>
          </table:table-cell>
          <table:table-cell office:value-type="float" office:value="682" table:style-name="ce16">
            <text:p><text:s/>682<text:s/></text:p>
          </table:table-cell>
          <table:table-cell office:value-type="float" office:value="815" table:style-name="ce17">
            <text:p><text:s/>815<text:s/></text:p>
          </table:table-cell>
          <table:table-cell office:value-type="float" office:value="348" table:style-name="ce16">
            <text:p><text:s/>348<text:s/></text:p>
          </table:table-cell>
          <table:table-cell office:value-type="float" office:value="1290" table:style-name="ce16">
            <text:p><text:s/>1,290<text:s/></text:p>
          </table:table-cell>
          <table:table-cell office:value-type="float" office:value="14402" table:style-name="ce18">
            <text:p><text:s/>14,402<text:s/></text:p>
          </table:table-cell>
          <table:table-cell office:value-type="float" office:value="11.370786516853933" table:style-name="ce15">
            <text:p><text:s/>1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1" table:style-name="ce16">
            <text:p><text:s/>41<text:s/></text:p>
          </table:table-cell>
          <table:table-cell table:style-name="ce16"/>
          <table:table-cell office:value-type="float" office:value="24.219780219780219" table:style-name="ce16">
            <text:p><text:s/>24<text:s/></text:p>
          </table:table-cell>
          <table:table-cell office:value-type="float" office:value="2.2103658536585367" table:style-name="ce16">
            <text:p><text:s/>2<text:s/></text:p>
          </table:table-cell>
          <table:table-cell office:value-type="float" office:value="299.66666666666669" table:style-name="ce16">
            <text:p><text:s/>300<text:s/></text:p>
          </table:table-cell>
          <table:table-cell office:value-type="float" office:value="24.32058207474369" table:style-name="ce16">
            <text:p><text:s/>24<text:s/></text:p>
          </table:table-cell>
          <table:table-cell office:value-type="float" office:value="1.7595307917888565E-2" table:style-name="ce16">
            <text:p><text:s/>0<text:s/></text:p>
          </table:table-cell>
          <table:table-cell office:value-type="float" office:value="2.5705521472392636" table:style-name="ce17">
            <text:p><text:s/>3<text:s/></text:p>
          </table:table-cell>
          <table:table-cell office:value-type="float" office:value="4.7902298850574709" table:style-name="ce16">
            <text:p><text:s/>5<text:s/></text:p>
          </table:table-cell>
          <table:table-cell office:value-type="float" office:value="1.5503875968992248E-2" table:style-name="ce16">
            <text:p><text:s/>0<text:s/></text:p>
          </table:table-cell>
          <table:table-cell office:value-type="float" office:value="16.28364116094987" table:style-name="ce18">
            <text:p><text:s/>16<text:s/></text:p>
          </table:table-cell>
          <table:table-cell office:value-type="float" office:value="1423699" table:style-name="ce19">
            <text:p><text:s/>1,423,699<text:s/></text:p>
          </table:table-cell>
          <table:table-cell office:value-type="float" office:value="239057" table:style-name="ce16">
            <text:p><text:s/>239,05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588756" table:style-name="ce16">
            <text:p><text:s/>3,588,756<text:s/></text:p>
          </table:table-cell>
          <table:table-cell table:style-name="ce16"/>
          <table:table-cell office:value-type="float" office:value="188977" table:style-name="ce16">
            <text:p><text:s/>188,977<text:s/></text:p>
          </table:table-cell>
          <table:table-cell office:value-type="float" office:value="9840" table:style-name="ce16">
            <text:p><text:s/>9,840<text:s/></text:p>
          </table:table-cell>
          <table:table-cell office:value-type="float" office:value="3022876" table:style-name="ce16">
            <text:p><text:s/>3,022,876<text:s/></text:p>
          </table:table-cell>
          <table:table-cell office:value-type="float" office:value="78619761" table:style-name="ce16">
            <text:p><text:s/>78,619,761<text:s/></text:p>
          </table:table-cell>
          <table:table-cell office:value-type="float" office:value="4069985" table:style-name="ce16">
            <text:p><text:s/>4,069,985<text:s/></text:p>
          </table:table-cell>
          <table:table-cell office:value-type="float" office:value="31001243" table:style-name="ce17">
            <text:p><text:s/>31,001,243<text:s/></text:p>
          </table:table-cell>
          <table:table-cell office:value-type="float" office:value="1193631" table:style-name="ce16">
            <text:p><text:s/>1,193,631<text:s/></text:p>
          </table:table-cell>
          <table:table-cell office:value-type="float" office:value="32075" table:style-name="ce16">
            <text:p><text:s/>32,075<text:s/></text:p>
          </table:table-cell>
          <table:table-cell office:value-type="float" office:value="123389900" table:style-name="ce16">
            <text:p><text:s/>123,389,90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4" table:style-name="ce9">
            <text:p>1714</text:p>
          </table:table-cell>
          <table:table-cell office:value-type="float" office:value="131" table:style-name="ce15">
            <text:p><text:s/>131<text:s/></text:p>
          </table:table-cell>
          <table:table-cell office:value-type="float" office:value="41" table:style-name="ce16">
            <text:p><text:s/>4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11" table:style-name="ce16">
            <text:p><text:s/>111<text:s/></text:p>
          </table:table-cell>
          <table:table-cell table:style-name="ce16"/>
          <table:table-cell office:value-type="float" office:value="48" table:style-name="ce16">
            <text:p><text:s/>48<text:s/></text:p>
          </table:table-cell>
          <table:table-cell office:value-type="float" office:value="2213" table:style-name="ce16">
            <text:p><text:s/>2,213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172" table:style-name="ce16">
            <text:p><text:s/>8,172<text:s/></text:p>
          </table:table-cell>
          <table:table-cell office:value-type="float" office:value="910" table:style-name="ce16">
            <text:p><text:s/>910<text:s/></text:p>
          </table:table-cell>
          <table:table-cell office:value-type="float" office:value="1018" table:style-name="ce17">
            <text:p><text:s/>1,018<text:s/></text:p>
          </table:table-cell>
          <table:table-cell office:value-type="float" office:value="299" table:style-name="ce16">
            <text:p><text:s/>299<text:s/></text:p>
          </table:table-cell>
          <table:table-cell office:value-type="float" office:value="1024" table:style-name="ce16">
            <text:p><text:s/>1,024<text:s/></text:p>
          </table:table-cell>
          <table:table-cell office:value-type="float" office:value="13976" table:style-name="ce18">
            <text:p><text:s/>13,976<text:s/></text:p>
          </table:table-cell>
          <table:table-cell office:value-type="float" office:value="11.442748091603054" table:style-name="ce15">
            <text:p><text:s/>11<text:s/></text:p>
          </table:table-cell>
          <table:table-cell office:value-type="float" office:value="2.8048780487804876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0.297297297297298" table:style-name="ce16">
            <text:p><text:s/>20<text:s/></text:p>
          </table:table-cell>
          <table:table-cell table:style-name="ce16"/>
          <table:table-cell office:value-type="float" office:value="18.104166666666668" table:style-name="ce16">
            <text:p><text:s/>18<text:s/></text:p>
          </table:table-cell>
          <table:table-cell office:value-type="float" office:value="2.4658834161771352" table:style-name="ce16">
            <text:p><text:s/>2<text:s/></text:p>
          </table:table-cell>
          <table:table-cell office:value-type="float" office:value="24.428571428571427" table:style-name="ce16">
            <text:p><text:s/>24<text:s/></text:p>
          </table:table-cell>
          <table:table-cell office:value-type="float" office:value="24.584434654919235" table:style-name="ce16">
            <text:p><text:s/>25<text:s/></text:p>
          </table:table-cell>
          <table:table-cell office:value-type="float" office:value="1.5384615384615385E-2" table:style-name="ce16">
            <text:p><text:s/>0<text:s/></text:p>
          </table:table-cell>
          <table:table-cell office:value-type="float" office:value="4.9783889980353635" table:style-name="ce17">
            <text:p><text:s/>5<text:s/></text:p>
          </table:table-cell>
          <table:table-cell office:value-type="float" office:value="4.8595317725752505" table:style-name="ce16">
            <text:p><text:s/>5<text:s/></text:p>
          </table:table-cell>
          <table:table-cell office:value-type="float" office:value="2.9296875E-2" table:style-name="ce16">
            <text:p><text:s/>0<text:s/></text:p>
          </table:table-cell>
          <table:table-cell office:value-type="float" office:value="15.586219232970807" table:style-name="ce18">
            <text:p><text:s/>16<text:s/></text:p>
          </table:table-cell>
          <table:table-cell office:value-type="float" office:value="1935078" table:style-name="ce19">
            <text:p><text:s/>1,935,078<text:s/></text:p>
          </table:table-cell>
          <table:table-cell office:value-type="float" office:value="915038" table:style-name="ce16">
            <text:p><text:s/>915,038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6245913" table:style-name="ce16">
            <text:p><text:s/>6,245,913<text:s/></text:p>
          </table:table-cell>
          <table:table-cell table:style-name="ce16"/>
          <table:table-cell office:value-type="float" office:value="79842" table:style-name="ce16">
            <text:p><text:s/>79,842<text:s/></text:p>
          </table:table-cell>
          <table:table-cell office:value-type="float" office:value="11065" table:style-name="ce16">
            <text:p><text:s/>11,065<text:s/></text:p>
          </table:table-cell>
          <table:table-cell office:value-type="float" office:value="98957" table:style-name="ce16">
            <text:p><text:s/>98,957<text:s/></text:p>
          </table:table-cell>
          <table:table-cell office:value-type="float" office:value="76016141" table:style-name="ce16">
            <text:p><text:s/>76,016,141<text:s/></text:p>
          </table:table-cell>
          <table:table-cell office:value-type="float" office:value="5906052" table:style-name="ce16">
            <text:p><text:s/>5,906,052<text:s/></text:p>
          </table:table-cell>
          <table:table-cell office:value-type="float" office:value="50678948" table:style-name="ce17">
            <text:p><text:s/>50,678,948<text:s/></text:p>
          </table:table-cell>
          <table:table-cell office:value-type="float" office:value="1068528" table:style-name="ce16">
            <text:p><text:s/>1,068,528<text:s/></text:p>
          </table:table-cell>
          <table:table-cell office:value-type="float" office:value="46625" table:style-name="ce16">
            <text:p><text:s/>46,625<text:s/></text:p>
          </table:table-cell>
          <table:table-cell office:value-type="float" office:value="143002187" table:style-name="ce16">
            <text:p><text:s/>143,002,18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5" table:style-name="ce9">
            <text:p>1715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83" table:style-name="ce16">
            <text:p><text:s/>83<text:s/></text:p>
          </table:table-cell>
          <table:table-cell office:value-type="float" office:value="2490" table:style-name="ce16">
            <text:p><text:s/>2,49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005" table:style-name="ce16">
            <text:p><text:s/>9,005<text:s/></text:p>
          </table:table-cell>
          <table:table-cell office:value-type="float" office:value="568" table:style-name="ce16">
            <text:p><text:s/>568<text:s/></text:p>
          </table:table-cell>
          <table:table-cell office:value-type="float" office:value="745" table:style-name="ce17">
            <text:p><text:s/>745<text:s/></text:p>
          </table:table-cell>
          <table:table-cell office:value-type="float" office:value="322" table:style-name="ce16">
            <text:p><text:s/>322<text:s/></text:p>
          </table:table-cell>
          <table:table-cell office:value-type="float" office:value="1186" table:style-name="ce16">
            <text:p><text:s/>1,186<text:s/></text:p>
          </table:table-cell>
          <table:table-cell office:value-type="float" office:value="14534" table:style-name="ce18">
            <text:p><text:s/>14,534<text:s/></text:p>
          </table:table-cell>
          <table:table-cell office:value-type="float" office:value="11.327272727272728" table:style-name="ce15">
            <text:p><text:s/>11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1.7" table:style-name="ce16">
            <text:p><text:s/>22<text:s/></text:p>
          </table:table-cell>
          <table:table-cell table:style-name="ce16"/>
          <table:table-cell office:value-type="float" office:value="20.240963855421686" table:style-name="ce16">
            <text:p><text:s/>20<text:s/></text:p>
          </table:table-cell>
          <table:table-cell office:value-type="float" office:value="1.7971887550200802" table:style-name="ce16">
            <text:p><text:s/>2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24.739700166574124" table:style-name="ce16">
            <text:p><text:s/>25<text:s/></text:p>
          </table:table-cell>
          <table:table-cell office:value-type="float" office:value="5.2816901408450703E-3" table:style-name="ce16">
            <text:p><text:s/>0<text:s/></text:p>
          </table:table-cell>
          <table:table-cell office:value-type="float" office:value="4.7812080536912749" table:style-name="ce17">
            <text:p><text:s/>5<text:s/></text:p>
          </table:table-cell>
          <table:table-cell office:value-type="float" office:value="4.8105590062111805" table:style-name="ce16">
            <text:p><text:s/>5<text:s/></text:p>
          </table:table-cell>
          <table:table-cell office:value-type="float" office:value="8.4317032040472171E-3" table:style-name="ce16">
            <text:p><text:s/>0<text:s/></text:p>
          </table:table-cell>
          <table:table-cell office:value-type="float" office:value="16.262556763451219" table:style-name="ce18">
            <text:p><text:s/>16<text:s/></text:p>
          </table:table-cell>
          <table:table-cell office:value-type="float" office:value="1651412" table:style-name="ce19">
            <text:p><text:s/>1,651,412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041528" table:style-name="ce16">
            <text:p><text:s/>1,041,528<text:s/></text:p>
          </table:table-cell>
          <table:table-cell table:style-name="ce16"/>
          <table:table-cell office:value-type="float" office:value="148523" table:style-name="ce16">
            <text:p><text:s/>148,523<text:s/></text:p>
          </table:table-cell>
          <table:table-cell office:value-type="float" office:value="12450" table:style-name="ce16">
            <text:p><text:s/>12,450<text:s/></text:p>
          </table:table-cell>
          <table:table-cell office:value-type="float" office:value="2442013" table:style-name="ce16">
            <text:p><text:s/>2,442,013<text:s/></text:p>
          </table:table-cell>
          <table:table-cell office:value-type="float" office:value="78068611" table:style-name="ce16">
            <text:p><text:s/>78,068,611<text:s/></text:p>
          </table:table-cell>
          <table:table-cell office:value-type="float" office:value="4627966" table:style-name="ce16">
            <text:p><text:s/>4,627,966<text:s/></text:p>
          </table:table-cell>
          <table:table-cell office:value-type="float" office:value="37445444" table:style-name="ce17">
            <text:p><text:s/>37,445,444<text:s/></text:p>
          </table:table-cell>
          <table:table-cell office:value-type="float" office:value="1165940" table:style-name="ce16">
            <text:p><text:s/>1,165,940<text:s/></text:p>
          </table:table-cell>
          <table:table-cell office:value-type="float" office:value="34613" table:style-name="ce16">
            <text:p><text:s/>34,613<text:s/></text:p>
          </table:table-cell>
          <table:table-cell office:value-type="float" office:value="126649739" table:style-name="ce16">
            <text:p><text:s/>126,649,73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6" table:style-name="ce9">
            <text:p>1716</text:p>
          </table:table-cell>
          <table:table-cell office:value-type="float" office:value="138" table:style-name="ce15">
            <text:p><text:s/>138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75" table:style-name="ce16">
            <text:p><text:s/>75<text:s/></text:p>
          </table:table-cell>
          <table:table-cell table:style-name="ce16"/>
          <table:table-cell office:value-type="float" office:value="91" table:style-name="ce16">
            <text:p><text:s/>91<text:s/></text:p>
          </table:table-cell>
          <table:table-cell office:value-type="float" office:value="2157" table:style-name="ce16">
            <text:p><text:s/>2,157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126" table:style-name="ce16">
            <text:p><text:s/>9,126<text:s/></text:p>
          </table:table-cell>
          <table:table-cell office:value-type="float" office:value="538" table:style-name="ce16">
            <text:p><text:s/>538<text:s/></text:p>
          </table:table-cell>
          <table:table-cell office:value-type="float" office:value="955" table:style-name="ce17">
            <text:p><text:s/>955<text:s/></text:p>
          </table:table-cell>
          <table:table-cell office:value-type="float" office:value="334" table:style-name="ce16">
            <text:p><text:s/>334<text:s/></text:p>
          </table:table-cell>
          <table:table-cell office:value-type="float" office:value="1203" table:style-name="ce16">
            <text:p><text:s/>1,203<text:s/></text:p>
          </table:table-cell>
          <table:table-cell office:value-type="float" office:value="14650" table:style-name="ce18">
            <text:p><text:s/>14,650<text:s/></text:p>
          </table:table-cell>
          <table:table-cell office:value-type="float" office:value="12.130434782608695" table:style-name="ce15">
            <text:p><text:s/>12<text:s/></text:p>
          </table:table-cell>
          <table:table-cell office:value-type="float" office:value="25.304347826086957" table:style-name="ce16">
            <text:p><text:s/>2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2.653333333333336" table:style-name="ce16">
            <text:p><text:s/>43<text:s/></text:p>
          </table:table-cell>
          <table:table-cell table:style-name="ce16"/>
          <table:table-cell office:value-type="float" office:value="23.417582417582416" table:style-name="ce16">
            <text:p><text:s/>23<text:s/></text:p>
          </table:table-cell>
          <table:table-cell office:value-type="float" office:value="4.8043579044969862" table:style-name="ce16">
            <text:p><text:s/>5<text:s/></text:p>
          </table:table-cell>
          <table:table-cell office:value-type="float" office:value="11.375" table:style-name="ce16">
            <text:p><text:s/>11<text:s/></text:p>
          </table:table-cell>
          <table:table-cell office:value-type="float" office:value="24.496383957922419" table:style-name="ce16">
            <text:p><text:s/>24<text:s/></text:p>
          </table:table-cell>
          <table:table-cell office:value-type="float" office:value="0.14312267657992564" table:style-name="ce16">
            <text:p><text:s/>0<text:s/></text:p>
          </table:table-cell>
          <table:table-cell office:value-type="float" office:value="4.0680628272251305" table:style-name="ce17">
            <text:p><text:s/>4<text:s/></text:p>
          </table:table-cell>
          <table:table-cell office:value-type="float" office:value="4.7634730538922154" table:style-name="ce16">
            <text:p><text:s/>5<text:s/></text:p>
          </table:table-cell>
          <table:table-cell office:value-type="float" office:value="2.4937655860349128E-2" table:style-name="ce16">
            <text:p><text:s/>0<text:s/></text:p>
          </table:table-cell>
          <table:table-cell office:value-type="float" office:value="16.872150170648464" table:style-name="ce18">
            <text:p><text:s/>17<text:s/></text:p>
          </table:table-cell>
          <table:table-cell office:value-type="float" office:value="2327704" table:style-name="ce19">
            <text:p><text:s/>2,327,704<text:s/></text:p>
          </table:table-cell>
          <table:table-cell office:value-type="float" office:value="1507492" table:style-name="ce16">
            <text:p><text:s/>1,507,49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782987" table:style-name="ce16">
            <text:p><text:s/>4,782,987<text:s/></text:p>
          </table:table-cell>
          <table:table-cell table:style-name="ce16"/>
          <table:table-cell office:value-type="float" office:value="162961" table:style-name="ce16">
            <text:p><text:s/>162,961<text:s/></text:p>
          </table:table-cell>
          <table:table-cell office:value-type="float" office:value="10785" table:style-name="ce16">
            <text:p><text:s/>10,785<text:s/></text:p>
          </table:table-cell>
          <table:table-cell office:value-type="float" office:value="68222" table:style-name="ce16">
            <text:p><text:s/>68,222<text:s/></text:p>
          </table:table-cell>
          <table:table-cell office:value-type="float" office:value="65193715" table:style-name="ce16">
            <text:p><text:s/>65,193,715<text:s/></text:p>
          </table:table-cell>
          <table:table-cell office:value-type="float" office:value="5406623" table:style-name="ce16">
            <text:p><text:s/>5,406,623<text:s/></text:p>
          </table:table-cell>
          <table:table-cell office:value-type="float" office:value="47846006" table:style-name="ce17">
            <text:p><text:s/>47,846,006<text:s/></text:p>
          </table:table-cell>
          <table:table-cell office:value-type="float" office:value="1129504" table:style-name="ce16">
            <text:p><text:s/>1,129,504<text:s/></text:p>
          </table:table-cell>
          <table:table-cell office:value-type="float" office:value="46011" table:style-name="ce16">
            <text:p><text:s/>46,011<text:s/></text:p>
          </table:table-cell>
          <table:table-cell office:value-type="float" office:value="128482010" table:style-name="ce16">
            <text:p><text:s/>128,482,01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7" table:style-name="ce9">
            <text:p>1717</text:p>
          </table:table-cell>
          <table:table-cell office:value-type="float" office:value="105" table:style-name="ce15">
            <text:p><text:s/>105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30" table:style-name="ce16">
            <text:p><text:s/>30<text:s/></text:p>
          </table:table-cell>
          <table:table-cell table:style-name="ce16"/>
          <table:table-cell office:value-type="float" office:value="84" table:style-name="ce16">
            <text:p><text:s/>84<text:s/></text:p>
          </table:table-cell>
          <table:table-cell office:value-type="float" office:value="2459" table:style-name="ce16">
            <text:p><text:s/>2,45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501" table:style-name="ce16">
            <text:p><text:s/>9,501<text:s/></text:p>
          </table:table-cell>
          <table:table-cell office:value-type="float" office:value="542" table:style-name="ce16">
            <text:p><text:s/>542<text:s/></text:p>
          </table:table-cell>
          <table:table-cell office:value-type="float" office:value="683" table:style-name="ce17">
            <text:p><text:s/>683<text:s/></text:p>
          </table:table-cell>
          <table:table-cell office:value-type="float" office:value="333" table:style-name="ce16">
            <text:p><text:s/>333<text:s/></text:p>
          </table:table-cell>
          <table:table-cell office:value-type="float" office:value="1241" table:style-name="ce16">
            <text:p><text:s/>1,241<text:s/></text:p>
          </table:table-cell>
          <table:table-cell office:value-type="float" office:value="14990" table:style-name="ce18">
            <text:p><text:s/>14,990<text:s/></text:p>
          </table:table-cell>
          <table:table-cell office:value-type="float" office:value="10.847619047619048" table:style-name="ce15">
            <text:p><text:s/>11<text:s/></text:p>
          </table:table-cell>
          <table:table-cell office:value-type="float" office:value="4.3" table:style-name="ce16">
            <text:p><text:s/>4<text:s/></text:p>
          </table:table-cell>
          <table:table-cell table:style-name="ce16"/>
          <table:table-cell office:value-type="float" office:value="2.5666666666666669" table:style-name="ce16">
            <text:p><text:s/>3<text:s/></text:p>
          </table:table-cell>
          <table:table-cell table:style-name="ce16"/>
          <table:table-cell office:value-type="float" office:value="31.238095238095237" table:style-name="ce16">
            <text:p><text:s/>31<text:s/></text:p>
          </table:table-cell>
          <table:table-cell office:value-type="float" office:value="2.0012200081333877" table:style-name="ce16">
            <text:p><text:s/>2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27.855067887590781" table:style-name="ce16">
            <text:p><text:s/>28<text:s/></text:p>
          </table:table-cell>
          <table:table-cell office:value-type="float" office:value="1.4760147601476014E-2" table:style-name="ce16">
            <text:p><text:s/>0<text:s/></text:p>
          </table:table-cell>
          <table:table-cell office:value-type="float" office:value="3.7818448023426061" table:style-name="ce17">
            <text:p><text:s/>4<text:s/></text:p>
          </table:table-cell>
          <table:table-cell office:value-type="float" office:value="4.7777777777777777" table:style-name="ce16">
            <text:p><text:s/>5<text:s/></text:p>
          </table:table-cell>
          <table:table-cell office:value-type="float" office:value="8.0580177276390001E-3" table:style-name="ce16">
            <text:p><text:s/>0<text:s/></text:p>
          </table:table-cell>
          <table:table-cell office:value-type="float" office:value="18.56724482988659" table:style-name="ce18">
            <text:p><text:s/>19<text:s/></text:p>
          </table:table-cell>
          <table:table-cell office:value-type="float" office:value="1371844" table:style-name="ce19">
            <text:p><text:s/>1,371,844<text:s/></text:p>
          </table:table-cell>
          <table:table-cell office:value-type="float" office:value="317730" table:style-name="ce16">
            <text:p><text:s/>317,730<text:s/></text:p>
          </table:table-cell>
          <table:table-cell table:style-name="ce16"/>
          <table:table-cell office:value-type="float" office:value="638372" table:style-name="ce16">
            <text:p><text:s/>638,372<text:s/></text:p>
          </table:table-cell>
          <table:table-cell table:style-name="ce16"/>
          <table:table-cell office:value-type="float" office:value="150462" table:style-name="ce16">
            <text:p><text:s/>150,462<text:s/></text:p>
          </table:table-cell>
          <table:table-cell office:value-type="float" office:value="12295" table:style-name="ce16">
            <text:p><text:s/>12,295<text:s/></text:p>
          </table:table-cell>
          <table:table-cell office:value-type="float" office:value="2693654" table:style-name="ce16">
            <text:p><text:s/>2,693,654<text:s/></text:p>
          </table:table-cell>
          <table:table-cell office:value-type="float" office:value="84581714" table:style-name="ce16">
            <text:p><text:s/>84,581,714<text:s/></text:p>
          </table:table-cell>
          <table:table-cell office:value-type="float" office:value="3712123" table:style-name="ce16">
            <text:p><text:s/>3,712,123<text:s/></text:p>
          </table:table-cell>
          <table:table-cell office:value-type="float" office:value="30776937" table:style-name="ce17">
            <text:p><text:s/>30,776,937<text:s/></text:p>
          </table:table-cell>
          <table:table-cell office:value-type="float" office:value="1173294" table:style-name="ce16">
            <text:p><text:s/>1,173,294<text:s/></text:p>
          </table:table-cell>
          <table:table-cell office:value-type="float" office:value="38788" table:style-name="ce16">
            <text:p><text:s/>38,788<text:s/></text:p>
          </table:table-cell>
          <table:table-cell office:value-type="float" office:value="125467213" table:style-name="ce16">
            <text:p><text:s/>125,467,21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8" table:style-name="ce9">
            <text:p>1718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24" table:style-name="ce16">
            <text:p><text:s/>24<text:s/></text:p>
          </table:table-cell>
          <table:table-cell table:style-name="ce16"/>
          <table:table-cell office:value-type="float" office:value="92" table:style-name="ce16">
            <text:p><text:s/>92<text:s/></text:p>
          </table:table-cell>
          <table:table-cell office:value-type="float" office:value="2518" table:style-name="ce16">
            <text:p><text:s/>2,518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775" table:style-name="ce16">
            <text:p><text:s/>8,775<text:s/></text:p>
          </table:table-cell>
          <table:table-cell office:value-type="float" office:value="228" table:style-name="ce16">
            <text:p><text:s/>228<text:s/></text:p>
          </table:table-cell>
          <table:table-cell office:value-type="float" office:value="916" table:style-name="ce17">
            <text:p><text:s/>916<text:s/></text:p>
          </table:table-cell>
          <table:table-cell office:value-type="float" office:value="330" table:style-name="ce16">
            <text:p><text:s/>330<text:s/></text:p>
          </table:table-cell>
          <table:table-cell office:value-type="float" office:value="1137" table:style-name="ce16">
            <text:p><text:s/>1,137<text:s/></text:p>
          </table:table-cell>
          <table:table-cell office:value-type="float" office:value="14135" table:style-name="ce18">
            <text:p><text:s/>14,135<text:s/></text:p>
          </table:table-cell>
          <table:table-cell office:value-type="float" office:value="12.889908256880734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9.875" table:style-name="ce16">
            <text:p><text:s/>20<text:s/></text:p>
          </table:table-cell>
          <table:table-cell table:style-name="ce16"/>
          <table:table-cell office:value-type="float" office:value="20.130434782608695" table:style-name="ce16">
            <text:p><text:s/>20<text:s/></text:p>
          </table:table-cell>
          <table:table-cell office:value-type="float" office:value="2.2561556791104049" table:style-name="ce16">
            <text:p><text:s/>2<text:s/></text:p>
          </table:table-cell>
          <table:table-cell office:value-type="float" office:value="374.2" table:style-name="ce16">
            <text:p><text:s/>374<text:s/></text:p>
          </table:table-cell>
          <table:table-cell office:value-type="float" office:value="25.286837606837608" table:style-name="ce16">
            <text:p><text:s/>25<text:s/></text:p>
          </table:table-cell>
          <table:table-cell office:value-type="float" office:value="3.0701754385964911E-2" table:style-name="ce16">
            <text:p><text:s/>0<text:s/></text:p>
          </table:table-cell>
          <table:table-cell office:value-type="float" office:value="4.681222707423581" table:style-name="ce17">
            <text:p><text:s/>5<text:s/></text:p>
          </table:table-cell>
          <table:table-cell office:value-type="float" office:value="4.8848484848484848" table:style-name="ce16">
            <text:p><text:s/>5<text:s/></text:p>
          </table:table-cell>
          <table:table-cell office:value-type="float" office:value="7.0360598065083556E-3" table:style-name="ce16">
            <text:p><text:s/>0<text:s/></text:p>
          </table:table-cell>
          <table:table-cell office:value-type="float" office:value="16.915387336399011" table:style-name="ce18">
            <text:p><text:s/>17<text:s/></text:p>
          </table:table-cell>
          <table:table-cell office:value-type="float" office:value="1961880" table:style-name="ce19">
            <text:p><text:s/>1,961,880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167777" table:style-name="ce16">
            <text:p><text:s/>1,167,777<text:s/></text:p>
          </table:table-cell>
          <table:table-cell table:style-name="ce16"/>
          <table:table-cell office:value-type="float" office:value="155177" table:style-name="ce16">
            <text:p><text:s/>155,177<text:s/></text:p>
          </table:table-cell>
          <table:table-cell office:value-type="float" office:value="12590" table:style-name="ce16">
            <text:p><text:s/>12,590<text:s/></text:p>
          </table:table-cell>
          <table:table-cell office:value-type="float" office:value="7568313" table:style-name="ce16">
            <text:p><text:s/>7,568,313<text:s/></text:p>
          </table:table-cell>
          <table:table-cell office:value-type="float" office:value="66316712" table:style-name="ce16">
            <text:p><text:s/>66,316,712<text:s/></text:p>
          </table:table-cell>
          <table:table-cell office:value-type="float" office:value="865551" table:style-name="ce16">
            <text:p><text:s/>865,551<text:s/></text:p>
          </table:table-cell>
          <table:table-cell office:value-type="float" office:value="43684188" table:style-name="ce17">
            <text:p><text:s/>43,684,188<text:s/></text:p>
          </table:table-cell>
          <table:table-cell office:value-type="float" office:value="1134287" table:style-name="ce16">
            <text:p><text:s/>1,134,287<text:s/></text:p>
          </table:table-cell>
          <table:table-cell office:value-type="float" office:value="22391" table:style-name="ce16">
            <text:p><text:s/>22,391<text:s/></text:p>
          </table:table-cell>
          <table:table-cell office:value-type="float" office:value="122900105" table:style-name="ce16">
            <text:p><text:s/>122,900,10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19" table:style-name="ce9">
            <text:p>1719</text:p>
          </table:table-cell>
          <table:table-cell office:value-type="float" office:value="115" table:style-name="ce15">
            <text:p><text:s/>115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111" table:style-name="ce16">
            <text:p><text:s/>111<text:s/></text:p>
          </table:table-cell>
          <table:table-cell office:value-type="float" office:value="2293" table:style-name="ce16">
            <text:p><text:s/>2,29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308" table:style-name="ce16">
            <text:p><text:s/>9,308<text:s/></text:p>
          </table:table-cell>
          <table:table-cell office:value-type="float" office:value="409" table:style-name="ce16">
            <text:p><text:s/>409<text:s/></text:p>
          </table:table-cell>
          <table:table-cell office:value-type="float" office:value="872" table:style-name="ce17">
            <text:p><text:s/>872<text:s/></text:p>
          </table:table-cell>
          <table:table-cell office:value-type="float" office:value="357" table:style-name="ce16">
            <text:p><text:s/>357<text:s/></text:p>
          </table:table-cell>
          <table:table-cell office:value-type="float" office:value="1253" table:style-name="ce16">
            <text:p><text:s/>1,253<text:s/></text:p>
          </table:table-cell>
          <table:table-cell office:value-type="float" office:value="14757" table:style-name="ce18">
            <text:p><text:s/>14,757<text:s/></text:p>
          </table:table-cell>
          <table:table-cell office:value-type="float" office:value="12.382608695652173" table:style-name="ce15">
            <text:p><text:s/>12<text:s/></text:p>
          </table:table-cell>
          <table:table-cell office:value-type="float" office:value="3.875" table:style-name="ce16">
            <text:p><text:s/>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.5862068965517242" table:style-name="ce16">
            <text:p><text:s/>3<text:s/></text:p>
          </table:table-cell>
          <table:table-cell table:style-name="ce16"/>
          <table:table-cell office:value-type="float" office:value="24.90990990990991" table:style-name="ce16">
            <text:p><text:s/>25<text:s/></text:p>
          </table:table-cell>
          <table:table-cell office:value-type="float" office:value="2.4679459223724378" table:style-name="ce16">
            <text:p><text:s/>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509991405242801" table:style-name="ce16">
            <text:p><text:s/>28<text:s/></text:p>
          </table:table-cell>
          <table:table-cell office:value-type="float" office:value="1.9559902200488997E-2" table:style-name="ce16">
            <text:p><text:s/>0<text:s/></text:p>
          </table:table-cell>
          <table:table-cell office:value-type="float" office:value="4.317660550458716" table:style-name="ce17">
            <text:p><text:s/>4<text:s/></text:p>
          </table:table-cell>
          <table:table-cell office:value-type="float" office:value="4.73109243697479" table:style-name="ce16">
            <text:p><text:s/>5<text:s/></text:p>
          </table:table-cell>
          <table:table-cell office:value-type="float" office:value="1.6759776536312849E-2" table:style-name="ce16">
            <text:p><text:s/>0<text:s/></text:p>
          </table:table-cell>
          <table:table-cell office:value-type="float" office:value="18.39879379277631" table:style-name="ce18">
            <text:p><text:s/>18<text:s/></text:p>
          </table:table-cell>
          <table:table-cell office:value-type="float" office:value="1845572" table:style-name="ce19">
            <text:p><text:s/>1,845,572<text:s/></text:p>
          </table:table-cell>
          <table:table-cell office:value-type="float" office:value="284013" table:style-name="ce16">
            <text:p><text:s/>284,01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262268" table:style-name="ce16">
            <text:p><text:s/>1,262,268<text:s/></text:p>
          </table:table-cell>
          <table:table-cell table:style-name="ce16"/>
          <table:table-cell office:value-type="float" office:value="222066" table:style-name="ce16">
            <text:p><text:s/>222,066<text:s/></text:p>
          </table:table-cell>
          <table:table-cell office:value-type="float" office:value="11465" table:style-name="ce16">
            <text:p><text:s/>11,46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3176853" table:style-name="ce16">
            <text:p><text:s/>63,176,853<text:s/></text:p>
          </table:table-cell>
          <table:table-cell office:value-type="float" office:value="2473340" table:style-name="ce16">
            <text:p><text:s/>2,473,340<text:s/></text:p>
          </table:table-cell>
          <table:table-cell office:value-type="float" office:value="41567945" table:style-name="ce17">
            <text:p><text:s/>41,567,945<text:s/></text:p>
          </table:table-cell>
          <table:table-cell office:value-type="float" office:value="1190098" table:style-name="ce16">
            <text:p><text:s/>1,190,098<text:s/></text:p>
          </table:table-cell>
          <table:table-cell office:value-type="float" office:value="25056" table:style-name="ce16">
            <text:p><text:s/>25,056<text:s/></text:p>
          </table:table-cell>
          <table:table-cell office:value-type="float" office:value="112058740" table:style-name="ce16">
            <text:p><text:s/>112,058,74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0" table:style-name="ce9">
            <text:p>1720</text:p>
          </table:table-cell>
          <table:table-cell office:value-type="float" office:value="133" table:style-name="ce15">
            <text:p><text:s/>133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113" table:style-name="ce16">
            <text:p><text:s/>113<text:s/></text:p>
          </table:table-cell>
          <table:table-cell office:value-type="float" office:value="2143" table:style-name="ce16">
            <text:p><text:s/>2,14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129" table:style-name="ce16">
            <text:p><text:s/>9,129<text:s/></text:p>
          </table:table-cell>
          <table:table-cell office:value-type="float" office:value="248" table:style-name="ce16">
            <text:p><text:s/>248<text:s/></text:p>
          </table:table-cell>
          <table:table-cell office:value-type="float" office:value="775" table:style-name="ce17">
            <text:p><text:s/>775<text:s/></text:p>
          </table:table-cell>
          <table:table-cell office:value-type="float" office:value="359" table:style-name="ce16">
            <text:p><text:s/>359<text:s/></text:p>
          </table:table-cell>
          <table:table-cell office:value-type="float" office:value="1204" table:style-name="ce16">
            <text:p><text:s/>1,204<text:s/></text:p>
          </table:table-cell>
          <table:table-cell office:value-type="float" office:value="14131" table:style-name="ce18">
            <text:p><text:s/>14,131<text:s/></text:p>
          </table:table-cell>
          <table:table-cell office:value-type="float" office:value="12.1203007518797" table:style-name="ce15">
            <text:p><text:s/>12<text:s/></text:p>
          </table:table-cell>
          <table:table-cell office:value-type="float" office:value="5.833333333333333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1428571428571432" table:style-name="ce16">
            <text:p><text:s/>4<text:s/></text:p>
          </table:table-cell>
          <table:table-cell table:style-name="ce16"/>
          <table:table-cell office:value-type="float" office:value="27.690265486725664" table:style-name="ce16">
            <text:p><text:s/>28<text:s/></text:p>
          </table:table-cell>
          <table:table-cell office:value-type="float" office:value="1.8040130657956137" table:style-name="ce16">
            <text:p><text:s/>2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7.664366305181289" table:style-name="ce16">
            <text:p><text:s/>28<text:s/></text:p>
          </table:table-cell>
          <table:table-cell office:value-type="float" office:value="3.2258064516129031E-2" table:style-name="ce16">
            <text:p><text:s/>0<text:s/></text:p>
          </table:table-cell>
          <table:table-cell office:value-type="float" office:value="4.354838709677419" table:style-name="ce17">
            <text:p><text:s/>4<text:s/></text:p>
          </table:table-cell>
          <table:table-cell office:value-type="float" office:value="4.7883008356545957" table:style-name="ce16">
            <text:p><text:s/>5<text:s/></text:p>
          </table:table-cell>
          <table:table-cell office:value-type="float" office:value="2.4916943521594683E-3" table:style-name="ce16">
            <text:p><text:s/>0<text:s/></text:p>
          </table:table-cell>
          <table:table-cell office:value-type="float" office:value="18.849692166159507" table:style-name="ce18">
            <text:p><text:s/>19<text:s/></text:p>
          </table:table-cell>
          <table:table-cell office:value-type="float" office:value="2005858" table:style-name="ce19">
            <text:p><text:s/>2,005,858<text:s/></text:p>
          </table:table-cell>
          <table:table-cell office:value-type="float" office:value="67434" table:style-name="ce16">
            <text:p><text:s/>67,434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8538" table:style-name="ce16">
            <text:p><text:s/>28,538<text:s/></text:p>
          </table:table-cell>
          <table:table-cell table:style-name="ce16"/>
          <table:table-cell office:value-type="float" office:value="226750" table:style-name="ce16">
            <text:p><text:s/>226,750<text:s/></text:p>
          </table:table-cell>
          <table:table-cell office:value-type="float" office:value="10715" table:style-name="ce16">
            <text:p><text:s/>10,71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1326297" table:style-name="ce16">
            <text:p><text:s/>61,326,297<text:s/></text:p>
          </table:table-cell>
          <table:table-cell office:value-type="float" office:value="3009265" table:style-name="ce16">
            <text:p><text:s/>3,009,265<text:s/></text:p>
          </table:table-cell>
          <table:table-cell office:value-type="float" office:value="38235366" table:style-name="ce17">
            <text:p><text:s/>38,235,366<text:s/></text:p>
          </table:table-cell>
          <table:table-cell office:value-type="float" office:value="1194007" table:style-name="ce16">
            <text:p><text:s/>1,194,007<text:s/></text:p>
          </table:table-cell>
          <table:table-cell office:value-type="float" office:value="23368" table:style-name="ce16">
            <text:p><text:s/>23,368<text:s/></text:p>
          </table:table-cell>
          <table:table-cell office:value-type="float" office:value="106127662" table:style-name="ce16">
            <text:p><text:s/>106,127,66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1" table:style-name="ce9">
            <text:p>1721</text:p>
          </table:table-cell>
          <table:table-cell office:value-type="float" office:value="110" table:style-name="ce15">
            <text:p><text:s/>110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31" table:style-name="ce16">
            <text:p><text:s/>31<text:s/></text:p>
          </table:table-cell>
          <table:table-cell table:style-name="ce16"/>
          <table:table-cell office:value-type="float" office:value="94" table:style-name="ce16">
            <text:p><text:s/>94<text:s/></text:p>
          </table:table-cell>
          <table:table-cell office:value-type="float" office:value="2140" table:style-name="ce16">
            <text:p><text:s/>2,140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668" table:style-name="ce16">
            <text:p><text:s/>8,668<text:s/></text:p>
          </table:table-cell>
          <table:table-cell office:value-type="float" office:value="182" table:style-name="ce16">
            <text:p><text:s/>182<text:s/></text:p>
          </table:table-cell>
          <table:table-cell office:value-type="float" office:value="968" table:style-name="ce17">
            <text:p><text:s/>968<text:s/></text:p>
          </table:table-cell>
          <table:table-cell office:value-type="float" office:value="349" table:style-name="ce16">
            <text:p><text:s/>349<text:s/></text:p>
          </table:table-cell>
          <table:table-cell office:value-type="float" office:value="1136" table:style-name="ce16">
            <text:p><text:s/>1,136<text:s/></text:p>
          </table:table-cell>
          <table:table-cell office:value-type="float" office:value="13689" table:style-name="ce18">
            <text:p><text:s/>13,689<text:s/></text:p>
          </table:table-cell>
          <table:table-cell office:value-type="float" office:value="11.645454545454545" table:style-name="ce15">
            <text:p><text:s/>12<text:s/></text:p>
          </table:table-cell>
          <table:table-cell office:value-type="float" office:value="5.1111111111111107" table:style-name="ce16">
            <text:p><text:s/>5<text:s/></text:p>
          </table:table-cell>
          <table:table-cell table:style-name="ce16"/>
          <table:table-cell office:value-type="float" office:value="16.548387096774192" table:style-name="ce16">
            <text:p><text:s/>17<text:s/></text:p>
          </table:table-cell>
          <table:table-cell table:style-name="ce16"/>
          <table:table-cell office:value-type="float" office:value="29.851063829787233" table:style-name="ce16">
            <text:p><text:s/>30<text:s/></text:p>
          </table:table-cell>
          <table:table-cell office:value-type="float" office:value="2.8149532710280374" table:style-name="ce16">
            <text:p><text:s/>3<text:s/></text:p>
          </table:table-cell>
          <table:table-cell office:value-type="float" office:value="33.5" table:style-name="ce16">
            <text:p><text:s/>34<text:s/></text:p>
          </table:table-cell>
          <table:table-cell office:value-type="float" office:value="26.316335948315643" table:style-name="ce16">
            <text:p><text:s/>26<text:s/></text:p>
          </table:table-cell>
          <table:table-cell office:value-type="float" office:value="9.7417582417582409" table:style-name="ce16">
            <text:p><text:s/>10<text:s/></text:p>
          </table:table-cell>
          <table:table-cell office:value-type="float" office:value="4.7830578512396693" table:style-name="ce17">
            <text:p><text:s/>5<text:s/></text:p>
          </table:table-cell>
          <table:table-cell office:value-type="float" office:value="4.7679083094555876" table:style-name="ce16">
            <text:p><text:s/>5<text:s/></text:p>
          </table:table-cell>
          <table:table-cell office:value-type="float" office:value="4.4014084507042256E-3" table:style-name="ce16">
            <text:p><text:s/>0<text:s/></text:p>
          </table:table-cell>
          <table:table-cell office:value-type="float" office:value="18.037767550588065" table:style-name="ce18">
            <text:p><text:s/>18<text:s/></text:p>
          </table:table-cell>
          <table:table-cell office:value-type="float" office:value="1468631" table:style-name="ce19">
            <text:p><text:s/>1,468,631<text:s/></text:p>
          </table:table-cell>
          <table:table-cell office:value-type="float" office:value="101151" table:style-name="ce16">
            <text:p><text:s/>101,151<text:s/></text:p>
          </table:table-cell>
          <table:table-cell table:style-name="ce16"/>
          <table:table-cell office:value-type="float" office:value="1510370" table:style-name="ce16">
            <text:p><text:s/>1,510,370<text:s/></text:p>
          </table:table-cell>
          <table:table-cell table:style-name="ce16"/>
          <table:table-cell office:value-type="float" office:value="193233" table:style-name="ce16">
            <text:p><text:s/>193,233<text:s/></text:p>
          </table:table-cell>
          <table:table-cell office:value-type="float" office:value="10700" table:style-name="ce16">
            <text:p><text:s/>10,700<text:s/></text:p>
          </table:table-cell>
          <table:table-cell office:value-type="float" office:value="433980" table:style-name="ce16">
            <text:p><text:s/>433,980<text:s/></text:p>
          </table:table-cell>
          <table:table-cell office:value-type="float" office:value="65617188" table:style-name="ce16">
            <text:p><text:s/>65,617,188<text:s/></text:p>
          </table:table-cell>
          <table:table-cell office:value-type="float" office:value="1914192" table:style-name="ce16">
            <text:p><text:s/>1,914,192<text:s/></text:p>
          </table:table-cell>
          <table:table-cell office:value-type="float" office:value="48427325" table:style-name="ce17">
            <text:p><text:s/>48,427,325<text:s/></text:p>
          </table:table-cell>
          <table:table-cell office:value-type="float" office:value="1211397" table:style-name="ce16">
            <text:p><text:s/>1,211,397<text:s/></text:p>
          </table:table-cell>
          <table:table-cell office:value-type="float" office:value="28255" table:style-name="ce16">
            <text:p><text:s/>28,255<text:s/></text:p>
          </table:table-cell>
          <table:table-cell office:value-type="float" office:value="120916422" table:style-name="ce16">
            <text:p><text:s/>120,916,42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2" table:style-name="ce9">
            <text:p>1722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39" table:style-name="ce16">
            <text:p><text:s/>39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395" table:style-name="ce16">
            <text:p><text:s/>2,395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168" table:style-name="ce16">
            <text:p><text:s/>9,168<text:s/></text:p>
          </table:table-cell>
          <table:table-cell office:value-type="float" office:value="310" table:style-name="ce16">
            <text:p><text:s/>310<text:s/></text:p>
          </table:table-cell>
          <table:table-cell office:value-type="float" office:value="891" table:style-name="ce17">
            <text:p><text:s/>891<text:s/></text:p>
          </table:table-cell>
          <table:table-cell office:value-type="float" office:value="361" table:style-name="ce16">
            <text:p><text:s/>361<text:s/></text:p>
          </table:table-cell>
          <table:table-cell office:value-type="float" office:value="1161" table:style-name="ce16">
            <text:p><text:s/>1,161<text:s/></text:p>
          </table:table-cell>
          <table:table-cell office:value-type="float" office:value="14548" table:style-name="ce18">
            <text:p><text:s/>14,548<text:s/></text:p>
          </table:table-cell>
          <table:table-cell office:value-type="float" office:value="12.862745098039216" table:style-name="ce15">
            <text:p><text:s/>13<text:s/></text:p>
          </table:table-cell>
          <table:table-cell office:value-type="float" office:value="5.666666666666667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7.717948717948719" table:style-name="ce16">
            <text:p><text:s/>28<text:s/></text:p>
          </table:table-cell>
          <table:table-cell table:style-name="ce16"/>
          <table:table-cell office:value-type="float" office:value="24.723214285714285" table:style-name="ce16">
            <text:p><text:s/>25<text:s/></text:p>
          </table:table-cell>
          <table:table-cell office:value-type="float" office:value="1.3949895615866388" table:style-name="ce16">
            <text:p><text:s/>1<text:s/></text:p>
          </table:table-cell>
          <table:table-cell office:value-type="float" office:value="13.333333333333334" table:style-name="ce16">
            <text:p><text:s/>13<text:s/></text:p>
          </table:table-cell>
          <table:table-cell office:value-type="float" office:value="29.463132635253054" table:style-name="ce16">
            <text:p><text:s/>29<text:s/></text:p>
          </table:table-cell>
          <table:table-cell office:value-type="float" office:value="3.5483870967741936E-2" table:style-name="ce16">
            <text:p><text:s/>0<text:s/></text:p>
          </table:table-cell>
          <table:table-cell office:value-type="float" office:value="4.6251402918069582" table:style-name="ce17">
            <text:p><text:s/>5<text:s/></text:p>
          </table:table-cell>
          <table:table-cell office:value-type="float" office:value="4.7867036011080328" table:style-name="ce16">
            <text:p><text:s/>5<text:s/></text:p>
          </table:table-cell>
          <table:table-cell office:value-type="float" office:value="6.029285099052541E-3" table:style-name="ce16">
            <text:p><text:s/>0<text:s/></text:p>
          </table:table-cell>
          <table:table-cell office:value-type="float" office:value="19.559045916964532" table:style-name="ce18">
            <text:p><text:s/>20<text:s/></text:p>
          </table:table-cell>
          <table:table-cell office:value-type="float" office:value="1868736" table:style-name="ce19">
            <text:p><text:s/>1,868,736<text:s/></text:p>
          </table:table-cell>
          <table:table-cell office:value-type="float" office:value="33717" table:style-name="ce16">
            <text:p><text:s/>33,71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756769" table:style-name="ce16">
            <text:p><text:s/>2,756,769<text:s/></text:p>
          </table:table-cell>
          <table:table-cell table:style-name="ce16"/>
          <table:table-cell office:value-type="float" office:value="180725" table:style-name="ce16">
            <text:p><text:s/>180,725<text:s/></text:p>
          </table:table-cell>
          <table:table-cell office:value-type="float" office:value="11975" table:style-name="ce16">
            <text:p><text:s/>11,975<text:s/></text:p>
          </table:table-cell>
          <table:table-cell office:value-type="float" office:value="307260" table:style-name="ce16">
            <text:p><text:s/>307,260<text:s/></text:p>
          </table:table-cell>
          <table:table-cell office:value-type="float" office:value="70333770" table:style-name="ce16">
            <text:p><text:s/>70,333,770<text:s/></text:p>
          </table:table-cell>
          <table:table-cell office:value-type="float" office:value="1502435" table:style-name="ce16">
            <text:p><text:s/>1,502,435<text:s/></text:p>
          </table:table-cell>
          <table:table-cell office:value-type="float" office:value="39569501" table:style-name="ce17">
            <text:p><text:s/>39,569,501<text:s/></text:p>
          </table:table-cell>
          <table:table-cell office:value-type="float" office:value="1198825" table:style-name="ce16">
            <text:p><text:s/>1,198,825<text:s/></text:p>
          </table:table-cell>
          <table:table-cell office:value-type="float" office:value="25264" table:style-name="ce16">
            <text:p><text:s/>25,264<text:s/></text:p>
          </table:table-cell>
          <table:table-cell office:value-type="float" office:value="117788977" table:style-name="ce16">
            <text:p><text:s/>117,788,97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3" table:style-name="ce9">
            <text:p>1723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128" table:style-name="ce16">
            <text:p><text:s/>128<text:s/></text:p>
          </table:table-cell>
          <table:table-cell office:value-type="float" office:value="2204" table:style-name="ce16">
            <text:p><text:s/>2,20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593" table:style-name="ce16">
            <text:p><text:s/>9,593<text:s/></text:p>
          </table:table-cell>
          <table:table-cell office:value-type="float" office:value="73" table:style-name="ce16">
            <text:p><text:s/>73<text:s/></text:p>
          </table:table-cell>
          <table:table-cell office:value-type="float" office:value="977" table:style-name="ce17">
            <text:p><text:s/>977<text:s/></text:p>
          </table:table-cell>
          <table:table-cell office:value-type="float" office:value="334" table:style-name="ce16">
            <text:p><text:s/>334<text:s/></text:p>
          </table:table-cell>
          <table:table-cell office:value-type="float" office:value="1206" table:style-name="ce16">
            <text:p><text:s/>1,206<text:s/></text:p>
          </table:table-cell>
          <table:table-cell office:value-type="float" office:value="14671" table:style-name="ce18">
            <text:p><text:s/>14,671<text:s/></text:p>
          </table:table-cell>
          <table:table-cell office:value-type="float" office:value="12.03448275862069" table:style-name="ce15">
            <text:p><text:s/>12<text:s/></text:p>
          </table:table-cell>
          <table:table-cell office:value-type="float" office:value="3.8" table:style-name="ce16">
            <text:p><text:s/>4<text:s/></text:p>
          </table:table-cell>
          <table:table-cell table:style-name="ce16"/>
          <table:table-cell office:value-type="float" office:value="5.0454545454545459" table:style-name="ce16">
            <text:p><text:s/>5<text:s/></text:p>
          </table:table-cell>
          <table:table-cell table:style-name="ce16"/>
          <table:table-cell office:value-type="float" office:value="25.8515625" table:style-name="ce16">
            <text:p><text:s/>26<text:s/></text:p>
          </table:table-cell>
          <table:table-cell office:value-type="float" office:value="1.7681488203266789" table:style-name="ce16">
            <text:p><text:s/>2<text:s/></text:p>
          </table:table-cell>
          <table:table-cell office:value-type="float" office:value="221.66666666666666" table:style-name="ce16">
            <text:p><text:s/>222<text:s/></text:p>
          </table:table-cell>
          <table:table-cell office:value-type="float" office:value="25.360054206192014" table:style-name="ce16">
            <text:p><text:s/>25<text:s/></text:p>
          </table:table-cell>
          <table:table-cell office:value-type="float" office:value="4.4383561643835616" table:style-name="ce16">
            <text:p><text:s/>4<text:s/></text:p>
          </table:table-cell>
          <table:table-cell office:value-type="float" office:value="4.1299897645854653" table:style-name="ce17">
            <text:p><text:s/>4<text:s/></text:p>
          </table:table-cell>
          <table:table-cell office:value-type="float" office:value="4.7904191616766463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7.631586122282052" table:style-name="ce18">
            <text:p><text:s/>18<text:s/></text:p>
          </table:table-cell>
          <table:table-cell office:value-type="float" office:value="1730658" table:style-name="ce19">
            <text:p><text:s/>1,730,658<text:s/></text:p>
          </table:table-cell>
          <table:table-cell office:value-type="float" office:value="556787" table:style-name="ce16">
            <text:p><text:s/>556,787<text:s/></text:p>
          </table:table-cell>
          <table:table-cell table:style-name="ce16"/>
          <table:table-cell office:value-type="float" office:value="68880" table:style-name="ce16">
            <text:p><text:s/>68,880<text:s/></text:p>
          </table:table-cell>
          <table:table-cell table:style-name="ce16"/>
          <table:table-cell office:value-type="float" office:value="247309" table:style-name="ce16">
            <text:p><text:s/>247,309<text:s/></text:p>
          </table:table-cell>
          <table:table-cell office:value-type="float" office:value="11020" table:style-name="ce16">
            <text:p><text:s/>11,020<text:s/></text:p>
          </table:table-cell>
          <table:table-cell office:value-type="float" office:value="1846429" table:style-name="ce16">
            <text:p><text:s/>1,846,429<text:s/></text:p>
          </table:table-cell>
          <table:table-cell office:value-type="float" office:value="60620628" table:style-name="ce16">
            <text:p><text:s/>60,620,628<text:s/></text:p>
          </table:table-cell>
          <table:table-cell office:value-type="float" office:value="1970910" table:style-name="ce16">
            <text:p><text:s/>1,970,910<text:s/></text:p>
          </table:table-cell>
          <table:table-cell office:value-type="float" office:value="54078063" table:style-name="ce17">
            <text:p><text:s/>54,078,063<text:s/></text:p>
          </table:table-cell>
          <table:table-cell office:value-type="float" office:value="1201478" table:style-name="ce16">
            <text:p><text:s/>1,201,478<text:s/></text:p>
          </table:table-cell>
          <table:table-cell office:value-type="float" office:value="20543" table:style-name="ce16">
            <text:p><text:s/>20,543<text:s/></text:p>
          </table:table-cell>
          <table:table-cell office:value-type="float" office:value="122352705" table:style-name="ce16">
            <text:p><text:s/>122,352,70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4" table:style-name="ce9">
            <text:p>1724</text:p>
          </table:table-cell>
          <table:table-cell office:value-type="float" office:value="92" table:style-name="ce15">
            <text:p><text:s/>92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16" table:style-name="ce16">
            <text:p><text:s/>16<text:s/></text:p>
          </table:table-cell>
          <table:table-cell table:style-name="ce16"/>
          <table:table-cell office:value-type="float" office:value="102" table:style-name="ce16">
            <text:p><text:s/>102<text:s/></text:p>
          </table:table-cell>
          <table:table-cell office:value-type="float" office:value="2264" table:style-name="ce16">
            <text:p><text:s/>2,264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8798" table:style-name="ce16">
            <text:p><text:s/>8,798<text:s/></text:p>
          </table:table-cell>
          <table:table-cell office:value-type="float" office:value="63" table:style-name="ce16">
            <text:p><text:s/>63<text:s/></text:p>
          </table:table-cell>
          <table:table-cell office:value-type="float" office:value="866" table:style-name="ce17">
            <text:p><text:s/>866<text:s/></text:p>
          </table:table-cell>
          <table:table-cell office:value-type="float" office:value="348" table:style-name="ce16">
            <text:p><text:s/>348<text:s/></text:p>
          </table:table-cell>
          <table:table-cell office:value-type="float" office:value="1060" table:style-name="ce16">
            <text:p><text:s/>1,060<text:s/></text:p>
          </table:table-cell>
          <table:table-cell office:value-type="float" office:value="13625" table:style-name="ce18">
            <text:p><text:s/>13,625<text:s/></text:p>
          </table:table-cell>
          <table:table-cell office:value-type="float" office:value="12.75" table:style-name="ce15">
            <text:p><text:s/>13<text:s/></text:p>
          </table:table-cell>
          <table:table-cell office:value-type="float" office:value="4.5999999999999996" table:style-name="ce16">
            <text:p><text:s/>5<text:s/></text:p>
          </table:table-cell>
          <table:table-cell table:style-name="ce16"/>
          <table:table-cell office:value-type="float" office:value="4.625" table:style-name="ce16">
            <text:p><text:s/>5<text:s/></text:p>
          </table:table-cell>
          <table:table-cell table:style-name="ce16"/>
          <table:table-cell office:value-type="float" office:value="22.509803921568629" table:style-name="ce16">
            <text:p><text:s/>23<text:s/></text:p>
          </table:table-cell>
          <table:table-cell office:value-type="float" office:value="1.8705830388692579" table:style-name="ce16">
            <text:p><text:s/>2<text:s/></text:p>
          </table:table-cell>
          <table:table-cell office:value-type="float" office:value="81.5" table:style-name="ce16">
            <text:p><text:s/>82<text:s/></text:p>
          </table:table-cell>
          <table:table-cell office:value-type="float" office:value="27.814275971811774" table:style-name="ce16">
            <text:p><text:s/>28<text:s/></text:p>
          </table:table-cell>
          <table:table-cell office:value-type="float" office:value="0.31746031746031744" table:style-name="ce16">
            <text:p><text:s/>0<text:s/></text:p>
          </table:table-cell>
          <table:table-cell office:value-type="float" office:value="4.4826789838337184" table:style-name="ce17">
            <text:p><text:s/>4<text:s/></text:p>
          </table:table-cell>
          <table:table-cell office:value-type="float" office:value="4.9568965517241379" table:style-name="ce16">
            <text:p><text:s/>5<text:s/></text:p>
          </table:table-cell>
          <table:table-cell office:value-type="float" office:value="9.433962264150943E-3" table:style-name="ce16">
            <text:p><text:s/>0<text:s/></text:p>
          </table:table-cell>
          <table:table-cell office:value-type="float" office:value="18.98422018348624" table:style-name="ce18">
            <text:p><text:s/>19<text:s/></text:p>
          </table:table-cell>
          <table:table-cell office:value-type="float" office:value="1305837" table:style-name="ce19">
            <text:p><text:s/>1,305,837<text:s/></text:p>
          </table:table-cell>
          <table:table-cell office:value-type="float" office:value="317730" table:style-name="ce16">
            <text:p><text:s/>317,730<text:s/></text:p>
          </table:table-cell>
          <table:table-cell table:style-name="ce16"/>
          <table:table-cell office:value-type="float" office:value="36548" table:style-name="ce16">
            <text:p><text:s/>36,548<text:s/></text:p>
          </table:table-cell>
          <table:table-cell table:style-name="ce16"/>
          <table:table-cell office:value-type="float" office:value="176999" table:style-name="ce16">
            <text:p><text:s/>176,999<text:s/></text:p>
          </table:table-cell>
          <table:table-cell office:value-type="float" office:value="11320" table:style-name="ce16">
            <text:p><text:s/>11,320<text:s/></text:p>
          </table:table-cell>
          <table:table-cell office:value-type="float" office:value="2935354" table:style-name="ce16">
            <text:p><text:s/>2,935,354<text:s/></text:p>
          </table:table-cell>
          <table:table-cell office:value-type="float" office:value="55285479" table:style-name="ce16">
            <text:p><text:s/>55,285,479<text:s/></text:p>
          </table:table-cell>
          <table:table-cell office:value-type="float" office:value="229348" table:style-name="ce16">
            <text:p><text:s/>229,348<text:s/></text:p>
          </table:table-cell>
          <table:table-cell office:value-type="float" office:value="41681986" table:style-name="ce17">
            <text:p><text:s/>41,681,986<text:s/></text:p>
          </table:table-cell>
          <table:table-cell office:value-type="float" office:value="1233761" table:style-name="ce16">
            <text:p><text:s/>1,233,761<text:s/></text:p>
          </table:table-cell>
          <table:table-cell office:value-type="float" office:value="16941" table:style-name="ce16">
            <text:p><text:s/>16,941<text:s/></text:p>
          </table:table-cell>
          <table:table-cell office:value-type="float" office:value="103231303" table:style-name="ce16">
            <text:p><text:s/>103,231,30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5" table:style-name="ce9">
            <text:p>1725</text:p>
          </table:table-cell>
          <table:table-cell office:value-type="float" office:value="96" table:style-name="ce15">
            <text:p><text:s/>96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21" table:style-name="ce16">
            <text:p><text:s/>121<text:s/></text:p>
          </table:table-cell>
          <table:table-cell office:value-type="float" office:value="2219" table:style-name="ce16">
            <text:p><text:s/>2,219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365" table:style-name="ce16">
            <text:p><text:s/>9,365<text:s/></text:p>
          </table:table-cell>
          <table:table-cell office:value-type="float" office:value="55" table:style-name="ce16">
            <text:p><text:s/>55<text:s/></text:p>
          </table:table-cell>
          <table:table-cell office:value-type="float" office:value="903" table:style-name="ce17">
            <text:p><text:s/>903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101" table:style-name="ce16">
            <text:p><text:s/>1,101<text:s/></text:p>
          </table:table-cell>
          <table:table-cell office:value-type="float" office:value="14209" table:style-name="ce18">
            <text:p><text:s/>14,209<text:s/></text:p>
          </table:table-cell>
          <table:table-cell office:value-type="float" office:value="12.40625" table:style-name="ce15">
            <text:p><text:s/>12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4.1428571428571432" table:style-name="ce16">
            <text:p><text:s/>4<text:s/></text:p>
          </table:table-cell>
          <table:table-cell table:style-name="ce16"/>
          <table:table-cell office:value-type="float" office:value="22.123966942148762" table:style-name="ce16">
            <text:p><text:s/>22<text:s/></text:p>
          </table:table-cell>
          <table:table-cell office:value-type="float" office:value="1.6710229833258226" table:style-name="ce16">
            <text:p><text:s/>2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8.368072610784836" table:style-name="ce16">
            <text:p><text:s/>28<text:s/></text:p>
          </table:table-cell>
          <table:table-cell office:value-type="float" office:value="7.4727272727272727" table:style-name="ce16">
            <text:p><text:s/>7<text:s/></text:p>
          </table:table-cell>
          <table:table-cell office:value-type="float" office:value="4.1904761904761907" table:style-name="ce17">
            <text:p><text:s/>4<text:s/></text:p>
          </table:table-cell>
          <table:table-cell office:value-type="float" office:value="4.890532544378698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9.646843549862762" table:style-name="ce18">
            <text:p><text:s/>20<text:s/></text:p>
          </table:table-cell>
          <table:table-cell office:value-type="float" office:value="1305236" table:style-name="ce19">
            <text:p><text:s/>1,305,236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18377" table:style-name="ce16">
            <text:p><text:s/>18,377<text:s/></text:p>
          </table:table-cell>
          <table:table-cell table:style-name="ce16"/>
          <table:table-cell office:value-type="float" office:value="193517" table:style-name="ce16">
            <text:p><text:s/>193,517<text:s/></text:p>
          </table:table-cell>
          <table:table-cell office:value-type="float" office:value="11095" table:style-name="ce16">
            <text:p><text:s/>11,095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54010240" table:style-name="ce16">
            <text:p><text:s/>54,010,240<text:s/></text:p>
          </table:table-cell>
          <table:table-cell office:value-type="float" office:value="1418675" table:style-name="ce16">
            <text:p><text:s/>1,418,675<text:s/></text:p>
          </table:table-cell>
          <table:table-cell office:value-type="float" office:value="46437655" table:style-name="ce17">
            <text:p><text:s/>46,437,655<text:s/></text:p>
          </table:table-cell>
          <table:table-cell office:value-type="float" office:value="1099913" table:style-name="ce16">
            <text:p><text:s/>1,099,913<text:s/></text:p>
          </table:table-cell>
          <table:table-cell office:value-type="float" office:value="18268" table:style-name="ce16">
            <text:p><text:s/>18,268<text:s/></text:p>
          </table:table-cell>
          <table:table-cell office:value-type="float" office:value="104524407" table:style-name="ce16">
            <text:p><text:s/>104,524,40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6" table:style-name="ce9">
            <text:p>1726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101" table:style-name="ce16">
            <text:p><text:s/>101<text:s/></text:p>
          </table:table-cell>
          <table:table-cell office:value-type="float" office:value="2489" table:style-name="ce16">
            <text:p><text:s/>2,489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9038" table:style-name="ce16">
            <text:p><text:s/>9,038<text:s/></text:p>
          </table:table-cell>
          <table:table-cell office:value-type="float" office:value="56" table:style-name="ce16">
            <text:p><text:s/>56<text:s/></text:p>
          </table:table-cell>
          <table:table-cell office:value-type="float" office:value="854" table:style-name="ce17">
            <text:p><text:s/>854<text:s/></text:p>
          </table:table-cell>
          <table:table-cell office:value-type="float" office:value="333" table:style-name="ce16">
            <text:p><text:s/>333<text:s/></text:p>
          </table:table-cell>
          <table:table-cell office:value-type="float" office:value="1087" table:style-name="ce16">
            <text:p><text:s/>1,087<text:s/></text:p>
          </table:table-cell>
          <table:table-cell office:value-type="float" office:value="14067" table:style-name="ce18">
            <text:p><text:s/>14,067<text:s/></text:p>
          </table:table-cell>
          <table:table-cell office:value-type="float" office:value="12.32967032967033" table:style-name="ce15">
            <text:p><text:s/>12<text:s/></text:p>
          </table:table-cell>
          <table:table-cell office:value-type="float" office:value="6.2" table:style-name="ce16">
            <text:p><text:s/>6<text:s/></text:p>
          </table:table-cell>
          <table:table-cell table:style-name="ce16"/>
          <table:table-cell office:value-type="float" office:value="7.1" table:style-name="ce16">
            <text:p><text:s/>7<text:s/></text:p>
          </table:table-cell>
          <table:table-cell table:style-name="ce16"/>
          <table:table-cell office:value-type="float" office:value="32.336633663366335" table:style-name="ce16">
            <text:p><text:s/>32<text:s/></text:p>
          </table:table-cell>
          <table:table-cell office:value-type="float" office:value="1.8674166331860185" table:style-name="ce16">
            <text:p><text:s/>2<text:s/></text:p>
          </table:table-cell>
          <table:table-cell office:value-type="float" office:value="15.666666666666666" table:style-name="ce16">
            <text:p><text:s/>16<text:s/></text:p>
          </table:table-cell>
          <table:table-cell office:value-type="float" office:value="30.266209338349192" table:style-name="ce16">
            <text:p><text:s/>3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0550351288056206" table:style-name="ce17">
            <text:p><text:s/>4<text:s/></text:p>
          </table:table-cell>
          <table:table-cell office:value-type="float" office:value="5.0570570570570572" table:style-name="ce16">
            <text:p><text:s/>5<text:s/></text:p>
          </table:table-cell>
          <table:table-cell office:value-type="float" office:value="7.3597056117755289E-3" table:style-name="ce16">
            <text:p><text:s/>0<text:s/></text:p>
          </table:table-cell>
          <table:table-cell office:value-type="float" office:value="20.465344423117937" table:style-name="ce18">
            <text:p><text:s/>20<text:s/></text:p>
          </table:table-cell>
          <table:table-cell office:value-type="float" office:value="1439619" table:style-name="ce19">
            <text:p><text:s/>1,439,619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25596" table:style-name="ce16">
            <text:p><text:s/>25,596<text:s/></text:p>
          </table:table-cell>
          <table:table-cell table:style-name="ce16"/>
          <table:table-cell office:value-type="float" office:value="174217" table:style-name="ce16">
            <text:p><text:s/>174,217<text:s/></text:p>
          </table:table-cell>
          <table:table-cell office:value-type="float" office:value="12445" table:style-name="ce16">
            <text:p><text:s/>12,445<text:s/></text:p>
          </table:table-cell>
          <table:table-cell office:value-type="float" office:value="192" table:style-name="ce16">
            <text:p><text:s/>192<text:s/></text:p>
          </table:table-cell>
          <table:table-cell office:value-type="float" office:value="64138039" table:style-name="ce16">
            <text:p><text:s/>64,138,039<text:s/></text:p>
          </table:table-cell>
          <table:table-cell office:value-type="float" office:value="594433" table:style-name="ce16">
            <text:p><text:s/>594,433<text:s/></text:p>
          </table:table-cell>
          <table:table-cell office:value-type="float" office:value="36292227" table:style-name="ce17">
            <text:p><text:s/>36,292,227<text:s/></text:p>
          </table:table-cell>
          <table:table-cell office:value-type="float" office:value="1155997" table:style-name="ce16">
            <text:p><text:s/>1,155,997<text:s/></text:p>
          </table:table-cell>
          <table:table-cell office:value-type="float" office:value="17876" table:style-name="ce16">
            <text:p><text:s/>17,876<text:s/></text:p>
          </table:table-cell>
          <table:table-cell office:value-type="float" office:value="103906836" table:style-name="ce16">
            <text:p><text:s/>103,906,83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7" table:style-name="ce9">
            <text:p>1727</text:p>
          </table:table-cell>
          <table:table-cell office:value-type="float" office:value="94" table:style-name="ce15">
            <text:p><text:s/>94<text:s/></text:p>
          </table:table-cell>
          <table:table-cell table:number-columns-repeated="2" table:style-name="ce16"/>
          <table:table-cell office:value-type="float" office:value="14" table:style-name="ce16">
            <text:p><text:s/>14<text:s/></text:p>
          </table:table-cell>
          <table:table-cell table:style-name="ce16"/>
          <table:table-cell office:value-type="float" office:value="95" table:style-name="ce16">
            <text:p><text:s/>95<text:s/></text:p>
          </table:table-cell>
          <table:table-cell office:value-type="float" office:value="2444" table:style-name="ce16">
            <text:p><text:s/>2,44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149" table:style-name="ce16">
            <text:p><text:s/>9,149<text:s/></text:p>
          </table:table-cell>
          <table:table-cell office:value-type="float" office:value="40" table:style-name="ce16">
            <text:p><text:s/>40<text:s/></text:p>
          </table:table-cell>
          <table:table-cell office:value-type="float" office:value="843" table:style-name="ce17">
            <text:p><text:s/>843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087" table:style-name="ce16">
            <text:p><text:s/>1,087<text:s/></text:p>
          </table:table-cell>
          <table:table-cell office:value-type="float" office:value="14074" table:style-name="ce18">
            <text:p><text:s/>14,074<text:s/></text:p>
          </table:table-cell>
          <table:table-cell office:value-type="float" office:value="13.127659574468085" table:style-name="ce15">
            <text:p><text:s/>13<text:s/></text:p>
          </table:table-cell>
          <table:table-cell table:number-columns-repeated="2" table:style-name="ce16"/>
          <table:table-cell office:value-type="float" office:value="2.5" table:style-name="ce16">
            <text:p><text:s/>3<text:s/></text:p>
          </table:table-cell>
          <table:table-cell table:style-name="ce16"/>
          <table:table-cell office:value-type="float" office:value="22.8" table:style-name="ce16">
            <text:p><text:s/>23<text:s/></text:p>
          </table:table-cell>
          <table:table-cell office:value-type="float" office:value="1.4328968903436989" table:style-name="ce16">
            <text:p><text:s/>1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7.776478303639742" table:style-name="ce16">
            <text:p><text:s/>28<text:s/></text:p>
          </table:table-cell>
          <table:table-cell office:value-type="float" office:value="0.15" table:style-name="ce16">
            <text:p><text:s/>0<text:s/></text:p>
          </table:table-cell>
          <table:table-cell office:value-type="float" office:value="3.8244365361803085" table:style-name="ce17">
            <text:p><text:s/>4<text:s/></text:p>
          </table:table-cell>
          <table:table-cell office:value-type="float" office:value="4.9804560260586319" table:style-name="ce16">
            <text:p><text:s/>5<text:s/></text:p>
          </table:table-cell>
          <table:table-cell office:value-type="float" office:value="5.5197792088316471E-3" table:style-name="ce16">
            <text:p><text:s/>0<text:s/></text:p>
          </table:table-cell>
          <table:table-cell office:value-type="float" office:value="18.88880204632656" table:style-name="ce18">
            <text:p><text:s/>19<text:s/></text:p>
          </table:table-cell>
          <table:table-cell office:value-type="float" office:value="1228799" table:style-name="ce19">
            <text:p><text:s/>1,228,799<text:s/></text:p>
          </table:table-cell>
          <table:table-cell table:number-columns-repeated="2" table:style-name="ce16"/>
          <table:table-cell office:value-type="float" office:value="64135" table:style-name="ce16">
            <text:p><text:s/>64,135<text:s/></text:p>
          </table:table-cell>
          <table:table-cell table:style-name="ce16"/>
          <table:table-cell office:value-type="float" office:value="154896" table:style-name="ce16">
            <text:p><text:s/>154,896<text:s/></text:p>
          </table:table-cell>
          <table:table-cell office:value-type="float" office:value="12220" table:style-name="ce16">
            <text:p><text:s/>12,22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55442715" table:style-name="ce16">
            <text:p><text:s/>55,442,715<text:s/></text:p>
          </table:table-cell>
          <table:table-cell office:value-type="float" office:value="398326" table:style-name="ce16">
            <text:p><text:s/>398,326<text:s/></text:p>
          </table:table-cell>
          <table:table-cell office:value-type="float" office:value="36684789" table:style-name="ce17">
            <text:p><text:s/>36,684,789<text:s/></text:p>
          </table:table-cell>
          <table:table-cell office:value-type="float" office:value="1074162" table:style-name="ce16">
            <text:p><text:s/>1,074,162<text:s/></text:p>
          </table:table-cell>
          <table:table-cell office:value-type="float" office:value="18412" table:style-name="ce16">
            <text:p><text:s/>18,412<text:s/></text:p>
          </table:table-cell>
          <table:table-cell office:value-type="float" office:value="95078518" table:style-name="ce16">
            <text:p><text:s/>95,078,51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8" table:style-name="ce9">
            <text:p>1728</text:p>
          </table:table-cell>
          <table:table-cell office:value-type="float" office:value="103" table:style-name="ce15">
            <text:p><text:s/>103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87" table:style-name="ce16">
            <text:p><text:s/>87<text:s/></text:p>
          </table:table-cell>
          <table:table-cell office:value-type="float" office:value="2471" table:style-name="ce16">
            <text:p><text:s/>2,471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9748" table:style-name="ce16">
            <text:p><text:s/>9,748<text:s/></text:p>
          </table:table-cell>
          <table:table-cell office:value-type="float" office:value="27" table:style-name="ce16">
            <text:p><text:s/>27<text:s/></text:p>
          </table:table-cell>
          <table:table-cell office:value-type="float" office:value="835" table:style-name="ce17">
            <text:p><text:s/>835<text:s/></text:p>
          </table:table-cell>
          <table:table-cell office:value-type="float" office:value="375" table:style-name="ce16">
            <text:p><text:s/>375<text:s/></text:p>
          </table:table-cell>
          <table:table-cell office:value-type="float" office:value="1261" table:style-name="ce16">
            <text:p><text:s/>1,261<text:s/></text:p>
          </table:table-cell>
          <table:table-cell office:value-type="float" office:value="14947" table:style-name="ce18">
            <text:p><text:s/>14,947<text:s/></text:p>
          </table:table-cell>
          <table:table-cell office:value-type="float" office:value="12.048543689320388" table:style-name="ce15">
            <text:p><text:s/>12<text:s/></text:p>
          </table:table-cell>
          <table:table-cell office:value-type="float" office:value="2.8421052631578947" table:style-name="ce16">
            <text:p><text:s/>3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4.8666666666666663" table:style-name="ce16">
            <text:p><text:s/>5<text:s/></text:p>
          </table:table-cell>
          <table:table-cell table:style-name="ce16"/>
          <table:table-cell office:value-type="float" office:value="26.770114942528735" table:style-name="ce16">
            <text:p><text:s/>27<text:s/></text:p>
          </table:table-cell>
          <table:table-cell office:value-type="float" office:value="1.3209227033589639" table:style-name="ce16">
            <text:p><text:s/>1<text:s/></text:p>
          </table:table-cell>
          <table:table-cell office:value-type="float" office:value="10.25" table:style-name="ce16">
            <text:p><text:s/>10<text:s/></text:p>
          </table:table-cell>
          <table:table-cell office:value-type="float" office:value="28.650800164136232" table:style-name="ce16">
            <text:p><text:s/>29<text:s/></text:p>
          </table:table-cell>
          <table:table-cell office:value-type="float" office:value="0.55555555555555558" table:style-name="ce16">
            <text:p><text:s/>1<text:s/></text:p>
          </table:table-cell>
          <table:table-cell office:value-type="float" office:value="3.7113772455089822" table:style-name="ce17">
            <text:p><text:s/>4<text:s/></text:p>
          </table:table-cell>
          <table:table-cell office:value-type="float" office:value="4.92" table:style-name="ce16">
            <text:p><text:s/>5<text:s/></text:p>
          </table:table-cell>
          <table:table-cell office:value-type="float" office:value="4.7581284694686752E-3" table:style-name="ce16">
            <text:p><text:s/>0<text:s/></text:p>
          </table:table-cell>
          <table:table-cell office:value-type="float" office:value="19.486786646149728" table:style-name="ce18">
            <text:p><text:s/>19<text:s/></text:p>
          </table:table-cell>
          <table:table-cell office:value-type="float" office:value="1471497" table:style-name="ce19">
            <text:p><text:s/>1,471,497<text:s/></text:p>
          </table:table-cell>
          <table:table-cell office:value-type="float" office:value="534309" table:style-name="ce16">
            <text:p><text:s/>534,309<text:s/></text:p>
          </table:table-cell>
          <table:table-cell office:value-type="float" office:value="3356" table:style-name="ce16">
            <text:p><text:s/>3,356<text:s/></text:p>
          </table:table-cell>
          <table:table-cell office:value-type="float" office:value="26793" table:style-name="ce16">
            <text:p><text:s/>26,793<text:s/></text:p>
          </table:table-cell>
          <table:table-cell table:style-name="ce16"/>
          <table:table-cell office:value-type="float" office:value="144962" table:style-name="ce16">
            <text:p><text:s/>144,962<text:s/></text:p>
          </table:table-cell>
          <table:table-cell office:value-type="float" office:value="12355" table:style-name="ce16">
            <text:p><text:s/>12,355<text:s/></text:p>
          </table:table-cell>
          <table:table-cell office:value-type="float" office:value="9463" table:style-name="ce16">
            <text:p><text:s/>9,463<text:s/></text:p>
          </table:table-cell>
          <table:table-cell office:value-type="float" office:value="55099401" table:style-name="ce16">
            <text:p><text:s/>55,099,401<text:s/></text:p>
          </table:table-cell>
          <table:table-cell office:value-type="float" office:value="215860" table:style-name="ce16">
            <text:p><text:s/>215,860<text:s/></text:p>
          </table:table-cell>
          <table:table-cell office:value-type="float" office:value="38390467" table:style-name="ce17">
            <text:p><text:s/>38,390,467<text:s/></text:p>
          </table:table-cell>
          <table:table-cell office:value-type="float" office:value="1276873" table:style-name="ce16">
            <text:p><text:s/>1,276,873<text:s/></text:p>
          </table:table-cell>
          <table:table-cell office:value-type="float" office:value="21115" table:style-name="ce16">
            <text:p><text:s/>21,115<text:s/></text:p>
          </table:table-cell>
          <table:table-cell office:value-type="float" office:value="97206451" table:style-name="ce16">
            <text:p><text:s/>97,206,45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29" table:style-name="ce9">
            <text:p>1729</text:p>
          </table:table-cell>
          <table:table-cell office:value-type="float" office:value="94" table:style-name="ce15">
            <text:p><text:s/>94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131" table:style-name="ce16">
            <text:p><text:s/>131<text:s/></text:p>
          </table:table-cell>
          <table:table-cell office:value-type="float" office:value="1911" table:style-name="ce16">
            <text:p><text:s/>1,911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337" table:style-name="ce16">
            <text:p><text:s/>8,337<text:s/></text:p>
          </table:table-cell>
          <table:table-cell office:value-type="float" office:value="37" table:style-name="ce16">
            <text:p><text:s/>37<text:s/></text:p>
          </table:table-cell>
          <table:table-cell office:value-type="float" office:value="828" table:style-name="ce17">
            <text:p><text:s/>828<text:s/></text:p>
          </table:table-cell>
          <table:table-cell office:value-type="float" office:value="370" table:style-name="ce16">
            <text:p><text:s/>370<text:s/></text:p>
          </table:table-cell>
          <table:table-cell office:value-type="float" office:value="1069" table:style-name="ce16">
            <text:p><text:s/>1,069<text:s/></text:p>
          </table:table-cell>
          <table:table-cell office:value-type="float" office:value="12803" table:style-name="ce18">
            <text:p><text:s/>12,803<text:s/></text:p>
          </table:table-cell>
          <table:table-cell office:value-type="float" office:value="11.776595744680851" table:style-name="ce15">
            <text:p><text:s/>12<text:s/></text:p>
          </table:table-cell>
          <table:table-cell office:value-type="float" office:value="3.1666666666666665" table:style-name="ce16">
            <text:p><text:s/>3<text:s/></text:p>
          </table:table-cell>
          <table:table-cell table:style-name="ce16"/>
          <table:table-cell office:value-type="float" office:value="3.1538461538461537" table:style-name="ce16">
            <text:p><text:s/>3<text:s/></text:p>
          </table:table-cell>
          <table:table-cell table:style-name="ce16"/>
          <table:table-cell office:value-type="float" office:value="26.137404580152673" table:style-name="ce16">
            <text:p><text:s/>26<text:s/></text:p>
          </table:table-cell>
          <table:table-cell office:value-type="float" office:value="1.8508634222919937" table:style-name="ce16">
            <text:p><text:s/>2<text:s/></text:p>
          </table:table-cell>
          <table:table-cell office:value-type="float" office:value="270.85714285714283" table:style-name="ce16">
            <text:p><text:s/>271<text:s/></text:p>
          </table:table-cell>
          <table:table-cell office:value-type="float" office:value="29.914117788173204" table:style-name="ce16">
            <text:p><text:s/>3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.5785024154589369" table:style-name="ce17">
            <text:p><text:s/>6<text:s/></text:p>
          </table:table-cell>
          <table:table-cell office:value-type="float" office:value="4.9810810810810811" table:style-name="ce16">
            <text:p><text:s/>5<text:s/></text:p>
          </table:table-cell>
          <table:table-cell office:value-type="float" office:value="0.84471468662301219" table:style-name="ce16">
            <text:p><text:s/>1<text:s/></text:p>
          </table:table-cell>
          <table:table-cell office:value-type="float" office:value="20.8375380770132" table:style-name="ce18">
            <text:p><text:s/>21<text:s/></text:p>
          </table:table-cell>
          <table:table-cell office:value-type="float" office:value="1164295" table:style-name="ce19">
            <text:p><text:s/>1,164,295<text:s/></text:p>
          </table:table-cell>
          <table:table-cell office:value-type="float" office:value="261535" table:style-name="ce16">
            <text:p><text:s/>261,535<text:s/></text:p>
          </table:table-cell>
          <table:table-cell table:style-name="ce16"/>
          <table:table-cell office:value-type="float" office:value="41658" table:style-name="ce16">
            <text:p><text:s/>41,658<text:s/></text:p>
          </table:table-cell>
          <table:table-cell table:style-name="ce16"/>
          <table:table-cell office:value-type="float" office:value="283146" table:style-name="ce16">
            <text:p><text:s/>283,146<text:s/></text:p>
          </table:table-cell>
          <table:table-cell office:value-type="float" office:value="9555" table:style-name="ce16">
            <text:p><text:s/>9,555<text:s/></text:p>
          </table:table-cell>
          <table:table-cell office:value-type="float" office:value="6180147" table:style-name="ce16">
            <text:p><text:s/>6,180,147<text:s/></text:p>
          </table:table-cell>
          <table:table-cell office:value-type="float" office:value="51164265" table:style-name="ce16">
            <text:p><text:s/>51,164,265<text:s/></text:p>
          </table:table-cell>
          <table:table-cell office:value-type="float" office:value="770588" table:style-name="ce16">
            <text:p><text:s/>770,588<text:s/></text:p>
          </table:table-cell>
          <table:table-cell office:value-type="float" office:value="33238538" table:style-name="ce17">
            <text:p><text:s/>33,238,538<text:s/></text:p>
          </table:table-cell>
          <table:table-cell office:value-type="float" office:value="1365860" table:style-name="ce16">
            <text:p><text:s/>1,365,860<text:s/></text:p>
          </table:table-cell>
          <table:table-cell office:value-type="float" office:value="1273052" table:style-name="ce16">
            <text:p><text:s/>1,273,052<text:s/></text:p>
          </table:table-cell>
          <table:table-cell office:value-type="float" office:value="95752639" table:style-name="ce16">
            <text:p><text:s/>95,752,63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0" table:style-name="ce9">
            <text:p>1730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32" table:style-name="ce16">
            <text:p><text:s/>132<text:s/></text:p>
          </table:table-cell>
          <table:table-cell office:value-type="float" office:value="1940" table:style-name="ce16">
            <text:p><text:s/>1,940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864" table:style-name="ce16">
            <text:p><text:s/>8,864<text:s/></text:p>
          </table:table-cell>
          <table:table-cell office:value-type="float" office:value="33" table:style-name="ce16">
            <text:p><text:s/>33<text:s/></text:p>
          </table:table-cell>
          <table:table-cell office:value-type="float" office:value="764" table:style-name="ce17">
            <text:p><text:s/>764<text:s/></text:p>
          </table:table-cell>
          <table:table-cell office:value-type="float" office:value="340" table:style-name="ce16">
            <text:p><text:s/>340<text:s/></text:p>
          </table:table-cell>
          <table:table-cell office:value-type="float" office:value="1080" table:style-name="ce16">
            <text:p><text:s/>1,080<text:s/></text:p>
          </table:table-cell>
          <table:table-cell office:value-type="float" office:value="13260" table:style-name="ce18">
            <text:p><text:s/>13,260<text:s/></text:p>
          </table:table-cell>
          <table:table-cell office:value-type="float" office:value="12.912087912087912" table:style-name="ce15">
            <text:p><text:s/>13<text:s/></text:p>
          </table:table-cell>
          <table:table-cell office:value-type="float" office:value="6.333333333333333" table:style-name="ce16">
            <text:p><text:s/>6<text:s/></text:p>
          </table:table-cell>
          <table:table-cell table:style-name="ce16"/>
          <table:table-cell office:value-type="float" office:value="4.5" table:style-name="ce16">
            <text:p><text:s/>5<text:s/></text:p>
          </table:table-cell>
          <table:table-cell table:style-name="ce16"/>
          <table:table-cell office:value-type="float" office:value="25.068181818181817" table:style-name="ce16">
            <text:p><text:s/>25<text:s/></text:p>
          </table:table-cell>
          <table:table-cell office:value-type="float" office:value="1.5149484536082474" table:style-name="ce16">
            <text:p><text:s/>2<text:s/></text:p>
          </table:table-cell>
          <table:table-cell office:value-type="float" office:value="31.8" table:style-name="ce16">
            <text:p><text:s/>32<text:s/></text:p>
          </table:table-cell>
          <table:table-cell office:value-type="float" office:value="32.518727436823106" table:style-name="ce16">
            <text:p><text:s/>33<text:s/></text:p>
          </table:table-cell>
          <table:table-cell office:value-type="float" office:value="0.18181818181818182" table:style-name="ce16">
            <text:p><text:s/>0<text:s/></text:p>
          </table:table-cell>
          <table:table-cell office:value-type="float" office:value="5.337696335078534" table:style-name="ce17">
            <text:p><text:s/>5<text:s/></text:p>
          </table:table-cell>
          <table:table-cell office:value-type="float" office:value="4.7882352941176469" table:style-name="ce16">
            <text:p><text:s/>5<text:s/></text:p>
          </table:table-cell>
          <table:table-cell office:value-type="float" office:value="1.1111111111111112E-2" table:style-name="ce16">
            <text:p><text:s/>0<text:s/></text:p>
          </table:table-cell>
          <table:table-cell office:value-type="float" office:value="22.745625942684764" table:style-name="ce18">
            <text:p><text:s/>23<text:s/></text:p>
          </table:table-cell>
          <table:table-cell office:value-type="float" office:value="1248750" table:style-name="ce19">
            <text:p><text:s/>1,248,750<text:s/></text:p>
          </table:table-cell>
          <table:table-cell office:value-type="float" office:value="33717" table:style-name="ce16">
            <text:p><text:s/>33,717<text:s/></text:p>
          </table:table-cell>
          <table:table-cell table:style-name="ce16"/>
          <table:table-cell office:value-type="float" office:value="15689" table:style-name="ce16">
            <text:p><text:s/>15,689<text:s/></text:p>
          </table:table-cell>
          <table:table-cell table:style-name="ce16"/>
          <table:table-cell office:value-type="float" office:value="272270" table:style-name="ce16">
            <text:p><text:s/>272,270<text:s/></text:p>
          </table:table-cell>
          <table:table-cell office:value-type="float" office:value="9700" table:style-name="ce16">
            <text:p><text:s/>9,700<text:s/></text:p>
          </table:table-cell>
          <table:table-cell office:value-type="float" office:value="294683" table:style-name="ce16">
            <text:p><text:s/>294,683<text:s/></text:p>
          </table:table-cell>
          <table:table-cell office:value-type="float" office:value="52440605" table:style-name="ce16">
            <text:p><text:s/>52,440,605<text:s/></text:p>
          </table:table-cell>
          <table:table-cell office:value-type="float" office:value="215431" table:style-name="ce16">
            <text:p><text:s/>215,431<text:s/></text:p>
          </table:table-cell>
          <table:table-cell office:value-type="float" office:value="40494628" table:style-name="ce17">
            <text:p><text:s/>40,494,628<text:s/></text:p>
          </table:table-cell>
          <table:table-cell office:value-type="float" office:value="1240641" table:style-name="ce16">
            <text:p><text:s/>1,240,641<text:s/></text:p>
          </table:table-cell>
          <table:table-cell office:value-type="float" office:value="17508" table:style-name="ce16">
            <text:p><text:s/>17,508<text:s/></text:p>
          </table:table-cell>
          <table:table-cell office:value-type="float" office:value="96283622" table:style-name="ce16">
            <text:p><text:s/>96,283,62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1" table:style-name="ce9">
            <text:p>1731</text:p>
          </table:table-cell>
          <table:table-cell office:value-type="float" office:value="101" table:style-name="ce15">
            <text:p><text:s/>101<text:s/></text:p>
          </table:table-cell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12" table:style-name="ce16">
            <text:p><text:s/>12<text:s/></text:p>
          </table:table-cell>
          <table:table-cell table:style-name="ce16"/>
          <table:table-cell office:value-type="float" office:value="129" table:style-name="ce16">
            <text:p><text:s/>129<text:s/></text:p>
          </table:table-cell>
          <table:table-cell office:value-type="float" office:value="1729" table:style-name="ce16">
            <text:p><text:s/>1,72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383" table:style-name="ce16">
            <text:p><text:s/>8,383<text:s/></text:p>
          </table:table-cell>
          <table:table-cell office:value-type="float" office:value="23" table:style-name="ce16">
            <text:p><text:s/>23<text:s/></text:p>
          </table:table-cell>
          <table:table-cell office:value-type="float" office:value="721" table:style-name="ce17">
            <text:p><text:s/>721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052" table:style-name="ce16">
            <text:p><text:s/>1,052<text:s/></text:p>
          </table:table-cell>
          <table:table-cell office:value-type="float" office:value="12483" table:style-name="ce18">
            <text:p><text:s/>12,483<text:s/></text:p>
          </table:table-cell>
          <table:table-cell office:value-type="float" office:value="11.673267326732674" table:style-name="ce15">
            <text:p><text:s/>12<text:s/></text:p>
          </table:table-cell>
          <table:table-cell office:value-type="float" office:value="4.666666666666667" table:style-name="ce16">
            <text:p><text:s/>5<text:s/></text:p>
          </table:table-cell>
          <table:table-cell table:style-name="ce16"/>
          <table:table-cell office:value-type="float" office:value="6.5" table:style-name="ce16">
            <text:p><text:s/>7<text:s/></text:p>
          </table:table-cell>
          <table:table-cell table:style-name="ce16"/>
          <table:table-cell office:value-type="float" office:value="22.953488372093023" table:style-name="ce16">
            <text:p><text:s/>23<text:s/></text:p>
          </table:table-cell>
          <table:table-cell office:value-type="float" office:value="1.4129554655870444" table:style-name="ce16">
            <text:p><text:s/>1<text:s/></text:p>
          </table:table-cell>
          <table:table-cell office:value-type="float" office:value="22.2" table:style-name="ce16">
            <text:p><text:s/>22<text:s/></text:p>
          </table:table-cell>
          <table:table-cell office:value-type="float" office:value="28.968388405105571" table:style-name="ce16">
            <text:p><text:s/>29<text:s/></text:p>
          </table:table-cell>
          <table:table-cell office:value-type="float" office:value="0.13043478260869565" table:style-name="ce16">
            <text:p><text:s/>0<text:s/></text:p>
          </table:table-cell>
          <table:table-cell office:value-type="float" office:value="4.8294036061026349" table:style-name="ce17">
            <text:p><text:s/>5<text:s/></text:p>
          </table:table-cell>
          <table:table-cell office:value-type="float" office:value="4.9272151898734178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0.404710406152368" table:style-name="ce18">
            <text:p><text:s/>20<text:s/></text:p>
          </table:table-cell>
          <table:table-cell office:value-type="float" office:value="1411351" table:style-name="ce19">
            <text:p><text:s/>1,411,351<text:s/></text:p>
          </table:table-cell>
          <table:table-cell office:value-type="float" office:value="328969" table:style-name="ce16">
            <text:p><text:s/>328,969<text:s/></text:p>
          </table:table-cell>
          <table:table-cell table:style-name="ce16"/>
          <table:table-cell office:value-type="float" office:value="13249" table:style-name="ce16">
            <text:p><text:s/>13,249<text:s/></text:p>
          </table:table-cell>
          <table:table-cell table:style-name="ce16"/>
          <table:table-cell office:value-type="float" office:value="218250" table:style-name="ce16">
            <text:p><text:s/>218,250<text:s/></text:p>
          </table:table-cell>
          <table:table-cell office:value-type="float" office:value="8645" table:style-name="ce16">
            <text:p><text:s/>8,645<text:s/></text:p>
          </table:table-cell>
          <table:table-cell office:value-type="float" office:value="172426" table:style-name="ce16">
            <text:p><text:s/>172,426<text:s/></text:p>
          </table:table-cell>
          <table:table-cell office:value-type="float" office:value="55671605" table:style-name="ce16">
            <text:p><text:s/>55,671,605<text:s/></text:p>
          </table:table-cell>
          <table:table-cell office:value-type="float" office:value="225799" table:style-name="ce16">
            <text:p><text:s/>225,799<text:s/></text:p>
          </table:table-cell>
          <table:table-cell office:value-type="float" office:value="37474419" table:style-name="ce17">
            <text:p><text:s/>37,474,419<text:s/></text:p>
          </table:table-cell>
          <table:table-cell office:value-type="float" office:value="1054270" table:style-name="ce16">
            <text:p><text:s/>1,054,270<text:s/></text:p>
          </table:table-cell>
          <table:table-cell office:value-type="float" office:value="17519" table:style-name="ce16">
            <text:p><text:s/>17,519<text:s/></text:p>
          </table:table-cell>
          <table:table-cell office:value-type="float" office:value="96596502" table:style-name="ce16">
            <text:p><text:s/>96,596,50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2" table:style-name="ce9">
            <text:p>1732</text:p>
          </table:table-cell>
          <table:table-cell office:value-type="float" office:value="70" table:style-name="ce15">
            <text:p><text:s/>70<text:s/></text:p>
          </table:table-cell>
          <table:table-cell office:value-type="float" office:value="2" table:style-name="ce16">
            <text:p><text:s/>2<text:s/></text:p>
          </table:table-cell>
          <table:table-cell table:style-name="ce16"/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108" table:style-name="ce16">
            <text:p><text:s/>108<text:s/></text:p>
          </table:table-cell>
          <table:table-cell office:value-type="float" office:value="2276" table:style-name="ce16">
            <text:p><text:s/>2,276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784" table:style-name="ce16">
            <text:p><text:s/>8,784<text:s/></text:p>
          </table:table-cell>
          <table:table-cell office:value-type="float" office:value="19" table:style-name="ce16">
            <text:p><text:s/>19<text:s/></text:p>
          </table:table-cell>
          <table:table-cell office:value-type="float" office:value="664" table:style-name="ce17">
            <text:p><text:s/>664<text:s/></text:p>
          </table:table-cell>
          <table:table-cell office:value-type="float" office:value="320" table:style-name="ce16">
            <text:p><text:s/>320<text:s/></text:p>
          </table:table-cell>
          <table:table-cell office:value-type="float" office:value="1127" table:style-name="ce16">
            <text:p><text:s/>1,127<text:s/></text:p>
          </table:table-cell>
          <table:table-cell office:value-type="float" office:value="13385" table:style-name="ce18">
            <text:p><text:s/>13,385<text:s/></text:p>
          </table:table-cell>
          <table:table-cell office:value-type="float" office:value="12.542857142857143" table:style-name="ce15">
            <text:p><text:s/>13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26.287037037037038" table:style-name="ce16">
            <text:p><text:s/>26<text:s/></text:p>
          </table:table-cell>
          <table:table-cell office:value-type="float" office:value="2.4393673110720564" table:style-name="ce16">
            <text:p><text:s/>2<text:s/></text:p>
          </table:table-cell>
          <table:table-cell office:value-type="float" office:value="243.71428571428572" table:style-name="ce16">
            <text:p><text:s/>244<text:s/></text:p>
          </table:table-cell>
          <table:table-cell office:value-type="float" office:value="30.983037340619308" table:style-name="ce16">
            <text:p><text:s/>31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.75" table:style-name="ce17">
            <text:p><text:s/>3<text:s/></text:p>
          </table:table-cell>
          <table:table-cell office:value-type="float" office:value="4.8093750000000002" table:style-name="ce16">
            <text:p><text:s/>5<text:s/></text:p>
          </table:table-cell>
          <table:table-cell office:value-type="float" office:value="7.9858030168589167E-3" table:style-name="ce16">
            <text:p><text:s/>0<text:s/></text:p>
          </table:table-cell>
          <table:table-cell office:value-type="float" office:value="21.407396339185656" table:style-name="ce18">
            <text:p><text:s/>21<text:s/></text:p>
          </table:table-cell>
          <table:table-cell office:value-type="float" office:value="917301" table:style-name="ce19">
            <text:p><text:s/>917,301<text:s/></text:p>
          </table:table-cell>
          <table:table-cell office:value-type="float" office:value="22478" table:style-name="ce16">
            <text:p><text:s/>22,478<text:s/></text:p>
          </table:table-cell>
          <table:table-cell table:style-name="ce16"/>
          <table:table-cell office:value-type="float" office:value="33418" table:style-name="ce16">
            <text:p><text:s/>33,418<text:s/></text:p>
          </table:table-cell>
          <table:table-cell table:style-name="ce16"/>
          <table:table-cell office:value-type="float" office:value="207129" table:style-name="ce16">
            <text:p><text:s/>207,129<text:s/></text:p>
          </table:table-cell>
          <table:table-cell office:value-type="float" office:value="11380" table:style-name="ce16">
            <text:p><text:s/>11,380<text:s/></text:p>
          </table:table-cell>
          <table:table-cell office:value-type="float" office:value="5365097" table:style-name="ce16">
            <text:p><text:s/>5,365,097<text:s/></text:p>
          </table:table-cell>
          <table:table-cell office:value-type="float" office:value="71226432" table:style-name="ce16">
            <text:p><text:s/>71,226,432<text:s/></text:p>
          </table:table-cell>
          <table:table-cell office:value-type="float" office:value="205769" table:style-name="ce16">
            <text:p><text:s/>205,769<text:s/></text:p>
          </table:table-cell>
          <table:table-cell office:value-type="float" office:value="22701450" table:style-name="ce17">
            <text:p><text:s/>22,701,450<text:s/></text:p>
          </table:table-cell>
          <table:table-cell office:value-type="float" office:value="1027059" table:style-name="ce16">
            <text:p><text:s/>1,027,059<text:s/></text:p>
          </table:table-cell>
          <table:table-cell office:value-type="float" office:value="19316" table:style-name="ce16">
            <text:p><text:s/>19,316<text:s/></text:p>
          </table:table-cell>
          <table:table-cell office:value-type="float" office:value="101736829" table:style-name="ce16">
            <text:p><text:s/>101,736,82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3" table:style-name="ce9">
            <text:p>1733</text:p>
          </table:table-cell>
          <table:table-cell office:value-type="float" office:value="62" table:style-name="ce15">
            <text:p><text:s/>62<text:s/></text:p>
          </table:table-cell>
          <table:table-cell office:value-type="float" office:value="10" table:style-name="ce16">
            <text:p><text:s/>10<text:s/></text:p>
          </table:table-cell>
          <table:table-cell table:style-name="ce16"/>
          <table:table-cell office:value-type="float" office:value="18" table:style-name="ce16">
            <text:p><text:s/>18<text:s/></text:p>
          </table:table-cell>
          <table:table-cell table:style-name="ce16"/>
          <table:table-cell office:value-type="float" office:value="108" table:style-name="ce16">
            <text:p><text:s/>108<text:s/></text:p>
          </table:table-cell>
          <table:table-cell office:value-type="float" office:value="2235" table:style-name="ce16">
            <text:p><text:s/>2,235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554" table:style-name="ce16">
            <text:p><text:s/>9,554<text:s/></text:p>
          </table:table-cell>
          <table:table-cell office:value-type="float" office:value="49" table:style-name="ce16">
            <text:p><text:s/>49<text:s/></text:p>
          </table:table-cell>
          <table:table-cell office:value-type="float" office:value="751" table:style-name="ce17">
            <text:p><text:s/>751<text:s/></text:p>
          </table:table-cell>
          <table:table-cell office:value-type="float" office:value="342" table:style-name="ce16">
            <text:p><text:s/>342<text:s/></text:p>
          </table:table-cell>
          <table:table-cell office:value-type="float" office:value="1161" table:style-name="ce16">
            <text:p><text:s/>1,161<text:s/></text:p>
          </table:table-cell>
          <table:table-cell office:value-type="float" office:value="14295" table:style-name="ce18">
            <text:p><text:s/>14,295<text:s/></text:p>
          </table:table-cell>
          <table:table-cell office:value-type="float" office:value="19.274193548387096" table:style-name="ce15">
            <text:p><text:s/>19<text:s/></text:p>
          </table:table-cell>
          <table:table-cell office:value-type="float" office:value="5.3" table:style-name="ce16">
            <text:p><text:s/>5<text:s/></text:p>
          </table:table-cell>
          <table:table-cell table:style-name="ce16"/>
          <table:table-cell office:value-type="float" office:value="4.8888888888888893" table:style-name="ce16">
            <text:p><text:s/>5<text:s/></text:p>
          </table:table-cell>
          <table:table-cell table:style-name="ce16"/>
          <table:table-cell office:value-type="float" office:value="25.37037037037037" table:style-name="ce16">
            <text:p><text:s/>25<text:s/></text:p>
          </table:table-cell>
          <table:table-cell office:value-type="float" office:value="1.7145413870246085" table:style-name="ce16">
            <text:p><text:s/>2<text:s/></text:p>
          </table:table-cell>
          <table:table-cell office:value-type="float" office:value="32.200000000000003" table:style-name="ce16">
            <text:p><text:s/>32<text:s/></text:p>
          </table:table-cell>
          <table:table-cell office:value-type="float" office:value="26.227129997906637" table:style-name="ce16">
            <text:p><text:s/>26<text:s/></text:p>
          </table:table-cell>
          <table:table-cell office:value-type="float" office:value="2.0408163265306121E-2" table:style-name="ce16">
            <text:p><text:s/>0<text:s/></text:p>
          </table:table-cell>
          <table:table-cell office:value-type="float" office:value="3.2503328894806924" table:style-name="ce17">
            <text:p><text:s/>3<text:s/></text:p>
          </table:table-cell>
          <table:table-cell office:value-type="float" office:value="4.8479532163742691" table:style-name="ce16">
            <text:p><text:s/>5<text:s/></text:p>
          </table:table-cell>
          <table:table-cell office:value-type="float" office:value="1.7226528854435831E-3" table:style-name="ce16">
            <text:p><text:s/>0<text:s/></text:p>
          </table:table-cell>
          <table:table-cell office:value-type="float" office:value="18.380202868135711" table:style-name="ce18">
            <text:p><text:s/>18<text:s/></text:p>
          </table:table-cell>
          <table:table-cell office:value-type="float" office:value="1381238" table:style-name="ce19">
            <text:p><text:s/>1,381,238<text:s/></text:p>
          </table:table-cell>
          <table:table-cell office:value-type="float" office:value="112390" table:style-name="ce16">
            <text:p><text:s/>112,390<text:s/></text:p>
          </table:table-cell>
          <table:table-cell table:style-name="ce16"/>
          <table:table-cell office:value-type="float" office:value="53462" table:style-name="ce16">
            <text:p><text:s/>53,462<text:s/></text:p>
          </table:table-cell>
          <table:table-cell table:style-name="ce16"/>
          <table:table-cell office:value-type="float" office:value="196870" table:style-name="ce16">
            <text:p><text:s/>196,870<text:s/></text:p>
          </table:table-cell>
          <table:table-cell office:value-type="float" office:value="11175" table:style-name="ce16">
            <text:p><text:s/>11,175<text:s/></text:p>
          </table:table-cell>
          <table:table-cell office:value-type="float" office:value="30003" table:style-name="ce16">
            <text:p><text:s/>30,003<text:s/></text:p>
          </table:table-cell>
          <table:table-cell office:value-type="float" office:value="66460416" table:style-name="ce16">
            <text:p><text:s/>66,460,416<text:s/></text:p>
          </table:table-cell>
          <table:table-cell office:value-type="float" office:value="199780" table:style-name="ce16">
            <text:p><text:s/>199,780<text:s/></text:p>
          </table:table-cell>
          <table:table-cell office:value-type="float" office:value="26533887" table:style-name="ce17">
            <text:p><text:s/>26,533,887<text:s/></text:p>
          </table:table-cell>
          <table:table-cell office:value-type="float" office:value="1135885" table:style-name="ce16">
            <text:p><text:s/>1,135,885<text:s/></text:p>
          </table:table-cell>
          <table:table-cell office:value-type="float" office:value="19370" table:style-name="ce16">
            <text:p><text:s/>19,370<text:s/></text:p>
          </table:table-cell>
          <table:table-cell office:value-type="float" office:value="96134476" table:style-name="ce16">
            <text:p><text:s/>96,134,47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4" table:style-name="ce9">
            <text:p>1734</text:p>
          </table:table-cell>
          <table:table-cell office:value-type="float" office:value="111" table:style-name="ce15">
            <text:p><text:s/>111<text:s/></text:p>
          </table:table-cell>
          <table:table-cell office:value-type="float" office:value="5" table:style-name="ce16">
            <text:p><text:s/>5<text:s/></text:p>
          </table:table-cell>
          <table:table-cell table:style-name="ce16"/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118" table:style-name="ce16">
            <text:p><text:s/>118<text:s/></text:p>
          </table:table-cell>
          <table:table-cell office:value-type="float" office:value="2108" table:style-name="ce16">
            <text:p><text:s/>2,10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913" table:style-name="ce16">
            <text:p><text:s/>9,913<text:s/></text:p>
          </table:table-cell>
          <table:table-cell office:value-type="float" office:value="72" table:style-name="ce16">
            <text:p><text:s/>72<text:s/></text:p>
          </table:table-cell>
          <table:table-cell office:value-type="float" office:value="900" table:style-name="ce17">
            <text:p><text:s/>900<text:s/></text:p>
          </table:table-cell>
          <table:table-cell office:value-type="float" office:value="359" table:style-name="ce16">
            <text:p><text:s/>359<text:s/></text:p>
          </table:table-cell>
          <table:table-cell office:value-type="float" office:value="1250" table:style-name="ce16">
            <text:p><text:s/>1,250<text:s/></text:p>
          </table:table-cell>
          <table:table-cell office:value-type="float" office:value="14859" table:style-name="ce18">
            <text:p><text:s/>14,859<text:s/></text:p>
          </table:table-cell>
          <table:table-cell office:value-type="float" office:value="12.09009009009009" table:style-name="ce15">
            <text:p><text:s/>12<text:s/></text:p>
          </table:table-cell>
          <table:table-cell office:value-type="float" office:value="6.4" table:style-name="ce16">
            <text:p><text:s/>6<text:s/></text:p>
          </table:table-cell>
          <table:table-cell table:style-name="ce16"/>
          <table:table-cell office:value-type="float" office:value="4.3636363636363633" table:style-name="ce16">
            <text:p><text:s/>4<text:s/></text:p>
          </table:table-cell>
          <table:table-cell table:style-name="ce16"/>
          <table:table-cell office:value-type="float" office:value="23.762711864406779" table:style-name="ce16">
            <text:p><text:s/>24<text:s/></text:p>
          </table:table-cell>
          <table:table-cell office:value-type="float" office:value="3.3159392789373814" table:style-name="ce16">
            <text:p><text:s/>3<text:s/></text:p>
          </table:table-cell>
          <table:table-cell office:value-type="float" office:value="63" table:style-name="ce16">
            <text:p><text:s/>63<text:s/></text:p>
          </table:table-cell>
          <table:table-cell office:value-type="float" office:value="26.202461414304448" table:style-name="ce16">
            <text:p><text:s/>26<text:s/></text:p>
          </table:table-cell>
          <table:table-cell office:value-type="float" office:value="4.333333333333333" table:style-name="ce16">
            <text:p><text:s/>4<text:s/></text:p>
          </table:table-cell>
          <table:table-cell office:value-type="float" office:value="3.7855555555555553" table:style-name="ce17">
            <text:p><text:s/>4<text:s/></text:p>
          </table:table-cell>
          <table:table-cell office:value-type="float" office:value="4.7883008356545957" table:style-name="ce16">
            <text:p><text:s/>5<text:s/></text:p>
          </table:table-cell>
          <table:table-cell office:value-type="float" office:value="3.3599999999999998E-2" table:style-name="ce16">
            <text:p><text:s/>0<text:s/></text:p>
          </table:table-cell>
          <table:table-cell office:value-type="float" office:value="18.61175045427014" table:style-name="ce18">
            <text:p><text:s/>19<text:s/></text:p>
          </table:table-cell>
          <table:table-cell office:value-type="float" office:value="1673785" table:style-name="ce19">
            <text:p><text:s/>1,673,785<text:s/></text:p>
          </table:table-cell>
          <table:table-cell office:value-type="float" office:value="56195" table:style-name="ce16">
            <text:p><text:s/>56,195<text:s/></text:p>
          </table:table-cell>
          <table:table-cell table:style-name="ce16"/>
          <table:table-cell office:value-type="float" office:value="59457" table:style-name="ce16">
            <text:p><text:s/>59,457<text:s/></text:p>
          </table:table-cell>
          <table:table-cell table:style-name="ce16"/>
          <table:table-cell office:value-type="float" office:value="197705" table:style-name="ce16">
            <text:p><text:s/>197,705<text:s/></text:p>
          </table:table-cell>
          <table:table-cell office:value-type="float" office:value="10540" table:style-name="ce16">
            <text:p><text:s/>10,540<text:s/></text:p>
          </table:table-cell>
          <table:table-cell office:value-type="float" office:value="15472" table:style-name="ce16">
            <text:p><text:s/>15,472<text:s/></text:p>
          </table:table-cell>
          <table:table-cell office:value-type="float" office:value="72325794" table:style-name="ce16">
            <text:p><text:s/>72,325,794<text:s/></text:p>
          </table:table-cell>
          <table:table-cell office:value-type="float" office:value="1268644" table:style-name="ce16">
            <text:p><text:s/>1,268,644<text:s/></text:p>
          </table:table-cell>
          <table:table-cell office:value-type="float" office:value="40855683" table:style-name="ce17">
            <text:p><text:s/>40,855,683<text:s/></text:p>
          </table:table-cell>
          <table:table-cell office:value-type="float" office:value="1302330" table:style-name="ce16">
            <text:p><text:s/>1,302,330<text:s/></text:p>
          </table:table-cell>
          <table:table-cell office:value-type="float" office:value="648930" table:style-name="ce16">
            <text:p><text:s/>648,930<text:s/></text:p>
          </table:table-cell>
          <table:table-cell office:value-type="float" office:value="118414535" table:style-name="ce16">
            <text:p><text:s/>118,414,53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5" table:style-name="ce9">
            <text:p>1735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19" table:style-name="ce16">
            <text:p><text:s/>19<text:s/></text:p>
          </table:table-cell>
          <table:table-cell table:style-name="ce16"/>
          <table:table-cell office:value-type="float" office:value="33" table:style-name="ce16">
            <text:p><text:s/>33<text:s/></text:p>
          </table:table-cell>
          <table:table-cell table:style-name="ce16"/>
          <table:table-cell office:value-type="float" office:value="88" table:style-name="ce16">
            <text:p><text:s/>88<text:s/></text:p>
          </table:table-cell>
          <table:table-cell office:value-type="float" office:value="2287" table:style-name="ce16">
            <text:p><text:s/>2,287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988" table:style-name="ce16">
            <text:p><text:s/>8,988<text:s/></text:p>
          </table:table-cell>
          <table:table-cell office:value-type="float" office:value="52" table:style-name="ce16">
            <text:p><text:s/>52<text:s/></text:p>
          </table:table-cell>
          <table:table-cell office:value-type="float" office:value="845" table:style-name="ce17">
            <text:p><text:s/>845<text:s/></text:p>
          </table:table-cell>
          <table:table-cell office:value-type="float" office:value="309" table:style-name="ce16">
            <text:p><text:s/>309<text:s/></text:p>
          </table:table-cell>
          <table:table-cell office:value-type="float" office:value="1191" table:style-name="ce16">
            <text:p><text:s/>1,191<text:s/></text:p>
          </table:table-cell>
          <table:table-cell office:value-type="float" office:value="13903" table:style-name="ce18">
            <text:p><text:s/>13,903<text:s/></text:p>
          </table:table-cell>
          <table:table-cell office:value-type="float" office:value="12.677777777777777" table:style-name="ce15">
            <text:p><text:s/>13<text:s/></text:p>
          </table:table-cell>
          <table:table-cell office:value-type="float" office:value="4.5263157894736841" table:style-name="ce16">
            <text:p><text:s/>5<text:s/></text:p>
          </table:table-cell>
          <table:table-cell table:style-name="ce16"/>
          <table:table-cell office:value-type="float" office:value="4.5757575757575761" table:style-name="ce16">
            <text:p><text:s/>5<text:s/></text:p>
          </table:table-cell>
          <table:table-cell table:style-name="ce16"/>
          <table:table-cell office:value-type="float" office:value="23.045454545454547" table:style-name="ce16">
            <text:p><text:s/>23<text:s/></text:p>
          </table:table-cell>
          <table:table-cell office:value-type="float" office:value="3.3646698731963269" table:style-name="ce16">
            <text:p><text:s/>3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7.972963951935913" table:style-name="ce16">
            <text:p><text:s/>28<text:s/></text:p>
          </table:table-cell>
          <table:table-cell office:value-type="float" office:value="0.40384615384615385" table:style-name="ce16">
            <text:p><text:s/>0<text:s/></text:p>
          </table:table-cell>
          <table:table-cell office:value-type="float" office:value="3.4461538461538463" table:style-name="ce17">
            <text:p><text:s/>3<text:s/></text:p>
          </table:table-cell>
          <table:table-cell office:value-type="float" office:value="4.7961165048543686" table:style-name="ce16">
            <text:p><text:s/>5<text:s/></text:p>
          </table:table-cell>
          <table:table-cell office:value-type="float" office:value="8.3963056255247689E-4" table:style-name="ce16">
            <text:p><text:s/>0<text:s/></text:p>
          </table:table-cell>
          <table:table-cell office:value-type="float" office:value="19.200891893835863" table:style-name="ce18">
            <text:p><text:s/>19<text:s/></text:p>
          </table:table-cell>
          <table:table-cell office:value-type="float" office:value="1557552" table:style-name="ce19">
            <text:p><text:s/>1,557,552<text:s/></text:p>
          </table:table-cell>
          <table:table-cell office:value-type="float" office:value="624221" table:style-name="ce16">
            <text:p><text:s/>624,221<text:s/></text:p>
          </table:table-cell>
          <table:table-cell table:style-name="ce16"/>
          <table:table-cell office:value-type="float" office:value="92739" table:style-name="ce16">
            <text:p><text:s/>92,739<text:s/></text:p>
          </table:table-cell>
          <table:table-cell table:style-name="ce16"/>
          <table:table-cell office:value-type="float" office:value="158596" table:style-name="ce16">
            <text:p><text:s/>158,596<text:s/></text:p>
          </table:table-cell>
          <table:table-cell office:value-type="float" office:value="11435" table:style-name="ce16">
            <text:p><text:s/>11,43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5824877" table:style-name="ce16">
            <text:p><text:s/>65,824,877<text:s/></text:p>
          </table:table-cell>
          <table:table-cell office:value-type="float" office:value="422315" table:style-name="ce16">
            <text:p><text:s/>422,315<text:s/></text:p>
          </table:table-cell>
          <table:table-cell office:value-type="float" office:value="40203021" table:style-name="ce17">
            <text:p><text:s/>40,203,021<text:s/></text:p>
          </table:table-cell>
          <table:table-cell office:value-type="float" office:value="1052423" table:style-name="ce16">
            <text:p><text:s/>1,052,423<text:s/></text:p>
          </table:table-cell>
          <table:table-cell office:value-type="float" office:value="20666" table:style-name="ce16">
            <text:p><text:s/>20,666<text:s/></text:p>
          </table:table-cell>
          <table:table-cell office:value-type="float" office:value="109967909" table:style-name="ce16">
            <text:p><text:s/>109,967,90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6" table:style-name="ce9">
            <text:p>1736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28" table:style-name="ce16">
            <text:p><text:s/>28<text:s/></text:p>
          </table:table-cell>
          <table:table-cell table:style-name="ce16"/>
          <table:table-cell office:value-type="float" office:value="116" table:style-name="ce16">
            <text:p><text:s/>116<text:s/></text:p>
          </table:table-cell>
          <table:table-cell office:value-type="float" office:value="2352" table:style-name="ce16">
            <text:p><text:s/>2,35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9285" table:style-name="ce16">
            <text:p><text:s/>9,285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815" table:style-name="ce17">
            <text:p><text:s/>815<text:s/></text:p>
          </table:table-cell>
          <table:table-cell office:value-type="float" office:value="338" table:style-name="ce16">
            <text:p><text:s/>338<text:s/></text:p>
          </table:table-cell>
          <table:table-cell office:value-type="float" office:value="1221" table:style-name="ce16">
            <text:p><text:s/>1,221<text:s/></text:p>
          </table:table-cell>
          <table:table-cell office:value-type="float" office:value="14338" table:style-name="ce18">
            <text:p><text:s/>14,338<text:s/></text:p>
          </table:table-cell>
          <table:table-cell office:value-type="float" office:value="13.034188034188034" table:style-name="ce15">
            <text:p><text:s/>13<text:s/></text:p>
          </table:table-cell>
          <table:table-cell office:value-type="float" office:value="3.8823529411764706" table:style-name="ce16">
            <text:p><text:s/>4<text:s/></text:p>
          </table:table-cell>
          <table:table-cell table:style-name="ce16"/>
          <table:table-cell office:value-type="float" office:value="4.3214285714285712" table:style-name="ce16">
            <text:p><text:s/>4<text:s/></text:p>
          </table:table-cell>
          <table:table-cell table:style-name="ce16"/>
          <table:table-cell office:value-type="float" office:value="26.086206896551722" table:style-name="ce16">
            <text:p><text:s/>26<text:s/></text:p>
          </table:table-cell>
          <table:table-cell office:value-type="float" office:value="5.1828231292517009" table:style-name="ce16">
            <text:p><text:s/>5<text:s/></text:p>
          </table:table-cell>
          <table:table-cell office:value-type="float" office:value="9.8181818181818183" table:style-name="ce16">
            <text:p><text:s/>10<text:s/></text:p>
          </table:table-cell>
          <table:table-cell office:value-type="float" office:value="29.170597738287562" table:style-name="ce16">
            <text:p><text:s/>29<text:s/></text:p>
          </table:table-cell>
          <table:table-cell office:value-type="float" office:value="7.8947368421052627E-2" table:style-name="ce16">
            <text:p><text:s/>0<text:s/></text:p>
          </table:table-cell>
          <table:table-cell office:value-type="float" office:value="4.0466257668711654" table:style-name="ce17">
            <text:p><text:s/>4<text:s/></text:p>
          </table:table-cell>
          <table:table-cell office:value-type="float" office:value="4.7603550295857993" table:style-name="ce16">
            <text:p><text:s/>5<text:s/></text:p>
          </table:table-cell>
          <table:table-cell office:value-type="float" office:value="2.4570024570024569E-3" table:style-name="ce16">
            <text:p><text:s/>0<text:s/></text:p>
          </table:table-cell>
          <table:table-cell office:value-type="float" office:value="20.421118705537733" table:style-name="ce18">
            <text:p><text:s/>20<text:s/></text:p>
          </table:table-cell>
          <table:table-cell office:value-type="float" office:value="2003781" table:style-name="ce19">
            <text:p><text:s/>2,003,781<text:s/></text:p>
          </table:table-cell>
          <table:table-cell office:value-type="float" office:value="396403" table:style-name="ce16">
            <text:p><text:s/>396,403<text:s/></text:p>
          </table:table-cell>
          <table:table-cell table:style-name="ce16"/>
          <table:table-cell office:value-type="float" office:value="40043" table:style-name="ce16">
            <text:p><text:s/>40,043<text:s/></text:p>
          </table:table-cell>
          <table:table-cell table:style-name="ce16"/>
          <table:table-cell office:value-type="float" office:value="218255" table:style-name="ce16">
            <text:p><text:s/>218,255<text:s/></text:p>
          </table:table-cell>
          <table:table-cell office:value-type="float" office:value="11760" table:style-name="ce16">
            <text:p><text:s/>11,760<text:s/></text:p>
          </table:table-cell>
          <table:table-cell office:value-type="float" office:value="119424" table:style-name="ce16">
            <text:p><text:s/>119,424<text:s/></text:p>
          </table:table-cell>
          <table:table-cell office:value-type="float" office:value="61235182" table:style-name="ce16">
            <text:p><text:s/>61,235,182<text:s/></text:p>
          </table:table-cell>
          <table:table-cell office:value-type="float" office:value="422334" table:style-name="ce16">
            <text:p><text:s/>422,334<text:s/></text:p>
          </table:table-cell>
          <table:table-cell office:value-type="float" office:value="38248430" table:style-name="ce17">
            <text:p><text:s/>38,248,430<text:s/></text:p>
          </table:table-cell>
          <table:table-cell office:value-type="float" office:value="1162031" table:style-name="ce16">
            <text:p><text:s/>1,162,031<text:s/></text:p>
          </table:table-cell>
          <table:table-cell office:value-type="float" office:value="21209" table:style-name="ce16">
            <text:p><text:s/>21,209<text:s/></text:p>
          </table:table-cell>
          <table:table-cell office:value-type="float" office:value="103878852" table:style-name="ce16">
            <text:p><text:s/>103,878,85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7" table:style-name="ce9">
            <text:p>1737</text:p>
          </table:table-cell>
          <table:table-cell office:value-type="float" office:value="129" table:style-name="ce15">
            <text:p><text:s/>129<text:s/></text:p>
          </table:table-cell>
          <table:table-cell table:number-columns-repeated="2" table:style-name="ce16"/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90" table:style-name="ce16">
            <text:p><text:s/>90<text:s/></text:p>
          </table:table-cell>
          <table:table-cell office:value-type="float" office:value="1693" table:style-name="ce16">
            <text:p><text:s/>1,693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694" table:style-name="ce16">
            <text:p><text:s/>8,694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779" table:style-name="ce17">
            <text:p><text:s/>779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114" table:style-name="ce16">
            <text:p><text:s/>1,114<text:s/></text:p>
          </table:table-cell>
          <table:table-cell office:value-type="float" office:value="12865" table:style-name="ce18">
            <text:p><text:s/>12,865<text:s/></text:p>
          </table:table-cell>
          <table:table-cell office:value-type="float" office:value="12.085271317829458" table:style-name="ce15">
            <text:p><text:s/>12<text:s/></text:p>
          </table:table-cell>
          <table:table-cell table:number-columns-repeated="2" table:style-name="ce16"/>
          <table:table-cell office:value-type="float" office:value="3.25" table:style-name="ce16">
            <text:p><text:s/>3<text:s/></text:p>
          </table:table-cell>
          <table:table-cell table:style-name="ce16"/>
          <table:table-cell office:value-type="float" office:value="27.533333333333335" table:style-name="ce16">
            <text:p><text:s/>28<text:s/></text:p>
          </table:table-cell>
          <table:table-cell office:value-type="float" office:value="2.6975782634376846" table:style-name="ce16">
            <text:p><text:s/>3<text:s/></text:p>
          </table:table-cell>
          <table:table-cell office:value-type="float" office:value="12.25" table:style-name="ce16">
            <text:p><text:s/>12<text:s/></text:p>
          </table:table-cell>
          <table:table-cell office:value-type="float" office:value="30.110881067402808" table:style-name="ce16">
            <text:p><text:s/>30<text:s/></text:p>
          </table:table-cell>
          <table:table-cell office:value-type="float" office:value="0.36842105263157893" table:style-name="ce16">
            <text:p><text:s/>0<text:s/></text:p>
          </table:table-cell>
          <table:table-cell office:value-type="float" office:value="5.7445442875481385" table:style-name="ce17">
            <text:p><text:s/>6<text:s/></text:p>
          </table:table-cell>
          <table:table-cell office:value-type="float" office:value="4.7943037974683547" table:style-name="ce16">
            <text:p><text:s/>5<text:s/></text:p>
          </table:table-cell>
          <table:table-cell office:value-type="float" office:value="2.0646319569120289E-2" table:style-name="ce16">
            <text:p><text:s/>0<text:s/></text:p>
          </table:table-cell>
          <table:table-cell office:value-type="float" office:value="21.491643995336183" table:style-name="ce18">
            <text:p><text:s/>21<text:s/></text:p>
          </table:table-cell>
          <table:table-cell office:value-type="float" office:value="1803237" table:style-name="ce19">
            <text:p><text:s/>1,803,237<text:s/></text:p>
          </table:table-cell>
          <table:table-cell table:number-columns-repeated="2" table:style-name="ce16"/>
          <table:table-cell office:value-type="float" office:value="30852" table:style-name="ce16">
            <text:p><text:s/>30,852<text:s/></text:p>
          </table:table-cell>
          <table:table-cell table:style-name="ce16"/>
          <table:table-cell office:value-type="float" office:value="170113" table:style-name="ce16">
            <text:p><text:s/>170,113<text:s/></text:p>
          </table:table-cell>
          <table:table-cell office:value-type="float" office:value="8465" table:style-name="ce16">
            <text:p><text:s/>8,465<text:s/></text:p>
          </table:table-cell>
          <table:table-cell office:value-type="float" office:value="256" table:style-name="ce16">
            <text:p><text:s/>256<text:s/></text:p>
          </table:table-cell>
          <table:table-cell office:value-type="float" office:value="61078171" table:style-name="ce16">
            <text:p><text:s/>61,078,171<text:s/></text:p>
          </table:table-cell>
          <table:table-cell office:value-type="float" office:value="220863" table:style-name="ce16">
            <text:p><text:s/>220,863<text:s/></text:p>
          </table:table-cell>
          <table:table-cell office:value-type="float" office:value="44582176" table:style-name="ce17">
            <text:p><text:s/>44,582,176<text:s/></text:p>
          </table:table-cell>
          <table:table-cell office:value-type="float" office:value="1071631" table:style-name="ce16">
            <text:p><text:s/>1,071,631<text:s/></text:p>
          </table:table-cell>
          <table:table-cell office:value-type="float" office:value="18876" table:style-name="ce16">
            <text:p><text:s/>18,876<text:s/></text:p>
          </table:table-cell>
          <table:table-cell office:value-type="float" office:value="108984640" table:style-name="ce16">
            <text:p><text:s/>108,984,640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8" table:style-name="ce9">
            <text:p>1738</text:p>
          </table:table-cell>
          <table:table-cell office:value-type="float" office:value="128" table:style-name="ce15">
            <text:p><text:s/>128<text:s/></text:p>
          </table:table-cell>
          <table:table-cell office:value-type="float" office:value="1" table:style-name="ce16">
            <text:p><text:s/>1<text:s/></text:p>
          </table:table-cell>
          <table:table-cell table:style-name="ce16"/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119" table:style-name="ce16">
            <text:p><text:s/>119<text:s/></text:p>
          </table:table-cell>
          <table:table-cell office:value-type="float" office:value="2004" table:style-name="ce16">
            <text:p><text:s/>2,004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8277" table:style-name="ce16">
            <text:p><text:s/>8,277<text:s/>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609" table:style-name="ce17">
            <text:p><text:s/>609<text:s/></text:p>
          </table:table-cell>
          <table:table-cell office:value-type="float" office:value="316" table:style-name="ce16">
            <text:p><text:s/>316<text:s/></text:p>
          </table:table-cell>
          <table:table-cell office:value-type="float" office:value="1074" table:style-name="ce16">
            <text:p><text:s/>1,074<text:s/></text:p>
          </table:table-cell>
          <table:table-cell office:value-type="float" office:value="12553" table:style-name="ce18">
            <text:p><text:s/>12,553<text:s/></text:p>
          </table:table-cell>
          <table:table-cell office:value-type="float" office:value="12.296875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2.6666666666666665" table:style-name="ce16">
            <text:p><text:s/>3<text:s/></text:p>
          </table:table-cell>
          <table:table-cell table:style-name="ce16"/>
          <table:table-cell office:value-type="float" office:value="43.579831932773111" table:style-name="ce16">
            <text:p><text:s/>44<text:s/></text:p>
          </table:table-cell>
          <table:table-cell office:value-type="float" office:value="1.5993013972055887" table:style-name="ce16">
            <text:p><text:s/>2<text:s/></text:p>
          </table:table-cell>
          <table:table-cell office:value-type="float" office:value="287" table:style-name="ce16">
            <text:p><text:s/>287<text:s/></text:p>
          </table:table-cell>
          <table:table-cell office:value-type="float" office:value="30.828077805968345" table:style-name="ce16">
            <text:p><text:s/>31<text:s/></text:p>
          </table:table-cell>
          <table:table-cell office:value-type="float" office:value="5.8823529411764705E-2" table:style-name="ce16">
            <text:p><text:s/>0<text:s/></text:p>
          </table:table-cell>
          <table:table-cell office:value-type="float" office:value="4.3661740558292284" table:style-name="ce17">
            <text:p><text:s/>4<text:s/></text:p>
          </table:table-cell>
          <table:table-cell office:value-type="float" office:value="4.8006329113924053" table:style-name="ce16">
            <text:p><text:s/>5<text:s/></text:p>
          </table:table-cell>
          <table:table-cell office:value-type="float" office:value="9.3109869646182501E-3" table:style-name="ce16">
            <text:p><text:s/>0<text:s/></text:p>
          </table:table-cell>
          <table:table-cell office:value-type="float" office:value="21.501872062455188" table:style-name="ce18">
            <text:p><text:s/>22<text:s/></text:p>
          </table:table-cell>
          <table:table-cell office:value-type="float" office:value="1983217" table:style-name="ce19">
            <text:p><text:s/>1,983,217<text:s/></text:p>
          </table:table-cell>
          <table:table-cell office:value-type="float" office:value="11239" table:style-name="ce16">
            <text:p><text:s/>11,239<text:s/></text:p>
          </table:table-cell>
          <table:table-cell table:style-name="ce16"/>
          <table:table-cell office:value-type="float" office:value="20828" table:style-name="ce16">
            <text:p><text:s/>20,828<text:s/></text:p>
          </table:table-cell>
          <table:table-cell table:style-name="ce16"/>
          <table:table-cell office:value-type="float" office:value="216999" table:style-name="ce16">
            <text:p><text:s/>216,999<text:s/></text:p>
          </table:table-cell>
          <table:table-cell office:value-type="float" office:value="10020" table:style-name="ce16">
            <text:p><text:s/>10,020<text:s/></text:p>
          </table:table-cell>
          <table:table-cell office:value-type="float" office:value="2693654" table:style-name="ce16">
            <text:p><text:s/>2,693,654<text:s/></text:p>
          </table:table-cell>
          <table:table-cell office:value-type="float" office:value="65331074" table:style-name="ce16">
            <text:p><text:s/>65,331,074<text:s/></text:p>
          </table:table-cell>
          <table:table-cell office:value-type="float" office:value="7179" table:style-name="ce16">
            <text:p><text:s/>7,179<text:s/></text:p>
          </table:table-cell>
          <table:table-cell office:value-type="float" office:value="25386791" table:style-name="ce17">
            <text:p><text:s/>25,386,791<text:s/></text:p>
          </table:table-cell>
          <table:table-cell office:value-type="float" office:value="1083705" table:style-name="ce16">
            <text:p><text:s/>1,083,705<text:s/></text:p>
          </table:table-cell>
          <table:table-cell office:value-type="float" office:value="18156" table:style-name="ce16">
            <text:p><text:s/>18,156<text:s/></text:p>
          </table:table-cell>
          <table:table-cell office:value-type="float" office:value="96762862" table:style-name="ce16">
            <text:p><text:s/>96,762,86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39" table:style-name="ce9">
            <text:p>1739</text:p>
          </table:table-cell>
          <table:table-cell office:value-type="float" office:value="97" table:style-name="ce15">
            <text:p><text:s/>97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19" table:style-name="ce16">
            <text:p><text:s/>1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9" table:style-name="ce16">
            <text:p><text:s/>99<text:s/></text:p>
          </table:table-cell>
          <table:table-cell office:value-type="float" office:value="2266" table:style-name="ce16">
            <text:p><text:s/>2,266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8123" table:style-name="ce16">
            <text:p><text:s/>8,123<text:s/></text:p>
          </table:table-cell>
          <table:table-cell office:value-type="float" office:value="49" table:style-name="ce16">
            <text:p><text:s/>49<text:s/></text:p>
          </table:table-cell>
          <table:table-cell office:value-type="float" office:value="843" table:style-name="ce17">
            <text:p><text:s/>843<text:s/></text:p>
          </table:table-cell>
          <table:table-cell office:value-type="float" office:value="310" table:style-name="ce16">
            <text:p><text:s/>310<text:s/></text:p>
          </table:table-cell>
          <table:table-cell office:value-type="float" office:value="1076" table:style-name="ce16">
            <text:p><text:s/>1,076<text:s/></text:p>
          </table:table-cell>
          <table:table-cell office:value-type="float" office:value="12903" table:style-name="ce18">
            <text:p><text:s/>12,903<text:s/></text:p>
          </table:table-cell>
          <table:table-cell office:value-type="float" office:value="13.402061855670103" table:style-name="ce15">
            <text:p><text:s/>13<text:s/></text:p>
          </table:table-cell>
          <table:table-cell office:value-type="float" office:value="4.7777777777777777" table:style-name="ce16">
            <text:p><text:s/>5<text:s/></text:p>
          </table:table-cell>
          <table:table-cell table:style-name="ce16"/>
          <table:table-cell office:value-type="float" office:value="4.3157894736842106" table:style-name="ce16">
            <text:p><text:s/>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4.626262626262626" table:style-name="ce16">
            <text:p><text:s/>25<text:s/></text:p>
          </table:table-cell>
          <table:table-cell office:value-type="float" office:value="1.8080317740511915" table:style-name="ce16">
            <text:p><text:s/>2<text:s/></text:p>
          </table:table-cell>
          <table:table-cell office:value-type="float" office:value="53.727272727272727" table:style-name="ce16">
            <text:p><text:s/>54<text:s/></text:p>
          </table:table-cell>
          <table:table-cell office:value-type="float" office:value="24.759079157946573" table:style-name="ce16">
            <text:p><text:s/>25<text:s/></text:p>
          </table:table-cell>
          <table:table-cell office:value-type="float" office:value="4.0816326530612242E-2" table:style-name="ce16">
            <text:p><text:s/>0<text:s/></text:p>
          </table:table-cell>
          <table:table-cell office:value-type="float" office:value="5.3784104389086593" table:style-name="ce17">
            <text:p><text:s/>5<text:s/></text:p>
          </table:table-cell>
          <table:table-cell office:value-type="float" office:value="5.0290322580645164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16.722080136402386" table:style-name="ce18">
            <text:p><text:s/>17<text:s/></text:p>
          </table:table-cell>
          <table:table-cell office:value-type="float" office:value="1521452" table:style-name="ce19">
            <text:p><text:s/>1,521,452<text:s/></text:p>
          </table:table-cell>
          <table:table-cell office:value-type="float" office:value="306491" table:style-name="ce16">
            <text:p><text:s/>306,491<text:s/></text:p>
          </table:table-cell>
          <table:table-cell table:style-name="ce16"/>
          <table:table-cell office:value-type="float" office:value="71275" table:style-name="ce16">
            <text:p><text:s/>71,275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69927" table:style-name="ce16">
            <text:p><text:s/>169,927<text:s/></text:p>
          </table:table-cell>
          <table:table-cell office:value-type="float" office:value="11330" table:style-name="ce16">
            <text:p><text:s/>11,330<text:s/></text:p>
          </table:table-cell>
          <table:table-cell office:value-type="float" office:value="2835012" table:style-name="ce16">
            <text:p><text:s/>2,835,012<text:s/></text:p>
          </table:table-cell>
          <table:table-cell office:value-type="float" office:value="53133061" table:style-name="ce16">
            <text:p><text:s/>53,133,061<text:s/></text:p>
          </table:table-cell>
          <table:table-cell office:value-type="float" office:value="827389" table:style-name="ce16">
            <text:p><text:s/>827,389<text:s/></text:p>
          </table:table-cell>
          <table:table-cell office:value-type="float" office:value="41019811" table:style-name="ce17">
            <text:p><text:s/>41,019,811<text:s/></text:p>
          </table:table-cell>
          <table:table-cell office:value-type="float" office:value="1068782" table:style-name="ce16">
            <text:p><text:s/>1,068,782<text:s/></text:p>
          </table:table-cell>
          <table:table-cell office:value-type="float" office:value="18087" table:style-name="ce16">
            <text:p><text:s/>18,087<text:s/></text:p>
          </table:table-cell>
          <table:table-cell office:value-type="float" office:value="100983535" table:style-name="ce16">
            <text:p><text:s/>100,983,53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0" table:style-name="ce9">
            <text:p>1740</text:p>
          </table:table-cell>
          <table:table-cell office:value-type="float" office:value="68" table:style-name="ce15">
            <text:p><text:s/>68<text:s/></text:p>
          </table:table-cell>
          <table:table-cell table:number-columns-repeated="2" table:style-name="ce16"/>
          <table:table-cell office:value-type="float" office:value="9" table:style-name="ce16">
            <text:p><text:s/>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05" table:style-name="ce16">
            <text:p><text:s/>105<text:s/></text:p>
          </table:table-cell>
          <table:table-cell office:value-type="float" office:value="2484" table:style-name="ce16">
            <text:p><text:s/>2,484<text:s/></text:p>
          </table:table-cell>
          <table:table-cell office:value-type="float" office:value="3" table:style-name="ce16">
            <text:p><text:s/>3<text:s/></text:p>
          </table:table-cell>
          <table:table-cell office:value-type="float" office:value="8574" table:style-name="ce16">
            <text:p><text:s/>8,574<text:s/></text:p>
          </table:table-cell>
          <table:table-cell office:value-type="float" office:value="14" table:style-name="ce16">
            <text:p><text:s/>14<text:s/></text:p>
          </table:table-cell>
          <table:table-cell office:value-type="float" office:value="619" table:style-name="ce17">
            <text:p><text:s/>619<text:s/></text:p>
          </table:table-cell>
          <table:table-cell office:value-type="float" office:value="300" table:style-name="ce16">
            <text:p><text:s/>300<text:s/></text:p>
          </table:table-cell>
          <table:table-cell office:value-type="float" office:value="1100" table:style-name="ce16">
            <text:p><text:s/>1,100<text:s/></text:p>
          </table:table-cell>
          <table:table-cell office:value-type="float" office:value="13277" table:style-name="ce18">
            <text:p><text:s/>13,277<text:s/></text:p>
          </table:table-cell>
          <table:table-cell office:value-type="float" office:value="11.279411764705882" table:style-name="ce15">
            <text:p><text:s/>11<text:s/></text:p>
          </table:table-cell>
          <table:table-cell table:number-columns-repeated="2" table:style-name="ce16"/>
          <table:table-cell office:value-type="float" office:value="3.1111111111111112" table:style-name="ce16">
            <text:p><text:s/>3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3.028571428571428" table:style-name="ce16">
            <text:p><text:s/>23<text:s/></text:p>
          </table:table-cell>
          <table:table-cell office:value-type="float" office:value="1.9009661835748792" table:style-name="ce16">
            <text:p><text:s/>2<text:s/></text:p>
          </table:table-cell>
          <table:table-cell office:value-type="float" office:value="11.333333333333334" table:style-name="ce16">
            <text:p><text:s/>11<text:s/></text:p>
          </table:table-cell>
          <table:table-cell office:value-type="float" office:value="26.889316538371823" table:style-name="ce16">
            <text:p><text:s/>27<text:s/></text:p>
          </table:table-cell>
          <table:table-cell office:value-type="float" office:value="0.35714285714285715" table:style-name="ce16">
            <text:p><text:s/>0<text:s/></text:p>
          </table:table-cell>
          <table:table-cell office:value-type="float" office:value="3.1567043618739903" table:style-name="ce17">
            <text:p><text:s/>3<text:s/></text:p>
          </table:table-cell>
          <table:table-cell office:value-type="float" office:value="4.8433333333333337" table:style-name="ce16">
            <text:p><text:s/>5<text:s/></text:p>
          </table:table-cell>
          <table:table-cell office:value-type="float" office:value="0.10545454545454545" table:style-name="ce16">
            <text:p><text:s/>0<text:s/></text:p>
          </table:table-cell>
          <table:table-cell office:value-type="float" office:value="18.230473751600513" table:style-name="ce18">
            <text:p><text:s/>18<text:s/></text:p>
          </table:table-cell>
          <table:table-cell office:value-type="float" office:value="805665" table:style-name="ce19">
            <text:p><text:s/>805,665<text:s/></text:p>
          </table:table-cell>
          <table:table-cell table:number-columns-repeated="2" table:style-name="ce16"/>
          <table:table-cell office:value-type="float" office:value="33582" table:style-name="ce16">
            <text:p><text:s/>33,582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75741" table:style-name="ce16">
            <text:p><text:s/>175,741<text:s/></text:p>
          </table:table-cell>
          <table:table-cell office:value-type="float" office:value="12420" table:style-name="ce16">
            <text:p><text:s/>12,420<text:s/></text:p>
          </table:table-cell>
          <table:table-cell office:value-type="float" office:value="33339" table:style-name="ce16">
            <text:p><text:s/>33,339<text:s/></text:p>
          </table:table-cell>
          <table:table-cell office:value-type="float" office:value="57061893" table:style-name="ce16">
            <text:p><text:s/>57,061,893<text:s/></text:p>
          </table:table-cell>
          <table:table-cell office:value-type="float" office:value="28986" table:style-name="ce16">
            <text:p><text:s/>28,986<text:s/></text:p>
          </table:table-cell>
          <table:table-cell office:value-type="float" office:value="23090521" table:style-name="ce17">
            <text:p><text:s/>23,090,521<text:s/></text:p>
          </table:table-cell>
          <table:table-cell office:value-type="float" office:value="1008755" table:style-name="ce16">
            <text:p><text:s/>1,008,755<text:s/></text:p>
          </table:table-cell>
          <table:table-cell office:value-type="float" office:value="25985" table:style-name="ce16">
            <text:p><text:s/>25,985<text:s/></text:p>
          </table:table-cell>
          <table:table-cell office:value-type="float" office:value="82277805" table:style-name="ce16">
            <text:p><text:s/>82,277,80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1" table:style-name="ce9">
            <text:p>1741</text:p>
          </table:table-cell>
          <table:table-cell office:value-type="float" office:value="96" table:style-name="ce15">
            <text:p><text:s/>96<text:s/></text:p>
          </table:table-cell>
          <table:table-cell office:value-type="float" office:value="32" table:style-name="ce16">
            <text:p><text:s/>32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8" table:style-name="ce16">
            <text:p><text:s/>98<text:s/></text:p>
          </table:table-cell>
          <table:table-cell office:value-type="float" office:value="2139" table:style-name="ce16">
            <text:p><text:s/>2,139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8626" table:style-name="ce16">
            <text:p><text:s/>8,626<text:s/></text:p>
          </table:table-cell>
          <table:table-cell office:value-type="float" office:value="35" table:style-name="ce16">
            <text:p><text:s/>35<text:s/></text:p>
          </table:table-cell>
          <table:table-cell office:value-type="float" office:value="744" table:style-name="ce17">
            <text:p><text:s/>744<text:s/></text:p>
          </table:table-cell>
          <table:table-cell office:value-type="float" office:value="289" table:style-name="ce16">
            <text:p><text:s/>289<text:s/></text:p>
          </table:table-cell>
          <table:table-cell office:value-type="float" office:value="1053" table:style-name="ce16">
            <text:p><text:s/>1,053<text:s/></text:p>
          </table:table-cell>
          <table:table-cell office:value-type="float" office:value="13141" table:style-name="ce18">
            <text:p><text:s/>13,141<text:s/></text:p>
          </table:table-cell>
          <table:table-cell office:value-type="float" office:value="11.958333333333334" table:style-name="ce15">
            <text:p><text:s/>12<text:s/></text:p>
          </table:table-cell>
          <table:table-cell office:value-type="float" office:value="2.5" table:style-name="ce16">
            <text:p><text:s/>3<text:s/></text:p>
          </table:table-cell>
          <table:table-cell table:style-name="ce16"/>
          <table:table-cell office:value-type="float" office:value="6.3" table:style-name="ce16">
            <text:p><text:s/>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1.377551020408163" table:style-name="ce16">
            <text:p><text:s/>21<text:s/></text:p>
          </table:table-cell>
          <table:table-cell office:value-type="float" office:value="2.9130434782608696" table:style-name="ce16">
            <text:p><text:s/>3<text:s/></text:p>
          </table:table-cell>
          <table:table-cell office:value-type="float" office:value="33.25" table:style-name="ce16">
            <text:p><text:s/>33<text:s/></text:p>
          </table:table-cell>
          <table:table-cell office:value-type="float" office:value="25.666241595177372" table:style-name="ce16">
            <text:p><text:s/>26<text:s/></text:p>
          </table:table-cell>
          <table:table-cell office:value-type="float" office:value="2.8571428571428571E-2" table:style-name="ce16">
            <text:p><text:s/>0<text:s/></text:p>
          </table:table-cell>
          <table:table-cell office:value-type="float" office:value="4.978494623655914" table:style-name="ce17">
            <text:p><text:s/>5<text:s/></text:p>
          </table:table-cell>
          <table:table-cell office:value-type="float" office:value="4.7197231833910038" table:style-name="ce16">
            <text:p><text:s/>5<text:s/></text:p>
          </table:table-cell>
          <table:table-cell office:value-type="float" office:value="2.2792022792022793E-2" table:style-name="ce16">
            <text:p><text:s/>0<text:s/></text:p>
          </table:table-cell>
          <table:table-cell office:value-type="float" office:value="17.992314131344646" table:style-name="ce18">
            <text:p><text:s/>18<text:s/></text:p>
          </table:table-cell>
          <table:table-cell office:value-type="float" office:value="1138554" table:style-name="ce19">
            <text:p><text:s/>1,138,554<text:s/></text:p>
          </table:table-cell>
          <table:table-cell office:value-type="float" office:value="1303240" table:style-name="ce16">
            <text:p><text:s/>1,303,240<text:s/></text:p>
          </table:table-cell>
          <table:table-cell table:style-name="ce16"/>
          <table:table-cell office:value-type="float" office:value="28747" table:style-name="ce16">
            <text:p><text:s/>28,747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69316" table:style-name="ce16">
            <text:p><text:s/>169,316<text:s/></text:p>
          </table:table-cell>
          <table:table-cell office:value-type="float" office:value="10695" table:style-name="ce16">
            <text:p><text:s/>10,695<text:s/></text:p>
          </table:table-cell>
          <table:table-cell office:value-type="float" office:value="650010" table:style-name="ce16">
            <text:p><text:s/>650,010<text:s/></text:p>
          </table:table-cell>
          <table:table-cell office:value-type="float" office:value="60287781" table:style-name="ce16">
            <text:p><text:s/>60,287,781<text:s/></text:p>
          </table:table-cell>
          <table:table-cell office:value-type="float" office:value="225396" table:style-name="ce16">
            <text:p><text:s/>225,396<text:s/></text:p>
          </table:table-cell>
          <table:table-cell office:value-type="float" office:value="33773571" table:style-name="ce17">
            <text:p><text:s/>33,773,571<text:s/></text:p>
          </table:table-cell>
          <table:table-cell office:value-type="float" office:value="974219" table:style-name="ce16">
            <text:p><text:s/>974,219<text:s/></text:p>
          </table:table-cell>
          <table:table-cell office:value-type="float" office:value="18094" table:style-name="ce16">
            <text:p><text:s/>18,094<text:s/></text:p>
          </table:table-cell>
          <table:table-cell office:value-type="float" office:value="98580541" table:style-name="ce16">
            <text:p><text:s/>98,580,54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2" table:style-name="ce9">
            <text:p>1742</text:p>
          </table:table-cell>
          <table:table-cell office:value-type="float" office:value="102" table:style-name="ce15">
            <text:p><text:s/>102<text:s/></text:p>
          </table:table-cell>
          <table:table-cell office:value-type="float" office:value="40" table:style-name="ce16">
            <text:p><text:s/>40<text:s/></text:p>
          </table:table-cell>
          <table:table-cell table:style-name="ce16"/>
          <table:table-cell office:value-type="float" office:value="26" table:style-name="ce16">
            <text:p><text:s/>26<text:s/></text:p>
          </table:table-cell>
          <table:table-cell table:style-name="ce16"/>
          <table:table-cell office:value-type="float" office:value="111" table:style-name="ce16">
            <text:p><text:s/>111<text:s/></text:p>
          </table:table-cell>
          <table:table-cell office:value-type="float" office:value="2149" table:style-name="ce16">
            <text:p><text:s/>2,149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8551" table:style-name="ce16">
            <text:p><text:s/>8,551<text:s/></text:p>
          </table:table-cell>
          <table:table-cell office:value-type="float" office:value="31" table:style-name="ce16">
            <text:p><text:s/>31<text:s/></text:p>
          </table:table-cell>
          <table:table-cell office:value-type="float" office:value="667" table:style-name="ce17">
            <text:p><text:s/>667<text:s/></text:p>
          </table:table-cell>
          <table:table-cell office:value-type="float" office:value="341" table:style-name="ce16">
            <text:p><text:s/>341<text:s/></text:p>
          </table:table-cell>
          <table:table-cell office:value-type="float" office:value="1113" table:style-name="ce16">
            <text:p><text:s/>1,113<text:s/></text:p>
          </table:table-cell>
          <table:table-cell office:value-type="float" office:value="13136" table:style-name="ce18">
            <text:p><text:s/>13,136<text:s/></text:p>
          </table:table-cell>
          <table:table-cell office:value-type="float" office:value="12" table:style-name="ce15">
            <text:p><text:s/>12<text:s/></text:p>
          </table:table-cell>
          <table:table-cell office:value-type="float" office:value="13.1" table:style-name="ce16">
            <text:p><text:s/>13<text:s/></text:p>
          </table:table-cell>
          <table:table-cell table:style-name="ce16"/>
          <table:table-cell office:value-type="float" office:value="4.7307692307692308" table:style-name="ce16">
            <text:p><text:s/>5<text:s/></text:p>
          </table:table-cell>
          <table:table-cell table:style-name="ce16"/>
          <table:table-cell office:value-type="float" office:value="24.864864864864863" table:style-name="ce16">
            <text:p><text:s/>25<text:s/></text:p>
          </table:table-cell>
          <table:table-cell office:value-type="float" office:value="1.6109818520241972" table:style-name="ce16">
            <text:p><text:s/>2<text:s/></text:p>
          </table:table-cell>
          <table:table-cell office:value-type="float" office:value="318.8" table:style-name="ce16">
            <text:p><text:s/>319<text:s/></text:p>
          </table:table-cell>
          <table:table-cell office:value-type="float" office:value="27.171324991229096" table:style-name="ce16">
            <text:p><text:s/>2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.3223388305847079" table:style-name="ce17">
            <text:p><text:s/>4<text:s/></text:p>
          </table:table-cell>
          <table:table-cell office:value-type="float" office:value="4.6920821114369504" table:style-name="ce16">
            <text:p><text:s/>5<text:s/></text:p>
          </table:table-cell>
          <table:table-cell office:value-type="float" office:value="5.3908355795148251E-3" table:style-name="ce16">
            <text:p><text:s/>0<text:s/></text:p>
          </table:table-cell>
          <table:table-cell office:value-type="float" office:value="18.766595615103533" table:style-name="ce18">
            <text:p><text:s/>19<text:s/></text:p>
          </table:table-cell>
          <table:table-cell office:value-type="float" office:value="1625868" table:style-name="ce19">
            <text:p><text:s/>1,625,868<text:s/></text:p>
          </table:table-cell>
          <table:table-cell office:value-type="float" office:value="3152890" table:style-name="ce16">
            <text:p><text:s/>3,152,890<text:s/></text:p>
          </table:table-cell>
          <table:table-cell table:style-name="ce16"/>
          <table:table-cell office:value-type="float" office:value="49516" table:style-name="ce16">
            <text:p><text:s/>49,516<text:s/></text:p>
          </table:table-cell>
          <table:table-cell table:style-name="ce16"/>
          <table:table-cell office:value-type="float" office:value="195150" table:style-name="ce16">
            <text:p><text:s/>195,150<text:s/></text:p>
          </table:table-cell>
          <table:table-cell office:value-type="float" office:value="10745" table:style-name="ce16">
            <text:p><text:s/>10,745<text:s/></text:p>
          </table:table-cell>
          <table:table-cell office:value-type="float" office:value="6451209" table:style-name="ce16">
            <text:p><text:s/>6,451,209<text:s/></text:p>
          </table:table-cell>
          <table:table-cell office:value-type="float" office:value="68076880" table:style-name="ce16">
            <text:p><text:s/>68,076,880<text:s/></text:p>
          </table:table-cell>
          <table:table-cell office:value-type="float" office:value="411538" table:style-name="ce16">
            <text:p><text:s/>411,538<text:s/></text:p>
          </table:table-cell>
          <table:table-cell office:value-type="float" office:value="31048968" table:style-name="ce17">
            <text:p><text:s/>31,048,968<text:s/></text:p>
          </table:table-cell>
          <table:table-cell office:value-type="float" office:value="1149650" table:style-name="ce16">
            <text:p><text:s/>1,149,650<text:s/></text:p>
          </table:table-cell>
          <table:table-cell office:value-type="float" office:value="18290" table:style-name="ce16">
            <text:p><text:s/>18,290<text:s/></text:p>
          </table:table-cell>
          <table:table-cell office:value-type="float" office:value="112190704" table:style-name="ce16">
            <text:p><text:s/>112,190,70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3" table:style-name="ce9">
            <text:p>1743</text:p>
          </table:table-cell>
          <table:table-cell office:value-type="float" office:value="96" table:style-name="ce15">
            <text:p><text:s/>96<text:s/></text:p>
          </table:table-cell>
          <table:table-cell office:value-type="float" office:value="11" table:style-name="ce16">
            <text:p><text:s/>11<text:s/></text:p>
          </table:table-cell>
          <table:table-cell table:style-name="ce16"/>
          <table:table-cell office:value-type="float" office:value="17" table:style-name="ce16">
            <text:p><text:s/>17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3" table:style-name="ce16">
            <text:p><text:s/>93<text:s/></text:p>
          </table:table-cell>
          <table:table-cell office:value-type="float" office:value="1853" table:style-name="ce16">
            <text:p><text:s/>1,853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7737" table:style-name="ce16">
            <text:p><text:s/>7,737<text:s/></text:p>
          </table:table-cell>
          <table:table-cell office:value-type="float" office:value="43" table:style-name="ce16">
            <text:p><text:s/>43<text:s/></text:p>
          </table:table-cell>
          <table:table-cell office:value-type="float" office:value="763" table:style-name="ce17">
            <text:p><text:s/>763<text:s/></text:p>
          </table:table-cell>
          <table:table-cell office:value-type="float" office:value="288" table:style-name="ce16">
            <text:p><text:s/>288<text:s/></text:p>
          </table:table-cell>
          <table:table-cell office:value-type="float" office:value="993" table:style-name="ce16">
            <text:p><text:s/>993<text:s/></text:p>
          </table:table-cell>
          <table:table-cell office:value-type="float" office:value="11900" table:style-name="ce18">
            <text:p><text:s/>11,900<text:s/></text:p>
          </table:table-cell>
          <table:table-cell office:value-type="float" office:value="11.416666666666666" table:style-name="ce15">
            <text:p><text:s/>11<text:s/></text:p>
          </table:table-cell>
          <table:table-cell office:value-type="float" office:value="3.6363636363636362" table:style-name="ce16">
            <text:p><text:s/>4<text:s/></text:p>
          </table:table-cell>
          <table:table-cell table:style-name="ce16"/>
          <table:table-cell office:value-type="float" office:value="5.4705882352941178" table:style-name="ce16">
            <text:p><text:s/>5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6.70967741935484" table:style-name="ce16">
            <text:p><text:s/>27<text:s/></text:p>
          </table:table-cell>
          <table:table-cell office:value-type="float" office:value="2.5456017269293039" table:style-name="ce16">
            <text:p><text:s/>3<text:s/></text:p>
          </table:table-cell>
          <table:table-cell office:value-type="float" office:value="368.25" table:style-name="ce16">
            <text:p><text:s/>368<text:s/></text:p>
          </table:table-cell>
          <table:table-cell office:value-type="float" office:value="29.49877213390203" table:style-name="ce16">
            <text:p><text:s/>29<text:s/></text:p>
          </table:table-cell>
          <table:table-cell office:value-type="float" office:value="2.3255813953488372E-2" table:style-name="ce16">
            <text:p><text:s/>0<text:s/></text:p>
          </table:table-cell>
          <table:table-cell office:value-type="float" office:value="3.6264744429882043" table:style-name="ce17">
            <text:p><text:s/>4<text:s/></text:p>
          </table:table-cell>
          <table:table-cell office:value-type="float" office:value="5.0034722222222223" table:style-name="ce16">
            <text:p><text:s/>5<text:s/></text:p>
          </table:table-cell>
          <table:table-cell office:value-type="float" office:value="7.0493454179254783E-3" table:style-name="ce16">
            <text:p><text:s/>0<text:s/></text:p>
          </table:table-cell>
          <table:table-cell office:value-type="float" office:value="20.36579831932773" table:style-name="ce18">
            <text:p><text:s/>20<text:s/></text:p>
          </table:table-cell>
          <table:table-cell office:value-type="float" office:value="1175919" table:style-name="ce19">
            <text:p><text:s/>1,175,919<text:s/></text:p>
          </table:table-cell>
          <table:table-cell office:value-type="float" office:value="534309" table:style-name="ce16">
            <text:p><text:s/>534,309<text:s/></text:p>
          </table:table-cell>
          <table:table-cell table:style-name="ce16"/>
          <table:table-cell office:value-type="float" office:value="56181" table:style-name="ce16">
            <text:p><text:s/>56,181<text:s/></text:p>
          </table:table-cell>
          <table:table-cell office:value-type="float" office:value="1836" table:style-name="ce16">
            <text:p><text:s/>1,836<text:s/></text:p>
          </table:table-cell>
          <table:table-cell office:value-type="float" office:value="176466" table:style-name="ce16">
            <text:p><text:s/>176,466<text:s/></text:p>
          </table:table-cell>
          <table:table-cell office:value-type="float" office:value="9265" table:style-name="ce16">
            <text:p><text:s/>9,265<text:s/></text:p>
          </table:table-cell>
          <table:table-cell office:value-type="float" office:value="5925036" table:style-name="ce16">
            <text:p><text:s/>5,925,036<text:s/></text:p>
          </table:table-cell>
          <table:table-cell office:value-type="float" office:value="55107319" table:style-name="ce16">
            <text:p><text:s/>55,107,319<text:s/></text:p>
          </table:table-cell>
          <table:table-cell office:value-type="float" office:value="223083" table:style-name="ce16">
            <text:p><text:s/>223,083<text:s/></text:p>
          </table:table-cell>
          <table:table-cell office:value-type="float" office:value="32433837" table:style-name="ce17">
            <text:p><text:s/>32,433,837<text:s/></text:p>
          </table:table-cell>
          <table:table-cell office:value-type="float" office:value="917099" table:style-name="ce16">
            <text:p><text:s/>917,099<text:s/></text:p>
          </table:table-cell>
          <table:table-cell office:value-type="float" office:value="16929" table:style-name="ce16">
            <text:p><text:s/>16,929<text:s/></text:p>
          </table:table-cell>
          <table:table-cell office:value-type="float" office:value="96577279" table:style-name="ce16">
            <text:p><text:s/>96,577,27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4" table:style-name="ce9">
            <text:p>1744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37" table:style-name="ce16">
            <text:p><text:s/>37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06" table:style-name="ce16">
            <text:p><text:s/>106<text:s/></text:p>
          </table:table-cell>
          <table:table-cell office:value-type="float" office:value="2563" table:style-name="ce16">
            <text:p><text:s/>2,563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514" table:style-name="ce16">
            <text:p><text:s/>8,514<text:s/></text:p>
          </table:table-cell>
          <table:table-cell office:value-type="float" office:value="263" table:style-name="ce16">
            <text:p><text:s/>263<text:s/></text:p>
          </table:table-cell>
          <table:table-cell office:value-type="float" office:value="743" table:style-name="ce17">
            <text:p><text:s/>743<text:s/></text:p>
          </table:table-cell>
          <table:table-cell office:value-type="float" office:value="296" table:style-name="ce16">
            <text:p><text:s/>296<text:s/></text:p>
          </table:table-cell>
          <table:table-cell office:value-type="float" office:value="1102" table:style-name="ce16">
            <text:p><text:s/>1,102<text:s/></text:p>
          </table:table-cell>
          <table:table-cell office:value-type="float" office:value="13747" table:style-name="ce18">
            <text:p><text:s/>13,747<text:s/></text:p>
          </table:table-cell>
          <table:table-cell office:value-type="float" office:value="13.67032967032967" table:style-name="ce15">
            <text:p><text:s/>14<text:s/></text:p>
          </table:table-cell>
          <table:table-cell office:value-type="float" office:value="10.818181818181818" table:style-name="ce16">
            <text:p><text:s/>11<text:s/></text:p>
          </table:table-cell>
          <table:table-cell table:style-name="ce16"/>
          <table:table-cell office:value-type="float" office:value="2.5675675675675675" table:style-name="ce16">
            <text:p><text:s/>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2.650943396226417" table:style-name="ce16">
            <text:p><text:s/>23<text:s/></text:p>
          </table:table-cell>
          <table:table-cell office:value-type="float" office:value="1.7577058134998049" table:style-name="ce16">
            <text:p><text:s/>2<text:s/></text:p>
          </table:table-cell>
          <table:table-cell office:value-type="float" office:value="45.666666666666664" table:style-name="ce16">
            <text:p><text:s/>46<text:s/></text:p>
          </table:table-cell>
          <table:table-cell office:value-type="float" office:value="25.29739252995067" table:style-name="ce16">
            <text:p><text:s/>25<text:s/></text:p>
          </table:table-cell>
          <table:table-cell office:value-type="float" office:value="4.1825095057034217E-2" table:style-name="ce16">
            <text:p><text:s/>0<text:s/></text:p>
          </table:table-cell>
          <table:table-cell office:value-type="float" office:value="4.2893674293405111" table:style-name="ce17">
            <text:p><text:s/>4<text:s/></text:p>
          </table:table-cell>
          <table:table-cell office:value-type="float" office:value="4.9087837837837842" table:style-name="ce16">
            <text:p><text:s/>5<text:s/></text:p>
          </table:table-cell>
          <table:table-cell office:value-type="float" office:value="1.2704174228675136E-2" table:style-name="ce16">
            <text:p><text:s/>0<text:s/></text:p>
          </table:table-cell>
          <table:table-cell office:value-type="float" office:value="16.653960864188551" table:style-name="ce18">
            <text:p><text:s/>17<text:s/></text:p>
          </table:table-cell>
          <table:table-cell office:value-type="float" office:value="1464486" table:style-name="ce19">
            <text:p><text:s/>1,464,486<text:s/></text:p>
          </table:table-cell>
          <table:table-cell office:value-type="float" office:value="1707043" table:style-name="ce16">
            <text:p><text:s/>1,707,043<text:s/></text:p>
          </table:table-cell>
          <table:table-cell table:style-name="ce16"/>
          <table:table-cell office:value-type="float" office:value="1540738" table:style-name="ce16">
            <text:p><text:s/>1,540,738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74571" table:style-name="ce16">
            <text:p><text:s/>174,571<text:s/></text:p>
          </table:table-cell>
          <table:table-cell office:value-type="float" office:value="12815" table:style-name="ce16">
            <text:p><text:s/>12,815<text:s/></text:p>
          </table:table-cell>
          <table:table-cell office:value-type="float" office:value="1834269" table:style-name="ce16">
            <text:p><text:s/>1,834,269<text:s/></text:p>
          </table:table-cell>
          <table:table-cell office:value-type="float" office:value="71212368" table:style-name="ce16">
            <text:p><text:s/>71,212,368<text:s/></text:p>
          </table:table-cell>
          <table:table-cell office:value-type="float" office:value="1369170" table:style-name="ce16">
            <text:p><text:s/>1,369,170<text:s/></text:p>
          </table:table-cell>
          <table:table-cell office:value-type="float" office:value="31972727" table:style-name="ce17">
            <text:p><text:s/>31,972,727<text:s/></text:p>
          </table:table-cell>
          <table:table-cell office:value-type="float" office:value="980415" table:style-name="ce16">
            <text:p><text:s/>980,415<text:s/></text:p>
          </table:table-cell>
          <table:table-cell office:value-type="float" office:value="28092" table:style-name="ce16">
            <text:p><text:s/>28,092<text:s/></text:p>
          </table:table-cell>
          <table:table-cell office:value-type="float" office:value="112297612" table:style-name="ce16">
            <text:p><text:s/>112,297,61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5" table:style-name="ce9">
            <text:p>1745</text:p>
          </table:table-cell>
          <table:table-cell office:value-type="float" office:value="115" table:style-name="ce15">
            <text:p><text:s/>115<text:s/></text:p>
          </table:table-cell>
          <table:table-cell office:value-type="float" office:value="3" table:style-name="ce16">
            <text:p><text:s/>3<text:s/></text:p>
          </table:table-cell>
          <table:table-cell table:style-name="ce16"/>
          <table:table-cell office:value-type="float" office:value="27" table:style-name="ce16">
            <text:p><text:s/>27<text:s/></text:p>
          </table:table-cell>
          <table:table-cell table:style-name="ce16"/>
          <table:table-cell office:value-type="float" office:value="123" table:style-name="ce16">
            <text:p><text:s/>123<text:s/></text:p>
          </table:table-cell>
          <table:table-cell office:value-type="float" office:value="2360" table:style-name="ce16">
            <text:p><text:s/>2,360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993" table:style-name="ce16">
            <text:p><text:s/>8,993<text:s/></text:p>
          </table:table-cell>
          <table:table-cell office:value-type="float" office:value="264" table:style-name="ce16">
            <text:p><text:s/>264<text:s/></text:p>
          </table:table-cell>
          <table:table-cell office:value-type="float" office:value="571" table:style-name="ce17">
            <text:p><text:s/>571<text:s/></text:p>
          </table:table-cell>
          <table:table-cell office:value-type="float" office:value="307" table:style-name="ce16">
            <text:p><text:s/>307<text:s/></text:p>
          </table:table-cell>
          <table:table-cell office:value-type="float" office:value="1257" table:style-name="ce16">
            <text:p><text:s/>1,257<text:s/></text:p>
          </table:table-cell>
          <table:table-cell office:value-type="float" office:value="14024" table:style-name="ce18">
            <text:p><text:s/>14,024<text:s/></text:p>
          </table:table-cell>
          <table:table-cell office:value-type="float" office:value="11.530434782608696" table:style-name="ce15">
            <text:p><text:s/>12<text:s/></text:p>
          </table:table-cell>
          <table:table-cell office:value-type="float" office:value="3.6666666666666665" table:style-name="ce16">
            <text:p><text:s/>4<text:s/></text:p>
          </table:table-cell>
          <table:table-cell table:style-name="ce16"/>
          <table:table-cell office:value-type="float" office:value="16.703703703703702" table:style-name="ce16">
            <text:p><text:s/>17<text:s/></text:p>
          </table:table-cell>
          <table:table-cell table:style-name="ce16"/>
          <table:table-cell office:value-type="float" office:value="22.967479674796749" table:style-name="ce16">
            <text:p><text:s/>23<text:s/></text:p>
          </table:table-cell>
          <table:table-cell office:value-type="float" office:value="2.2483050847457626" table:style-name="ce16">
            <text:p><text:s/>2<text:s/></text:p>
          </table:table-cell>
          <table:table-cell office:value-type="float" office:value="390.5" table:style-name="ce16">
            <text:p><text:s/>391<text:s/></text:p>
          </table:table-cell>
          <table:table-cell office:value-type="float" office:value="25.621705771155344" table:style-name="ce16">
            <text:p><text:s/>26<text:s/></text:p>
          </table:table-cell>
          <table:table-cell office:value-type="float" office:value="1.5568181818181819" table:style-name="ce16">
            <text:p><text:s/>2<text:s/></text:p>
          </table:table-cell>
          <table:table-cell office:value-type="float" office:value="2.4658493870402802" table:style-name="ce17">
            <text:p><text:s/>2<text:s/></text:p>
          </table:table-cell>
          <table:table-cell office:value-type="float" office:value="5.0618892508143318" table:style-name="ce16">
            <text:p><text:s/>5<text:s/></text:p>
          </table:table-cell>
          <table:table-cell office:value-type="float" office:value="2.386634844868735E-2" table:style-name="ce16">
            <text:p><text:s/>0<text:s/></text:p>
          </table:table-cell>
          <table:table-cell office:value-type="float" office:value="17.491443240159725" table:style-name="ce18">
            <text:p><text:s/>17<text:s/></text:p>
          </table:table-cell>
          <table:table-cell office:value-type="float" office:value="1535674" table:style-name="ce19">
            <text:p><text:s/>1,535,674<text:s/></text:p>
          </table:table-cell>
          <table:table-cell office:value-type="float" office:value="39167" table:style-name="ce16">
            <text:p><text:s/>39,167<text:s/></text:p>
          </table:table-cell>
          <table:table-cell table:style-name="ce16"/>
          <table:table-cell office:value-type="float" office:value="658297" table:style-name="ce16">
            <text:p><text:s/>658,297<text:s/></text:p>
          </table:table-cell>
          <table:table-cell table:style-name="ce16"/>
          <table:table-cell office:value-type="float" office:value="219755" table:style-name="ce16">
            <text:p><text:s/>219,755<text:s/></text:p>
          </table:table-cell>
          <table:table-cell office:value-type="float" office:value="11800" table:style-name="ce16">
            <text:p><text:s/>11,800<text:s/></text:p>
          </table:table-cell>
          <table:table-cell office:value-type="float" office:value="6467160" table:style-name="ce16">
            <text:p><text:s/>6,467,160<text:s/></text:p>
          </table:table-cell>
          <table:table-cell office:value-type="float" office:value="61618141" table:style-name="ce16">
            <text:p><text:s/>61,618,141<text:s/></text:p>
          </table:table-cell>
          <table:table-cell office:value-type="float" office:value="1820635" table:style-name="ce16">
            <text:p><text:s/>1,820,635<text:s/></text:p>
          </table:table-cell>
          <table:table-cell office:value-type="float" office:value="20540065" table:style-name="ce17">
            <text:p><text:s/>20,540,065<text:s/></text:p>
          </table:table-cell>
          <table:table-cell office:value-type="float" office:value="1075633" table:style-name="ce16">
            <text:p><text:s/>1,075,633<text:s/></text:p>
          </table:table-cell>
          <table:table-cell office:value-type="float" office:value="33456" table:style-name="ce16">
            <text:p><text:s/>33,456<text:s/></text:p>
          </table:table-cell>
          <table:table-cell office:value-type="float" office:value="94019783" table:style-name="ce16">
            <text:p><text:s/>94,019,783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6" table:style-name="ce9">
            <text:p>1746</text:p>
          </table:table-cell>
          <table:table-cell office:value-type="float" office:value="94" table:style-name="ce15">
            <text:p><text:s/>94<text:s/></text:p>
          </table:table-cell>
          <table:table-cell office:value-type="float" office:value="6" table:style-name="ce16">
            <text:p><text:s/>6<text:s/></text:p>
          </table:table-cell>
          <table:table-cell table:style-name="ce16"/>
          <table:table-cell office:value-type="float" office:value="7" table:style-name="ce16">
            <text:p><text:s/>7<text:s/></text:p>
          </table:table-cell>
          <table:table-cell table:style-name="ce16"/>
          <table:table-cell office:value-type="float" office:value="115" table:style-name="ce16">
            <text:p><text:s/>115<text:s/></text:p>
          </table:table-cell>
          <table:table-cell office:value-type="float" office:value="2743" table:style-name="ce16">
            <text:p><text:s/>2,743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377" table:style-name="ce16">
            <text:p><text:s/>9,377<text:s/></text:p>
          </table:table-cell>
          <table:table-cell office:value-type="float" office:value="199" table:style-name="ce16">
            <text:p><text:s/>199<text:s/></text:p>
          </table:table-cell>
          <table:table-cell office:value-type="float" office:value="697" table:style-name="ce17">
            <text:p><text:s/>697<text:s/></text:p>
          </table:table-cell>
          <table:table-cell office:value-type="float" office:value="333" table:style-name="ce16">
            <text:p><text:s/>333<text:s/></text:p>
          </table:table-cell>
          <table:table-cell office:value-type="float" office:value="1245" table:style-name="ce16">
            <text:p><text:s/>1,245<text:s/></text:p>
          </table:table-cell>
          <table:table-cell office:value-type="float" office:value="14818" table:style-name="ce18">
            <text:p><text:s/>14,818<text:s/></text:p>
          </table:table-cell>
          <table:table-cell office:value-type="float" office:value="12.861702127659575" table:style-name="ce15">
            <text:p><text:s/>13<text:s/></text:p>
          </table:table-cell>
          <table:table-cell office:value-type="float" office:value="3.8333333333333335" table:style-name="ce16">
            <text:p><text:s/>4<text:s/></text:p>
          </table:table-cell>
          <table:table-cell table:style-name="ce16"/>
          <table:table-cell office:value-type="float" office:value="62" table:style-name="ce16">
            <text:p><text:s/>62<text:s/></text:p>
          </table:table-cell>
          <table:table-cell table:style-name="ce16"/>
          <table:table-cell office:value-type="float" office:value="20.069565217391304" table:style-name="ce16">
            <text:p><text:s/>20<text:s/></text:p>
          </table:table-cell>
          <table:table-cell office:value-type="float" office:value="1.8724024790375502" table:style-name="ce16">
            <text:p><text:s/>2<text:s/></text:p>
          </table:table-cell>
          <table:table-cell office:value-type="float" office:value="22" table:style-name="ce16">
            <text:p><text:s/>22<text:s/></text:p>
          </table:table-cell>
          <table:table-cell office:value-type="float" office:value="26.797056627919378" table:style-name="ce16">
            <text:p><text:s/>27<text:s/></text:p>
          </table:table-cell>
          <table:table-cell office:value-type="float" office:value="1.0050251256281407E-2" table:style-name="ce16">
            <text:p><text:s/>0<text:s/></text:p>
          </table:table-cell>
          <table:table-cell office:value-type="float" office:value="4.1822094691535154" table:style-name="ce17">
            <text:p><text:s/>4<text:s/></text:p>
          </table:table-cell>
          <table:table-cell office:value-type="float" office:value="4.924924924924925" table:style-name="ce16">
            <text:p><text:s/>5<text:s/></text:p>
          </table:table-cell>
          <table:table-cell office:value-type="float" office:value="1.285140562248996E-2" table:style-name="ce16">
            <text:p><text:s/>0<text:s/></text:p>
          </table:table-cell>
          <table:table-cell office:value-type="float" office:value="17.883857470643811" table:style-name="ce18">
            <text:p><text:s/>18<text:s/></text:p>
          </table:table-cell>
          <table:table-cell office:value-type="float" office:value="1547489" table:style-name="ce19">
            <text:p><text:s/>1,547,489<text:s/></text:p>
          </table:table-cell>
          <table:table-cell office:value-type="float" office:value="272774" table:style-name="ce16">
            <text:p><text:s/>272,774<text:s/></text:p>
          </table:table-cell>
          <table:table-cell table:style-name="ce16"/>
          <table:table-cell office:value-type="float" office:value="249410" table:style-name="ce16">
            <text:p><text:s/>249,410<text:s/></text:p>
          </table:table-cell>
          <table:table-cell table:style-name="ce16"/>
          <table:table-cell office:value-type="float" office:value="186427" table:style-name="ce16">
            <text:p><text:s/>186,427<text:s/></text:p>
          </table:table-cell>
          <table:table-cell office:value-type="float" office:value="13715" table:style-name="ce16">
            <text:p><text:s/>13,715<text:s/></text:p>
          </table:table-cell>
          <table:table-cell office:value-type="float" office:value="75276" table:style-name="ce16">
            <text:p><text:s/>75,276<text:s/></text:p>
          </table:table-cell>
          <table:table-cell office:value-type="float" office:value="56603406" table:style-name="ce16">
            <text:p><text:s/>56,603,406<text:s/></text:p>
          </table:table-cell>
          <table:table-cell office:value-type="float" office:value="908761" table:style-name="ce16">
            <text:p><text:s/>908,761<text:s/></text:p>
          </table:table-cell>
          <table:table-cell office:value-type="float" office:value="31755906" table:style-name="ce17">
            <text:p><text:s/>31,755,906<text:s/></text:p>
          </table:table-cell>
          <table:table-cell office:value-type="float" office:value="1108327" table:style-name="ce16">
            <text:p><text:s/>1,108,327<text:s/></text:p>
          </table:table-cell>
          <table:table-cell office:value-type="float" office:value="28361" table:style-name="ce16">
            <text:p><text:s/>28,361<text:s/></text:p>
          </table:table-cell>
          <table:table-cell office:value-type="float" office:value="92749852" table:style-name="ce16">
            <text:p><text:s/>92,749,85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7" table:style-name="ce9">
            <text:p>1747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7" table:style-name="ce16">
            <text:p><text:s/>17<text:s/></text:p>
          </table:table-cell>
          <table:table-cell table:style-name="ce16"/>
          <table:table-cell office:value-type="float" office:value="129" table:style-name="ce16">
            <text:p><text:s/>129<text:s/></text:p>
          </table:table-cell>
          <table:table-cell office:value-type="float" office:value="2891" table:style-name="ce16">
            <text:p><text:s/>2,891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385" table:style-name="ce16">
            <text:p><text:s/>9,385<text:s/></text:p>
          </table:table-cell>
          <table:table-cell office:value-type="float" office:value="269" table:style-name="ce16">
            <text:p><text:s/>269<text:s/></text:p>
          </table:table-cell>
          <table:table-cell office:value-type="float" office:value="637" table:style-name="ce17">
            <text:p><text:s/>637<text:s/></text:p>
          </table:table-cell>
          <table:table-cell office:value-type="float" office:value="319" table:style-name="ce16">
            <text:p><text:s/>319<text:s/></text:p>
          </table:table-cell>
          <table:table-cell office:value-type="float" office:value="1330" table:style-name="ce16">
            <text:p><text:s/>1,330<text:s/></text:p>
          </table:table-cell>
          <table:table-cell office:value-type="float" office:value="15082" table:style-name="ce18">
            <text:p><text:s/>15,082<text:s/></text:p>
          </table:table-cell>
          <table:table-cell office:value-type="float" office:value="12.455555555555556" table:style-name="ce15">
            <text:p><text:s/>12<text:s/></text:p>
          </table:table-cell>
          <table:table-cell office:value-type="float" office:value="4.5" table:style-name="ce16">
            <text:p><text:s/>5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1.882352941176471" table:style-name="ce16">
            <text:p><text:s/>52<text:s/></text:p>
          </table:table-cell>
          <table:table-cell table:style-name="ce16"/>
          <table:table-cell office:value-type="float" office:value="21.302325581395348" table:style-name="ce16">
            <text:p><text:s/>21<text:s/></text:p>
          </table:table-cell>
          <table:table-cell office:value-type="float" office:value="1.3808370805949499" table:style-name="ce16">
            <text:p><text:s/>1<text:s/></text:p>
          </table:table-cell>
          <table:table-cell office:value-type="float" office:value="118.33333333333333" table:style-name="ce16">
            <text:p><text:s/>118<text:s/></text:p>
          </table:table-cell>
          <table:table-cell office:value-type="float" office:value="27.088119339371339" table:style-name="ce16">
            <text:p><text:s/>27<text:s/></text:p>
          </table:table-cell>
          <table:table-cell office:value-type="float" office:value="8.1784386617100371E-2" table:style-name="ce16">
            <text:p><text:s/>0<text:s/></text:p>
          </table:table-cell>
          <table:table-cell office:value-type="float" office:value="3.7394034536891678" table:style-name="ce17">
            <text:p><text:s/>4<text:s/></text:p>
          </table:table-cell>
          <table:table-cell office:value-type="float" office:value="4.9686520376175549" table:style-name="ce16">
            <text:p><text:s/>5<text:s/></text:p>
          </table:table-cell>
          <table:table-cell office:value-type="float" office:value="9.7744360902255641E-3" table:style-name="ce16">
            <text:p><text:s/>0<text:s/></text:p>
          </table:table-cell>
          <table:table-cell office:value-type="float" office:value="17.75049728152765" table:style-name="ce18">
            <text:p><text:s/>18<text:s/></text:p>
          </table:table-cell>
          <table:table-cell office:value-type="float" office:value="1350279" table:style-name="ce19">
            <text:p><text:s/>1,350,279<text:s/></text:p>
          </table:table-cell>
          <table:table-cell office:value-type="float" office:value="295252" table:style-name="ce16">
            <text:p><text:s/>295,252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434328" table:style-name="ce16">
            <text:p><text:s/>434,328<text:s/></text:p>
          </table:table-cell>
          <table:table-cell table:style-name="ce16"/>
          <table:table-cell office:value-type="float" office:value="231557" table:style-name="ce16">
            <text:p><text:s/>231,557<text:s/></text:p>
          </table:table-cell>
          <table:table-cell office:value-type="float" office:value="14455" table:style-name="ce16">
            <text:p><text:s/>14,455<text:s/></text:p>
          </table:table-cell>
          <table:table-cell office:value-type="float" office:value="3744811" table:style-name="ce16">
            <text:p><text:s/>3,744,811<text:s/></text:p>
          </table:table-cell>
          <table:table-cell office:value-type="float" office:value="60684482" table:style-name="ce16">
            <text:p><text:s/>60,684,482<text:s/></text:p>
          </table:table-cell>
          <table:table-cell office:value-type="float" office:value="2907195" table:style-name="ce16">
            <text:p><text:s/>2,907,195<text:s/></text:p>
          </table:table-cell>
          <table:table-cell office:value-type="float" office:value="25128247" table:style-name="ce17">
            <text:p><text:s/>25,128,247<text:s/></text:p>
          </table:table-cell>
          <table:table-cell office:value-type="float" office:value="1034002" table:style-name="ce16">
            <text:p><text:s/>1,034,002<text:s/></text:p>
          </table:table-cell>
          <table:table-cell office:value-type="float" office:value="30403" table:style-name="ce16">
            <text:p><text:s/>30,403<text:s/></text:p>
          </table:table-cell>
          <table:table-cell office:value-type="float" office:value="95855011" table:style-name="ce16">
            <text:p><text:s/>95,855,01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8" table:style-name="ce9">
            <text:p>1748</text:p>
          </table:table-cell>
          <table:table-cell office:value-type="float" office:value="109" table:style-name="ce15">
            <text:p><text:s/>109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106" table:style-name="ce16">
            <text:p><text:s/>106<text:s/></text:p>
          </table:table-cell>
          <table:table-cell office:value-type="float" office:value="2304" table:style-name="ce16">
            <text:p><text:s/>2,304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926" table:style-name="ce16">
            <text:p><text:s/>8,926<text:s/></text:p>
          </table:table-cell>
          <table:table-cell office:value-type="float" office:value="300" table:style-name="ce16">
            <text:p><text:s/>300<text:s/></text:p>
          </table:table-cell>
          <table:table-cell office:value-type="float" office:value="718" table:style-name="ce17">
            <text:p><text:s/>718<text:s/></text:p>
          </table:table-cell>
          <table:table-cell office:value-type="float" office:value="329" table:style-name="ce16">
            <text:p><text:s/>329<text:s/></text:p>
          </table:table-cell>
          <table:table-cell office:value-type="float" office:value="1233" table:style-name="ce16">
            <text:p><text:s/>1,233<text:s/></text:p>
          </table:table-cell>
          <table:table-cell office:value-type="float" office:value="14057" table:style-name="ce18">
            <text:p><text:s/>14,057<text:s/></text:p>
          </table:table-cell>
          <table:table-cell office:value-type="float" office:value="12.412844036697248" table:style-name="ce15">
            <text:p><text:s/>12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37" table:style-name="ce16">
            <text:p><text:s/>37<text:s/></text:p>
          </table:table-cell>
          <table:table-cell table:style-name="ce16"/>
          <table:table-cell office:value-type="float" office:value="23.216981132075471" table:style-name="ce16">
            <text:p><text:s/>23<text:s/></text:p>
          </table:table-cell>
          <table:table-cell office:value-type="float" office:value="1.1870659722222223" table:style-name="ce16">
            <text:p><text:s/>1<text:s/></text:p>
          </table:table-cell>
          <table:table-cell office:value-type="float" office:value="12" table:style-name="ce16">
            <text:p><text:s/>12<text:s/></text:p>
          </table:table-cell>
          <table:table-cell office:value-type="float" office:value="26.958772126372395" table:style-name="ce16">
            <text:p><text:s/>27<text:s/></text:p>
          </table:table-cell>
          <table:table-cell office:value-type="float" office:value="1.85" table:style-name="ce16">
            <text:p><text:s/>2<text:s/></text:p>
          </table:table-cell>
          <table:table-cell office:value-type="float" office:value="5.4972144846796658" table:style-name="ce17">
            <text:p><text:s/>5<text:s/></text:p>
          </table:table-cell>
          <table:table-cell office:value-type="float" office:value="5.0182370820668689" table:style-name="ce16">
            <text:p><text:s/>5<text:s/></text:p>
          </table:table-cell>
          <table:table-cell office:value-type="float" office:value="1.0543390105433901E-2" table:style-name="ce16">
            <text:p><text:s/>0<text:s/></text:p>
          </table:table-cell>
          <table:table-cell office:value-type="float" office:value="18.100661592089349" table:style-name="ce18">
            <text:p><text:s/>18<text:s/></text:p>
          </table:table-cell>
          <table:table-cell office:value-type="float" office:value="1396597" table:style-name="ce19">
            <text:p><text:s/>1,396,597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1673" table:style-name="ce16">
            <text:p><text:s/>1,673<text:s/></text:p>
          </table:table-cell>
          <table:table-cell office:value-type="float" office:value="2058543" table:style-name="ce16">
            <text:p><text:s/>2,058,543<text:s/></text:p>
          </table:table-cell>
          <table:table-cell table:style-name="ce16"/>
          <table:table-cell office:value-type="float" office:value="196384" table:style-name="ce16">
            <text:p><text:s/>196,384<text:s/></text:p>
          </table:table-cell>
          <table:table-cell office:value-type="float" office:value="11520" table:style-name="ce16">
            <text:p><text:s/>11,52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57442740" table:style-name="ce16">
            <text:p><text:s/>57,442,740<text:s/></text:p>
          </table:table-cell>
          <table:table-cell office:value-type="float" office:value="5291339" table:style-name="ce16">
            <text:p><text:s/>5,291,339<text:s/></text:p>
          </table:table-cell>
          <table:table-cell office:value-type="float" office:value="39221487" table:style-name="ce17">
            <text:p><text:s/>39,221,487<text:s/></text:p>
          </table:table-cell>
          <table:table-cell office:value-type="float" office:value="1144485" table:style-name="ce16">
            <text:p><text:s/>1,144,485<text:s/></text:p>
          </table:table-cell>
          <table:table-cell office:value-type="float" office:value="34131" table:style-name="ce16">
            <text:p><text:s/>34,131<text:s/></text:p>
          </table:table-cell>
          <table:table-cell office:value-type="float" office:value="106810202" table:style-name="ce16">
            <text:p><text:s/>106,810,202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49" table:style-name="ce9">
            <text:p>1749</text:p>
          </table:table-cell>
          <table:table-cell office:value-type="float" office:value="90" table:style-name="ce15">
            <text:p><text:s/>90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33" table:style-name="ce16">
            <text:p><text:s/>33<text:s/></text:p>
          </table:table-cell>
          <table:table-cell table:style-name="ce16"/>
          <table:table-cell office:value-type="float" office:value="78" table:style-name="ce16">
            <text:p><text:s/>78<text:s/></text:p>
          </table:table-cell>
          <table:table-cell office:value-type="float" office:value="2055" table:style-name="ce16">
            <text:p><text:s/>2,055<text:s/>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8132" table:style-name="ce16">
            <text:p><text:s/>8,132<text:s/></text:p>
          </table:table-cell>
          <table:table-cell office:value-type="float" office:value="217" table:style-name="ce16">
            <text:p><text:s/>217<text:s/></text:p>
          </table:table-cell>
          <table:table-cell office:value-type="float" office:value="617" table:style-name="ce17">
            <text:p><text:s/>617<text:s/></text:p>
          </table:table-cell>
          <table:table-cell office:value-type="float" office:value="295" table:style-name="ce16">
            <text:p><text:s/>295<text:s/></text:p>
          </table:table-cell>
          <table:table-cell office:value-type="float" office:value="1001" table:style-name="ce16">
            <text:p><text:s/>1,001<text:s/></text:p>
          </table:table-cell>
          <table:table-cell office:value-type="float" office:value="12532" table:style-name="ce18">
            <text:p><text:s/>12,532<text:s/></text:p>
          </table:table-cell>
          <table:table-cell office:value-type="float" office:value="12.855555555555556" table:style-name="ce15">
            <text:p><text:s/>13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56.757575757575758" table:style-name="ce16">
            <text:p><text:s/>57<text:s/></text:p>
          </table:table-cell>
          <table:table-cell table:style-name="ce16"/>
          <table:table-cell office:value-type="float" office:value="30.358974358974358" table:style-name="ce16">
            <text:p><text:s/>30<text:s/></text:p>
          </table:table-cell>
          <table:table-cell office:value-type="float" office:value="1.5124087591240876" table:style-name="ce16">
            <text:p><text:s/>2<text:s/></text:p>
          </table:table-cell>
          <table:table-cell office:value-type="float" office:value="12.5" table:style-name="ce16">
            <text:p><text:s/>13<text:s/></text:p>
          </table:table-cell>
          <table:table-cell office:value-type="float" office:value="27.461510083620265" table:style-name="ce16">
            <text:p><text:s/>27<text:s/></text:p>
          </table:table-cell>
          <table:table-cell office:value-type="float" office:value="0.12903225806451613" table:style-name="ce16">
            <text:p><text:s/>0<text:s/></text:p>
          </table:table-cell>
          <table:table-cell office:value-type="float" office:value="4.7098865478119931" table:style-name="ce17">
            <text:p><text:s/>5<text:s/></text:p>
          </table:table-cell>
          <table:table-cell office:value-type="float" office:value="5.1220338983050846" table:style-name="ce16">
            <text:p><text:s/>5<text:s/></text:p>
          </table:table-cell>
          <table:table-cell office:value-type="float" office:value="6.993006993006993E-3" table:style-name="ce16">
            <text:p><text:s/>0<text:s/></text:p>
          </table:table-cell>
          <table:table-cell office:value-type="float" office:value="18.858203000319183" table:style-name="ce18">
            <text:p><text:s/>19<text:s/></text:p>
          </table:table-cell>
          <table:table-cell office:value-type="float" office:value="1542253" table:style-name="ce19">
            <text:p><text:s/>1,542,253<text:s/></text:p>
          </table:table-cell>
          <table:table-cell office:value-type="float" office:value="11239" table:style-name="ce16">
            <text:p><text:s/>11,239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701893" table:style-name="ce16">
            <text:p><text:s/>2,701,893<text:s/></text:p>
          </table:table-cell>
          <table:table-cell table:style-name="ce16"/>
          <table:table-cell office:value-type="float" office:value="123229" table:style-name="ce16">
            <text:p><text:s/>123,229<text:s/></text:p>
          </table:table-cell>
          <table:table-cell office:value-type="float" office:value="10275" table:style-name="ce16">
            <text:p><text:s/>10,275<text:s/></text:p>
          </table:table-cell>
          <table:table-cell office:value-type="float" office:value="186508" table:style-name="ce16">
            <text:p><text:s/>186,508<text:s/></text:p>
          </table:table-cell>
          <table:table-cell office:value-type="float" office:value="54100493" table:style-name="ce16">
            <text:p><text:s/>54,100,493<text:s/></text:p>
          </table:table-cell>
          <table:table-cell office:value-type="float" office:value="1501383" table:style-name="ce16">
            <text:p><text:s/>1,501,383<text:s/></text:p>
          </table:table-cell>
          <table:table-cell office:value-type="float" office:value="27188641" table:style-name="ce17">
            <text:p><text:s/>27,188,641<text:s/></text:p>
          </table:table-cell>
          <table:table-cell office:value-type="float" office:value="981133" table:style-name="ce16">
            <text:p><text:s/>981,133<text:s/></text:p>
          </table:table-cell>
          <table:table-cell office:value-type="float" office:value="17068" table:style-name="ce16">
            <text:p><text:s/>17,068<text:s/></text:p>
          </table:table-cell>
          <table:table-cell office:value-type="float" office:value="88364115" table:style-name="ce16">
            <text:p><text:s/>88,364,11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0" table:style-name="ce9">
            <text:p>1750</text:p>
          </table:table-cell>
          <table:table-cell office:value-type="float" office:value="118" table:style-name="ce15">
            <text:p><text:s/>118<text:s/></text:p>
          </table:table-cell>
          <table:table-cell office:value-type="float" office:value="9" table:style-name="ce16">
            <text:p><text:s/>9<text:s/></text:p>
          </table:table-cell>
          <table:table-cell table:style-name="ce16"/>
          <table:table-cell office:value-type="float" office:value="22" table:style-name="ce16">
            <text:p><text:s/>22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08" table:style-name="ce16">
            <text:p><text:s/>108<text:s/></text:p>
          </table:table-cell>
          <table:table-cell office:value-type="float" office:value="1827" table:style-name="ce16">
            <text:p><text:s/>1,827<text:s/>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8563" table:style-name="ce16">
            <text:p><text:s/>8,563<text:s/></text:p>
          </table:table-cell>
          <table:table-cell office:value-type="float" office:value="276" table:style-name="ce16">
            <text:p><text:s/>276<text:s/></text:p>
          </table:table-cell>
          <table:table-cell office:value-type="float" office:value="802" table:style-name="ce17">
            <text:p><text:s/>802<text:s/></text:p>
          </table:table-cell>
          <table:table-cell office:value-type="float" office:value="308" table:style-name="ce16">
            <text:p><text:s/>308<text:s/></text:p>
          </table:table-cell>
          <table:table-cell office:value-type="float" office:value="1120" table:style-name="ce16">
            <text:p><text:s/>1,120<text:s/></text:p>
          </table:table-cell>
          <table:table-cell office:value-type="float" office:value="13163" table:style-name="ce18">
            <text:p><text:s/>13,163<text:s/></text:p>
          </table:table-cell>
          <table:table-cell office:value-type="float" office:value="11.474576271186441" table:style-name="ce15">
            <text:p><text:s/>11<text:s/></text:p>
          </table:table-cell>
          <table:table-cell office:value-type="float" office:value="3.4444444444444446" table:style-name="ce16">
            <text:p><text:s/>3<text:s/></text:p>
          </table:table-cell>
          <table:table-cell table:style-name="ce16"/>
          <table:table-cell office:value-type="float" office:value="3.1363636363636362" table:style-name="ce16">
            <text:p><text:s/>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23.564814814814813" table:style-name="ce16">
            <text:p><text:s/>24<text:s/></text:p>
          </table:table-cell>
          <table:table-cell office:value-type="float" office:value="2.5495347564313082" table:style-name="ce16">
            <text:p><text:s/>3<text:s/></text:p>
          </table:table-cell>
          <table:table-cell office:value-type="float" office:value="412.77777777777777" table:style-name="ce16">
            <text:p><text:s/>413<text:s/></text:p>
          </table:table-cell>
          <table:table-cell office:value-type="float" office:value="26.659815485227139" table:style-name="ce16">
            <text:p><text:s/>27<text:s/></text:p>
          </table:table-cell>
          <table:table-cell office:value-type="float" office:value="6.5217391304347824E-2" table:style-name="ce16">
            <text:p><text:s/>0<text:s/></text:p>
          </table:table-cell>
          <table:table-cell office:value-type="float" office:value="4.0872817955112222" table:style-name="ce17">
            <text:p><text:s/>4<text:s/></text:p>
          </table:table-cell>
          <table:table-cell office:value-type="float" office:value="4.9805194805194803" table:style-name="ce16">
            <text:p><text:s/>5<text:s/></text:p>
          </table:table-cell>
          <table:table-cell office:value-type="float" office:value="8.9285714285714283E-4" table:style-name="ce16">
            <text:p><text:s/>0<text:s/></text:p>
          </table:table-cell>
          <table:table-cell office:value-type="float" office:value="18.650155739573044" table:style-name="ce18">
            <text:p><text:s/>19<text:s/></text:p>
          </table:table-cell>
          <table:table-cell office:value-type="float" office:value="2112225" table:style-name="ce19">
            <text:p><text:s/>2,112,225<text:s/></text:p>
          </table:table-cell>
          <table:table-cell office:value-type="float" office:value="511831" table:style-name="ce16">
            <text:p><text:s/>511,831<text:s/></text:p>
          </table:table-cell>
          <table:table-cell table:style-name="ce16"/>
          <table:table-cell office:value-type="float" office:value="176856" table:style-name="ce16">
            <text:p><text:s/>176,856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183832" table:style-name="ce16">
            <text:p><text:s/>183,832<text:s/></text:p>
          </table:table-cell>
          <table:table-cell office:value-type="float" office:value="9135" table:style-name="ce16">
            <text:p><text:s/>9,135<text:s/></text:p>
          </table:table-cell>
          <table:table-cell office:value-type="float" office:value="18660178" table:style-name="ce16">
            <text:p><text:s/>18,660,178<text:s/></text:p>
          </table:table-cell>
          <table:table-cell office:value-type="float" office:value="61425026" table:style-name="ce16">
            <text:p><text:s/>61,425,026<text:s/></text:p>
          </table:table-cell>
          <table:table-cell office:value-type="float" office:value="1809654" table:style-name="ce16">
            <text:p><text:s/>1,809,654<text:s/></text:p>
          </table:table-cell>
          <table:table-cell office:value-type="float" office:value="37161701" table:style-name="ce17">
            <text:p><text:s/>37,161,701<text:s/></text:p>
          </table:table-cell>
          <table:table-cell office:value-type="float" office:value="1081198" table:style-name="ce16">
            <text:p><text:s/>1,081,198<text:s/></text:p>
          </table:table-cell>
          <table:table-cell office:value-type="float" office:value="22355" table:style-name="ce16">
            <text:p><text:s/>22,355<text:s/></text:p>
          </table:table-cell>
          <table:table-cell office:value-type="float" office:value="123154909" table:style-name="ce16">
            <text:p><text:s/>123,154,90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1" table:style-name="ce9">
            <text:p>1751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15" table:style-name="ce16">
            <text:p><text:s/>15<text:s/></text:p>
          </table:table-cell>
          <table:table-cell table:style-name="ce16"/>
          <table:table-cell office:value-type="float" office:value="20" table:style-name="ce16">
            <text:p><text:s/>20<text:s/></text:p>
          </table:table-cell>
          <table:table-cell table:style-name="ce16"/>
          <table:table-cell office:value-type="float" office:value="89" table:style-name="ce16">
            <text:p><text:s/>89<text:s/></text:p>
          </table:table-cell>
          <table:table-cell office:value-type="float" office:value="1951" table:style-name="ce16">
            <text:p><text:s/>1,951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9119" table:style-name="ce16">
            <text:p><text:s/>9,119<text:s/></text:p>
          </table:table-cell>
          <table:table-cell office:value-type="float" office:value="368" table:style-name="ce16">
            <text:p><text:s/>368<text:s/></text:p>
          </table:table-cell>
          <table:table-cell office:value-type="float" office:value="702" table:style-name="ce17">
            <text:p><text:s/>702<text:s/></text:p>
          </table:table-cell>
          <table:table-cell office:value-type="float" office:value="336" table:style-name="ce16">
            <text:p><text:s/>336<text:s/></text:p>
          </table:table-cell>
          <table:table-cell office:value-type="float" office:value="1200" table:style-name="ce16">
            <text:p><text:s/>1,200<text:s/></text:p>
          </table:table-cell>
          <table:table-cell office:value-type="float" office:value="13918" table:style-name="ce18">
            <text:p><text:s/>13,918<text:s/></text:p>
          </table:table-cell>
          <table:table-cell office:value-type="float" office:value="12.786324786324787" table:style-name="ce15">
            <text:p><text:s/>13<text:s/></text:p>
          </table:table-cell>
          <table:table-cell office:value-type="float" office:value="2.6" table:style-name="ce16">
            <text:p><text:s/>3<text:s/></text:p>
          </table:table-cell>
          <table:table-cell table:style-name="ce16"/>
          <table:table-cell office:value-type="float" office:value="23.2" table:style-name="ce16">
            <text:p><text:s/>23<text:s/></text:p>
          </table:table-cell>
          <table:table-cell table:style-name="ce16"/>
          <table:table-cell office:value-type="float" office:value="25.056179775280899" table:style-name="ce16">
            <text:p><text:s/>25<text:s/></text:p>
          </table:table-cell>
          <table:table-cell office:value-type="float" office:value="1.583803177857509" table:style-name="ce16">
            <text:p><text:s/>2<text:s/></text:p>
          </table:table-cell>
          <table:table-cell office:value-type="float" office:value="11" table:style-name="ce16">
            <text:p><text:s/>11<text:s/></text:p>
          </table:table-cell>
          <table:table-cell office:value-type="float" office:value="27.48327667507402" table:style-name="ce16">
            <text:p><text:s/>27<text:s/></text:p>
          </table:table-cell>
          <table:table-cell office:value-type="float" office:value="1.0869565217391304E-2" table:style-name="ce16">
            <text:p><text:s/>0<text:s/></text:p>
          </table:table-cell>
          <table:table-cell office:value-type="float" office:value="3.1623931623931623" table:style-name="ce17">
            <text:p><text:s/>3<text:s/></text:p>
          </table:table-cell>
          <table:table-cell office:value-type="float" office:value="4.9672619047619051" table:style-name="ce16">
            <text:p><text:s/>5<text:s/></text:p>
          </table:table-cell>
          <table:table-cell office:value-type="float" office:value="2.8333333333333332E-2" table:style-name="ce16">
            <text:p><text:s/>0<text:s/></text:p>
          </table:table-cell>
          <table:table-cell office:value-type="float" office:value="18.81570627963788" table:style-name="ce18">
            <text:p><text:s/>19<text:s/></text:p>
          </table:table-cell>
          <table:table-cell office:value-type="float" office:value="2044616" table:style-name="ce19">
            <text:p><text:s/>2,044,616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273790" table:style-name="ce16">
            <text:p><text:s/>273,790<text:s/></text:p>
          </table:table-cell>
          <table:table-cell table:style-name="ce16"/>
          <table:table-cell office:value-type="float" office:value="176344" table:style-name="ce16">
            <text:p><text:s/>176,344<text:s/></text:p>
          </table:table-cell>
          <table:table-cell office:value-type="float" office:value="9755" table:style-name="ce16">
            <text:p><text:s/>9,755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67227654" table:style-name="ce16">
            <text:p><text:s/>67,227,654<text:s/></text:p>
          </table:table-cell>
          <table:table-cell office:value-type="float" office:value="3066708" table:style-name="ce16">
            <text:p><text:s/>3,066,708<text:s/></text:p>
          </table:table-cell>
          <table:table-cell office:value-type="float" office:value="26113382" table:style-name="ce17">
            <text:p><text:s/>26,113,382<text:s/></text:p>
          </table:table-cell>
          <table:table-cell office:value-type="float" office:value="1120308" table:style-name="ce16">
            <text:p><text:s/>1,120,308<text:s/></text:p>
          </table:table-cell>
          <table:table-cell office:value-type="float" office:value="27187" table:style-name="ce16">
            <text:p><text:s/>27,187<text:s/></text:p>
          </table:table-cell>
          <table:table-cell office:value-type="float" office:value="100343821" table:style-name="ce16">
            <text:p><text:s/>100,343,82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2" table:style-name="ce9">
            <text:p>1752</text:p>
          </table:table-cell>
          <table:table-cell office:value-type="float" office:value="95" table:style-name="ce15">
            <text:p><text:s/>95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31" table:style-name="ce16">
            <text:p><text:s/>31<text:s/></text:p>
          </table:table-cell>
          <table:table-cell table:style-name="ce16"/>
          <table:table-cell office:value-type="float" office:value="91" table:style-name="ce16">
            <text:p><text:s/>91<text:s/></text:p>
          </table:table-cell>
          <table:table-cell office:value-type="float" office:value="1987" table:style-name="ce16">
            <text:p><text:s/>1,987<text:s/></text:p>
          </table:table-cell>
          <table:table-cell office:value-type="float" office:value="6" table:style-name="ce16">
            <text:p><text:s/>6<text:s/></text:p>
          </table:table-cell>
          <table:table-cell office:value-type="float" office:value="9339" table:style-name="ce16">
            <text:p><text:s/>9,339<text:s/></text:p>
          </table:table-cell>
          <table:table-cell office:value-type="float" office:value="190" table:style-name="ce16">
            <text:p><text:s/>190<text:s/></text:p>
          </table:table-cell>
          <table:table-cell office:value-type="float" office:value="845" table:style-name="ce17">
            <text:p><text:s/>845<text:s/></text:p>
          </table:table-cell>
          <table:table-cell office:value-type="float" office:value="352" table:style-name="ce16">
            <text:p><text:s/>352<text:s/></text:p>
          </table:table-cell>
          <table:table-cell office:value-type="float" office:value="1319" table:style-name="ce16">
            <text:p><text:s/>1,319<text:s/></text:p>
          </table:table-cell>
          <table:table-cell office:value-type="float" office:value="14263" table:style-name="ce18">
            <text:p><text:s/>14,263<text:s/></text:p>
          </table:table-cell>
          <table:table-cell office:value-type="float" office:value="12.726315789473684" table:style-name="ce15">
            <text:p><text:s/>13<text:s/></text:p>
          </table:table-cell>
          <table:table-cell office:value-type="float" office:value="3.625" table:style-name="ce16">
            <text:p><text:s/>4<text:s/></text:p>
          </table:table-cell>
          <table:table-cell table:style-name="ce16"/>
          <table:table-cell office:value-type="float" office:value="29.838709677419356" table:style-name="ce16">
            <text:p><text:s/>30<text:s/></text:p>
          </table:table-cell>
          <table:table-cell table:style-name="ce16"/>
          <table:table-cell office:value-type="float" office:value="22.329670329670328" table:style-name="ce16">
            <text:p><text:s/>22<text:s/></text:p>
          </table:table-cell>
          <table:table-cell office:value-type="float" office:value="1.4635128334172118" table:style-name="ce16">
            <text:p><text:s/>1<text:s/></text:p>
          </table:table-cell>
          <table:table-cell office:value-type="float" office:value="181.33333333333334" table:style-name="ce16">
            <text:p><text:s/>181<text:s/></text:p>
          </table:table-cell>
          <table:table-cell office:value-type="float" office:value="27.725238248206445" table:style-name="ce16">
            <text:p><text:s/>28<text:s/></text:p>
          </table:table-cell>
          <table:table-cell office:value-type="float" office:value="2.2157894736842105" table:style-name="ce16">
            <text:p><text:s/>2<text:s/></text:p>
          </table:table-cell>
          <table:table-cell office:value-type="float" office:value="3.3431952662721893" table:style-name="ce17">
            <text:p><text:s/>3<text:s/></text:p>
          </table:table-cell>
          <table:table-cell office:value-type="float" office:value="4.9857954545454541" table:style-name="ce16">
            <text:p><text:s/>5<text:s/></text:p>
          </table:table-cell>
          <table:table-cell office:value-type="float" office:value="1.7437452615617893E-2" table:style-name="ce16">
            <text:p><text:s/>0<text:s/></text:p>
          </table:table-cell>
          <table:table-cell office:value-type="float" office:value="19.080207529972657" table:style-name="ce18">
            <text:p><text:s/>19<text:s/></text:p>
          </table:table-cell>
          <table:table-cell office:value-type="float" office:value="1098935" table:style-name="ce19">
            <text:p><text:s/>1,098,935<text:s/></text:p>
          </table:table-cell>
          <table:table-cell office:value-type="float" office:value="284013" table:style-name="ce16">
            <text:p><text:s/>284,013<text:s/></text:p>
          </table:table-cell>
          <table:table-cell table:style-name="ce16"/>
          <table:table-cell office:value-type="float" office:value="1513789" table:style-name="ce16">
            <text:p><text:s/>1,513,789<text:s/></text:p>
          </table:table-cell>
          <table:table-cell table:style-name="ce16"/>
          <table:table-cell office:value-type="float" office:value="178701" table:style-name="ce16">
            <text:p><text:s/>178,701<text:s/></text:p>
          </table:table-cell>
          <table:table-cell office:value-type="float" office:value="9935" table:style-name="ce16">
            <text:p><text:s/>9,935<text:s/></text:p>
          </table:table-cell>
          <table:table-cell office:value-type="float" office:value="6131607" table:style-name="ce16">
            <text:p><text:s/>6,131,607<text:s/></text:p>
          </table:table-cell>
          <table:table-cell office:value-type="float" office:value="66475209" table:style-name="ce16">
            <text:p><text:s/>66,475,209<text:s/></text:p>
          </table:table-cell>
          <table:table-cell office:value-type="float" office:value="2121228" table:style-name="ce16">
            <text:p><text:s/>2,121,228<text:s/></text:p>
          </table:table-cell>
          <table:table-cell office:value-type="float" office:value="35695298" table:style-name="ce17">
            <text:p><text:s/>35,695,298<text:s/></text:p>
          </table:table-cell>
          <table:table-cell office:value-type="float" office:value="1187313" table:style-name="ce16">
            <text:p><text:s/>1,187,313<text:s/></text:p>
          </table:table-cell>
          <table:table-cell office:value-type="float" office:value="31498" table:style-name="ce16">
            <text:p><text:s/>31,498<text:s/></text:p>
          </table:table-cell>
          <table:table-cell office:value-type="float" office:value="114727526" table:style-name="ce16">
            <text:p><text:s/>114,727,526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3" table:style-name="ce9">
            <text:p>1753</text:p>
          </table:table-cell>
          <table:table-cell office:value-type="float" office:value="114" table:style-name="ce15">
            <text:p><text:s/>114<text:s/></text:p>
          </table:table-cell>
          <table:table-cell office:value-type="float" office:value="22" table:style-name="ce16">
            <text:p><text:s/>22<text:s/></text:p>
          </table:table-cell>
          <table:table-cell table:style-name="ce16"/>
          <table:table-cell office:value-type="float" office:value="36" table:style-name="ce16">
            <text:p><text:s/>36<text:s/></text:p>
          </table:table-cell>
          <table:table-cell table:style-name="ce16"/>
          <table:table-cell office:value-type="float" office:value="111" table:style-name="ce16">
            <text:p><text:s/>111<text:s/></text:p>
          </table:table-cell>
          <table:table-cell office:value-type="float" office:value="2193" table:style-name="ce16">
            <text:p><text:s/>2,193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9295" table:style-name="ce16">
            <text:p><text:s/>9,295<text:s/></text:p>
          </table:table-cell>
          <table:table-cell office:value-type="float" office:value="313" table:style-name="ce16">
            <text:p><text:s/>313<text:s/></text:p>
          </table:table-cell>
          <table:table-cell office:value-type="float" office:value="926" table:style-name="ce17">
            <text:p><text:s/>926<text:s/></text:p>
          </table:table-cell>
          <table:table-cell office:value-type="float" office:value="350" table:style-name="ce16">
            <text:p><text:s/>350<text:s/></text:p>
          </table:table-cell>
          <table:table-cell office:value-type="float" office:value="1278" table:style-name="ce16">
            <text:p><text:s/>1,278<text:s/></text:p>
          </table:table-cell>
          <table:table-cell office:value-type="float" office:value="14648" table:style-name="ce18">
            <text:p><text:s/>14,648<text:s/></text:p>
          </table:table-cell>
          <table:table-cell office:value-type="float" office:value="11.745614035087719" table:style-name="ce15">
            <text:p><text:s/>12<text:s/></text:p>
          </table:table-cell>
          <table:table-cell office:value-type="float" office:value="3.3636363636363638" table:style-name="ce16">
            <text:p><text:s/>3<text:s/></text:p>
          </table:table-cell>
          <table:table-cell table:style-name="ce16"/>
          <table:table-cell office:value-type="float" office:value="48.611111111111114" table:style-name="ce16">
            <text:p><text:s/>49<text:s/></text:p>
          </table:table-cell>
          <table:table-cell table:style-name="ce16"/>
          <table:table-cell office:value-type="float" office:value="26.081081081081081" table:style-name="ce16">
            <text:p><text:s/>26<text:s/></text:p>
          </table:table-cell>
          <table:table-cell office:value-type="float" office:value="1.3976288189694483" table:style-name="ce16">
            <text:p><text:s/>1<text:s/></text:p>
          </table:table-cell>
          <table:table-cell office:value-type="float" office:value="386.1" table:style-name="ce16">
            <text:p><text:s/>386<text:s/></text:p>
          </table:table-cell>
          <table:table-cell office:value-type="float" office:value="28.138461538461538" table:style-name="ce16">
            <text:p><text:s/>28<text:s/></text:p>
          </table:table-cell>
          <table:table-cell office:value-type="float" office:value="1.2428115015974441" table:style-name="ce16">
            <text:p><text:s/>1<text:s/></text:p>
          </table:table-cell>
          <table:table-cell office:value-type="float" office:value="3.7213822894168467" table:style-name="ce17">
            <text:p><text:s/>4<text:s/></text:p>
          </table:table-cell>
          <table:table-cell office:value-type="float" office:value="5.0314285714285711" table:style-name="ce16">
            <text:p><text:s/>5<text:s/></text:p>
          </table:table-cell>
          <table:table-cell office:value-type="float" office:value="0.13223787167449139" table:style-name="ce16">
            <text:p><text:s/>0<text:s/></text:p>
          </table:table-cell>
          <table:table-cell office:value-type="float" office:value="19.135445111960678" table:style-name="ce18">
            <text:p><text:s/>19<text:s/></text:p>
          </table:table-cell>
          <table:table-cell office:value-type="float" office:value="1771606" table:style-name="ce19">
            <text:p><text:s/>1,771,606<text:s/></text:p>
          </table:table-cell>
          <table:table-cell office:value-type="float" office:value="436841" table:style-name="ce16">
            <text:p><text:s/>436,841<text:s/></text:p>
          </table:table-cell>
          <table:table-cell table:style-name="ce16"/>
          <table:table-cell office:value-type="float" office:value="1183293" table:style-name="ce16">
            <text:p><text:s/>1,183,293<text:s/></text:p>
          </table:table-cell>
          <table:table-cell table:style-name="ce16"/>
          <table:table-cell office:value-type="float" office:value="180765" table:style-name="ce16">
            <text:p><text:s/>180,765<text:s/></text:p>
          </table:table-cell>
          <table:table-cell office:value-type="float" office:value="10965" table:style-name="ce16">
            <text:p><text:s/>10,965<text:s/></text:p>
          </table:table-cell>
          <table:table-cell office:value-type="float" office:value="18572934" table:style-name="ce16">
            <text:p><text:s/>18,572,934<text:s/></text:p>
          </table:table-cell>
          <table:table-cell office:value-type="float" office:value="70355687" table:style-name="ce16">
            <text:p><text:s/>70,355,687<text:s/></text:p>
          </table:table-cell>
          <table:table-cell office:value-type="float" office:value="2853843" table:style-name="ce16">
            <text:p><text:s/>2,853,843<text:s/></text:p>
          </table:table-cell>
          <table:table-cell office:value-type="float" office:value="47139378" table:style-name="ce17">
            <text:p><text:s/>47,139,378<text:s/></text:p>
          </table:table-cell>
          <table:table-cell office:value-type="float" office:value="1238110" table:style-name="ce16">
            <text:p><text:s/>1,238,110<text:s/></text:p>
          </table:table-cell>
          <table:table-cell office:value-type="float" office:value="39586" table:style-name="ce16">
            <text:p><text:s/>39,586<text:s/></text:p>
          </table:table-cell>
          <table:table-cell office:value-type="float" office:value="143783008" table:style-name="ce16">
            <text:p><text:s/>143,783,008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4" table:style-name="ce9">
            <text:p>1754</text:p>
          </table:table-cell>
          <table:table-cell office:value-type="float" office:value="116" table:style-name="ce15">
            <text:p><text:s/>116<text:s/></text:p>
          </table:table-cell>
          <table:table-cell office:value-type="float" office:value="8" table:style-name="ce16">
            <text:p><text:s/>8<text:s/></text:p>
          </table:table-cell>
          <table:table-cell table:style-name="ce16"/>
          <table:table-cell office:value-type="float" office:value="37" table:style-name="ce16">
            <text:p><text:s/>37<text:s/></text:p>
          </table:table-cell>
          <table:table-cell table:style-name="ce16"/>
          <table:table-cell office:value-type="float" office:value="114" table:style-name="ce16">
            <text:p><text:s/>114<text:s/></text:p>
          </table:table-cell>
          <table:table-cell office:value-type="float" office:value="1992" table:style-name="ce16">
            <text:p><text:s/>1,992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647" table:style-name="ce16">
            <text:p><text:s/>9,647<text:s/></text:p>
          </table:table-cell>
          <table:table-cell office:value-type="float" office:value="354" table:style-name="ce16">
            <text:p><text:s/>354<text:s/></text:p>
          </table:table-cell>
          <table:table-cell office:value-type="float" office:value="962" table:style-name="ce17">
            <text:p><text:s/>962<text:s/></text:p>
          </table:table-cell>
          <table:table-cell office:value-type="float" office:value="322" table:style-name="ce16">
            <text:p><text:s/>322<text:s/></text:p>
          </table:table-cell>
          <table:table-cell office:value-type="float" office:value="1197" table:style-name="ce16">
            <text:p><text:s/>1,197<text:s/></text:p>
          </table:table-cell>
          <table:table-cell office:value-type="float" office:value="14751" table:style-name="ce18">
            <text:p><text:s/>14,751<text:s/></text:p>
          </table:table-cell>
          <table:table-cell office:value-type="float" office:value="12.060344827586206" table:style-name="ce15">
            <text:p><text:s/>12<text:s/></text:p>
          </table:table-cell>
          <table:table-cell office:value-type="float" office:value="3.625" table:style-name="ce16">
            <text:p><text:s/>4<text:s/></text:p>
          </table:table-cell>
          <table:table-cell table:style-name="ce16"/>
          <table:table-cell office:value-type="float" office:value="35.837837837837839" table:style-name="ce16">
            <text:p><text:s/>36<text:s/></text:p>
          </table:table-cell>
          <table:table-cell table:style-name="ce16"/>
          <table:table-cell office:value-type="float" office:value="18.912280701754387" table:style-name="ce16">
            <text:p><text:s/>19<text:s/></text:p>
          </table:table-cell>
          <table:table-cell office:value-type="float" office:value="5.2309236947791167" table:style-name="ce16">
            <text:p><text:s/>5<text:s/></text:p>
          </table:table-cell>
          <table:table-cell office:value-type="float" office:value="10" table:style-name="ce16">
            <text:p><text:s/>10<text:s/></text:p>
          </table:table-cell>
          <table:table-cell office:value-type="float" office:value="32.569710790919459" table:style-name="ce16">
            <text:p><text:s/>33<text:s/></text:p>
          </table:table-cell>
          <table:table-cell office:value-type="float" office:value="2.8248587570621469E-2" table:style-name="ce16">
            <text:p><text:s/>0<text:s/></text:p>
          </table:table-cell>
          <table:table-cell office:value-type="float" office:value="3.557172557172557" table:style-name="ce17">
            <text:p><text:s/>4<text:s/></text:p>
          </table:table-cell>
          <table:table-cell office:value-type="float" office:value="4.9968944099378882" table:style-name="ce16">
            <text:p><text:s/>5<text:s/></text:p>
          </table:table-cell>
          <table:table-cell office:value-type="float" office:value="1.921470342522974E-2" table:style-name="ce16">
            <text:p><text:s/>0<text:s/></text:p>
          </table:table-cell>
          <table:table-cell office:value-type="float" office:value="22.684157006304659" table:style-name="ce18">
            <text:p><text:s/>23<text:s/></text:p>
          </table:table-cell>
          <table:table-cell office:value-type="float" office:value="1812772" table:style-name="ce19">
            <text:p><text:s/>1,812,772<text:s/></text:p>
          </table:table-cell>
          <table:table-cell office:value-type="float" office:value="284166" table:style-name="ce16">
            <text:p><text:s/>284,166<text:s/></text:p>
          </table:table-cell>
          <table:table-cell table:style-name="ce16"/>
          <table:table-cell office:value-type="float" office:value="1708302" table:style-name="ce16">
            <text:p><text:s/>1,708,302<text:s/></text:p>
          </table:table-cell>
          <table:table-cell table:style-name="ce16"/>
          <table:table-cell office:value-type="float" office:value="188925" table:style-name="ce16">
            <text:p><text:s/>188,925<text:s/></text:p>
          </table:table-cell>
          <table:table-cell office:value-type="float" office:value="9960" table:style-name="ce16">
            <text:p><text:s/>9,960<text:s/></text:p>
          </table:table-cell>
          <table:table-cell office:value-type="float" office:value="9891" table:style-name="ce16">
            <text:p><text:s/>9,891<text:s/></text:p>
          </table:table-cell>
          <table:table-cell office:value-type="float" office:value="80458232" table:style-name="ce16">
            <text:p><text:s/>80,458,232<text:s/></text:p>
          </table:table-cell>
          <table:table-cell office:value-type="float" office:value="2203409" table:style-name="ce16">
            <text:p><text:s/>2,203,409<text:s/></text:p>
          </table:table-cell>
          <table:table-cell office:value-type="float" office:value="41370447" table:style-name="ce17">
            <text:p><text:s/>41,370,447<text:s/></text:p>
          </table:table-cell>
          <table:table-cell office:value-type="float" office:value="1081736" table:style-name="ce16">
            <text:p><text:s/>1,081,736<text:s/></text:p>
          </table:table-cell>
          <table:table-cell office:value-type="float" office:value="20765" table:style-name="ce16">
            <text:p><text:s/>20,765<text:s/></text:p>
          </table:table-cell>
          <table:table-cell office:value-type="float" office:value="129148605" table:style-name="ce16">
            <text:p><text:s/>129,148,605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5" table:style-name="ce9">
            <text:p>1755</text:p>
          </table:table-cell>
          <table:table-cell office:value-type="float" office:value="112" table:style-name="ce15">
            <text:p><text:s/>112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33" table:style-name="ce16">
            <text:p><text:s/>33<text:s/></text:p>
          </table:table-cell>
          <table:table-cell table:style-name="ce16"/>
          <table:table-cell office:value-type="float" office:value="79" table:style-name="ce16">
            <text:p><text:s/>79<text:s/></text:p>
          </table:table-cell>
          <table:table-cell office:value-type="float" office:value="1936" table:style-name="ce16">
            <text:p><text:s/>1,936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8938" table:style-name="ce16">
            <text:p><text:s/>8,938<text:s/></text:p>
          </table:table-cell>
          <table:table-cell office:value-type="float" office:value="282" table:style-name="ce16">
            <text:p><text:s/>282<text:s/></text:p>
          </table:table-cell>
          <table:table-cell office:value-type="float" office:value="1049" table:style-name="ce17">
            <text:p><text:s/>1,049<text:s/></text:p>
          </table:table-cell>
          <table:table-cell office:value-type="float" office:value="334" table:style-name="ce16">
            <text:p><text:s/>334<text:s/></text:p>
          </table:table-cell>
          <table:table-cell office:value-type="float" office:value="1149" table:style-name="ce16">
            <text:p><text:s/>1,149<text:s/></text:p>
          </table:table-cell>
          <table:table-cell office:value-type="float" office:value="13917" table:style-name="ce18">
            <text:p><text:s/>13,917<text:s/></text:p>
          </table:table-cell>
          <table:table-cell office:value-type="float" office:value="13.151785714285714" table:style-name="ce15">
            <text:p><text:s/>13<text:s/></text:p>
          </table:table-cell>
          <table:table-cell office:value-type="float" office:value="3.25" table:style-name="ce16">
            <text:p><text:s/>3<text:s/></text:p>
          </table:table-cell>
          <table:table-cell table:style-name="ce16"/>
          <table:table-cell office:value-type="float" office:value="27.09090909090909" table:style-name="ce16">
            <text:p><text:s/>27<text:s/></text:p>
          </table:table-cell>
          <table:table-cell table:style-name="ce16"/>
          <table:table-cell office:value-type="float" office:value="24.746835443037973" table:style-name="ce16">
            <text:p><text:s/>25<text:s/></text:p>
          </table:table-cell>
          <table:table-cell office:value-type="float" office:value="2.7396694214876032" table:style-name="ce16">
            <text:p><text:s/>3<text:s/></text:p>
          </table:table-cell>
          <table:table-cell office:value-type="float" office:value="13" table:style-name="ce16">
            <text:p><text:s/>13<text:s/></text:p>
          </table:table-cell>
          <table:table-cell office:value-type="float" office:value="30.872342805996869" table:style-name="ce16">
            <text:p><text:s/>31<text:s/></text:p>
          </table:table-cell>
          <table:table-cell office:value-type="float" office:value="1.0070921985815602" table:style-name="ce16">
            <text:p><text:s/>1<text:s/></text:p>
          </table:table-cell>
          <table:table-cell office:value-type="float" office:value="3.5414680648236416" table:style-name="ce17">
            <text:p><text:s/>4<text:s/></text:p>
          </table:table-cell>
          <table:table-cell office:value-type="float" office:value="4.955089820359281" table:style-name="ce16">
            <text:p><text:s/>5<text:s/></text:p>
          </table:table-cell>
          <table:table-cell office:value-type="float" office:value="3.1331592689295036E-2" table:style-name="ce16">
            <text:p><text:s/>0<text:s/></text:p>
          </table:table-cell>
          <table:table-cell office:value-type="float" office:value="20.929726234102176" table:style-name="ce18">
            <text:p><text:s/>21<text:s/></text:p>
          </table:table-cell>
          <table:table-cell office:value-type="float" office:value="1801854" table:style-name="ce19">
            <text:p><text:s/>1,801,854<text:s/></text:p>
          </table:table-cell>
          <table:table-cell office:value-type="float" office:value="250296" table:style-name="ce16">
            <text:p><text:s/>250,296<text:s/></text:p>
          </table:table-cell>
          <table:table-cell table:style-name="ce16"/>
          <table:table-cell office:value-type="float" office:value="679852" table:style-name="ce16">
            <text:p><text:s/>679,852<text:s/></text:p>
          </table:table-cell>
          <table:table-cell table:style-name="ce16"/>
          <table:table-cell office:value-type="float" office:value="176133" table:style-name="ce16">
            <text:p><text:s/>176,133<text:s/></text:p>
          </table:table-cell>
          <table:table-cell office:value-type="float" office:value="9680" table:style-name="ce16">
            <text:p><text:s/>9,680<text:s/></text:p>
          </table:table-cell>
          <table:table-cell office:value-type="float" office:value="64" table:style-name="ce16">
            <text:p><text:s/>64<text:s/></text:p>
          </table:table-cell>
          <table:table-cell office:value-type="float" office:value="76124891" table:style-name="ce16">
            <text:p><text:s/>76,124,891<text:s/></text:p>
          </table:table-cell>
          <table:table-cell office:value-type="float" office:value="2834748" table:style-name="ce16">
            <text:p><text:s/>2,834,748<text:s/></text:p>
          </table:table-cell>
          <table:table-cell office:value-type="float" office:value="47028340" table:style-name="ce17">
            <text:p><text:s/>47,028,340<text:s/></text:p>
          </table:table-cell>
          <table:table-cell office:value-type="float" office:value="1159935" table:style-name="ce16">
            <text:p><text:s/>1,159,935<text:s/></text:p>
          </table:table-cell>
          <table:table-cell office:value-type="float" office:value="655248" table:style-name="ce16">
            <text:p><text:s/>655,248<text:s/></text:p>
          </table:table-cell>
          <table:table-cell office:value-type="float" office:value="130721041" table:style-name="ce16">
            <text:p><text:s/>130,721,041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6" table:style-name="ce9">
            <text:p>1756</text:p>
          </table:table-cell>
          <table:table-cell office:value-type="float" office:value="156" table:style-name="ce15">
            <text:p><text:s/>156<text:s/></text:p>
          </table:table-cell>
          <table:table-cell office:value-type="float" office:value="4" table:style-name="ce16">
            <text:p><text:s/>4<text:s/></text:p>
          </table:table-cell>
          <table:table-cell table:style-name="ce16"/>
          <table:table-cell office:value-type="float" office:value="53" table:style-name="ce16">
            <text:p><text:s/>53<text:s/></text:p>
          </table:table-cell>
          <table:table-cell office:value-type="float" office:value="1" table:style-name="ce16">
            <text:p><text:s/>1<text:s/></text:p>
          </table:table-cell>
          <table:table-cell office:value-type="float" office:value="100" table:style-name="ce16">
            <text:p><text:s/>100<text:s/></text:p>
          </table:table-cell>
          <table:table-cell office:value-type="float" office:value="2418" table:style-name="ce16">
            <text:p><text:s/>2,418<text:s/></text:p>
          </table:table-cell>
          <table:table-cell office:value-type="float" office:value="5" table:style-name="ce16">
            <text:p><text:s/>5<text:s/></text:p>
          </table:table-cell>
          <table:table-cell office:value-type="float" office:value="9211" table:style-name="ce16">
            <text:p><text:s/>9,211<text:s/></text:p>
          </table:table-cell>
          <table:table-cell office:value-type="float" office:value="258" table:style-name="ce16">
            <text:p><text:s/>258<text:s/></text:p>
          </table:table-cell>
          <table:table-cell office:value-type="float" office:value="1020" table:style-name="ce17">
            <text:p><text:s/>1,020<text:s/></text:p>
          </table:table-cell>
          <table:table-cell office:value-type="float" office:value="366" table:style-name="ce16">
            <text:p><text:s/>366<text:s/></text:p>
          </table:table-cell>
          <table:table-cell office:value-type="float" office:value="1132" table:style-name="ce16">
            <text:p><text:s/>1,132<text:s/></text:p>
          </table:table-cell>
          <table:table-cell office:value-type="float" office:value="14724" table:style-name="ce18">
            <text:p><text:s/>14,724<text:s/></text:p>
          </table:table-cell>
          <table:table-cell office:value-type="float" office:value="12.307692307692308" table:style-name="ce15">
            <text:p><text:s/>12<text:s/></text:p>
          </table:table-cell>
          <table:table-cell office:value-type="float" office:value="3.5" table:style-name="ce16">
            <text:p><text:s/>4<text:s/></text:p>
          </table:table-cell>
          <table:table-cell table:style-name="ce16"/>
          <table:table-cell office:value-type="float" office:value="9.6603773584905657" table:style-name="ce16">
            <text:p><text:s/>10<text:s/></text:p>
          </table:table-cell>
          <table:table-cell office:value-type="float" office:value="0" table:style-name="ce16">
            <text:p><text:s/>-<text:s/></text:p>
          </table:table-cell>
          <table:table-cell office:value-type="float" office:value="25.41" table:style-name="ce16">
            <text:p><text:s/>25<text:s/></text:p>
          </table:table-cell>
          <table:table-cell office:value-type="float" office:value="2.6414392059553351" table:style-name="ce16">
            <text:p><text:s/>3<text:s/></text:p>
          </table:table-cell>
          <table:table-cell office:value-type="float" office:value="1129" table:style-name="ce16">
            <text:p><text:s/>1,129<text:s/></text:p>
          </table:table-cell>
          <table:table-cell office:value-type="float" office:value="27.781565519487568" table:style-name="ce16">
            <text:p><text:s/>28<text:s/></text:p>
          </table:table-cell>
          <table:table-cell office:value-type="float" office:value="2.7131782945736434E-2" table:style-name="ce16">
            <text:p><text:s/>0<text:s/></text:p>
          </table:table-cell>
          <table:table-cell office:value-type="float" office:value="4.5" table:style-name="ce17">
            <text:p><text:s/>5<text:s/></text:p>
          </table:table-cell>
          <table:table-cell office:value-type="float" office:value="5.1038251366120218" table:style-name="ce16">
            <text:p><text:s/>5<text:s/></text:p>
          </table:table-cell>
          <table:table-cell office:value-type="float" office:value="0.19964664310954064" table:style-name="ce16">
            <text:p><text:s/>0<text:s/></text:p>
          </table:table-cell>
          <table:table-cell office:value-type="float" office:value="18.989812550937245" table:style-name="ce18">
            <text:p><text:s/>19<text:s/></text:p>
          </table:table-cell>
          <table:table-cell office:value-type="float" office:value="2341386" table:style-name="ce19">
            <text:p><text:s/>2,341,386<text:s/></text:p>
          </table:table-cell>
          <table:table-cell office:value-type="float" office:value="250296" table:style-name="ce16">
            <text:p><text:s/>250,296<text:s/></text:p>
          </table:table-cell>
          <table:table-cell table:style-name="ce16"/>
          <table:table-cell office:value-type="float" office:value="3479537" table:style-name="ce16">
            <text:p><text:s/>3,479,537<text:s/></text:p>
          </table:table-cell>
          <table:table-cell office:value-type="float" office:value="918" table:style-name="ce16">
            <text:p><text:s/>918<text:s/></text:p>
          </table:table-cell>
          <table:table-cell office:value-type="float" office:value="235149" table:style-name="ce16">
            <text:p><text:s/>235,149<text:s/></text:p>
          </table:table-cell>
          <table:table-cell office:value-type="float" office:value="12090" table:style-name="ce16">
            <text:p><text:s/>12,090<text:s/></text:p>
          </table:table-cell>
          <table:table-cell office:value-type="float" office:value="13059492" table:style-name="ce16">
            <text:p><text:s/>13,059,492<text:s/></text:p>
          </table:table-cell>
          <table:table-cell office:value-type="float" office:value="73319510" table:style-name="ce16">
            <text:p><text:s/>73,319,510<text:s/></text:p>
          </table:table-cell>
          <table:table-cell office:value-type="float" office:value="838251" table:style-name="ce16">
            <text:p><text:s/>838,251<text:s/></text:p>
          </table:table-cell>
          <table:table-cell office:value-type="float" office:value="53850868" table:style-name="ce17">
            <text:p><text:s/>53,850,868<text:s/></text:p>
          </table:table-cell>
          <table:table-cell office:value-type="float" office:value="1373742" table:style-name="ce16">
            <text:p><text:s/>1,373,742<text:s/></text:p>
          </table:table-cell>
          <table:table-cell office:value-type="float" office:value="652435" table:style-name="ce16">
            <text:p><text:s/>652,435<text:s/></text:p>
          </table:table-cell>
          <table:table-cell office:value-type="float" office:value="149413674" table:style-name="ce16">
            <text:p><text:s/>149,413,674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7" table:style-name="ce9">
            <text:p>1757</text:p>
          </table:table-cell>
          <table:table-cell office:value-type="float" office:value="130" table:style-name="ce15">
            <text:p><text:s/>130<text:s/></text:p>
          </table:table-cell>
          <table:table-cell office:value-type="float" office:value="29" table:style-name="ce16">
            <text:p><text:s/>29<text:s/></text:p>
          </table:table-cell>
          <table:table-cell table:style-name="ce16"/>
          <table:table-cell office:value-type="float" office:value="57" table:style-name="ce16">
            <text:p><text:s/>57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107" table:style-name="ce16">
            <text:p><text:s/>107<text:s/></text:p>
          </table:table-cell>
          <table:table-cell office:value-type="float" office:value="2208" table:style-name="ce16">
            <text:p><text:s/>2,208<text:s/></text:p>
          </table:table-cell>
          <table:table-cell office:value-type="float" office:value="8" table:style-name="ce16">
            <text:p><text:s/>8<text:s/></text:p>
          </table:table-cell>
          <table:table-cell office:value-type="float" office:value="9279" table:style-name="ce16">
            <text:p><text:s/>9,279<text:s/></text:p>
          </table:table-cell>
          <table:table-cell office:value-type="float" office:value="268" table:style-name="ce16">
            <text:p><text:s/>268<text:s/></text:p>
          </table:table-cell>
          <table:table-cell office:value-type="float" office:value="829" table:style-name="ce17">
            <text:p><text:s/>829<text:s/></text:p>
          </table:table-cell>
          <table:table-cell office:value-type="float" office:value="348" table:style-name="ce16">
            <text:p><text:s/>348<text:s/></text:p>
          </table:table-cell>
          <table:table-cell office:value-type="float" office:value="1187" table:style-name="ce16">
            <text:p><text:s/>1,187<text:s/></text:p>
          </table:table-cell>
          <table:table-cell office:value-type="float" office:value="14452" table:style-name="ce18">
            <text:p><text:s/>14,452<text:s/></text:p>
          </table:table-cell>
          <table:table-cell office:value-type="float" office:value="12.292307692307693" table:style-name="ce15">
            <text:p><text:s/>12<text:s/></text:p>
          </table:table-cell>
          <table:table-cell office:value-type="float" office:value="9.2068965517241388" table:style-name="ce16">
            <text:p><text:s/>9<text:s/></text:p>
          </table:table-cell>
          <table:table-cell table:style-name="ce16"/>
          <table:table-cell office:value-type="float" office:value="35.824561403508774" table:style-name="ce16">
            <text:p><text:s/>36<text:s/></text:p>
          </table:table-cell>
          <table:table-cell office:value-type="float" office:value="0.5" table:style-name="ce16">
            <text:p><text:s/>1<text:s/></text:p>
          </table:table-cell>
          <table:table-cell office:value-type="float" office:value="27.803738317757009" table:style-name="ce16">
            <text:p><text:s/>28<text:s/></text:p>
          </table:table-cell>
          <table:table-cell office:value-type="float" office:value="2.1005434782608696" table:style-name="ce16">
            <text:p><text:s/>2<text:s/></text:p>
          </table:table-cell>
          <table:table-cell office:value-type="float" office:value="250.75" table:style-name="ce16">
            <text:p><text:s/>251<text:s/></text:p>
          </table:table-cell>
          <table:table-cell office:value-type="float" office:value="27.510938678736935" table:style-name="ce16">
            <text:p><text:s/>28<text:s/></text:p>
          </table:table-cell>
          <table:table-cell office:value-type="float" office:value="7.462686567164179E-3" table:style-name="ce16">
            <text:p><text:s/>0<text:s/></text:p>
          </table:table-cell>
          <table:table-cell office:value-type="float" office:value="4.2665862484921595" table:style-name="ce17">
            <text:p><text:s/>4<text:s/></text:p>
          </table:table-cell>
          <table:table-cell office:value-type="float" office:value="5.0172413793103452" table:style-name="ce16">
            <text:p><text:s/>5<text:s/></text:p>
          </table:table-cell>
          <table:table-cell office:value-type="float" office:value="5.8972198820556026E-3" table:style-name="ce16">
            <text:p><text:s/>0<text:s/></text:p>
          </table:table-cell>
          <table:table-cell office:value-type="float" office:value="18.965748685303073" table:style-name="ce18">
            <text:p><text:s/>19<text:s/></text:p>
          </table:table-cell>
          <table:table-cell office:value-type="float" office:value="2233850" table:style-name="ce19">
            <text:p><text:s/>2,233,850<text:s/></text:p>
          </table:table-cell>
          <table:table-cell office:value-type="float" office:value="1772126" table:style-name="ce16">
            <text:p><text:s/>1,772,126<text:s/></text:p>
          </table:table-cell>
          <table:table-cell table:style-name="ce16"/>
          <table:table-cell office:value-type="float" office:value="3297429" table:style-name="ce16">
            <text:p><text:s/>3,297,429<text:s/></text:p>
          </table:table-cell>
          <table:table-cell office:value-type="float" office:value="1836" table:style-name="ce16">
            <text:p><text:s/>1,836<text:s/></text:p>
          </table:table-cell>
          <table:table-cell office:value-type="float" office:value="201319" table:style-name="ce16">
            <text:p><text:s/>201,319<text:s/></text:p>
          </table:table-cell>
          <table:table-cell office:value-type="float" office:value="11040" table:style-name="ce16">
            <text:p><text:s/>11,040<text:s/></text:p>
          </table:table-cell>
          <table:table-cell office:value-type="float" office:value="9856367" table:style-name="ce16">
            <text:p><text:s/>9,856,367<text:s/></text:p>
          </table:table-cell>
          <table:table-cell office:value-type="float" office:value="64597188" table:style-name="ce16">
            <text:p><text:s/>64,597,188<text:s/></text:p>
          </table:table-cell>
          <table:table-cell office:value-type="float" office:value="2550729" table:style-name="ce16">
            <text:p><text:s/>2,550,729<text:s/></text:p>
          </table:table-cell>
          <table:table-cell office:value-type="float" office:value="39375120" table:style-name="ce17">
            <text:p><text:s/>39,375,120<text:s/></text:p>
          </table:table-cell>
          <table:table-cell office:value-type="float" office:value="1153466" table:style-name="ce16">
            <text:p><text:s/>1,153,466<text:s/></text:p>
          </table:table-cell>
          <table:table-cell office:value-type="float" office:value="26337" table:style-name="ce16">
            <text:p><text:s/>26,337<text:s/></text:p>
          </table:table-cell>
          <table:table-cell office:value-type="float" office:value="125076807" table:style-name="ce16">
            <text:p><text:s/>125,076,807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8" table:style-name="ce9">
            <text:p>1758</text:p>
          </table:table-cell>
          <table:table-cell office:value-type="float" office:value="113" table:style-name="ce15">
            <text:p><text:s/>113<text:s/></text:p>
          </table:table-cell>
          <table:table-cell table:style-name="ce16"/>
          <table:table-cell office:value-type="float" office:value="1" table:style-name="ce16">
            <text:p><text:s/>1<text:s/></text:p>
          </table:table-cell>
          <table:table-cell office:value-type="float" office:value="49" table:style-name="ce16">
            <text:p><text:s/>49<text:s/></text:p>
          </table:table-cell>
          <table:table-cell table:style-name="ce16"/>
          <table:table-cell office:value-type="float" office:value="112" table:style-name="ce16">
            <text:p><text:s/>112<text:s/></text:p>
          </table:table-cell>
          <table:table-cell office:value-type="float" office:value="2345" table:style-name="ce16">
            <text:p><text:s/>2,345<text:s/></text:p>
          </table:table-cell>
          <table:table-cell office:value-type="float" office:value="2" table:style-name="ce16">
            <text:p><text:s/>2<text:s/></text:p>
          </table:table-cell>
          <table:table-cell office:value-type="float" office:value="9454" table:style-name="ce16">
            <text:p><text:s/>9,454<text:s/></text:p>
          </table:table-cell>
          <table:table-cell office:value-type="float" office:value="378" table:style-name="ce16">
            <text:p><text:s/>378<text:s/></text:p>
          </table:table-cell>
          <table:table-cell office:value-type="float" office:value="794" table:style-name="ce17">
            <text:p><text:s/>794<text:s/></text:p>
          </table:table-cell>
          <table:table-cell office:value-type="float" office:value="332" table:style-name="ce16">
            <text:p><text:s/>332<text:s/></text:p>
          </table:table-cell>
          <table:table-cell office:value-type="float" office:value="1177" table:style-name="ce16">
            <text:p><text:s/>1,177<text:s/></text:p>
          </table:table-cell>
          <table:table-cell office:value-type="float" office:value="14757" table:style-name="ce18">
            <text:p><text:s/>14,757<text:s/></text:p>
          </table:table-cell>
          <table:table-cell office:value-type="float" office:value="12.495575221238939" table:style-name="ce15">
            <text:p><text:s/>12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10.591836734693878" table:style-name="ce16">
            <text:p><text:s/>11<text:s/></text:p>
          </table:table-cell>
          <table:table-cell table:style-name="ce16"/>
          <table:table-cell office:value-type="float" office:value="24.892857142857142" table:style-name="ce16">
            <text:p><text:s/>25<text:s/></text:p>
          </table:table-cell>
          <table:table-cell office:value-type="float" office:value="1.9906183368869936" table:style-name="ce16">
            <text:p><text:s/>2<text:s/></text:p>
          </table:table-cell>
          <table:table-cell office:value-type="float" office:value="38" table:style-name="ce16">
            <text:p><text:s/>38<text:s/></text:p>
          </table:table-cell>
          <table:table-cell office:value-type="float" office:value="29.831922995557434" table:style-name="ce16">
            <text:p><text:s/>30<text:s/></text:p>
          </table:table-cell>
          <table:table-cell office:value-type="float" office:value="3.7037037037037035E-2" table:style-name="ce16">
            <text:p><text:s/>0<text:s/></text:p>
          </table:table-cell>
          <table:table-cell office:value-type="float" office:value="3.6838790931989926" table:style-name="ce17">
            <text:p><text:s/>4<text:s/></text:p>
          </table:table-cell>
          <table:table-cell office:value-type="float" office:value="5.1114457831325302" table:style-name="ce16">
            <text:p><text:s/>5<text:s/></text:p>
          </table:table-cell>
          <table:table-cell office:value-type="float" office:value="1.3593882752761258E-2" table:style-name="ce16">
            <text:p><text:s/>0<text:s/></text:p>
          </table:table-cell>
          <table:table-cell office:value-type="float" office:value="20.068171037473743" table:style-name="ce18">
            <text:p><text:s/>20<text:s/></text:p>
          </table:table-cell>
          <table:table-cell office:value-type="float" office:value="1418343" table:style-name="ce19">
            <text:p><text:s/>1,418,343<text:s/></text:p>
          </table:table-cell>
          <table:table-cell table:style-name="ce16"/>
          <table:table-cell office:value-type="float" office:value="0" table:style-name="ce16">
            <text:p><text:s/>-<text:s/></text:p>
          </table:table-cell>
          <table:table-cell office:value-type="float" office:value="3727197" table:style-name="ce16">
            <text:p><text:s/>3,727,197<text:s/></text:p>
          </table:table-cell>
          <table:table-cell table:style-name="ce16"/>
          <table:table-cell office:value-type="float" office:value="200323" table:style-name="ce16">
            <text:p><text:s/>200,323<text:s/></text:p>
          </table:table-cell>
          <table:table-cell office:value-type="float" office:value="11725" table:style-name="ce16">
            <text:p><text:s/>11,725<text:s/></text:p>
          </table:table-cell>
          <table:table-cell office:value-type="float" office:value="27951" table:style-name="ce16">
            <text:p><text:s/>27,951<text:s/></text:p>
          </table:table-cell>
          <table:table-cell office:value-type="float" office:value="65298330" table:style-name="ce16">
            <text:p><text:s/>65,298,330<text:s/></text:p>
          </table:table-cell>
          <table:table-cell office:value-type="float" office:value="5161012" table:style-name="ce16">
            <text:p><text:s/>5,161,012<text:s/></text:p>
          </table:table-cell>
          <table:table-cell office:value-type="float" office:value="32791771" table:style-name="ce17">
            <text:p><text:s/>32,791,771<text:s/></text:p>
          </table:table-cell>
          <table:table-cell office:value-type="float" office:value="1102727" table:style-name="ce16">
            <text:p><text:s/>1,102,727<text:s/></text:p>
          </table:table-cell>
          <table:table-cell office:value-type="float" office:value="20510" table:style-name="ce16">
            <text:p><text:s/>20,510<text:s/></text:p>
          </table:table-cell>
          <table:table-cell office:value-type="float" office:value="109759889" table:style-name="ce16">
            <text:p><text:s/>109,759,889<text:s/></text:p>
          </table:table-cell>
          <table:table-cell table:number-columns-repeated="16341" table:style-name="ce1"/>
        </table:table-row>
        <table:table-row table:style-name="ro3">
          <table:table-cell office:value-type="float" office:value="1759" table:style-name="ce9">
            <text:p>1759</text:p>
          </table:table-cell>
          <table:table-cell office:value-type="float" office:value="91" table:style-name="ce15">
            <text:p><text:s/>91<text:s/></text:p>
          </table:table-cell>
          <table:table-cell office:value-type="float" office:value="13" table:style-name="ce16">
            <text:p><text:s/>13<text:s/></text:p>
          </table:table-cell>
          <table:table-cell table:style-name="ce16"/>
          <table:table-cell office:value-type="float" office:value="25" table:style-name="ce16">
            <text:p><text:s/>25<text:s/></text:p>
          </table:table-cell>
          <table:table-cell table:style-name="ce16"/>
          <table:table-cell office:value-type="float" office:value="131" table:style-name="ce16">
            <text:p><text:s/>131<text:s/></text:p>
          </table:table-cell>
          <table:table-cell office:value-type="float" office:value="2475" table:style-name="ce16">
            <text:p><text:s/>2,475<text:s/></text:p>
          </table:table-cell>
          <table:table-cell office:value-type="float" office:value="7" table:style-name="ce16">
            <text:p><text:s/>7<text:s/></text:p>
          </table:table-cell>
          <table:table-cell office:value-type="float" office:value="8794" table:style-name="ce16">
            <text:p><text:s/>8,794<text:s/></text:p>
          </table:table-cell>
          <table:table-cell office:value-type="float" office:value="298" table:style-name="ce16">
            <text:p><text:s/>298<text:s/></text:p>
          </table:table-cell>
          <table:table-cell office:value-type="float" office:value="756" table:style-name="ce17">
            <text:p><text:s/>756<text:s/></text:p>
          </table:table-cell>
          <table:table-cell office:value-type="float" office:value="330" table:style-name="ce16">
            <text:p><text:s/>330<text:s/></text:p>
          </table:table-cell>
          <table:table-cell office:value-type="float" office:value="1117" table:style-name="ce16">
            <text:p><text:s/>1,117<text:s/></text:p>
          </table:table-cell>
          <table:table-cell office:value-type="float" office:value="14037" table:style-name="ce18">
            <text:p><text:s/>14,037<text:s/></text:p>
          </table:table-cell>
          <table:table-cell office:value-type="float" office:value="12.065934065934066" table:style-name="ce15">
            <text:p><text:s/>12<text:s/></text:p>
          </table:table-cell>
          <table:table-cell office:value-type="float" office:value="2.4615384615384617" table:style-name="ce16">
            <text:p><text:s/>2<text:s/></text:p>
          </table:table-cell>
          <table:table-cell table:style-name="ce16"/>
          <table:table-cell office:value-type="float" office:value="68.2" table:style-name="ce16">
            <text:p><text:s/>68<text:s/></text:p>
          </table:table-cell>
          <table:table-cell table:style-name="ce16"/>
          <table:table-cell office:value-type="float" office:value="27.65648854961832" table:style-name="ce16">
            <text:p><text:s/>28<text:s/></text:p>
          </table:table-cell>
          <table:table-cell office:value-type="float" office:value="1.5369696969696969" table:style-name="ce16">
            <text:p><text:s/>2<text:s/></text:p>
          </table:table-cell>
          <table:table-cell office:value-type="float" office:value="725.85714285714289" table:style-name="ce16">
            <text:p><text:s/>726<text:s/></text:p>
          </table:table-cell>
          <table:table-cell office:value-type="float" office:value="30.861610188765066" table:style-name="ce16">
            <text:p><text:s/>31<text:s/></text:p>
          </table:table-cell>
          <table:table-cell office:value-type="float" office:value="2.3489932885906041E-2" table:style-name="ce16">
            <text:p><text:s/>0<text:s/></text:p>
          </table:table-cell>
          <table:table-cell office:value-type="float" office:value="3.2619047619047619" table:style-name="ce17">
            <text:p><text:s/>3<text:s/></text:p>
          </table:table-cell>
          <table:table-cell office:value-type="float" office:value="5.0333333333333332" table:style-name="ce16">
            <text:p><text:s/>5<text:s/></text:p>
          </table:table-cell>
          <table:table-cell office:value-type="float" office:value="2.5962399283795883E-2" table:style-name="ce16">
            <text:p><text:s/>0<text:s/></text:p>
          </table:table-cell>
          <table:table-cell office:value-type="float" office:value="20.724015102942225" table:style-name="ce18">
            <text:p><text:s/>21<text:s/></text:p>
          </table:table-cell>
          <table:table-cell office:value-type="float" office:value="1340886" table:style-name="ce19">
            <text:p><text:s/>1,340,886<text:s/></text:p>
          </table:table-cell>
          <table:table-cell office:value-type="float" office:value="517281" table:style-name="ce16">
            <text:p><text:s/>517,281<text:s/></text:p>
          </table:table-cell>
          <table:table-cell table:style-name="ce16"/>
          <table:table-cell office:value-type="float" office:value="1340466" table:style-name="ce16">
            <text:p><text:s/>1,340,466<text:s/></text:p>
          </table:table-cell>
          <table:table-cell table:style-name="ce16"/>
          <table:table-cell office:value-type="float" office:value="237213" table:style-name="ce16">
            <text:p><text:s/>237,213<text:s/></text:p>
          </table:table-cell>
          <table:table-cell office:value-type="float" office:value="12375" table:style-name="ce16">
            <text:p><text:s/>12,375<text:s/></text:p>
          </table:table-cell>
          <table:table-cell office:value-type="float" office:value="17222498" table:style-name="ce16">
            <text:p><text:s/>17,222,498<text:s/></text:p>
          </table:table-cell>
          <table:table-cell office:value-type="float" office:value="66431143" table:style-name="ce16">
            <text:p><text:s/>66,431,143<text:s/></text:p>
          </table:table-cell>
          <table:table-cell office:value-type="float" office:value="1245905" table:style-name="ce16">
            <text:p><text:s/>1,245,905<text:s/></text:p>
          </table:table-cell>
          <table:table-cell office:value-type="float" office:value="29995211" table:style-name="ce17">
            <text:p><text:s/>29,995,211<text:s/></text:p>
          </table:table-cell>
          <table:table-cell office:value-type="float" office:value="1157248" table:style-name="ce16">
            <text:p><text:s/>1,157,248<text:s/></text:p>
          </table:table-cell>
          <table:table-cell office:value-type="float" office:value="28473" table:style-name="ce16">
            <text:p><text:s/>28,473<text:s/></text:p>
          </table:table-cell>
          <table:table-cell office:value-type="float" office:value="119528699" table:style-name="ce16">
            <text:p><text:s/>119,528,699<text:s/></text:p>
          </table:table-cell>
          <table:table-cell table:number-columns-repeated="16341" table:style-name="ce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sangjun park</meta:initial-creator>
    <dc:creator>sangjun park</dc:creator>
    <meta:creation-date>2017-05-29T08:57:17Z</meta:creation-date>
    <dc:date>2017-05-29T09:14:18Z</dc:date>
  </office:meta>
</office:document-meta>
</file>